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223.8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6.14mm"/>
    </style:style>
    <style:style style:name="co8" style:family="table-column">
      <style:table-column-properties fo:break-before="auto" style:column-width="20.78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83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8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99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99"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ченджсеты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visibility="collapse" table:default-cell-style-name="Default"/>
        <table:table-column table:style-name="co7" table:visibility="collapse" table:default-cell-style-name="Default"/>
        <table:table-column table:style-name="co5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number-columns-repeated="7" table:default-cell-style-name="Default"/>
        <table:table-column table:style-name="co13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 table:number-columns-spanned="3" table:number-rows-spanned="1">
            <text:p>сюда вставляем текст из Map.xml</text:p>
          </table:table-cell>
          <table:covered-table-cell table:number-columns-repeated="2" table:style-name="ce2"/>
          <table:table-cell table:style-name="ce3" office:value-type="string" calcext:value-type="string">
            <text:p>name="</text:p>
          </table:table-cell>
          <table:table-cell table:style-name="ce3" office:value-type="string" calcext:value-type="string">
            <text:p>"</text:p>
          </table:table-cell>
          <table:table-cell table:style-name="ce2" office:value-type="string" calcext:value-type="string">
            <text:p>type="</text:p>
          </table:table-cell>
          <table:table-cell table:style-name="ce3" office:value-type="string" calcext:value-type="string">
            <text:p>"</text:p>
          </table:table-cell>
          <table:table-cell table:style-name="ce2" office:value-type="string" calcext:value-type="string">
            <text:p>length="</text:p>
          </table:table-cell>
          <table:table-cell table:style-name="ce3" office:value-type="string" calcext:value-type="string">
            <text:p>"</text:p>
          </table:table-cell>
          <table:table-cell table:style-name="ce2" office:value-type="string" calcext:value-type="string">
            <text:p>precision="</text:p>
          </table:table-cell>
          <table:table-cell table:style-name="ce3" office:value-type="string" calcext:value-type="string">
            <text:p>"</text:p>
          </table:table-cell>
          <table:table-cell table:style-name="ce3" office:value-type="string" calcext:value-type="string">
            <text:p>isPrimaryKey="true"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eald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recisionDraft</text:p>
          </table:table-cell>
          <table:table-cell table:style-name="ce2" office:value-type="string" calcext:value-type="string">
            <text:p>precision</text:p>
          </table:table-cell>
          <table:table-cell table:style-name="ce2"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s nullable</text:p>
          </table:table-cell>
          <table:table-cell table:style-name="ce4" office:value-type="string" calcext:value-type="string">
            <text:p>result</text:p>
          </table:table-cell>
        </table:table-row>
        <table:table-row table:style-name="ro1">
          <table:table-cell/>
          <table:table-cell office:value-type="string" calcext:value-type="string">
            <text:p>&lt;db-entity name="B2B_PRODINVTRANCHEKIND"&gt;</text:p>
          </table:table-cell>
          <table:table-cell/>
          <table:table-cell table:formula="of:=FIND([.$D$3];[.C4])" office:value-type="string" office:string-value="" calcext:value-type="error">
            <text:p>#ЗНАЧЕН!</text:p>
          </table:table-cell>
          <table:table-cell table:formula="of:=FIND([.$E$3];[.C4];[.D4] + LEN([.$D$3]))" office:value-type="string" office:string-value="" calcext:value-type="error">
            <text:p>#ЗНАЧЕН!</text:p>
          </table:table-cell>
          <table:table-cell table:formula="of:=FIND([.$F$3];[.C4])" office:value-type="string" office:string-value="" calcext:value-type="error">
            <text:p>#ЗНАЧЕН!</text:p>
          </table:table-cell>
          <table:table-cell table:formula="of:=FIND([.$G$3];[.C4];[.F4]+ LEN([.$F$3]))" office:value-type="string" office:string-value="" calcext:value-type="error">
            <text:p>#ЗНАЧЕН!</text:p>
          </table:table-cell>
          <table:table-cell table:formula="of:=FIND([.$H$3];[.C4])" office:value-type="string" office:string-value="" calcext:value-type="error">
            <text:p>#ЗНАЧЕН!</text:p>
          </table:table-cell>
          <table:table-cell table:formula="of:=FIND([.$I$3];[.C4];[.H4]+ LEN([.$H$3]))" office:value-type="string" office:string-value="" calcext:value-type="error">
            <text:p>#ЗНАЧЕН!</text:p>
          </table:table-cell>
          <table:table-cell table:formula="of:=FIND([.$J$3];[.C4])" office:value-type="string" office:string-value="" calcext:value-type="error">
            <text:p>#ЗНАЧЕН!</text:p>
          </table:table-cell>
          <table:table-cell table:formula="of:=FIND([.$K$3];[.C4];[.J4]+ LEN([.$J$3]))" office:value-type="string" office:string-value="" calcext:value-type="error">
            <text:p>#ЗНАЧЕН!</text:p>
          </table:table-cell>
          <table:table-cell table:formula="of:=FIND([.$L$3];[.C4])" office:value-type="string" office:string-value="" calcext:value-type="error">
            <text:p>#ЗНАЧЕН!</text:p>
          </table:table-cell>
          <table:table-cell table:formula="of:=LEN([.C4])" office:value-type="float" office:value="0" calcext:value-type="float">
            <text:p>0</text:p>
          </table:table-cell>
          <table:table-cell table:formula="of:=MID([.C4];[.D4]+LEN([.$D$3]);[.E4]-[.D4]-LEN([.$D$3]))" office:value-type="string" office:string-value="" calcext:value-type="error">
            <text:p>#ЗНАЧЕН!</text:p>
          </table:table-cell>
          <table:table-cell table:formula="of:=MID([.C4];[.F4]+LEN([.$F$3]);[.G4]-[.F4]-LEN([.$F$3]))" office:value-type="string" office:string-value="" calcext:value-type="error">
            <text:p>#ЗНАЧЕН!</text:p>
          </table:table-cell>
          <table:table-cell table:formula="of:=MID([.C4];[.H4]+LEN([.$H$3]);[.I4]-[.H4]-LEN([.$H$3]))" office:value-type="string" office:string-value="" calcext:value-type="error">
            <text:p>#ЗНАЧЕН!</text:p>
          </table:table-cell>
          <table:table-cell table:formula="of:=MID([.C4];[.J4]+LEN([.$J$3]);[.K4]-[.J4]-LEN([.$J$3]))" office:value-type="string" office:string-value="" calcext:value-type="error">
            <text:p>#ЗНАЧЕН!</text:p>
          </table:table-cell>
          <table:table-cell table:formula="of:=IFERROR([.Q4];0)" office:value-type="float" office:value="0" calcext:value-type="float">
            <text:p>0</text:p>
          </table:table-cell>
          <table:table-cell table:formula="of:=IFERROR([.L4];&quot;false&quot;)" office:value-type="string" office:string-value="false" calcext:value-type="string">
            <text:p>false</text:p>
          </table:table-cell>
          <table:table-cell table:formula="of:=IF([.O4]=&quot;NUMERIC&quot;;CONCATENATE(&quot;(&quot;;[.P4];&quot;,&quot;;[.R4];&quot;)&quot;);CONCATENATE(&quot;(&quot;;[.P4];&quot;)&quot;))" office:value-type="string" office:string-value="" calcext:value-type="error">
            <text:p>#ЗНАЧЕН!</text:p>
          </table:table-cell>
          <table:table-cell table:formula="of:=IF([.S4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];&quot;&quot;&quot; type=&quot;&quot;&quot;;[.O4];[.T4];&quot;&quot;&quot;&gt;                &lt;constraints nullable=&quot;&quot;&quot;;[.U4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TRANCHEKINDID" type="NUMERIC" length="19"/&gt;</text:p>
          </table:table-cell>
          <table:table-cell table:formula="of:=FIND([.$D$3];[.C5])" office:value-type="float" office:value="15" calcext:value-type="float">
            <text:p>15</text:p>
          </table:table-cell>
          <table:table-cell table:formula="of:=FIND([.$E$3];[.C5];[.D5] + LEN([.$D$3]))" office:value-type="float" office:value="34" calcext:value-type="float">
            <text:p>34</text:p>
          </table:table-cell>
          <table:table-cell table:formula="of:=FIND([.$F$3];[.C5])" office:value-type="float" office:value="36" calcext:value-type="float">
            <text:p>36</text:p>
          </table:table-cell>
          <table:table-cell table:formula="of:=FIND([.$G$3];[.C5];[.F5]+ LEN([.$F$3]))" office:value-type="float" office:value="49" calcext:value-type="float">
            <text:p>49</text:p>
          </table:table-cell>
          <table:table-cell table:formula="of:=FIND([.$H$3];[.C5])" office:value-type="float" office:value="51" calcext:value-type="float">
            <text:p>51</text:p>
          </table:table-cell>
          <table:table-cell table:formula="of:=FIND([.$I$3];[.C5];[.H5]+ LEN([.$H$3]))" office:value-type="float" office:value="61" calcext:value-type="float">
            <text:p>61</text:p>
          </table:table-cell>
          <table:table-cell table:formula="of:=FIND([.$J$3];[.C5])" office:value-type="string" office:string-value="" calcext:value-type="error">
            <text:p>#ЗНАЧЕН!</text:p>
          </table:table-cell>
          <table:table-cell table:formula="of:=FIND([.$K$3];[.C5];[.J5]+ LEN([.$J$3]))" office:value-type="string" office:string-value="" calcext:value-type="error">
            <text:p>#ЗНАЧЕН!</text:p>
          </table:table-cell>
          <table:table-cell table:formula="of:=FIND([.$L$3];[.C5])" office:value-type="string" office:string-value="" calcext:value-type="error">
            <text:p>#ЗНАЧЕН!</text:p>
          </table:table-cell>
          <table:table-cell table:formula="of:=LEN([.C5])" office:value-type="float" office:value="63" calcext:value-type="float">
            <text:p>63</text:p>
          </table:table-cell>
          <table:table-cell table:formula="of:=MID([.C5];[.D5]+LEN([.$D$3]);[.E5]-[.D5]-LEN([.$D$3]))" office:value-type="string" office:string-value="TRANCHEKINDID" calcext:value-type="string">
            <text:p>TRANCHEKINDID</text:p>
          </table:table-cell>
          <table:table-cell table:formula="of:=MID([.C5];[.F5]+LEN([.$F$3]);[.G5]-[.F5]-LEN([.$F$3]))" office:value-type="string" office:string-value="NUMERIC" calcext:value-type="string">
            <text:p>NUMERIC</text:p>
          </table:table-cell>
          <table:table-cell table:formula="of:=MID([.C5];[.H5]+LEN([.$H$3]);[.I5]-[.H5]-LEN([.$H$3]))" office:value-type="string" office:string-value="19" calcext:value-type="string">
            <text:p>19</text:p>
          </table:table-cell>
          <table:table-cell table:formula="of:=MID([.C5];[.J5]+LEN([.$J$3]);[.K5]-[.J5]-LEN([.$J$3]))" office:value-type="string" office:string-value="" calcext:value-type="error">
            <text:p>#ЗНАЧЕН!</text:p>
          </table:table-cell>
          <table:table-cell table:formula="of:=IFERROR([.Q5];0)" office:value-type="float" office:value="0" calcext:value-type="float">
            <text:p>0</text:p>
          </table:table-cell>
          <table:table-cell table:formula="of:=IFERROR([.L5];&quot;false&quot;)" office:value-type="string" office:string-value="false" calcext:value-type="string">
            <text:p>false</text:p>
          </table:table-cell>
          <table:table-cell table:formula="of:=IF([.O5]=&quot;NUMERIC&quot;;CONCATENATE(&quot;(&quot;;[.P5];&quot;,&quot;;[.R5];&quot;)&quot;);CONCATENATE(&quot;(&quot;;[.P5];&quot;)&quot;))" office:value-type="string" office:string-value="(19,0)" calcext:value-type="string">
            <text:p>(19,0)</text:p>
          </table:table-cell>
          <table:table-cell table:formula="of:=IF([.S5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5];&quot;&quot;&quot; type=&quot;&quot;&quot;;[.O5];[.T5];&quot;&quot;&quot;&gt;                &lt;constraints nullable=&quot;&quot;&quot;;[.U5];&quot;&quot;&quot;/&gt;            &lt;/column&gt;&quot;)" office:value-type="string" office:string-value="&lt;column name=&quot;TRANCHEKINDID&quot; type=&quot;NUMERIC(19,0)&quot;&gt;                &lt;constraints nullable=&quot;true&quot;/&gt;            &lt;/column&gt;" calcext:value-type="string">
            <text:p>&lt;column name="TRANCHEKIND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PRODCONFID" type="NUMERIC" length="19"/&gt;</text:p>
          </table:table-cell>
          <table:table-cell table:formula="of:=FIND([.$D$3];[.C6])" office:value-type="float" office:value="15" calcext:value-type="float">
            <text:p>15</text:p>
          </table:table-cell>
          <table:table-cell table:formula="of:=FIND([.$E$3];[.C6];[.D6] + LEN([.$D$3]))" office:value-type="float" office:value="31" calcext:value-type="float">
            <text:p>31</text:p>
          </table:table-cell>
          <table:table-cell table:formula="of:=FIND([.$F$3];[.C6])" office:value-type="float" office:value="33" calcext:value-type="float">
            <text:p>33</text:p>
          </table:table-cell>
          <table:table-cell table:formula="of:=FIND([.$G$3];[.C6];[.F6]+ LEN([.$F$3]))" office:value-type="float" office:value="46" calcext:value-type="float">
            <text:p>46</text:p>
          </table:table-cell>
          <table:table-cell table:formula="of:=FIND([.$H$3];[.C6])" office:value-type="float" office:value="48" calcext:value-type="float">
            <text:p>48</text:p>
          </table:table-cell>
          <table:table-cell table:formula="of:=FIND([.$I$3];[.C6];[.H6]+ LEN([.$H$3]))" office:value-type="float" office:value="58" calcext:value-type="float">
            <text:p>58</text:p>
          </table:table-cell>
          <table:table-cell table:formula="of:=FIND([.$J$3];[.C6])" office:value-type="string" office:string-value="" calcext:value-type="error">
            <text:p>#ЗНАЧЕН!</text:p>
          </table:table-cell>
          <table:table-cell table:formula="of:=FIND([.$K$3];[.C6];[.J6]+ LEN([.$J$3]))" office:value-type="string" office:string-value="" calcext:value-type="error">
            <text:p>#ЗНАЧЕН!</text:p>
          </table:table-cell>
          <table:table-cell table:formula="of:=FIND([.$L$3];[.C6])" office:value-type="string" office:string-value="" calcext:value-type="error">
            <text:p>#ЗНАЧЕН!</text:p>
          </table:table-cell>
          <table:table-cell table:formula="of:=LEN([.C6])" office:value-type="float" office:value="60" calcext:value-type="float">
            <text:p>60</text:p>
          </table:table-cell>
          <table:table-cell table:formula="of:=MID([.C6];[.D6]+LEN([.$D$3]);[.E6]-[.D6]-LEN([.$D$3]))" office:value-type="string" office:string-value="PRODCONFID" calcext:value-type="string">
            <text:p>PRODCONFID</text:p>
          </table:table-cell>
          <table:table-cell table:formula="of:=MID([.C6];[.F6]+LEN([.$F$3]);[.G6]-[.F6]-LEN([.$F$3]))" office:value-type="string" office:string-value="NUMERIC" calcext:value-type="string">
            <text:p>NUMERIC</text:p>
          </table:table-cell>
          <table:table-cell table:formula="of:=MID([.C6];[.H6]+LEN([.$H$3]);[.I6]-[.H6]-LEN([.$H$3]))" office:value-type="string" office:string-value="19" calcext:value-type="string">
            <text:p>19</text:p>
          </table:table-cell>
          <table:table-cell table:formula="of:=MID([.C6];[.J6]+LEN([.$J$3]);[.K6]-[.J6]-LEN([.$J$3]))" office:value-type="string" office:string-value="" calcext:value-type="error">
            <text:p>#ЗНАЧЕН!</text:p>
          </table:table-cell>
          <table:table-cell table:formula="of:=IFERROR([.Q6];0)" office:value-type="float" office:value="0" calcext:value-type="float">
            <text:p>0</text:p>
          </table:table-cell>
          <table:table-cell table:formula="of:=IFERROR([.L6];&quot;false&quot;)" office:value-type="string" office:string-value="false" calcext:value-type="string">
            <text:p>false</text:p>
          </table:table-cell>
          <table:table-cell table:formula="of:=IF([.O6]=&quot;NUMERIC&quot;;CONCATENATE(&quot;(&quot;;[.P6];&quot;,&quot;;[.R6];&quot;)&quot;);CONCATENATE(&quot;(&quot;;[.P6];&quot;)&quot;))" office:value-type="string" office:string-value="(19,0)" calcext:value-type="string">
            <text:p>(19,0)</text:p>
          </table:table-cell>
          <table:table-cell table:formula="of:=IF([.S6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6];&quot;&quot;&quot; type=&quot;&quot;&quot;;[.O6];[.T6];&quot;&quot;&quot;&gt;                &lt;constraints nullable=&quot;&quot;&quot;;[.U6];&quot;&quot;&quot;/&gt;            &lt;/column&gt;&quot;)" office:value-type="string" office:string-value="&lt;column name=&quot;PRODCONFID&quot; type=&quot;NUMERIC(19,0)&quot;&gt;                &lt;constraints nullable=&quot;true&quot;/&gt;            &lt;/column&gt;" calcext:value-type="string">
            <text:p>&lt;column name="PRODCONF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PRODTRANCHEKINDID" type="NUMERIC" isPrimaryKey="true" isMandatory="true" length="19"/&gt;</text:p>
          </table:table-cell>
          <table:table-cell table:formula="of:=FIND([.$D$3];[.C7])" office:value-type="float" office:value="15" calcext:value-type="float">
            <text:p>15</text:p>
          </table:table-cell>
          <table:table-cell table:formula="of:=FIND([.$E$3];[.C7];[.D7] + LEN([.$D$3]))" office:value-type="float" office:value="41" calcext:value-type="float">
            <text:p>41</text:p>
          </table:table-cell>
          <table:table-cell table:formula="of:=FIND([.$F$3];[.C7])" office:value-type="float" office:value="43" calcext:value-type="float">
            <text:p>43</text:p>
          </table:table-cell>
          <table:table-cell table:formula="of:=FIND([.$G$3];[.C7];[.F7]+ LEN([.$F$3]))" office:value-type="float" office:value="56" calcext:value-type="float">
            <text:p>56</text:p>
          </table:table-cell>
          <table:table-cell table:formula="of:=FIND([.$H$3];[.C7])" office:value-type="float" office:value="97" calcext:value-type="float">
            <text:p>97</text:p>
          </table:table-cell>
          <table:table-cell table:formula="of:=FIND([.$I$3];[.C7];[.H7]+ LEN([.$H$3]))" office:value-type="float" office:value="107" calcext:value-type="float">
            <text:p>107</text:p>
          </table:table-cell>
          <table:table-cell table:formula="of:=FIND([.$J$3];[.C7])" office:value-type="string" office:string-value="" calcext:value-type="error">
            <text:p>#ЗНАЧЕН!</text:p>
          </table:table-cell>
          <table:table-cell table:formula="of:=FIND([.$K$3];[.C7];[.J7]+ LEN([.$J$3]))" office:value-type="string" office:string-value="" calcext:value-type="error">
            <text:p>#ЗНАЧЕН!</text:p>
          </table:table-cell>
          <table:table-cell table:formula="of:=FIND([.$L$3];[.C7])" office:value-type="float" office:value="58" calcext:value-type="float">
            <text:p>58</text:p>
          </table:table-cell>
          <table:table-cell table:formula="of:=LEN([.C7])" office:value-type="float" office:value="109" calcext:value-type="float">
            <text:p>109</text:p>
          </table:table-cell>
          <table:table-cell table:formula="of:=MID([.C7];[.D7]+LEN([.$D$3]);[.E7]-[.D7]-LEN([.$D$3]))" office:value-type="string" office:string-value="INVPRODTRANCHEKINDID" calcext:value-type="string">
            <text:p>INVPRODTRANCHEKINDID</text:p>
          </table:table-cell>
          <table:table-cell table:formula="of:=MID([.C7];[.F7]+LEN([.$F$3]);[.G7]-[.F7]-LEN([.$F$3]))" office:value-type="string" office:string-value="NUMERIC" calcext:value-type="string">
            <text:p>NUMERIC</text:p>
          </table:table-cell>
          <table:table-cell table:formula="of:=MID([.C7];[.H7]+LEN([.$H$3]);[.I7]-[.H7]-LEN([.$H$3]))" office:value-type="string" office:string-value="19" calcext:value-type="string">
            <text:p>19</text:p>
          </table:table-cell>
          <table:table-cell table:formula="of:=MID([.C7];[.J7]+LEN([.$J$3]);[.K7]-[.J7]-LEN([.$J$3]))" office:value-type="string" office:string-value="" calcext:value-type="error">
            <text:p>#ЗНАЧЕН!</text:p>
          </table:table-cell>
          <table:table-cell table:formula="of:=IFERROR([.Q7];0)" office:value-type="float" office:value="0" calcext:value-type="float">
            <text:p>0</text:p>
          </table:table-cell>
          <table:table-cell table:formula="of:=IFERROR([.L7];&quot;false&quot;)" office:value-type="float" office:value="58" calcext:value-type="float">
            <text:p>58</text:p>
          </table:table-cell>
          <table:table-cell table:formula="of:=IF([.O7]=&quot;NUMERIC&quot;;CONCATENATE(&quot;(&quot;;[.P7];&quot;,&quot;;[.R7];&quot;)&quot;);CONCATENATE(&quot;(&quot;;[.P7];&quot;)&quot;))" office:value-type="string" office:string-value="(19,0)" calcext:value-type="string">
            <text:p>(19,0)</text:p>
          </table:table-cell>
          <table:table-cell table:formula="of:=IF([.S7]=&quot;false&quot;;&quot;true&quot;;&quot;false&quot;)" office:value-type="string" office:string-value="false" calcext:value-type="string">
            <text:p>false</text:p>
          </table:table-cell>
          <table:table-cell table:formula="of:=CONCATENATE(&quot;&lt;column name=&quot;&quot;&quot;;[.N7];&quot;&quot;&quot; type=&quot;&quot;&quot;;[.O7];[.T7];&quot;&quot;&quot;&gt;                &lt;constraints nullable=&quot;&quot;&quot;;[.U7];&quot;&quot;&quot;/&gt;            &lt;/column&gt;&quot;)" office:value-type="string" office:string-value="&lt;column name=&quot;INVPRODTRANCHEKINDID&quot; type=&quot;NUMERIC(19,0)&quot;&gt;                &lt;constraints nullable=&quot;false&quot;/&gt;            &lt;/column&gt;" calcext:value-type="string">
            <text:p>&lt;column name="INVPRODTRANCHEKINDID" type="NUMERIC(19,0)"&gt; <text:s text:c="15"/>&lt;constraints nullable="false"/&gt; <text:s text:c="11"/>&lt;/column&gt;</text:p>
          </table:table-cell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/>
          <table:table-cell table:formula="of:=FIND([.$D$3];[.C8])" office:value-type="string" office:string-value="" calcext:value-type="error">
            <text:p>#ЗНАЧЕН!</text:p>
          </table:table-cell>
          <table:table-cell table:formula="of:=FIND([.$E$3];[.C8];[.D8] + LEN([.$D$3]))" office:value-type="string" office:string-value="" calcext:value-type="error">
            <text:p>#ЗНАЧЕН!</text:p>
          </table:table-cell>
          <table:table-cell table:formula="of:=FIND([.$F$3];[.C8])" office:value-type="string" office:string-value="" calcext:value-type="error">
            <text:p>#ЗНАЧЕН!</text:p>
          </table:table-cell>
          <table:table-cell table:formula="of:=FIND([.$G$3];[.C8];[.F8]+ LEN([.$F$3]))" office:value-type="string" office:string-value="" calcext:value-type="error">
            <text:p>#ЗНАЧЕН!</text:p>
          </table:table-cell>
          <table:table-cell table:formula="of:=FIND([.$H$3];[.C8])" office:value-type="string" office:string-value="" calcext:value-type="error">
            <text:p>#ЗНАЧЕН!</text:p>
          </table:table-cell>
          <table:table-cell table:formula="of:=FIND([.$I$3];[.C8];[.H8]+ LEN([.$H$3]))" office:value-type="string" office:string-value="" calcext:value-type="error">
            <text:p>#ЗНАЧЕН!</text:p>
          </table:table-cell>
          <table:table-cell table:formula="of:=FIND([.$J$3];[.C8])" office:value-type="string" office:string-value="" calcext:value-type="error">
            <text:p>#ЗНАЧЕН!</text:p>
          </table:table-cell>
          <table:table-cell table:formula="of:=FIND([.$K$3];[.C8];[.J8]+ LEN([.$J$3]))" office:value-type="string" office:string-value="" calcext:value-type="error">
            <text:p>#ЗНАЧЕН!</text:p>
          </table:table-cell>
          <table:table-cell table:formula="of:=FIND([.$L$3];[.C8])" office:value-type="string" office:string-value="" calcext:value-type="error">
            <text:p>#ЗНАЧЕН!</text:p>
          </table:table-cell>
          <table:table-cell table:formula="of:=LEN([.C8])" office:value-type="float" office:value="0" calcext:value-type="float">
            <text:p>0</text:p>
          </table:table-cell>
          <table:table-cell table:formula="of:=MID([.C8];[.D8]+LEN([.$D$3]);[.E8]-[.D8]-LEN([.$D$3]))" office:value-type="string" office:string-value="" calcext:value-type="error">
            <text:p>#ЗНАЧЕН!</text:p>
          </table:table-cell>
          <table:table-cell table:formula="of:=MID([.C8];[.F8]+LEN([.$F$3]);[.G8]-[.F8]-LEN([.$F$3]))" office:value-type="string" office:string-value="" calcext:value-type="error">
            <text:p>#ЗНАЧЕН!</text:p>
          </table:table-cell>
          <table:table-cell table:formula="of:=MID([.C8];[.H8]+LEN([.$H$3]);[.I8]-[.H8]-LEN([.$H$3]))" office:value-type="string" office:string-value="" calcext:value-type="error">
            <text:p>#ЗНАЧЕН!</text:p>
          </table:table-cell>
          <table:table-cell table:formula="of:=MID([.C8];[.J8]+LEN([.$J$3]);[.K8]-[.J8]-LEN([.$J$3]))" office:value-type="string" office:string-value="" calcext:value-type="error">
            <text:p>#ЗНАЧЕН!</text:p>
          </table:table-cell>
          <table:table-cell table:formula="of:=IFERROR([.Q8];0)" office:value-type="float" office:value="0" calcext:value-type="float">
            <text:p>0</text:p>
          </table:table-cell>
          <table:table-cell table:formula="of:=IFERROR([.L8];&quot;false&quot;)" office:value-type="string" office:string-value="false" calcext:value-type="string">
            <text:p>false</text:p>
          </table:table-cell>
          <table:table-cell table:formula="of:=IF([.O8]=&quot;NUMERIC&quot;;CONCATENATE(&quot;(&quot;;[.P8];&quot;,&quot;;[.R8];&quot;)&quot;);CONCATENATE(&quot;(&quot;;[.P8];&quot;)&quot;))" office:value-type="string" office:string-value="" calcext:value-type="error">
            <text:p>#ЗНАЧЕН!</text:p>
          </table:table-cell>
          <table:table-cell table:formula="of:=IF([.S8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8];&quot;&quot;&quot; type=&quot;&quot;&quot;;[.O8];[.T8];&quot;&quot;&quot;&gt;                &lt;constraints nullable=&quot;&quot;&quot;;[.U8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/>
          <table:table-cell office:value-type="string" calcext:value-type="string">
            <text:p>&lt;db-entity name="B2B_INVTRANCHEKIND"&gt;</text:p>
          </table:table-cell>
          <table:table-cell/>
          <table:table-cell table:formula="of:=FIND([.$D$3];[.C9])" office:value-type="string" office:string-value="" calcext:value-type="error">
            <text:p>#ЗНАЧЕН!</text:p>
          </table:table-cell>
          <table:table-cell table:formula="of:=FIND([.$E$3];[.C9];[.D9] + LEN([.$D$3]))" office:value-type="string" office:string-value="" calcext:value-type="error">
            <text:p>#ЗНАЧЕН!</text:p>
          </table:table-cell>
          <table:table-cell table:formula="of:=FIND([.$F$3];[.C9])" office:value-type="string" office:string-value="" calcext:value-type="error">
            <text:p>#ЗНАЧЕН!</text:p>
          </table:table-cell>
          <table:table-cell table:formula="of:=FIND([.$G$3];[.C9];[.F9]+ LEN([.$F$3]))" office:value-type="string" office:string-value="" calcext:value-type="error">
            <text:p>#ЗНАЧЕН!</text:p>
          </table:table-cell>
          <table:table-cell table:formula="of:=FIND([.$H$3];[.C9])" office:value-type="string" office:string-value="" calcext:value-type="error">
            <text:p>#ЗНАЧЕН!</text:p>
          </table:table-cell>
          <table:table-cell table:formula="of:=FIND([.$I$3];[.C9];[.H9]+ LEN([.$H$3]))" office:value-type="string" office:string-value="" calcext:value-type="error">
            <text:p>#ЗНАЧЕН!</text:p>
          </table:table-cell>
          <table:table-cell table:formula="of:=FIND([.$J$3];[.C9])" office:value-type="string" office:string-value="" calcext:value-type="error">
            <text:p>#ЗНАЧЕН!</text:p>
          </table:table-cell>
          <table:table-cell table:formula="of:=FIND([.$K$3];[.C9];[.J9]+ LEN([.$J$3]))" office:value-type="string" office:string-value="" calcext:value-type="error">
            <text:p>#ЗНАЧЕН!</text:p>
          </table:table-cell>
          <table:table-cell table:formula="of:=FIND([.$L$3];[.C9])" office:value-type="string" office:string-value="" calcext:value-type="error">
            <text:p>#ЗНАЧЕН!</text:p>
          </table:table-cell>
          <table:table-cell table:formula="of:=LEN([.C9])" office:value-type="float" office:value="0" calcext:value-type="float">
            <text:p>0</text:p>
          </table:table-cell>
          <table:table-cell table:formula="of:=MID([.C9];[.D9]+LEN([.$D$3]);[.E9]-[.D9]-LEN([.$D$3]))" office:value-type="string" office:string-value="" calcext:value-type="error">
            <text:p>#ЗНАЧЕН!</text:p>
          </table:table-cell>
          <table:table-cell table:formula="of:=MID([.C9];[.F9]+LEN([.$F$3]);[.G9]-[.F9]-LEN([.$F$3]))" office:value-type="string" office:string-value="" calcext:value-type="error">
            <text:p>#ЗНАЧЕН!</text:p>
          </table:table-cell>
          <table:table-cell table:formula="of:=MID([.C9];[.H9]+LEN([.$H$3]);[.I9]-[.H9]-LEN([.$H$3]))" office:value-type="string" office:string-value="" calcext:value-type="error">
            <text:p>#ЗНАЧЕН!</text:p>
          </table:table-cell>
          <table:table-cell table:formula="of:=MID([.C9];[.J9]+LEN([.$J$3]);[.K9]-[.J9]-LEN([.$J$3]))" office:value-type="string" office:string-value="" calcext:value-type="error">
            <text:p>#ЗНАЧЕН!</text:p>
          </table:table-cell>
          <table:table-cell table:formula="of:=IFERROR([.Q9];0)" office:value-type="float" office:value="0" calcext:value-type="float">
            <text:p>0</text:p>
          </table:table-cell>
          <table:table-cell table:formula="of:=IFERROR([.L9];&quot;false&quot;)" office:value-type="string" office:string-value="false" calcext:value-type="string">
            <text:p>false</text:p>
          </table:table-cell>
          <table:table-cell table:formula="of:=IF([.O9]=&quot;NUMERIC&quot;;CONCATENATE(&quot;(&quot;;[.P9];&quot;,&quot;;[.R9];&quot;)&quot;);CONCATENATE(&quot;(&quot;;[.P9];&quot;)&quot;))" office:value-type="string" office:string-value="" calcext:value-type="error">
            <text:p>#ЗНАЧЕН!</text:p>
          </table:table-cell>
          <table:table-cell table:formula="of:=IF([.S9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9];&quot;&quot;&quot; type=&quot;&quot;&quot;;[.O9];[.T9];&quot;&quot;&quot;&gt;                &lt;constraints nullable=&quot;&quot;&quot;;[.U9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TRANCHEKINDID" type="NUMERIC" isPrimaryKey="true" isMandatory="true" length="19"/&gt;</text:p>
          </table:table-cell>
          <table:table-cell table:formula="of:=FIND([.$D$3];[.C10])" office:value-type="float" office:value="15" calcext:value-type="float">
            <text:p>15</text:p>
          </table:table-cell>
          <table:table-cell table:formula="of:=FIND([.$E$3];[.C10];[.D10] + LEN([.$D$3]))" office:value-type="float" office:value="37" calcext:value-type="float">
            <text:p>37</text:p>
          </table:table-cell>
          <table:table-cell table:formula="of:=FIND([.$F$3];[.C10])" office:value-type="float" office:value="39" calcext:value-type="float">
            <text:p>39</text:p>
          </table:table-cell>
          <table:table-cell table:formula="of:=FIND([.$G$3];[.C10];[.F10]+ LEN([.$F$3]))" office:value-type="float" office:value="52" calcext:value-type="float">
            <text:p>52</text:p>
          </table:table-cell>
          <table:table-cell table:formula="of:=FIND([.$H$3];[.C10])" office:value-type="float" office:value="93" calcext:value-type="float">
            <text:p>93</text:p>
          </table:table-cell>
          <table:table-cell table:formula="of:=FIND([.$I$3];[.C10];[.H10]+ LEN([.$H$3]))" office:value-type="float" office:value="103" calcext:value-type="float">
            <text:p>103</text:p>
          </table:table-cell>
          <table:table-cell table:formula="of:=FIND([.$J$3];[.C10])" office:value-type="string" office:string-value="" calcext:value-type="error">
            <text:p>#ЗНАЧЕН!</text:p>
          </table:table-cell>
          <table:table-cell table:formula="of:=FIND([.$K$3];[.C10];[.J10]+ LEN([.$J$3]))" office:value-type="string" office:string-value="" calcext:value-type="error">
            <text:p>#ЗНАЧЕН!</text:p>
          </table:table-cell>
          <table:table-cell table:formula="of:=FIND([.$L$3];[.C10])" office:value-type="float" office:value="54" calcext:value-type="float">
            <text:p>54</text:p>
          </table:table-cell>
          <table:table-cell table:formula="of:=LEN([.C10])" office:value-type="float" office:value="105" calcext:value-type="float">
            <text:p>105</text:p>
          </table:table-cell>
          <table:table-cell table:formula="of:=MID([.C10];[.D10]+LEN([.$D$3]);[.E10]-[.D10]-LEN([.$D$3]))" office:value-type="string" office:string-value="INVTRANCHEKINDID" calcext:value-type="string">
            <text:p>INVTRANCHEKINDID</text:p>
          </table:table-cell>
          <table:table-cell table:formula="of:=MID([.C10];[.F10]+LEN([.$F$3]);[.G10]-[.F10]-LEN([.$F$3]))" office:value-type="string" office:string-value="NUMERIC" calcext:value-type="string">
            <text:p>NUMERIC</text:p>
          </table:table-cell>
          <table:table-cell table:formula="of:=MID([.C10];[.H10]+LEN([.$H$3]);[.I10]-[.H10]-LEN([.$H$3]))" office:value-type="string" office:string-value="19" calcext:value-type="string">
            <text:p>19</text:p>
          </table:table-cell>
          <table:table-cell table:formula="of:=MID([.C10];[.J10]+LEN([.$J$3]);[.K10]-[.J10]-LEN([.$J$3]))" office:value-type="string" office:string-value="" calcext:value-type="error">
            <text:p>#ЗНАЧЕН!</text:p>
          </table:table-cell>
          <table:table-cell table:formula="of:=IFERROR([.Q10];0)" office:value-type="float" office:value="0" calcext:value-type="float">
            <text:p>0</text:p>
          </table:table-cell>
          <table:table-cell table:formula="of:=IFERROR([.L10];&quot;false&quot;)" office:value-type="float" office:value="54" calcext:value-type="float">
            <text:p>54</text:p>
          </table:table-cell>
          <table:table-cell table:formula="of:=IF([.O10]=&quot;NUMERIC&quot;;CONCATENATE(&quot;(&quot;;[.P10];&quot;,&quot;;[.R10];&quot;)&quot;);CONCATENATE(&quot;(&quot;;[.P10];&quot;)&quot;))" office:value-type="string" office:string-value="(19,0)" calcext:value-type="string">
            <text:p>(19,0)</text:p>
          </table:table-cell>
          <table:table-cell table:formula="of:=IF([.S10]=&quot;false&quot;;&quot;true&quot;;&quot;false&quot;)" office:value-type="string" office:string-value="false" calcext:value-type="string">
            <text:p>false</text:p>
          </table:table-cell>
          <table:table-cell table:formula="of:=CONCATENATE(&quot;&lt;column name=&quot;&quot;&quot;;[.N10];&quot;&quot;&quot; type=&quot;&quot;&quot;;[.O10];[.T10];&quot;&quot;&quot;&gt;                &lt;constraints nullable=&quot;&quot;&quot;;[.U10];&quot;&quot;&quot;/&gt;            &lt;/column&gt;&quot;)" office:value-type="string" office:string-value="&lt;column name=&quot;INVTRANCHEKINDID&quot; type=&quot;NUMERIC(19,0)&quot;&gt;                &lt;constraints nullable=&quot;false&quot;/&gt;            &lt;/column&gt;" calcext:value-type="string">
            <text:p>&lt;column name="INVTRANCHEKINDID" type="NUMERIC(19,0)"&gt; <text:s text:c="15"/>&lt;constraints nullable="fals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NAME" type="VARCHAR" length="255"/&gt;</text:p>
          </table:table-cell>
          <table:table-cell table:formula="of:=FIND([.$D$3];[.C11])" office:value-type="float" office:value="15" calcext:value-type="float">
            <text:p>15</text:p>
          </table:table-cell>
          <table:table-cell table:formula="of:=FIND([.$E$3];[.C11];[.D11] + LEN([.$D$3]))" office:value-type="float" office:value="25" calcext:value-type="float">
            <text:p>25</text:p>
          </table:table-cell>
          <table:table-cell table:formula="of:=FIND([.$F$3];[.C11])" office:value-type="float" office:value="27" calcext:value-type="float">
            <text:p>27</text:p>
          </table:table-cell>
          <table:table-cell table:formula="of:=FIND([.$G$3];[.C11];[.F11]+ LEN([.$F$3]))" office:value-type="float" office:value="40" calcext:value-type="float">
            <text:p>40</text:p>
          </table:table-cell>
          <table:table-cell table:formula="of:=FIND([.$H$3];[.C11])" office:value-type="float" office:value="42" calcext:value-type="float">
            <text:p>42</text:p>
          </table:table-cell>
          <table:table-cell table:formula="of:=FIND([.$I$3];[.C11];[.H11]+ LEN([.$H$3]))" office:value-type="float" office:value="53" calcext:value-type="float">
            <text:p>53</text:p>
          </table:table-cell>
          <table:table-cell table:formula="of:=FIND([.$J$3];[.C11])" office:value-type="string" office:string-value="" calcext:value-type="error">
            <text:p>#ЗНАЧЕН!</text:p>
          </table:table-cell>
          <table:table-cell table:formula="of:=FIND([.$K$3];[.C11];[.J11]+ LEN([.$J$3]))" office:value-type="string" office:string-value="" calcext:value-type="error">
            <text:p>#ЗНАЧЕН!</text:p>
          </table:table-cell>
          <table:table-cell table:formula="of:=FIND([.$L$3];[.C11])" office:value-type="string" office:string-value="" calcext:value-type="error">
            <text:p>#ЗНАЧЕН!</text:p>
          </table:table-cell>
          <table:table-cell table:formula="of:=LEN([.C11])" office:value-type="float" office:value="55" calcext:value-type="float">
            <text:p>55</text:p>
          </table:table-cell>
          <table:table-cell table:formula="of:=MID([.C11];[.D11]+LEN([.$D$3]);[.E11]-[.D11]-LEN([.$D$3]))" office:value-type="string" office:string-value="NAME" calcext:value-type="string">
            <text:p>NAME</text:p>
          </table:table-cell>
          <table:table-cell table:formula="of:=MID([.C11];[.F11]+LEN([.$F$3]);[.G11]-[.F11]-LEN([.$F$3]))" office:value-type="string" office:string-value="VARCHAR" calcext:value-type="string">
            <text:p>VARCHAR</text:p>
          </table:table-cell>
          <table:table-cell table:formula="of:=MID([.C11];[.H11]+LEN([.$H$3]);[.I11]-[.H11]-LEN([.$H$3]))" office:value-type="string" office:string-value="255" calcext:value-type="string">
            <text:p>255</text:p>
          </table:table-cell>
          <table:table-cell table:formula="of:=MID([.C11];[.J11]+LEN([.$J$3]);[.K11]-[.J11]-LEN([.$J$3]))" office:value-type="string" office:string-value="" calcext:value-type="error">
            <text:p>#ЗНАЧЕН!</text:p>
          </table:table-cell>
          <table:table-cell table:formula="of:=IFERROR([.Q11];0)" office:value-type="float" office:value="0" calcext:value-type="float">
            <text:p>0</text:p>
          </table:table-cell>
          <table:table-cell table:formula="of:=IFERROR([.L11];&quot;false&quot;)" office:value-type="string" office:string-value="false" calcext:value-type="string">
            <text:p>false</text:p>
          </table:table-cell>
          <table:table-cell table:formula="of:=IF([.O11]=&quot;NUMERIC&quot;;CONCATENATE(&quot;(&quot;;[.P11];&quot;,&quot;;[.R11];&quot;)&quot;);CONCATENATE(&quot;(&quot;;[.P11];&quot;)&quot;))" office:value-type="string" office:string-value="(255)" calcext:value-type="string">
            <text:p>(255)</text:p>
          </table:table-cell>
          <table:table-cell table:formula="of:=IF([.S11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1];&quot;&quot;&quot; type=&quot;&quot;&quot;;[.O11];[.T11];&quot;&quot;&quot;&gt;                &lt;constraints nullable=&quot;&quot;&quot;;[.U11];&quot;&quot;&quot;/&gt;            &lt;/column&gt;&quot;)" office:value-type="string" office:string-value="&lt;column name=&quot;NAME&quot; type=&quot;VARCHAR(255)&quot;&gt;                &lt;constraints nullable=&quot;true&quot;/&gt;            &lt;/column&gt;" calcext:value-type="string">
            <text:p>&lt;column name="NAM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SYSNAME" type="VARCHAR" length="255"/&gt;</text:p>
          </table:table-cell>
          <table:table-cell table:formula="of:=FIND([.$D$3];[.C12])" office:value-type="float" office:value="15" calcext:value-type="float">
            <text:p>15</text:p>
          </table:table-cell>
          <table:table-cell table:formula="of:=FIND([.$E$3];[.C12];[.D12] + LEN([.$D$3]))" office:value-type="float" office:value="28" calcext:value-type="float">
            <text:p>28</text:p>
          </table:table-cell>
          <table:table-cell table:formula="of:=FIND([.$F$3];[.C12])" office:value-type="float" office:value="30" calcext:value-type="float">
            <text:p>30</text:p>
          </table:table-cell>
          <table:table-cell table:formula="of:=FIND([.$G$3];[.C12];[.F12]+ LEN([.$F$3]))" office:value-type="float" office:value="43" calcext:value-type="float">
            <text:p>43</text:p>
          </table:table-cell>
          <table:table-cell table:formula="of:=FIND([.$H$3];[.C12])" office:value-type="float" office:value="45" calcext:value-type="float">
            <text:p>45</text:p>
          </table:table-cell>
          <table:table-cell table:formula="of:=FIND([.$I$3];[.C12];[.H12]+ LEN([.$H$3]))" office:value-type="float" office:value="56" calcext:value-type="float">
            <text:p>56</text:p>
          </table:table-cell>
          <table:table-cell table:formula="of:=FIND([.$J$3];[.C12])" office:value-type="string" office:string-value="" calcext:value-type="error">
            <text:p>#ЗНАЧЕН!</text:p>
          </table:table-cell>
          <table:table-cell table:formula="of:=FIND([.$K$3];[.C12];[.J12]+ LEN([.$J$3]))" office:value-type="string" office:string-value="" calcext:value-type="error">
            <text:p>#ЗНАЧЕН!</text:p>
          </table:table-cell>
          <table:table-cell table:formula="of:=FIND([.$L$3];[.C12])" office:value-type="string" office:string-value="" calcext:value-type="error">
            <text:p>#ЗНАЧЕН!</text:p>
          </table:table-cell>
          <table:table-cell table:formula="of:=LEN([.C12])" office:value-type="float" office:value="58" calcext:value-type="float">
            <text:p>58</text:p>
          </table:table-cell>
          <table:table-cell table:formula="of:=MID([.C12];[.D12]+LEN([.$D$3]);[.E12]-[.D12]-LEN([.$D$3]))" office:value-type="string" office:string-value="SYSNAME" calcext:value-type="string">
            <text:p>SYSNAME</text:p>
          </table:table-cell>
          <table:table-cell table:formula="of:=MID([.C12];[.F12]+LEN([.$F$3]);[.G12]-[.F12]-LEN([.$F$3]))" office:value-type="string" office:string-value="VARCHAR" calcext:value-type="string">
            <text:p>VARCHAR</text:p>
          </table:table-cell>
          <table:table-cell table:formula="of:=MID([.C12];[.H12]+LEN([.$H$3]);[.I12]-[.H12]-LEN([.$H$3]))" office:value-type="string" office:string-value="255" calcext:value-type="string">
            <text:p>255</text:p>
          </table:table-cell>
          <table:table-cell table:formula="of:=MID([.C12];[.J12]+LEN([.$J$3]);[.K12]-[.J12]-LEN([.$J$3]))" office:value-type="string" office:string-value="" calcext:value-type="error">
            <text:p>#ЗНАЧЕН!</text:p>
          </table:table-cell>
          <table:table-cell table:formula="of:=IFERROR([.Q12];0)" office:value-type="float" office:value="0" calcext:value-type="float">
            <text:p>0</text:p>
          </table:table-cell>
          <table:table-cell table:formula="of:=IFERROR([.L12];&quot;false&quot;)" office:value-type="string" office:string-value="false" calcext:value-type="string">
            <text:p>false</text:p>
          </table:table-cell>
          <table:table-cell table:formula="of:=IF([.O12]=&quot;NUMERIC&quot;;CONCATENATE(&quot;(&quot;;[.P12];&quot;,&quot;;[.R12];&quot;)&quot;);CONCATENATE(&quot;(&quot;;[.P12];&quot;)&quot;))" office:value-type="string" office:string-value="(255)" calcext:value-type="string">
            <text:p>(255)</text:p>
          </table:table-cell>
          <table:table-cell table:formula="of:=IF([.S12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2];&quot;&quot;&quot; type=&quot;&quot;&quot;;[.O12];[.T12];&quot;&quot;&quot;&gt;                &lt;constraints nullable=&quot;&quot;&quot;;[.U12];&quot;&quot;&quot;/&gt;            &lt;/column&gt;&quot;)" office:value-type="string" office:string-value="&lt;column name=&quot;SYSNAME&quot; type=&quot;VARCHAR(255)&quot;&gt;                &lt;constraints nullable=&quot;true&quot;/&gt;            &lt;/column&gt;" calcext:value-type="string">
            <text:p>&lt;column name="SYSNAM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NOTE" type="VARCHAR" length="255"/&gt;</text:p>
          </table:table-cell>
          <table:table-cell table:formula="of:=FIND([.$D$3];[.C13])" office:value-type="float" office:value="15" calcext:value-type="float">
            <text:p>15</text:p>
          </table:table-cell>
          <table:table-cell table:formula="of:=FIND([.$E$3];[.C13];[.D13] + LEN([.$D$3]))" office:value-type="float" office:value="25" calcext:value-type="float">
            <text:p>25</text:p>
          </table:table-cell>
          <table:table-cell table:formula="of:=FIND([.$F$3];[.C13])" office:value-type="float" office:value="27" calcext:value-type="float">
            <text:p>27</text:p>
          </table:table-cell>
          <table:table-cell table:formula="of:=FIND([.$G$3];[.C13];[.F13]+ LEN([.$F$3]))" office:value-type="float" office:value="40" calcext:value-type="float">
            <text:p>40</text:p>
          </table:table-cell>
          <table:table-cell table:formula="of:=FIND([.$H$3];[.C13])" office:value-type="float" office:value="42" calcext:value-type="float">
            <text:p>42</text:p>
          </table:table-cell>
          <table:table-cell table:formula="of:=FIND([.$I$3];[.C13];[.H13]+ LEN([.$H$3]))" office:value-type="float" office:value="53" calcext:value-type="float">
            <text:p>53</text:p>
          </table:table-cell>
          <table:table-cell table:formula="of:=FIND([.$J$3];[.C13])" office:value-type="string" office:string-value="" calcext:value-type="error">
            <text:p>#ЗНАЧЕН!</text:p>
          </table:table-cell>
          <table:table-cell table:formula="of:=FIND([.$K$3];[.C13];[.J13]+ LEN([.$J$3]))" office:value-type="string" office:string-value="" calcext:value-type="error">
            <text:p>#ЗНАЧЕН!</text:p>
          </table:table-cell>
          <table:table-cell table:formula="of:=FIND([.$L$3];[.C13])" office:value-type="string" office:string-value="" calcext:value-type="error">
            <text:p>#ЗНАЧЕН!</text:p>
          </table:table-cell>
          <table:table-cell table:formula="of:=LEN([.C13])" office:value-type="float" office:value="55" calcext:value-type="float">
            <text:p>55</text:p>
          </table:table-cell>
          <table:table-cell table:formula="of:=MID([.C13];[.D13]+LEN([.$D$3]);[.E13]-[.D13]-LEN([.$D$3]))" office:value-type="string" office:string-value="NOTE" calcext:value-type="string">
            <text:p>NOTE</text:p>
          </table:table-cell>
          <table:table-cell table:formula="of:=MID([.C13];[.F13]+LEN([.$F$3]);[.G13]-[.F13]-LEN([.$F$3]))" office:value-type="string" office:string-value="VARCHAR" calcext:value-type="string">
            <text:p>VARCHAR</text:p>
          </table:table-cell>
          <table:table-cell table:formula="of:=MID([.C13];[.H13]+LEN([.$H$3]);[.I13]-[.H13]-LEN([.$H$3]))" office:value-type="string" office:string-value="255" calcext:value-type="string">
            <text:p>255</text:p>
          </table:table-cell>
          <table:table-cell table:formula="of:=MID([.C13];[.J13]+LEN([.$J$3]);[.K13]-[.J13]-LEN([.$J$3]))" office:value-type="string" office:string-value="" calcext:value-type="error">
            <text:p>#ЗНАЧЕН!</text:p>
          </table:table-cell>
          <table:table-cell table:formula="of:=IFERROR([.Q13];0)" office:value-type="float" office:value="0" calcext:value-type="float">
            <text:p>0</text:p>
          </table:table-cell>
          <table:table-cell table:formula="of:=IFERROR([.L13];&quot;false&quot;)" office:value-type="string" office:string-value="false" calcext:value-type="string">
            <text:p>false</text:p>
          </table:table-cell>
          <table:table-cell table:formula="of:=IF([.O13]=&quot;NUMERIC&quot;;CONCATENATE(&quot;(&quot;;[.P13];&quot;,&quot;;[.R13];&quot;)&quot;);CONCATENATE(&quot;(&quot;;[.P13];&quot;)&quot;))" office:value-type="string" office:string-value="(255)" calcext:value-type="string">
            <text:p>(255)</text:p>
          </table:table-cell>
          <table:table-cell table:formula="of:=IF([.S13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3];&quot;&quot;&quot; type=&quot;&quot;&quot;;[.O13];[.T13];&quot;&quot;&quot;&gt;                &lt;constraints nullable=&quot;&quot;&quot;;[.U13];&quot;&quot;&quot;/&gt;            &lt;/column&gt;&quot;)" office:value-type="string" office:string-value="&lt;column name=&quot;NOTE&quot; type=&quot;VARCHAR(255)&quot;&gt;                &lt;constraints nullable=&quot;true&quot;/&gt;            &lt;/column&gt;" calcext:value-type="string">
            <text:p>&lt;column name="NOT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PARTNER" type="VARCHAR" length="255"/&gt;</text:p>
          </table:table-cell>
          <table:table-cell table:formula="of:=FIND([.$D$3];[.C14])" office:value-type="float" office:value="15" calcext:value-type="float">
            <text:p>15</text:p>
          </table:table-cell>
          <table:table-cell table:formula="of:=FIND([.$E$3];[.C14];[.D14] + LEN([.$D$3]))" office:value-type="float" office:value="28" calcext:value-type="float">
            <text:p>28</text:p>
          </table:table-cell>
          <table:table-cell table:formula="of:=FIND([.$F$3];[.C14])" office:value-type="float" office:value="30" calcext:value-type="float">
            <text:p>30</text:p>
          </table:table-cell>
          <table:table-cell table:formula="of:=FIND([.$G$3];[.C14];[.F14]+ LEN([.$F$3]))" office:value-type="float" office:value="43" calcext:value-type="float">
            <text:p>43</text:p>
          </table:table-cell>
          <table:table-cell table:formula="of:=FIND([.$H$3];[.C14])" office:value-type="float" office:value="45" calcext:value-type="float">
            <text:p>45</text:p>
          </table:table-cell>
          <table:table-cell table:formula="of:=FIND([.$I$3];[.C14];[.H14]+ LEN([.$H$3]))" office:value-type="float" office:value="56" calcext:value-type="float">
            <text:p>56</text:p>
          </table:table-cell>
          <table:table-cell table:formula="of:=FIND([.$J$3];[.C14])" office:value-type="string" office:string-value="" calcext:value-type="error">
            <text:p>#ЗНАЧЕН!</text:p>
          </table:table-cell>
          <table:table-cell table:formula="of:=FIND([.$K$3];[.C14];[.J14]+ LEN([.$J$3]))" office:value-type="string" office:string-value="" calcext:value-type="error">
            <text:p>#ЗНАЧЕН!</text:p>
          </table:table-cell>
          <table:table-cell table:formula="of:=FIND([.$L$3];[.C14])" office:value-type="string" office:string-value="" calcext:value-type="error">
            <text:p>#ЗНАЧЕН!</text:p>
          </table:table-cell>
          <table:table-cell table:formula="of:=LEN([.C14])" office:value-type="float" office:value="58" calcext:value-type="float">
            <text:p>58</text:p>
          </table:table-cell>
          <table:table-cell table:formula="of:=MID([.C14];[.D14]+LEN([.$D$3]);[.E14]-[.D14]-LEN([.$D$3]))" office:value-type="string" office:string-value="PARTNER" calcext:value-type="string">
            <text:p>PARTNER</text:p>
          </table:table-cell>
          <table:table-cell table:formula="of:=MID([.C14];[.F14]+LEN([.$F$3]);[.G14]-[.F14]-LEN([.$F$3]))" office:value-type="string" office:string-value="VARCHAR" calcext:value-type="string">
            <text:p>VARCHAR</text:p>
          </table:table-cell>
          <table:table-cell table:formula="of:=MID([.C14];[.H14]+LEN([.$H$3]);[.I14]-[.H14]-LEN([.$H$3]))" office:value-type="string" office:string-value="255" calcext:value-type="string">
            <text:p>255</text:p>
          </table:table-cell>
          <table:table-cell table:formula="of:=MID([.C14];[.J14]+LEN([.$J$3]);[.K14]-[.J14]-LEN([.$J$3]))" office:value-type="string" office:string-value="" calcext:value-type="error">
            <text:p>#ЗНАЧЕН!</text:p>
          </table:table-cell>
          <table:table-cell table:formula="of:=IFERROR([.Q14];0)" office:value-type="float" office:value="0" calcext:value-type="float">
            <text:p>0</text:p>
          </table:table-cell>
          <table:table-cell table:formula="of:=IFERROR([.L14];&quot;false&quot;)" office:value-type="string" office:string-value="false" calcext:value-type="string">
            <text:p>false</text:p>
          </table:table-cell>
          <table:table-cell table:formula="of:=IF([.O14]=&quot;NUMERIC&quot;;CONCATENATE(&quot;(&quot;;[.P14];&quot;,&quot;;[.R14];&quot;)&quot;);CONCATENATE(&quot;(&quot;;[.P14];&quot;)&quot;))" office:value-type="string" office:string-value="(255)" calcext:value-type="string">
            <text:p>(255)</text:p>
          </table:table-cell>
          <table:table-cell table:formula="of:=IF([.S14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4];&quot;&quot;&quot; type=&quot;&quot;&quot;;[.O14];[.T14];&quot;&quot;&quot;&gt;                &lt;constraints nullable=&quot;&quot;&quot;;[.U14];&quot;&quot;&quot;/&gt;            &lt;/column&gt;&quot;)" office:value-type="string" office:string-value="&lt;column name=&quot;PARTNER&quot; type=&quot;VARCHAR(255)&quot;&gt;                &lt;constraints nullable=&quot;true&quot;/&gt;            &lt;/column&gt;" calcext:value-type="string">
            <text:p>&lt;column name="PARTNER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MAINACTCONTRID" type="NUMERIC" length="19"/&gt;</text:p>
          </table:table-cell>
          <table:table-cell table:formula="of:=FIND([.$D$3];[.C15])" office:value-type="float" office:value="15" calcext:value-type="float">
            <text:p>15</text:p>
          </table:table-cell>
          <table:table-cell table:formula="of:=FIND([.$E$3];[.C15];[.D15] + LEN([.$D$3]))" office:value-type="float" office:value="35" calcext:value-type="float">
            <text:p>35</text:p>
          </table:table-cell>
          <table:table-cell table:formula="of:=FIND([.$F$3];[.C15])" office:value-type="float" office:value="37" calcext:value-type="float">
            <text:p>37</text:p>
          </table:table-cell>
          <table:table-cell table:formula="of:=FIND([.$G$3];[.C15];[.F15]+ LEN([.$F$3]))" office:value-type="float" office:value="50" calcext:value-type="float">
            <text:p>50</text:p>
          </table:table-cell>
          <table:table-cell table:formula="of:=FIND([.$H$3];[.C15])" office:value-type="float" office:value="52" calcext:value-type="float">
            <text:p>52</text:p>
          </table:table-cell>
          <table:table-cell table:formula="of:=FIND([.$I$3];[.C15];[.H15]+ LEN([.$H$3]))" office:value-type="float" office:value="62" calcext:value-type="float">
            <text:p>62</text:p>
          </table:table-cell>
          <table:table-cell table:formula="of:=FIND([.$J$3];[.C15])" office:value-type="string" office:string-value="" calcext:value-type="error">
            <text:p>#ЗНАЧЕН!</text:p>
          </table:table-cell>
          <table:table-cell table:formula="of:=FIND([.$K$3];[.C15];[.J15]+ LEN([.$J$3]))" office:value-type="string" office:string-value="" calcext:value-type="error">
            <text:p>#ЗНАЧЕН!</text:p>
          </table:table-cell>
          <table:table-cell table:formula="of:=FIND([.$L$3];[.C15])" office:value-type="string" office:string-value="" calcext:value-type="error">
            <text:p>#ЗНАЧЕН!</text:p>
          </table:table-cell>
          <table:table-cell table:formula="of:=LEN([.C15])" office:value-type="float" office:value="64" calcext:value-type="float">
            <text:p>64</text:p>
          </table:table-cell>
          <table:table-cell table:formula="of:=MID([.C15];[.D15]+LEN([.$D$3]);[.E15]-[.D15]-LEN([.$D$3]))" office:value-type="string" office:string-value="MAINACTCONTRID" calcext:value-type="string">
            <text:p>MAINACTCONTRID</text:p>
          </table:table-cell>
          <table:table-cell table:formula="of:=MID([.C15];[.F15]+LEN([.$F$3]);[.G15]-[.F15]-LEN([.$F$3]))" office:value-type="string" office:string-value="NUMERIC" calcext:value-type="string">
            <text:p>NUMERIC</text:p>
          </table:table-cell>
          <table:table-cell table:formula="of:=MID([.C15];[.H15]+LEN([.$H$3]);[.I15]-[.H15]-LEN([.$H$3]))" office:value-type="string" office:string-value="19" calcext:value-type="string">
            <text:p>19</text:p>
          </table:table-cell>
          <table:table-cell table:formula="of:=MID([.C15];[.J15]+LEN([.$J$3]);[.K15]-[.J15]-LEN([.$J$3]))" office:value-type="string" office:string-value="" calcext:value-type="error">
            <text:p>#ЗНАЧЕН!</text:p>
          </table:table-cell>
          <table:table-cell table:formula="of:=IFERROR([.Q15];0)" office:value-type="float" office:value="0" calcext:value-type="float">
            <text:p>0</text:p>
          </table:table-cell>
          <table:table-cell table:formula="of:=IFERROR([.L15];&quot;false&quot;)" office:value-type="string" office:string-value="false" calcext:value-type="string">
            <text:p>false</text:p>
          </table:table-cell>
          <table:table-cell table:formula="of:=IF([.O15]=&quot;NUMERIC&quot;;CONCATENATE(&quot;(&quot;;[.P15];&quot;,&quot;;[.R15];&quot;)&quot;);CONCATENATE(&quot;(&quot;;[.P15];&quot;)&quot;))" office:value-type="string" office:string-value="(19,0)" calcext:value-type="string">
            <text:p>(19,0)</text:p>
          </table:table-cell>
          <table:table-cell table:formula="of:=IF([.S15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5];&quot;&quot;&quot; type=&quot;&quot;&quot;;[.O15];[.T15];&quot;&quot;&quot;&gt;                &lt;constraints nullable=&quot;&quot;&quot;;[.U15];&quot;&quot;&quot;/&gt;            &lt;/column&gt;&quot;)" office:value-type="string" office:string-value="&lt;column name=&quot;MAINACTCONTRID&quot; type=&quot;NUMERIC(19,0)&quot;&gt;                &lt;constraints nullable=&quot;true&quot;/&gt;            &lt;/column&gt;" calcext:value-type="string">
            <text:p>&lt;column name="MAINACTCONTRID" type="NUMERIC(19,0)"&gt; <text:s text:c="15"/>&lt;constraints nullable="true"/&gt; <text:s text:c="11"/>&lt;/column&gt;</text:p>
          </table:table-cell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/>
          <table:table-cell table:formula="of:=FIND([.$D$3];[.C16])" office:value-type="string" office:string-value="" calcext:value-type="error">
            <text:p>#ЗНАЧЕН!</text:p>
          </table:table-cell>
          <table:table-cell table:formula="of:=FIND([.$E$3];[.C16];[.D16] + LEN([.$D$3]))" office:value-type="string" office:string-value="" calcext:value-type="error">
            <text:p>#ЗНАЧЕН!</text:p>
          </table:table-cell>
          <table:table-cell table:formula="of:=FIND([.$F$3];[.C16])" office:value-type="string" office:string-value="" calcext:value-type="error">
            <text:p>#ЗНАЧЕН!</text:p>
          </table:table-cell>
          <table:table-cell table:formula="of:=FIND([.$G$3];[.C16];[.F16]+ LEN([.$F$3]))" office:value-type="string" office:string-value="" calcext:value-type="error">
            <text:p>#ЗНАЧЕН!</text:p>
          </table:table-cell>
          <table:table-cell table:formula="of:=FIND([.$H$3];[.C16])" office:value-type="string" office:string-value="" calcext:value-type="error">
            <text:p>#ЗНАЧЕН!</text:p>
          </table:table-cell>
          <table:table-cell table:formula="of:=FIND([.$I$3];[.C16];[.H16]+ LEN([.$H$3]))" office:value-type="string" office:string-value="" calcext:value-type="error">
            <text:p>#ЗНАЧЕН!</text:p>
          </table:table-cell>
          <table:table-cell table:formula="of:=FIND([.$J$3];[.C16])" office:value-type="string" office:string-value="" calcext:value-type="error">
            <text:p>#ЗНАЧЕН!</text:p>
          </table:table-cell>
          <table:table-cell table:formula="of:=FIND([.$K$3];[.C16];[.J16]+ LEN([.$J$3]))" office:value-type="string" office:string-value="" calcext:value-type="error">
            <text:p>#ЗНАЧЕН!</text:p>
          </table:table-cell>
          <table:table-cell table:formula="of:=FIND([.$L$3];[.C16])" office:value-type="string" office:string-value="" calcext:value-type="error">
            <text:p>#ЗНАЧЕН!</text:p>
          </table:table-cell>
          <table:table-cell table:formula="of:=LEN([.C16])" office:value-type="float" office:value="0" calcext:value-type="float">
            <text:p>0</text:p>
          </table:table-cell>
          <table:table-cell table:formula="of:=MID([.C16];[.D16]+LEN([.$D$3]);[.E16]-[.D16]-LEN([.$D$3]))" office:value-type="string" office:string-value="" calcext:value-type="error">
            <text:p>#ЗНАЧЕН!</text:p>
          </table:table-cell>
          <table:table-cell table:formula="of:=MID([.C16];[.F16]+LEN([.$F$3]);[.G16]-[.F16]-LEN([.$F$3]))" office:value-type="string" office:string-value="" calcext:value-type="error">
            <text:p>#ЗНАЧЕН!</text:p>
          </table:table-cell>
          <table:table-cell table:formula="of:=MID([.C16];[.H16]+LEN([.$H$3]);[.I16]-[.H16]-LEN([.$H$3]))" office:value-type="string" office:string-value="" calcext:value-type="error">
            <text:p>#ЗНАЧЕН!</text:p>
          </table:table-cell>
          <table:table-cell table:formula="of:=MID([.C16];[.J16]+LEN([.$J$3]);[.K16]-[.J16]-LEN([.$J$3]))" office:value-type="string" office:string-value="" calcext:value-type="error">
            <text:p>#ЗНАЧЕН!</text:p>
          </table:table-cell>
          <table:table-cell table:formula="of:=IFERROR([.Q16];0)" office:value-type="float" office:value="0" calcext:value-type="float">
            <text:p>0</text:p>
          </table:table-cell>
          <table:table-cell table:formula="of:=IFERROR([.L16];&quot;false&quot;)" office:value-type="string" office:string-value="false" calcext:value-type="string">
            <text:p>false</text:p>
          </table:table-cell>
          <table:table-cell table:formula="of:=IF([.O16]=&quot;NUMERIC&quot;;CONCATENATE(&quot;(&quot;;[.P16];&quot;,&quot;;[.R16];&quot;)&quot;);CONCATENATE(&quot;(&quot;;[.P16];&quot;)&quot;))" office:value-type="string" office:string-value="" calcext:value-type="error">
            <text:p>#ЗНАЧЕН!</text:p>
          </table:table-cell>
          <table:table-cell table:formula="of:=IF([.S16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6];&quot;&quot;&quot; type=&quot;&quot;&quot;;[.O16];[.T16];&quot;&quot;&quot;&gt;                &lt;constraints nullable=&quot;&quot;&quot;;[.U16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/>
          <table:table-cell office:value-type="string" calcext:value-type="string">
            <text:p>&lt;db-entity name="B2B_INVTRANCHE"&gt;</text:p>
          </table:table-cell>
          <table:table-cell/>
          <table:table-cell table:formula="of:=FIND([.$D$3];[.C17])" office:value-type="string" office:string-value="" calcext:value-type="error">
            <text:p>#ЗНАЧЕН!</text:p>
          </table:table-cell>
          <table:table-cell table:formula="of:=FIND([.$E$3];[.C17];[.D17] + LEN([.$D$3]))" office:value-type="string" office:string-value="" calcext:value-type="error">
            <text:p>#ЗНАЧЕН!</text:p>
          </table:table-cell>
          <table:table-cell table:formula="of:=FIND([.$F$3];[.C17])" office:value-type="string" office:string-value="" calcext:value-type="error">
            <text:p>#ЗНАЧЕН!</text:p>
          </table:table-cell>
          <table:table-cell table:formula="of:=FIND([.$G$3];[.C17];[.F17]+ LEN([.$F$3]))" office:value-type="string" office:string-value="" calcext:value-type="error">
            <text:p>#ЗНАЧЕН!</text:p>
          </table:table-cell>
          <table:table-cell table:formula="of:=FIND([.$H$3];[.C17])" office:value-type="string" office:string-value="" calcext:value-type="error">
            <text:p>#ЗНАЧЕН!</text:p>
          </table:table-cell>
          <table:table-cell table:formula="of:=FIND([.$I$3];[.C17];[.H17]+ LEN([.$H$3]))" office:value-type="string" office:string-value="" calcext:value-type="error">
            <text:p>#ЗНАЧЕН!</text:p>
          </table:table-cell>
          <table:table-cell table:formula="of:=FIND([.$J$3];[.C17])" office:value-type="string" office:string-value="" calcext:value-type="error">
            <text:p>#ЗНАЧЕН!</text:p>
          </table:table-cell>
          <table:table-cell table:formula="of:=FIND([.$K$3];[.C17];[.J17]+ LEN([.$J$3]))" office:value-type="string" office:string-value="" calcext:value-type="error">
            <text:p>#ЗНАЧЕН!</text:p>
          </table:table-cell>
          <table:table-cell table:formula="of:=FIND([.$L$3];[.C17])" office:value-type="string" office:string-value="" calcext:value-type="error">
            <text:p>#ЗНАЧЕН!</text:p>
          </table:table-cell>
          <table:table-cell table:formula="of:=LEN([.C17])" office:value-type="float" office:value="0" calcext:value-type="float">
            <text:p>0</text:p>
          </table:table-cell>
          <table:table-cell table:formula="of:=MID([.C17];[.D17]+LEN([.$D$3]);[.E17]-[.D17]-LEN([.$D$3]))" office:value-type="string" office:string-value="" calcext:value-type="error">
            <text:p>#ЗНАЧЕН!</text:p>
          </table:table-cell>
          <table:table-cell table:formula="of:=MID([.C17];[.F17]+LEN([.$F$3]);[.G17]-[.F17]-LEN([.$F$3]))" office:value-type="string" office:string-value="" calcext:value-type="error">
            <text:p>#ЗНАЧЕН!</text:p>
          </table:table-cell>
          <table:table-cell table:formula="of:=MID([.C17];[.H17]+LEN([.$H$3]);[.I17]-[.H17]-LEN([.$H$3]))" office:value-type="string" office:string-value="" calcext:value-type="error">
            <text:p>#ЗНАЧЕН!</text:p>
          </table:table-cell>
          <table:table-cell table:formula="of:=MID([.C17];[.J17]+LEN([.$J$3]);[.K17]-[.J17]-LEN([.$J$3]))" office:value-type="string" office:string-value="" calcext:value-type="error">
            <text:p>#ЗНАЧЕН!</text:p>
          </table:table-cell>
          <table:table-cell table:formula="of:=IFERROR([.Q17];0)" office:value-type="float" office:value="0" calcext:value-type="float">
            <text:p>0</text:p>
          </table:table-cell>
          <table:table-cell table:formula="of:=IFERROR([.L17];&quot;false&quot;)" office:value-type="string" office:string-value="false" calcext:value-type="string">
            <text:p>false</text:p>
          </table:table-cell>
          <table:table-cell table:formula="of:=IF([.O17]=&quot;NUMERIC&quot;;CONCATENATE(&quot;(&quot;;[.P17];&quot;,&quot;;[.R17];&quot;)&quot;);CONCATENATE(&quot;(&quot;;[.P17];&quot;)&quot;))" office:value-type="string" office:string-value="" calcext:value-type="error">
            <text:p>#ЗНАЧЕН!</text:p>
          </table:table-cell>
          <table:table-cell table:formula="of:=IF([.S17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7];&quot;&quot;&quot; type=&quot;&quot;&quot;;[.O17];[.T17];&quot;&quot;&quot;&gt;                &lt;constraints nullable=&quot;&quot;&quot;;[.U17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TRANCHEID" type="NUMERIC" isPrimaryKey="true" isMandatory="true" length="19"/&gt;</text:p>
          </table:table-cell>
          <table:table-cell table:formula="of:=FIND([.$D$3];[.C18])" office:value-type="float" office:value="15" calcext:value-type="float">
            <text:p>15</text:p>
          </table:table-cell>
          <table:table-cell table:formula="of:=FIND([.$E$3];[.C18];[.D18] + LEN([.$D$3]))" office:value-type="float" office:value="33" calcext:value-type="float">
            <text:p>33</text:p>
          </table:table-cell>
          <table:table-cell table:formula="of:=FIND([.$F$3];[.C18])" office:value-type="float" office:value="35" calcext:value-type="float">
            <text:p>35</text:p>
          </table:table-cell>
          <table:table-cell table:formula="of:=FIND([.$G$3];[.C18];[.F18]+ LEN([.$F$3]))" office:value-type="float" office:value="48" calcext:value-type="float">
            <text:p>48</text:p>
          </table:table-cell>
          <table:table-cell table:formula="of:=FIND([.$H$3];[.C18])" office:value-type="float" office:value="89" calcext:value-type="float">
            <text:p>89</text:p>
          </table:table-cell>
          <table:table-cell table:formula="of:=FIND([.$I$3];[.C18];[.H18]+ LEN([.$H$3]))" office:value-type="float" office:value="99" calcext:value-type="float">
            <text:p>99</text:p>
          </table:table-cell>
          <table:table-cell table:formula="of:=FIND([.$J$3];[.C18])" office:value-type="string" office:string-value="" calcext:value-type="error">
            <text:p>#ЗНАЧЕН!</text:p>
          </table:table-cell>
          <table:table-cell table:formula="of:=FIND([.$K$3];[.C18];[.J18]+ LEN([.$J$3]))" office:value-type="string" office:string-value="" calcext:value-type="error">
            <text:p>#ЗНАЧЕН!</text:p>
          </table:table-cell>
          <table:table-cell table:formula="of:=FIND([.$L$3];[.C18])" office:value-type="float" office:value="50" calcext:value-type="float">
            <text:p>50</text:p>
          </table:table-cell>
          <table:table-cell table:formula="of:=LEN([.C18])" office:value-type="float" office:value="101" calcext:value-type="float">
            <text:p>101</text:p>
          </table:table-cell>
          <table:table-cell table:formula="of:=MID([.C18];[.D18]+LEN([.$D$3]);[.E18]-[.D18]-LEN([.$D$3]))" office:value-type="string" office:string-value="INVTRANCHEID" calcext:value-type="string">
            <text:p>INVTRANCHEID</text:p>
          </table:table-cell>
          <table:table-cell table:formula="of:=MID([.C18];[.F18]+LEN([.$F$3]);[.G18]-[.F18]-LEN([.$F$3]))" office:value-type="string" office:string-value="NUMERIC" calcext:value-type="string">
            <text:p>NUMERIC</text:p>
          </table:table-cell>
          <table:table-cell table:formula="of:=MID([.C18];[.H18]+LEN([.$H$3]);[.I18]-[.H18]-LEN([.$H$3]))" office:value-type="string" office:string-value="19" calcext:value-type="string">
            <text:p>19</text:p>
          </table:table-cell>
          <table:table-cell table:formula="of:=MID([.C18];[.J18]+LEN([.$J$3]);[.K18]-[.J18]-LEN([.$J$3]))" office:value-type="string" office:string-value="" calcext:value-type="error">
            <text:p>#ЗНАЧЕН!</text:p>
          </table:table-cell>
          <table:table-cell table:formula="of:=IFERROR([.Q18];0)" office:value-type="float" office:value="0" calcext:value-type="float">
            <text:p>0</text:p>
          </table:table-cell>
          <table:table-cell table:formula="of:=IFERROR([.L18];&quot;false&quot;)" office:value-type="float" office:value="50" calcext:value-type="float">
            <text:p>50</text:p>
          </table:table-cell>
          <table:table-cell table:formula="of:=IF([.O18]=&quot;NUMERIC&quot;;CONCATENATE(&quot;(&quot;;[.P18];&quot;,&quot;;[.R18];&quot;)&quot;);CONCATENATE(&quot;(&quot;;[.P18];&quot;)&quot;))" office:value-type="string" office:string-value="(19,0)" calcext:value-type="string">
            <text:p>(19,0)</text:p>
          </table:table-cell>
          <table:table-cell table:formula="of:=IF([.S18]=&quot;false&quot;;&quot;true&quot;;&quot;false&quot;)" office:value-type="string" office:string-value="false" calcext:value-type="string">
            <text:p>false</text:p>
          </table:table-cell>
          <table:table-cell table:formula="of:=CONCATENATE(&quot;&lt;column name=&quot;&quot;&quot;;[.N18];&quot;&quot;&quot; type=&quot;&quot;&quot;;[.O18];[.T18];&quot;&quot;&quot;&gt;                &lt;constraints nullable=&quot;&quot;&quot;;[.U18];&quot;&quot;&quot;/&gt;            &lt;/column&gt;&quot;)" office:value-type="string" office:string-value="&lt;column name=&quot;INVTRANCHEID&quot; type=&quot;NUMERIC(19,0)&quot;&gt;                &lt;constraints nullable=&quot;false&quot;/&gt;            &lt;/column&gt;" calcext:value-type="string">
            <text:p>&lt;column name="INVTRANCHEID" type="NUMERIC(19,0)"&gt; <text:s text:c="15"/>&lt;constraints nullable="fals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TRANCHEKINDID" type="NUMERIC"length="19"/&gt;</text:p>
          </table:table-cell>
          <table:table-cell table:formula="of:=FIND([.$D$3];[.C19])" office:value-type="float" office:value="15" calcext:value-type="float">
            <text:p>15</text:p>
          </table:table-cell>
          <table:table-cell table:formula="of:=FIND([.$E$3];[.C19];[.D19] + LEN([.$D$3]))" office:value-type="float" office:value="37" calcext:value-type="float">
            <text:p>37</text:p>
          </table:table-cell>
          <table:table-cell table:formula="of:=FIND([.$F$3];[.C19])" office:value-type="float" office:value="39" calcext:value-type="float">
            <text:p>39</text:p>
          </table:table-cell>
          <table:table-cell table:formula="of:=FIND([.$G$3];[.C19];[.F19]+ LEN([.$F$3]))" office:value-type="float" office:value="52" calcext:value-type="float">
            <text:p>52</text:p>
          </table:table-cell>
          <table:table-cell table:formula="of:=FIND([.$H$3];[.C19])" office:value-type="float" office:value="53" calcext:value-type="float">
            <text:p>53</text:p>
          </table:table-cell>
          <table:table-cell table:formula="of:=FIND([.$I$3];[.C19];[.H19]+ LEN([.$H$3]))" office:value-type="float" office:value="63" calcext:value-type="float">
            <text:p>63</text:p>
          </table:table-cell>
          <table:table-cell table:formula="of:=FIND([.$J$3];[.C19])" office:value-type="string" office:string-value="" calcext:value-type="error">
            <text:p>#ЗНАЧЕН!</text:p>
          </table:table-cell>
          <table:table-cell table:formula="of:=FIND([.$K$3];[.C19];[.J19]+ LEN([.$J$3]))" office:value-type="string" office:string-value="" calcext:value-type="error">
            <text:p>#ЗНАЧЕН!</text:p>
          </table:table-cell>
          <table:table-cell table:formula="of:=FIND([.$L$3];[.C19])" office:value-type="string" office:string-value="" calcext:value-type="error">
            <text:p>#ЗНАЧЕН!</text:p>
          </table:table-cell>
          <table:table-cell table:formula="of:=LEN([.C19])" office:value-type="float" office:value="65" calcext:value-type="float">
            <text:p>65</text:p>
          </table:table-cell>
          <table:table-cell table:formula="of:=MID([.C19];[.D19]+LEN([.$D$3]);[.E19]-[.D19]-LEN([.$D$3]))" office:value-type="string" office:string-value="INVTRANCHEKINDID" calcext:value-type="string">
            <text:p>INVTRANCHEKINDID</text:p>
          </table:table-cell>
          <table:table-cell table:formula="of:=MID([.C19];[.F19]+LEN([.$F$3]);[.G19]-[.F19]-LEN([.$F$3]))" office:value-type="string" office:string-value="NUMERIC" calcext:value-type="string">
            <text:p>NUMERIC</text:p>
          </table:table-cell>
          <table:table-cell table:formula="of:=MID([.C19];[.H19]+LEN([.$H$3]);[.I19]-[.H19]-LEN([.$H$3]))" office:value-type="string" office:string-value="19" calcext:value-type="string">
            <text:p>19</text:p>
          </table:table-cell>
          <table:table-cell table:formula="of:=MID([.C19];[.J19]+LEN([.$J$3]);[.K19]-[.J19]-LEN([.$J$3]))" office:value-type="string" office:string-value="" calcext:value-type="error">
            <text:p>#ЗНАЧЕН!</text:p>
          </table:table-cell>
          <table:table-cell table:formula="of:=IFERROR([.Q19];0)" office:value-type="float" office:value="0" calcext:value-type="float">
            <text:p>0</text:p>
          </table:table-cell>
          <table:table-cell table:formula="of:=IFERROR([.L19];&quot;false&quot;)" office:value-type="string" office:string-value="false" calcext:value-type="string">
            <text:p>false</text:p>
          </table:table-cell>
          <table:table-cell table:formula="of:=IF([.O19]=&quot;NUMERIC&quot;;CONCATENATE(&quot;(&quot;;[.P19];&quot;,&quot;;[.R19];&quot;)&quot;);CONCATENATE(&quot;(&quot;;[.P19];&quot;)&quot;))" office:value-type="string" office:string-value="(19,0)" calcext:value-type="string">
            <text:p>(19,0)</text:p>
          </table:table-cell>
          <table:table-cell table:formula="of:=IF([.S19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19];&quot;&quot;&quot; type=&quot;&quot;&quot;;[.O19];[.T19];&quot;&quot;&quot;&gt;                &lt;constraints nullable=&quot;&quot;&quot;;[.U19];&quot;&quot;&quot;/&gt;            &lt;/column&gt;&quot;)" office:value-type="string" office:string-value="&lt;column name=&quot;INVTRANCHEKINDID&quot; type=&quot;NUMERIC(19,0)&quot;&gt;                &lt;constraints nullable=&quot;true&quot;/&gt;            &lt;/column&gt;" calcext:value-type="string">
            <text:p>&lt;column name="INVTRANCHEKIND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SALESTARTDATE" type="FLOAT" length="38"/&gt;</text:p>
          </table:table-cell>
          <table:table-cell table:formula="of:=FIND([.$D$3];[.C20])" office:value-type="float" office:value="15" calcext:value-type="float">
            <text:p>15</text:p>
          </table:table-cell>
          <table:table-cell table:formula="of:=FIND([.$E$3];[.C20];[.D20] + LEN([.$D$3]))" office:value-type="float" office:value="34" calcext:value-type="float">
            <text:p>34</text:p>
          </table:table-cell>
          <table:table-cell table:formula="of:=FIND([.$F$3];[.C20])" office:value-type="float" office:value="36" calcext:value-type="float">
            <text:p>36</text:p>
          </table:table-cell>
          <table:table-cell table:formula="of:=FIND([.$G$3];[.C20];[.F20]+ LEN([.$F$3]))" office:value-type="float" office:value="47" calcext:value-type="float">
            <text:p>47</text:p>
          </table:table-cell>
          <table:table-cell table:formula="of:=FIND([.$H$3];[.C20])" office:value-type="float" office:value="49" calcext:value-type="float">
            <text:p>49</text:p>
          </table:table-cell>
          <table:table-cell table:formula="of:=FIND([.$I$3];[.C20];[.H20]+ LEN([.$H$3]))" office:value-type="float" office:value="59" calcext:value-type="float">
            <text:p>59</text:p>
          </table:table-cell>
          <table:table-cell table:formula="of:=FIND([.$J$3];[.C20])" office:value-type="string" office:string-value="" calcext:value-type="error">
            <text:p>#ЗНАЧЕН!</text:p>
          </table:table-cell>
          <table:table-cell table:formula="of:=FIND([.$K$3];[.C20];[.J20]+ LEN([.$J$3]))" office:value-type="string" office:string-value="" calcext:value-type="error">
            <text:p>#ЗНАЧЕН!</text:p>
          </table:table-cell>
          <table:table-cell table:formula="of:=FIND([.$L$3];[.C20])" office:value-type="string" office:string-value="" calcext:value-type="error">
            <text:p>#ЗНАЧЕН!</text:p>
          </table:table-cell>
          <table:table-cell table:formula="of:=LEN([.C20])" office:value-type="float" office:value="61" calcext:value-type="float">
            <text:p>61</text:p>
          </table:table-cell>
          <table:table-cell table:formula="of:=MID([.C20];[.D20]+LEN([.$D$3]);[.E20]-[.D20]-LEN([.$D$3]))" office:value-type="string" office:string-value="SALESTARTDATE" calcext:value-type="string">
            <text:p>SALESTARTDATE</text:p>
          </table:table-cell>
          <table:table-cell table:formula="of:=MID([.C20];[.F20]+LEN([.$F$3]);[.G20]-[.F20]-LEN([.$F$3]))" office:value-type="string" office:string-value="FLOAT" calcext:value-type="string">
            <text:p>FLOAT</text:p>
          </table:table-cell>
          <table:table-cell table:formula="of:=MID([.C20];[.H20]+LEN([.$H$3]);[.I20]-[.H20]-LEN([.$H$3]))" office:value-type="string" office:string-value="38" calcext:value-type="string">
            <text:p>38</text:p>
          </table:table-cell>
          <table:table-cell table:formula="of:=MID([.C20];[.J20]+LEN([.$J$3]);[.K20]-[.J20]-LEN([.$J$3]))" office:value-type="string" office:string-value="" calcext:value-type="error">
            <text:p>#ЗНАЧЕН!</text:p>
          </table:table-cell>
          <table:table-cell table:formula="of:=IFERROR([.Q20];0)" office:value-type="float" office:value="0" calcext:value-type="float">
            <text:p>0</text:p>
          </table:table-cell>
          <table:table-cell table:formula="of:=IFERROR([.L20];&quot;false&quot;)" office:value-type="string" office:string-value="false" calcext:value-type="string">
            <text:p>false</text:p>
          </table:table-cell>
          <table:table-cell table:formula="of:=IF([.O20]=&quot;NUMERIC&quot;;CONCATENATE(&quot;(&quot;;[.P20];&quot;,&quot;;[.R20];&quot;)&quot;);CONCATENATE(&quot;(&quot;;[.P20];&quot;)&quot;))" office:value-type="string" office:string-value="(38)" calcext:value-type="string">
            <text:p>(38)</text:p>
          </table:table-cell>
          <table:table-cell table:formula="of:=IF([.S20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0];&quot;&quot;&quot; type=&quot;&quot;&quot;;[.O20];[.T20];&quot;&quot;&quot;&gt;                &lt;constraints nullable=&quot;&quot;&quot;;[.U20];&quot;&quot;&quot;/&gt;            &lt;/column&gt;&quot;)" office:value-type="string" office:string-value="&lt;column name=&quot;SALESTARTDATE&quot; type=&quot;FLOAT(38)&quot;&gt;                &lt;constraints nullable=&quot;true&quot;/&gt;            &lt;/column&gt;" calcext:value-type="string">
            <text:p>&lt;column name="SALESTARTDATE" type="FLOAT(38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SALEFINISHDATE" type="FLOAT" length="38"/&gt;</text:p>
          </table:table-cell>
          <table:table-cell table:formula="of:=FIND([.$D$3];[.C21])" office:value-type="float" office:value="15" calcext:value-type="float">
            <text:p>15</text:p>
          </table:table-cell>
          <table:table-cell table:formula="of:=FIND([.$E$3];[.C21];[.D21] + LEN([.$D$3]))" office:value-type="float" office:value="35" calcext:value-type="float">
            <text:p>35</text:p>
          </table:table-cell>
          <table:table-cell table:formula="of:=FIND([.$F$3];[.C21])" office:value-type="float" office:value="37" calcext:value-type="float">
            <text:p>37</text:p>
          </table:table-cell>
          <table:table-cell table:formula="of:=FIND([.$G$3];[.C21];[.F21]+ LEN([.$F$3]))" office:value-type="float" office:value="48" calcext:value-type="float">
            <text:p>48</text:p>
          </table:table-cell>
          <table:table-cell table:formula="of:=FIND([.$H$3];[.C21])" office:value-type="float" office:value="50" calcext:value-type="float">
            <text:p>50</text:p>
          </table:table-cell>
          <table:table-cell table:formula="of:=FIND([.$I$3];[.C21];[.H21]+ LEN([.$H$3]))" office:value-type="float" office:value="60" calcext:value-type="float">
            <text:p>60</text:p>
          </table:table-cell>
          <table:table-cell table:formula="of:=FIND([.$J$3];[.C21])" office:value-type="string" office:string-value="" calcext:value-type="error">
            <text:p>#ЗНАЧЕН!</text:p>
          </table:table-cell>
          <table:table-cell table:formula="of:=FIND([.$K$3];[.C21];[.J21]+ LEN([.$J$3]))" office:value-type="string" office:string-value="" calcext:value-type="error">
            <text:p>#ЗНАЧЕН!</text:p>
          </table:table-cell>
          <table:table-cell table:formula="of:=FIND([.$L$3];[.C21])" office:value-type="string" office:string-value="" calcext:value-type="error">
            <text:p>#ЗНАЧЕН!</text:p>
          </table:table-cell>
          <table:table-cell table:formula="of:=LEN([.C21])" office:value-type="float" office:value="62" calcext:value-type="float">
            <text:p>62</text:p>
          </table:table-cell>
          <table:table-cell table:formula="of:=MID([.C21];[.D21]+LEN([.$D$3]);[.E21]-[.D21]-LEN([.$D$3]))" office:value-type="string" office:string-value="SALEFINISHDATE" calcext:value-type="string">
            <text:p>SALEFINISHDATE</text:p>
          </table:table-cell>
          <table:table-cell table:formula="of:=MID([.C21];[.F21]+LEN([.$F$3]);[.G21]-[.F21]-LEN([.$F$3]))" office:value-type="string" office:string-value="FLOAT" calcext:value-type="string">
            <text:p>FLOAT</text:p>
          </table:table-cell>
          <table:table-cell table:formula="of:=MID([.C21];[.H21]+LEN([.$H$3]);[.I21]-[.H21]-LEN([.$H$3]))" office:value-type="string" office:string-value="38" calcext:value-type="string">
            <text:p>38</text:p>
          </table:table-cell>
          <table:table-cell table:formula="of:=MID([.C21];[.J21]+LEN([.$J$3]);[.K21]-[.J21]-LEN([.$J$3]))" office:value-type="string" office:string-value="" calcext:value-type="error">
            <text:p>#ЗНАЧЕН!</text:p>
          </table:table-cell>
          <table:table-cell table:formula="of:=IFERROR([.Q21];0)" office:value-type="float" office:value="0" calcext:value-type="float">
            <text:p>0</text:p>
          </table:table-cell>
          <table:table-cell table:formula="of:=IFERROR([.L21];&quot;false&quot;)" office:value-type="string" office:string-value="false" calcext:value-type="string">
            <text:p>false</text:p>
          </table:table-cell>
          <table:table-cell table:formula="of:=IF([.O21]=&quot;NUMERIC&quot;;CONCATENATE(&quot;(&quot;;[.P21];&quot;,&quot;;[.R21];&quot;)&quot;);CONCATENATE(&quot;(&quot;;[.P21];&quot;)&quot;))" office:value-type="string" office:string-value="(38)" calcext:value-type="string">
            <text:p>(38)</text:p>
          </table:table-cell>
          <table:table-cell table:formula="of:=IF([.S21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1];&quot;&quot;&quot; type=&quot;&quot;&quot;;[.O21];[.T21];&quot;&quot;&quot;&gt;                &lt;constraints nullable=&quot;&quot;&quot;;[.U21];&quot;&quot;&quot;/&gt;            &lt;/column&gt;&quot;)" office:value-type="string" office:string-value="&lt;column name=&quot;SALEFINISHDATE&quot; type=&quot;FLOAT(38)&quot;&gt;                &lt;constraints nullable=&quot;true&quot;/&gt;            &lt;/column&gt;" calcext:value-type="string">
            <text:p>&lt;column name="SALEFINISHDATE" type="FLOAT(38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ONTRACTSTARTDATE" type="FLOAT" length="38"/&gt;</text:p>
          </table:table-cell>
          <table:table-cell table:formula="of:=FIND([.$D$3];[.C22])" office:value-type="float" office:value="15" calcext:value-type="float">
            <text:p>15</text:p>
          </table:table-cell>
          <table:table-cell table:formula="of:=FIND([.$E$3];[.C22];[.D22] + LEN([.$D$3]))" office:value-type="float" office:value="38" calcext:value-type="float">
            <text:p>38</text:p>
          </table:table-cell>
          <table:table-cell table:formula="of:=FIND([.$F$3];[.C22])" office:value-type="float" office:value="40" calcext:value-type="float">
            <text:p>40</text:p>
          </table:table-cell>
          <table:table-cell table:formula="of:=FIND([.$G$3];[.C22];[.F22]+ LEN([.$F$3]))" office:value-type="float" office:value="51" calcext:value-type="float">
            <text:p>51</text:p>
          </table:table-cell>
          <table:table-cell table:formula="of:=FIND([.$H$3];[.C22])" office:value-type="float" office:value="53" calcext:value-type="float">
            <text:p>53</text:p>
          </table:table-cell>
          <table:table-cell table:formula="of:=FIND([.$I$3];[.C22];[.H22]+ LEN([.$H$3]))" office:value-type="float" office:value="63" calcext:value-type="float">
            <text:p>63</text:p>
          </table:table-cell>
          <table:table-cell table:formula="of:=FIND([.$J$3];[.C22])" office:value-type="string" office:string-value="" calcext:value-type="error">
            <text:p>#ЗНАЧЕН!</text:p>
          </table:table-cell>
          <table:table-cell table:formula="of:=FIND([.$K$3];[.C22];[.J22]+ LEN([.$J$3]))" office:value-type="string" office:string-value="" calcext:value-type="error">
            <text:p>#ЗНАЧЕН!</text:p>
          </table:table-cell>
          <table:table-cell table:formula="of:=FIND([.$L$3];[.C22])" office:value-type="string" office:string-value="" calcext:value-type="error">
            <text:p>#ЗНАЧЕН!</text:p>
          </table:table-cell>
          <table:table-cell table:formula="of:=LEN([.C22])" office:value-type="float" office:value="65" calcext:value-type="float">
            <text:p>65</text:p>
          </table:table-cell>
          <table:table-cell table:formula="of:=MID([.C22];[.D22]+LEN([.$D$3]);[.E22]-[.D22]-LEN([.$D$3]))" office:value-type="string" office:string-value="CONTRACTSTARTDATE" calcext:value-type="string">
            <text:p>CONTRACTSTARTDATE</text:p>
          </table:table-cell>
          <table:table-cell table:formula="of:=MID([.C22];[.F22]+LEN([.$F$3]);[.G22]-[.F22]-LEN([.$F$3]))" office:value-type="string" office:string-value="FLOAT" calcext:value-type="string">
            <text:p>FLOAT</text:p>
          </table:table-cell>
          <table:table-cell table:formula="of:=MID([.C22];[.H22]+LEN([.$H$3]);[.I22]-[.H22]-LEN([.$H$3]))" office:value-type="string" office:string-value="38" calcext:value-type="string">
            <text:p>38</text:p>
          </table:table-cell>
          <table:table-cell table:formula="of:=MID([.C22];[.J22]+LEN([.$J$3]);[.K22]-[.J22]-LEN([.$J$3]))" office:value-type="string" office:string-value="" calcext:value-type="error">
            <text:p>#ЗНАЧЕН!</text:p>
          </table:table-cell>
          <table:table-cell table:formula="of:=IFERROR([.Q22];0)" office:value-type="float" office:value="0" calcext:value-type="float">
            <text:p>0</text:p>
          </table:table-cell>
          <table:table-cell table:formula="of:=IFERROR([.L22];&quot;false&quot;)" office:value-type="string" office:string-value="false" calcext:value-type="string">
            <text:p>false</text:p>
          </table:table-cell>
          <table:table-cell table:formula="of:=IF([.O22]=&quot;NUMERIC&quot;;CONCATENATE(&quot;(&quot;;[.P22];&quot;,&quot;;[.R22];&quot;)&quot;);CONCATENATE(&quot;(&quot;;[.P22];&quot;)&quot;))" office:value-type="string" office:string-value="(38)" calcext:value-type="string">
            <text:p>(38)</text:p>
          </table:table-cell>
          <table:table-cell table:formula="of:=IF([.S22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2];&quot;&quot;&quot; type=&quot;&quot;&quot;;[.O22];[.T22];&quot;&quot;&quot;&gt;                &lt;constraints nullable=&quot;&quot;&quot;;[.U22];&quot;&quot;&quot;/&gt;            &lt;/column&gt;&quot;)" office:value-type="string" office:string-value="&lt;column name=&quot;CONTRACTSTARTDATE&quot; type=&quot;FLOAT(38)&quot;&gt;                &lt;constraints nullable=&quot;true&quot;/&gt;            &lt;/column&gt;" calcext:value-type="string">
            <text:p>&lt;column name="CONTRACTSTARTDATE" type="FLOAT(38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REATEDATE" type="FLOAT" length="38"/&gt;</text:p>
          </table:table-cell>
          <table:table-cell table:formula="of:=FIND([.$D$3];[.C23])" office:value-type="float" office:value="15" calcext:value-type="float">
            <text:p>15</text:p>
          </table:table-cell>
          <table:table-cell table:formula="of:=FIND([.$E$3];[.C23];[.D23] + LEN([.$D$3]))" office:value-type="float" office:value="31" calcext:value-type="float">
            <text:p>31</text:p>
          </table:table-cell>
          <table:table-cell table:formula="of:=FIND([.$F$3];[.C23])" office:value-type="float" office:value="33" calcext:value-type="float">
            <text:p>33</text:p>
          </table:table-cell>
          <table:table-cell table:formula="of:=FIND([.$G$3];[.C23];[.F23]+ LEN([.$F$3]))" office:value-type="float" office:value="44" calcext:value-type="float">
            <text:p>44</text:p>
          </table:table-cell>
          <table:table-cell table:formula="of:=FIND([.$H$3];[.C23])" office:value-type="float" office:value="46" calcext:value-type="float">
            <text:p>46</text:p>
          </table:table-cell>
          <table:table-cell table:formula="of:=FIND([.$I$3];[.C23];[.H23]+ LEN([.$H$3]))" office:value-type="float" office:value="56" calcext:value-type="float">
            <text:p>56</text:p>
          </table:table-cell>
          <table:table-cell table:formula="of:=FIND([.$J$3];[.C23])" office:value-type="string" office:string-value="" calcext:value-type="error">
            <text:p>#ЗНАЧЕН!</text:p>
          </table:table-cell>
          <table:table-cell table:formula="of:=FIND([.$K$3];[.C23];[.J23]+ LEN([.$J$3]))" office:value-type="string" office:string-value="" calcext:value-type="error">
            <text:p>#ЗНАЧЕН!</text:p>
          </table:table-cell>
          <table:table-cell table:formula="of:=FIND([.$L$3];[.C23])" office:value-type="string" office:string-value="" calcext:value-type="error">
            <text:p>#ЗНАЧЕН!</text:p>
          </table:table-cell>
          <table:table-cell table:formula="of:=LEN([.C23])" office:value-type="float" office:value="58" calcext:value-type="float">
            <text:p>58</text:p>
          </table:table-cell>
          <table:table-cell table:formula="of:=MID([.C23];[.D23]+LEN([.$D$3]);[.E23]-[.D23]-LEN([.$D$3]))" office:value-type="string" office:string-value="CREATEDATE" calcext:value-type="string">
            <text:p>CREATEDATE</text:p>
          </table:table-cell>
          <table:table-cell table:formula="of:=MID([.C23];[.F23]+LEN([.$F$3]);[.G23]-[.F23]-LEN([.$F$3]))" office:value-type="string" office:string-value="FLOAT" calcext:value-type="string">
            <text:p>FLOAT</text:p>
          </table:table-cell>
          <table:table-cell table:formula="of:=MID([.C23];[.H23]+LEN([.$H$3]);[.I23]-[.H23]-LEN([.$H$3]))" office:value-type="string" office:string-value="38" calcext:value-type="string">
            <text:p>38</text:p>
          </table:table-cell>
          <table:table-cell table:formula="of:=MID([.C23];[.J23]+LEN([.$J$3]);[.K23]-[.J23]-LEN([.$J$3]))" office:value-type="string" office:string-value="" calcext:value-type="error">
            <text:p>#ЗНАЧЕН!</text:p>
          </table:table-cell>
          <table:table-cell table:formula="of:=IFERROR([.Q23];0)" office:value-type="float" office:value="0" calcext:value-type="float">
            <text:p>0</text:p>
          </table:table-cell>
          <table:table-cell table:formula="of:=IFERROR([.L23];&quot;false&quot;)" office:value-type="string" office:string-value="false" calcext:value-type="string">
            <text:p>false</text:p>
          </table:table-cell>
          <table:table-cell table:formula="of:=IF([.O23]=&quot;NUMERIC&quot;;CONCATENATE(&quot;(&quot;;[.P23];&quot;,&quot;;[.R23];&quot;)&quot;);CONCATENATE(&quot;(&quot;;[.P23];&quot;)&quot;))" office:value-type="string" office:string-value="(38)" calcext:value-type="string">
            <text:p>(38)</text:p>
          </table:table-cell>
          <table:table-cell table:formula="of:=IF([.S23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3];&quot;&quot;&quot; type=&quot;&quot;&quot;;[.O23];[.T23];&quot;&quot;&quot;&gt;                &lt;constraints nullable=&quot;&quot;&quot;;[.U23];&quot;&quot;&quot;/&gt;            &lt;/column&gt;&quot;)" office:value-type="string" office:string-value="&lt;column name=&quot;CREATEDATE&quot; type=&quot;FLOAT(38)&quot;&gt;                &lt;constraints nullable=&quot;true&quot;/&gt;            &lt;/column&gt;" calcext:value-type="string">
            <text:p>&lt;column name="CREATEDATE" type="FLOAT(38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REATEUSERID" type="NUMERIC"length="19"/&gt;</text:p>
          </table:table-cell>
          <table:table-cell table:formula="of:=FIND([.$D$3];[.C24])" office:value-type="float" office:value="15" calcext:value-type="float">
            <text:p>15</text:p>
          </table:table-cell>
          <table:table-cell table:formula="of:=FIND([.$E$3];[.C24];[.D24] + LEN([.$D$3]))" office:value-type="float" office:value="33" calcext:value-type="float">
            <text:p>33</text:p>
          </table:table-cell>
          <table:table-cell table:formula="of:=FIND([.$F$3];[.C24])" office:value-type="float" office:value="35" calcext:value-type="float">
            <text:p>35</text:p>
          </table:table-cell>
          <table:table-cell table:formula="of:=FIND([.$G$3];[.C24];[.F24]+ LEN([.$F$3]))" office:value-type="float" office:value="48" calcext:value-type="float">
            <text:p>48</text:p>
          </table:table-cell>
          <table:table-cell table:formula="of:=FIND([.$H$3];[.C24])" office:value-type="float" office:value="49" calcext:value-type="float">
            <text:p>49</text:p>
          </table:table-cell>
          <table:table-cell table:formula="of:=FIND([.$I$3];[.C24];[.H24]+ LEN([.$H$3]))" office:value-type="float" office:value="59" calcext:value-type="float">
            <text:p>59</text:p>
          </table:table-cell>
          <table:table-cell table:formula="of:=FIND([.$J$3];[.C24])" office:value-type="string" office:string-value="" calcext:value-type="error">
            <text:p>#ЗНАЧЕН!</text:p>
          </table:table-cell>
          <table:table-cell table:formula="of:=FIND([.$K$3];[.C24];[.J24]+ LEN([.$J$3]))" office:value-type="string" office:string-value="" calcext:value-type="error">
            <text:p>#ЗНАЧЕН!</text:p>
          </table:table-cell>
          <table:table-cell table:formula="of:=FIND([.$L$3];[.C24])" office:value-type="string" office:string-value="" calcext:value-type="error">
            <text:p>#ЗНАЧЕН!</text:p>
          </table:table-cell>
          <table:table-cell table:formula="of:=LEN([.C24])" office:value-type="float" office:value="61" calcext:value-type="float">
            <text:p>61</text:p>
          </table:table-cell>
          <table:table-cell table:formula="of:=MID([.C24];[.D24]+LEN([.$D$3]);[.E24]-[.D24]-LEN([.$D$3]))" office:value-type="string" office:string-value="CREATEUSERID" calcext:value-type="string">
            <text:p>CREATEUSERID</text:p>
          </table:table-cell>
          <table:table-cell table:formula="of:=MID([.C24];[.F24]+LEN([.$F$3]);[.G24]-[.F24]-LEN([.$F$3]))" office:value-type="string" office:string-value="NUMERIC" calcext:value-type="string">
            <text:p>NUMERIC</text:p>
          </table:table-cell>
          <table:table-cell table:formula="of:=MID([.C24];[.H24]+LEN([.$H$3]);[.I24]-[.H24]-LEN([.$H$3]))" office:value-type="string" office:string-value="19" calcext:value-type="string">
            <text:p>19</text:p>
          </table:table-cell>
          <table:table-cell table:formula="of:=MID([.C24];[.J24]+LEN([.$J$3]);[.K24]-[.J24]-LEN([.$J$3]))" office:value-type="string" office:string-value="" calcext:value-type="error">
            <text:p>#ЗНАЧЕН!</text:p>
          </table:table-cell>
          <table:table-cell table:formula="of:=IFERROR([.Q24];0)" office:value-type="float" office:value="0" calcext:value-type="float">
            <text:p>0</text:p>
          </table:table-cell>
          <table:table-cell table:formula="of:=IFERROR([.L24];&quot;false&quot;)" office:value-type="string" office:string-value="false" calcext:value-type="string">
            <text:p>false</text:p>
          </table:table-cell>
          <table:table-cell table:formula="of:=IF([.O24]=&quot;NUMERIC&quot;;CONCATENATE(&quot;(&quot;;[.P24];&quot;,&quot;;[.R24];&quot;)&quot;);CONCATENATE(&quot;(&quot;;[.P24];&quot;)&quot;))" office:value-type="string" office:string-value="(19,0)" calcext:value-type="string">
            <text:p>(19,0)</text:p>
          </table:table-cell>
          <table:table-cell table:formula="of:=IF([.S24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4];&quot;&quot;&quot; type=&quot;&quot;&quot;;[.O24];[.T24];&quot;&quot;&quot;&gt;                &lt;constraints nullable=&quot;&quot;&quot;;[.U24];&quot;&quot;&quot;/&gt;            &lt;/column&gt;&quot;)" office:value-type="string" office:string-value="&lt;column name=&quot;CREATEUSERID&quot; type=&quot;NUMERIC(19,0)&quot;&gt;                &lt;constraints nullable=&quot;true&quot;/&gt;            &lt;/column&gt;" calcext:value-type="string">
            <text:p>&lt;column name="CREATEUSER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UPDATEDATE" type="FLOAT" length="38"/&gt;</text:p>
          </table:table-cell>
          <table:table-cell table:formula="of:=FIND([.$D$3];[.C25])" office:value-type="float" office:value="15" calcext:value-type="float">
            <text:p>15</text:p>
          </table:table-cell>
          <table:table-cell table:formula="of:=FIND([.$E$3];[.C25];[.D25] + LEN([.$D$3]))" office:value-type="float" office:value="31" calcext:value-type="float">
            <text:p>31</text:p>
          </table:table-cell>
          <table:table-cell table:formula="of:=FIND([.$F$3];[.C25])" office:value-type="float" office:value="33" calcext:value-type="float">
            <text:p>33</text:p>
          </table:table-cell>
          <table:table-cell table:formula="of:=FIND([.$G$3];[.C25];[.F25]+ LEN([.$F$3]))" office:value-type="float" office:value="44" calcext:value-type="float">
            <text:p>44</text:p>
          </table:table-cell>
          <table:table-cell table:formula="of:=FIND([.$H$3];[.C25])" office:value-type="float" office:value="46" calcext:value-type="float">
            <text:p>46</text:p>
          </table:table-cell>
          <table:table-cell table:formula="of:=FIND([.$I$3];[.C25];[.H25]+ LEN([.$H$3]))" office:value-type="float" office:value="56" calcext:value-type="float">
            <text:p>56</text:p>
          </table:table-cell>
          <table:table-cell table:formula="of:=FIND([.$J$3];[.C25])" office:value-type="string" office:string-value="" calcext:value-type="error">
            <text:p>#ЗНАЧЕН!</text:p>
          </table:table-cell>
          <table:table-cell table:formula="of:=FIND([.$K$3];[.C25];[.J25]+ LEN([.$J$3]))" office:value-type="string" office:string-value="" calcext:value-type="error">
            <text:p>#ЗНАЧЕН!</text:p>
          </table:table-cell>
          <table:table-cell table:formula="of:=FIND([.$L$3];[.C25])" office:value-type="string" office:string-value="" calcext:value-type="error">
            <text:p>#ЗНАЧЕН!</text:p>
          </table:table-cell>
          <table:table-cell table:formula="of:=LEN([.C25])" office:value-type="float" office:value="58" calcext:value-type="float">
            <text:p>58</text:p>
          </table:table-cell>
          <table:table-cell table:formula="of:=MID([.C25];[.D25]+LEN([.$D$3]);[.E25]-[.D25]-LEN([.$D$3]))" office:value-type="string" office:string-value="UPDATEDATE" calcext:value-type="string">
            <text:p>UPDATEDATE</text:p>
          </table:table-cell>
          <table:table-cell table:formula="of:=MID([.C25];[.F25]+LEN([.$F$3]);[.G25]-[.F25]-LEN([.$F$3]))" office:value-type="string" office:string-value="FLOAT" calcext:value-type="string">
            <text:p>FLOAT</text:p>
          </table:table-cell>
          <table:table-cell table:formula="of:=MID([.C25];[.H25]+LEN([.$H$3]);[.I25]-[.H25]-LEN([.$H$3]))" office:value-type="string" office:string-value="38" calcext:value-type="string">
            <text:p>38</text:p>
          </table:table-cell>
          <table:table-cell table:formula="of:=MID([.C25];[.J25]+LEN([.$J$3]);[.K25]-[.J25]-LEN([.$J$3]))" office:value-type="string" office:string-value="" calcext:value-type="error">
            <text:p>#ЗНАЧЕН!</text:p>
          </table:table-cell>
          <table:table-cell table:formula="of:=IFERROR([.Q25];0)" office:value-type="float" office:value="0" calcext:value-type="float">
            <text:p>0</text:p>
          </table:table-cell>
          <table:table-cell table:formula="of:=IFERROR([.L25];&quot;false&quot;)" office:value-type="string" office:string-value="false" calcext:value-type="string">
            <text:p>false</text:p>
          </table:table-cell>
          <table:table-cell table:formula="of:=IF([.O25]=&quot;NUMERIC&quot;;CONCATENATE(&quot;(&quot;;[.P25];&quot;,&quot;;[.R25];&quot;)&quot;);CONCATENATE(&quot;(&quot;;[.P25];&quot;)&quot;))" office:value-type="string" office:string-value="(38)" calcext:value-type="string">
            <text:p>(38)</text:p>
          </table:table-cell>
          <table:table-cell table:formula="of:=IF([.S25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5];&quot;&quot;&quot; type=&quot;&quot;&quot;;[.O25];[.T25];&quot;&quot;&quot;&gt;                &lt;constraints nullable=&quot;&quot;&quot;;[.U25];&quot;&quot;&quot;/&gt;            &lt;/column&gt;&quot;)" office:value-type="string" office:string-value="&lt;column name=&quot;UPDATEDATE&quot; type=&quot;FLOAT(38)&quot;&gt;                &lt;constraints nullable=&quot;true&quot;/&gt;            &lt;/column&gt;" calcext:value-type="string">
            <text:p>&lt;column name="UPDATEDATE" type="FLOAT(38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UPDATEUSERID" type="NUMERIC"length="19"/&gt;</text:p>
          </table:table-cell>
          <table:table-cell table:formula="of:=FIND([.$D$3];[.C26])" office:value-type="float" office:value="15" calcext:value-type="float">
            <text:p>15</text:p>
          </table:table-cell>
          <table:table-cell table:formula="of:=FIND([.$E$3];[.C26];[.D26] + LEN([.$D$3]))" office:value-type="float" office:value="33" calcext:value-type="float">
            <text:p>33</text:p>
          </table:table-cell>
          <table:table-cell table:formula="of:=FIND([.$F$3];[.C26])" office:value-type="float" office:value="35" calcext:value-type="float">
            <text:p>35</text:p>
          </table:table-cell>
          <table:table-cell table:formula="of:=FIND([.$G$3];[.C26];[.F26]+ LEN([.$F$3]))" office:value-type="float" office:value="48" calcext:value-type="float">
            <text:p>48</text:p>
          </table:table-cell>
          <table:table-cell table:formula="of:=FIND([.$H$3];[.C26])" office:value-type="float" office:value="49" calcext:value-type="float">
            <text:p>49</text:p>
          </table:table-cell>
          <table:table-cell table:formula="of:=FIND([.$I$3];[.C26];[.H26]+ LEN([.$H$3]))" office:value-type="float" office:value="59" calcext:value-type="float">
            <text:p>59</text:p>
          </table:table-cell>
          <table:table-cell table:formula="of:=FIND([.$J$3];[.C26])" office:value-type="string" office:string-value="" calcext:value-type="error">
            <text:p>#ЗНАЧЕН!</text:p>
          </table:table-cell>
          <table:table-cell table:formula="of:=FIND([.$K$3];[.C26];[.J26]+ LEN([.$J$3]))" office:value-type="string" office:string-value="" calcext:value-type="error">
            <text:p>#ЗНАЧЕН!</text:p>
          </table:table-cell>
          <table:table-cell table:formula="of:=FIND([.$L$3];[.C26])" office:value-type="string" office:string-value="" calcext:value-type="error">
            <text:p>#ЗНАЧЕН!</text:p>
          </table:table-cell>
          <table:table-cell table:formula="of:=LEN([.C26])" office:value-type="float" office:value="61" calcext:value-type="float">
            <text:p>61</text:p>
          </table:table-cell>
          <table:table-cell table:formula="of:=MID([.C26];[.D26]+LEN([.$D$3]);[.E26]-[.D26]-LEN([.$D$3]))" office:value-type="string" office:string-value="UPDATEUSERID" calcext:value-type="string">
            <text:p>UPDATEUSERID</text:p>
          </table:table-cell>
          <table:table-cell table:formula="of:=MID([.C26];[.F26]+LEN([.$F$3]);[.G26]-[.F26]-LEN([.$F$3]))" office:value-type="string" office:string-value="NUMERIC" calcext:value-type="string">
            <text:p>NUMERIC</text:p>
          </table:table-cell>
          <table:table-cell table:formula="of:=MID([.C26];[.H26]+LEN([.$H$3]);[.I26]-[.H26]-LEN([.$H$3]))" office:value-type="string" office:string-value="19" calcext:value-type="string">
            <text:p>19</text:p>
          </table:table-cell>
          <table:table-cell table:formula="of:=MID([.C26];[.J26]+LEN([.$J$3]);[.K26]-[.J26]-LEN([.$J$3]))" office:value-type="string" office:string-value="" calcext:value-type="error">
            <text:p>#ЗНАЧЕН!</text:p>
          </table:table-cell>
          <table:table-cell table:formula="of:=IFERROR([.Q26];0)" office:value-type="float" office:value="0" calcext:value-type="float">
            <text:p>0</text:p>
          </table:table-cell>
          <table:table-cell table:formula="of:=IFERROR([.L26];&quot;false&quot;)" office:value-type="string" office:string-value="false" calcext:value-type="string">
            <text:p>false</text:p>
          </table:table-cell>
          <table:table-cell table:formula="of:=IF([.O26]=&quot;NUMERIC&quot;;CONCATENATE(&quot;(&quot;;[.P26];&quot;,&quot;;[.R26];&quot;)&quot;);CONCATENATE(&quot;(&quot;;[.P26];&quot;)&quot;))" office:value-type="string" office:string-value="(19,0)" calcext:value-type="string">
            <text:p>(19,0)</text:p>
          </table:table-cell>
          <table:table-cell table:formula="of:=IF([.S26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6];&quot;&quot;&quot; type=&quot;&quot;&quot;;[.O26];[.T26];&quot;&quot;&quot;&gt;                &lt;constraints nullable=&quot;&quot;&quot;;[.U26];&quot;&quot;&quot;/&gt;            &lt;/column&gt;&quot;)" office:value-type="string" office:string-value="&lt;column name=&quot;UPDATEUSERID&quot; type=&quot;NUMERIC(19,0)&quot;&gt;                &lt;constraints nullable=&quot;true&quot;/&gt;            &lt;/column&gt;" calcext:value-type="string">
            <text:p>&lt;column name="UPDATEUSER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BASEACTIVEID" type="NUMERIC"length="19"/&gt;</text:p>
          </table:table-cell>
          <table:table-cell table:formula="of:=FIND([.$D$3];[.C27])" office:value-type="float" office:value="15" calcext:value-type="float">
            <text:p>15</text:p>
          </table:table-cell>
          <table:table-cell table:formula="of:=FIND([.$E$3];[.C27];[.D27] + LEN([.$D$3]))" office:value-type="float" office:value="36" calcext:value-type="float">
            <text:p>36</text:p>
          </table:table-cell>
          <table:table-cell table:formula="of:=FIND([.$F$3];[.C27])" office:value-type="float" office:value="38" calcext:value-type="float">
            <text:p>38</text:p>
          </table:table-cell>
          <table:table-cell table:formula="of:=FIND([.$G$3];[.C27];[.F27]+ LEN([.$F$3]))" office:value-type="float" office:value="51" calcext:value-type="float">
            <text:p>51</text:p>
          </table:table-cell>
          <table:table-cell table:formula="of:=FIND([.$H$3];[.C27])" office:value-type="float" office:value="52" calcext:value-type="float">
            <text:p>52</text:p>
          </table:table-cell>
          <table:table-cell table:formula="of:=FIND([.$I$3];[.C27];[.H27]+ LEN([.$H$3]))" office:value-type="float" office:value="62" calcext:value-type="float">
            <text:p>62</text:p>
          </table:table-cell>
          <table:table-cell table:formula="of:=FIND([.$J$3];[.C27])" office:value-type="string" office:string-value="" calcext:value-type="error">
            <text:p>#ЗНАЧЕН!</text:p>
          </table:table-cell>
          <table:table-cell table:formula="of:=FIND([.$K$3];[.C27];[.J27]+ LEN([.$J$3]))" office:value-type="string" office:string-value="" calcext:value-type="error">
            <text:p>#ЗНАЧЕН!</text:p>
          </table:table-cell>
          <table:table-cell table:formula="of:=FIND([.$L$3];[.C27])" office:value-type="string" office:string-value="" calcext:value-type="error">
            <text:p>#ЗНАЧЕН!</text:p>
          </table:table-cell>
          <table:table-cell table:formula="of:=LEN([.C27])" office:value-type="float" office:value="64" calcext:value-type="float">
            <text:p>64</text:p>
          </table:table-cell>
          <table:table-cell table:formula="of:=MID([.C27];[.D27]+LEN([.$D$3]);[.E27]-[.D27]-LEN([.$D$3]))" office:value-type="string" office:string-value="INVBASEACTIVEID" calcext:value-type="string">
            <text:p>INVBASEACTIVEID</text:p>
          </table:table-cell>
          <table:table-cell table:formula="of:=MID([.C27];[.F27]+LEN([.$F$3]);[.G27]-[.F27]-LEN([.$F$3]))" office:value-type="string" office:string-value="NUMERIC" calcext:value-type="string">
            <text:p>NUMERIC</text:p>
          </table:table-cell>
          <table:table-cell table:formula="of:=MID([.C27];[.H27]+LEN([.$H$3]);[.I27]-[.H27]-LEN([.$H$3]))" office:value-type="string" office:string-value="19" calcext:value-type="string">
            <text:p>19</text:p>
          </table:table-cell>
          <table:table-cell table:formula="of:=MID([.C27];[.J27]+LEN([.$J$3]);[.K27]-[.J27]-LEN([.$J$3]))" office:value-type="string" office:string-value="" calcext:value-type="error">
            <text:p>#ЗНАЧЕН!</text:p>
          </table:table-cell>
          <table:table-cell table:formula="of:=IFERROR([.Q27];0)" office:value-type="float" office:value="0" calcext:value-type="float">
            <text:p>0</text:p>
          </table:table-cell>
          <table:table-cell table:formula="of:=IFERROR([.L27];&quot;false&quot;)" office:value-type="string" office:string-value="false" calcext:value-type="string">
            <text:p>false</text:p>
          </table:table-cell>
          <table:table-cell table:formula="of:=IF([.O27]=&quot;NUMERIC&quot;;CONCATENATE(&quot;(&quot;;[.P27];&quot;,&quot;;[.R27];&quot;)&quot;);CONCATENATE(&quot;(&quot;;[.P27];&quot;)&quot;))" office:value-type="string" office:string-value="(19,0)" calcext:value-type="string">
            <text:p>(19,0)</text:p>
          </table:table-cell>
          <table:table-cell table:formula="of:=IF([.S27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7];&quot;&quot;&quot; type=&quot;&quot;&quot;;[.O27];[.T27];&quot;&quot;&quot;&gt;                &lt;constraints nullable=&quot;&quot;&quot;;[.U27];&quot;&quot;&quot;/&gt;            &lt;/column&gt;&quot;)" office:value-type="string" office:string-value="&lt;column name=&quot;INVBASEACTIVEID&quot; type=&quot;NUMERIC(19,0)&quot;&gt;                &lt;constraints nullable=&quot;true&quot;/&gt;            &lt;/column&gt;" calcext:value-type="string">
            <text:p>&lt;column name="INVBASEACTIVE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ALCDATE" type="FLOAT" length="38"/&gt;</text:p>
          </table:table-cell>
          <table:table-cell table:formula="of:=FIND([.$D$3];[.C28])" office:value-type="float" office:value="15" calcext:value-type="float">
            <text:p>15</text:p>
          </table:table-cell>
          <table:table-cell table:formula="of:=FIND([.$E$3];[.C28];[.D28] + LEN([.$D$3]))" office:value-type="float" office:value="29" calcext:value-type="float">
            <text:p>29</text:p>
          </table:table-cell>
          <table:table-cell table:formula="of:=FIND([.$F$3];[.C28])" office:value-type="float" office:value="31" calcext:value-type="float">
            <text:p>31</text:p>
          </table:table-cell>
          <table:table-cell table:formula="of:=FIND([.$G$3];[.C28];[.F28]+ LEN([.$F$3]))" office:value-type="float" office:value="42" calcext:value-type="float">
            <text:p>42</text:p>
          </table:table-cell>
          <table:table-cell table:formula="of:=FIND([.$H$3];[.C28])" office:value-type="float" office:value="44" calcext:value-type="float">
            <text:p>44</text:p>
          </table:table-cell>
          <table:table-cell table:formula="of:=FIND([.$I$3];[.C28];[.H28]+ LEN([.$H$3]))" office:value-type="float" office:value="54" calcext:value-type="float">
            <text:p>54</text:p>
          </table:table-cell>
          <table:table-cell table:formula="of:=FIND([.$J$3];[.C28])" office:value-type="string" office:string-value="" calcext:value-type="error">
            <text:p>#ЗНАЧЕН!</text:p>
          </table:table-cell>
          <table:table-cell table:formula="of:=FIND([.$K$3];[.C28];[.J28]+ LEN([.$J$3]))" office:value-type="string" office:string-value="" calcext:value-type="error">
            <text:p>#ЗНАЧЕН!</text:p>
          </table:table-cell>
          <table:table-cell table:formula="of:=FIND([.$L$3];[.C28])" office:value-type="string" office:string-value="" calcext:value-type="error">
            <text:p>#ЗНАЧЕН!</text:p>
          </table:table-cell>
          <table:table-cell table:formula="of:=LEN([.C28])" office:value-type="float" office:value="56" calcext:value-type="float">
            <text:p>56</text:p>
          </table:table-cell>
          <table:table-cell table:formula="of:=MID([.C28];[.D28]+LEN([.$D$3]);[.E28]-[.D28]-LEN([.$D$3]))" office:value-type="string" office:string-value="CALCDATE" calcext:value-type="string">
            <text:p>CALCDATE</text:p>
          </table:table-cell>
          <table:table-cell table:formula="of:=MID([.C28];[.F28]+LEN([.$F$3]);[.G28]-[.F28]-LEN([.$F$3]))" office:value-type="string" office:string-value="FLOAT" calcext:value-type="string">
            <text:p>FLOAT</text:p>
          </table:table-cell>
          <table:table-cell table:formula="of:=MID([.C28];[.H28]+LEN([.$H$3]);[.I28]-[.H28]-LEN([.$H$3]))" office:value-type="string" office:string-value="38" calcext:value-type="string">
            <text:p>38</text:p>
          </table:table-cell>
          <table:table-cell table:formula="of:=MID([.C28];[.J28]+LEN([.$J$3]);[.K28]-[.J28]-LEN([.$J$3]))" office:value-type="string" office:string-value="" calcext:value-type="error">
            <text:p>#ЗНАЧЕН!</text:p>
          </table:table-cell>
          <table:table-cell table:formula="of:=IFERROR([.Q28];0)" office:value-type="float" office:value="0" calcext:value-type="float">
            <text:p>0</text:p>
          </table:table-cell>
          <table:table-cell table:formula="of:=IFERROR([.L28];&quot;false&quot;)" office:value-type="string" office:string-value="false" calcext:value-type="string">
            <text:p>false</text:p>
          </table:table-cell>
          <table:table-cell table:formula="of:=IF([.O28]=&quot;NUMERIC&quot;;CONCATENATE(&quot;(&quot;;[.P28];&quot;,&quot;;[.R28];&quot;)&quot;);CONCATENATE(&quot;(&quot;;[.P28];&quot;)&quot;))" office:value-type="string" office:string-value="(38)" calcext:value-type="string">
            <text:p>(38)</text:p>
          </table:table-cell>
          <table:table-cell table:formula="of:=IF([.S28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8];&quot;&quot;&quot; type=&quot;&quot;&quot;;[.O28];[.T28];&quot;&quot;&quot;&gt;                &lt;constraints nullable=&quot;&quot;&quot;;[.U28];&quot;&quot;&quot;/&gt;            &lt;/column&gt;&quot;)" office:value-type="string" office:string-value="&lt;column name=&quot;CALCDATE&quot; type=&quot;FLOAT(38)&quot;&gt;                &lt;constraints nullable=&quot;true&quot;/&gt;            &lt;/column&gt;" calcext:value-type="string">
            <text:p>&lt;column name="CALCDATE" type="FLOAT(38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RATE" type="NUMERIC" length="19" precision="6"/&gt;</text:p>
          </table:table-cell>
          <table:table-cell table:formula="of:=FIND([.$D$3];[.C29])" office:value-type="float" office:value="15" calcext:value-type="float">
            <text:p>15</text:p>
          </table:table-cell>
          <table:table-cell table:formula="of:=FIND([.$E$3];[.C29];[.D29] + LEN([.$D$3]))" office:value-type="float" office:value="25" calcext:value-type="float">
            <text:p>25</text:p>
          </table:table-cell>
          <table:table-cell table:formula="of:=FIND([.$F$3];[.C29])" office:value-type="float" office:value="27" calcext:value-type="float">
            <text:p>27</text:p>
          </table:table-cell>
          <table:table-cell table:formula="of:=FIND([.$G$3];[.C29];[.F29]+ LEN([.$F$3]))" office:value-type="float" office:value="40" calcext:value-type="float">
            <text:p>40</text:p>
          </table:table-cell>
          <table:table-cell table:formula="of:=FIND([.$H$3];[.C29])" office:value-type="float" office:value="42" calcext:value-type="float">
            <text:p>42</text:p>
          </table:table-cell>
          <table:table-cell table:formula="of:=FIND([.$I$3];[.C29];[.H29]+ LEN([.$H$3]))" office:value-type="float" office:value="52" calcext:value-type="float">
            <text:p>52</text:p>
          </table:table-cell>
          <table:table-cell table:formula="of:=FIND([.$J$3];[.C29])" office:value-type="float" office:value="54" calcext:value-type="float">
            <text:p>54</text:p>
          </table:table-cell>
          <table:table-cell table:formula="of:=FIND([.$K$3];[.C29];[.J29]+ LEN([.$J$3]))" office:value-type="float" office:value="66" calcext:value-type="float">
            <text:p>66</text:p>
          </table:table-cell>
          <table:table-cell table:formula="of:=FIND([.$L$3];[.C29])" office:value-type="string" office:string-value="" calcext:value-type="error">
            <text:p>#ЗНАЧЕН!</text:p>
          </table:table-cell>
          <table:table-cell table:formula="of:=LEN([.C29])" office:value-type="float" office:value="68" calcext:value-type="float">
            <text:p>68</text:p>
          </table:table-cell>
          <table:table-cell table:formula="of:=MID([.C29];[.D29]+LEN([.$D$3]);[.E29]-[.D29]-LEN([.$D$3]))" office:value-type="string" office:string-value="RATE" calcext:value-type="string">
            <text:p>RATE</text:p>
          </table:table-cell>
          <table:table-cell table:formula="of:=MID([.C29];[.F29]+LEN([.$F$3]);[.G29]-[.F29]-LEN([.$F$3]))" office:value-type="string" office:string-value="NUMERIC" calcext:value-type="string">
            <text:p>NUMERIC</text:p>
          </table:table-cell>
          <table:table-cell table:formula="of:=MID([.C29];[.H29]+LEN([.$H$3]);[.I29]-[.H29]-LEN([.$H$3]))" office:value-type="string" office:string-value="19" calcext:value-type="string">
            <text:p>19</text:p>
          </table:table-cell>
          <table:table-cell table:formula="of:=MID([.C29];[.J29]+LEN([.$J$3]);[.K29]-[.J29]-LEN([.$J$3]))" office:value-type="string" office:string-value="6" calcext:value-type="string">
            <text:p>6</text:p>
          </table:table-cell>
          <table:table-cell table:formula="of:=IFERROR([.Q29];0)" office:value-type="string" office:string-value="6" calcext:value-type="string">
            <text:p>6</text:p>
          </table:table-cell>
          <table:table-cell table:formula="of:=IFERROR([.L29];&quot;false&quot;)" office:value-type="string" office:string-value="false" calcext:value-type="string">
            <text:p>false</text:p>
          </table:table-cell>
          <table:table-cell table:formula="of:=IF([.O29]=&quot;NUMERIC&quot;;CONCATENATE(&quot;(&quot;;[.P29];&quot;,&quot;;[.R29];&quot;)&quot;);CONCATENATE(&quot;(&quot;;[.P29];&quot;)&quot;))" office:value-type="string" office:string-value="(19,6)" calcext:value-type="string">
            <text:p>(19,6)</text:p>
          </table:table-cell>
          <table:table-cell table:formula="of:=IF([.S29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29];&quot;&quot;&quot; type=&quot;&quot;&quot;;[.O29];[.T29];&quot;&quot;&quot;&gt;                &lt;constraints nullable=&quot;&quot;&quot;;[.U29];&quot;&quot;&quot;/&gt;            &lt;/column&gt;&quot;)" office:value-type="string" office:string-value="&lt;column name=&quot;RATE&quot; type=&quot;NUMERIC(19,6)&quot;&gt;                &lt;constraints nullable=&quot;true&quot;/&gt;            &lt;/column&gt;" calcext:value-type="string">
            <text:p>&lt;column name="RATE" type="NUMERIC(19,6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BARRIER" type="NUMERIC" length="19" precision="6"/&gt;</text:p>
          </table:table-cell>
          <table:table-cell table:formula="of:=FIND([.$D$3];[.C30])" office:value-type="float" office:value="15" calcext:value-type="float">
            <text:p>15</text:p>
          </table:table-cell>
          <table:table-cell table:formula="of:=FIND([.$E$3];[.C30];[.D30] + LEN([.$D$3]))" office:value-type="float" office:value="28" calcext:value-type="float">
            <text:p>28</text:p>
          </table:table-cell>
          <table:table-cell table:formula="of:=FIND([.$F$3];[.C30])" office:value-type="float" office:value="30" calcext:value-type="float">
            <text:p>30</text:p>
          </table:table-cell>
          <table:table-cell table:formula="of:=FIND([.$G$3];[.C30];[.F30]+ LEN([.$F$3]))" office:value-type="float" office:value="43" calcext:value-type="float">
            <text:p>43</text:p>
          </table:table-cell>
          <table:table-cell table:formula="of:=FIND([.$H$3];[.C30])" office:value-type="float" office:value="45" calcext:value-type="float">
            <text:p>45</text:p>
          </table:table-cell>
          <table:table-cell table:formula="of:=FIND([.$I$3];[.C30];[.H30]+ LEN([.$H$3]))" office:value-type="float" office:value="55" calcext:value-type="float">
            <text:p>55</text:p>
          </table:table-cell>
          <table:table-cell table:formula="of:=FIND([.$J$3];[.C30])" office:value-type="float" office:value="57" calcext:value-type="float">
            <text:p>57</text:p>
          </table:table-cell>
          <table:table-cell table:formula="of:=FIND([.$K$3];[.C30];[.J30]+ LEN([.$J$3]))" office:value-type="float" office:value="69" calcext:value-type="float">
            <text:p>69</text:p>
          </table:table-cell>
          <table:table-cell table:formula="of:=FIND([.$L$3];[.C30])" office:value-type="string" office:string-value="" calcext:value-type="error">
            <text:p>#ЗНАЧЕН!</text:p>
          </table:table-cell>
          <table:table-cell table:formula="of:=LEN([.C30])" office:value-type="float" office:value="71" calcext:value-type="float">
            <text:p>71</text:p>
          </table:table-cell>
          <table:table-cell table:formula="of:=MID([.C30];[.D30]+LEN([.$D$3]);[.E30]-[.D30]-LEN([.$D$3]))" office:value-type="string" office:string-value="BARRIER" calcext:value-type="string">
            <text:p>BARRIER</text:p>
          </table:table-cell>
          <table:table-cell table:formula="of:=MID([.C30];[.F30]+LEN([.$F$3]);[.G30]-[.F30]-LEN([.$F$3]))" office:value-type="string" office:string-value="NUMERIC" calcext:value-type="string">
            <text:p>NUMERIC</text:p>
          </table:table-cell>
          <table:table-cell table:formula="of:=MID([.C30];[.H30]+LEN([.$H$3]);[.I30]-[.H30]-LEN([.$H$3]))" office:value-type="string" office:string-value="19" calcext:value-type="string">
            <text:p>19</text:p>
          </table:table-cell>
          <table:table-cell table:formula="of:=MID([.C30];[.J30]+LEN([.$J$3]);[.K30]-[.J30]-LEN([.$J$3]))" office:value-type="string" office:string-value="6" calcext:value-type="string">
            <text:p>6</text:p>
          </table:table-cell>
          <table:table-cell table:formula="of:=IFERROR([.Q30];0)" office:value-type="string" office:string-value="6" calcext:value-type="string">
            <text:p>6</text:p>
          </table:table-cell>
          <table:table-cell table:formula="of:=IFERROR([.L30];&quot;false&quot;)" office:value-type="string" office:string-value="false" calcext:value-type="string">
            <text:p>false</text:p>
          </table:table-cell>
          <table:table-cell table:formula="of:=IF([.O30]=&quot;NUMERIC&quot;;CONCATENATE(&quot;(&quot;;[.P30];&quot;,&quot;;[.R30];&quot;)&quot;);CONCATENATE(&quot;(&quot;;[.P30];&quot;)&quot;))" office:value-type="string" office:string-value="(19,6)" calcext:value-type="string">
            <text:p>(19,6)</text:p>
          </table:table-cell>
          <table:table-cell table:formula="of:=IF([.S30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0];&quot;&quot;&quot; type=&quot;&quot;&quot;;[.O30];[.T30];&quot;&quot;&quot;&gt;                &lt;constraints nullable=&quot;&quot;&quot;;[.U30];&quot;&quot;&quot;/&gt;            &lt;/column&gt;&quot;)" office:value-type="string" office:string-value="&lt;column name=&quot;BARRIER&quot; type=&quot;NUMERIC(19,6)&quot;&gt;                &lt;constraints nullable=&quot;true&quot;/&gt;            &lt;/column&gt;" calcext:value-type="string">
            <text:p>&lt;column name="BARRIER" type="NUMERIC(19,6)"&gt; <text:s text:c="15"/>&lt;constraints nullable="true"/&gt; <text:s text:c="11"/>&lt;/column&gt;</text:p>
          </table:table-cell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/>
          <table:table-cell table:formula="of:=FIND([.$D$3];[.C31])" office:value-type="string" office:string-value="" calcext:value-type="error">
            <text:p>#ЗНАЧЕН!</text:p>
          </table:table-cell>
          <table:table-cell table:formula="of:=FIND([.$E$3];[.C31];[.D31] + LEN([.$D$3]))" office:value-type="string" office:string-value="" calcext:value-type="error">
            <text:p>#ЗНАЧЕН!</text:p>
          </table:table-cell>
          <table:table-cell table:formula="of:=FIND([.$F$3];[.C31])" office:value-type="string" office:string-value="" calcext:value-type="error">
            <text:p>#ЗНАЧЕН!</text:p>
          </table:table-cell>
          <table:table-cell table:formula="of:=FIND([.$G$3];[.C31];[.F31]+ LEN([.$F$3]))" office:value-type="string" office:string-value="" calcext:value-type="error">
            <text:p>#ЗНАЧЕН!</text:p>
          </table:table-cell>
          <table:table-cell table:formula="of:=FIND([.$H$3];[.C31])" office:value-type="string" office:string-value="" calcext:value-type="error">
            <text:p>#ЗНАЧЕН!</text:p>
          </table:table-cell>
          <table:table-cell table:formula="of:=FIND([.$I$3];[.C31];[.H31]+ LEN([.$H$3]))" office:value-type="string" office:string-value="" calcext:value-type="error">
            <text:p>#ЗНАЧЕН!</text:p>
          </table:table-cell>
          <table:table-cell table:formula="of:=FIND([.$J$3];[.C31])" office:value-type="string" office:string-value="" calcext:value-type="error">
            <text:p>#ЗНАЧЕН!</text:p>
          </table:table-cell>
          <table:table-cell table:formula="of:=FIND([.$K$3];[.C31];[.J31]+ LEN([.$J$3]))" office:value-type="string" office:string-value="" calcext:value-type="error">
            <text:p>#ЗНАЧЕН!</text:p>
          </table:table-cell>
          <table:table-cell table:formula="of:=FIND([.$L$3];[.C31])" office:value-type="string" office:string-value="" calcext:value-type="error">
            <text:p>#ЗНАЧЕН!</text:p>
          </table:table-cell>
          <table:table-cell table:formula="of:=LEN([.C31])" office:value-type="float" office:value="0" calcext:value-type="float">
            <text:p>0</text:p>
          </table:table-cell>
          <table:table-cell table:formula="of:=MID([.C31];[.D31]+LEN([.$D$3]);[.E31]-[.D31]-LEN([.$D$3]))" office:value-type="string" office:string-value="" calcext:value-type="error">
            <text:p>#ЗНАЧЕН!</text:p>
          </table:table-cell>
          <table:table-cell table:formula="of:=MID([.C31];[.F31]+LEN([.$F$3]);[.G31]-[.F31]-LEN([.$F$3]))" office:value-type="string" office:string-value="" calcext:value-type="error">
            <text:p>#ЗНАЧЕН!</text:p>
          </table:table-cell>
          <table:table-cell table:formula="of:=MID([.C31];[.H31]+LEN([.$H$3]);[.I31]-[.H31]-LEN([.$H$3]))" office:value-type="string" office:string-value="" calcext:value-type="error">
            <text:p>#ЗНАЧЕН!</text:p>
          </table:table-cell>
          <table:table-cell table:formula="of:=MID([.C31];[.J31]+LEN([.$J$3]);[.K31]-[.J31]-LEN([.$J$3]))" office:value-type="string" office:string-value="" calcext:value-type="error">
            <text:p>#ЗНАЧЕН!</text:p>
          </table:table-cell>
          <table:table-cell table:formula="of:=IFERROR([.Q31];0)" office:value-type="float" office:value="0" calcext:value-type="float">
            <text:p>0</text:p>
          </table:table-cell>
          <table:table-cell table:formula="of:=IFERROR([.L31];&quot;false&quot;)" office:value-type="string" office:string-value="false" calcext:value-type="string">
            <text:p>false</text:p>
          </table:table-cell>
          <table:table-cell table:formula="of:=IF([.O31]=&quot;NUMERIC&quot;;CONCATENATE(&quot;(&quot;;[.P31];&quot;,&quot;;[.R31];&quot;)&quot;);CONCATENATE(&quot;(&quot;;[.P31];&quot;)&quot;))" office:value-type="string" office:string-value="" calcext:value-type="error">
            <text:p>#ЗНАЧЕН!</text:p>
          </table:table-cell>
          <table:table-cell table:formula="of:=IF([.S31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1];&quot;&quot;&quot; type=&quot;&quot;&quot;;[.O31];[.T31];&quot;&quot;&quot;&gt;                &lt;constraints nullable=&quot;&quot;&quot;;[.U31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/>
          <table:table-cell office:value-type="string" calcext:value-type="string">
            <text:p>&lt;db-entity name="B2B_INVBASEACTIVE"&gt;</text:p>
          </table:table-cell>
          <table:table-cell/>
          <table:table-cell table:formula="of:=FIND([.$D$3];[.C32])" office:value-type="string" office:string-value="" calcext:value-type="error">
            <text:p>#ЗНАЧЕН!</text:p>
          </table:table-cell>
          <table:table-cell table:formula="of:=FIND([.$E$3];[.C32];[.D32] + LEN([.$D$3]))" office:value-type="string" office:string-value="" calcext:value-type="error">
            <text:p>#ЗНАЧЕН!</text:p>
          </table:table-cell>
          <table:table-cell table:formula="of:=FIND([.$F$3];[.C32])" office:value-type="string" office:string-value="" calcext:value-type="error">
            <text:p>#ЗНАЧЕН!</text:p>
          </table:table-cell>
          <table:table-cell table:formula="of:=FIND([.$G$3];[.C32];[.F32]+ LEN([.$F$3]))" office:value-type="string" office:string-value="" calcext:value-type="error">
            <text:p>#ЗНАЧЕН!</text:p>
          </table:table-cell>
          <table:table-cell table:formula="of:=FIND([.$H$3];[.C32])" office:value-type="string" office:string-value="" calcext:value-type="error">
            <text:p>#ЗНАЧЕН!</text:p>
          </table:table-cell>
          <table:table-cell table:formula="of:=FIND([.$I$3];[.C32];[.H32]+ LEN([.$H$3]))" office:value-type="string" office:string-value="" calcext:value-type="error">
            <text:p>#ЗНАЧЕН!</text:p>
          </table:table-cell>
          <table:table-cell table:formula="of:=FIND([.$J$3];[.C32])" office:value-type="string" office:string-value="" calcext:value-type="error">
            <text:p>#ЗНАЧЕН!</text:p>
          </table:table-cell>
          <table:table-cell table:formula="of:=FIND([.$K$3];[.C32];[.J32]+ LEN([.$J$3]))" office:value-type="string" office:string-value="" calcext:value-type="error">
            <text:p>#ЗНАЧЕН!</text:p>
          </table:table-cell>
          <table:table-cell table:formula="of:=FIND([.$L$3];[.C32])" office:value-type="string" office:string-value="" calcext:value-type="error">
            <text:p>#ЗНАЧЕН!</text:p>
          </table:table-cell>
          <table:table-cell table:formula="of:=LEN([.C32])" office:value-type="float" office:value="0" calcext:value-type="float">
            <text:p>0</text:p>
          </table:table-cell>
          <table:table-cell table:formula="of:=MID([.C32];[.D32]+LEN([.$D$3]);[.E32]-[.D32]-LEN([.$D$3]))" office:value-type="string" office:string-value="" calcext:value-type="error">
            <text:p>#ЗНАЧЕН!</text:p>
          </table:table-cell>
          <table:table-cell table:formula="of:=MID([.C32];[.F32]+LEN([.$F$3]);[.G32]-[.F32]-LEN([.$F$3]))" office:value-type="string" office:string-value="" calcext:value-type="error">
            <text:p>#ЗНАЧЕН!</text:p>
          </table:table-cell>
          <table:table-cell table:formula="of:=MID([.C32];[.H32]+LEN([.$H$3]);[.I32]-[.H32]-LEN([.$H$3]))" office:value-type="string" office:string-value="" calcext:value-type="error">
            <text:p>#ЗНАЧЕН!</text:p>
          </table:table-cell>
          <table:table-cell table:formula="of:=MID([.C32];[.J32]+LEN([.$J$3]);[.K32]-[.J32]-LEN([.$J$3]))" office:value-type="string" office:string-value="" calcext:value-type="error">
            <text:p>#ЗНАЧЕН!</text:p>
          </table:table-cell>
          <table:table-cell table:formula="of:=IFERROR([.Q32];0)" office:value-type="float" office:value="0" calcext:value-type="float">
            <text:p>0</text:p>
          </table:table-cell>
          <table:table-cell table:formula="of:=IFERROR([.L32];&quot;false&quot;)" office:value-type="string" office:string-value="false" calcext:value-type="string">
            <text:p>false</text:p>
          </table:table-cell>
          <table:table-cell table:formula="of:=IF([.O32]=&quot;NUMERIC&quot;;CONCATENATE(&quot;(&quot;;[.P32];&quot;,&quot;;[.R32];&quot;)&quot;);CONCATENATE(&quot;(&quot;;[.P32];&quot;)&quot;))" office:value-type="string" office:string-value="" calcext:value-type="error">
            <text:p>#ЗНАЧЕН!</text:p>
          </table:table-cell>
          <table:table-cell table:formula="of:=IF([.S32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2];&quot;&quot;&quot; type=&quot;&quot;&quot;;[.O32];[.T32];&quot;&quot;&quot;&gt;                &lt;constraints nullable=&quot;&quot;&quot;;[.U32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BASEACTIVEID" type="NUMERIC" isPrimaryKey="true" isMandatory="true" length="19"/&gt;</text:p>
          </table:table-cell>
          <table:table-cell table:formula="of:=FIND([.$D$3];[.C33])" office:value-type="float" office:value="15" calcext:value-type="float">
            <text:p>15</text:p>
          </table:table-cell>
          <table:table-cell table:formula="of:=FIND([.$E$3];[.C33];[.D33] + LEN([.$D$3]))" office:value-type="float" office:value="36" calcext:value-type="float">
            <text:p>36</text:p>
          </table:table-cell>
          <table:table-cell table:formula="of:=FIND([.$F$3];[.C33])" office:value-type="float" office:value="38" calcext:value-type="float">
            <text:p>38</text:p>
          </table:table-cell>
          <table:table-cell table:formula="of:=FIND([.$G$3];[.C33];[.F33]+ LEN([.$F$3]))" office:value-type="float" office:value="51" calcext:value-type="float">
            <text:p>51</text:p>
          </table:table-cell>
          <table:table-cell table:formula="of:=FIND([.$H$3];[.C33])" office:value-type="float" office:value="92" calcext:value-type="float">
            <text:p>92</text:p>
          </table:table-cell>
          <table:table-cell table:formula="of:=FIND([.$I$3];[.C33];[.H33]+ LEN([.$H$3]))" office:value-type="float" office:value="102" calcext:value-type="float">
            <text:p>102</text:p>
          </table:table-cell>
          <table:table-cell table:formula="of:=FIND([.$J$3];[.C33])" office:value-type="string" office:string-value="" calcext:value-type="error">
            <text:p>#ЗНАЧЕН!</text:p>
          </table:table-cell>
          <table:table-cell table:formula="of:=FIND([.$K$3];[.C33];[.J33]+ LEN([.$J$3]))" office:value-type="string" office:string-value="" calcext:value-type="error">
            <text:p>#ЗНАЧЕН!</text:p>
          </table:table-cell>
          <table:table-cell table:formula="of:=FIND([.$L$3];[.C33])" office:value-type="float" office:value="53" calcext:value-type="float">
            <text:p>53</text:p>
          </table:table-cell>
          <table:table-cell table:formula="of:=LEN([.C33])" office:value-type="float" office:value="104" calcext:value-type="float">
            <text:p>104</text:p>
          </table:table-cell>
          <table:table-cell table:formula="of:=MID([.C33];[.D33]+LEN([.$D$3]);[.E33]-[.D33]-LEN([.$D$3]))" office:value-type="string" office:string-value="INVBASEACTIVEID" calcext:value-type="string">
            <text:p>INVBASEACTIVEID</text:p>
          </table:table-cell>
          <table:table-cell table:formula="of:=MID([.C33];[.F33]+LEN([.$F$3]);[.G33]-[.F33]-LEN([.$F$3]))" office:value-type="string" office:string-value="NUMERIC" calcext:value-type="string">
            <text:p>NUMERIC</text:p>
          </table:table-cell>
          <table:table-cell table:formula="of:=MID([.C33];[.H33]+LEN([.$H$3]);[.I33]-[.H33]-LEN([.$H$3]))" office:value-type="string" office:string-value="19" calcext:value-type="string">
            <text:p>19</text:p>
          </table:table-cell>
          <table:table-cell table:formula="of:=MID([.C33];[.J33]+LEN([.$J$3]);[.K33]-[.J33]-LEN([.$J$3]))" office:value-type="string" office:string-value="" calcext:value-type="error">
            <text:p>#ЗНАЧЕН!</text:p>
          </table:table-cell>
          <table:table-cell table:formula="of:=IFERROR([.Q33];0)" office:value-type="float" office:value="0" calcext:value-type="float">
            <text:p>0</text:p>
          </table:table-cell>
          <table:table-cell table:formula="of:=IFERROR([.L33];&quot;false&quot;)" office:value-type="float" office:value="53" calcext:value-type="float">
            <text:p>53</text:p>
          </table:table-cell>
          <table:table-cell table:formula="of:=IF([.O33]=&quot;NUMERIC&quot;;CONCATENATE(&quot;(&quot;;[.P33];&quot;,&quot;;[.R33];&quot;)&quot;);CONCATENATE(&quot;(&quot;;[.P33];&quot;)&quot;))" office:value-type="string" office:string-value="(19,0)" calcext:value-type="string">
            <text:p>(19,0)</text:p>
          </table:table-cell>
          <table:table-cell table:formula="of:=IF([.S33]=&quot;false&quot;;&quot;true&quot;;&quot;false&quot;)" office:value-type="string" office:string-value="false" calcext:value-type="string">
            <text:p>false</text:p>
          </table:table-cell>
          <table:table-cell table:formula="of:=CONCATENATE(&quot;&lt;column name=&quot;&quot;&quot;;[.N33];&quot;&quot;&quot; type=&quot;&quot;&quot;;[.O33];[.T33];&quot;&quot;&quot;&gt;                &lt;constraints nullable=&quot;&quot;&quot;;[.U33];&quot;&quot;&quot;/&gt;            &lt;/column&gt;&quot;)" office:value-type="string" office:string-value="&lt;column name=&quot;INVBASEACTIVEID&quot; type=&quot;NUMERIC(19,0)&quot;&gt;                &lt;constraints nullable=&quot;false&quot;/&gt;            &lt;/column&gt;" calcext:value-type="string">
            <text:p>&lt;column name="INVBASEACTIVEID" type="NUMERIC(19,0)"&gt; <text:s text:c="15"/>&lt;constraints nullable="fals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NAME" type="VARCHAR" length="255"/&gt;</text:p>
          </table:table-cell>
          <table:table-cell table:formula="of:=FIND([.$D$3];[.C34])" office:value-type="float" office:value="15" calcext:value-type="float">
            <text:p>15</text:p>
          </table:table-cell>
          <table:table-cell table:formula="of:=FIND([.$E$3];[.C34];[.D34] + LEN([.$D$3]))" office:value-type="float" office:value="25" calcext:value-type="float">
            <text:p>25</text:p>
          </table:table-cell>
          <table:table-cell table:formula="of:=FIND([.$F$3];[.C34])" office:value-type="float" office:value="27" calcext:value-type="float">
            <text:p>27</text:p>
          </table:table-cell>
          <table:table-cell table:formula="of:=FIND([.$G$3];[.C34];[.F34]+ LEN([.$F$3]))" office:value-type="float" office:value="40" calcext:value-type="float">
            <text:p>40</text:p>
          </table:table-cell>
          <table:table-cell table:formula="of:=FIND([.$H$3];[.C34])" office:value-type="float" office:value="42" calcext:value-type="float">
            <text:p>42</text:p>
          </table:table-cell>
          <table:table-cell table:formula="of:=FIND([.$I$3];[.C34];[.H34]+ LEN([.$H$3]))" office:value-type="float" office:value="53" calcext:value-type="float">
            <text:p>53</text:p>
          </table:table-cell>
          <table:table-cell table:formula="of:=FIND([.$J$3];[.C34])" office:value-type="string" office:string-value="" calcext:value-type="error">
            <text:p>#ЗНАЧЕН!</text:p>
          </table:table-cell>
          <table:table-cell table:formula="of:=FIND([.$K$3];[.C34];[.J34]+ LEN([.$J$3]))" office:value-type="string" office:string-value="" calcext:value-type="error">
            <text:p>#ЗНАЧЕН!</text:p>
          </table:table-cell>
          <table:table-cell table:formula="of:=FIND([.$L$3];[.C34])" office:value-type="string" office:string-value="" calcext:value-type="error">
            <text:p>#ЗНАЧЕН!</text:p>
          </table:table-cell>
          <table:table-cell table:formula="of:=LEN([.C34])" office:value-type="float" office:value="55" calcext:value-type="float">
            <text:p>55</text:p>
          </table:table-cell>
          <table:table-cell table:formula="of:=MID([.C34];[.D34]+LEN([.$D$3]);[.E34]-[.D34]-LEN([.$D$3]))" office:value-type="string" office:string-value="NAME" calcext:value-type="string">
            <text:p>NAME</text:p>
          </table:table-cell>
          <table:table-cell table:formula="of:=MID([.C34];[.F34]+LEN([.$F$3]);[.G34]-[.F34]-LEN([.$F$3]))" office:value-type="string" office:string-value="VARCHAR" calcext:value-type="string">
            <text:p>VARCHAR</text:p>
          </table:table-cell>
          <table:table-cell table:formula="of:=MID([.C34];[.H34]+LEN([.$H$3]);[.I34]-[.H34]-LEN([.$H$3]))" office:value-type="string" office:string-value="255" calcext:value-type="string">
            <text:p>255</text:p>
          </table:table-cell>
          <table:table-cell table:formula="of:=MID([.C34];[.J34]+LEN([.$J$3]);[.K34]-[.J34]-LEN([.$J$3]))" office:value-type="string" office:string-value="" calcext:value-type="error">
            <text:p>#ЗНАЧЕН!</text:p>
          </table:table-cell>
          <table:table-cell table:formula="of:=IFERROR([.Q34];0)" office:value-type="float" office:value="0" calcext:value-type="float">
            <text:p>0</text:p>
          </table:table-cell>
          <table:table-cell table:formula="of:=IFERROR([.L34];&quot;false&quot;)" office:value-type="string" office:string-value="false" calcext:value-type="string">
            <text:p>false</text:p>
          </table:table-cell>
          <table:table-cell table:formula="of:=IF([.O34]=&quot;NUMERIC&quot;;CONCATENATE(&quot;(&quot;;[.P34];&quot;,&quot;;[.R34];&quot;)&quot;);CONCATENATE(&quot;(&quot;;[.P34];&quot;)&quot;))" office:value-type="string" office:string-value="(255)" calcext:value-type="string">
            <text:p>(255)</text:p>
          </table:table-cell>
          <table:table-cell table:formula="of:=IF([.S34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4];&quot;&quot;&quot; type=&quot;&quot;&quot;;[.O34];[.T34];&quot;&quot;&quot;&gt;                &lt;constraints nullable=&quot;&quot;&quot;;[.U34];&quot;&quot;&quot;/&gt;            &lt;/column&gt;&quot;)" office:value-type="string" office:string-value="&lt;column name=&quot;NAME&quot; type=&quot;VARCHAR(255)&quot;&gt;                &lt;constraints nullable=&quot;true&quot;/&gt;            &lt;/column&gt;" calcext:value-type="string">
            <text:p>&lt;column name="NAM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SYSNAME" type="VARCHAR" length="255"/&gt;</text:p>
          </table:table-cell>
          <table:table-cell table:formula="of:=FIND([.$D$3];[.C35])" office:value-type="float" office:value="15" calcext:value-type="float">
            <text:p>15</text:p>
          </table:table-cell>
          <table:table-cell table:formula="of:=FIND([.$E$3];[.C35];[.D35] + LEN([.$D$3]))" office:value-type="float" office:value="28" calcext:value-type="float">
            <text:p>28</text:p>
          </table:table-cell>
          <table:table-cell table:formula="of:=FIND([.$F$3];[.C35])" office:value-type="float" office:value="30" calcext:value-type="float">
            <text:p>30</text:p>
          </table:table-cell>
          <table:table-cell table:formula="of:=FIND([.$G$3];[.C35];[.F35]+ LEN([.$F$3]))" office:value-type="float" office:value="43" calcext:value-type="float">
            <text:p>43</text:p>
          </table:table-cell>
          <table:table-cell table:formula="of:=FIND([.$H$3];[.C35])" office:value-type="float" office:value="45" calcext:value-type="float">
            <text:p>45</text:p>
          </table:table-cell>
          <table:table-cell table:formula="of:=FIND([.$I$3];[.C35];[.H35]+ LEN([.$H$3]))" office:value-type="float" office:value="56" calcext:value-type="float">
            <text:p>56</text:p>
          </table:table-cell>
          <table:table-cell table:formula="of:=FIND([.$J$3];[.C35])" office:value-type="string" office:string-value="" calcext:value-type="error">
            <text:p>#ЗНАЧЕН!</text:p>
          </table:table-cell>
          <table:table-cell table:formula="of:=FIND([.$K$3];[.C35];[.J35]+ LEN([.$J$3]))" office:value-type="string" office:string-value="" calcext:value-type="error">
            <text:p>#ЗНАЧЕН!</text:p>
          </table:table-cell>
          <table:table-cell table:formula="of:=FIND([.$L$3];[.C35])" office:value-type="string" office:string-value="" calcext:value-type="error">
            <text:p>#ЗНАЧЕН!</text:p>
          </table:table-cell>
          <table:table-cell table:formula="of:=LEN([.C35])" office:value-type="float" office:value="58" calcext:value-type="float">
            <text:p>58</text:p>
          </table:table-cell>
          <table:table-cell table:formula="of:=MID([.C35];[.D35]+LEN([.$D$3]);[.E35]-[.D35]-LEN([.$D$3]))" office:value-type="string" office:string-value="SYSNAME" calcext:value-type="string">
            <text:p>SYSNAME</text:p>
          </table:table-cell>
          <table:table-cell table:formula="of:=MID([.C35];[.F35]+LEN([.$F$3]);[.G35]-[.F35]-LEN([.$F$3]))" office:value-type="string" office:string-value="VARCHAR" calcext:value-type="string">
            <text:p>VARCHAR</text:p>
          </table:table-cell>
          <table:table-cell table:formula="of:=MID([.C35];[.H35]+LEN([.$H$3]);[.I35]-[.H35]-LEN([.$H$3]))" office:value-type="string" office:string-value="255" calcext:value-type="string">
            <text:p>255</text:p>
          </table:table-cell>
          <table:table-cell table:formula="of:=MID([.C35];[.J35]+LEN([.$J$3]);[.K35]-[.J35]-LEN([.$J$3]))" office:value-type="string" office:string-value="" calcext:value-type="error">
            <text:p>#ЗНАЧЕН!</text:p>
          </table:table-cell>
          <table:table-cell table:formula="of:=IFERROR([.Q35];0)" office:value-type="float" office:value="0" calcext:value-type="float">
            <text:p>0</text:p>
          </table:table-cell>
          <table:table-cell table:formula="of:=IFERROR([.L35];&quot;false&quot;)" office:value-type="string" office:string-value="false" calcext:value-type="string">
            <text:p>false</text:p>
          </table:table-cell>
          <table:table-cell table:formula="of:=IF([.O35]=&quot;NUMERIC&quot;;CONCATENATE(&quot;(&quot;;[.P35];&quot;,&quot;;[.R35];&quot;)&quot;);CONCATENATE(&quot;(&quot;;[.P35];&quot;)&quot;))" office:value-type="string" office:string-value="(255)" calcext:value-type="string">
            <text:p>(255)</text:p>
          </table:table-cell>
          <table:table-cell table:formula="of:=IF([.S35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5];&quot;&quot;&quot; type=&quot;&quot;&quot;;[.O35];[.T35];&quot;&quot;&quot;&gt;                &lt;constraints nullable=&quot;&quot;&quot;;[.U35];&quot;&quot;&quot;/&gt;            &lt;/column&gt;&quot;)" office:value-type="string" office:string-value="&lt;column name=&quot;SYSNAME&quot; type=&quot;VARCHAR(255)&quot;&gt;                &lt;constraints nullable=&quot;true&quot;/&gt;            &lt;/column&gt;" calcext:value-type="string">
            <text:p>&lt;column name="SYSNAM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ODE" type="VARCHAR" length="255"/&gt;</text:p>
          </table:table-cell>
          <table:table-cell table:formula="of:=FIND([.$D$3];[.C36])" office:value-type="float" office:value="15" calcext:value-type="float">
            <text:p>15</text:p>
          </table:table-cell>
          <table:table-cell table:formula="of:=FIND([.$E$3];[.C36];[.D36] + LEN([.$D$3]))" office:value-type="float" office:value="25" calcext:value-type="float">
            <text:p>25</text:p>
          </table:table-cell>
          <table:table-cell table:formula="of:=FIND([.$F$3];[.C36])" office:value-type="float" office:value="27" calcext:value-type="float">
            <text:p>27</text:p>
          </table:table-cell>
          <table:table-cell table:formula="of:=FIND([.$G$3];[.C36];[.F36]+ LEN([.$F$3]))" office:value-type="float" office:value="40" calcext:value-type="float">
            <text:p>40</text:p>
          </table:table-cell>
          <table:table-cell table:formula="of:=FIND([.$H$3];[.C36])" office:value-type="float" office:value="42" calcext:value-type="float">
            <text:p>42</text:p>
          </table:table-cell>
          <table:table-cell table:formula="of:=FIND([.$I$3];[.C36];[.H36]+ LEN([.$H$3]))" office:value-type="float" office:value="53" calcext:value-type="float">
            <text:p>53</text:p>
          </table:table-cell>
          <table:table-cell table:formula="of:=FIND([.$J$3];[.C36])" office:value-type="string" office:string-value="" calcext:value-type="error">
            <text:p>#ЗНАЧЕН!</text:p>
          </table:table-cell>
          <table:table-cell table:formula="of:=FIND([.$K$3];[.C36];[.J36]+ LEN([.$J$3]))" office:value-type="string" office:string-value="" calcext:value-type="error">
            <text:p>#ЗНАЧЕН!</text:p>
          </table:table-cell>
          <table:table-cell table:formula="of:=FIND([.$L$3];[.C36])" office:value-type="string" office:string-value="" calcext:value-type="error">
            <text:p>#ЗНАЧЕН!</text:p>
          </table:table-cell>
          <table:table-cell table:formula="of:=LEN([.C36])" office:value-type="float" office:value="55" calcext:value-type="float">
            <text:p>55</text:p>
          </table:table-cell>
          <table:table-cell table:formula="of:=MID([.C36];[.D36]+LEN([.$D$3]);[.E36]-[.D36]-LEN([.$D$3]))" office:value-type="string" office:string-value="CODE" calcext:value-type="string">
            <text:p>CODE</text:p>
          </table:table-cell>
          <table:table-cell table:formula="of:=MID([.C36];[.F36]+LEN([.$F$3]);[.G36]-[.F36]-LEN([.$F$3]))" office:value-type="string" office:string-value="VARCHAR" calcext:value-type="string">
            <text:p>VARCHAR</text:p>
          </table:table-cell>
          <table:table-cell table:formula="of:=MID([.C36];[.H36]+LEN([.$H$3]);[.I36]-[.H36]-LEN([.$H$3]))" office:value-type="string" office:string-value="255" calcext:value-type="string">
            <text:p>255</text:p>
          </table:table-cell>
          <table:table-cell table:formula="of:=MID([.C36];[.J36]+LEN([.$J$3]);[.K36]-[.J36]-LEN([.$J$3]))" office:value-type="string" office:string-value="" calcext:value-type="error">
            <text:p>#ЗНАЧЕН!</text:p>
          </table:table-cell>
          <table:table-cell table:formula="of:=IFERROR([.Q36];0)" office:value-type="float" office:value="0" calcext:value-type="float">
            <text:p>0</text:p>
          </table:table-cell>
          <table:table-cell table:formula="of:=IFERROR([.L36];&quot;false&quot;)" office:value-type="string" office:string-value="false" calcext:value-type="string">
            <text:p>false</text:p>
          </table:table-cell>
          <table:table-cell table:formula="of:=IF([.O36]=&quot;NUMERIC&quot;;CONCATENATE(&quot;(&quot;;[.P36];&quot;,&quot;;[.R36];&quot;)&quot;);CONCATENATE(&quot;(&quot;;[.P36];&quot;)&quot;))" office:value-type="string" office:string-value="(255)" calcext:value-type="string">
            <text:p>(255)</text:p>
          </table:table-cell>
          <table:table-cell table:formula="of:=IF([.S36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6];&quot;&quot;&quot; type=&quot;&quot;&quot;;[.O36];[.T36];&quot;&quot;&quot;&gt;                &lt;constraints nullable=&quot;&quot;&quot;;[.U36];&quot;&quot;&quot;/&gt;            &lt;/column&gt;&quot;)" office:value-type="string" office:string-value="&lt;column name=&quot;CODE&quot; type=&quot;VARCHAR(255)&quot;&gt;                &lt;constraints nullable=&quot;true&quot;/&gt;            &lt;/column&gt;" calcext:value-type="string">
            <text:p>&lt;column name="COD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NOTE" type="VARCHAR" length="255"/&gt;</text:p>
          </table:table-cell>
          <table:table-cell table:formula="of:=FIND([.$D$3];[.C37])" office:value-type="float" office:value="15" calcext:value-type="float">
            <text:p>15</text:p>
          </table:table-cell>
          <table:table-cell table:formula="of:=FIND([.$E$3];[.C37];[.D37] + LEN([.$D$3]))" office:value-type="float" office:value="25" calcext:value-type="float">
            <text:p>25</text:p>
          </table:table-cell>
          <table:table-cell table:formula="of:=FIND([.$F$3];[.C37])" office:value-type="float" office:value="27" calcext:value-type="float">
            <text:p>27</text:p>
          </table:table-cell>
          <table:table-cell table:formula="of:=FIND([.$G$3];[.C37];[.F37]+ LEN([.$F$3]))" office:value-type="float" office:value="40" calcext:value-type="float">
            <text:p>40</text:p>
          </table:table-cell>
          <table:table-cell table:formula="of:=FIND([.$H$3];[.C37])" office:value-type="float" office:value="42" calcext:value-type="float">
            <text:p>42</text:p>
          </table:table-cell>
          <table:table-cell table:formula="of:=FIND([.$I$3];[.C37];[.H37]+ LEN([.$H$3]))" office:value-type="float" office:value="53" calcext:value-type="float">
            <text:p>53</text:p>
          </table:table-cell>
          <table:table-cell table:formula="of:=FIND([.$J$3];[.C37])" office:value-type="string" office:string-value="" calcext:value-type="error">
            <text:p>#ЗНАЧЕН!</text:p>
          </table:table-cell>
          <table:table-cell table:formula="of:=FIND([.$K$3];[.C37];[.J37]+ LEN([.$J$3]))" office:value-type="string" office:string-value="" calcext:value-type="error">
            <text:p>#ЗНАЧЕН!</text:p>
          </table:table-cell>
          <table:table-cell table:formula="of:=FIND([.$L$3];[.C37])" office:value-type="string" office:string-value="" calcext:value-type="error">
            <text:p>#ЗНАЧЕН!</text:p>
          </table:table-cell>
          <table:table-cell table:formula="of:=LEN([.C37])" office:value-type="float" office:value="55" calcext:value-type="float">
            <text:p>55</text:p>
          </table:table-cell>
          <table:table-cell table:formula="of:=MID([.C37];[.D37]+LEN([.$D$3]);[.E37]-[.D37]-LEN([.$D$3]))" office:value-type="string" office:string-value="NOTE" calcext:value-type="string">
            <text:p>NOTE</text:p>
          </table:table-cell>
          <table:table-cell table:formula="of:=MID([.C37];[.F37]+LEN([.$F$3]);[.G37]-[.F37]-LEN([.$F$3]))" office:value-type="string" office:string-value="VARCHAR" calcext:value-type="string">
            <text:p>VARCHAR</text:p>
          </table:table-cell>
          <table:table-cell table:formula="of:=MID([.C37];[.H37]+LEN([.$H$3]);[.I37]-[.H37]-LEN([.$H$3]))" office:value-type="string" office:string-value="255" calcext:value-type="string">
            <text:p>255</text:p>
          </table:table-cell>
          <table:table-cell table:formula="of:=MID([.C37];[.J37]+LEN([.$J$3]);[.K37]-[.J37]-LEN([.$J$3]))" office:value-type="string" office:string-value="" calcext:value-type="error">
            <text:p>#ЗНАЧЕН!</text:p>
          </table:table-cell>
          <table:table-cell table:formula="of:=IFERROR([.Q37];0)" office:value-type="float" office:value="0" calcext:value-type="float">
            <text:p>0</text:p>
          </table:table-cell>
          <table:table-cell table:formula="of:=IFERROR([.L37];&quot;false&quot;)" office:value-type="string" office:string-value="false" calcext:value-type="string">
            <text:p>false</text:p>
          </table:table-cell>
          <table:table-cell table:formula="of:=IF([.O37]=&quot;NUMERIC&quot;;CONCATENATE(&quot;(&quot;;[.P37];&quot;,&quot;;[.R37];&quot;)&quot;);CONCATENATE(&quot;(&quot;;[.P37];&quot;)&quot;))" office:value-type="string" office:string-value="(255)" calcext:value-type="string">
            <text:p>(255)</text:p>
          </table:table-cell>
          <table:table-cell table:formula="of:=IF([.S37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7];&quot;&quot;&quot; type=&quot;&quot;&quot;;[.O37];[.T37];&quot;&quot;&quot;&gt;                &lt;constraints nullable=&quot;&quot;&quot;;[.U37];&quot;&quot;&quot;/&gt;            &lt;/column&gt;&quot;)" office:value-type="string" office:string-value="&lt;column name=&quot;NOTE&quot; type=&quot;VARCHAR(255)&quot;&gt;                &lt;constraints nullable=&quot;true&quot;/&gt;            &lt;/column&gt;" calcext:value-type="string">
            <text:p>&lt;column name="NOT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SSEVERALTICKERS" type="NUMERIC"length="19"/&gt;</text:p>
          </table:table-cell>
          <table:table-cell table:formula="of:=FIND([.$D$3];[.C38])" office:value-type="float" office:value="15" calcext:value-type="float">
            <text:p>15</text:p>
          </table:table-cell>
          <table:table-cell table:formula="of:=FIND([.$E$3];[.C38];[.D38] + LEN([.$D$3]))" office:value-type="float" office:value="37" calcext:value-type="float">
            <text:p>37</text:p>
          </table:table-cell>
          <table:table-cell table:formula="of:=FIND([.$F$3];[.C38])" office:value-type="float" office:value="39" calcext:value-type="float">
            <text:p>39</text:p>
          </table:table-cell>
          <table:table-cell table:formula="of:=FIND([.$G$3];[.C38];[.F38]+ LEN([.$F$3]))" office:value-type="float" office:value="52" calcext:value-type="float">
            <text:p>52</text:p>
          </table:table-cell>
          <table:table-cell table:formula="of:=FIND([.$H$3];[.C38])" office:value-type="float" office:value="53" calcext:value-type="float">
            <text:p>53</text:p>
          </table:table-cell>
          <table:table-cell table:formula="of:=FIND([.$I$3];[.C38];[.H38]+ LEN([.$H$3]))" office:value-type="float" office:value="63" calcext:value-type="float">
            <text:p>63</text:p>
          </table:table-cell>
          <table:table-cell table:formula="of:=FIND([.$J$3];[.C38])" office:value-type="string" office:string-value="" calcext:value-type="error">
            <text:p>#ЗНАЧЕН!</text:p>
          </table:table-cell>
          <table:table-cell table:formula="of:=FIND([.$K$3];[.C38];[.J38]+ LEN([.$J$3]))" office:value-type="string" office:string-value="" calcext:value-type="error">
            <text:p>#ЗНАЧЕН!</text:p>
          </table:table-cell>
          <table:table-cell table:formula="of:=FIND([.$L$3];[.C38])" office:value-type="string" office:string-value="" calcext:value-type="error">
            <text:p>#ЗНАЧЕН!</text:p>
          </table:table-cell>
          <table:table-cell table:formula="of:=LEN([.C38])" office:value-type="float" office:value="65" calcext:value-type="float">
            <text:p>65</text:p>
          </table:table-cell>
          <table:table-cell table:formula="of:=MID([.C38];[.D38]+LEN([.$D$3]);[.E38]-[.D38]-LEN([.$D$3]))" office:value-type="string" office:string-value="ISSEVERALTICKERS" calcext:value-type="string">
            <text:p>ISSEVERALTICKERS</text:p>
          </table:table-cell>
          <table:table-cell table:formula="of:=MID([.C38];[.F38]+LEN([.$F$3]);[.G38]-[.F38]-LEN([.$F$3]))" office:value-type="string" office:string-value="NUMERIC" calcext:value-type="string">
            <text:p>NUMERIC</text:p>
          </table:table-cell>
          <table:table-cell table:formula="of:=MID([.C38];[.H38]+LEN([.$H$3]);[.I38]-[.H38]-LEN([.$H$3]))" office:value-type="string" office:string-value="19" calcext:value-type="string">
            <text:p>19</text:p>
          </table:table-cell>
          <table:table-cell table:formula="of:=MID([.C38];[.J38]+LEN([.$J$3]);[.K38]-[.J38]-LEN([.$J$3]))" office:value-type="string" office:string-value="" calcext:value-type="error">
            <text:p>#ЗНАЧЕН!</text:p>
          </table:table-cell>
          <table:table-cell table:formula="of:=IFERROR([.Q38];0)" office:value-type="float" office:value="0" calcext:value-type="float">
            <text:p>0</text:p>
          </table:table-cell>
          <table:table-cell table:formula="of:=IFERROR([.L38];&quot;false&quot;)" office:value-type="string" office:string-value="false" calcext:value-type="string">
            <text:p>false</text:p>
          </table:table-cell>
          <table:table-cell table:formula="of:=IF([.O38]=&quot;NUMERIC&quot;;CONCATENATE(&quot;(&quot;;[.P38];&quot;,&quot;;[.R38];&quot;)&quot;);CONCATENATE(&quot;(&quot;;[.P38];&quot;)&quot;))" office:value-type="string" office:string-value="(19,0)" calcext:value-type="string">
            <text:p>(19,0)</text:p>
          </table:table-cell>
          <table:table-cell table:formula="of:=IF([.S38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8];&quot;&quot;&quot; type=&quot;&quot;&quot;;[.O38];[.T38];&quot;&quot;&quot;&gt;                &lt;constraints nullable=&quot;&quot;&quot;;[.U38];&quot;&quot;&quot;/&gt;            &lt;/column&gt;&quot;)" office:value-type="string" office:string-value="&lt;column name=&quot;ISSEVERALTICKERS&quot; type=&quot;NUMERIC(19,0)&quot;&gt;                &lt;constraints nullable=&quot;true&quot;/&gt;            &lt;/column&gt;" calcext:value-type="string">
            <text:p>&lt;column name="ISSEVERALTICKERS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SNOTUSE" type="NUMERIC"length="19"/&gt;</text:p>
          </table:table-cell>
          <table:table-cell table:formula="of:=FIND([.$D$3];[.C39])" office:value-type="float" office:value="15" calcext:value-type="float">
            <text:p>15</text:p>
          </table:table-cell>
          <table:table-cell table:formula="of:=FIND([.$E$3];[.C39];[.D39] + LEN([.$D$3]))" office:value-type="float" office:value="29" calcext:value-type="float">
            <text:p>29</text:p>
          </table:table-cell>
          <table:table-cell table:formula="of:=FIND([.$F$3];[.C39])" office:value-type="float" office:value="31" calcext:value-type="float">
            <text:p>31</text:p>
          </table:table-cell>
          <table:table-cell table:formula="of:=FIND([.$G$3];[.C39];[.F39]+ LEN([.$F$3]))" office:value-type="float" office:value="44" calcext:value-type="float">
            <text:p>44</text:p>
          </table:table-cell>
          <table:table-cell table:formula="of:=FIND([.$H$3];[.C39])" office:value-type="float" office:value="45" calcext:value-type="float">
            <text:p>45</text:p>
          </table:table-cell>
          <table:table-cell table:formula="of:=FIND([.$I$3];[.C39];[.H39]+ LEN([.$H$3]))" office:value-type="float" office:value="55" calcext:value-type="float">
            <text:p>55</text:p>
          </table:table-cell>
          <table:table-cell table:formula="of:=FIND([.$J$3];[.C39])" office:value-type="string" office:string-value="" calcext:value-type="error">
            <text:p>#ЗНАЧЕН!</text:p>
          </table:table-cell>
          <table:table-cell table:formula="of:=FIND([.$K$3];[.C39];[.J39]+ LEN([.$J$3]))" office:value-type="string" office:string-value="" calcext:value-type="error">
            <text:p>#ЗНАЧЕН!</text:p>
          </table:table-cell>
          <table:table-cell table:formula="of:=FIND([.$L$3];[.C39])" office:value-type="string" office:string-value="" calcext:value-type="error">
            <text:p>#ЗНАЧЕН!</text:p>
          </table:table-cell>
          <table:table-cell table:formula="of:=LEN([.C39])" office:value-type="float" office:value="57" calcext:value-type="float">
            <text:p>57</text:p>
          </table:table-cell>
          <table:table-cell table:formula="of:=MID([.C39];[.D39]+LEN([.$D$3]);[.E39]-[.D39]-LEN([.$D$3]))" office:value-type="string" office:string-value="ISNOTUSE" calcext:value-type="string">
            <text:p>ISNOTUSE</text:p>
          </table:table-cell>
          <table:table-cell table:formula="of:=MID([.C39];[.F39]+LEN([.$F$3]);[.G39]-[.F39]-LEN([.$F$3]))" office:value-type="string" office:string-value="NUMERIC" calcext:value-type="string">
            <text:p>NUMERIC</text:p>
          </table:table-cell>
          <table:table-cell table:formula="of:=MID([.C39];[.H39]+LEN([.$H$3]);[.I39]-[.H39]-LEN([.$H$3]))" office:value-type="string" office:string-value="19" calcext:value-type="string">
            <text:p>19</text:p>
          </table:table-cell>
          <table:table-cell table:formula="of:=MID([.C39];[.J39]+LEN([.$J$3]);[.K39]-[.J39]-LEN([.$J$3]))" office:value-type="string" office:string-value="" calcext:value-type="error">
            <text:p>#ЗНАЧЕН!</text:p>
          </table:table-cell>
          <table:table-cell table:formula="of:=IFERROR([.Q39];0)" office:value-type="float" office:value="0" calcext:value-type="float">
            <text:p>0</text:p>
          </table:table-cell>
          <table:table-cell table:formula="of:=IFERROR([.L39];&quot;false&quot;)" office:value-type="string" office:string-value="false" calcext:value-type="string">
            <text:p>false</text:p>
          </table:table-cell>
          <table:table-cell table:formula="of:=IF([.O39]=&quot;NUMERIC&quot;;CONCATENATE(&quot;(&quot;;[.P39];&quot;,&quot;;[.R39];&quot;)&quot;);CONCATENATE(&quot;(&quot;;[.P39];&quot;)&quot;))" office:value-type="string" office:string-value="(19,0)" calcext:value-type="string">
            <text:p>(19,0)</text:p>
          </table:table-cell>
          <table:table-cell table:formula="of:=IF([.S39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39];&quot;&quot;&quot; type=&quot;&quot;&quot;;[.O39];[.T39];&quot;&quot;&quot;&gt;                &lt;constraints nullable=&quot;&quot;&quot;;[.U39];&quot;&quot;&quot;/&gt;            &lt;/column&gt;&quot;)" office:value-type="string" office:string-value="&lt;column name=&quot;ISNOTUSE&quot; type=&quot;NUMERIC(19,0)&quot;&gt;                &lt;constraints nullable=&quot;true&quot;/&gt;            &lt;/column&gt;" calcext:value-type="string">
            <text:p>&lt;column name="ISNOTUSE" type="NUMERIC(19,0)"&gt; <text:s text:c="15"/>&lt;constraints nullable="true"/&gt; <text:s text:c="11"/>&lt;/column&gt;</text:p>
          </table:table-cell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/>
          <table:table-cell table:formula="of:=FIND([.$D$3];[.C40])" office:value-type="string" office:string-value="" calcext:value-type="error">
            <text:p>#ЗНАЧЕН!</text:p>
          </table:table-cell>
          <table:table-cell table:formula="of:=FIND([.$E$3];[.C40];[.D40] + LEN([.$D$3]))" office:value-type="string" office:string-value="" calcext:value-type="error">
            <text:p>#ЗНАЧЕН!</text:p>
          </table:table-cell>
          <table:table-cell table:formula="of:=FIND([.$F$3];[.C40])" office:value-type="string" office:string-value="" calcext:value-type="error">
            <text:p>#ЗНАЧЕН!</text:p>
          </table:table-cell>
          <table:table-cell table:formula="of:=FIND([.$G$3];[.C40];[.F40]+ LEN([.$F$3]))" office:value-type="string" office:string-value="" calcext:value-type="error">
            <text:p>#ЗНАЧЕН!</text:p>
          </table:table-cell>
          <table:table-cell table:formula="of:=FIND([.$H$3];[.C40])" office:value-type="string" office:string-value="" calcext:value-type="error">
            <text:p>#ЗНАЧЕН!</text:p>
          </table:table-cell>
          <table:table-cell table:formula="of:=FIND([.$I$3];[.C40];[.H40]+ LEN([.$H$3]))" office:value-type="string" office:string-value="" calcext:value-type="error">
            <text:p>#ЗНАЧЕН!</text:p>
          </table:table-cell>
          <table:table-cell table:formula="of:=FIND([.$J$3];[.C40])" office:value-type="string" office:string-value="" calcext:value-type="error">
            <text:p>#ЗНАЧЕН!</text:p>
          </table:table-cell>
          <table:table-cell table:formula="of:=FIND([.$K$3];[.C40];[.J40]+ LEN([.$J$3]))" office:value-type="string" office:string-value="" calcext:value-type="error">
            <text:p>#ЗНАЧЕН!</text:p>
          </table:table-cell>
          <table:table-cell table:formula="of:=FIND([.$L$3];[.C40])" office:value-type="string" office:string-value="" calcext:value-type="error">
            <text:p>#ЗНАЧЕН!</text:p>
          </table:table-cell>
          <table:table-cell table:formula="of:=LEN([.C40])" office:value-type="float" office:value="0" calcext:value-type="float">
            <text:p>0</text:p>
          </table:table-cell>
          <table:table-cell table:formula="of:=MID([.C40];[.D40]+LEN([.$D$3]);[.E40]-[.D40]-LEN([.$D$3]))" office:value-type="string" office:string-value="" calcext:value-type="error">
            <text:p>#ЗНАЧЕН!</text:p>
          </table:table-cell>
          <table:table-cell table:formula="of:=MID([.C40];[.F40]+LEN([.$F$3]);[.G40]-[.F40]-LEN([.$F$3]))" office:value-type="string" office:string-value="" calcext:value-type="error">
            <text:p>#ЗНАЧЕН!</text:p>
          </table:table-cell>
          <table:table-cell table:formula="of:=MID([.C40];[.H40]+LEN([.$H$3]);[.I40]-[.H40]-LEN([.$H$3]))" office:value-type="string" office:string-value="" calcext:value-type="error">
            <text:p>#ЗНАЧЕН!</text:p>
          </table:table-cell>
          <table:table-cell table:formula="of:=MID([.C40];[.J40]+LEN([.$J$3]);[.K40]-[.J40]-LEN([.$J$3]))" office:value-type="string" office:string-value="" calcext:value-type="error">
            <text:p>#ЗНАЧЕН!</text:p>
          </table:table-cell>
          <table:table-cell table:formula="of:=IFERROR([.Q40];0)" office:value-type="float" office:value="0" calcext:value-type="float">
            <text:p>0</text:p>
          </table:table-cell>
          <table:table-cell table:formula="of:=IFERROR([.L40];&quot;false&quot;)" office:value-type="string" office:string-value="false" calcext:value-type="string">
            <text:p>false</text:p>
          </table:table-cell>
          <table:table-cell table:formula="of:=IF([.O40]=&quot;NUMERIC&quot;;CONCATENATE(&quot;(&quot;;[.P40];&quot;,&quot;;[.R40];&quot;)&quot;);CONCATENATE(&quot;(&quot;;[.P40];&quot;)&quot;))" office:value-type="string" office:string-value="" calcext:value-type="error">
            <text:p>#ЗНАЧЕН!</text:p>
          </table:table-cell>
          <table:table-cell table:formula="of:=IF([.S40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0];&quot;&quot;&quot; type=&quot;&quot;&quot;;[.O40];[.T40];&quot;&quot;&quot;&gt;                &lt;constraints nullable=&quot;&quot;&quot;;[.U40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/>
          <table:table-cell office:value-type="string" calcext:value-type="string">
            <text:p>&lt;db-entity name="B2B_INVESTSTRATEGY"&gt;</text:p>
          </table:table-cell>
          <table:table-cell/>
          <table:table-cell table:formula="of:=FIND([.$D$3];[.C41])" office:value-type="string" office:string-value="" calcext:value-type="error">
            <text:p>#ЗНАЧЕН!</text:p>
          </table:table-cell>
          <table:table-cell table:formula="of:=FIND([.$E$3];[.C41];[.D41] + LEN([.$D$3]))" office:value-type="string" office:string-value="" calcext:value-type="error">
            <text:p>#ЗНАЧЕН!</text:p>
          </table:table-cell>
          <table:table-cell table:formula="of:=FIND([.$F$3];[.C41])" office:value-type="string" office:string-value="" calcext:value-type="error">
            <text:p>#ЗНАЧЕН!</text:p>
          </table:table-cell>
          <table:table-cell table:formula="of:=FIND([.$G$3];[.C41];[.F41]+ LEN([.$F$3]))" office:value-type="string" office:string-value="" calcext:value-type="error">
            <text:p>#ЗНАЧЕН!</text:p>
          </table:table-cell>
          <table:table-cell table:formula="of:=FIND([.$H$3];[.C41])" office:value-type="string" office:string-value="" calcext:value-type="error">
            <text:p>#ЗНАЧЕН!</text:p>
          </table:table-cell>
          <table:table-cell table:formula="of:=FIND([.$I$3];[.C41];[.H41]+ LEN([.$H$3]))" office:value-type="string" office:string-value="" calcext:value-type="error">
            <text:p>#ЗНАЧЕН!</text:p>
          </table:table-cell>
          <table:table-cell table:formula="of:=FIND([.$J$3];[.C41])" office:value-type="string" office:string-value="" calcext:value-type="error">
            <text:p>#ЗНАЧЕН!</text:p>
          </table:table-cell>
          <table:table-cell table:formula="of:=FIND([.$K$3];[.C41];[.J41]+ LEN([.$J$3]))" office:value-type="string" office:string-value="" calcext:value-type="error">
            <text:p>#ЗНАЧЕН!</text:p>
          </table:table-cell>
          <table:table-cell table:formula="of:=FIND([.$L$3];[.C41])" office:value-type="string" office:string-value="" calcext:value-type="error">
            <text:p>#ЗНАЧЕН!</text:p>
          </table:table-cell>
          <table:table-cell table:formula="of:=LEN([.C41])" office:value-type="float" office:value="0" calcext:value-type="float">
            <text:p>0</text:p>
          </table:table-cell>
          <table:table-cell table:formula="of:=MID([.C41];[.D41]+LEN([.$D$3]);[.E41]-[.D41]-LEN([.$D$3]))" office:value-type="string" office:string-value="" calcext:value-type="error">
            <text:p>#ЗНАЧЕН!</text:p>
          </table:table-cell>
          <table:table-cell table:formula="of:=MID([.C41];[.F41]+LEN([.$F$3]);[.G41]-[.F41]-LEN([.$F$3]))" office:value-type="string" office:string-value="" calcext:value-type="error">
            <text:p>#ЗНАЧЕН!</text:p>
          </table:table-cell>
          <table:table-cell table:formula="of:=MID([.C41];[.H41]+LEN([.$H$3]);[.I41]-[.H41]-LEN([.$H$3]))" office:value-type="string" office:string-value="" calcext:value-type="error">
            <text:p>#ЗНАЧЕН!</text:p>
          </table:table-cell>
          <table:table-cell table:formula="of:=MID([.C41];[.J41]+LEN([.$J$3]);[.K41]-[.J41]-LEN([.$J$3]))" office:value-type="string" office:string-value="" calcext:value-type="error">
            <text:p>#ЗНАЧЕН!</text:p>
          </table:table-cell>
          <table:table-cell table:formula="of:=IFERROR([.Q41];0)" office:value-type="float" office:value="0" calcext:value-type="float">
            <text:p>0</text:p>
          </table:table-cell>
          <table:table-cell table:formula="of:=IFERROR([.L41];&quot;false&quot;)" office:value-type="string" office:string-value="false" calcext:value-type="string">
            <text:p>false</text:p>
          </table:table-cell>
          <table:table-cell table:formula="of:=IF([.O41]=&quot;NUMERIC&quot;;CONCATENATE(&quot;(&quot;;[.P41];&quot;,&quot;;[.R41];&quot;)&quot;);CONCATENATE(&quot;(&quot;;[.P41];&quot;)&quot;))" office:value-type="string" office:string-value="" calcext:value-type="error">
            <text:p>#ЗНАЧЕН!</text:p>
          </table:table-cell>
          <table:table-cell table:formula="of:=IF([.S41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1];&quot;&quot;&quot; type=&quot;&quot;&quot;;[.O41];[.T41];&quot;&quot;&quot;&gt;                &lt;constraints nullable=&quot;&quot;&quot;;[.U41];&quot;&quot;&quot;/&gt;            &lt;/column&gt;&quot;)" office:value-type="string" office:string-value="" calcext:value-type="error">
            <text:p>#ЗНАЧЕН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ESTSTRATEGYID" type="NUMERIC" isPrimaryKey="true" isMandatory="true" length="19"/&gt;</text:p>
          </table:table-cell>
          <table:table-cell table:formula="of:=FIND([.$D$3];[.C42])" office:value-type="float" office:value="15" calcext:value-type="float">
            <text:p>15</text:p>
          </table:table-cell>
          <table:table-cell table:formula="of:=FIND([.$E$3];[.C42];[.D42] + LEN([.$D$3]))" office:value-type="float" office:value="37" calcext:value-type="float">
            <text:p>37</text:p>
          </table:table-cell>
          <table:table-cell table:formula="of:=FIND([.$F$3];[.C42])" office:value-type="float" office:value="39" calcext:value-type="float">
            <text:p>39</text:p>
          </table:table-cell>
          <table:table-cell table:formula="of:=FIND([.$G$3];[.C42];[.F42]+ LEN([.$F$3]))" office:value-type="float" office:value="52" calcext:value-type="float">
            <text:p>52</text:p>
          </table:table-cell>
          <table:table-cell table:formula="of:=FIND([.$H$3];[.C42])" office:value-type="float" office:value="93" calcext:value-type="float">
            <text:p>93</text:p>
          </table:table-cell>
          <table:table-cell table:formula="of:=FIND([.$I$3];[.C42];[.H42]+ LEN([.$H$3]))" office:value-type="float" office:value="103" calcext:value-type="float">
            <text:p>103</text:p>
          </table:table-cell>
          <table:table-cell table:formula="of:=FIND([.$J$3];[.C42])" office:value-type="string" office:string-value="" calcext:value-type="error">
            <text:p>#ЗНАЧЕН!</text:p>
          </table:table-cell>
          <table:table-cell table:formula="of:=FIND([.$K$3];[.C42];[.J42]+ LEN([.$J$3]))" office:value-type="string" office:string-value="" calcext:value-type="error">
            <text:p>#ЗНАЧЕН!</text:p>
          </table:table-cell>
          <table:table-cell table:formula="of:=FIND([.$L$3];[.C42])" office:value-type="float" office:value="54" calcext:value-type="float">
            <text:p>54</text:p>
          </table:table-cell>
          <table:table-cell table:formula="of:=LEN([.C42])" office:value-type="float" office:value="105" calcext:value-type="float">
            <text:p>105</text:p>
          </table:table-cell>
          <table:table-cell table:formula="of:=MID([.C42];[.D42]+LEN([.$D$3]);[.E42]-[.D42]-LEN([.$D$3]))" office:value-type="string" office:string-value="INVESTSTRATEGYID" calcext:value-type="string">
            <text:p>INVESTSTRATEGYID</text:p>
          </table:table-cell>
          <table:table-cell table:formula="of:=MID([.C42];[.F42]+LEN([.$F$3]);[.G42]-[.F42]-LEN([.$F$3]))" office:value-type="string" office:string-value="NUMERIC" calcext:value-type="string">
            <text:p>NUMERIC</text:p>
          </table:table-cell>
          <table:table-cell table:formula="of:=MID([.C42];[.H42]+LEN([.$H$3]);[.I42]-[.H42]-LEN([.$H$3]))" office:value-type="string" office:string-value="19" calcext:value-type="string">
            <text:p>19</text:p>
          </table:table-cell>
          <table:table-cell table:formula="of:=MID([.C42];[.J42]+LEN([.$J$3]);[.K42]-[.J42]-LEN([.$J$3]))" office:value-type="string" office:string-value="" calcext:value-type="error">
            <text:p>#ЗНАЧЕН!</text:p>
          </table:table-cell>
          <table:table-cell table:formula="of:=IFERROR([.Q42];0)" office:value-type="float" office:value="0" calcext:value-type="float">
            <text:p>0</text:p>
          </table:table-cell>
          <table:table-cell table:formula="of:=IFERROR([.L42];&quot;false&quot;)" office:value-type="float" office:value="54" calcext:value-type="float">
            <text:p>54</text:p>
          </table:table-cell>
          <table:table-cell table:formula="of:=IF([.O42]=&quot;NUMERIC&quot;;CONCATENATE(&quot;(&quot;;[.P42];&quot;,&quot;;[.R42];&quot;)&quot;);CONCATENATE(&quot;(&quot;;[.P42];&quot;)&quot;))" office:value-type="string" office:string-value="(19,0)" calcext:value-type="string">
            <text:p>(19,0)</text:p>
          </table:table-cell>
          <table:table-cell table:formula="of:=IF([.S42]=&quot;false&quot;;&quot;true&quot;;&quot;false&quot;)" office:value-type="string" office:string-value="false" calcext:value-type="string">
            <text:p>false</text:p>
          </table:table-cell>
          <table:table-cell table:formula="of:=CONCATENATE(&quot;&lt;column name=&quot;&quot;&quot;;[.N42];&quot;&quot;&quot; type=&quot;&quot;&quot;;[.O42];[.T42];&quot;&quot;&quot;&gt;                &lt;constraints nullable=&quot;&quot;&quot;;[.U42];&quot;&quot;&quot;/&gt;            &lt;/column&gt;&quot;)" office:value-type="string" office:string-value="&lt;column name=&quot;INVESTSTRATEGYID&quot; type=&quot;NUMERIC(19,0)&quot;&gt;                &lt;constraints nullable=&quot;false&quot;/&gt;            &lt;/column&gt;" calcext:value-type="string">
            <text:p>&lt;column name="INVESTSTRATEGYID" type="NUMERIC(19,0)"&gt; <text:s text:c="15"/>&lt;constraints nullable="fals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NAME" type="VARCHAR" length="255"/&gt;</text:p>
          </table:table-cell>
          <table:table-cell table:formula="of:=FIND([.$D$3];[.C43])" office:value-type="float" office:value="15" calcext:value-type="float">
            <text:p>15</text:p>
          </table:table-cell>
          <table:table-cell table:formula="of:=FIND([.$E$3];[.C43];[.D43] + LEN([.$D$3]))" office:value-type="float" office:value="25" calcext:value-type="float">
            <text:p>25</text:p>
          </table:table-cell>
          <table:table-cell table:formula="of:=FIND([.$F$3];[.C43])" office:value-type="float" office:value="27" calcext:value-type="float">
            <text:p>27</text:p>
          </table:table-cell>
          <table:table-cell table:formula="of:=FIND([.$G$3];[.C43];[.F43]+ LEN([.$F$3]))" office:value-type="float" office:value="40" calcext:value-type="float">
            <text:p>40</text:p>
          </table:table-cell>
          <table:table-cell table:formula="of:=FIND([.$H$3];[.C43])" office:value-type="float" office:value="42" calcext:value-type="float">
            <text:p>42</text:p>
          </table:table-cell>
          <table:table-cell table:formula="of:=FIND([.$I$3];[.C43];[.H43]+ LEN([.$H$3]))" office:value-type="float" office:value="53" calcext:value-type="float">
            <text:p>53</text:p>
          </table:table-cell>
          <table:table-cell table:formula="of:=FIND([.$J$3];[.C43])" office:value-type="string" office:string-value="" calcext:value-type="error">
            <text:p>#ЗНАЧЕН!</text:p>
          </table:table-cell>
          <table:table-cell table:formula="of:=FIND([.$K$3];[.C43];[.J43]+ LEN([.$J$3]))" office:value-type="string" office:string-value="" calcext:value-type="error">
            <text:p>#ЗНАЧЕН!</text:p>
          </table:table-cell>
          <table:table-cell table:formula="of:=FIND([.$L$3];[.C43])" office:value-type="string" office:string-value="" calcext:value-type="error">
            <text:p>#ЗНАЧЕН!</text:p>
          </table:table-cell>
          <table:table-cell table:formula="of:=LEN([.C43])" office:value-type="float" office:value="55" calcext:value-type="float">
            <text:p>55</text:p>
          </table:table-cell>
          <table:table-cell table:formula="of:=MID([.C43];[.D43]+LEN([.$D$3]);[.E43]-[.D43]-LEN([.$D$3]))" office:value-type="string" office:string-value="NAME" calcext:value-type="string">
            <text:p>NAME</text:p>
          </table:table-cell>
          <table:table-cell table:formula="of:=MID([.C43];[.F43]+LEN([.$F$3]);[.G43]-[.F43]-LEN([.$F$3]))" office:value-type="string" office:string-value="VARCHAR" calcext:value-type="string">
            <text:p>VARCHAR</text:p>
          </table:table-cell>
          <table:table-cell table:formula="of:=MID([.C43];[.H43]+LEN([.$H$3]);[.I43]-[.H43]-LEN([.$H$3]))" office:value-type="string" office:string-value="255" calcext:value-type="string">
            <text:p>255</text:p>
          </table:table-cell>
          <table:table-cell table:formula="of:=MID([.C43];[.J43]+LEN([.$J$3]);[.K43]-[.J43]-LEN([.$J$3]))" office:value-type="string" office:string-value="" calcext:value-type="error">
            <text:p>#ЗНАЧЕН!</text:p>
          </table:table-cell>
          <table:table-cell table:formula="of:=IFERROR([.Q43];0)" office:value-type="float" office:value="0" calcext:value-type="float">
            <text:p>0</text:p>
          </table:table-cell>
          <table:table-cell table:formula="of:=IFERROR([.L43];&quot;false&quot;)" office:value-type="string" office:string-value="false" calcext:value-type="string">
            <text:p>false</text:p>
          </table:table-cell>
          <table:table-cell table:formula="of:=IF([.O43]=&quot;NUMERIC&quot;;CONCATENATE(&quot;(&quot;;[.P43];&quot;,&quot;;[.R43];&quot;)&quot;);CONCATENATE(&quot;(&quot;;[.P43];&quot;)&quot;))" office:value-type="string" office:string-value="(255)" calcext:value-type="string">
            <text:p>(255)</text:p>
          </table:table-cell>
          <table:table-cell table:formula="of:=IF([.S43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3];&quot;&quot;&quot; type=&quot;&quot;&quot;;[.O43];[.T43];&quot;&quot;&quot;&gt;                &lt;constraints nullable=&quot;&quot;&quot;;[.U43];&quot;&quot;&quot;/&gt;            &lt;/column&gt;&quot;)" office:value-type="string" office:string-value="&lt;column name=&quot;NAME&quot; type=&quot;VARCHAR(255)&quot;&gt;                &lt;constraints nullable=&quot;true&quot;/&gt;            &lt;/column&gt;" calcext:value-type="string">
            <text:p>&lt;column name="NAM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SYSNAME" type="VARCHAR" length="255"/&gt;</text:p>
          </table:table-cell>
          <table:table-cell table:formula="of:=FIND([.$D$3];[.C44])" office:value-type="float" office:value="15" calcext:value-type="float">
            <text:p>15</text:p>
          </table:table-cell>
          <table:table-cell table:formula="of:=FIND([.$E$3];[.C44];[.D44] + LEN([.$D$3]))" office:value-type="float" office:value="28" calcext:value-type="float">
            <text:p>28</text:p>
          </table:table-cell>
          <table:table-cell table:formula="of:=FIND([.$F$3];[.C44])" office:value-type="float" office:value="30" calcext:value-type="float">
            <text:p>30</text:p>
          </table:table-cell>
          <table:table-cell table:formula="of:=FIND([.$G$3];[.C44];[.F44]+ LEN([.$F$3]))" office:value-type="float" office:value="43" calcext:value-type="float">
            <text:p>43</text:p>
          </table:table-cell>
          <table:table-cell table:formula="of:=FIND([.$H$3];[.C44])" office:value-type="float" office:value="45" calcext:value-type="float">
            <text:p>45</text:p>
          </table:table-cell>
          <table:table-cell table:formula="of:=FIND([.$I$3];[.C44];[.H44]+ LEN([.$H$3]))" office:value-type="float" office:value="56" calcext:value-type="float">
            <text:p>56</text:p>
          </table:table-cell>
          <table:table-cell table:formula="of:=FIND([.$J$3];[.C44])" office:value-type="string" office:string-value="" calcext:value-type="error">
            <text:p>#ЗНАЧЕН!</text:p>
          </table:table-cell>
          <table:table-cell table:formula="of:=FIND([.$K$3];[.C44];[.J44]+ LEN([.$J$3]))" office:value-type="string" office:string-value="" calcext:value-type="error">
            <text:p>#ЗНАЧЕН!</text:p>
          </table:table-cell>
          <table:table-cell table:formula="of:=FIND([.$L$3];[.C44])" office:value-type="string" office:string-value="" calcext:value-type="error">
            <text:p>#ЗНАЧЕН!</text:p>
          </table:table-cell>
          <table:table-cell table:formula="of:=LEN([.C44])" office:value-type="float" office:value="58" calcext:value-type="float">
            <text:p>58</text:p>
          </table:table-cell>
          <table:table-cell table:formula="of:=MID([.C44];[.D44]+LEN([.$D$3]);[.E44]-[.D44]-LEN([.$D$3]))" office:value-type="string" office:string-value="SYSNAME" calcext:value-type="string">
            <text:p>SYSNAME</text:p>
          </table:table-cell>
          <table:table-cell table:formula="of:=MID([.C44];[.F44]+LEN([.$F$3]);[.G44]-[.F44]-LEN([.$F$3]))" office:value-type="string" office:string-value="VARCHAR" calcext:value-type="string">
            <text:p>VARCHAR</text:p>
          </table:table-cell>
          <table:table-cell table:formula="of:=MID([.C44];[.H44]+LEN([.$H$3]);[.I44]-[.H44]-LEN([.$H$3]))" office:value-type="string" office:string-value="255" calcext:value-type="string">
            <text:p>255</text:p>
          </table:table-cell>
          <table:table-cell table:formula="of:=MID([.C44];[.J44]+LEN([.$J$3]);[.K44]-[.J44]-LEN([.$J$3]))" office:value-type="string" office:string-value="" calcext:value-type="error">
            <text:p>#ЗНАЧЕН!</text:p>
          </table:table-cell>
          <table:table-cell table:formula="of:=IFERROR([.Q44];0)" office:value-type="float" office:value="0" calcext:value-type="float">
            <text:p>0</text:p>
          </table:table-cell>
          <table:table-cell table:formula="of:=IFERROR([.L44];&quot;false&quot;)" office:value-type="string" office:string-value="false" calcext:value-type="string">
            <text:p>false</text:p>
          </table:table-cell>
          <table:table-cell table:formula="of:=IF([.O44]=&quot;NUMERIC&quot;;CONCATENATE(&quot;(&quot;;[.P44];&quot;,&quot;;[.R44];&quot;)&quot;);CONCATENATE(&quot;(&quot;;[.P44];&quot;)&quot;))" office:value-type="string" office:string-value="(255)" calcext:value-type="string">
            <text:p>(255)</text:p>
          </table:table-cell>
          <table:table-cell table:formula="of:=IF([.S44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4];&quot;&quot;&quot; type=&quot;&quot;&quot;;[.O44];[.T44];&quot;&quot;&quot;&gt;                &lt;constraints nullable=&quot;&quot;&quot;;[.U44];&quot;&quot;&quot;/&gt;            &lt;/column&gt;&quot;)" office:value-type="string" office:string-value="&lt;column name=&quot;SYSNAME&quot; type=&quot;VARCHAR(255)&quot;&gt;                &lt;constraints nullable=&quot;true&quot;/&gt;            &lt;/column&gt;" calcext:value-type="string">
            <text:p>&lt;column name="SYSNAM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ODE" type="VARCHAR" length="255"/&gt;</text:p>
          </table:table-cell>
          <table:table-cell table:formula="of:=FIND([.$D$3];[.C45])" office:value-type="float" office:value="15" calcext:value-type="float">
            <text:p>15</text:p>
          </table:table-cell>
          <table:table-cell table:formula="of:=FIND([.$E$3];[.C45];[.D45] + LEN([.$D$3]))" office:value-type="float" office:value="25" calcext:value-type="float">
            <text:p>25</text:p>
          </table:table-cell>
          <table:table-cell table:formula="of:=FIND([.$F$3];[.C45])" office:value-type="float" office:value="27" calcext:value-type="float">
            <text:p>27</text:p>
          </table:table-cell>
          <table:table-cell table:formula="of:=FIND([.$G$3];[.C45];[.F45]+ LEN([.$F$3]))" office:value-type="float" office:value="40" calcext:value-type="float">
            <text:p>40</text:p>
          </table:table-cell>
          <table:table-cell table:formula="of:=FIND([.$H$3];[.C45])" office:value-type="float" office:value="42" calcext:value-type="float">
            <text:p>42</text:p>
          </table:table-cell>
          <table:table-cell table:formula="of:=FIND([.$I$3];[.C45];[.H45]+ LEN([.$H$3]))" office:value-type="float" office:value="53" calcext:value-type="float">
            <text:p>53</text:p>
          </table:table-cell>
          <table:table-cell table:formula="of:=FIND([.$J$3];[.C45])" office:value-type="string" office:string-value="" calcext:value-type="error">
            <text:p>#ЗНАЧЕН!</text:p>
          </table:table-cell>
          <table:table-cell table:formula="of:=FIND([.$K$3];[.C45];[.J45]+ LEN([.$J$3]))" office:value-type="string" office:string-value="" calcext:value-type="error">
            <text:p>#ЗНАЧЕН!</text:p>
          </table:table-cell>
          <table:table-cell table:formula="of:=FIND([.$L$3];[.C45])" office:value-type="string" office:string-value="" calcext:value-type="error">
            <text:p>#ЗНАЧЕН!</text:p>
          </table:table-cell>
          <table:table-cell table:formula="of:=LEN([.C45])" office:value-type="float" office:value="55" calcext:value-type="float">
            <text:p>55</text:p>
          </table:table-cell>
          <table:table-cell table:formula="of:=MID([.C45];[.D45]+LEN([.$D$3]);[.E45]-[.D45]-LEN([.$D$3]))" office:value-type="string" office:string-value="CODE" calcext:value-type="string">
            <text:p>CODE</text:p>
          </table:table-cell>
          <table:table-cell table:formula="of:=MID([.C45];[.F45]+LEN([.$F$3]);[.G45]-[.F45]-LEN([.$F$3]))" office:value-type="string" office:string-value="VARCHAR" calcext:value-type="string">
            <text:p>VARCHAR</text:p>
          </table:table-cell>
          <table:table-cell table:formula="of:=MID([.C45];[.H45]+LEN([.$H$3]);[.I45]-[.H45]-LEN([.$H$3]))" office:value-type="string" office:string-value="255" calcext:value-type="string">
            <text:p>255</text:p>
          </table:table-cell>
          <table:table-cell table:formula="of:=MID([.C45];[.J45]+LEN([.$J$3]);[.K45]-[.J45]-LEN([.$J$3]))" office:value-type="string" office:string-value="" calcext:value-type="error">
            <text:p>#ЗНАЧЕН!</text:p>
          </table:table-cell>
          <table:table-cell table:formula="of:=IFERROR([.Q45];0)" office:value-type="float" office:value="0" calcext:value-type="float">
            <text:p>0</text:p>
          </table:table-cell>
          <table:table-cell table:formula="of:=IFERROR([.L45];&quot;false&quot;)" office:value-type="string" office:string-value="false" calcext:value-type="string">
            <text:p>false</text:p>
          </table:table-cell>
          <table:table-cell table:formula="of:=IF([.O45]=&quot;NUMERIC&quot;;CONCATENATE(&quot;(&quot;;[.P45];&quot;,&quot;;[.R45];&quot;)&quot;);CONCATENATE(&quot;(&quot;;[.P45];&quot;)&quot;))" office:value-type="string" office:string-value="(255)" calcext:value-type="string">
            <text:p>(255)</text:p>
          </table:table-cell>
          <table:table-cell table:formula="of:=IF([.S45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5];&quot;&quot;&quot; type=&quot;&quot;&quot;;[.O45];[.T45];&quot;&quot;&quot;&gt;                &lt;constraints nullable=&quot;&quot;&quot;;[.U45];&quot;&quot;&quot;/&gt;            &lt;/column&gt;&quot;)" office:value-type="string" office:string-value="&lt;column name=&quot;CODE&quot; type=&quot;VARCHAR(255)&quot;&gt;                &lt;constraints nullable=&quot;true&quot;/&gt;            &lt;/column&gt;" calcext:value-type="string">
            <text:p>&lt;column name="COD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NOTE" type="VARCHAR" length="255"/&gt;</text:p>
          </table:table-cell>
          <table:table-cell table:formula="of:=FIND([.$D$3];[.C46])" office:value-type="float" office:value="15" calcext:value-type="float">
            <text:p>15</text:p>
          </table:table-cell>
          <table:table-cell table:formula="of:=FIND([.$E$3];[.C46];[.D46] + LEN([.$D$3]))" office:value-type="float" office:value="25" calcext:value-type="float">
            <text:p>25</text:p>
          </table:table-cell>
          <table:table-cell table:formula="of:=FIND([.$F$3];[.C46])" office:value-type="float" office:value="27" calcext:value-type="float">
            <text:p>27</text:p>
          </table:table-cell>
          <table:table-cell table:formula="of:=FIND([.$G$3];[.C46];[.F46]+ LEN([.$F$3]))" office:value-type="float" office:value="40" calcext:value-type="float">
            <text:p>40</text:p>
          </table:table-cell>
          <table:table-cell table:formula="of:=FIND([.$H$3];[.C46])" office:value-type="float" office:value="42" calcext:value-type="float">
            <text:p>42</text:p>
          </table:table-cell>
          <table:table-cell table:formula="of:=FIND([.$I$3];[.C46];[.H46]+ LEN([.$H$3]))" office:value-type="float" office:value="53" calcext:value-type="float">
            <text:p>53</text:p>
          </table:table-cell>
          <table:table-cell table:formula="of:=FIND([.$J$3];[.C46])" office:value-type="string" office:string-value="" calcext:value-type="error">
            <text:p>#ЗНАЧЕН!</text:p>
          </table:table-cell>
          <table:table-cell table:formula="of:=FIND([.$K$3];[.C46];[.J46]+ LEN([.$J$3]))" office:value-type="string" office:string-value="" calcext:value-type="error">
            <text:p>#ЗНАЧЕН!</text:p>
          </table:table-cell>
          <table:table-cell table:formula="of:=FIND([.$L$3];[.C46])" office:value-type="string" office:string-value="" calcext:value-type="error">
            <text:p>#ЗНАЧЕН!</text:p>
          </table:table-cell>
          <table:table-cell table:formula="of:=LEN([.C46])" office:value-type="float" office:value="55" calcext:value-type="float">
            <text:p>55</text:p>
          </table:table-cell>
          <table:table-cell table:formula="of:=MID([.C46];[.D46]+LEN([.$D$3]);[.E46]-[.D46]-LEN([.$D$3]))" office:value-type="string" office:string-value="NOTE" calcext:value-type="string">
            <text:p>NOTE</text:p>
          </table:table-cell>
          <table:table-cell table:formula="of:=MID([.C46];[.F46]+LEN([.$F$3]);[.G46]-[.F46]-LEN([.$F$3]))" office:value-type="string" office:string-value="VARCHAR" calcext:value-type="string">
            <text:p>VARCHAR</text:p>
          </table:table-cell>
          <table:table-cell table:formula="of:=MID([.C46];[.H46]+LEN([.$H$3]);[.I46]-[.H46]-LEN([.$H$3]))" office:value-type="string" office:string-value="255" calcext:value-type="string">
            <text:p>255</text:p>
          </table:table-cell>
          <table:table-cell table:formula="of:=MID([.C46];[.J46]+LEN([.$J$3]);[.K46]-[.J46]-LEN([.$J$3]))" office:value-type="string" office:string-value="" calcext:value-type="error">
            <text:p>#ЗНАЧЕН!</text:p>
          </table:table-cell>
          <table:table-cell table:formula="of:=IFERROR([.Q46];0)" office:value-type="float" office:value="0" calcext:value-type="float">
            <text:p>0</text:p>
          </table:table-cell>
          <table:table-cell table:formula="of:=IFERROR([.L46];&quot;false&quot;)" office:value-type="string" office:string-value="false" calcext:value-type="string">
            <text:p>false</text:p>
          </table:table-cell>
          <table:table-cell table:formula="of:=IF([.O46]=&quot;NUMERIC&quot;;CONCATENATE(&quot;(&quot;;[.P46];&quot;,&quot;;[.R46];&quot;)&quot;);CONCATENATE(&quot;(&quot;;[.P46];&quot;)&quot;))" office:value-type="string" office:string-value="(255)" calcext:value-type="string">
            <text:p>(255)</text:p>
          </table:table-cell>
          <table:table-cell table:formula="of:=IF([.S46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6];&quot;&quot;&quot; type=&quot;&quot;&quot;;[.O46];[.T46];&quot;&quot;&quot;&gt;                &lt;constraints nullable=&quot;&quot;&quot;;[.U46];&quot;&quot;&quot;/&gt;            &lt;/column&gt;&quot;)" office:value-type="string" office:string-value="&lt;column name=&quot;NOTE&quot; type=&quot;VARCHAR(255)&quot;&gt;                &lt;constraints nullable=&quot;true&quot;/&gt;            &lt;/column&gt;" calcext:value-type="string">
            <text:p>&lt;column name="NOTE" type="VARCHAR(255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CURRENCYID" type="NUMERIC"length="19"/&gt;</text:p>
          </table:table-cell>
          <table:table-cell table:formula="of:=FIND([.$D$3];[.C47])" office:value-type="float" office:value="15" calcext:value-type="float">
            <text:p>15</text:p>
          </table:table-cell>
          <table:table-cell table:formula="of:=FIND([.$E$3];[.C47];[.D47] + LEN([.$D$3]))" office:value-type="float" office:value="31" calcext:value-type="float">
            <text:p>31</text:p>
          </table:table-cell>
          <table:table-cell table:formula="of:=FIND([.$F$3];[.C47])" office:value-type="float" office:value="33" calcext:value-type="float">
            <text:p>33</text:p>
          </table:table-cell>
          <table:table-cell table:formula="of:=FIND([.$G$3];[.C47];[.F47]+ LEN([.$F$3]))" office:value-type="float" office:value="46" calcext:value-type="float">
            <text:p>46</text:p>
          </table:table-cell>
          <table:table-cell table:formula="of:=FIND([.$H$3];[.C47])" office:value-type="float" office:value="47" calcext:value-type="float">
            <text:p>47</text:p>
          </table:table-cell>
          <table:table-cell table:formula="of:=FIND([.$I$3];[.C47];[.H47]+ LEN([.$H$3]))" office:value-type="float" office:value="57" calcext:value-type="float">
            <text:p>57</text:p>
          </table:table-cell>
          <table:table-cell table:formula="of:=FIND([.$J$3];[.C47])" office:value-type="string" office:string-value="" calcext:value-type="error">
            <text:p>#ЗНАЧЕН!</text:p>
          </table:table-cell>
          <table:table-cell table:formula="of:=FIND([.$K$3];[.C47];[.J47]+ LEN([.$J$3]))" office:value-type="string" office:string-value="" calcext:value-type="error">
            <text:p>#ЗНАЧЕН!</text:p>
          </table:table-cell>
          <table:table-cell table:formula="of:=FIND([.$L$3];[.C47])" office:value-type="string" office:string-value="" calcext:value-type="error">
            <text:p>#ЗНАЧЕН!</text:p>
          </table:table-cell>
          <table:table-cell table:formula="of:=LEN([.C47])" office:value-type="float" office:value="59" calcext:value-type="float">
            <text:p>59</text:p>
          </table:table-cell>
          <table:table-cell table:formula="of:=MID([.C47];[.D47]+LEN([.$D$3]);[.E47]-[.D47]-LEN([.$D$3]))" office:value-type="string" office:string-value="CURRENCYID" calcext:value-type="string">
            <text:p>CURRENCYID</text:p>
          </table:table-cell>
          <table:table-cell table:formula="of:=MID([.C47];[.F47]+LEN([.$F$3]);[.G47]-[.F47]-LEN([.$F$3]))" office:value-type="string" office:string-value="NUMERIC" calcext:value-type="string">
            <text:p>NUMERIC</text:p>
          </table:table-cell>
          <table:table-cell table:formula="of:=MID([.C47];[.H47]+LEN([.$H$3]);[.I47]-[.H47]-LEN([.$H$3]))" office:value-type="string" office:string-value="19" calcext:value-type="string">
            <text:p>19</text:p>
          </table:table-cell>
          <table:table-cell table:formula="of:=MID([.C47];[.J47]+LEN([.$J$3]);[.K47]-[.J47]-LEN([.$J$3]))" office:value-type="string" office:string-value="" calcext:value-type="error">
            <text:p>#ЗНАЧЕН!</text:p>
          </table:table-cell>
          <table:table-cell table:formula="of:=IFERROR([.Q47];0)" office:value-type="float" office:value="0" calcext:value-type="float">
            <text:p>0</text:p>
          </table:table-cell>
          <table:table-cell table:formula="of:=IFERROR([.L47];&quot;false&quot;)" office:value-type="string" office:string-value="false" calcext:value-type="string">
            <text:p>false</text:p>
          </table:table-cell>
          <table:table-cell table:formula="of:=IF([.O47]=&quot;NUMERIC&quot;;CONCATENATE(&quot;(&quot;;[.P47];&quot;,&quot;;[.R47];&quot;)&quot;);CONCATENATE(&quot;(&quot;;[.P47];&quot;)&quot;))" office:value-type="string" office:string-value="(19,0)" calcext:value-type="string">
            <text:p>(19,0)</text:p>
          </table:table-cell>
          <table:table-cell table:formula="of:=IF([.S47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7];&quot;&quot;&quot; type=&quot;&quot;&quot;;[.O47];[.T47];&quot;&quot;&quot;&gt;                &lt;constraints nullable=&quot;&quot;&quot;;[.U47];&quot;&quot;&quot;/&gt;            &lt;/column&gt;&quot;)" office:value-type="string" office:string-value="&lt;column name=&quot;CURRENCYID&quot; type=&quot;NUMERIC(19,0)&quot;&gt;                &lt;constraints nullable=&quot;true&quot;/&gt;            &lt;/column&gt;" calcext:value-type="string">
            <text:p>&lt;column name="CURRENCY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TERMID" type="NUMERIC"length="19"/&gt;</text:p>
          </table:table-cell>
          <table:table-cell table:formula="of:=FIND([.$D$3];[.C48])" office:value-type="float" office:value="15" calcext:value-type="float">
            <text:p>15</text:p>
          </table:table-cell>
          <table:table-cell table:formula="of:=FIND([.$E$3];[.C48];[.D48] + LEN([.$D$3]))" office:value-type="float" office:value="27" calcext:value-type="float">
            <text:p>27</text:p>
          </table:table-cell>
          <table:table-cell table:formula="of:=FIND([.$F$3];[.C48])" office:value-type="float" office:value="29" calcext:value-type="float">
            <text:p>29</text:p>
          </table:table-cell>
          <table:table-cell table:formula="of:=FIND([.$G$3];[.C48];[.F48]+ LEN([.$F$3]))" office:value-type="float" office:value="42" calcext:value-type="float">
            <text:p>42</text:p>
          </table:table-cell>
          <table:table-cell table:formula="of:=FIND([.$H$3];[.C48])" office:value-type="float" office:value="43" calcext:value-type="float">
            <text:p>43</text:p>
          </table:table-cell>
          <table:table-cell table:formula="of:=FIND([.$I$3];[.C48];[.H48]+ LEN([.$H$3]))" office:value-type="float" office:value="53" calcext:value-type="float">
            <text:p>53</text:p>
          </table:table-cell>
          <table:table-cell table:formula="of:=FIND([.$J$3];[.C48])" office:value-type="string" office:string-value="" calcext:value-type="error">
            <text:p>#ЗНАЧЕН!</text:p>
          </table:table-cell>
          <table:table-cell table:formula="of:=FIND([.$K$3];[.C48];[.J48]+ LEN([.$J$3]))" office:value-type="string" office:string-value="" calcext:value-type="error">
            <text:p>#ЗНАЧЕН!</text:p>
          </table:table-cell>
          <table:table-cell table:formula="of:=FIND([.$L$3];[.C48])" office:value-type="string" office:string-value="" calcext:value-type="error">
            <text:p>#ЗНАЧЕН!</text:p>
          </table:table-cell>
          <table:table-cell table:formula="of:=LEN([.C48])" office:value-type="float" office:value="55" calcext:value-type="float">
            <text:p>55</text:p>
          </table:table-cell>
          <table:table-cell table:formula="of:=MID([.C48];[.D48]+LEN([.$D$3]);[.E48]-[.D48]-LEN([.$D$3]))" office:value-type="string" office:string-value="TERMID" calcext:value-type="string">
            <text:p>TERMID</text:p>
          </table:table-cell>
          <table:table-cell table:formula="of:=MID([.C48];[.F48]+LEN([.$F$3]);[.G48]-[.F48]-LEN([.$F$3]))" office:value-type="string" office:string-value="NUMERIC" calcext:value-type="string">
            <text:p>NUMERIC</text:p>
          </table:table-cell>
          <table:table-cell table:formula="of:=MID([.C48];[.H48]+LEN([.$H$3]);[.I48]-[.H48]-LEN([.$H$3]))" office:value-type="string" office:string-value="19" calcext:value-type="string">
            <text:p>19</text:p>
          </table:table-cell>
          <table:table-cell table:formula="of:=MID([.C48];[.J48]+LEN([.$J$3]);[.K48]-[.J48]-LEN([.$J$3]))" office:value-type="string" office:string-value="" calcext:value-type="error">
            <text:p>#ЗНАЧЕН!</text:p>
          </table:table-cell>
          <table:table-cell table:formula="of:=IFERROR([.Q48];0)" office:value-type="float" office:value="0" calcext:value-type="float">
            <text:p>0</text:p>
          </table:table-cell>
          <table:table-cell table:formula="of:=IFERROR([.L48];&quot;false&quot;)" office:value-type="string" office:string-value="false" calcext:value-type="string">
            <text:p>false</text:p>
          </table:table-cell>
          <table:table-cell table:formula="of:=IF([.O48]=&quot;NUMERIC&quot;;CONCATENATE(&quot;(&quot;;[.P48];&quot;,&quot;;[.R48];&quot;)&quot;);CONCATENATE(&quot;(&quot;;[.P48];&quot;)&quot;))" office:value-type="string" office:string-value="(19,0)" calcext:value-type="string">
            <text:p>(19,0)</text:p>
          </table:table-cell>
          <table:table-cell table:formula="of:=IF([.S48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8];&quot;&quot;&quot; type=&quot;&quot;&quot;;[.O48];[.T48];&quot;&quot;&quot;&gt;                &lt;constraints nullable=&quot;&quot;&quot;;[.U48];&quot;&quot;&quot;/&gt;            &lt;/column&gt;&quot;)" office:value-type="string" office:string-value="&lt;column name=&quot;TERMID&quot; type=&quot;NUMERIC(19,0)&quot;&gt;                &lt;constraints nullable=&quot;true&quot;/&gt;            &lt;/column&gt;" calcext:value-type="string">
            <text:p>&lt;column name="TERMID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TERMYEARCOUNT" type="NUMERIC"length="19"/&gt;</text:p>
          </table:table-cell>
          <table:table-cell table:formula="of:=FIND([.$D$3];[.C49])" office:value-type="float" office:value="15" calcext:value-type="float">
            <text:p>15</text:p>
          </table:table-cell>
          <table:table-cell table:formula="of:=FIND([.$E$3];[.C49];[.D49] + LEN([.$D$3]))" office:value-type="float" office:value="34" calcext:value-type="float">
            <text:p>34</text:p>
          </table:table-cell>
          <table:table-cell table:formula="of:=FIND([.$F$3];[.C49])" office:value-type="float" office:value="36" calcext:value-type="float">
            <text:p>36</text:p>
          </table:table-cell>
          <table:table-cell table:formula="of:=FIND([.$G$3];[.C49];[.F49]+ LEN([.$F$3]))" office:value-type="float" office:value="49" calcext:value-type="float">
            <text:p>49</text:p>
          </table:table-cell>
          <table:table-cell table:formula="of:=FIND([.$H$3];[.C49])" office:value-type="float" office:value="50" calcext:value-type="float">
            <text:p>50</text:p>
          </table:table-cell>
          <table:table-cell table:formula="of:=FIND([.$I$3];[.C49];[.H49]+ LEN([.$H$3]))" office:value-type="float" office:value="60" calcext:value-type="float">
            <text:p>60</text:p>
          </table:table-cell>
          <table:table-cell table:formula="of:=FIND([.$J$3];[.C49])" office:value-type="string" office:string-value="" calcext:value-type="error">
            <text:p>#ЗНАЧЕН!</text:p>
          </table:table-cell>
          <table:table-cell table:formula="of:=FIND([.$K$3];[.C49];[.J49]+ LEN([.$J$3]))" office:value-type="string" office:string-value="" calcext:value-type="error">
            <text:p>#ЗНАЧЕН!</text:p>
          </table:table-cell>
          <table:table-cell table:formula="of:=FIND([.$L$3];[.C49])" office:value-type="string" office:string-value="" calcext:value-type="error">
            <text:p>#ЗНАЧЕН!</text:p>
          </table:table-cell>
          <table:table-cell table:formula="of:=LEN([.C49])" office:value-type="float" office:value="62" calcext:value-type="float">
            <text:p>62</text:p>
          </table:table-cell>
          <table:table-cell table:formula="of:=MID([.C49];[.D49]+LEN([.$D$3]);[.E49]-[.D49]-LEN([.$D$3]))" office:value-type="string" office:string-value="TERMYEARCOUNT" calcext:value-type="string">
            <text:p>TERMYEARCOUNT</text:p>
          </table:table-cell>
          <table:table-cell table:formula="of:=MID([.C49];[.F49]+LEN([.$F$3]);[.G49]-[.F49]-LEN([.$F$3]))" office:value-type="string" office:string-value="NUMERIC" calcext:value-type="string">
            <text:p>NUMERIC</text:p>
          </table:table-cell>
          <table:table-cell table:formula="of:=MID([.C49];[.H49]+LEN([.$H$3]);[.I49]-[.H49]-LEN([.$H$3]))" office:value-type="string" office:string-value="19" calcext:value-type="string">
            <text:p>19</text:p>
          </table:table-cell>
          <table:table-cell table:formula="of:=MID([.C49];[.J49]+LEN([.$J$3]);[.K49]-[.J49]-LEN([.$J$3]))" office:value-type="string" office:string-value="" calcext:value-type="error">
            <text:p>#ЗНАЧЕН!</text:p>
          </table:table-cell>
          <table:table-cell table:formula="of:=IFERROR([.Q49];0)" office:value-type="float" office:value="0" calcext:value-type="float">
            <text:p>0</text:p>
          </table:table-cell>
          <table:table-cell table:formula="of:=IFERROR([.L49];&quot;false&quot;)" office:value-type="string" office:string-value="false" calcext:value-type="string">
            <text:p>false</text:p>
          </table:table-cell>
          <table:table-cell table:formula="of:=IF([.O49]=&quot;NUMERIC&quot;;CONCATENATE(&quot;(&quot;;[.P49];&quot;,&quot;;[.R49];&quot;)&quot;);CONCATENATE(&quot;(&quot;;[.P49];&quot;)&quot;))" office:value-type="string" office:string-value="(19,0)" calcext:value-type="string">
            <text:p>(19,0)</text:p>
          </table:table-cell>
          <table:table-cell table:formula="of:=IF([.S49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49];&quot;&quot;&quot; type=&quot;&quot;&quot;;[.O49];[.T49];&quot;&quot;&quot;&gt;                &lt;constraints nullable=&quot;&quot;&quot;;[.U49];&quot;&quot;&quot;/&gt;            &lt;/column&gt;&quot;)" office:value-type="string" office:string-value="&lt;column name=&quot;TERMYEARCOUNT&quot; type=&quot;NUMERIC(19,0)&quot;&gt;                &lt;constraints nullable=&quot;true&quot;/&gt;            &lt;/column&gt;" calcext:value-type="string">
            <text:p>&lt;column name="TERMYEARCOUNT" type="NUMERIC(19,0)"&gt; <text:s text:c="15"/>&lt;constraints nullable="true"/&gt; <text:s text:c="11"/>&lt;/column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db-attribute name="INVBASEACTIVEID" type="NUMERIC"length="19"/&gt;</text:p>
          </table:table-cell>
          <table:table-cell table:formula="of:=FIND([.$D$3];[.C50])" office:value-type="float" office:value="15" calcext:value-type="float">
            <text:p>15</text:p>
          </table:table-cell>
          <table:table-cell table:formula="of:=FIND([.$E$3];[.C50];[.D50] + LEN([.$D$3]))" office:value-type="float" office:value="36" calcext:value-type="float">
            <text:p>36</text:p>
          </table:table-cell>
          <table:table-cell table:formula="of:=FIND([.$F$3];[.C50])" office:value-type="float" office:value="38" calcext:value-type="float">
            <text:p>38</text:p>
          </table:table-cell>
          <table:table-cell table:formula="of:=FIND([.$G$3];[.C50];[.F50]+ LEN([.$F$3]))" office:value-type="float" office:value="51" calcext:value-type="float">
            <text:p>51</text:p>
          </table:table-cell>
          <table:table-cell table:formula="of:=FIND([.$H$3];[.C50])" office:value-type="float" office:value="52" calcext:value-type="float">
            <text:p>52</text:p>
          </table:table-cell>
          <table:table-cell table:formula="of:=FIND([.$I$3];[.C50];[.H50]+ LEN([.$H$3]))" office:value-type="float" office:value="62" calcext:value-type="float">
            <text:p>62</text:p>
          </table:table-cell>
          <table:table-cell table:formula="of:=FIND([.$J$3];[.C50])" office:value-type="string" office:string-value="" calcext:value-type="error">
            <text:p>#ЗНАЧЕН!</text:p>
          </table:table-cell>
          <table:table-cell table:formula="of:=FIND([.$K$3];[.C50];[.J50]+ LEN([.$J$3]))" office:value-type="string" office:string-value="" calcext:value-type="error">
            <text:p>#ЗНАЧЕН!</text:p>
          </table:table-cell>
          <table:table-cell table:formula="of:=FIND([.$L$3];[.C50])" office:value-type="string" office:string-value="" calcext:value-type="error">
            <text:p>#ЗНАЧЕН!</text:p>
          </table:table-cell>
          <table:table-cell table:formula="of:=LEN([.C50])" office:value-type="float" office:value="64" calcext:value-type="float">
            <text:p>64</text:p>
          </table:table-cell>
          <table:table-cell table:formula="of:=MID([.C50];[.D50]+LEN([.$D$3]);[.E50]-[.D50]-LEN([.$D$3]))" office:value-type="string" office:string-value="INVBASEACTIVEID" calcext:value-type="string">
            <text:p>INVBASEACTIVEID</text:p>
          </table:table-cell>
          <table:table-cell table:formula="of:=MID([.C50];[.F50]+LEN([.$F$3]);[.G50]-[.F50]-LEN([.$F$3]))" office:value-type="string" office:string-value="NUMERIC" calcext:value-type="string">
            <text:p>NUMERIC</text:p>
          </table:table-cell>
          <table:table-cell table:formula="of:=MID([.C50];[.H50]+LEN([.$H$3]);[.I50]-[.H50]-LEN([.$H$3]))" office:value-type="string" office:string-value="19" calcext:value-type="string">
            <text:p>19</text:p>
          </table:table-cell>
          <table:table-cell table:formula="of:=MID([.C50];[.J50]+LEN([.$J$3]);[.K50]-[.J50]-LEN([.$J$3]))" office:value-type="string" office:string-value="" calcext:value-type="error">
            <text:p>#ЗНАЧЕН!</text:p>
          </table:table-cell>
          <table:table-cell table:formula="of:=IFERROR([.Q50];0)" office:value-type="float" office:value="0" calcext:value-type="float">
            <text:p>0</text:p>
          </table:table-cell>
          <table:table-cell table:formula="of:=IFERROR([.L50];&quot;false&quot;)" office:value-type="string" office:string-value="false" calcext:value-type="string">
            <text:p>false</text:p>
          </table:table-cell>
          <table:table-cell table:formula="of:=IF([.O50]=&quot;NUMERIC&quot;;CONCATENATE(&quot;(&quot;;[.P50];&quot;,&quot;;[.R50];&quot;)&quot;);CONCATENATE(&quot;(&quot;;[.P50];&quot;)&quot;))" office:value-type="string" office:string-value="(19,0)" calcext:value-type="string">
            <text:p>(19,0)</text:p>
          </table:table-cell>
          <table:table-cell table:formula="of:=IF([.S50]=&quot;false&quot;;&quot;true&quot;;&quot;false&quot;)" office:value-type="string" office:string-value="true" calcext:value-type="string">
            <text:p>true</text:p>
          </table:table-cell>
          <table:table-cell table:formula="of:=CONCATENATE(&quot;&lt;column name=&quot;&quot;&quot;;[.N50];&quot;&quot;&quot; type=&quot;&quot;&quot;;[.O50];[.T50];&quot;&quot;&quot;&gt;                &lt;constraints nullable=&quot;&quot;&quot;;[.U50];&quot;&quot;&quot;/&gt;            &lt;/column&gt;&quot;)" office:value-type="string" office:string-value="&lt;column name=&quot;INVBASEACTIVEID&quot; type=&quot;NUMERIC(19,0)&quot;&gt;                &lt;constraints nullable=&quot;true&quot;/&gt;            &lt;/column&gt;" calcext:value-type="string">
            <text:p>&lt;column name="INVBASEACTIVEID" type="NUMERIC(19,0)"&gt; <text:s text:c="15"/>&lt;constraints nullable="true"/&gt; <text:s text:c="11"/>&lt;/column&gt;</text:p>
          </table:table-cell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 table:number-columns-repeated="20"/>
        </table:table-row>
      </table:table>
      <table:table table:name="обжЕнтити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visibility="collapse" table:number-columns-repeated="5" table:default-cell-style-name="Default"/>
        <table:table-column table:style-name="co13" table:visibility="collapse" table:default-cell-style-name="ce2"/>
        <table:table-column table:style-name="co13" table:visibility="collapse" table:number-columns-repeated="10" table:default-cell-style-name="Default"/>
        <table:table-column table:style-name="co13" table:visibility="collapse" table:default-cell-style-name="ce2"/>
        <table:table-column table:style-name="co13" table:visibility="collapse" table:number-columns-repeated="7" table:default-cell-style-name="Default"/>
        <table:table-column table:style-name="co13" table:default-cell-style-name="Default"/>
        <table:table-column table:style-name="co13" table:default-cell-style-name="ce14"/>
        <table:table-column table:style-name="co13" table:number-columns-repeated="19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дб ентити</text:p>
          </table:table-cell>
          <table:covered-table-cell table:number-columns-repeated="2" table:style-name="ce6"/>
          <table:table-cell table:style-name="ce2" table:number-columns-repeated="5"/>
          <table:table-cell table:style-name="ce8" office:value-type="string" calcext:value-type="string">
            <text:p>Обж ентити</text:p>
          </table:table-cell>
          <table:table-cell table:style-name="ce10" table:number-columns-repeated="19"/>
          <table:table-cell table:style-name="ce13" office:value-type="string" calcext:value-type="string" table:number-columns-spanned="20" table:number-rows-spanned="1">
            <text:p>Обж ентити</text:p>
          </table:table-cell>
          <table:covered-table-cell table:style-name="ce10"/>
          <table:covered-table-cell table:number-columns-repeated="18" table:style-name="ce2"/>
        </table:table-row>
        <table:table-row table:style-name="ro1" table:visibility="collapse">
          <table:table-cell table:number-columns-repeated="6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&lt;obj-entity name="</text:p>
          </table:table-cell>
          <table:table-cell office:value-type="string" calcext:value-type="string">
            <text:p>" dbEntityName="</text:p>
          </table:table-cell>
          <table:table-cell office:value-type="string" calcext:value-type="string">
            <text:p>"&gt;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string" calcext:value-type="string">
            <text:p>&lt;obj-entity name="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 table:visibility="collapse">
          <table:table-cell table:style-name="ce1" office:value-type="string" calcext:value-type="string" table:number-columns-spanned="3" table:number-rows-spanned="1">
            <text:p>сюда вставляем текст из Map.xml</text:p>
          </table:table-cell>
          <table:covered-table-cell table:number-columns-repeated="2" table:style-name="ce2"/>
          <table:table-cell table:style-name="ce3"/>
          <table:table-cell table:style-name="ce3" office:value-type="string" calcext:value-type="string">
            <text:p>name="</text:p>
          </table:table-cell>
          <table:table-cell table:style-name="ce7" office:value-type="string" calcext:value-type="string">
            <text:p>"&gt;</text:p>
          </table:table-cell>
          <table:table-cell table:style-name="ce3"/>
          <table:table-cell table:style-name="ce2"/>
          <table:table-cell table:style-name="ce9" table:formula="of:=IF(ISBLANK([.B3]);&quot;&quot;;IF(ISERR([.G3]);&quot;&lt;/obj-entity&gt;&quot;;CONCATENATE([.$I$2];[.G3];[.$J$2];[.G3];[.$K$2])))">
            <text:p/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name="</text:p>
          </table:table-cell>
          <table:table-cell table:style-name="ce7" office:value-type="string" calcext:value-type="string">
            <text:p>" type="</text:p>
          </table:table-cell>
          <table:table-cell table:style-name="ce3" office:value-type="string" calcext:value-type="string">
            <text:p>isPrimaryKey</text:p>
          </table:table-cell>
          <table:table-cell table:style-name="ce2" office:value-type="string" calcext:value-type="string">
            <text:p>NUMERIC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VARCHAR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&lt;obj-attribute name="</text:p>
          </table:table-cell>
          <table:table-cell table:style-name="ce2" office:value-type="string" calcext:value-type="string">
            <text:p>" type="</text:p>
          </table:table-cell>
          <table:table-cell table:style-name="ce11" office:value-type="string" calcext:value-type="string">
            <text:p>java.lang.Long</text:p>
          </table:table-cell>
          <table:table-cell office:value-type="string" calcext:value-type="string">
            <text:p>java.lang.String</text:p>
          </table:table-cell>
          <table:table-cell office:value-type="string" calcext:value-type="string">
            <text:p>java.lang.Double</text:p>
          </table:table-cell>
          <table:table-cell office:value-type="string" calcext:value-type="string">
            <text:p>java.math.BigDecimal</text:p>
          </table:table-cell>
          <table:table-cell table:number-columns-repeated="2"/>
          <table:table-cell table:style-name="ce15" table:formula="of:=IF(ISBLANK([.U3]);&quot;&quot;;IF(ISERR([.Z3]);&quot;&lt;/obj-entity&gt;&quot;;CONCATENATE([.$I$2];[.Z3];[.$J$2];[.Z3];[.$K$2])))" office:value-type="string" office:string-value="&lt;obj-entity name=&quot;java.math.BigDecimal&quot; dbEntityName=&quot;java.math.BigDecimal&quot;&gt;" calcext:value-type="string">
            <text:p>&lt;obj-entity name="java.math.BigDecimal" dbEntityName="java.math.BigDecimal"&gt;</text:p>
          </table:table-cell>
          <table:table-cell office:value-type="string" calcext:value-type="string">
            <text:p>" db-attribute-path="</text:p>
          </table:table-cell>
          <table:table-cell office:value-type="string" calcext:value-type="string">
            <text:p>" requiredInsert="true" requiredUpdate="true" requiredDelete="true" </text:p>
          </table:table-cell>
          <table:table-cell office:value-type="string" calcext:value-type="string">
            <text:p><text:s/>note=""/&gt;</text:p>
          </table:table-cell>
          <table:table-cell office:value-type="string" calcext:value-type="string">
            <text:p>"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&lt;db-entity name="B2B_PRODINVTRANCHEKIND"&gt;</text:p>
          </table:table-cell>
          <table:table-cell table:number-columns-repeated="2"/>
          <table:table-cell table:formula="of:==IF(ISBLANK([.B4]);&quot;&quot;;FIND([.$E$3];[.B4]))" office:value-type="float" office:value="12" calcext:value-type="float">
            <text:p>12</text:p>
          </table:table-cell>
          <table:table-cell table:formula="of:=IF(ISBLANK([.B4]);&quot;&quot;;FIND([.$F$3];[.B4]))" office:value-type="float" office:value="40" calcext:value-type="float">
            <text:p>40</text:p>
          </table:table-cell>
          <table:table-cell table:formula="of:=IF(ISBLANK([.B4]);&quot;&quot;;MID([.B4];[.E4]+LEN([.$E$3]);[.F4]-[.E4]-LEN([.$E$3])))" office:value-type="string" office:string-value="B2B_PRODINVTRANCHEKIND" calcext:value-type="string">
            <text:p>B2B_PRODINVTRANCHEKIND</text:p>
          </table:table-cell>
          <table:table-cell/>
          <table:table-cell table:style-name="ce9" table:formula="of:=IF(ISBLANK([.B4]);&quot;&quot;;IF(ISERR([.G4]);&quot;&lt;/obj-entity&gt;&quot;;CONCATENATE([.$I$2];[.G4];[.$J$2];[.G4];[.$K$2])))" office:value-type="string" office:string-value="&lt;obj-entity name=&quot;B2B_PRODINVTRANCHEKIND&quot; dbEntityName=&quot;B2B_PRODINVTRANCHEKIND&quot;&gt;" calcext:value-type="string">
            <text:p>&lt;obj-entity name="B2B_PRODINVTRANCHEKIND" dbEntityName="B2B_PRODINVTRANCHEKIND"&gt;</text:p>
          </table:table-cell>
          <table:table-cell table:number-columns-repeated="3"/>
          <table:table-cell table:formula="of:==IF(ISBLANK([.C4]);&quot;&quot;;FIND([.$E$3];[.C4]))">
            <text:p/>
          </table:table-cell>
          <table:table-cell table:formula="of:==IF(ISBLANK([.C4]);&quot;&quot;;FIND([.$N$3];[.C4]))">
            <text:p/>
          </table:table-cell>
          <table:table-cell table:formula="of:=IF(ISBLANK([.J4]);&quot;&quot;;MID([.J4];[.M4]+LEN([.$E$3]);[.N4]-[.M4]-LEN([.$E$3])))">
            <text:p/>
          </table:table-cell>
          <table:table-cell table:number-columns-repeated="2"/>
          <table:table-cell table:formula="of:==IF(ISBLANK([.$C4]);&quot;&quot;;FIND([.R$3];[.$C4]))">
            <text:p/>
          </table:table-cell>
          <table:table-cell/>
          <table:table-cell table:formula="of:=IF(ISBLANK([.C4]);&quot;&quot;;MID([.C4];[.M4]+LEN([.$M$3]);[.N4]-[.M4]-LEN([.$M$3])))">
            <text:p/>
          </table:table-cell>
          <table:table-cell table:formula="of:=IF(NOT(ISERROR([.O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4]);&quot;&quot;;AND(NOT(ISERROR([.$P4]));ISERROR([.$Q4]);ISERROR([.$S4])))">
            <text:p/>
          </table:table-cell>
          <table:table-cell/>
          <table:table-cell table:style-name="ce12" table:formula="of:=IF(ISBLANK([.$C4]);&quot;&quot;;AND(NOT(ISERROR([.$S4]))))">
            <text:p/>
          </table:table-cell>
          <table:table-cell/>
          <table:table-cell table:formula="of:=IF(ISBLANK([.C4]);&quot;&quot;;IF([.W4];&quot;java.lang.Long&quot;;IF([.X4];&quot;java.lang.String&quot;;IF([.Y4];&quot;java.lang.Double&quot;;IF([.Z4];&quot;java.math.BigDecimal&quot;;&quot;none&quot;)))))">
            <text:p/>
          </table:table-cell>
          <table:table-cell/>
          <table:table-cell table:style-name="ce16" table:formula="of:=IF(ISBLANK([.B4]);&quot;&quot;;IF(ISERR([.G4]);&quot;&lt;/obj-entity&gt;&quot;;CONCATENATE([.$I$2];[.G4];[.$J$2];[.G4];[.$K$2])))" office:value-type="string" office:string-value="&lt;obj-entity name=&quot;B2B_PRODINVTRANCHEKIND&quot; dbEntityName=&quot;B2B_PRODINVTRANCHEKIND&quot;&gt;" calcext:value-type="string">
            <text:p>&lt;obj-entity name="B2B_PRODINVTRANCHEKIND" dbEntityName="B2B_PRODINVTRANCHEKIND"&gt;</text:p>
          </table:table-cell>
          <table:table-cell table:formula="of:=IF(ISBLANK([.C4]);&quot;&quot;;CONCATENATE([.$U$3];[.T4];[.$V$3];[.AA4];[.$AD$3];[.T4];[.U4];[.$AF$3]))">
            <text:p/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TRANCHEKINDID" type="NUMERIC" length="19"/&gt;</text:p>
          </table:table-cell>
          <table:table-cell/>
          <table:table-cell table:formula="of:==IF(ISBLANK([.B5]);&quot;&quot;;FIND([.$E$3];[.B5]))">
            <text:p/>
          </table:table-cell>
          <table:table-cell table:formula="of:=IF(ISBLANK([.B5]);&quot;&quot;;FIND([.$F$3];[.B5]))">
            <text:p/>
          </table:table-cell>
          <table:table-cell table:formula="of:=IF(ISBLANK([.B5]);&quot;&quot;;MID([.B5];[.E5]+LEN([.$E$3]);[.F5]-[.E5]-LEN([.$E$3])))">
            <text:p/>
          </table:table-cell>
          <table:table-cell/>
          <table:table-cell table:style-name="ce9" table:formula="of:=IF(ISBLANK([.B5]);&quot;&quot;;IF(ISERR([.G5]);&quot;&lt;/obj-entity&gt;&quot;;CONCATENATE([.$I$2];[.G5];[.$J$2];[.G5];[.$K$2])))">
            <text:p/>
          </table:table-cell>
          <table:table-cell table:number-columns-repeated="3"/>
          <table:table-cell table:formula="of:==IF(ISBLANK([.$C5]);&quot;&quot;;FIND([.M$3];[.$C5]))" office:value-type="float" office:value="15" calcext:value-type="float">
            <text:p>15</text:p>
          </table:table-cell>
          <table:table-cell table:formula="of:==IF(ISBLANK([.$C5]);&quot;&quot;;FIND([.N$3];[.$C5]))" office:value-type="float" office:value="34" calcext:value-type="float">
            <text:p>34</text:p>
          </table:table-cell>
          <table:table-cell table:formula="of:==IF(ISBLANK([.$C5]);&quot;&quot;;FIND([.O$3];[.$C5]))" office:value-type="string" office:string-value="" calcext:value-type="error">
            <text:p>#ЗНАЧЕН!</text:p>
          </table:table-cell>
          <table:table-cell table:formula="of:==IF(ISBLANK([.$C5]);&quot;&quot;;FIND([.P$3];[.$C5]))" office:value-type="float" office:value="42" calcext:value-type="float">
            <text:p>42</text:p>
          </table:table-cell>
          <table:table-cell table:formula="of:==IF(ISBLANK([.$C5]);&quot;&quot;;FIND([.Q$3];[.$C5]))" office:value-type="string" office:string-value="" calcext:value-type="error">
            <text:p>#ЗНАЧЕН!</text:p>
          </table:table-cell>
          <table:table-cell table:formula="of:==IF(ISBLANK([.$C5]);&quot;&quot;;FIND([.R$3];[.$C5]))" office:value-type="string" office:string-value="" calcext:value-type="error">
            <text:p>#ЗНАЧЕН!</text:p>
          </table:table-cell>
          <table:table-cell table:formula="of:==IF(ISBLANK([.$C5]);&quot;&quot;;FIND([.S$3];[.$C5]))" office:value-type="string" office:string-value="" calcext:value-type="error">
            <text:p>#ЗНАЧЕН!</text:p>
          </table:table-cell>
          <table:table-cell table:formula="of:=IF(ISBLANK([.C5]);&quot;&quot;;MID([.C5];[.M5]+LEN([.$M$3]);[.N5]-[.M5]-LEN([.$M$3])))" office:value-type="string" office:string-value="TRANCHEKINDID" calcext:value-type="string">
            <text:p>TRANCHEKINDID</text:p>
          </table:table-cell>
          <table:table-cell table:formula="of:=IF(NOT(ISERROR([.O5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5]);&quot;&quot;;AND(NOT(ISERROR([.$P5]));ISERROR([.$Q5]);ISERROR([.$R5]);ISERROR([.$S5])))" office:value-type="boolean" office:boolean-value="true" calcext:value-type="boolean">
            <text:p>ИСТИНА</text:p>
          </table:table-cell>
          <table:table-cell table:style-name="ce12" table:formula="of:=IF(ISBLANK([.$C5]);&quot;&quot;;AND((ISERROR([.$P5]));ISERROR([.$Q5]);NOT(ISERROR([.$R5]));ISERROR([.$S5])))" office:value-type="boolean" office:boolean-value="false" calcext:value-type="boolean">
            <text:p>ЛОЖЬ</text:p>
          </table:table-cell>
          <table:table-cell table:style-name="ce12" table:formula="of:=IF(ISBLANK([.$C5]);&quot;&quot;;AND(NOT(ISERROR([.$S5]))))" office:value-type="boolean" office:boolean-value="false" calcext:value-type="boolean">
            <text:p>ЛОЖЬ</text:p>
          </table:table-cell>
          <table:table-cell table:style-name="ce12" table:formula="of:=IF(ISBLANK([.$C5]);&quot;&quot;;AND(NOT(ISERROR([.$Q5]))))" office:value-type="boolean" office:boolean-value="false" calcext:value-type="boolean">
            <text:p>ЛОЖЬ</text:p>
          </table:table-cell>
          <table:table-cell table:formula="of:=IF(ISBLANK([.C5]);&quot;&quot;;IF([.W5];&quot;java.lang.Long&quot;;IF([.X5];&quot;java.lang.String&quot;;IF([.Y5];&quot;java.lang.Double&quot;;IF([.Z5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5]);&quot;&quot;;IF(ISERR([.G5]);&quot;&lt;/obj-entity&gt;&quot;;CONCATENATE([.$I$2];[.G5];[.$J$2];[.G5];[.$K$2])))">
            <text:p/>
          </table:table-cell>
          <table:table-cell table:formula="of:=IF(ISBLANK([.C5]);&quot;&quot;;CONCATENATE([.$U$3];[.T5];[.$V$3];[.AA5];[.$AD$3];[.T5];[.U5];[.$AF$3]))" office:value-type="string" office:string-value="&lt;obj-attribute name=&quot;TRANCHEKINDID&quot; type=&quot;java.lang.Long&quot; db-attribute-path=&quot;TRANCHEKINDID&quot; note=&quot;&quot;/&gt;" calcext:value-type="string">
            <text:p>&lt;obj-attribute name="TRANCHEKINDID" type="java.lang.Long" db-attribute-path="TRANCHEKIND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PRODCONFID" type="NUMERIC" length="19"/&gt;</text:p>
          </table:table-cell>
          <table:table-cell/>
          <table:table-cell table:formula="of:==IF(ISBLANK([.B6]);&quot;&quot;;FIND([.$E$3];[.B6]))">
            <text:p/>
          </table:table-cell>
          <table:table-cell table:formula="of:=IF(ISBLANK([.B6]);&quot;&quot;;FIND([.$F$3];[.B6]))">
            <text:p/>
          </table:table-cell>
          <table:table-cell table:formula="of:=IF(ISBLANK([.B6]);&quot;&quot;;MID([.B6];[.E6]+LEN([.$E$3]);[.F6]-[.E6]-LEN([.$E$3])))">
            <text:p/>
          </table:table-cell>
          <table:table-cell/>
          <table:table-cell table:style-name="ce9" table:formula="of:=IF(ISBLANK([.B6]);&quot;&quot;;IF(ISERR([.G6]);&quot;&lt;/obj-entity&gt;&quot;;CONCATENATE([.$I$2];[.G6];[.$J$2];[.G6];[.$K$2])))">
            <text:p/>
          </table:table-cell>
          <table:table-cell table:number-columns-repeated="3"/>
          <table:table-cell table:formula="of:==IF(ISBLANK([.$C6]);&quot;&quot;;FIND([.M$3];[.$C6]))" office:value-type="float" office:value="15" calcext:value-type="float">
            <text:p>15</text:p>
          </table:table-cell>
          <table:table-cell table:formula="of:==IF(ISBLANK([.$C6]);&quot;&quot;;FIND([.N$3];[.$C6]))" office:value-type="float" office:value="31" calcext:value-type="float">
            <text:p>31</text:p>
          </table:table-cell>
          <table:table-cell table:formula="of:==IF(ISBLANK([.$C6]);&quot;&quot;;FIND([.O$3];[.$C6]))" office:value-type="string" office:string-value="" calcext:value-type="error">
            <text:p>#ЗНАЧЕН!</text:p>
          </table:table-cell>
          <table:table-cell table:formula="of:==IF(ISBLANK([.$C6]);&quot;&quot;;FIND([.P$3];[.$C6]))" office:value-type="float" office:value="39" calcext:value-type="float">
            <text:p>39</text:p>
          </table:table-cell>
          <table:table-cell table:formula="of:==IF(ISBLANK([.$C6]);&quot;&quot;;FIND([.Q$3];[.$C6]))" office:value-type="string" office:string-value="" calcext:value-type="error">
            <text:p>#ЗНАЧЕН!</text:p>
          </table:table-cell>
          <table:table-cell table:formula="of:==IF(ISBLANK([.$C6]);&quot;&quot;;FIND([.R$3];[.$C6]))" office:value-type="string" office:string-value="" calcext:value-type="error">
            <text:p>#ЗНАЧЕН!</text:p>
          </table:table-cell>
          <table:table-cell table:formula="of:==IF(ISBLANK([.$C6]);&quot;&quot;;FIND([.S$3];[.$C6]))" office:value-type="string" office:string-value="" calcext:value-type="error">
            <text:p>#ЗНАЧЕН!</text:p>
          </table:table-cell>
          <table:table-cell table:formula="of:=IF(ISBLANK([.C6]);&quot;&quot;;MID([.C6];[.M6]+LEN([.$M$3]);[.N6]-[.M6]-LEN([.$M$3])))" office:value-type="string" office:string-value="PRODCONFID" calcext:value-type="string">
            <text:p>PRODCONFID</text:p>
          </table:table-cell>
          <table:table-cell table:formula="of:=IF(NOT(ISERROR([.O6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6]);&quot;&quot;;AND(NOT(ISERROR([.$P6]));ISERROR([.$Q6]);ISERROR([.$R6]);ISERROR([.$S6])))" office:value-type="boolean" office:boolean-value="true" calcext:value-type="boolean">
            <text:p>ИСТИНА</text:p>
          </table:table-cell>
          <table:table-cell table:style-name="ce12" table:formula="of:=IF(ISBLANK([.$C6]);&quot;&quot;;AND((ISERROR([.$P6]));ISERROR([.$Q6]);NOT(ISERROR([.$R6]));ISERROR([.$S6])))" office:value-type="boolean" office:boolean-value="false" calcext:value-type="boolean">
            <text:p>ЛОЖЬ</text:p>
          </table:table-cell>
          <table:table-cell table:style-name="ce12" table:formula="of:=IF(ISBLANK([.$C6]);&quot;&quot;;AND(NOT(ISERROR([.$S6]))))" office:value-type="boolean" office:boolean-value="false" calcext:value-type="boolean">
            <text:p>ЛОЖЬ</text:p>
          </table:table-cell>
          <table:table-cell table:style-name="ce12" table:formula="of:=IF(ISBLANK([.$C6]);&quot;&quot;;AND(NOT(ISERROR([.$Q6]))))" office:value-type="boolean" office:boolean-value="false" calcext:value-type="boolean">
            <text:p>ЛОЖЬ</text:p>
          </table:table-cell>
          <table:table-cell table:formula="of:=IF(ISBLANK([.C6]);&quot;&quot;;IF([.W6];&quot;java.lang.Long&quot;;IF([.X6];&quot;java.lang.String&quot;;IF([.Y6];&quot;java.lang.Double&quot;;IF([.Z6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6]);&quot;&quot;;IF(ISERR([.G6]);&quot;&lt;/obj-entity&gt;&quot;;CONCATENATE([.$I$2];[.G6];[.$J$2];[.G6];[.$K$2])))">
            <text:p/>
          </table:table-cell>
          <table:table-cell table:formula="of:=IF(ISBLANK([.C6]);&quot;&quot;;CONCATENATE([.$U$3];[.T6];[.$V$3];[.AA6];[.$AD$3];[.T6];[.U6];[.$AF$3]))" office:value-type="string" office:string-value="&lt;obj-attribute name=&quot;PRODCONFID&quot; type=&quot;java.lang.Long&quot; db-attribute-path=&quot;PRODCONFID&quot; note=&quot;&quot;/&gt;" calcext:value-type="string">
            <text:p>&lt;obj-attribute name="PRODCONFID" type="java.lang.Long" db-attribute-path="PRODCONF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PRODTRANCHEKINDID" type="NUMERIC" isPrimaryKey="true" isMandatory="true" length="19"/&gt;</text:p>
          </table:table-cell>
          <table:table-cell/>
          <table:table-cell table:formula="of:==IF(ISBLANK([.B7]);&quot;&quot;;FIND([.$E$3];[.B7]))">
            <text:p/>
          </table:table-cell>
          <table:table-cell table:formula="of:=IF(ISBLANK([.B7]);&quot;&quot;;FIND([.$F$3];[.B7]))">
            <text:p/>
          </table:table-cell>
          <table:table-cell table:formula="of:=IF(ISBLANK([.B7]);&quot;&quot;;MID([.B7];[.E7]+LEN([.$E$3]);[.F7]-[.E7]-LEN([.$E$3])))">
            <text:p/>
          </table:table-cell>
          <table:table-cell/>
          <table:table-cell table:style-name="ce9" table:formula="of:=IF(ISBLANK([.B7]);&quot;&quot;;IF(ISERR([.G7]);&quot;&lt;/obj-entity&gt;&quot;;CONCATENATE([.$I$2];[.G7];[.$J$2];[.G7];[.$K$2])))">
            <text:p/>
          </table:table-cell>
          <table:table-cell table:number-columns-repeated="3"/>
          <table:table-cell table:formula="of:==IF(ISBLANK([.$C7]);&quot;&quot;;FIND([.M$3];[.$C7]))" office:value-type="float" office:value="15" calcext:value-type="float">
            <text:p>15</text:p>
          </table:table-cell>
          <table:table-cell table:formula="of:==IF(ISBLANK([.$C7]);&quot;&quot;;FIND([.N$3];[.$C7]))" office:value-type="float" office:value="41" calcext:value-type="float">
            <text:p>41</text:p>
          </table:table-cell>
          <table:table-cell table:formula="of:==IF(ISBLANK([.$C7]);&quot;&quot;;FIND([.O$3];[.$C7]))" office:value-type="float" office:value="58" calcext:value-type="float">
            <text:p>58</text:p>
          </table:table-cell>
          <table:table-cell table:formula="of:==IF(ISBLANK([.$C7]);&quot;&quot;;FIND([.P$3];[.$C7]))" office:value-type="float" office:value="49" calcext:value-type="float">
            <text:p>49</text:p>
          </table:table-cell>
          <table:table-cell table:formula="of:==IF(ISBLANK([.$C7]);&quot;&quot;;FIND([.Q$3];[.$C7]))" office:value-type="string" office:string-value="" calcext:value-type="error">
            <text:p>#ЗНАЧЕН!</text:p>
          </table:table-cell>
          <table:table-cell table:formula="of:==IF(ISBLANK([.$C7]);&quot;&quot;;FIND([.R$3];[.$C7]))" office:value-type="string" office:string-value="" calcext:value-type="error">
            <text:p>#ЗНАЧЕН!</text:p>
          </table:table-cell>
          <table:table-cell table:formula="of:==IF(ISBLANK([.$C7]);&quot;&quot;;FIND([.S$3];[.$C7]))" office:value-type="string" office:string-value="" calcext:value-type="error">
            <text:p>#ЗНАЧЕН!</text:p>
          </table:table-cell>
          <table:table-cell table:formula="of:=IF(ISBLANK([.C7]);&quot;&quot;;MID([.C7];[.M7]+LEN([.$M$3]);[.N7]-[.M7]-LEN([.$M$3])))" office:value-type="string" office:string-value="INVPRODTRANCHEKINDID" calcext:value-type="string">
            <text:p>INVPRODTRANCHEKINDID</text:p>
          </table:table-cell>
          <table:table-cell table:formula="of:=IF(NOT(ISERROR([.O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]);&quot;&quot;;AND(NOT(ISERROR([.$P7]));ISERROR([.$Q7]);ISERROR([.$R7]);ISERROR([.$S7])))" office:value-type="boolean" office:boolean-value="true" calcext:value-type="boolean">
            <text:p>ИСТИНА</text:p>
          </table:table-cell>
          <table:table-cell table:style-name="ce12" table:formula="of:=IF(ISBLANK([.$C7]);&quot;&quot;;AND((ISERROR([.$P7]));ISERROR([.$Q7]);NOT(ISERROR([.$R7]));ISERROR([.$S7])))" office:value-type="boolean" office:boolean-value="false" calcext:value-type="boolean">
            <text:p>ЛОЖЬ</text:p>
          </table:table-cell>
          <table:table-cell table:style-name="ce12" table:formula="of:=IF(ISBLANK([.$C7]);&quot;&quot;;AND(NOT(ISERROR([.$S7]))))" office:value-type="boolean" office:boolean-value="false" calcext:value-type="boolean">
            <text:p>ЛОЖЬ</text:p>
          </table:table-cell>
          <table:table-cell table:style-name="ce12" table:formula="of:=IF(ISBLANK([.$C7]);&quot;&quot;;AND(NOT(ISERROR([.$Q7]))))" office:value-type="boolean" office:boolean-value="false" calcext:value-type="boolean">
            <text:p>ЛОЖЬ</text:p>
          </table:table-cell>
          <table:table-cell table:formula="of:=IF(ISBLANK([.C7]);&quot;&quot;;IF([.W7];&quot;java.lang.Long&quot;;IF([.X7];&quot;java.lang.String&quot;;IF([.Y7];&quot;java.lang.Double&quot;;IF([.Z7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7]);&quot;&quot;;IF(ISERR([.G7]);&quot;&lt;/obj-entity&gt;&quot;;CONCATENATE([.$I$2];[.G7];[.$J$2];[.G7];[.$K$2])))">
            <text:p/>
          </table:table-cell>
          <table:table-cell table:formula="of:=IF(ISBLANK([.C7]);&quot;&quot;;CONCATENATE([.$U$3];[.T7];[.$V$3];[.AA7];[.$AD$3];[.T7];[.U7];[.$AF$3]))" office:value-type="string" office:string-value="&lt;obj-attribute name=&quot;INVPRODTRANCHEKINDID&quot; type=&quot;java.lang.Long&quot; db-attribute-path=&quot;INVPRODTRANCHEKINDID&quot; requiredInsert=&quot;true&quot; requiredUpdate=&quot;true&quot; requiredDelete=&quot;true&quot;  note=&quot;&quot;/&gt;" calcext:value-type="string">
            <text:p>&lt;obj-attribute name="INVPRODTRANCHEKINDID" type="java.lang.Long" db-attribute-path="INVPRODTRANCHEKINDID" requiredInsert="true" requiredUpdate="true" requiredDelete="true" <text:s/>note=""/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 table:number-columns-repeated="2"/>
          <table:table-cell table:formula="of:==IF(ISBLANK([.B8]);&quot;&quot;;FIND([.$E$3];[.B8]))" office:value-type="string" office:string-value="" calcext:value-type="error">
            <text:p>#ЗНАЧЕН!</text:p>
          </table:table-cell>
          <table:table-cell table:formula="of:=IF(ISBLANK([.B8]);&quot;&quot;;FIND([.$F$3];[.B8]))" office:value-type="string" office:string-value="" calcext:value-type="error">
            <text:p>#ЗНАЧЕН!</text:p>
          </table:table-cell>
          <table:table-cell table:formula="of:=IF(ISBLANK([.B8]);&quot;&quot;;MID([.B8];[.E8]+LEN([.$E$3]);[.F8]-[.E8]-LEN([.$E$3])))" office:value-type="string" office:string-value="" calcext:value-type="error">
            <text:p>#ЗНАЧЕН!</text:p>
          </table:table-cell>
          <table:table-cell/>
          <table:table-cell table:style-name="ce9" table:formula="of:=IF(ISBLANK([.B8]);&quot;&quot;;IF(ISERR([.G8]);&quot;&lt;/obj-entity&gt;&quot;;CONCATENATE([.$I$2];[.G8];[.$J$2];[.G8];[.$K$2])))" office:value-type="string" office:string-value="&lt;/obj-entity&gt;" calcext:value-type="string">
            <text:p>&lt;/obj-entity&gt;</text:p>
          </table:table-cell>
          <table:table-cell table:number-columns-repeated="3"/>
          <table:table-cell table:formula="of:==IF(ISBLANK([.$C8]);&quot;&quot;;FIND([.M$3];[.$C8]))">
            <text:p/>
          </table:table-cell>
          <table:table-cell table:formula="of:==IF(ISBLANK([.$C8]);&quot;&quot;;FIND([.N$3];[.$C8]))">
            <text:p/>
          </table:table-cell>
          <table:table-cell table:formula="of:==IF(ISBLANK([.$C8]);&quot;&quot;;FIND([.O$3];[.$C8]))">
            <text:p/>
          </table:table-cell>
          <table:table-cell table:formula="of:==IF(ISBLANK([.$C8]);&quot;&quot;;FIND([.P$3];[.$C8]))">
            <text:p/>
          </table:table-cell>
          <table:table-cell table:formula="of:==IF(ISBLANK([.$C8]);&quot;&quot;;FIND([.Q$3];[.$C8]))">
            <text:p/>
          </table:table-cell>
          <table:table-cell table:formula="of:==IF(ISBLANK([.$C8]);&quot;&quot;;FIND([.R$3];[.$C8]))">
            <text:p/>
          </table:table-cell>
          <table:table-cell table:formula="of:==IF(ISBLANK([.$C8]);&quot;&quot;;FIND([.S$3];[.$C8]))">
            <text:p/>
          </table:table-cell>
          <table:table-cell table:formula="of:=IF(ISBLANK([.C8]);&quot;&quot;;MID([.C8];[.M8]+LEN([.$M$3]);[.N8]-[.M8]-LEN([.$M$3])))">
            <text:p/>
          </table:table-cell>
          <table:table-cell table:formula="of:=IF(NOT(ISERROR([.O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]);&quot;&quot;;AND(NOT(ISERROR([.$P8]));ISERROR([.$Q8]);ISERROR([.$R8]);ISERROR([.$S8])))">
            <text:p/>
          </table:table-cell>
          <table:table-cell table:style-name="ce12" table:formula="of:=IF(ISBLANK([.$C8]);&quot;&quot;;AND((ISERROR([.$P8]));ISERROR([.$Q8]);NOT(ISERROR([.$R8]));ISERROR([.$S8])))">
            <text:p/>
          </table:table-cell>
          <table:table-cell table:style-name="ce12" table:formula="of:=IF(ISBLANK([.$C8]);&quot;&quot;;AND(NOT(ISERROR([.$S8]))))">
            <text:p/>
          </table:table-cell>
          <table:table-cell table:style-name="ce12" table:formula="of:=IF(ISBLANK([.$C8]);&quot;&quot;;AND(NOT(ISERROR([.$Q8]))))">
            <text:p/>
          </table:table-cell>
          <table:table-cell table:formula="of:=IF(ISBLANK([.C8]);&quot;&quot;;IF([.W8];&quot;java.lang.Long&quot;;IF([.X8];&quot;java.lang.String&quot;;IF([.Y8];&quot;java.lang.Double&quot;;IF([.Z8];&quot;java.math.BigDecimal&quot;;&quot;none&quot;)))))">
            <text:p/>
          </table:table-cell>
          <table:table-cell/>
          <table:table-cell table:style-name="ce16" table:formula="of:=IF(ISBLANK([.B8]);&quot;&quot;;IF(ISERR([.G8]);&quot;&lt;/obj-entity&gt;&quot;;CONCATENATE([.$I$2];[.G8];[.$J$2];[.G8];[.$K$2])))" office:value-type="string" office:string-value="&lt;/obj-entity&gt;" calcext:value-type="string">
            <text:p>&lt;/obj-entity&gt;</text:p>
          </table:table-cell>
          <table:table-cell table:formula="of:=IF(ISBLANK([.C8]);&quot;&quot;;CONCATENATE([.$U$3];[.T8];[.$V$3];[.AA8];[.$AD$3];[.T8];[.U8];[.$AF$3]))">
            <text:p/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db-entity name="B2B_INVTRANCHEKIND"&gt;</text:p>
          </table:table-cell>
          <table:table-cell table:number-columns-repeated="2"/>
          <table:table-cell table:formula="of:==IF(ISBLANK([.B9]);&quot;&quot;;FIND([.$E$3];[.B9]))" office:value-type="float" office:value="12" calcext:value-type="float">
            <text:p>12</text:p>
          </table:table-cell>
          <table:table-cell table:formula="of:=IF(ISBLANK([.B9]);&quot;&quot;;FIND([.$F$3];[.B9]))" office:value-type="float" office:value="36" calcext:value-type="float">
            <text:p>36</text:p>
          </table:table-cell>
          <table:table-cell table:formula="of:=IF(ISBLANK([.B9]);&quot;&quot;;MID([.B9];[.E9]+LEN([.$E$3]);[.F9]-[.E9]-LEN([.$E$3])))" office:value-type="string" office:string-value="B2B_INVTRANCHEKIND" calcext:value-type="string">
            <text:p>B2B_INVTRANCHEKIND</text:p>
          </table:table-cell>
          <table:table-cell/>
          <table:table-cell table:style-name="ce9" table:formula="of:=IF(ISBLANK([.B9]);&quot;&quot;;IF(ISERR([.G9]);&quot;&lt;/obj-entity&gt;&quot;;CONCATENATE([.$I$2];[.G9];[.$J$2];[.G9];[.$K$2])))" office:value-type="string" office:string-value="&lt;obj-entity name=&quot;B2B_INVTRANCHEKIND&quot; dbEntityName=&quot;B2B_INVTRANCHEKIND&quot;&gt;" calcext:value-type="string">
            <text:p>&lt;obj-entity name="B2B_INVTRANCHEKIND" dbEntityName="B2B_INVTRANCHEKIND"&gt;</text:p>
          </table:table-cell>
          <table:table-cell table:number-columns-repeated="3"/>
          <table:table-cell table:formula="of:==IF(ISBLANK([.$C9]);&quot;&quot;;FIND([.M$3];[.$C9]))">
            <text:p/>
          </table:table-cell>
          <table:table-cell table:formula="of:==IF(ISBLANK([.$C9]);&quot;&quot;;FIND([.N$3];[.$C9]))">
            <text:p/>
          </table:table-cell>
          <table:table-cell table:formula="of:==IF(ISBLANK([.$C9]);&quot;&quot;;FIND([.O$3];[.$C9]))">
            <text:p/>
          </table:table-cell>
          <table:table-cell table:formula="of:==IF(ISBLANK([.$C9]);&quot;&quot;;FIND([.P$3];[.$C9]))">
            <text:p/>
          </table:table-cell>
          <table:table-cell table:formula="of:==IF(ISBLANK([.$C9]);&quot;&quot;;FIND([.Q$3];[.$C9]))">
            <text:p/>
          </table:table-cell>
          <table:table-cell table:formula="of:==IF(ISBLANK([.$C9]);&quot;&quot;;FIND([.R$3];[.$C9]))">
            <text:p/>
          </table:table-cell>
          <table:table-cell table:formula="of:==IF(ISBLANK([.$C9]);&quot;&quot;;FIND([.S$3];[.$C9]))">
            <text:p/>
          </table:table-cell>
          <table:table-cell table:formula="of:=IF(ISBLANK([.C9]);&quot;&quot;;MID([.C9];[.M9]+LEN([.$M$3]);[.N9]-[.M9]-LEN([.$M$3])))">
            <text:p/>
          </table:table-cell>
          <table:table-cell table:formula="of:=IF(NOT(ISERROR([.O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]);&quot;&quot;;AND(NOT(ISERROR([.$P9]));ISERROR([.$Q9]);ISERROR([.$R9]);ISERROR([.$S9])))">
            <text:p/>
          </table:table-cell>
          <table:table-cell table:style-name="ce12" table:formula="of:=IF(ISBLANK([.$C9]);&quot;&quot;;AND((ISERROR([.$P9]));ISERROR([.$Q9]);NOT(ISERROR([.$R9]));ISERROR([.$S9])))">
            <text:p/>
          </table:table-cell>
          <table:table-cell table:style-name="ce12" table:formula="of:=IF(ISBLANK([.$C9]);&quot;&quot;;AND(NOT(ISERROR([.$S9]))))">
            <text:p/>
          </table:table-cell>
          <table:table-cell table:style-name="ce12" table:formula="of:=IF(ISBLANK([.$C9]);&quot;&quot;;AND(NOT(ISERROR([.$Q9]))))">
            <text:p/>
          </table:table-cell>
          <table:table-cell table:formula="of:=IF(ISBLANK([.C9]);&quot;&quot;;IF([.W9];&quot;java.lang.Long&quot;;IF([.X9];&quot;java.lang.String&quot;;IF([.Y9];&quot;java.lang.Double&quot;;IF([.Z9];&quot;java.math.BigDecimal&quot;;&quot;none&quot;)))))">
            <text:p/>
          </table:table-cell>
          <table:table-cell/>
          <table:table-cell table:style-name="ce16" table:formula="of:=IF(ISBLANK([.B9]);&quot;&quot;;IF(ISERR([.G9]);&quot;&lt;/obj-entity&gt;&quot;;CONCATENATE([.$I$2];[.G9];[.$J$2];[.G9];[.$K$2])))" office:value-type="string" office:string-value="&lt;obj-entity name=&quot;B2B_INVTRANCHEKIND&quot; dbEntityName=&quot;B2B_INVTRANCHEKIND&quot;&gt;" calcext:value-type="string">
            <text:p>&lt;obj-entity name="B2B_INVTRANCHEKIND" dbEntityName="B2B_INVTRANCHEKIND"&gt;</text:p>
          </table:table-cell>
          <table:table-cell table:formula="of:=IF(ISBLANK([.C9]);&quot;&quot;;CONCATENATE([.$U$3];[.T9];[.$V$3];[.AA9];[.$AD$3];[.T9];[.U9];[.$AF$3]))">
            <text:p/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TRANCHEKINDID" type="NUMERIC" isPrimaryKey="true" isMandatory="true" length="19"/&gt;</text:p>
          </table:table-cell>
          <table:table-cell/>
          <table:table-cell table:formula="of:==IF(ISBLANK([.B10]);&quot;&quot;;FIND([.$E$3];[.B10]))">
            <text:p/>
          </table:table-cell>
          <table:table-cell table:formula="of:=IF(ISBLANK([.B10]);&quot;&quot;;FIND([.$F$3];[.B10]))">
            <text:p/>
          </table:table-cell>
          <table:table-cell table:formula="of:=IF(ISBLANK([.B10]);&quot;&quot;;MID([.B10];[.E10]+LEN([.$E$3]);[.F10]-[.E10]-LEN([.$E$3])))">
            <text:p/>
          </table:table-cell>
          <table:table-cell/>
          <table:table-cell table:style-name="ce9" table:formula="of:=IF(ISBLANK([.B10]);&quot;&quot;;IF(ISERR([.G10]);&quot;&lt;/obj-entity&gt;&quot;;CONCATENATE([.$I$2];[.G10];[.$J$2];[.G10];[.$K$2])))">
            <text:p/>
          </table:table-cell>
          <table:table-cell table:number-columns-repeated="3"/>
          <table:table-cell table:formula="of:==IF(ISBLANK([.$C10]);&quot;&quot;;FIND([.M$3];[.$C10]))" office:value-type="float" office:value="15" calcext:value-type="float">
            <text:p>15</text:p>
          </table:table-cell>
          <table:table-cell table:formula="of:==IF(ISBLANK([.$C10]);&quot;&quot;;FIND([.N$3];[.$C10]))" office:value-type="float" office:value="37" calcext:value-type="float">
            <text:p>37</text:p>
          </table:table-cell>
          <table:table-cell table:formula="of:==IF(ISBLANK([.$C10]);&quot;&quot;;FIND([.O$3];[.$C10]))" office:value-type="float" office:value="54" calcext:value-type="float">
            <text:p>54</text:p>
          </table:table-cell>
          <table:table-cell table:formula="of:==IF(ISBLANK([.$C10]);&quot;&quot;;FIND([.P$3];[.$C10]))" office:value-type="float" office:value="45" calcext:value-type="float">
            <text:p>45</text:p>
          </table:table-cell>
          <table:table-cell table:formula="of:==IF(ISBLANK([.$C10]);&quot;&quot;;FIND([.Q$3];[.$C10]))" office:value-type="string" office:string-value="" calcext:value-type="error">
            <text:p>#ЗНАЧЕН!</text:p>
          </table:table-cell>
          <table:table-cell table:formula="of:==IF(ISBLANK([.$C10]);&quot;&quot;;FIND([.R$3];[.$C10]))" office:value-type="string" office:string-value="" calcext:value-type="error">
            <text:p>#ЗНАЧЕН!</text:p>
          </table:table-cell>
          <table:table-cell table:formula="of:==IF(ISBLANK([.$C10]);&quot;&quot;;FIND([.S$3];[.$C10]))" office:value-type="string" office:string-value="" calcext:value-type="error">
            <text:p>#ЗНАЧЕН!</text:p>
          </table:table-cell>
          <table:table-cell table:formula="of:=IF(ISBLANK([.C10]);&quot;&quot;;MID([.C10];[.M10]+LEN([.$M$3]);[.N10]-[.M10]-LEN([.$M$3])))" office:value-type="string" office:string-value="INVTRANCHEKINDID" calcext:value-type="string">
            <text:p>INVTRANCHEKINDID</text:p>
          </table:table-cell>
          <table:table-cell table:formula="of:=IF(NOT(ISERROR([.O1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]);&quot;&quot;;AND(NOT(ISERROR([.$P10]));ISERROR([.$Q10]);ISERROR([.$R10]);ISERROR([.$S10])))" office:value-type="boolean" office:boolean-value="true" calcext:value-type="boolean">
            <text:p>ИСТИНА</text:p>
          </table:table-cell>
          <table:table-cell table:style-name="ce12" table:formula="of:=IF(ISBLANK([.$C10]);&quot;&quot;;AND((ISERROR([.$P10]));ISERROR([.$Q10]);NOT(ISERROR([.$R10]));ISERROR([.$S10])))" office:value-type="boolean" office:boolean-value="false" calcext:value-type="boolean">
            <text:p>ЛОЖЬ</text:p>
          </table:table-cell>
          <table:table-cell table:style-name="ce12" table:formula="of:=IF(ISBLANK([.$C10]);&quot;&quot;;AND(NOT(ISERROR([.$S10]))))" office:value-type="boolean" office:boolean-value="false" calcext:value-type="boolean">
            <text:p>ЛОЖЬ</text:p>
          </table:table-cell>
          <table:table-cell table:style-name="ce12" table:formula="of:=IF(ISBLANK([.$C10]);&quot;&quot;;AND(NOT(ISERROR([.$Q10]))))" office:value-type="boolean" office:boolean-value="false" calcext:value-type="boolean">
            <text:p>ЛОЖЬ</text:p>
          </table:table-cell>
          <table:table-cell table:formula="of:=IF(ISBLANK([.C10]);&quot;&quot;;IF([.W10];&quot;java.lang.Long&quot;;IF([.X10];&quot;java.lang.String&quot;;IF([.Y10];&quot;java.lang.Double&quot;;IF([.Z10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10]);&quot;&quot;;IF(ISERR([.G10]);&quot;&lt;/obj-entity&gt;&quot;;CONCATENATE([.$I$2];[.G10];[.$J$2];[.G10];[.$K$2])))">
            <text:p/>
          </table:table-cell>
          <table:table-cell table:formula="of:=IF(ISBLANK([.C10]);&quot;&quot;;CONCATENATE([.$U$3];[.T10];[.$V$3];[.AA10];[.$AD$3];[.T10];[.U10];[.$AF$3]))" office:value-type="string" office:string-value="&lt;obj-attribute name=&quot;INVTRANCHEKINDID&quot; type=&quot;java.lang.Long&quot; db-attribute-path=&quot;INVTRANCHEKINDID&quot; requiredInsert=&quot;true&quot; requiredUpdate=&quot;true&quot; requiredDelete=&quot;true&quot;  note=&quot;&quot;/&gt;" calcext:value-type="string">
            <text:p>&lt;obj-attribute name="INVTRANCHEKINDID" type="java.lang.Long" db-attribute-path="INVTRANCHEKINDID" requiredInsert="true" requiredUpdate="true" requiredDelete="true" <text:s/>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NAME" type="VARCHAR" length="255"/&gt;</text:p>
          </table:table-cell>
          <table:table-cell/>
          <table:table-cell table:formula="of:==IF(ISBLANK([.B11]);&quot;&quot;;FIND([.$E$3];[.B11]))">
            <text:p/>
          </table:table-cell>
          <table:table-cell table:formula="of:=IF(ISBLANK([.B11]);&quot;&quot;;FIND([.$F$3];[.B11]))">
            <text:p/>
          </table:table-cell>
          <table:table-cell table:formula="of:=IF(ISBLANK([.B11]);&quot;&quot;;MID([.B11];[.E11]+LEN([.$E$3]);[.F11]-[.E11]-LEN([.$E$3])))">
            <text:p/>
          </table:table-cell>
          <table:table-cell/>
          <table:table-cell table:style-name="ce9" table:formula="of:=IF(ISBLANK([.B11]);&quot;&quot;;IF(ISERR([.G11]);&quot;&lt;/obj-entity&gt;&quot;;CONCATENATE([.$I$2];[.G11];[.$J$2];[.G11];[.$K$2])))">
            <text:p/>
          </table:table-cell>
          <table:table-cell table:number-columns-repeated="3"/>
          <table:table-cell table:formula="of:==IF(ISBLANK([.$C11]);&quot;&quot;;FIND([.M$3];[.$C11]))" office:value-type="float" office:value="15" calcext:value-type="float">
            <text:p>15</text:p>
          </table:table-cell>
          <table:table-cell table:formula="of:==IF(ISBLANK([.$C11]);&quot;&quot;;FIND([.N$3];[.$C11]))" office:value-type="float" office:value="25" calcext:value-type="float">
            <text:p>25</text:p>
          </table:table-cell>
          <table:table-cell table:formula="of:==IF(ISBLANK([.$C11]);&quot;&quot;;FIND([.O$3];[.$C11]))" office:value-type="string" office:string-value="" calcext:value-type="error">
            <text:p>#ЗНАЧЕН!</text:p>
          </table:table-cell>
          <table:table-cell table:formula="of:==IF(ISBLANK([.$C11]);&quot;&quot;;FIND([.P$3];[.$C11]))" office:value-type="string" office:string-value="" calcext:value-type="error">
            <text:p>#ЗНАЧЕН!</text:p>
          </table:table-cell>
          <table:table-cell table:formula="of:==IF(ISBLANK([.$C11]);&quot;&quot;;FIND([.Q$3];[.$C11]))" office:value-type="string" office:string-value="" calcext:value-type="error">
            <text:p>#ЗНАЧЕН!</text:p>
          </table:table-cell>
          <table:table-cell table:formula="of:==IF(ISBLANK([.$C11]);&quot;&quot;;FIND([.R$3];[.$C11]))" office:value-type="float" office:value="33" calcext:value-type="float">
            <text:p>33</text:p>
          </table:table-cell>
          <table:table-cell table:formula="of:==IF(ISBLANK([.$C11]);&quot;&quot;;FIND([.S$3];[.$C11]))" office:value-type="string" office:string-value="" calcext:value-type="error">
            <text:p>#ЗНАЧЕН!</text:p>
          </table:table-cell>
          <table:table-cell table:formula="of:=IF(ISBLANK([.C11]);&quot;&quot;;MID([.C11];[.M11]+LEN([.$M$3]);[.N11]-[.M11]-LEN([.$M$3])))" office:value-type="string" office:string-value="NAME" calcext:value-type="string">
            <text:p>NAME</text:p>
          </table:table-cell>
          <table:table-cell table:formula="of:=IF(NOT(ISERROR([.O11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11]);&quot;&quot;;AND(NOT(ISERROR([.$P11]));ISERROR([.$Q11]);ISERROR([.$R11]);ISERROR([.$S11])))" office:value-type="boolean" office:boolean-value="false" calcext:value-type="boolean">
            <text:p>ЛОЖЬ</text:p>
          </table:table-cell>
          <table:table-cell table:style-name="ce12" table:formula="of:=IF(ISBLANK([.$C11]);&quot;&quot;;AND((ISERROR([.$P11]));ISERROR([.$Q11]);NOT(ISERROR([.$R11]));ISERROR([.$S11])))" office:value-type="boolean" office:boolean-value="true" calcext:value-type="boolean">
            <text:p>ИСТИНА</text:p>
          </table:table-cell>
          <table:table-cell table:style-name="ce12" table:formula="of:=IF(ISBLANK([.$C11]);&quot;&quot;;AND(NOT(ISERROR([.$S11]))))" office:value-type="boolean" office:boolean-value="false" calcext:value-type="boolean">
            <text:p>ЛОЖЬ</text:p>
          </table:table-cell>
          <table:table-cell table:style-name="ce12" table:formula="of:=IF(ISBLANK([.$C11]);&quot;&quot;;AND(NOT(ISERROR([.$Q11]))))" office:value-type="boolean" office:boolean-value="false" calcext:value-type="boolean">
            <text:p>ЛОЖЬ</text:p>
          </table:table-cell>
          <table:table-cell table:formula="of:=IF(ISBLANK([.C11]);&quot;&quot;;IF([.W11];&quot;java.lang.Long&quot;;IF([.X11];&quot;java.lang.String&quot;;IF([.Y11];&quot;java.lang.Double&quot;;IF([.Z11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11]);&quot;&quot;;IF(ISERR([.G11]);&quot;&lt;/obj-entity&gt;&quot;;CONCATENATE([.$I$2];[.G11];[.$J$2];[.G11];[.$K$2])))">
            <text:p/>
          </table:table-cell>
          <table:table-cell table:formula="of:=IF(ISBLANK([.C11]);&quot;&quot;;CONCATENATE([.$U$3];[.T11];[.$V$3];[.AA11];[.$AD$3];[.T11];[.U11];[.$AF$3]))" office:value-type="string" office:string-value="&lt;obj-attribute name=&quot;NAME&quot; type=&quot;java.lang.String&quot; db-attribute-path=&quot;NAME&quot; note=&quot;&quot;/&gt;" calcext:value-type="string">
            <text:p>&lt;obj-attribute name="NAME" type="java.lang.String" db-attribute-path="NAM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SYSNAME" type="VARCHAR" length="255"/&gt;</text:p>
          </table:table-cell>
          <table:table-cell/>
          <table:table-cell table:formula="of:==IF(ISBLANK([.B12]);&quot;&quot;;FIND([.$E$3];[.B12]))">
            <text:p/>
          </table:table-cell>
          <table:table-cell table:formula="of:=IF(ISBLANK([.B12]);&quot;&quot;;FIND([.$F$3];[.B12]))">
            <text:p/>
          </table:table-cell>
          <table:table-cell table:formula="of:=IF(ISBLANK([.B12]);&quot;&quot;;MID([.B12];[.E12]+LEN([.$E$3]);[.F12]-[.E12]-LEN([.$E$3])))">
            <text:p/>
          </table:table-cell>
          <table:table-cell/>
          <table:table-cell table:style-name="ce9" table:formula="of:=IF(ISBLANK([.B12]);&quot;&quot;;IF(ISERR([.G12]);&quot;&lt;/obj-entity&gt;&quot;;CONCATENATE([.$I$2];[.G12];[.$J$2];[.G12];[.$K$2])))">
            <text:p/>
          </table:table-cell>
          <table:table-cell table:number-columns-repeated="3"/>
          <table:table-cell table:formula="of:==IF(ISBLANK([.$C12]);&quot;&quot;;FIND([.M$3];[.$C12]))" office:value-type="float" office:value="15" calcext:value-type="float">
            <text:p>15</text:p>
          </table:table-cell>
          <table:table-cell table:formula="of:==IF(ISBLANK([.$C12]);&quot;&quot;;FIND([.N$3];[.$C12]))" office:value-type="float" office:value="28" calcext:value-type="float">
            <text:p>28</text:p>
          </table:table-cell>
          <table:table-cell table:formula="of:==IF(ISBLANK([.$C12]);&quot;&quot;;FIND([.O$3];[.$C12]))" office:value-type="string" office:string-value="" calcext:value-type="error">
            <text:p>#ЗНАЧЕН!</text:p>
          </table:table-cell>
          <table:table-cell table:formula="of:==IF(ISBLANK([.$C12]);&quot;&quot;;FIND([.P$3];[.$C12]))" office:value-type="string" office:string-value="" calcext:value-type="error">
            <text:p>#ЗНАЧЕН!</text:p>
          </table:table-cell>
          <table:table-cell table:formula="of:==IF(ISBLANK([.$C12]);&quot;&quot;;FIND([.Q$3];[.$C12]))" office:value-type="string" office:string-value="" calcext:value-type="error">
            <text:p>#ЗНАЧЕН!</text:p>
          </table:table-cell>
          <table:table-cell table:formula="of:==IF(ISBLANK([.$C12]);&quot;&quot;;FIND([.R$3];[.$C12]))" office:value-type="float" office:value="36" calcext:value-type="float">
            <text:p>36</text:p>
          </table:table-cell>
          <table:table-cell table:formula="of:==IF(ISBLANK([.$C12]);&quot;&quot;;FIND([.S$3];[.$C12]))" office:value-type="string" office:string-value="" calcext:value-type="error">
            <text:p>#ЗНАЧЕН!</text:p>
          </table:table-cell>
          <table:table-cell table:formula="of:=IF(ISBLANK([.C12]);&quot;&quot;;MID([.C12];[.M12]+LEN([.$M$3]);[.N12]-[.M12]-LEN([.$M$3])))" office:value-type="string" office:string-value="SYSNAME" calcext:value-type="string">
            <text:p>SYSNAME</text:p>
          </table:table-cell>
          <table:table-cell table:formula="of:=IF(NOT(ISERROR([.O12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12]);&quot;&quot;;AND(NOT(ISERROR([.$P12]));ISERROR([.$Q12]);ISERROR([.$R12]);ISERROR([.$S12])))" office:value-type="boolean" office:boolean-value="false" calcext:value-type="boolean">
            <text:p>ЛОЖЬ</text:p>
          </table:table-cell>
          <table:table-cell table:style-name="ce12" table:formula="of:=IF(ISBLANK([.$C12]);&quot;&quot;;AND((ISERROR([.$P12]));ISERROR([.$Q12]);NOT(ISERROR([.$R12]));ISERROR([.$S12])))" office:value-type="boolean" office:boolean-value="true" calcext:value-type="boolean">
            <text:p>ИСТИНА</text:p>
          </table:table-cell>
          <table:table-cell table:style-name="ce12" table:formula="of:=IF(ISBLANK([.$C12]);&quot;&quot;;AND(NOT(ISERROR([.$S12]))))" office:value-type="boolean" office:boolean-value="false" calcext:value-type="boolean">
            <text:p>ЛОЖЬ</text:p>
          </table:table-cell>
          <table:table-cell table:style-name="ce12" table:formula="of:=IF(ISBLANK([.$C12]);&quot;&quot;;AND(NOT(ISERROR([.$Q12]))))" office:value-type="boolean" office:boolean-value="false" calcext:value-type="boolean">
            <text:p>ЛОЖЬ</text:p>
          </table:table-cell>
          <table:table-cell table:formula="of:=IF(ISBLANK([.C12]);&quot;&quot;;IF([.W12];&quot;java.lang.Long&quot;;IF([.X12];&quot;java.lang.String&quot;;IF([.Y12];&quot;java.lang.Double&quot;;IF([.Z12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12]);&quot;&quot;;IF(ISERR([.G12]);&quot;&lt;/obj-entity&gt;&quot;;CONCATENATE([.$I$2];[.G12];[.$J$2];[.G12];[.$K$2])))">
            <text:p/>
          </table:table-cell>
          <table:table-cell table:formula="of:=IF(ISBLANK([.C12]);&quot;&quot;;CONCATENATE([.$U$3];[.T12];[.$V$3];[.AA12];[.$AD$3];[.T12];[.U12];[.$AF$3]))" office:value-type="string" office:string-value="&lt;obj-attribute name=&quot;SYSNAME&quot; type=&quot;java.lang.String&quot; db-attribute-path=&quot;SYSNAME&quot; note=&quot;&quot;/&gt;" calcext:value-type="string">
            <text:p>&lt;obj-attribute name="SYSNAME" type="java.lang.String" db-attribute-path="SYSNAM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NOTE" type="VARCHAR" length="255"/&gt;</text:p>
          </table:table-cell>
          <table:table-cell/>
          <table:table-cell table:formula="of:==IF(ISBLANK([.B13]);&quot;&quot;;FIND([.$E$3];[.B13]))">
            <text:p/>
          </table:table-cell>
          <table:table-cell table:formula="of:=IF(ISBLANK([.B13]);&quot;&quot;;FIND([.$F$3];[.B13]))">
            <text:p/>
          </table:table-cell>
          <table:table-cell table:formula="of:=IF(ISBLANK([.B13]);&quot;&quot;;MID([.B13];[.E13]+LEN([.$E$3]);[.F13]-[.E13]-LEN([.$E$3])))">
            <text:p/>
          </table:table-cell>
          <table:table-cell/>
          <table:table-cell table:style-name="ce9" table:formula="of:=IF(ISBLANK([.B13]);&quot;&quot;;IF(ISERR([.G13]);&quot;&lt;/obj-entity&gt;&quot;;CONCATENATE([.$I$2];[.G13];[.$J$2];[.G13];[.$K$2])))">
            <text:p/>
          </table:table-cell>
          <table:table-cell table:number-columns-repeated="3"/>
          <table:table-cell table:formula="of:==IF(ISBLANK([.$C13]);&quot;&quot;;FIND([.M$3];[.$C13]))" office:value-type="float" office:value="15" calcext:value-type="float">
            <text:p>15</text:p>
          </table:table-cell>
          <table:table-cell table:formula="of:==IF(ISBLANK([.$C13]);&quot;&quot;;FIND([.N$3];[.$C13]))" office:value-type="float" office:value="25" calcext:value-type="float">
            <text:p>25</text:p>
          </table:table-cell>
          <table:table-cell table:formula="of:==IF(ISBLANK([.$C13]);&quot;&quot;;FIND([.O$3];[.$C13]))" office:value-type="string" office:string-value="" calcext:value-type="error">
            <text:p>#ЗНАЧЕН!</text:p>
          </table:table-cell>
          <table:table-cell table:formula="of:==IF(ISBLANK([.$C13]);&quot;&quot;;FIND([.P$3];[.$C13]))" office:value-type="string" office:string-value="" calcext:value-type="error">
            <text:p>#ЗНАЧЕН!</text:p>
          </table:table-cell>
          <table:table-cell table:formula="of:==IF(ISBLANK([.$C13]);&quot;&quot;;FIND([.Q$3];[.$C13]))" office:value-type="string" office:string-value="" calcext:value-type="error">
            <text:p>#ЗНАЧЕН!</text:p>
          </table:table-cell>
          <table:table-cell table:formula="of:==IF(ISBLANK([.$C13]);&quot;&quot;;FIND([.R$3];[.$C13]))" office:value-type="float" office:value="33" calcext:value-type="float">
            <text:p>33</text:p>
          </table:table-cell>
          <table:table-cell table:formula="of:==IF(ISBLANK([.$C13]);&quot;&quot;;FIND([.S$3];[.$C13]))" office:value-type="string" office:string-value="" calcext:value-type="error">
            <text:p>#ЗНАЧЕН!</text:p>
          </table:table-cell>
          <table:table-cell table:formula="of:=IF(ISBLANK([.C13]);&quot;&quot;;MID([.C13];[.M13]+LEN([.$M$3]);[.N13]-[.M13]-LEN([.$M$3])))" office:value-type="string" office:string-value="NOTE" calcext:value-type="string">
            <text:p>NOTE</text:p>
          </table:table-cell>
          <table:table-cell table:formula="of:=IF(NOT(ISERROR([.O13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13]);&quot;&quot;;AND(NOT(ISERROR([.$P13]));ISERROR([.$Q13]);ISERROR([.$R13]);ISERROR([.$S13])))" office:value-type="boolean" office:boolean-value="false" calcext:value-type="boolean">
            <text:p>ЛОЖЬ</text:p>
          </table:table-cell>
          <table:table-cell table:style-name="ce12" table:formula="of:=IF(ISBLANK([.$C13]);&quot;&quot;;AND((ISERROR([.$P13]));ISERROR([.$Q13]);NOT(ISERROR([.$R13]));ISERROR([.$S13])))" office:value-type="boolean" office:boolean-value="true" calcext:value-type="boolean">
            <text:p>ИСТИНА</text:p>
          </table:table-cell>
          <table:table-cell table:style-name="ce12" table:formula="of:=IF(ISBLANK([.$C13]);&quot;&quot;;AND(NOT(ISERROR([.$S13]))))" office:value-type="boolean" office:boolean-value="false" calcext:value-type="boolean">
            <text:p>ЛОЖЬ</text:p>
          </table:table-cell>
          <table:table-cell table:style-name="ce12" table:formula="of:=IF(ISBLANK([.$C13]);&quot;&quot;;AND(NOT(ISERROR([.$Q13]))))" office:value-type="boolean" office:boolean-value="false" calcext:value-type="boolean">
            <text:p>ЛОЖЬ</text:p>
          </table:table-cell>
          <table:table-cell table:formula="of:=IF(ISBLANK([.C13]);&quot;&quot;;IF([.W13];&quot;java.lang.Long&quot;;IF([.X13];&quot;java.lang.String&quot;;IF([.Y13];&quot;java.lang.Double&quot;;IF([.Z13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13]);&quot;&quot;;IF(ISERR([.G13]);&quot;&lt;/obj-entity&gt;&quot;;CONCATENATE([.$I$2];[.G13];[.$J$2];[.G13];[.$K$2])))">
            <text:p/>
          </table:table-cell>
          <table:table-cell table:formula="of:=IF(ISBLANK([.C13]);&quot;&quot;;CONCATENATE([.$U$3];[.T13];[.$V$3];[.AA13];[.$AD$3];[.T13];[.U13];[.$AF$3]))" office:value-type="string" office:string-value="&lt;obj-attribute name=&quot;NOTE&quot; type=&quot;java.lang.String&quot; db-attribute-path=&quot;NOTE&quot; note=&quot;&quot;/&gt;" calcext:value-type="string">
            <text:p>&lt;obj-attribute name="NOTE" type="java.lang.String" db-attribute-path="NO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PARTNER" type="VARCHAR" length="255"/&gt;</text:p>
          </table:table-cell>
          <table:table-cell/>
          <table:table-cell table:formula="of:==IF(ISBLANK([.B14]);&quot;&quot;;FIND([.$E$3];[.B14]))">
            <text:p/>
          </table:table-cell>
          <table:table-cell table:formula="of:=IF(ISBLANK([.B14]);&quot;&quot;;FIND([.$F$3];[.B14]))">
            <text:p/>
          </table:table-cell>
          <table:table-cell table:formula="of:=IF(ISBLANK([.B14]);&quot;&quot;;MID([.B14];[.E14]+LEN([.$E$3]);[.F14]-[.E14]-LEN([.$E$3])))">
            <text:p/>
          </table:table-cell>
          <table:table-cell/>
          <table:table-cell table:style-name="ce9" table:formula="of:=IF(ISBLANK([.B14]);&quot;&quot;;IF(ISERR([.G14]);&quot;&lt;/obj-entity&gt;&quot;;CONCATENATE([.$I$2];[.G14];[.$J$2];[.G14];[.$K$2])))">
            <text:p/>
          </table:table-cell>
          <table:table-cell table:number-columns-repeated="3"/>
          <table:table-cell table:formula="of:==IF(ISBLANK([.$C14]);&quot;&quot;;FIND([.M$3];[.$C14]))" office:value-type="float" office:value="15" calcext:value-type="float">
            <text:p>15</text:p>
          </table:table-cell>
          <table:table-cell table:formula="of:==IF(ISBLANK([.$C14]);&quot;&quot;;FIND([.N$3];[.$C14]))" office:value-type="float" office:value="28" calcext:value-type="float">
            <text:p>28</text:p>
          </table:table-cell>
          <table:table-cell table:formula="of:==IF(ISBLANK([.$C14]);&quot;&quot;;FIND([.O$3];[.$C14]))" office:value-type="string" office:string-value="" calcext:value-type="error">
            <text:p>#ЗНАЧЕН!</text:p>
          </table:table-cell>
          <table:table-cell table:formula="of:==IF(ISBLANK([.$C14]);&quot;&quot;;FIND([.P$3];[.$C14]))" office:value-type="string" office:string-value="" calcext:value-type="error">
            <text:p>#ЗНАЧЕН!</text:p>
          </table:table-cell>
          <table:table-cell table:formula="of:==IF(ISBLANK([.$C14]);&quot;&quot;;FIND([.Q$3];[.$C14]))" office:value-type="string" office:string-value="" calcext:value-type="error">
            <text:p>#ЗНАЧЕН!</text:p>
          </table:table-cell>
          <table:table-cell table:formula="of:==IF(ISBLANK([.$C14]);&quot;&quot;;FIND([.R$3];[.$C14]))" office:value-type="float" office:value="36" calcext:value-type="float">
            <text:p>36</text:p>
          </table:table-cell>
          <table:table-cell table:formula="of:==IF(ISBLANK([.$C14]);&quot;&quot;;FIND([.S$3];[.$C14]))" office:value-type="string" office:string-value="" calcext:value-type="error">
            <text:p>#ЗНАЧЕН!</text:p>
          </table:table-cell>
          <table:table-cell table:formula="of:=IF(ISBLANK([.C14]);&quot;&quot;;MID([.C14];[.M14]+LEN([.$M$3]);[.N14]-[.M14]-LEN([.$M$3])))" office:value-type="string" office:string-value="PARTNER" calcext:value-type="string">
            <text:p>PARTNER</text:p>
          </table:table-cell>
          <table:table-cell table:formula="of:=IF(NOT(ISERROR([.O14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14]);&quot;&quot;;AND(NOT(ISERROR([.$P14]));ISERROR([.$Q14]);ISERROR([.$R14]);ISERROR([.$S14])))" office:value-type="boolean" office:boolean-value="false" calcext:value-type="boolean">
            <text:p>ЛОЖЬ</text:p>
          </table:table-cell>
          <table:table-cell table:style-name="ce12" table:formula="of:=IF(ISBLANK([.$C14]);&quot;&quot;;AND((ISERROR([.$P14]));ISERROR([.$Q14]);NOT(ISERROR([.$R14]));ISERROR([.$S14])))" office:value-type="boolean" office:boolean-value="true" calcext:value-type="boolean">
            <text:p>ИСТИНА</text:p>
          </table:table-cell>
          <table:table-cell table:style-name="ce12" table:formula="of:=IF(ISBLANK([.$C14]);&quot;&quot;;AND(NOT(ISERROR([.$S14]))))" office:value-type="boolean" office:boolean-value="false" calcext:value-type="boolean">
            <text:p>ЛОЖЬ</text:p>
          </table:table-cell>
          <table:table-cell table:style-name="ce12" table:formula="of:=IF(ISBLANK([.$C14]);&quot;&quot;;AND(NOT(ISERROR([.$Q14]))))" office:value-type="boolean" office:boolean-value="false" calcext:value-type="boolean">
            <text:p>ЛОЖЬ</text:p>
          </table:table-cell>
          <table:table-cell table:formula="of:=IF(ISBLANK([.C14]);&quot;&quot;;IF([.W14];&quot;java.lang.Long&quot;;IF([.X14];&quot;java.lang.String&quot;;IF([.Y14];&quot;java.lang.Double&quot;;IF([.Z14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14]);&quot;&quot;;IF(ISERR([.G14]);&quot;&lt;/obj-entity&gt;&quot;;CONCATENATE([.$I$2];[.G14];[.$J$2];[.G14];[.$K$2])))">
            <text:p/>
          </table:table-cell>
          <table:table-cell table:formula="of:=IF(ISBLANK([.C14]);&quot;&quot;;CONCATENATE([.$U$3];[.T14];[.$V$3];[.AA14];[.$AD$3];[.T14];[.U14];[.$AF$3]))" office:value-type="string" office:string-value="&lt;obj-attribute name=&quot;PARTNER&quot; type=&quot;java.lang.String&quot; db-attribute-path=&quot;PARTNER&quot; note=&quot;&quot;/&gt;" calcext:value-type="string">
            <text:p>&lt;obj-attribute name="PARTNER" type="java.lang.String" db-attribute-path="PARTNER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MAINACTCONTRID" type="NUMERIC" length="19"/&gt;</text:p>
          </table:table-cell>
          <table:table-cell/>
          <table:table-cell table:formula="of:==IF(ISBLANK([.B15]);&quot;&quot;;FIND([.$E$3];[.B15]))">
            <text:p/>
          </table:table-cell>
          <table:table-cell table:formula="of:=IF(ISBLANK([.B15]);&quot;&quot;;FIND([.$F$3];[.B15]))">
            <text:p/>
          </table:table-cell>
          <table:table-cell table:formula="of:=IF(ISBLANK([.B15]);&quot;&quot;;MID([.B15];[.E15]+LEN([.$E$3]);[.F15]-[.E15]-LEN([.$E$3])))">
            <text:p/>
          </table:table-cell>
          <table:table-cell/>
          <table:table-cell table:style-name="ce9" table:formula="of:=IF(ISBLANK([.B15]);&quot;&quot;;IF(ISERR([.G15]);&quot;&lt;/obj-entity&gt;&quot;;CONCATENATE([.$I$2];[.G15];[.$J$2];[.G15];[.$K$2])))">
            <text:p/>
          </table:table-cell>
          <table:table-cell table:number-columns-repeated="3"/>
          <table:table-cell table:formula="of:==IF(ISBLANK([.$C15]);&quot;&quot;;FIND([.M$3];[.$C15]))" office:value-type="float" office:value="15" calcext:value-type="float">
            <text:p>15</text:p>
          </table:table-cell>
          <table:table-cell table:formula="of:==IF(ISBLANK([.$C15]);&quot;&quot;;FIND([.N$3];[.$C15]))" office:value-type="float" office:value="35" calcext:value-type="float">
            <text:p>35</text:p>
          </table:table-cell>
          <table:table-cell table:formula="of:==IF(ISBLANK([.$C15]);&quot;&quot;;FIND([.O$3];[.$C15]))" office:value-type="string" office:string-value="" calcext:value-type="error">
            <text:p>#ЗНАЧЕН!</text:p>
          </table:table-cell>
          <table:table-cell table:formula="of:==IF(ISBLANK([.$C15]);&quot;&quot;;FIND([.P$3];[.$C15]))" office:value-type="float" office:value="43" calcext:value-type="float">
            <text:p>43</text:p>
          </table:table-cell>
          <table:table-cell table:formula="of:==IF(ISBLANK([.$C15]);&quot;&quot;;FIND([.Q$3];[.$C15]))" office:value-type="string" office:string-value="" calcext:value-type="error">
            <text:p>#ЗНАЧЕН!</text:p>
          </table:table-cell>
          <table:table-cell table:formula="of:==IF(ISBLANK([.$C15]);&quot;&quot;;FIND([.R$3];[.$C15]))" office:value-type="string" office:string-value="" calcext:value-type="error">
            <text:p>#ЗНАЧЕН!</text:p>
          </table:table-cell>
          <table:table-cell table:formula="of:==IF(ISBLANK([.$C15]);&quot;&quot;;FIND([.S$3];[.$C15]))" office:value-type="string" office:string-value="" calcext:value-type="error">
            <text:p>#ЗНАЧЕН!</text:p>
          </table:table-cell>
          <table:table-cell table:formula="of:=IF(ISBLANK([.C15]);&quot;&quot;;MID([.C15];[.M15]+LEN([.$M$3]);[.N15]-[.M15]-LEN([.$M$3])))" office:value-type="string" office:string-value="MAINACTCONTRID" calcext:value-type="string">
            <text:p>MAINACTCONTRID</text:p>
          </table:table-cell>
          <table:table-cell table:formula="of:=IF(NOT(ISERROR([.O15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15]);&quot;&quot;;AND(NOT(ISERROR([.$P15]));ISERROR([.$Q15]);ISERROR([.$R15]);ISERROR([.$S15])))" office:value-type="boolean" office:boolean-value="true" calcext:value-type="boolean">
            <text:p>ИСТИНА</text:p>
          </table:table-cell>
          <table:table-cell table:style-name="ce12" table:formula="of:=IF(ISBLANK([.$C15]);&quot;&quot;;AND((ISERROR([.$P15]));ISERROR([.$Q15]);NOT(ISERROR([.$R15]));ISERROR([.$S15])))" office:value-type="boolean" office:boolean-value="false" calcext:value-type="boolean">
            <text:p>ЛОЖЬ</text:p>
          </table:table-cell>
          <table:table-cell table:style-name="ce12" table:formula="of:=IF(ISBLANK([.$C15]);&quot;&quot;;AND(NOT(ISERROR([.$S15]))))" office:value-type="boolean" office:boolean-value="false" calcext:value-type="boolean">
            <text:p>ЛОЖЬ</text:p>
          </table:table-cell>
          <table:table-cell table:style-name="ce12" table:formula="of:=IF(ISBLANK([.$C15]);&quot;&quot;;AND(NOT(ISERROR([.$Q15]))))" office:value-type="boolean" office:boolean-value="false" calcext:value-type="boolean">
            <text:p>ЛОЖЬ</text:p>
          </table:table-cell>
          <table:table-cell table:formula="of:=IF(ISBLANK([.C15]);&quot;&quot;;IF([.W15];&quot;java.lang.Long&quot;;IF([.X15];&quot;java.lang.String&quot;;IF([.Y15];&quot;java.lang.Double&quot;;IF([.Z15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15]);&quot;&quot;;IF(ISERR([.G15]);&quot;&lt;/obj-entity&gt;&quot;;CONCATENATE([.$I$2];[.G15];[.$J$2];[.G15];[.$K$2])))">
            <text:p/>
          </table:table-cell>
          <table:table-cell table:formula="of:=IF(ISBLANK([.C15]);&quot;&quot;;CONCATENATE([.$U$3];[.T15];[.$V$3];[.AA15];[.$AD$3];[.T15];[.U15];[.$AF$3]))" office:value-type="string" office:string-value="&lt;obj-attribute name=&quot;MAINACTCONTRID&quot; type=&quot;java.lang.Long&quot; db-attribute-path=&quot;MAINACTCONTRID&quot; note=&quot;&quot;/&gt;" calcext:value-type="string">
            <text:p>&lt;obj-attribute name="MAINACTCONTRID" type="java.lang.Long" db-attribute-path="MAINACTCONTRID" note=""/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 table:number-columns-repeated="2"/>
          <table:table-cell table:formula="of:==IF(ISBLANK([.B16]);&quot;&quot;;FIND([.$E$3];[.B16]))" office:value-type="string" office:string-value="" calcext:value-type="error">
            <text:p>#ЗНАЧЕН!</text:p>
          </table:table-cell>
          <table:table-cell table:formula="of:=IF(ISBLANK([.B16]);&quot;&quot;;FIND([.$F$3];[.B16]))" office:value-type="string" office:string-value="" calcext:value-type="error">
            <text:p>#ЗНАЧЕН!</text:p>
          </table:table-cell>
          <table:table-cell table:formula="of:=IF(ISBLANK([.B16]);&quot;&quot;;MID([.B16];[.E16]+LEN([.$E$3]);[.F16]-[.E16]-LEN([.$E$3])))" office:value-type="string" office:string-value="" calcext:value-type="error">
            <text:p>#ЗНАЧЕН!</text:p>
          </table:table-cell>
          <table:table-cell/>
          <table:table-cell table:style-name="ce9" table:formula="of:=IF(ISBLANK([.B16]);&quot;&quot;;IF(ISERR([.G16]);&quot;&lt;/obj-entity&gt;&quot;;CONCATENATE([.$I$2];[.G16];[.$J$2];[.G16];[.$K$2])))" office:value-type="string" office:string-value="&lt;/obj-entity&gt;" calcext:value-type="string">
            <text:p>&lt;/obj-entity&gt;</text:p>
          </table:table-cell>
          <table:table-cell table:number-columns-repeated="3"/>
          <table:table-cell table:formula="of:==IF(ISBLANK([.$C16]);&quot;&quot;;FIND([.M$3];[.$C16]))">
            <text:p/>
          </table:table-cell>
          <table:table-cell table:formula="of:==IF(ISBLANK([.$C16]);&quot;&quot;;FIND([.N$3];[.$C16]))">
            <text:p/>
          </table:table-cell>
          <table:table-cell table:formula="of:==IF(ISBLANK([.$C16]);&quot;&quot;;FIND([.O$3];[.$C16]))">
            <text:p/>
          </table:table-cell>
          <table:table-cell table:formula="of:==IF(ISBLANK([.$C16]);&quot;&quot;;FIND([.P$3];[.$C16]))">
            <text:p/>
          </table:table-cell>
          <table:table-cell table:formula="of:==IF(ISBLANK([.$C16]);&quot;&quot;;FIND([.Q$3];[.$C16]))">
            <text:p/>
          </table:table-cell>
          <table:table-cell table:formula="of:==IF(ISBLANK([.$C16]);&quot;&quot;;FIND([.R$3];[.$C16]))">
            <text:p/>
          </table:table-cell>
          <table:table-cell table:formula="of:==IF(ISBLANK([.$C16]);&quot;&quot;;FIND([.S$3];[.$C16]))">
            <text:p/>
          </table:table-cell>
          <table:table-cell table:formula="of:=IF(ISBLANK([.C16]);&quot;&quot;;MID([.C16];[.M16]+LEN([.$M$3]);[.N16]-[.M16]-LEN([.$M$3])))">
            <text:p/>
          </table:table-cell>
          <table:table-cell table:formula="of:=IF(NOT(ISERROR([.O1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]);&quot;&quot;;AND(NOT(ISERROR([.$P16]));ISERROR([.$Q16]);ISERROR([.$R16]);ISERROR([.$S16])))">
            <text:p/>
          </table:table-cell>
          <table:table-cell table:style-name="ce12" table:formula="of:=IF(ISBLANK([.$C16]);&quot;&quot;;AND((ISERROR([.$P16]));ISERROR([.$Q16]);NOT(ISERROR([.$R16]));ISERROR([.$S16])))">
            <text:p/>
          </table:table-cell>
          <table:table-cell table:style-name="ce12" table:formula="of:=IF(ISBLANK([.$C16]);&quot;&quot;;AND(NOT(ISERROR([.$S16]))))">
            <text:p/>
          </table:table-cell>
          <table:table-cell table:style-name="ce12" table:formula="of:=IF(ISBLANK([.$C16]);&quot;&quot;;AND(NOT(ISERROR([.$Q16]))))">
            <text:p/>
          </table:table-cell>
          <table:table-cell table:formula="of:=IF(ISBLANK([.C16]);&quot;&quot;;IF([.W16];&quot;java.lang.Long&quot;;IF([.X16];&quot;java.lang.String&quot;;IF([.Y16];&quot;java.lang.Double&quot;;IF([.Z16];&quot;java.math.BigDecimal&quot;;&quot;none&quot;)))))">
            <text:p/>
          </table:table-cell>
          <table:table-cell/>
          <table:table-cell table:style-name="ce16" table:formula="of:=IF(ISBLANK([.B16]);&quot;&quot;;IF(ISERR([.G16]);&quot;&lt;/obj-entity&gt;&quot;;CONCATENATE([.$I$2];[.G16];[.$J$2];[.G16];[.$K$2])))" office:value-type="string" office:string-value="&lt;/obj-entity&gt;" calcext:value-type="string">
            <text:p>&lt;/obj-entity&gt;</text:p>
          </table:table-cell>
          <table:table-cell table:formula="of:=IF(ISBLANK([.C16]);&quot;&quot;;CONCATENATE([.$U$3];[.T16];[.$V$3];[.AA16];[.$AD$3];[.T16];[.U16];[.$AF$3]))">
            <text:p/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db-entity name="B2B_INVTRANCHE"&gt;</text:p>
          </table:table-cell>
          <table:table-cell table:number-columns-repeated="2"/>
          <table:table-cell table:formula="of:==IF(ISBLANK([.B17]);&quot;&quot;;FIND([.$E$3];[.B17]))" office:value-type="float" office:value="12" calcext:value-type="float">
            <text:p>12</text:p>
          </table:table-cell>
          <table:table-cell table:formula="of:=IF(ISBLANK([.B17]);&quot;&quot;;FIND([.$F$3];[.B17]))" office:value-type="float" office:value="32" calcext:value-type="float">
            <text:p>32</text:p>
          </table:table-cell>
          <table:table-cell table:formula="of:=IF(ISBLANK([.B17]);&quot;&quot;;MID([.B17];[.E17]+LEN([.$E$3]);[.F17]-[.E17]-LEN([.$E$3])))" office:value-type="string" office:string-value="B2B_INVTRANCHE" calcext:value-type="string">
            <text:p>B2B_INVTRANCHE</text:p>
          </table:table-cell>
          <table:table-cell/>
          <table:table-cell table:style-name="ce9" table:formula="of:=IF(ISBLANK([.B17]);&quot;&quot;;IF(ISERR([.G17]);&quot;&lt;/obj-entity&gt;&quot;;CONCATENATE([.$I$2];[.G17];[.$J$2];[.G17];[.$K$2])))" office:value-type="string" office:string-value="&lt;obj-entity name=&quot;B2B_INVTRANCHE&quot; dbEntityName=&quot;B2B_INVTRANCHE&quot;&gt;" calcext:value-type="string">
            <text:p>&lt;obj-entity name="B2B_INVTRANCHE" dbEntityName="B2B_INVTRANCHE"&gt;</text:p>
          </table:table-cell>
          <table:table-cell table:number-columns-repeated="3"/>
          <table:table-cell table:formula="of:==IF(ISBLANK([.$C17]);&quot;&quot;;FIND([.M$3];[.$C17]))">
            <text:p/>
          </table:table-cell>
          <table:table-cell table:formula="of:==IF(ISBLANK([.$C17]);&quot;&quot;;FIND([.N$3];[.$C17]))">
            <text:p/>
          </table:table-cell>
          <table:table-cell table:formula="of:==IF(ISBLANK([.$C17]);&quot;&quot;;FIND([.O$3];[.$C17]))">
            <text:p/>
          </table:table-cell>
          <table:table-cell table:formula="of:==IF(ISBLANK([.$C17]);&quot;&quot;;FIND([.P$3];[.$C17]))">
            <text:p/>
          </table:table-cell>
          <table:table-cell table:formula="of:==IF(ISBLANK([.$C17]);&quot;&quot;;FIND([.Q$3];[.$C17]))">
            <text:p/>
          </table:table-cell>
          <table:table-cell table:formula="of:==IF(ISBLANK([.$C17]);&quot;&quot;;FIND([.R$3];[.$C17]))">
            <text:p/>
          </table:table-cell>
          <table:table-cell table:formula="of:==IF(ISBLANK([.$C17]);&quot;&quot;;FIND([.S$3];[.$C17]))">
            <text:p/>
          </table:table-cell>
          <table:table-cell table:formula="of:=IF(ISBLANK([.C17]);&quot;&quot;;MID([.C17];[.M17]+LEN([.$M$3]);[.N17]-[.M17]-LEN([.$M$3])))">
            <text:p/>
          </table:table-cell>
          <table:table-cell table:formula="of:=IF(NOT(ISERROR([.O1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]);&quot;&quot;;AND(NOT(ISERROR([.$P17]));ISERROR([.$Q17]);ISERROR([.$R17]);ISERROR([.$S17])))">
            <text:p/>
          </table:table-cell>
          <table:table-cell table:style-name="ce12" table:formula="of:=IF(ISBLANK([.$C17]);&quot;&quot;;AND((ISERROR([.$P17]));ISERROR([.$Q17]);NOT(ISERROR([.$R17]));ISERROR([.$S17])))">
            <text:p/>
          </table:table-cell>
          <table:table-cell table:style-name="ce12" table:formula="of:=IF(ISBLANK([.$C17]);&quot;&quot;;AND(NOT(ISERROR([.$S17]))))">
            <text:p/>
          </table:table-cell>
          <table:table-cell table:style-name="ce12" table:formula="of:=IF(ISBLANK([.$C17]);&quot;&quot;;AND(NOT(ISERROR([.$Q17]))))">
            <text:p/>
          </table:table-cell>
          <table:table-cell table:formula="of:=IF(ISBLANK([.C17]);&quot;&quot;;IF([.W17];&quot;java.lang.Long&quot;;IF([.X17];&quot;java.lang.String&quot;;IF([.Y17];&quot;java.lang.Double&quot;;IF([.Z17];&quot;java.math.BigDecimal&quot;;&quot;none&quot;)))))">
            <text:p/>
          </table:table-cell>
          <table:table-cell/>
          <table:table-cell table:style-name="ce16" table:formula="of:=IF(ISBLANK([.B17]);&quot;&quot;;IF(ISERR([.G17]);&quot;&lt;/obj-entity&gt;&quot;;CONCATENATE([.$I$2];[.G17];[.$J$2];[.G17];[.$K$2])))" office:value-type="string" office:string-value="&lt;obj-entity name=&quot;B2B_INVTRANCHE&quot; dbEntityName=&quot;B2B_INVTRANCHE&quot;&gt;" calcext:value-type="string">
            <text:p>&lt;obj-entity name="B2B_INVTRANCHE" dbEntityName="B2B_INVTRANCHE"&gt;</text:p>
          </table:table-cell>
          <table:table-cell table:formula="of:=IF(ISBLANK([.C17]);&quot;&quot;;CONCATENATE([.$U$3];[.T17];[.$V$3];[.AA17];[.$AD$3];[.T17];[.U17];[.$AF$3]))">
            <text:p/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TRANCHEID" type="NUMERIC" isPrimaryKey="true" isMandatory="true" length="19"/&gt;</text:p>
          </table:table-cell>
          <table:table-cell/>
          <table:table-cell table:formula="of:==IF(ISBLANK([.B18]);&quot;&quot;;FIND([.$E$3];[.B18]))">
            <text:p/>
          </table:table-cell>
          <table:table-cell table:formula="of:=IF(ISBLANK([.B18]);&quot;&quot;;FIND([.$F$3];[.B18]))">
            <text:p/>
          </table:table-cell>
          <table:table-cell table:formula="of:=IF(ISBLANK([.B18]);&quot;&quot;;MID([.B18];[.E18]+LEN([.$E$3]);[.F18]-[.E18]-LEN([.$E$3])))">
            <text:p/>
          </table:table-cell>
          <table:table-cell/>
          <table:table-cell table:style-name="ce9" table:formula="of:=IF(ISBLANK([.B18]);&quot;&quot;;IF(ISERR([.G18]);&quot;&lt;/obj-entity&gt;&quot;;CONCATENATE([.$I$2];[.G18];[.$J$2];[.G18];[.$K$2])))">
            <text:p/>
          </table:table-cell>
          <table:table-cell table:number-columns-repeated="3"/>
          <table:table-cell table:formula="of:==IF(ISBLANK([.$C18]);&quot;&quot;;FIND([.M$3];[.$C18]))" office:value-type="float" office:value="15" calcext:value-type="float">
            <text:p>15</text:p>
          </table:table-cell>
          <table:table-cell table:formula="of:==IF(ISBLANK([.$C18]);&quot;&quot;;FIND([.N$3];[.$C18]))" office:value-type="float" office:value="33" calcext:value-type="float">
            <text:p>33</text:p>
          </table:table-cell>
          <table:table-cell table:formula="of:==IF(ISBLANK([.$C18]);&quot;&quot;;FIND([.O$3];[.$C18]))" office:value-type="float" office:value="50" calcext:value-type="float">
            <text:p>50</text:p>
          </table:table-cell>
          <table:table-cell table:formula="of:==IF(ISBLANK([.$C18]);&quot;&quot;;FIND([.P$3];[.$C18]))" office:value-type="float" office:value="41" calcext:value-type="float">
            <text:p>41</text:p>
          </table:table-cell>
          <table:table-cell table:formula="of:==IF(ISBLANK([.$C18]);&quot;&quot;;FIND([.Q$3];[.$C18]))" office:value-type="string" office:string-value="" calcext:value-type="error">
            <text:p>#ЗНАЧЕН!</text:p>
          </table:table-cell>
          <table:table-cell table:formula="of:==IF(ISBLANK([.$C18]);&quot;&quot;;FIND([.R$3];[.$C18]))" office:value-type="string" office:string-value="" calcext:value-type="error">
            <text:p>#ЗНАЧЕН!</text:p>
          </table:table-cell>
          <table:table-cell table:formula="of:==IF(ISBLANK([.$C18]);&quot;&quot;;FIND([.S$3];[.$C18]))" office:value-type="string" office:string-value="" calcext:value-type="error">
            <text:p>#ЗНАЧЕН!</text:p>
          </table:table-cell>
          <table:table-cell table:formula="of:=IF(ISBLANK([.C18]);&quot;&quot;;MID([.C18];[.M18]+LEN([.$M$3]);[.N18]-[.M18]-LEN([.$M$3])))" office:value-type="string" office:string-value="INVTRANCHEID" calcext:value-type="string">
            <text:p>INVTRANCHEID</text:p>
          </table:table-cell>
          <table:table-cell table:formula="of:=IF(NOT(ISERROR([.O1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]);&quot;&quot;;AND(NOT(ISERROR([.$P18]));ISERROR([.$Q18]);ISERROR([.$R18]);ISERROR([.$S18])))" office:value-type="boolean" office:boolean-value="true" calcext:value-type="boolean">
            <text:p>ИСТИНА</text:p>
          </table:table-cell>
          <table:table-cell table:style-name="ce12" table:formula="of:=IF(ISBLANK([.$C18]);&quot;&quot;;AND((ISERROR([.$P18]));ISERROR([.$Q18]);NOT(ISERROR([.$R18]));ISERROR([.$S18])))" office:value-type="boolean" office:boolean-value="false" calcext:value-type="boolean">
            <text:p>ЛОЖЬ</text:p>
          </table:table-cell>
          <table:table-cell table:style-name="ce12" table:formula="of:=IF(ISBLANK([.$C18]);&quot;&quot;;AND(NOT(ISERROR([.$S18]))))" office:value-type="boolean" office:boolean-value="false" calcext:value-type="boolean">
            <text:p>ЛОЖЬ</text:p>
          </table:table-cell>
          <table:table-cell table:style-name="ce12" table:formula="of:=IF(ISBLANK([.$C18]);&quot;&quot;;AND(NOT(ISERROR([.$Q18]))))" office:value-type="boolean" office:boolean-value="false" calcext:value-type="boolean">
            <text:p>ЛОЖЬ</text:p>
          </table:table-cell>
          <table:table-cell table:formula="of:=IF(ISBLANK([.C18]);&quot;&quot;;IF([.W18];&quot;java.lang.Long&quot;;IF([.X18];&quot;java.lang.String&quot;;IF([.Y18];&quot;java.lang.Double&quot;;IF([.Z18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18]);&quot;&quot;;IF(ISERR([.G18]);&quot;&lt;/obj-entity&gt;&quot;;CONCATENATE([.$I$2];[.G18];[.$J$2];[.G18];[.$K$2])))">
            <text:p/>
          </table:table-cell>
          <table:table-cell table:formula="of:=IF(ISBLANK([.C18]);&quot;&quot;;CONCATENATE([.$U$3];[.T18];[.$V$3];[.AA18];[.$AD$3];[.T18];[.U18];[.$AF$3]))" office:value-type="string" office:string-value="&lt;obj-attribute name=&quot;INVTRANCHEID&quot; type=&quot;java.lang.Long&quot; db-attribute-path=&quot;INVTRANCHEID&quot; requiredInsert=&quot;true&quot; requiredUpdate=&quot;true&quot; requiredDelete=&quot;true&quot;  note=&quot;&quot;/&gt;" calcext:value-type="string">
            <text:p>&lt;obj-attribute name="INVTRANCHEID" type="java.lang.Long" db-attribute-path="INVTRANCHEID" requiredInsert="true" requiredUpdate="true" requiredDelete="true" <text:s/>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TRANCHEKINDID" type="NUMERIC"length="19"/&gt;</text:p>
          </table:table-cell>
          <table:table-cell/>
          <table:table-cell table:formula="of:==IF(ISBLANK([.B19]);&quot;&quot;;FIND([.$E$3];[.B19]))">
            <text:p/>
          </table:table-cell>
          <table:table-cell table:formula="of:=IF(ISBLANK([.B19]);&quot;&quot;;FIND([.$F$3];[.B19]))">
            <text:p/>
          </table:table-cell>
          <table:table-cell table:formula="of:=IF(ISBLANK([.B19]);&quot;&quot;;MID([.B19];[.E19]+LEN([.$E$3]);[.F19]-[.E19]-LEN([.$E$3])))">
            <text:p/>
          </table:table-cell>
          <table:table-cell/>
          <table:table-cell table:style-name="ce9" table:formula="of:=IF(ISBLANK([.B19]);&quot;&quot;;IF(ISERR([.G19]);&quot;&lt;/obj-entity&gt;&quot;;CONCATENATE([.$I$2];[.G19];[.$J$2];[.G19];[.$K$2])))">
            <text:p/>
          </table:table-cell>
          <table:table-cell table:number-columns-repeated="3"/>
          <table:table-cell table:formula="of:==IF(ISBLANK([.$C19]);&quot;&quot;;FIND([.M$3];[.$C19]))" office:value-type="float" office:value="15" calcext:value-type="float">
            <text:p>15</text:p>
          </table:table-cell>
          <table:table-cell table:formula="of:==IF(ISBLANK([.$C19]);&quot;&quot;;FIND([.N$3];[.$C19]))" office:value-type="float" office:value="37" calcext:value-type="float">
            <text:p>37</text:p>
          </table:table-cell>
          <table:table-cell table:formula="of:==IF(ISBLANK([.$C19]);&quot;&quot;;FIND([.O$3];[.$C19]))" office:value-type="string" office:string-value="" calcext:value-type="error">
            <text:p>#ЗНАЧЕН!</text:p>
          </table:table-cell>
          <table:table-cell table:formula="of:==IF(ISBLANK([.$C19]);&quot;&quot;;FIND([.P$3];[.$C19]))" office:value-type="float" office:value="45" calcext:value-type="float">
            <text:p>45</text:p>
          </table:table-cell>
          <table:table-cell table:formula="of:==IF(ISBLANK([.$C19]);&quot;&quot;;FIND([.Q$3];[.$C19]))" office:value-type="string" office:string-value="" calcext:value-type="error">
            <text:p>#ЗНАЧЕН!</text:p>
          </table:table-cell>
          <table:table-cell table:formula="of:==IF(ISBLANK([.$C19]);&quot;&quot;;FIND([.R$3];[.$C19]))" office:value-type="string" office:string-value="" calcext:value-type="error">
            <text:p>#ЗНАЧЕН!</text:p>
          </table:table-cell>
          <table:table-cell table:formula="of:==IF(ISBLANK([.$C19]);&quot;&quot;;FIND([.S$3];[.$C19]))" office:value-type="string" office:string-value="" calcext:value-type="error">
            <text:p>#ЗНАЧЕН!</text:p>
          </table:table-cell>
          <table:table-cell table:formula="of:=IF(ISBLANK([.C19]);&quot;&quot;;MID([.C19];[.M19]+LEN([.$M$3]);[.N19]-[.M19]-LEN([.$M$3])))" office:value-type="string" office:string-value="INVTRANCHEKINDID" calcext:value-type="string">
            <text:p>INVTRANCHEKINDID</text:p>
          </table:table-cell>
          <table:table-cell table:formula="of:=IF(NOT(ISERROR([.O19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19]);&quot;&quot;;AND(NOT(ISERROR([.$P19]));ISERROR([.$Q19]);ISERROR([.$R19]);ISERROR([.$S19])))" office:value-type="boolean" office:boolean-value="true" calcext:value-type="boolean">
            <text:p>ИСТИНА</text:p>
          </table:table-cell>
          <table:table-cell table:style-name="ce12" table:formula="of:=IF(ISBLANK([.$C19]);&quot;&quot;;AND((ISERROR([.$P19]));ISERROR([.$Q19]);NOT(ISERROR([.$R19]));ISERROR([.$S19])))" office:value-type="boolean" office:boolean-value="false" calcext:value-type="boolean">
            <text:p>ЛОЖЬ</text:p>
          </table:table-cell>
          <table:table-cell table:style-name="ce12" table:formula="of:=IF(ISBLANK([.$C19]);&quot;&quot;;AND(NOT(ISERROR([.$S19]))))" office:value-type="boolean" office:boolean-value="false" calcext:value-type="boolean">
            <text:p>ЛОЖЬ</text:p>
          </table:table-cell>
          <table:table-cell table:style-name="ce12" table:formula="of:=IF(ISBLANK([.$C19]);&quot;&quot;;AND(NOT(ISERROR([.$Q19]))))" office:value-type="boolean" office:boolean-value="false" calcext:value-type="boolean">
            <text:p>ЛОЖЬ</text:p>
          </table:table-cell>
          <table:table-cell table:formula="of:=IF(ISBLANK([.C19]);&quot;&quot;;IF([.W19];&quot;java.lang.Long&quot;;IF([.X19];&quot;java.lang.String&quot;;IF([.Y19];&quot;java.lang.Double&quot;;IF([.Z19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19]);&quot;&quot;;IF(ISERR([.G19]);&quot;&lt;/obj-entity&gt;&quot;;CONCATENATE([.$I$2];[.G19];[.$J$2];[.G19];[.$K$2])))">
            <text:p/>
          </table:table-cell>
          <table:table-cell table:formula="of:=IF(ISBLANK([.C19]);&quot;&quot;;CONCATENATE([.$U$3];[.T19];[.$V$3];[.AA19];[.$AD$3];[.T19];[.U19];[.$AF$3]))" office:value-type="string" office:string-value="&lt;obj-attribute name=&quot;INVTRANCHEKINDID&quot; type=&quot;java.lang.Long&quot; db-attribute-path=&quot;INVTRANCHEKINDID&quot; note=&quot;&quot;/&gt;" calcext:value-type="string">
            <text:p>&lt;obj-attribute name="INVTRANCHEKINDID" type="java.lang.Long" db-attribute-path="INVTRANCHEKIND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SALESTARTDATE" type="FLOAT" length="38"/&gt;</text:p>
          </table:table-cell>
          <table:table-cell/>
          <table:table-cell table:formula="of:==IF(ISBLANK([.B20]);&quot;&quot;;FIND([.$E$3];[.B20]))">
            <text:p/>
          </table:table-cell>
          <table:table-cell table:formula="of:=IF(ISBLANK([.B20]);&quot;&quot;;FIND([.$F$3];[.B20]))">
            <text:p/>
          </table:table-cell>
          <table:table-cell table:formula="of:=IF(ISBLANK([.B20]);&quot;&quot;;MID([.B20];[.E20]+LEN([.$E$3]);[.F20]-[.E20]-LEN([.$E$3])))">
            <text:p/>
          </table:table-cell>
          <table:table-cell/>
          <table:table-cell table:style-name="ce9" table:formula="of:=IF(ISBLANK([.B20]);&quot;&quot;;IF(ISERR([.G20]);&quot;&lt;/obj-entity&gt;&quot;;CONCATENATE([.$I$2];[.G20];[.$J$2];[.G20];[.$K$2])))">
            <text:p/>
          </table:table-cell>
          <table:table-cell table:number-columns-repeated="3"/>
          <table:table-cell table:formula="of:==IF(ISBLANK([.$C20]);&quot;&quot;;FIND([.M$3];[.$C20]))" office:value-type="float" office:value="15" calcext:value-type="float">
            <text:p>15</text:p>
          </table:table-cell>
          <table:table-cell table:formula="of:==IF(ISBLANK([.$C20]);&quot;&quot;;FIND([.N$3];[.$C20]))" office:value-type="float" office:value="34" calcext:value-type="float">
            <text:p>34</text:p>
          </table:table-cell>
          <table:table-cell table:formula="of:==IF(ISBLANK([.$C20]);&quot;&quot;;FIND([.O$3];[.$C20]))" office:value-type="string" office:string-value="" calcext:value-type="error">
            <text:p>#ЗНАЧЕН!</text:p>
          </table:table-cell>
          <table:table-cell table:formula="of:==IF(ISBLANK([.$C20]);&quot;&quot;;FIND([.P$3];[.$C20]))" office:value-type="string" office:string-value="" calcext:value-type="error">
            <text:p>#ЗНАЧЕН!</text:p>
          </table:table-cell>
          <table:table-cell table:formula="of:==IF(ISBLANK([.$C20]);&quot;&quot;;FIND([.Q$3];[.$C20]))" office:value-type="float" office:value="42" calcext:value-type="float">
            <text:p>42</text:p>
          </table:table-cell>
          <table:table-cell table:formula="of:==IF(ISBLANK([.$C20]);&quot;&quot;;FIND([.R$3];[.$C20]))" office:value-type="string" office:string-value="" calcext:value-type="error">
            <text:p>#ЗНАЧЕН!</text:p>
          </table:table-cell>
          <table:table-cell table:formula="of:==IF(ISBLANK([.$C20]);&quot;&quot;;FIND([.S$3];[.$C20]))" office:value-type="string" office:string-value="" calcext:value-type="error">
            <text:p>#ЗНАЧЕН!</text:p>
          </table:table-cell>
          <table:table-cell table:formula="of:=IF(ISBLANK([.C20]);&quot;&quot;;MID([.C20];[.M20]+LEN([.$M$3]);[.N20]-[.M20]-LEN([.$M$3])))" office:value-type="string" office:string-value="SALESTARTDATE" calcext:value-type="string">
            <text:p>SALESTARTDATE</text:p>
          </table:table-cell>
          <table:table-cell table:formula="of:=IF(NOT(ISERROR([.O20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0]);&quot;&quot;;AND(NOT(ISERROR([.$P20]));ISERROR([.$Q20]);ISERROR([.$R20]);ISERROR([.$S20])))" office:value-type="boolean" office:boolean-value="false" calcext:value-type="boolean">
            <text:p>ЛОЖЬ</text:p>
          </table:table-cell>
          <table:table-cell table:style-name="ce12" table:formula="of:=IF(ISBLANK([.$C20]);&quot;&quot;;AND((ISERROR([.$P20]));ISERROR([.$Q20]);NOT(ISERROR([.$R20]));ISERROR([.$S20])))" office:value-type="boolean" office:boolean-value="false" calcext:value-type="boolean">
            <text:p>ЛОЖЬ</text:p>
          </table:table-cell>
          <table:table-cell table:style-name="ce12" table:formula="of:=IF(ISBLANK([.$C20]);&quot;&quot;;AND(NOT(ISERROR([.$S20]))))" office:value-type="boolean" office:boolean-value="false" calcext:value-type="boolean">
            <text:p>ЛОЖЬ</text:p>
          </table:table-cell>
          <table:table-cell table:style-name="ce12" table:formula="of:=IF(ISBLANK([.$C20]);&quot;&quot;;AND(NOT(ISERROR([.$Q20]))))" office:value-type="boolean" office:boolean-value="true" calcext:value-type="boolean">
            <text:p>ИСТИНА</text:p>
          </table:table-cell>
          <table:table-cell table:formula="of:=IF(ISBLANK([.C20]);&quot;&quot;;IF([.W20];&quot;java.lang.Long&quot;;IF([.X20];&quot;java.lang.String&quot;;IF([.Y20];&quot;java.lang.Double&quot;;IF([.Z20];&quot;java.math.BigDecimal&quot;;&quot;none&quot;)))))" office:value-type="string" office:string-value="java.math.BigDecimal" calcext:value-type="string">
            <text:p>java.math.BigDecimal</text:p>
          </table:table-cell>
          <table:table-cell/>
          <table:table-cell table:style-name="ce16" table:formula="of:=IF(ISBLANK([.B20]);&quot;&quot;;IF(ISERR([.G20]);&quot;&lt;/obj-entity&gt;&quot;;CONCATENATE([.$I$2];[.G20];[.$J$2];[.G20];[.$K$2])))">
            <text:p/>
          </table:table-cell>
          <table:table-cell table:formula="of:=IF(ISBLANK([.C20]);&quot;&quot;;CONCATENATE([.$U$3];[.T20];[.$V$3];[.AA20];[.$AD$3];[.T20];[.U20];[.$AF$3]))" office:value-type="string" office:string-value="&lt;obj-attribute name=&quot;SALESTARTDATE&quot; type=&quot;java.math.BigDecimal&quot; db-attribute-path=&quot;SALESTARTDATE&quot; note=&quot;&quot;/&gt;" calcext:value-type="string">
            <text:p>&lt;obj-attribute name="SALESTARTDATE" type="java.math.BigDecimal" db-attribute-path="SALESTARTD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SALEFINISHDATE" type="FLOAT" length="38"/&gt;</text:p>
          </table:table-cell>
          <table:table-cell/>
          <table:table-cell table:formula="of:==IF(ISBLANK([.B21]);&quot;&quot;;FIND([.$E$3];[.B21]))">
            <text:p/>
          </table:table-cell>
          <table:table-cell table:formula="of:=IF(ISBLANK([.B21]);&quot;&quot;;FIND([.$F$3];[.B21]))">
            <text:p/>
          </table:table-cell>
          <table:table-cell table:formula="of:=IF(ISBLANK([.B21]);&quot;&quot;;MID([.B21];[.E21]+LEN([.$E$3]);[.F21]-[.E21]-LEN([.$E$3])))">
            <text:p/>
          </table:table-cell>
          <table:table-cell/>
          <table:table-cell table:style-name="ce9" table:formula="of:=IF(ISBLANK([.B21]);&quot;&quot;;IF(ISERR([.G21]);&quot;&lt;/obj-entity&gt;&quot;;CONCATENATE([.$I$2];[.G21];[.$J$2];[.G21];[.$K$2])))">
            <text:p/>
          </table:table-cell>
          <table:table-cell table:number-columns-repeated="3"/>
          <table:table-cell table:formula="of:==IF(ISBLANK([.$C21]);&quot;&quot;;FIND([.M$3];[.$C21]))" office:value-type="float" office:value="15" calcext:value-type="float">
            <text:p>15</text:p>
          </table:table-cell>
          <table:table-cell table:formula="of:==IF(ISBLANK([.$C21]);&quot;&quot;;FIND([.N$3];[.$C21]))" office:value-type="float" office:value="35" calcext:value-type="float">
            <text:p>35</text:p>
          </table:table-cell>
          <table:table-cell table:formula="of:==IF(ISBLANK([.$C21]);&quot;&quot;;FIND([.O$3];[.$C21]))" office:value-type="string" office:string-value="" calcext:value-type="error">
            <text:p>#ЗНАЧЕН!</text:p>
          </table:table-cell>
          <table:table-cell table:formula="of:==IF(ISBLANK([.$C21]);&quot;&quot;;FIND([.P$3];[.$C21]))" office:value-type="string" office:string-value="" calcext:value-type="error">
            <text:p>#ЗНАЧЕН!</text:p>
          </table:table-cell>
          <table:table-cell table:formula="of:==IF(ISBLANK([.$C21]);&quot;&quot;;FIND([.Q$3];[.$C21]))" office:value-type="float" office:value="43" calcext:value-type="float">
            <text:p>43</text:p>
          </table:table-cell>
          <table:table-cell table:formula="of:==IF(ISBLANK([.$C21]);&quot;&quot;;FIND([.R$3];[.$C21]))" office:value-type="string" office:string-value="" calcext:value-type="error">
            <text:p>#ЗНАЧЕН!</text:p>
          </table:table-cell>
          <table:table-cell table:formula="of:==IF(ISBLANK([.$C21]);&quot;&quot;;FIND([.S$3];[.$C21]))" office:value-type="string" office:string-value="" calcext:value-type="error">
            <text:p>#ЗНАЧЕН!</text:p>
          </table:table-cell>
          <table:table-cell table:formula="of:=IF(ISBLANK([.C21]);&quot;&quot;;MID([.C21];[.M21]+LEN([.$M$3]);[.N21]-[.M21]-LEN([.$M$3])))" office:value-type="string" office:string-value="SALEFINISHDATE" calcext:value-type="string">
            <text:p>SALEFINISHDATE</text:p>
          </table:table-cell>
          <table:table-cell table:formula="of:=IF(NOT(ISERROR([.O21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1]);&quot;&quot;;AND(NOT(ISERROR([.$P21]));ISERROR([.$Q21]);ISERROR([.$R21]);ISERROR([.$S21])))" office:value-type="boolean" office:boolean-value="false" calcext:value-type="boolean">
            <text:p>ЛОЖЬ</text:p>
          </table:table-cell>
          <table:table-cell table:style-name="ce12" table:formula="of:=IF(ISBLANK([.$C21]);&quot;&quot;;AND((ISERROR([.$P21]));ISERROR([.$Q21]);NOT(ISERROR([.$R21]));ISERROR([.$S21])))" office:value-type="boolean" office:boolean-value="false" calcext:value-type="boolean">
            <text:p>ЛОЖЬ</text:p>
          </table:table-cell>
          <table:table-cell table:style-name="ce12" table:formula="of:=IF(ISBLANK([.$C21]);&quot;&quot;;AND(NOT(ISERROR([.$S21]))))" office:value-type="boolean" office:boolean-value="false" calcext:value-type="boolean">
            <text:p>ЛОЖЬ</text:p>
          </table:table-cell>
          <table:table-cell table:style-name="ce12" table:formula="of:=IF(ISBLANK([.$C21]);&quot;&quot;;AND(NOT(ISERROR([.$Q21]))))" office:value-type="boolean" office:boolean-value="true" calcext:value-type="boolean">
            <text:p>ИСТИНА</text:p>
          </table:table-cell>
          <table:table-cell table:formula="of:=IF(ISBLANK([.C21]);&quot;&quot;;IF([.W21];&quot;java.lang.Long&quot;;IF([.X21];&quot;java.lang.String&quot;;IF([.Y21];&quot;java.lang.Double&quot;;IF([.Z21];&quot;java.math.BigDecimal&quot;;&quot;none&quot;)))))" office:value-type="string" office:string-value="java.math.BigDecimal" calcext:value-type="string">
            <text:p>java.math.BigDecimal</text:p>
          </table:table-cell>
          <table:table-cell/>
          <table:table-cell table:style-name="ce16" table:formula="of:=IF(ISBLANK([.B21]);&quot;&quot;;IF(ISERR([.G21]);&quot;&lt;/obj-entity&gt;&quot;;CONCATENATE([.$I$2];[.G21];[.$J$2];[.G21];[.$K$2])))">
            <text:p/>
          </table:table-cell>
          <table:table-cell table:formula="of:=IF(ISBLANK([.C21]);&quot;&quot;;CONCATENATE([.$U$3];[.T21];[.$V$3];[.AA21];[.$AD$3];[.T21];[.U21];[.$AF$3]))" office:value-type="string" office:string-value="&lt;obj-attribute name=&quot;SALEFINISHDATE&quot; type=&quot;java.math.BigDecimal&quot; db-attribute-path=&quot;SALEFINISHDATE&quot; note=&quot;&quot;/&gt;" calcext:value-type="string">
            <text:p>&lt;obj-attribute name="SALEFINISHDATE" type="java.math.BigDecimal" db-attribute-path="SALEFINISHD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ONTRACTSTARTDATE" type="FLOAT" length="38"/&gt;</text:p>
          </table:table-cell>
          <table:table-cell/>
          <table:table-cell table:formula="of:==IF(ISBLANK([.B22]);&quot;&quot;;FIND([.$E$3];[.B22]))">
            <text:p/>
          </table:table-cell>
          <table:table-cell table:formula="of:=IF(ISBLANK([.B22]);&quot;&quot;;FIND([.$F$3];[.B22]))">
            <text:p/>
          </table:table-cell>
          <table:table-cell table:formula="of:=IF(ISBLANK([.B22]);&quot;&quot;;MID([.B22];[.E22]+LEN([.$E$3]);[.F22]-[.E22]-LEN([.$E$3])))">
            <text:p/>
          </table:table-cell>
          <table:table-cell/>
          <table:table-cell table:style-name="ce9" table:formula="of:=IF(ISBLANK([.B22]);&quot;&quot;;IF(ISERR([.G22]);&quot;&lt;/obj-entity&gt;&quot;;CONCATENATE([.$I$2];[.G22];[.$J$2];[.G22];[.$K$2])))">
            <text:p/>
          </table:table-cell>
          <table:table-cell table:number-columns-repeated="3"/>
          <table:table-cell table:formula="of:==IF(ISBLANK([.$C22]);&quot;&quot;;FIND([.M$3];[.$C22]))" office:value-type="float" office:value="15" calcext:value-type="float">
            <text:p>15</text:p>
          </table:table-cell>
          <table:table-cell table:formula="of:==IF(ISBLANK([.$C22]);&quot;&quot;;FIND([.N$3];[.$C22]))" office:value-type="float" office:value="38" calcext:value-type="float">
            <text:p>38</text:p>
          </table:table-cell>
          <table:table-cell table:formula="of:==IF(ISBLANK([.$C22]);&quot;&quot;;FIND([.O$3];[.$C22]))" office:value-type="string" office:string-value="" calcext:value-type="error">
            <text:p>#ЗНАЧЕН!</text:p>
          </table:table-cell>
          <table:table-cell table:formula="of:==IF(ISBLANK([.$C22]);&quot;&quot;;FIND([.P$3];[.$C22]))" office:value-type="string" office:string-value="" calcext:value-type="error">
            <text:p>#ЗНАЧЕН!</text:p>
          </table:table-cell>
          <table:table-cell table:formula="of:==IF(ISBLANK([.$C22]);&quot;&quot;;FIND([.Q$3];[.$C22]))" office:value-type="float" office:value="46" calcext:value-type="float">
            <text:p>46</text:p>
          </table:table-cell>
          <table:table-cell table:formula="of:==IF(ISBLANK([.$C22]);&quot;&quot;;FIND([.R$3];[.$C22]))" office:value-type="string" office:string-value="" calcext:value-type="error">
            <text:p>#ЗНАЧЕН!</text:p>
          </table:table-cell>
          <table:table-cell table:formula="of:==IF(ISBLANK([.$C22]);&quot;&quot;;FIND([.S$3];[.$C22]))" office:value-type="string" office:string-value="" calcext:value-type="error">
            <text:p>#ЗНАЧЕН!</text:p>
          </table:table-cell>
          <table:table-cell table:formula="of:=IF(ISBLANK([.C22]);&quot;&quot;;MID([.C22];[.M22]+LEN([.$M$3]);[.N22]-[.M22]-LEN([.$M$3])))" office:value-type="string" office:string-value="CONTRACTSTARTDATE" calcext:value-type="string">
            <text:p>CONTRACTSTARTDATE</text:p>
          </table:table-cell>
          <table:table-cell table:formula="of:=IF(NOT(ISERROR([.O22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2]);&quot;&quot;;AND(NOT(ISERROR([.$P22]));ISERROR([.$Q22]);ISERROR([.$R22]);ISERROR([.$S22])))" office:value-type="boolean" office:boolean-value="false" calcext:value-type="boolean">
            <text:p>ЛОЖЬ</text:p>
          </table:table-cell>
          <table:table-cell table:style-name="ce12" table:formula="of:=IF(ISBLANK([.$C22]);&quot;&quot;;AND((ISERROR([.$P22]));ISERROR([.$Q22]);NOT(ISERROR([.$R22]));ISERROR([.$S22])))" office:value-type="boolean" office:boolean-value="false" calcext:value-type="boolean">
            <text:p>ЛОЖЬ</text:p>
          </table:table-cell>
          <table:table-cell table:style-name="ce12" table:formula="of:=IF(ISBLANK([.$C22]);&quot;&quot;;AND(NOT(ISERROR([.$S22]))))" office:value-type="boolean" office:boolean-value="false" calcext:value-type="boolean">
            <text:p>ЛОЖЬ</text:p>
          </table:table-cell>
          <table:table-cell table:style-name="ce12" table:formula="of:=IF(ISBLANK([.$C22]);&quot;&quot;;AND(NOT(ISERROR([.$Q22]))))" office:value-type="boolean" office:boolean-value="true" calcext:value-type="boolean">
            <text:p>ИСТИНА</text:p>
          </table:table-cell>
          <table:table-cell table:formula="of:=IF(ISBLANK([.C22]);&quot;&quot;;IF([.W22];&quot;java.lang.Long&quot;;IF([.X22];&quot;java.lang.String&quot;;IF([.Y22];&quot;java.lang.Double&quot;;IF([.Z22];&quot;java.math.BigDecimal&quot;;&quot;none&quot;)))))" office:value-type="string" office:string-value="java.math.BigDecimal" calcext:value-type="string">
            <text:p>java.math.BigDecimal</text:p>
          </table:table-cell>
          <table:table-cell/>
          <table:table-cell table:style-name="ce16" table:formula="of:=IF(ISBLANK([.B22]);&quot;&quot;;IF(ISERR([.G22]);&quot;&lt;/obj-entity&gt;&quot;;CONCATENATE([.$I$2];[.G22];[.$J$2];[.G22];[.$K$2])))">
            <text:p/>
          </table:table-cell>
          <table:table-cell table:formula="of:=IF(ISBLANK([.C22]);&quot;&quot;;CONCATENATE([.$U$3];[.T22];[.$V$3];[.AA22];[.$AD$3];[.T22];[.U22];[.$AF$3]))" office:value-type="string" office:string-value="&lt;obj-attribute name=&quot;CONTRACTSTARTDATE&quot; type=&quot;java.math.BigDecimal&quot; db-attribute-path=&quot;CONTRACTSTARTDATE&quot; note=&quot;&quot;/&gt;" calcext:value-type="string">
            <text:p>&lt;obj-attribute name="CONTRACTSTARTDATE" type="java.math.BigDecimal" db-attribute-path="CONTRACTSTARTD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REATEDATE" type="FLOAT" length="38"/&gt;</text:p>
          </table:table-cell>
          <table:table-cell/>
          <table:table-cell table:formula="of:==IF(ISBLANK([.B23]);&quot;&quot;;FIND([.$E$3];[.B23]))">
            <text:p/>
          </table:table-cell>
          <table:table-cell table:formula="of:=IF(ISBLANK([.B23]);&quot;&quot;;FIND([.$F$3];[.B23]))">
            <text:p/>
          </table:table-cell>
          <table:table-cell table:formula="of:=IF(ISBLANK([.B23]);&quot;&quot;;MID([.B23];[.E23]+LEN([.$E$3]);[.F23]-[.E23]-LEN([.$E$3])))">
            <text:p/>
          </table:table-cell>
          <table:table-cell/>
          <table:table-cell table:style-name="ce9" table:formula="of:=IF(ISBLANK([.B23]);&quot;&quot;;IF(ISERR([.G23]);&quot;&lt;/obj-entity&gt;&quot;;CONCATENATE([.$I$2];[.G23];[.$J$2];[.G23];[.$K$2])))">
            <text:p/>
          </table:table-cell>
          <table:table-cell table:number-columns-repeated="3"/>
          <table:table-cell table:formula="of:==IF(ISBLANK([.$C23]);&quot;&quot;;FIND([.M$3];[.$C23]))" office:value-type="float" office:value="15" calcext:value-type="float">
            <text:p>15</text:p>
          </table:table-cell>
          <table:table-cell table:formula="of:==IF(ISBLANK([.$C23]);&quot;&quot;;FIND([.N$3];[.$C23]))" office:value-type="float" office:value="31" calcext:value-type="float">
            <text:p>31</text:p>
          </table:table-cell>
          <table:table-cell table:formula="of:==IF(ISBLANK([.$C23]);&quot;&quot;;FIND([.O$3];[.$C23]))" office:value-type="string" office:string-value="" calcext:value-type="error">
            <text:p>#ЗНАЧЕН!</text:p>
          </table:table-cell>
          <table:table-cell table:formula="of:==IF(ISBLANK([.$C23]);&quot;&quot;;FIND([.P$3];[.$C23]))" office:value-type="string" office:string-value="" calcext:value-type="error">
            <text:p>#ЗНАЧЕН!</text:p>
          </table:table-cell>
          <table:table-cell table:formula="of:==IF(ISBLANK([.$C23]);&quot;&quot;;FIND([.Q$3];[.$C23]))" office:value-type="float" office:value="39" calcext:value-type="float">
            <text:p>39</text:p>
          </table:table-cell>
          <table:table-cell table:formula="of:==IF(ISBLANK([.$C23]);&quot;&quot;;FIND([.R$3];[.$C23]))" office:value-type="string" office:string-value="" calcext:value-type="error">
            <text:p>#ЗНАЧЕН!</text:p>
          </table:table-cell>
          <table:table-cell table:formula="of:==IF(ISBLANK([.$C23]);&quot;&quot;;FIND([.S$3];[.$C23]))" office:value-type="string" office:string-value="" calcext:value-type="error">
            <text:p>#ЗНАЧЕН!</text:p>
          </table:table-cell>
          <table:table-cell table:formula="of:=IF(ISBLANK([.C23]);&quot;&quot;;MID([.C23];[.M23]+LEN([.$M$3]);[.N23]-[.M23]-LEN([.$M$3])))" office:value-type="string" office:string-value="CREATEDATE" calcext:value-type="string">
            <text:p>CREATEDATE</text:p>
          </table:table-cell>
          <table:table-cell table:formula="of:=IF(NOT(ISERROR([.O23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3]);&quot;&quot;;AND(NOT(ISERROR([.$P23]));ISERROR([.$Q23]);ISERROR([.$R23]);ISERROR([.$S23])))" office:value-type="boolean" office:boolean-value="false" calcext:value-type="boolean">
            <text:p>ЛОЖЬ</text:p>
          </table:table-cell>
          <table:table-cell table:style-name="ce12" table:formula="of:=IF(ISBLANK([.$C23]);&quot;&quot;;AND((ISERROR([.$P23]));ISERROR([.$Q23]);NOT(ISERROR([.$R23]));ISERROR([.$S23])))" office:value-type="boolean" office:boolean-value="false" calcext:value-type="boolean">
            <text:p>ЛОЖЬ</text:p>
          </table:table-cell>
          <table:table-cell table:style-name="ce12" table:formula="of:=IF(ISBLANK([.$C23]);&quot;&quot;;AND(NOT(ISERROR([.$S23]))))" office:value-type="boolean" office:boolean-value="false" calcext:value-type="boolean">
            <text:p>ЛОЖЬ</text:p>
          </table:table-cell>
          <table:table-cell table:style-name="ce12" table:formula="of:=IF(ISBLANK([.$C23]);&quot;&quot;;AND(NOT(ISERROR([.$Q23]))))" office:value-type="boolean" office:boolean-value="true" calcext:value-type="boolean">
            <text:p>ИСТИНА</text:p>
          </table:table-cell>
          <table:table-cell table:formula="of:=IF(ISBLANK([.C23]);&quot;&quot;;IF([.W23];&quot;java.lang.Long&quot;;IF([.X23];&quot;java.lang.String&quot;;IF([.Y23];&quot;java.lang.Double&quot;;IF([.Z23];&quot;java.math.BigDecimal&quot;;&quot;none&quot;)))))" office:value-type="string" office:string-value="java.math.BigDecimal" calcext:value-type="string">
            <text:p>java.math.BigDecimal</text:p>
          </table:table-cell>
          <table:table-cell/>
          <table:table-cell table:style-name="ce16" table:formula="of:=IF(ISBLANK([.B23]);&quot;&quot;;IF(ISERR([.G23]);&quot;&lt;/obj-entity&gt;&quot;;CONCATENATE([.$I$2];[.G23];[.$J$2];[.G23];[.$K$2])))">
            <text:p/>
          </table:table-cell>
          <table:table-cell table:formula="of:=IF(ISBLANK([.C23]);&quot;&quot;;CONCATENATE([.$U$3];[.T23];[.$V$3];[.AA23];[.$AD$3];[.T23];[.U23];[.$AF$3]))" office:value-type="string" office:string-value="&lt;obj-attribute name=&quot;CREATEDATE&quot; type=&quot;java.math.BigDecimal&quot; db-attribute-path=&quot;CREATEDATE&quot; note=&quot;&quot;/&gt;" calcext:value-type="string">
            <text:p>&lt;obj-attribute name="CREATEDATE" type="java.math.BigDecimal" db-attribute-path="CREATED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REATEUSERID" type="NUMERIC"length="19"/&gt;</text:p>
          </table:table-cell>
          <table:table-cell/>
          <table:table-cell table:formula="of:==IF(ISBLANK([.B24]);&quot;&quot;;FIND([.$E$3];[.B24]))">
            <text:p/>
          </table:table-cell>
          <table:table-cell table:formula="of:=IF(ISBLANK([.B24]);&quot;&quot;;FIND([.$F$3];[.B24]))">
            <text:p/>
          </table:table-cell>
          <table:table-cell table:formula="of:=IF(ISBLANK([.B24]);&quot;&quot;;MID([.B24];[.E24]+LEN([.$E$3]);[.F24]-[.E24]-LEN([.$E$3])))">
            <text:p/>
          </table:table-cell>
          <table:table-cell/>
          <table:table-cell table:style-name="ce9" table:formula="of:=IF(ISBLANK([.B24]);&quot;&quot;;IF(ISERR([.G24]);&quot;&lt;/obj-entity&gt;&quot;;CONCATENATE([.$I$2];[.G24];[.$J$2];[.G24];[.$K$2])))">
            <text:p/>
          </table:table-cell>
          <table:table-cell table:number-columns-repeated="3"/>
          <table:table-cell table:formula="of:==IF(ISBLANK([.$C24]);&quot;&quot;;FIND([.M$3];[.$C24]))" office:value-type="float" office:value="15" calcext:value-type="float">
            <text:p>15</text:p>
          </table:table-cell>
          <table:table-cell table:formula="of:==IF(ISBLANK([.$C24]);&quot;&quot;;FIND([.N$3];[.$C24]))" office:value-type="float" office:value="33" calcext:value-type="float">
            <text:p>33</text:p>
          </table:table-cell>
          <table:table-cell table:formula="of:==IF(ISBLANK([.$C24]);&quot;&quot;;FIND([.O$3];[.$C24]))" office:value-type="string" office:string-value="" calcext:value-type="error">
            <text:p>#ЗНАЧЕН!</text:p>
          </table:table-cell>
          <table:table-cell table:formula="of:==IF(ISBLANK([.$C24]);&quot;&quot;;FIND([.P$3];[.$C24]))" office:value-type="float" office:value="41" calcext:value-type="float">
            <text:p>41</text:p>
          </table:table-cell>
          <table:table-cell table:formula="of:==IF(ISBLANK([.$C24]);&quot;&quot;;FIND([.Q$3];[.$C24]))" office:value-type="string" office:string-value="" calcext:value-type="error">
            <text:p>#ЗНАЧЕН!</text:p>
          </table:table-cell>
          <table:table-cell table:formula="of:==IF(ISBLANK([.$C24]);&quot;&quot;;FIND([.R$3];[.$C24]))" office:value-type="string" office:string-value="" calcext:value-type="error">
            <text:p>#ЗНАЧЕН!</text:p>
          </table:table-cell>
          <table:table-cell table:formula="of:==IF(ISBLANK([.$C24]);&quot;&quot;;FIND([.S$3];[.$C24]))" office:value-type="string" office:string-value="" calcext:value-type="error">
            <text:p>#ЗНАЧЕН!</text:p>
          </table:table-cell>
          <table:table-cell table:formula="of:=IF(ISBLANK([.C24]);&quot;&quot;;MID([.C24];[.M24]+LEN([.$M$3]);[.N24]-[.M24]-LEN([.$M$3])))" office:value-type="string" office:string-value="CREATEUSERID" calcext:value-type="string">
            <text:p>CREATEUSERID</text:p>
          </table:table-cell>
          <table:table-cell table:formula="of:=IF(NOT(ISERROR([.O24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4]);&quot;&quot;;AND(NOT(ISERROR([.$P24]));ISERROR([.$Q24]);ISERROR([.$R24]);ISERROR([.$S24])))" office:value-type="boolean" office:boolean-value="true" calcext:value-type="boolean">
            <text:p>ИСТИНА</text:p>
          </table:table-cell>
          <table:table-cell table:style-name="ce12" table:formula="of:=IF(ISBLANK([.$C24]);&quot;&quot;;AND((ISERROR([.$P24]));ISERROR([.$Q24]);NOT(ISERROR([.$R24]));ISERROR([.$S24])))" office:value-type="boolean" office:boolean-value="false" calcext:value-type="boolean">
            <text:p>ЛОЖЬ</text:p>
          </table:table-cell>
          <table:table-cell table:style-name="ce12" table:formula="of:=IF(ISBLANK([.$C24]);&quot;&quot;;AND(NOT(ISERROR([.$S24]))))" office:value-type="boolean" office:boolean-value="false" calcext:value-type="boolean">
            <text:p>ЛОЖЬ</text:p>
          </table:table-cell>
          <table:table-cell table:style-name="ce12" table:formula="of:=IF(ISBLANK([.$C24]);&quot;&quot;;AND(NOT(ISERROR([.$Q24]))))" office:value-type="boolean" office:boolean-value="false" calcext:value-type="boolean">
            <text:p>ЛОЖЬ</text:p>
          </table:table-cell>
          <table:table-cell table:formula="of:=IF(ISBLANK([.C24]);&quot;&quot;;IF([.W24];&quot;java.lang.Long&quot;;IF([.X24];&quot;java.lang.String&quot;;IF([.Y24];&quot;java.lang.Double&quot;;IF([.Z24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24]);&quot;&quot;;IF(ISERR([.G24]);&quot;&lt;/obj-entity&gt;&quot;;CONCATENATE([.$I$2];[.G24];[.$J$2];[.G24];[.$K$2])))">
            <text:p/>
          </table:table-cell>
          <table:table-cell table:formula="of:=IF(ISBLANK([.C24]);&quot;&quot;;CONCATENATE([.$U$3];[.T24];[.$V$3];[.AA24];[.$AD$3];[.T24];[.U24];[.$AF$3]))" office:value-type="string" office:string-value="&lt;obj-attribute name=&quot;CREATEUSERID&quot; type=&quot;java.lang.Long&quot; db-attribute-path=&quot;CREATEUSERID&quot; note=&quot;&quot;/&gt;" calcext:value-type="string">
            <text:p>&lt;obj-attribute name="CREATEUSERID" type="java.lang.Long" db-attribute-path="CREATEUSER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UPDATEDATE" type="FLOAT" length="38"/&gt;</text:p>
          </table:table-cell>
          <table:table-cell/>
          <table:table-cell table:formula="of:==IF(ISBLANK([.B25]);&quot;&quot;;FIND([.$E$3];[.B25]))">
            <text:p/>
          </table:table-cell>
          <table:table-cell table:formula="of:=IF(ISBLANK([.B25]);&quot;&quot;;FIND([.$F$3];[.B25]))">
            <text:p/>
          </table:table-cell>
          <table:table-cell table:formula="of:=IF(ISBLANK([.B25]);&quot;&quot;;MID([.B25];[.E25]+LEN([.$E$3]);[.F25]-[.E25]-LEN([.$E$3])))">
            <text:p/>
          </table:table-cell>
          <table:table-cell/>
          <table:table-cell table:style-name="ce9" table:formula="of:=IF(ISBLANK([.B25]);&quot;&quot;;IF(ISERR([.G25]);&quot;&lt;/obj-entity&gt;&quot;;CONCATENATE([.$I$2];[.G25];[.$J$2];[.G25];[.$K$2])))">
            <text:p/>
          </table:table-cell>
          <table:table-cell table:number-columns-repeated="3"/>
          <table:table-cell table:formula="of:==IF(ISBLANK([.$C25]);&quot;&quot;;FIND([.M$3];[.$C25]))" office:value-type="float" office:value="15" calcext:value-type="float">
            <text:p>15</text:p>
          </table:table-cell>
          <table:table-cell table:formula="of:==IF(ISBLANK([.$C25]);&quot;&quot;;FIND([.N$3];[.$C25]))" office:value-type="float" office:value="31" calcext:value-type="float">
            <text:p>31</text:p>
          </table:table-cell>
          <table:table-cell table:formula="of:==IF(ISBLANK([.$C25]);&quot;&quot;;FIND([.O$3];[.$C25]))" office:value-type="string" office:string-value="" calcext:value-type="error">
            <text:p>#ЗНАЧЕН!</text:p>
          </table:table-cell>
          <table:table-cell table:formula="of:==IF(ISBLANK([.$C25]);&quot;&quot;;FIND([.P$3];[.$C25]))" office:value-type="string" office:string-value="" calcext:value-type="error">
            <text:p>#ЗНАЧЕН!</text:p>
          </table:table-cell>
          <table:table-cell table:formula="of:==IF(ISBLANK([.$C25]);&quot;&quot;;FIND([.Q$3];[.$C25]))" office:value-type="float" office:value="39" calcext:value-type="float">
            <text:p>39</text:p>
          </table:table-cell>
          <table:table-cell table:formula="of:==IF(ISBLANK([.$C25]);&quot;&quot;;FIND([.R$3];[.$C25]))" office:value-type="string" office:string-value="" calcext:value-type="error">
            <text:p>#ЗНАЧЕН!</text:p>
          </table:table-cell>
          <table:table-cell table:formula="of:==IF(ISBLANK([.$C25]);&quot;&quot;;FIND([.S$3];[.$C25]))" office:value-type="string" office:string-value="" calcext:value-type="error">
            <text:p>#ЗНАЧЕН!</text:p>
          </table:table-cell>
          <table:table-cell table:formula="of:=IF(ISBLANK([.C25]);&quot;&quot;;MID([.C25];[.M25]+LEN([.$M$3]);[.N25]-[.M25]-LEN([.$M$3])))" office:value-type="string" office:string-value="UPDATEDATE" calcext:value-type="string">
            <text:p>UPDATEDATE</text:p>
          </table:table-cell>
          <table:table-cell table:formula="of:=IF(NOT(ISERROR([.O25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5]);&quot;&quot;;AND(NOT(ISERROR([.$P25]));ISERROR([.$Q25]);ISERROR([.$R25]);ISERROR([.$S25])))" office:value-type="boolean" office:boolean-value="false" calcext:value-type="boolean">
            <text:p>ЛОЖЬ</text:p>
          </table:table-cell>
          <table:table-cell table:style-name="ce12" table:formula="of:=IF(ISBLANK([.$C25]);&quot;&quot;;AND((ISERROR([.$P25]));ISERROR([.$Q25]);NOT(ISERROR([.$R25]));ISERROR([.$S25])))" office:value-type="boolean" office:boolean-value="false" calcext:value-type="boolean">
            <text:p>ЛОЖЬ</text:p>
          </table:table-cell>
          <table:table-cell table:style-name="ce12" table:formula="of:=IF(ISBLANK([.$C25]);&quot;&quot;;AND(NOT(ISERROR([.$S25]))))" office:value-type="boolean" office:boolean-value="false" calcext:value-type="boolean">
            <text:p>ЛОЖЬ</text:p>
          </table:table-cell>
          <table:table-cell table:style-name="ce12" table:formula="of:=IF(ISBLANK([.$C25]);&quot;&quot;;AND(NOT(ISERROR([.$Q25]))))" office:value-type="boolean" office:boolean-value="true" calcext:value-type="boolean">
            <text:p>ИСТИНА</text:p>
          </table:table-cell>
          <table:table-cell table:formula="of:=IF(ISBLANK([.C25]);&quot;&quot;;IF([.W25];&quot;java.lang.Long&quot;;IF([.X25];&quot;java.lang.String&quot;;IF([.Y25];&quot;java.lang.Double&quot;;IF([.Z25];&quot;java.math.BigDecimal&quot;;&quot;none&quot;)))))" office:value-type="string" office:string-value="java.math.BigDecimal" calcext:value-type="string">
            <text:p>java.math.BigDecimal</text:p>
          </table:table-cell>
          <table:table-cell/>
          <table:table-cell table:style-name="ce16" table:formula="of:=IF(ISBLANK([.B25]);&quot;&quot;;IF(ISERR([.G25]);&quot;&lt;/obj-entity&gt;&quot;;CONCATENATE([.$I$2];[.G25];[.$J$2];[.G25];[.$K$2])))">
            <text:p/>
          </table:table-cell>
          <table:table-cell table:formula="of:=IF(ISBLANK([.C25]);&quot;&quot;;CONCATENATE([.$U$3];[.T25];[.$V$3];[.AA25];[.$AD$3];[.T25];[.U25];[.$AF$3]))" office:value-type="string" office:string-value="&lt;obj-attribute name=&quot;UPDATEDATE&quot; type=&quot;java.math.BigDecimal&quot; db-attribute-path=&quot;UPDATEDATE&quot; note=&quot;&quot;/&gt;" calcext:value-type="string">
            <text:p>&lt;obj-attribute name="UPDATEDATE" type="java.math.BigDecimal" db-attribute-path="UPDATED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UPDATEUSERID" type="NUMERIC"length="19"/&gt;</text:p>
          </table:table-cell>
          <table:table-cell/>
          <table:table-cell table:formula="of:==IF(ISBLANK([.B26]);&quot;&quot;;FIND([.$E$3];[.B26]))">
            <text:p/>
          </table:table-cell>
          <table:table-cell table:formula="of:=IF(ISBLANK([.B26]);&quot;&quot;;FIND([.$F$3];[.B26]))">
            <text:p/>
          </table:table-cell>
          <table:table-cell table:formula="of:=IF(ISBLANK([.B26]);&quot;&quot;;MID([.B26];[.E26]+LEN([.$E$3]);[.F26]-[.E26]-LEN([.$E$3])))">
            <text:p/>
          </table:table-cell>
          <table:table-cell/>
          <table:table-cell table:style-name="ce9" table:formula="of:=IF(ISBLANK([.B26]);&quot;&quot;;IF(ISERR([.G26]);&quot;&lt;/obj-entity&gt;&quot;;CONCATENATE([.$I$2];[.G26];[.$J$2];[.G26];[.$K$2])))">
            <text:p/>
          </table:table-cell>
          <table:table-cell table:number-columns-repeated="3"/>
          <table:table-cell table:formula="of:==IF(ISBLANK([.$C26]);&quot;&quot;;FIND([.M$3];[.$C26]))" office:value-type="float" office:value="15" calcext:value-type="float">
            <text:p>15</text:p>
          </table:table-cell>
          <table:table-cell table:formula="of:==IF(ISBLANK([.$C26]);&quot;&quot;;FIND([.N$3];[.$C26]))" office:value-type="float" office:value="33" calcext:value-type="float">
            <text:p>33</text:p>
          </table:table-cell>
          <table:table-cell table:formula="of:==IF(ISBLANK([.$C26]);&quot;&quot;;FIND([.O$3];[.$C26]))" office:value-type="string" office:string-value="" calcext:value-type="error">
            <text:p>#ЗНАЧЕН!</text:p>
          </table:table-cell>
          <table:table-cell table:formula="of:==IF(ISBLANK([.$C26]);&quot;&quot;;FIND([.P$3];[.$C26]))" office:value-type="float" office:value="41" calcext:value-type="float">
            <text:p>41</text:p>
          </table:table-cell>
          <table:table-cell table:formula="of:==IF(ISBLANK([.$C26]);&quot;&quot;;FIND([.Q$3];[.$C26]))" office:value-type="string" office:string-value="" calcext:value-type="error">
            <text:p>#ЗНАЧЕН!</text:p>
          </table:table-cell>
          <table:table-cell table:formula="of:==IF(ISBLANK([.$C26]);&quot;&quot;;FIND([.R$3];[.$C26]))" office:value-type="string" office:string-value="" calcext:value-type="error">
            <text:p>#ЗНАЧЕН!</text:p>
          </table:table-cell>
          <table:table-cell table:formula="of:==IF(ISBLANK([.$C26]);&quot;&quot;;FIND([.S$3];[.$C26]))" office:value-type="string" office:string-value="" calcext:value-type="error">
            <text:p>#ЗНАЧЕН!</text:p>
          </table:table-cell>
          <table:table-cell table:formula="of:=IF(ISBLANK([.C26]);&quot;&quot;;MID([.C26];[.M26]+LEN([.$M$3]);[.N26]-[.M26]-LEN([.$M$3])))" office:value-type="string" office:string-value="UPDATEUSERID" calcext:value-type="string">
            <text:p>UPDATEUSERID</text:p>
          </table:table-cell>
          <table:table-cell table:formula="of:=IF(NOT(ISERROR([.O26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6]);&quot;&quot;;AND(NOT(ISERROR([.$P26]));ISERROR([.$Q26]);ISERROR([.$R26]);ISERROR([.$S26])))" office:value-type="boolean" office:boolean-value="true" calcext:value-type="boolean">
            <text:p>ИСТИНА</text:p>
          </table:table-cell>
          <table:table-cell table:style-name="ce12" table:formula="of:=IF(ISBLANK([.$C26]);&quot;&quot;;AND((ISERROR([.$P26]));ISERROR([.$Q26]);NOT(ISERROR([.$R26]));ISERROR([.$S26])))" office:value-type="boolean" office:boolean-value="false" calcext:value-type="boolean">
            <text:p>ЛОЖЬ</text:p>
          </table:table-cell>
          <table:table-cell table:style-name="ce12" table:formula="of:=IF(ISBLANK([.$C26]);&quot;&quot;;AND(NOT(ISERROR([.$S26]))))" office:value-type="boolean" office:boolean-value="false" calcext:value-type="boolean">
            <text:p>ЛОЖЬ</text:p>
          </table:table-cell>
          <table:table-cell table:style-name="ce12" table:formula="of:=IF(ISBLANK([.$C26]);&quot;&quot;;AND(NOT(ISERROR([.$Q26]))))" office:value-type="boolean" office:boolean-value="false" calcext:value-type="boolean">
            <text:p>ЛОЖЬ</text:p>
          </table:table-cell>
          <table:table-cell table:formula="of:=IF(ISBLANK([.C26]);&quot;&quot;;IF([.W26];&quot;java.lang.Long&quot;;IF([.X26];&quot;java.lang.String&quot;;IF([.Y26];&quot;java.lang.Double&quot;;IF([.Z26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26]);&quot;&quot;;IF(ISERR([.G26]);&quot;&lt;/obj-entity&gt;&quot;;CONCATENATE([.$I$2];[.G26];[.$J$2];[.G26];[.$K$2])))">
            <text:p/>
          </table:table-cell>
          <table:table-cell table:formula="of:=IF(ISBLANK([.C26]);&quot;&quot;;CONCATENATE([.$U$3];[.T26];[.$V$3];[.AA26];[.$AD$3];[.T26];[.U26];[.$AF$3]))" office:value-type="string" office:string-value="&lt;obj-attribute name=&quot;UPDATEUSERID&quot; type=&quot;java.lang.Long&quot; db-attribute-path=&quot;UPDATEUSERID&quot; note=&quot;&quot;/&gt;" calcext:value-type="string">
            <text:p>&lt;obj-attribute name="UPDATEUSERID" type="java.lang.Long" db-attribute-path="UPDATEUSER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BASEACTIVEID" type="NUMERIC"length="19"/&gt;</text:p>
          </table:table-cell>
          <table:table-cell/>
          <table:table-cell table:formula="of:==IF(ISBLANK([.B27]);&quot;&quot;;FIND([.$E$3];[.B27]))">
            <text:p/>
          </table:table-cell>
          <table:table-cell table:formula="of:=IF(ISBLANK([.B27]);&quot;&quot;;FIND([.$F$3];[.B27]))">
            <text:p/>
          </table:table-cell>
          <table:table-cell table:formula="of:=IF(ISBLANK([.B27]);&quot;&quot;;MID([.B27];[.E27]+LEN([.$E$3]);[.F27]-[.E27]-LEN([.$E$3])))">
            <text:p/>
          </table:table-cell>
          <table:table-cell/>
          <table:table-cell table:style-name="ce9" table:formula="of:=IF(ISBLANK([.B27]);&quot;&quot;;IF(ISERR([.G27]);&quot;&lt;/obj-entity&gt;&quot;;CONCATENATE([.$I$2];[.G27];[.$J$2];[.G27];[.$K$2])))">
            <text:p/>
          </table:table-cell>
          <table:table-cell table:number-columns-repeated="3"/>
          <table:table-cell table:formula="of:==IF(ISBLANK([.$C27]);&quot;&quot;;FIND([.M$3];[.$C27]))" office:value-type="float" office:value="15" calcext:value-type="float">
            <text:p>15</text:p>
          </table:table-cell>
          <table:table-cell table:formula="of:==IF(ISBLANK([.$C27]);&quot;&quot;;FIND([.N$3];[.$C27]))" office:value-type="float" office:value="36" calcext:value-type="float">
            <text:p>36</text:p>
          </table:table-cell>
          <table:table-cell table:formula="of:==IF(ISBLANK([.$C27]);&quot;&quot;;FIND([.O$3];[.$C27]))" office:value-type="string" office:string-value="" calcext:value-type="error">
            <text:p>#ЗНАЧЕН!</text:p>
          </table:table-cell>
          <table:table-cell table:formula="of:==IF(ISBLANK([.$C27]);&quot;&quot;;FIND([.P$3];[.$C27]))" office:value-type="float" office:value="44" calcext:value-type="float">
            <text:p>44</text:p>
          </table:table-cell>
          <table:table-cell table:formula="of:==IF(ISBLANK([.$C27]);&quot;&quot;;FIND([.Q$3];[.$C27]))" office:value-type="string" office:string-value="" calcext:value-type="error">
            <text:p>#ЗНАЧЕН!</text:p>
          </table:table-cell>
          <table:table-cell table:formula="of:==IF(ISBLANK([.$C27]);&quot;&quot;;FIND([.R$3];[.$C27]))" office:value-type="string" office:string-value="" calcext:value-type="error">
            <text:p>#ЗНАЧЕН!</text:p>
          </table:table-cell>
          <table:table-cell table:formula="of:==IF(ISBLANK([.$C27]);&quot;&quot;;FIND([.S$3];[.$C27]))" office:value-type="string" office:string-value="" calcext:value-type="error">
            <text:p>#ЗНАЧЕН!</text:p>
          </table:table-cell>
          <table:table-cell table:formula="of:=IF(ISBLANK([.C27]);&quot;&quot;;MID([.C27];[.M27]+LEN([.$M$3]);[.N27]-[.M27]-LEN([.$M$3])))" office:value-type="string" office:string-value="INVBASEACTIVEID" calcext:value-type="string">
            <text:p>INVBASEACTIVEID</text:p>
          </table:table-cell>
          <table:table-cell table:formula="of:=IF(NOT(ISERROR([.O27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7]);&quot;&quot;;AND(NOT(ISERROR([.$P27]));ISERROR([.$Q27]);ISERROR([.$R27]);ISERROR([.$S27])))" office:value-type="boolean" office:boolean-value="true" calcext:value-type="boolean">
            <text:p>ИСТИНА</text:p>
          </table:table-cell>
          <table:table-cell table:style-name="ce12" table:formula="of:=IF(ISBLANK([.$C27]);&quot;&quot;;AND((ISERROR([.$P27]));ISERROR([.$Q27]);NOT(ISERROR([.$R27]));ISERROR([.$S27])))" office:value-type="boolean" office:boolean-value="false" calcext:value-type="boolean">
            <text:p>ЛОЖЬ</text:p>
          </table:table-cell>
          <table:table-cell table:style-name="ce12" table:formula="of:=IF(ISBLANK([.$C27]);&quot;&quot;;AND(NOT(ISERROR([.$S27]))))" office:value-type="boolean" office:boolean-value="false" calcext:value-type="boolean">
            <text:p>ЛОЖЬ</text:p>
          </table:table-cell>
          <table:table-cell table:style-name="ce12" table:formula="of:=IF(ISBLANK([.$C27]);&quot;&quot;;AND(NOT(ISERROR([.$Q27]))))" office:value-type="boolean" office:boolean-value="false" calcext:value-type="boolean">
            <text:p>ЛОЖЬ</text:p>
          </table:table-cell>
          <table:table-cell table:formula="of:=IF(ISBLANK([.C27]);&quot;&quot;;IF([.W27];&quot;java.lang.Long&quot;;IF([.X27];&quot;java.lang.String&quot;;IF([.Y27];&quot;java.lang.Double&quot;;IF([.Z27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27]);&quot;&quot;;IF(ISERR([.G27]);&quot;&lt;/obj-entity&gt;&quot;;CONCATENATE([.$I$2];[.G27];[.$J$2];[.G27];[.$K$2])))">
            <text:p/>
          </table:table-cell>
          <table:table-cell table:formula="of:=IF(ISBLANK([.C27]);&quot;&quot;;CONCATENATE([.$U$3];[.T27];[.$V$3];[.AA27];[.$AD$3];[.T27];[.U27];[.$AF$3]))" office:value-type="string" office:string-value="&lt;obj-attribute name=&quot;INVBASEACTIVEID&quot; type=&quot;java.lang.Long&quot; db-attribute-path=&quot;INVBASEACTIVEID&quot; note=&quot;&quot;/&gt;" calcext:value-type="string">
            <text:p>&lt;obj-attribute name="INVBASEACTIVEID" type="java.lang.Long" db-attribute-path="INVBASEACTIVE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ALCDATE" type="FLOAT" length="38"/&gt;</text:p>
          </table:table-cell>
          <table:table-cell/>
          <table:table-cell table:formula="of:==IF(ISBLANK([.B28]);&quot;&quot;;FIND([.$E$3];[.B28]))">
            <text:p/>
          </table:table-cell>
          <table:table-cell table:formula="of:=IF(ISBLANK([.B28]);&quot;&quot;;FIND([.$F$3];[.B28]))">
            <text:p/>
          </table:table-cell>
          <table:table-cell table:formula="of:=IF(ISBLANK([.B28]);&quot;&quot;;MID([.B28];[.E28]+LEN([.$E$3]);[.F28]-[.E28]-LEN([.$E$3])))">
            <text:p/>
          </table:table-cell>
          <table:table-cell/>
          <table:table-cell table:style-name="ce9" table:formula="of:=IF(ISBLANK([.B28]);&quot;&quot;;IF(ISERR([.G28]);&quot;&lt;/obj-entity&gt;&quot;;CONCATENATE([.$I$2];[.G28];[.$J$2];[.G28];[.$K$2])))">
            <text:p/>
          </table:table-cell>
          <table:table-cell table:number-columns-repeated="3"/>
          <table:table-cell table:formula="of:==IF(ISBLANK([.$C28]);&quot;&quot;;FIND([.M$3];[.$C28]))" office:value-type="float" office:value="15" calcext:value-type="float">
            <text:p>15</text:p>
          </table:table-cell>
          <table:table-cell table:formula="of:==IF(ISBLANK([.$C28]);&quot;&quot;;FIND([.N$3];[.$C28]))" office:value-type="float" office:value="29" calcext:value-type="float">
            <text:p>29</text:p>
          </table:table-cell>
          <table:table-cell table:formula="of:==IF(ISBLANK([.$C28]);&quot;&quot;;FIND([.O$3];[.$C28]))" office:value-type="string" office:string-value="" calcext:value-type="error">
            <text:p>#ЗНАЧЕН!</text:p>
          </table:table-cell>
          <table:table-cell table:formula="of:==IF(ISBLANK([.$C28]);&quot;&quot;;FIND([.P$3];[.$C28]))" office:value-type="string" office:string-value="" calcext:value-type="error">
            <text:p>#ЗНАЧЕН!</text:p>
          </table:table-cell>
          <table:table-cell table:formula="of:==IF(ISBLANK([.$C28]);&quot;&quot;;FIND([.Q$3];[.$C28]))" office:value-type="float" office:value="37" calcext:value-type="float">
            <text:p>37</text:p>
          </table:table-cell>
          <table:table-cell table:formula="of:==IF(ISBLANK([.$C28]);&quot;&quot;;FIND([.R$3];[.$C28]))" office:value-type="string" office:string-value="" calcext:value-type="error">
            <text:p>#ЗНАЧЕН!</text:p>
          </table:table-cell>
          <table:table-cell table:formula="of:==IF(ISBLANK([.$C28]);&quot;&quot;;FIND([.S$3];[.$C28]))" office:value-type="string" office:string-value="" calcext:value-type="error">
            <text:p>#ЗНАЧЕН!</text:p>
          </table:table-cell>
          <table:table-cell table:formula="of:=IF(ISBLANK([.C28]);&quot;&quot;;MID([.C28];[.M28]+LEN([.$M$3]);[.N28]-[.M28]-LEN([.$M$3])))" office:value-type="string" office:string-value="CALCDATE" calcext:value-type="string">
            <text:p>CALCDATE</text:p>
          </table:table-cell>
          <table:table-cell table:formula="of:=IF(NOT(ISERROR([.O28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8]);&quot;&quot;;AND(NOT(ISERROR([.$P28]));ISERROR([.$Q28]);ISERROR([.$R28]);ISERROR([.$S28])))" office:value-type="boolean" office:boolean-value="false" calcext:value-type="boolean">
            <text:p>ЛОЖЬ</text:p>
          </table:table-cell>
          <table:table-cell table:style-name="ce12" table:formula="of:=IF(ISBLANK([.$C28]);&quot;&quot;;AND((ISERROR([.$P28]));ISERROR([.$Q28]);NOT(ISERROR([.$R28]));ISERROR([.$S28])))" office:value-type="boolean" office:boolean-value="false" calcext:value-type="boolean">
            <text:p>ЛОЖЬ</text:p>
          </table:table-cell>
          <table:table-cell table:style-name="ce12" table:formula="of:=IF(ISBLANK([.$C28]);&quot;&quot;;AND(NOT(ISERROR([.$S28]))))" office:value-type="boolean" office:boolean-value="false" calcext:value-type="boolean">
            <text:p>ЛОЖЬ</text:p>
          </table:table-cell>
          <table:table-cell table:style-name="ce12" table:formula="of:=IF(ISBLANK([.$C28]);&quot;&quot;;AND(NOT(ISERROR([.$Q28]))))" office:value-type="boolean" office:boolean-value="true" calcext:value-type="boolean">
            <text:p>ИСТИНА</text:p>
          </table:table-cell>
          <table:table-cell table:formula="of:=IF(ISBLANK([.C28]);&quot;&quot;;IF([.W28];&quot;java.lang.Long&quot;;IF([.X28];&quot;java.lang.String&quot;;IF([.Y28];&quot;java.lang.Double&quot;;IF([.Z28];&quot;java.math.BigDecimal&quot;;&quot;none&quot;)))))" office:value-type="string" office:string-value="java.math.BigDecimal" calcext:value-type="string">
            <text:p>java.math.BigDecimal</text:p>
          </table:table-cell>
          <table:table-cell/>
          <table:table-cell table:style-name="ce16" table:formula="of:=IF(ISBLANK([.B28]);&quot;&quot;;IF(ISERR([.G28]);&quot;&lt;/obj-entity&gt;&quot;;CONCATENATE([.$I$2];[.G28];[.$J$2];[.G28];[.$K$2])))">
            <text:p/>
          </table:table-cell>
          <table:table-cell table:formula="of:=IF(ISBLANK([.C28]);&quot;&quot;;CONCATENATE([.$U$3];[.T28];[.$V$3];[.AA28];[.$AD$3];[.T28];[.U28];[.$AF$3]))" office:value-type="string" office:string-value="&lt;obj-attribute name=&quot;CALCDATE&quot; type=&quot;java.math.BigDecimal&quot; db-attribute-path=&quot;CALCDATE&quot; note=&quot;&quot;/&gt;" calcext:value-type="string">
            <text:p>&lt;obj-attribute name="CALCDATE" type="java.math.BigDecimal" db-attribute-path="CALCD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RATE" type="NUMERIC" length="19" precision="6"/&gt;</text:p>
          </table:table-cell>
          <table:table-cell/>
          <table:table-cell table:formula="of:==IF(ISBLANK([.B29]);&quot;&quot;;FIND([.$E$3];[.B29]))">
            <text:p/>
          </table:table-cell>
          <table:table-cell table:formula="of:=IF(ISBLANK([.B29]);&quot;&quot;;FIND([.$F$3];[.B29]))">
            <text:p/>
          </table:table-cell>
          <table:table-cell table:formula="of:=IF(ISBLANK([.B29]);&quot;&quot;;MID([.B29];[.E29]+LEN([.$E$3]);[.F29]-[.E29]-LEN([.$E$3])))">
            <text:p/>
          </table:table-cell>
          <table:table-cell/>
          <table:table-cell table:style-name="ce9" table:formula="of:=IF(ISBLANK([.B29]);&quot;&quot;;IF(ISERR([.G29]);&quot;&lt;/obj-entity&gt;&quot;;CONCATENATE([.$I$2];[.G29];[.$J$2];[.G29];[.$K$2])))">
            <text:p/>
          </table:table-cell>
          <table:table-cell table:number-columns-repeated="3"/>
          <table:table-cell table:formula="of:==IF(ISBLANK([.$C29]);&quot;&quot;;FIND([.M$3];[.$C29]))" office:value-type="float" office:value="15" calcext:value-type="float">
            <text:p>15</text:p>
          </table:table-cell>
          <table:table-cell table:formula="of:==IF(ISBLANK([.$C29]);&quot;&quot;;FIND([.N$3];[.$C29]))" office:value-type="float" office:value="25" calcext:value-type="float">
            <text:p>25</text:p>
          </table:table-cell>
          <table:table-cell table:formula="of:==IF(ISBLANK([.$C29]);&quot;&quot;;FIND([.O$3];[.$C29]))" office:value-type="string" office:string-value="" calcext:value-type="error">
            <text:p>#ЗНАЧЕН!</text:p>
          </table:table-cell>
          <table:table-cell table:formula="of:==IF(ISBLANK([.$C29]);&quot;&quot;;FIND([.P$3];[.$C29]))" office:value-type="float" office:value="33" calcext:value-type="float">
            <text:p>33</text:p>
          </table:table-cell>
          <table:table-cell table:formula="of:==IF(ISBLANK([.$C29]);&quot;&quot;;FIND([.Q$3];[.$C29]))" office:value-type="string" office:string-value="" calcext:value-type="error">
            <text:p>#ЗНАЧЕН!</text:p>
          </table:table-cell>
          <table:table-cell table:formula="of:==IF(ISBLANK([.$C29]);&quot;&quot;;FIND([.R$3];[.$C29]))" office:value-type="string" office:string-value="" calcext:value-type="error">
            <text:p>#ЗНАЧЕН!</text:p>
          </table:table-cell>
          <table:table-cell table:formula="of:==IF(ISBLANK([.$C29]);&quot;&quot;;FIND([.S$3];[.$C29]))" office:value-type="float" office:value="54" calcext:value-type="float">
            <text:p>54</text:p>
          </table:table-cell>
          <table:table-cell table:formula="of:=IF(ISBLANK([.C29]);&quot;&quot;;MID([.C29];[.M29]+LEN([.$M$3]);[.N29]-[.M29]-LEN([.$M$3])))" office:value-type="string" office:string-value="RATE" calcext:value-type="string">
            <text:p>RATE</text:p>
          </table:table-cell>
          <table:table-cell table:formula="of:=IF(NOT(ISERROR([.O29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29]);&quot;&quot;;AND(NOT(ISERROR([.$P29]));ISERROR([.$Q29]);ISERROR([.$R29]);ISERROR([.$S29])))" office:value-type="boolean" office:boolean-value="false" calcext:value-type="boolean">
            <text:p>ЛОЖЬ</text:p>
          </table:table-cell>
          <table:table-cell table:style-name="ce12" table:formula="of:=IF(ISBLANK([.$C29]);&quot;&quot;;AND((ISERROR([.$P29]));ISERROR([.$Q29]);NOT(ISERROR([.$R29]));ISERROR([.$S29])))" office:value-type="boolean" office:boolean-value="false" calcext:value-type="boolean">
            <text:p>ЛОЖЬ</text:p>
          </table:table-cell>
          <table:table-cell table:style-name="ce12" table:formula="of:=IF(ISBLANK([.$C29]);&quot;&quot;;AND(NOT(ISERROR([.$S29]))))" office:value-type="boolean" office:boolean-value="true" calcext:value-type="boolean">
            <text:p>ИСТИНА</text:p>
          </table:table-cell>
          <table:table-cell table:style-name="ce12" table:formula="of:=IF(ISBLANK([.$C29]);&quot;&quot;;AND(NOT(ISERROR([.$Q29]))))" office:value-type="boolean" office:boolean-value="false" calcext:value-type="boolean">
            <text:p>ЛОЖЬ</text:p>
          </table:table-cell>
          <table:table-cell table:formula="of:=IF(ISBLANK([.C29]);&quot;&quot;;IF([.W29];&quot;java.lang.Long&quot;;IF([.X29];&quot;java.lang.String&quot;;IF([.Y29];&quot;java.lang.Double&quot;;IF([.Z29];&quot;java.math.BigDecimal&quot;;&quot;none&quot;)))))" office:value-type="string" office:string-value="java.lang.Double" calcext:value-type="string">
            <text:p>java.lang.Double</text:p>
          </table:table-cell>
          <table:table-cell/>
          <table:table-cell table:style-name="ce16" table:formula="of:=IF(ISBLANK([.B29]);&quot;&quot;;IF(ISERR([.G29]);&quot;&lt;/obj-entity&gt;&quot;;CONCATENATE([.$I$2];[.G29];[.$J$2];[.G29];[.$K$2])))">
            <text:p/>
          </table:table-cell>
          <table:table-cell table:formula="of:=IF(ISBLANK([.C29]);&quot;&quot;;CONCATENATE([.$U$3];[.T29];[.$V$3];[.AA29];[.$AD$3];[.T29];[.U29];[.$AF$3]))" office:value-type="string" office:string-value="&lt;obj-attribute name=&quot;RATE&quot; type=&quot;java.lang.Double&quot; db-attribute-path=&quot;RATE&quot; note=&quot;&quot;/&gt;" calcext:value-type="string">
            <text:p>&lt;obj-attribute name="RATE" type="java.lang.Double" db-attribute-path="RA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BARRIER" type="NUMERIC" length="19" precision="6"/&gt;</text:p>
          </table:table-cell>
          <table:table-cell/>
          <table:table-cell table:formula="of:==IF(ISBLANK([.B30]);&quot;&quot;;FIND([.$E$3];[.B30]))">
            <text:p/>
          </table:table-cell>
          <table:table-cell table:formula="of:=IF(ISBLANK([.B30]);&quot;&quot;;FIND([.$F$3];[.B30]))">
            <text:p/>
          </table:table-cell>
          <table:table-cell table:formula="of:=IF(ISBLANK([.B30]);&quot;&quot;;MID([.B30];[.E30]+LEN([.$E$3]);[.F30]-[.E30]-LEN([.$E$3])))">
            <text:p/>
          </table:table-cell>
          <table:table-cell/>
          <table:table-cell table:style-name="ce9" table:formula="of:=IF(ISBLANK([.B30]);&quot;&quot;;IF(ISERR([.G30]);&quot;&lt;/obj-entity&gt;&quot;;CONCATENATE([.$I$2];[.G30];[.$J$2];[.G30];[.$K$2])))">
            <text:p/>
          </table:table-cell>
          <table:table-cell table:number-columns-repeated="3"/>
          <table:table-cell table:formula="of:==IF(ISBLANK([.$C30]);&quot;&quot;;FIND([.M$3];[.$C30]))" office:value-type="float" office:value="15" calcext:value-type="float">
            <text:p>15</text:p>
          </table:table-cell>
          <table:table-cell table:formula="of:==IF(ISBLANK([.$C30]);&quot;&quot;;FIND([.N$3];[.$C30]))" office:value-type="float" office:value="28" calcext:value-type="float">
            <text:p>28</text:p>
          </table:table-cell>
          <table:table-cell table:formula="of:==IF(ISBLANK([.$C30]);&quot;&quot;;FIND([.O$3];[.$C30]))" office:value-type="string" office:string-value="" calcext:value-type="error">
            <text:p>#ЗНАЧЕН!</text:p>
          </table:table-cell>
          <table:table-cell table:formula="of:==IF(ISBLANK([.$C30]);&quot;&quot;;FIND([.P$3];[.$C30]))" office:value-type="float" office:value="36" calcext:value-type="float">
            <text:p>36</text:p>
          </table:table-cell>
          <table:table-cell table:formula="of:==IF(ISBLANK([.$C30]);&quot;&quot;;FIND([.Q$3];[.$C30]))" office:value-type="string" office:string-value="" calcext:value-type="error">
            <text:p>#ЗНАЧЕН!</text:p>
          </table:table-cell>
          <table:table-cell table:formula="of:==IF(ISBLANK([.$C30]);&quot;&quot;;FIND([.R$3];[.$C30]))" office:value-type="string" office:string-value="" calcext:value-type="error">
            <text:p>#ЗНАЧЕН!</text:p>
          </table:table-cell>
          <table:table-cell table:formula="of:==IF(ISBLANK([.$C30]);&quot;&quot;;FIND([.S$3];[.$C30]))" office:value-type="float" office:value="57" calcext:value-type="float">
            <text:p>57</text:p>
          </table:table-cell>
          <table:table-cell table:formula="of:=IF(ISBLANK([.C30]);&quot;&quot;;MID([.C30];[.M30]+LEN([.$M$3]);[.N30]-[.M30]-LEN([.$M$3])))" office:value-type="string" office:string-value="BARRIER" calcext:value-type="string">
            <text:p>BARRIER</text:p>
          </table:table-cell>
          <table:table-cell table:formula="of:=IF(NOT(ISERROR([.O30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0]);&quot;&quot;;AND(NOT(ISERROR([.$P30]));ISERROR([.$Q30]);ISERROR([.$R30]);ISERROR([.$S30])))" office:value-type="boolean" office:boolean-value="false" calcext:value-type="boolean">
            <text:p>ЛОЖЬ</text:p>
          </table:table-cell>
          <table:table-cell table:style-name="ce12" table:formula="of:=IF(ISBLANK([.$C30]);&quot;&quot;;AND((ISERROR([.$P30]));ISERROR([.$Q30]);NOT(ISERROR([.$R30]));ISERROR([.$S30])))" office:value-type="boolean" office:boolean-value="false" calcext:value-type="boolean">
            <text:p>ЛОЖЬ</text:p>
          </table:table-cell>
          <table:table-cell table:style-name="ce12" table:formula="of:=IF(ISBLANK([.$C30]);&quot;&quot;;AND(NOT(ISERROR([.$S30]))))" office:value-type="boolean" office:boolean-value="true" calcext:value-type="boolean">
            <text:p>ИСТИНА</text:p>
          </table:table-cell>
          <table:table-cell table:style-name="ce12" table:formula="of:=IF(ISBLANK([.$C30]);&quot;&quot;;AND(NOT(ISERROR([.$Q30]))))" office:value-type="boolean" office:boolean-value="false" calcext:value-type="boolean">
            <text:p>ЛОЖЬ</text:p>
          </table:table-cell>
          <table:table-cell table:formula="of:=IF(ISBLANK([.C30]);&quot;&quot;;IF([.W30];&quot;java.lang.Long&quot;;IF([.X30];&quot;java.lang.String&quot;;IF([.Y30];&quot;java.lang.Double&quot;;IF([.Z30];&quot;java.math.BigDecimal&quot;;&quot;none&quot;)))))" office:value-type="string" office:string-value="java.lang.Double" calcext:value-type="string">
            <text:p>java.lang.Double</text:p>
          </table:table-cell>
          <table:table-cell/>
          <table:table-cell table:style-name="ce16" table:formula="of:=IF(ISBLANK([.B30]);&quot;&quot;;IF(ISERR([.G30]);&quot;&lt;/obj-entity&gt;&quot;;CONCATENATE([.$I$2];[.G30];[.$J$2];[.G30];[.$K$2])))">
            <text:p/>
          </table:table-cell>
          <table:table-cell table:formula="of:=IF(ISBLANK([.C30]);&quot;&quot;;CONCATENATE([.$U$3];[.T30];[.$V$3];[.AA30];[.$AD$3];[.T30];[.U30];[.$AF$3]))" office:value-type="string" office:string-value="&lt;obj-attribute name=&quot;BARRIER&quot; type=&quot;java.lang.Double&quot; db-attribute-path=&quot;BARRIER&quot; note=&quot;&quot;/&gt;" calcext:value-type="string">
            <text:p>&lt;obj-attribute name="BARRIER" type="java.lang.Double" db-attribute-path="BARRIER" note=""/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 table:number-columns-repeated="2"/>
          <table:table-cell table:formula="of:==IF(ISBLANK([.B31]);&quot;&quot;;FIND([.$E$3];[.B31]))" office:value-type="string" office:string-value="" calcext:value-type="error">
            <text:p>#ЗНАЧЕН!</text:p>
          </table:table-cell>
          <table:table-cell table:formula="of:=IF(ISBLANK([.B31]);&quot;&quot;;FIND([.$F$3];[.B31]))" office:value-type="string" office:string-value="" calcext:value-type="error">
            <text:p>#ЗНАЧЕН!</text:p>
          </table:table-cell>
          <table:table-cell table:formula="of:=IF(ISBLANK([.B31]);&quot;&quot;;MID([.B31];[.E31]+LEN([.$E$3]);[.F31]-[.E31]-LEN([.$E$3])))" office:value-type="string" office:string-value="" calcext:value-type="error">
            <text:p>#ЗНАЧЕН!</text:p>
          </table:table-cell>
          <table:table-cell/>
          <table:table-cell table:style-name="ce9" table:formula="of:=IF(ISBLANK([.B31]);&quot;&quot;;IF(ISERR([.G31]);&quot;&lt;/obj-entity&gt;&quot;;CONCATENATE([.$I$2];[.G31];[.$J$2];[.G31];[.$K$2])))" office:value-type="string" office:string-value="&lt;/obj-entity&gt;" calcext:value-type="string">
            <text:p>&lt;/obj-entity&gt;</text:p>
          </table:table-cell>
          <table:table-cell table:number-columns-repeated="3"/>
          <table:table-cell table:formula="of:==IF(ISBLANK([.$C31]);&quot;&quot;;FIND([.M$3];[.$C31]))">
            <text:p/>
          </table:table-cell>
          <table:table-cell table:formula="of:==IF(ISBLANK([.$C31]);&quot;&quot;;FIND([.N$3];[.$C31]))">
            <text:p/>
          </table:table-cell>
          <table:table-cell table:formula="of:==IF(ISBLANK([.$C31]);&quot;&quot;;FIND([.O$3];[.$C31]))">
            <text:p/>
          </table:table-cell>
          <table:table-cell table:formula="of:==IF(ISBLANK([.$C31]);&quot;&quot;;FIND([.P$3];[.$C31]))">
            <text:p/>
          </table:table-cell>
          <table:table-cell table:formula="of:==IF(ISBLANK([.$C31]);&quot;&quot;;FIND([.Q$3];[.$C31]))">
            <text:p/>
          </table:table-cell>
          <table:table-cell table:formula="of:==IF(ISBLANK([.$C31]);&quot;&quot;;FIND([.R$3];[.$C31]))">
            <text:p/>
          </table:table-cell>
          <table:table-cell table:formula="of:==IF(ISBLANK([.$C31]);&quot;&quot;;FIND([.S$3];[.$C31]))">
            <text:p/>
          </table:table-cell>
          <table:table-cell table:formula="of:=IF(ISBLANK([.C31]);&quot;&quot;;MID([.C31];[.M31]+LEN([.$M$3]);[.N31]-[.M31]-LEN([.$M$3])))">
            <text:p/>
          </table:table-cell>
          <table:table-cell table:formula="of:=IF(NOT(ISERROR([.O3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]);&quot;&quot;;AND(NOT(ISERROR([.$P31]));ISERROR([.$Q31]);ISERROR([.$R31]);ISERROR([.$S31])))">
            <text:p/>
          </table:table-cell>
          <table:table-cell table:style-name="ce12" table:formula="of:=IF(ISBLANK([.$C31]);&quot;&quot;;AND((ISERROR([.$P31]));ISERROR([.$Q31]);NOT(ISERROR([.$R31]));ISERROR([.$S31])))">
            <text:p/>
          </table:table-cell>
          <table:table-cell table:style-name="ce12" table:formula="of:=IF(ISBLANK([.$C31]);&quot;&quot;;AND(NOT(ISERROR([.$S31]))))">
            <text:p/>
          </table:table-cell>
          <table:table-cell table:style-name="ce12" table:formula="of:=IF(ISBLANK([.$C31]);&quot;&quot;;AND(NOT(ISERROR([.$Q31]))))">
            <text:p/>
          </table:table-cell>
          <table:table-cell table:formula="of:=IF(ISBLANK([.C31]);&quot;&quot;;IF([.W31];&quot;java.lang.Long&quot;;IF([.X31];&quot;java.lang.String&quot;;IF([.Y31];&quot;java.lang.Double&quot;;IF([.Z31];&quot;java.math.BigDecimal&quot;;&quot;none&quot;)))))">
            <text:p/>
          </table:table-cell>
          <table:table-cell/>
          <table:table-cell table:style-name="ce16" table:formula="of:=IF(ISBLANK([.B31]);&quot;&quot;;IF(ISERR([.G31]);&quot;&lt;/obj-entity&gt;&quot;;CONCATENATE([.$I$2];[.G31];[.$J$2];[.G31];[.$K$2])))" office:value-type="string" office:string-value="&lt;/obj-entity&gt;" calcext:value-type="string">
            <text:p>&lt;/obj-entity&gt;</text:p>
          </table:table-cell>
          <table:table-cell table:formula="of:=IF(ISBLANK([.C31]);&quot;&quot;;CONCATENATE([.$U$3];[.T31];[.$V$3];[.AA31];[.$AD$3];[.T31];[.U31];[.$AF$3]))">
            <text:p/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db-entity name="B2B_INVBASEACTIVE"&gt;</text:p>
          </table:table-cell>
          <table:table-cell table:number-columns-repeated="2"/>
          <table:table-cell table:formula="of:==IF(ISBLANK([.B32]);&quot;&quot;;FIND([.$E$3];[.B32]))" office:value-type="float" office:value="12" calcext:value-type="float">
            <text:p>12</text:p>
          </table:table-cell>
          <table:table-cell table:formula="of:=IF(ISBLANK([.B32]);&quot;&quot;;FIND([.$F$3];[.B32]))" office:value-type="float" office:value="35" calcext:value-type="float">
            <text:p>35</text:p>
          </table:table-cell>
          <table:table-cell table:formula="of:=IF(ISBLANK([.B32]);&quot;&quot;;MID([.B32];[.E32]+LEN([.$E$3]);[.F32]-[.E32]-LEN([.$E$3])))" office:value-type="string" office:string-value="B2B_INVBASEACTIVE" calcext:value-type="string">
            <text:p>B2B_INVBASEACTIVE</text:p>
          </table:table-cell>
          <table:table-cell/>
          <table:table-cell table:style-name="ce9" table:formula="of:=IF(ISBLANK([.B32]);&quot;&quot;;IF(ISERR([.G32]);&quot;&lt;/obj-entity&gt;&quot;;CONCATENATE([.$I$2];[.G32];[.$J$2];[.G32];[.$K$2])))" office:value-type="string" office:string-value="&lt;obj-entity name=&quot;B2B_INVBASEACTIVE&quot; dbEntityName=&quot;B2B_INVBASEACTIVE&quot;&gt;" calcext:value-type="string">
            <text:p>&lt;obj-entity name="B2B_INVBASEACTIVE" dbEntityName="B2B_INVBASEACTIVE"&gt;</text:p>
          </table:table-cell>
          <table:table-cell table:number-columns-repeated="3"/>
          <table:table-cell table:formula="of:==IF(ISBLANK([.$C32]);&quot;&quot;;FIND([.M$3];[.$C32]))">
            <text:p/>
          </table:table-cell>
          <table:table-cell table:formula="of:==IF(ISBLANK([.$C32]);&quot;&quot;;FIND([.N$3];[.$C32]))">
            <text:p/>
          </table:table-cell>
          <table:table-cell table:formula="of:==IF(ISBLANK([.$C32]);&quot;&quot;;FIND([.O$3];[.$C32]))">
            <text:p/>
          </table:table-cell>
          <table:table-cell table:formula="of:==IF(ISBLANK([.$C32]);&quot;&quot;;FIND([.P$3];[.$C32]))">
            <text:p/>
          </table:table-cell>
          <table:table-cell table:formula="of:==IF(ISBLANK([.$C32]);&quot;&quot;;FIND([.Q$3];[.$C32]))">
            <text:p/>
          </table:table-cell>
          <table:table-cell table:formula="of:==IF(ISBLANK([.$C32]);&quot;&quot;;FIND([.R$3];[.$C32]))">
            <text:p/>
          </table:table-cell>
          <table:table-cell table:formula="of:==IF(ISBLANK([.$C32]);&quot;&quot;;FIND([.S$3];[.$C32]))">
            <text:p/>
          </table:table-cell>
          <table:table-cell table:formula="of:=IF(ISBLANK([.C32]);&quot;&quot;;MID([.C32];[.M32]+LEN([.$M$3]);[.N32]-[.M32]-LEN([.$M$3])))">
            <text:p/>
          </table:table-cell>
          <table:table-cell table:formula="of:=IF(NOT(ISERROR([.O3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2]);&quot;&quot;;AND(NOT(ISERROR([.$P32]));ISERROR([.$Q32]);ISERROR([.$R32]);ISERROR([.$S32])))">
            <text:p/>
          </table:table-cell>
          <table:table-cell table:style-name="ce12" table:formula="of:=IF(ISBLANK([.$C32]);&quot;&quot;;AND((ISERROR([.$P32]));ISERROR([.$Q32]);NOT(ISERROR([.$R32]));ISERROR([.$S32])))">
            <text:p/>
          </table:table-cell>
          <table:table-cell table:style-name="ce12" table:formula="of:=IF(ISBLANK([.$C32]);&quot;&quot;;AND(NOT(ISERROR([.$S32]))))">
            <text:p/>
          </table:table-cell>
          <table:table-cell table:style-name="ce12" table:formula="of:=IF(ISBLANK([.$C32]);&quot;&quot;;AND(NOT(ISERROR([.$Q32]))))">
            <text:p/>
          </table:table-cell>
          <table:table-cell table:formula="of:=IF(ISBLANK([.C32]);&quot;&quot;;IF([.W32];&quot;java.lang.Long&quot;;IF([.X32];&quot;java.lang.String&quot;;IF([.Y32];&quot;java.lang.Double&quot;;IF([.Z32];&quot;java.math.BigDecimal&quot;;&quot;none&quot;)))))">
            <text:p/>
          </table:table-cell>
          <table:table-cell/>
          <table:table-cell table:style-name="ce16" table:formula="of:=IF(ISBLANK([.B32]);&quot;&quot;;IF(ISERR([.G32]);&quot;&lt;/obj-entity&gt;&quot;;CONCATENATE([.$I$2];[.G32];[.$J$2];[.G32];[.$K$2])))" office:value-type="string" office:string-value="&lt;obj-entity name=&quot;B2B_INVBASEACTIVE&quot; dbEntityName=&quot;B2B_INVBASEACTIVE&quot;&gt;" calcext:value-type="string">
            <text:p>&lt;obj-entity name="B2B_INVBASEACTIVE" dbEntityName="B2B_INVBASEACTIVE"&gt;</text:p>
          </table:table-cell>
          <table:table-cell table:formula="of:=IF(ISBLANK([.C32]);&quot;&quot;;CONCATENATE([.$U$3];[.T32];[.$V$3];[.AA32];[.$AD$3];[.T32];[.U32];[.$AF$3]))">
            <text:p/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BASEACTIVEID" type="NUMERIC" isPrimaryKey="true" isMandatory="true" length="19"/&gt;</text:p>
          </table:table-cell>
          <table:table-cell/>
          <table:table-cell table:formula="of:==IF(ISBLANK([.B33]);&quot;&quot;;FIND([.$E$3];[.B33]))">
            <text:p/>
          </table:table-cell>
          <table:table-cell table:formula="of:=IF(ISBLANK([.B33]);&quot;&quot;;FIND([.$F$3];[.B33]))">
            <text:p/>
          </table:table-cell>
          <table:table-cell table:formula="of:=IF(ISBLANK([.B33]);&quot;&quot;;MID([.B33];[.E33]+LEN([.$E$3]);[.F33]-[.E33]-LEN([.$E$3])))">
            <text:p/>
          </table:table-cell>
          <table:table-cell/>
          <table:table-cell table:style-name="ce9" table:formula="of:=IF(ISBLANK([.B33]);&quot;&quot;;IF(ISERR([.G33]);&quot;&lt;/obj-entity&gt;&quot;;CONCATENATE([.$I$2];[.G33];[.$J$2];[.G33];[.$K$2])))">
            <text:p/>
          </table:table-cell>
          <table:table-cell table:number-columns-repeated="3"/>
          <table:table-cell table:formula="of:==IF(ISBLANK([.$C33]);&quot;&quot;;FIND([.M$3];[.$C33]))" office:value-type="float" office:value="15" calcext:value-type="float">
            <text:p>15</text:p>
          </table:table-cell>
          <table:table-cell table:formula="of:==IF(ISBLANK([.$C33]);&quot;&quot;;FIND([.N$3];[.$C33]))" office:value-type="float" office:value="36" calcext:value-type="float">
            <text:p>36</text:p>
          </table:table-cell>
          <table:table-cell table:formula="of:==IF(ISBLANK([.$C33]);&quot;&quot;;FIND([.O$3];[.$C33]))" office:value-type="float" office:value="53" calcext:value-type="float">
            <text:p>53</text:p>
          </table:table-cell>
          <table:table-cell table:formula="of:==IF(ISBLANK([.$C33]);&quot;&quot;;FIND([.P$3];[.$C33]))" office:value-type="float" office:value="44" calcext:value-type="float">
            <text:p>44</text:p>
          </table:table-cell>
          <table:table-cell table:formula="of:==IF(ISBLANK([.$C33]);&quot;&quot;;FIND([.Q$3];[.$C33]))" office:value-type="string" office:string-value="" calcext:value-type="error">
            <text:p>#ЗНАЧЕН!</text:p>
          </table:table-cell>
          <table:table-cell table:formula="of:==IF(ISBLANK([.$C33]);&quot;&quot;;FIND([.R$3];[.$C33]))" office:value-type="string" office:string-value="" calcext:value-type="error">
            <text:p>#ЗНАЧЕН!</text:p>
          </table:table-cell>
          <table:table-cell table:formula="of:==IF(ISBLANK([.$C33]);&quot;&quot;;FIND([.S$3];[.$C33]))" office:value-type="string" office:string-value="" calcext:value-type="error">
            <text:p>#ЗНАЧЕН!</text:p>
          </table:table-cell>
          <table:table-cell table:formula="of:=IF(ISBLANK([.C33]);&quot;&quot;;MID([.C33];[.M33]+LEN([.$M$3]);[.N33]-[.M33]-LEN([.$M$3])))" office:value-type="string" office:string-value="INVBASEACTIVEID" calcext:value-type="string">
            <text:p>INVBASEACTIVEID</text:p>
          </table:table-cell>
          <table:table-cell table:formula="of:=IF(NOT(ISERROR([.O3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3]);&quot;&quot;;AND(NOT(ISERROR([.$P33]));ISERROR([.$Q33]);ISERROR([.$R33]);ISERROR([.$S33])))" office:value-type="boolean" office:boolean-value="true" calcext:value-type="boolean">
            <text:p>ИСТИНА</text:p>
          </table:table-cell>
          <table:table-cell table:style-name="ce12" table:formula="of:=IF(ISBLANK([.$C33]);&quot;&quot;;AND((ISERROR([.$P33]));ISERROR([.$Q33]);NOT(ISERROR([.$R33]));ISERROR([.$S33])))" office:value-type="boolean" office:boolean-value="false" calcext:value-type="boolean">
            <text:p>ЛОЖЬ</text:p>
          </table:table-cell>
          <table:table-cell table:style-name="ce12" table:formula="of:=IF(ISBLANK([.$C33]);&quot;&quot;;AND(NOT(ISERROR([.$S33]))))" office:value-type="boolean" office:boolean-value="false" calcext:value-type="boolean">
            <text:p>ЛОЖЬ</text:p>
          </table:table-cell>
          <table:table-cell table:style-name="ce12" table:formula="of:=IF(ISBLANK([.$C33]);&quot;&quot;;AND(NOT(ISERROR([.$Q33]))))" office:value-type="boolean" office:boolean-value="false" calcext:value-type="boolean">
            <text:p>ЛОЖЬ</text:p>
          </table:table-cell>
          <table:table-cell table:formula="of:=IF(ISBLANK([.C33]);&quot;&quot;;IF([.W33];&quot;java.lang.Long&quot;;IF([.X33];&quot;java.lang.String&quot;;IF([.Y33];&quot;java.lang.Double&quot;;IF([.Z33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33]);&quot;&quot;;IF(ISERR([.G33]);&quot;&lt;/obj-entity&gt;&quot;;CONCATENATE([.$I$2];[.G33];[.$J$2];[.G33];[.$K$2])))">
            <text:p/>
          </table:table-cell>
          <table:table-cell table:formula="of:=IF(ISBLANK([.C33]);&quot;&quot;;CONCATENATE([.$U$3];[.T33];[.$V$3];[.AA33];[.$AD$3];[.T33];[.U33];[.$AF$3]))" office:value-type="string" office:string-value="&lt;obj-attribute name=&quot;INVBASEACTIVEID&quot; type=&quot;java.lang.Long&quot; db-attribute-path=&quot;INVBASEACTIVEID&quot; requiredInsert=&quot;true&quot; requiredUpdate=&quot;true&quot; requiredDelete=&quot;true&quot;  note=&quot;&quot;/&gt;" calcext:value-type="string">
            <text:p>&lt;obj-attribute name="INVBASEACTIVEID" type="java.lang.Long" db-attribute-path="INVBASEACTIVEID" requiredInsert="true" requiredUpdate="true" requiredDelete="true" <text:s/>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NAME" type="VARCHAR" length="255"/&gt;</text:p>
          </table:table-cell>
          <table:table-cell/>
          <table:table-cell table:formula="of:==IF(ISBLANK([.B34]);&quot;&quot;;FIND([.$E$3];[.B34]))">
            <text:p/>
          </table:table-cell>
          <table:table-cell table:formula="of:=IF(ISBLANK([.B34]);&quot;&quot;;FIND([.$F$3];[.B34]))">
            <text:p/>
          </table:table-cell>
          <table:table-cell table:formula="of:=IF(ISBLANK([.B34]);&quot;&quot;;MID([.B34];[.E34]+LEN([.$E$3]);[.F34]-[.E34]-LEN([.$E$3])))">
            <text:p/>
          </table:table-cell>
          <table:table-cell/>
          <table:table-cell table:style-name="ce9" table:formula="of:=IF(ISBLANK([.B34]);&quot;&quot;;IF(ISERR([.G34]);&quot;&lt;/obj-entity&gt;&quot;;CONCATENATE([.$I$2];[.G34];[.$J$2];[.G34];[.$K$2])))">
            <text:p/>
          </table:table-cell>
          <table:table-cell table:number-columns-repeated="3"/>
          <table:table-cell table:formula="of:==IF(ISBLANK([.$C34]);&quot;&quot;;FIND([.M$3];[.$C34]))" office:value-type="float" office:value="15" calcext:value-type="float">
            <text:p>15</text:p>
          </table:table-cell>
          <table:table-cell table:formula="of:==IF(ISBLANK([.$C34]);&quot;&quot;;FIND([.N$3];[.$C34]))" office:value-type="float" office:value="25" calcext:value-type="float">
            <text:p>25</text:p>
          </table:table-cell>
          <table:table-cell table:formula="of:==IF(ISBLANK([.$C34]);&quot;&quot;;FIND([.O$3];[.$C34]))" office:value-type="string" office:string-value="" calcext:value-type="error">
            <text:p>#ЗНАЧЕН!</text:p>
          </table:table-cell>
          <table:table-cell table:formula="of:==IF(ISBLANK([.$C34]);&quot;&quot;;FIND([.P$3];[.$C34]))" office:value-type="string" office:string-value="" calcext:value-type="error">
            <text:p>#ЗНАЧЕН!</text:p>
          </table:table-cell>
          <table:table-cell table:formula="of:==IF(ISBLANK([.$C34]);&quot;&quot;;FIND([.Q$3];[.$C34]))" office:value-type="string" office:string-value="" calcext:value-type="error">
            <text:p>#ЗНАЧЕН!</text:p>
          </table:table-cell>
          <table:table-cell table:formula="of:==IF(ISBLANK([.$C34]);&quot;&quot;;FIND([.R$3];[.$C34]))" office:value-type="float" office:value="33" calcext:value-type="float">
            <text:p>33</text:p>
          </table:table-cell>
          <table:table-cell table:formula="of:==IF(ISBLANK([.$C34]);&quot;&quot;;FIND([.S$3];[.$C34]))" office:value-type="string" office:string-value="" calcext:value-type="error">
            <text:p>#ЗНАЧЕН!</text:p>
          </table:table-cell>
          <table:table-cell table:formula="of:=IF(ISBLANK([.C34]);&quot;&quot;;MID([.C34];[.M34]+LEN([.$M$3]);[.N34]-[.M34]-LEN([.$M$3])))" office:value-type="string" office:string-value="NAME" calcext:value-type="string">
            <text:p>NAME</text:p>
          </table:table-cell>
          <table:table-cell table:formula="of:=IF(NOT(ISERROR([.O34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4]);&quot;&quot;;AND(NOT(ISERROR([.$P34]));ISERROR([.$Q34]);ISERROR([.$R34]);ISERROR([.$S34])))" office:value-type="boolean" office:boolean-value="false" calcext:value-type="boolean">
            <text:p>ЛОЖЬ</text:p>
          </table:table-cell>
          <table:table-cell table:style-name="ce12" table:formula="of:=IF(ISBLANK([.$C34]);&quot;&quot;;AND((ISERROR([.$P34]));ISERROR([.$Q34]);NOT(ISERROR([.$R34]));ISERROR([.$S34])))" office:value-type="boolean" office:boolean-value="true" calcext:value-type="boolean">
            <text:p>ИСТИНА</text:p>
          </table:table-cell>
          <table:table-cell table:style-name="ce12" table:formula="of:=IF(ISBLANK([.$C34]);&quot;&quot;;AND(NOT(ISERROR([.$S34]))))" office:value-type="boolean" office:boolean-value="false" calcext:value-type="boolean">
            <text:p>ЛОЖЬ</text:p>
          </table:table-cell>
          <table:table-cell table:style-name="ce12" table:formula="of:=IF(ISBLANK([.$C34]);&quot;&quot;;AND(NOT(ISERROR([.$Q34]))))" office:value-type="boolean" office:boolean-value="false" calcext:value-type="boolean">
            <text:p>ЛОЖЬ</text:p>
          </table:table-cell>
          <table:table-cell table:formula="of:=IF(ISBLANK([.C34]);&quot;&quot;;IF([.W34];&quot;java.lang.Long&quot;;IF([.X34];&quot;java.lang.String&quot;;IF([.Y34];&quot;java.lang.Double&quot;;IF([.Z34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34]);&quot;&quot;;IF(ISERR([.G34]);&quot;&lt;/obj-entity&gt;&quot;;CONCATENATE([.$I$2];[.G34];[.$J$2];[.G34];[.$K$2])))">
            <text:p/>
          </table:table-cell>
          <table:table-cell table:formula="of:=IF(ISBLANK([.C34]);&quot;&quot;;CONCATENATE([.$U$3];[.T34];[.$V$3];[.AA34];[.$AD$3];[.T34];[.U34];[.$AF$3]))" office:value-type="string" office:string-value="&lt;obj-attribute name=&quot;NAME&quot; type=&quot;java.lang.String&quot; db-attribute-path=&quot;NAME&quot; note=&quot;&quot;/&gt;" calcext:value-type="string">
            <text:p>&lt;obj-attribute name="NAME" type="java.lang.String" db-attribute-path="NAM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SYSNAME" type="VARCHAR" length="255"/&gt;</text:p>
          </table:table-cell>
          <table:table-cell/>
          <table:table-cell table:formula="of:==IF(ISBLANK([.B35]);&quot;&quot;;FIND([.$E$3];[.B35]))">
            <text:p/>
          </table:table-cell>
          <table:table-cell table:formula="of:=IF(ISBLANK([.B35]);&quot;&quot;;FIND([.$F$3];[.B35]))">
            <text:p/>
          </table:table-cell>
          <table:table-cell table:formula="of:=IF(ISBLANK([.B35]);&quot;&quot;;MID([.B35];[.E35]+LEN([.$E$3]);[.F35]-[.E35]-LEN([.$E$3])))">
            <text:p/>
          </table:table-cell>
          <table:table-cell/>
          <table:table-cell table:style-name="ce9" table:formula="of:=IF(ISBLANK([.B35]);&quot;&quot;;IF(ISERR([.G35]);&quot;&lt;/obj-entity&gt;&quot;;CONCATENATE([.$I$2];[.G35];[.$J$2];[.G35];[.$K$2])))">
            <text:p/>
          </table:table-cell>
          <table:table-cell table:number-columns-repeated="3"/>
          <table:table-cell table:formula="of:==IF(ISBLANK([.$C35]);&quot;&quot;;FIND([.M$3];[.$C35]))" office:value-type="float" office:value="15" calcext:value-type="float">
            <text:p>15</text:p>
          </table:table-cell>
          <table:table-cell table:formula="of:==IF(ISBLANK([.$C35]);&quot;&quot;;FIND([.N$3];[.$C35]))" office:value-type="float" office:value="28" calcext:value-type="float">
            <text:p>28</text:p>
          </table:table-cell>
          <table:table-cell table:formula="of:==IF(ISBLANK([.$C35]);&quot;&quot;;FIND([.O$3];[.$C35]))" office:value-type="string" office:string-value="" calcext:value-type="error">
            <text:p>#ЗНАЧЕН!</text:p>
          </table:table-cell>
          <table:table-cell table:formula="of:==IF(ISBLANK([.$C35]);&quot;&quot;;FIND([.P$3];[.$C35]))" office:value-type="string" office:string-value="" calcext:value-type="error">
            <text:p>#ЗНАЧЕН!</text:p>
          </table:table-cell>
          <table:table-cell table:formula="of:==IF(ISBLANK([.$C35]);&quot;&quot;;FIND([.Q$3];[.$C35]))" office:value-type="string" office:string-value="" calcext:value-type="error">
            <text:p>#ЗНАЧЕН!</text:p>
          </table:table-cell>
          <table:table-cell table:formula="of:==IF(ISBLANK([.$C35]);&quot;&quot;;FIND([.R$3];[.$C35]))" office:value-type="float" office:value="36" calcext:value-type="float">
            <text:p>36</text:p>
          </table:table-cell>
          <table:table-cell table:formula="of:==IF(ISBLANK([.$C35]);&quot;&quot;;FIND([.S$3];[.$C35]))" office:value-type="string" office:string-value="" calcext:value-type="error">
            <text:p>#ЗНАЧЕН!</text:p>
          </table:table-cell>
          <table:table-cell table:formula="of:=IF(ISBLANK([.C35]);&quot;&quot;;MID([.C35];[.M35]+LEN([.$M$3]);[.N35]-[.M35]-LEN([.$M$3])))" office:value-type="string" office:string-value="SYSNAME" calcext:value-type="string">
            <text:p>SYSNAME</text:p>
          </table:table-cell>
          <table:table-cell table:formula="of:=IF(NOT(ISERROR([.O35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5]);&quot;&quot;;AND(NOT(ISERROR([.$P35]));ISERROR([.$Q35]);ISERROR([.$R35]);ISERROR([.$S35])))" office:value-type="boolean" office:boolean-value="false" calcext:value-type="boolean">
            <text:p>ЛОЖЬ</text:p>
          </table:table-cell>
          <table:table-cell table:style-name="ce12" table:formula="of:=IF(ISBLANK([.$C35]);&quot;&quot;;AND((ISERROR([.$P35]));ISERROR([.$Q35]);NOT(ISERROR([.$R35]));ISERROR([.$S35])))" office:value-type="boolean" office:boolean-value="true" calcext:value-type="boolean">
            <text:p>ИСТИНА</text:p>
          </table:table-cell>
          <table:table-cell table:style-name="ce12" table:formula="of:=IF(ISBLANK([.$C35]);&quot;&quot;;AND(NOT(ISERROR([.$S35]))))" office:value-type="boolean" office:boolean-value="false" calcext:value-type="boolean">
            <text:p>ЛОЖЬ</text:p>
          </table:table-cell>
          <table:table-cell table:style-name="ce12" table:formula="of:=IF(ISBLANK([.$C35]);&quot;&quot;;AND(NOT(ISERROR([.$Q35]))))" office:value-type="boolean" office:boolean-value="false" calcext:value-type="boolean">
            <text:p>ЛОЖЬ</text:p>
          </table:table-cell>
          <table:table-cell table:formula="of:=IF(ISBLANK([.C35]);&quot;&quot;;IF([.W35];&quot;java.lang.Long&quot;;IF([.X35];&quot;java.lang.String&quot;;IF([.Y35];&quot;java.lang.Double&quot;;IF([.Z35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35]);&quot;&quot;;IF(ISERR([.G35]);&quot;&lt;/obj-entity&gt;&quot;;CONCATENATE([.$I$2];[.G35];[.$J$2];[.G35];[.$K$2])))">
            <text:p/>
          </table:table-cell>
          <table:table-cell table:formula="of:=IF(ISBLANK([.C35]);&quot;&quot;;CONCATENATE([.$U$3];[.T35];[.$V$3];[.AA35];[.$AD$3];[.T35];[.U35];[.$AF$3]))" office:value-type="string" office:string-value="&lt;obj-attribute name=&quot;SYSNAME&quot; type=&quot;java.lang.String&quot; db-attribute-path=&quot;SYSNAME&quot; note=&quot;&quot;/&gt;" calcext:value-type="string">
            <text:p>&lt;obj-attribute name="SYSNAME" type="java.lang.String" db-attribute-path="SYSNAM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ODE" type="VARCHAR" length="255"/&gt;</text:p>
          </table:table-cell>
          <table:table-cell/>
          <table:table-cell table:formula="of:==IF(ISBLANK([.B36]);&quot;&quot;;FIND([.$E$3];[.B36]))">
            <text:p/>
          </table:table-cell>
          <table:table-cell table:formula="of:=IF(ISBLANK([.B36]);&quot;&quot;;FIND([.$F$3];[.B36]))">
            <text:p/>
          </table:table-cell>
          <table:table-cell table:formula="of:=IF(ISBLANK([.B36]);&quot;&quot;;MID([.B36];[.E36]+LEN([.$E$3]);[.F36]-[.E36]-LEN([.$E$3])))">
            <text:p/>
          </table:table-cell>
          <table:table-cell/>
          <table:table-cell table:style-name="ce9" table:formula="of:=IF(ISBLANK([.B36]);&quot;&quot;;IF(ISERR([.G36]);&quot;&lt;/obj-entity&gt;&quot;;CONCATENATE([.$I$2];[.G36];[.$J$2];[.G36];[.$K$2])))">
            <text:p/>
          </table:table-cell>
          <table:table-cell table:number-columns-repeated="3"/>
          <table:table-cell table:formula="of:==IF(ISBLANK([.$C36]);&quot;&quot;;FIND([.M$3];[.$C36]))" office:value-type="float" office:value="15" calcext:value-type="float">
            <text:p>15</text:p>
          </table:table-cell>
          <table:table-cell table:formula="of:==IF(ISBLANK([.$C36]);&quot;&quot;;FIND([.N$3];[.$C36]))" office:value-type="float" office:value="25" calcext:value-type="float">
            <text:p>25</text:p>
          </table:table-cell>
          <table:table-cell table:formula="of:==IF(ISBLANK([.$C36]);&quot;&quot;;FIND([.O$3];[.$C36]))" office:value-type="string" office:string-value="" calcext:value-type="error">
            <text:p>#ЗНАЧЕН!</text:p>
          </table:table-cell>
          <table:table-cell table:formula="of:==IF(ISBLANK([.$C36]);&quot;&quot;;FIND([.P$3];[.$C36]))" office:value-type="string" office:string-value="" calcext:value-type="error">
            <text:p>#ЗНАЧЕН!</text:p>
          </table:table-cell>
          <table:table-cell table:formula="of:==IF(ISBLANK([.$C36]);&quot;&quot;;FIND([.Q$3];[.$C36]))" office:value-type="string" office:string-value="" calcext:value-type="error">
            <text:p>#ЗНАЧЕН!</text:p>
          </table:table-cell>
          <table:table-cell table:formula="of:==IF(ISBLANK([.$C36]);&quot;&quot;;FIND([.R$3];[.$C36]))" office:value-type="float" office:value="33" calcext:value-type="float">
            <text:p>33</text:p>
          </table:table-cell>
          <table:table-cell table:formula="of:==IF(ISBLANK([.$C36]);&quot;&quot;;FIND([.S$3];[.$C36]))" office:value-type="string" office:string-value="" calcext:value-type="error">
            <text:p>#ЗНАЧЕН!</text:p>
          </table:table-cell>
          <table:table-cell table:formula="of:=IF(ISBLANK([.C36]);&quot;&quot;;MID([.C36];[.M36]+LEN([.$M$3]);[.N36]-[.M36]-LEN([.$M$3])))" office:value-type="string" office:string-value="CODE" calcext:value-type="string">
            <text:p>CODE</text:p>
          </table:table-cell>
          <table:table-cell table:formula="of:=IF(NOT(ISERROR([.O36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6]);&quot;&quot;;AND(NOT(ISERROR([.$P36]));ISERROR([.$Q36]);ISERROR([.$R36]);ISERROR([.$S36])))" office:value-type="boolean" office:boolean-value="false" calcext:value-type="boolean">
            <text:p>ЛОЖЬ</text:p>
          </table:table-cell>
          <table:table-cell table:style-name="ce12" table:formula="of:=IF(ISBLANK([.$C36]);&quot;&quot;;AND((ISERROR([.$P36]));ISERROR([.$Q36]);NOT(ISERROR([.$R36]));ISERROR([.$S36])))" office:value-type="boolean" office:boolean-value="true" calcext:value-type="boolean">
            <text:p>ИСТИНА</text:p>
          </table:table-cell>
          <table:table-cell table:style-name="ce12" table:formula="of:=IF(ISBLANK([.$C36]);&quot;&quot;;AND(NOT(ISERROR([.$S36]))))" office:value-type="boolean" office:boolean-value="false" calcext:value-type="boolean">
            <text:p>ЛОЖЬ</text:p>
          </table:table-cell>
          <table:table-cell table:style-name="ce12" table:formula="of:=IF(ISBLANK([.$C36]);&quot;&quot;;AND(NOT(ISERROR([.$Q36]))))" office:value-type="boolean" office:boolean-value="false" calcext:value-type="boolean">
            <text:p>ЛОЖЬ</text:p>
          </table:table-cell>
          <table:table-cell table:formula="of:=IF(ISBLANK([.C36]);&quot;&quot;;IF([.W36];&quot;java.lang.Long&quot;;IF([.X36];&quot;java.lang.String&quot;;IF([.Y36];&quot;java.lang.Double&quot;;IF([.Z36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36]);&quot;&quot;;IF(ISERR([.G36]);&quot;&lt;/obj-entity&gt;&quot;;CONCATENATE([.$I$2];[.G36];[.$J$2];[.G36];[.$K$2])))">
            <text:p/>
          </table:table-cell>
          <table:table-cell table:formula="of:=IF(ISBLANK([.C36]);&quot;&quot;;CONCATENATE([.$U$3];[.T36];[.$V$3];[.AA36];[.$AD$3];[.T36];[.U36];[.$AF$3]))" office:value-type="string" office:string-value="&lt;obj-attribute name=&quot;CODE&quot; type=&quot;java.lang.String&quot; db-attribute-path=&quot;CODE&quot; note=&quot;&quot;/&gt;" calcext:value-type="string">
            <text:p>&lt;obj-attribute name="CODE" type="java.lang.String" db-attribute-path="COD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NOTE" type="VARCHAR" length="255"/&gt;</text:p>
          </table:table-cell>
          <table:table-cell/>
          <table:table-cell table:formula="of:==IF(ISBLANK([.B37]);&quot;&quot;;FIND([.$E$3];[.B37]))">
            <text:p/>
          </table:table-cell>
          <table:table-cell table:formula="of:=IF(ISBLANK([.B37]);&quot;&quot;;FIND([.$F$3];[.B37]))">
            <text:p/>
          </table:table-cell>
          <table:table-cell table:formula="of:=IF(ISBLANK([.B37]);&quot;&quot;;MID([.B37];[.E37]+LEN([.$E$3]);[.F37]-[.E37]-LEN([.$E$3])))">
            <text:p/>
          </table:table-cell>
          <table:table-cell/>
          <table:table-cell table:style-name="ce9" table:formula="of:=IF(ISBLANK([.B37]);&quot;&quot;;IF(ISERR([.G37]);&quot;&lt;/obj-entity&gt;&quot;;CONCATENATE([.$I$2];[.G37];[.$J$2];[.G37];[.$K$2])))">
            <text:p/>
          </table:table-cell>
          <table:table-cell table:number-columns-repeated="3"/>
          <table:table-cell table:formula="of:==IF(ISBLANK([.$C37]);&quot;&quot;;FIND([.M$3];[.$C37]))" office:value-type="float" office:value="15" calcext:value-type="float">
            <text:p>15</text:p>
          </table:table-cell>
          <table:table-cell table:formula="of:==IF(ISBLANK([.$C37]);&quot;&quot;;FIND([.N$3];[.$C37]))" office:value-type="float" office:value="25" calcext:value-type="float">
            <text:p>25</text:p>
          </table:table-cell>
          <table:table-cell table:formula="of:==IF(ISBLANK([.$C37]);&quot;&quot;;FIND([.O$3];[.$C37]))" office:value-type="string" office:string-value="" calcext:value-type="error">
            <text:p>#ЗНАЧЕН!</text:p>
          </table:table-cell>
          <table:table-cell table:formula="of:==IF(ISBLANK([.$C37]);&quot;&quot;;FIND([.P$3];[.$C37]))" office:value-type="string" office:string-value="" calcext:value-type="error">
            <text:p>#ЗНАЧЕН!</text:p>
          </table:table-cell>
          <table:table-cell table:formula="of:==IF(ISBLANK([.$C37]);&quot;&quot;;FIND([.Q$3];[.$C37]))" office:value-type="string" office:string-value="" calcext:value-type="error">
            <text:p>#ЗНАЧЕН!</text:p>
          </table:table-cell>
          <table:table-cell table:formula="of:==IF(ISBLANK([.$C37]);&quot;&quot;;FIND([.R$3];[.$C37]))" office:value-type="float" office:value="33" calcext:value-type="float">
            <text:p>33</text:p>
          </table:table-cell>
          <table:table-cell table:formula="of:==IF(ISBLANK([.$C37]);&quot;&quot;;FIND([.S$3];[.$C37]))" office:value-type="string" office:string-value="" calcext:value-type="error">
            <text:p>#ЗНАЧЕН!</text:p>
          </table:table-cell>
          <table:table-cell table:formula="of:=IF(ISBLANK([.C37]);&quot;&quot;;MID([.C37];[.M37]+LEN([.$M$3]);[.N37]-[.M37]-LEN([.$M$3])))" office:value-type="string" office:string-value="NOTE" calcext:value-type="string">
            <text:p>NOTE</text:p>
          </table:table-cell>
          <table:table-cell table:formula="of:=IF(NOT(ISERROR([.O37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7]);&quot;&quot;;AND(NOT(ISERROR([.$P37]));ISERROR([.$Q37]);ISERROR([.$R37]);ISERROR([.$S37])))" office:value-type="boolean" office:boolean-value="false" calcext:value-type="boolean">
            <text:p>ЛОЖЬ</text:p>
          </table:table-cell>
          <table:table-cell table:style-name="ce12" table:formula="of:=IF(ISBLANK([.$C37]);&quot;&quot;;AND((ISERROR([.$P37]));ISERROR([.$Q37]);NOT(ISERROR([.$R37]));ISERROR([.$S37])))" office:value-type="boolean" office:boolean-value="true" calcext:value-type="boolean">
            <text:p>ИСТИНА</text:p>
          </table:table-cell>
          <table:table-cell table:style-name="ce12" table:formula="of:=IF(ISBLANK([.$C37]);&quot;&quot;;AND(NOT(ISERROR([.$S37]))))" office:value-type="boolean" office:boolean-value="false" calcext:value-type="boolean">
            <text:p>ЛОЖЬ</text:p>
          </table:table-cell>
          <table:table-cell table:style-name="ce12" table:formula="of:=IF(ISBLANK([.$C37]);&quot;&quot;;AND(NOT(ISERROR([.$Q37]))))" office:value-type="boolean" office:boolean-value="false" calcext:value-type="boolean">
            <text:p>ЛОЖЬ</text:p>
          </table:table-cell>
          <table:table-cell table:formula="of:=IF(ISBLANK([.C37]);&quot;&quot;;IF([.W37];&quot;java.lang.Long&quot;;IF([.X37];&quot;java.lang.String&quot;;IF([.Y37];&quot;java.lang.Double&quot;;IF([.Z37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37]);&quot;&quot;;IF(ISERR([.G37]);&quot;&lt;/obj-entity&gt;&quot;;CONCATENATE([.$I$2];[.G37];[.$J$2];[.G37];[.$K$2])))">
            <text:p/>
          </table:table-cell>
          <table:table-cell table:formula="of:=IF(ISBLANK([.C37]);&quot;&quot;;CONCATENATE([.$U$3];[.T37];[.$V$3];[.AA37];[.$AD$3];[.T37];[.U37];[.$AF$3]))" office:value-type="string" office:string-value="&lt;obj-attribute name=&quot;NOTE&quot; type=&quot;java.lang.String&quot; db-attribute-path=&quot;NOTE&quot; note=&quot;&quot;/&gt;" calcext:value-type="string">
            <text:p>&lt;obj-attribute name="NOTE" type="java.lang.String" db-attribute-path="NO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SSEVERALTICKERS" type="NUMERIC"length="19"/&gt;</text:p>
          </table:table-cell>
          <table:table-cell/>
          <table:table-cell table:formula="of:==IF(ISBLANK([.B38]);&quot;&quot;;FIND([.$E$3];[.B38]))">
            <text:p/>
          </table:table-cell>
          <table:table-cell table:formula="of:=IF(ISBLANK([.B38]);&quot;&quot;;FIND([.$F$3];[.B38]))">
            <text:p/>
          </table:table-cell>
          <table:table-cell table:formula="of:=IF(ISBLANK([.B38]);&quot;&quot;;MID([.B38];[.E38]+LEN([.$E$3]);[.F38]-[.E38]-LEN([.$E$3])))">
            <text:p/>
          </table:table-cell>
          <table:table-cell/>
          <table:table-cell table:style-name="ce9" table:formula="of:=IF(ISBLANK([.B38]);&quot;&quot;;IF(ISERR([.G38]);&quot;&lt;/obj-entity&gt;&quot;;CONCATENATE([.$I$2];[.G38];[.$J$2];[.G38];[.$K$2])))">
            <text:p/>
          </table:table-cell>
          <table:table-cell table:number-columns-repeated="3"/>
          <table:table-cell table:formula="of:==IF(ISBLANK([.$C38]);&quot;&quot;;FIND([.M$3];[.$C38]))" office:value-type="float" office:value="15" calcext:value-type="float">
            <text:p>15</text:p>
          </table:table-cell>
          <table:table-cell table:formula="of:==IF(ISBLANK([.$C38]);&quot;&quot;;FIND([.N$3];[.$C38]))" office:value-type="float" office:value="37" calcext:value-type="float">
            <text:p>37</text:p>
          </table:table-cell>
          <table:table-cell table:formula="of:==IF(ISBLANK([.$C38]);&quot;&quot;;FIND([.O$3];[.$C38]))" office:value-type="string" office:string-value="" calcext:value-type="error">
            <text:p>#ЗНАЧЕН!</text:p>
          </table:table-cell>
          <table:table-cell table:formula="of:==IF(ISBLANK([.$C38]);&quot;&quot;;FIND([.P$3];[.$C38]))" office:value-type="float" office:value="45" calcext:value-type="float">
            <text:p>45</text:p>
          </table:table-cell>
          <table:table-cell table:formula="of:==IF(ISBLANK([.$C38]);&quot;&quot;;FIND([.Q$3];[.$C38]))" office:value-type="string" office:string-value="" calcext:value-type="error">
            <text:p>#ЗНАЧЕН!</text:p>
          </table:table-cell>
          <table:table-cell table:formula="of:==IF(ISBLANK([.$C38]);&quot;&quot;;FIND([.R$3];[.$C38]))" office:value-type="string" office:string-value="" calcext:value-type="error">
            <text:p>#ЗНАЧЕН!</text:p>
          </table:table-cell>
          <table:table-cell table:formula="of:==IF(ISBLANK([.$C38]);&quot;&quot;;FIND([.S$3];[.$C38]))" office:value-type="string" office:string-value="" calcext:value-type="error">
            <text:p>#ЗНАЧЕН!</text:p>
          </table:table-cell>
          <table:table-cell table:formula="of:=IF(ISBLANK([.C38]);&quot;&quot;;MID([.C38];[.M38]+LEN([.$M$3]);[.N38]-[.M38]-LEN([.$M$3])))" office:value-type="string" office:string-value="ISSEVERALTICKERS" calcext:value-type="string">
            <text:p>ISSEVERALTICKERS</text:p>
          </table:table-cell>
          <table:table-cell table:formula="of:=IF(NOT(ISERROR([.O38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8]);&quot;&quot;;AND(NOT(ISERROR([.$P38]));ISERROR([.$Q38]);ISERROR([.$R38]);ISERROR([.$S38])))" office:value-type="boolean" office:boolean-value="true" calcext:value-type="boolean">
            <text:p>ИСТИНА</text:p>
          </table:table-cell>
          <table:table-cell table:style-name="ce12" table:formula="of:=IF(ISBLANK([.$C38]);&quot;&quot;;AND((ISERROR([.$P38]));ISERROR([.$Q38]);NOT(ISERROR([.$R38]));ISERROR([.$S38])))" office:value-type="boolean" office:boolean-value="false" calcext:value-type="boolean">
            <text:p>ЛОЖЬ</text:p>
          </table:table-cell>
          <table:table-cell table:style-name="ce12" table:formula="of:=IF(ISBLANK([.$C38]);&quot;&quot;;AND(NOT(ISERROR([.$S38]))))" office:value-type="boolean" office:boolean-value="false" calcext:value-type="boolean">
            <text:p>ЛОЖЬ</text:p>
          </table:table-cell>
          <table:table-cell table:style-name="ce12" table:formula="of:=IF(ISBLANK([.$C38]);&quot;&quot;;AND(NOT(ISERROR([.$Q38]))))" office:value-type="boolean" office:boolean-value="false" calcext:value-type="boolean">
            <text:p>ЛОЖЬ</text:p>
          </table:table-cell>
          <table:table-cell table:formula="of:=IF(ISBLANK([.C38]);&quot;&quot;;IF([.W38];&quot;java.lang.Long&quot;;IF([.X38];&quot;java.lang.String&quot;;IF([.Y38];&quot;java.lang.Double&quot;;IF([.Z38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38]);&quot;&quot;;IF(ISERR([.G38]);&quot;&lt;/obj-entity&gt;&quot;;CONCATENATE([.$I$2];[.G38];[.$J$2];[.G38];[.$K$2])))">
            <text:p/>
          </table:table-cell>
          <table:table-cell table:formula="of:=IF(ISBLANK([.C38]);&quot;&quot;;CONCATENATE([.$U$3];[.T38];[.$V$3];[.AA38];[.$AD$3];[.T38];[.U38];[.$AF$3]))" office:value-type="string" office:string-value="&lt;obj-attribute name=&quot;ISSEVERALTICKERS&quot; type=&quot;java.lang.Long&quot; db-attribute-path=&quot;ISSEVERALTICKERS&quot; note=&quot;&quot;/&gt;" calcext:value-type="string">
            <text:p>&lt;obj-attribute name="ISSEVERALTICKERS" type="java.lang.Long" db-attribute-path="ISSEVERALTICKERS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SNOTUSE" type="NUMERIC"length="19"/&gt;</text:p>
          </table:table-cell>
          <table:table-cell/>
          <table:table-cell table:formula="of:==IF(ISBLANK([.B39]);&quot;&quot;;FIND([.$E$3];[.B39]))">
            <text:p/>
          </table:table-cell>
          <table:table-cell table:formula="of:=IF(ISBLANK([.B39]);&quot;&quot;;FIND([.$F$3];[.B39]))">
            <text:p/>
          </table:table-cell>
          <table:table-cell table:formula="of:=IF(ISBLANK([.B39]);&quot;&quot;;MID([.B39];[.E39]+LEN([.$E$3]);[.F39]-[.E39]-LEN([.$E$3])))">
            <text:p/>
          </table:table-cell>
          <table:table-cell/>
          <table:table-cell table:style-name="ce9" table:formula="of:=IF(ISBLANK([.B39]);&quot;&quot;;IF(ISERR([.G39]);&quot;&lt;/obj-entity&gt;&quot;;CONCATENATE([.$I$2];[.G39];[.$J$2];[.G39];[.$K$2])))">
            <text:p/>
          </table:table-cell>
          <table:table-cell table:number-columns-repeated="3"/>
          <table:table-cell table:formula="of:==IF(ISBLANK([.$C39]);&quot;&quot;;FIND([.M$3];[.$C39]))" office:value-type="float" office:value="15" calcext:value-type="float">
            <text:p>15</text:p>
          </table:table-cell>
          <table:table-cell table:formula="of:==IF(ISBLANK([.$C39]);&quot;&quot;;FIND([.N$3];[.$C39]))" office:value-type="float" office:value="29" calcext:value-type="float">
            <text:p>29</text:p>
          </table:table-cell>
          <table:table-cell table:formula="of:==IF(ISBLANK([.$C39]);&quot;&quot;;FIND([.O$3];[.$C39]))" office:value-type="string" office:string-value="" calcext:value-type="error">
            <text:p>#ЗНАЧЕН!</text:p>
          </table:table-cell>
          <table:table-cell table:formula="of:==IF(ISBLANK([.$C39]);&quot;&quot;;FIND([.P$3];[.$C39]))" office:value-type="float" office:value="37" calcext:value-type="float">
            <text:p>37</text:p>
          </table:table-cell>
          <table:table-cell table:formula="of:==IF(ISBLANK([.$C39]);&quot;&quot;;FIND([.Q$3];[.$C39]))" office:value-type="string" office:string-value="" calcext:value-type="error">
            <text:p>#ЗНАЧЕН!</text:p>
          </table:table-cell>
          <table:table-cell table:formula="of:==IF(ISBLANK([.$C39]);&quot;&quot;;FIND([.R$3];[.$C39]))" office:value-type="string" office:string-value="" calcext:value-type="error">
            <text:p>#ЗНАЧЕН!</text:p>
          </table:table-cell>
          <table:table-cell table:formula="of:==IF(ISBLANK([.$C39]);&quot;&quot;;FIND([.S$3];[.$C39]))" office:value-type="string" office:string-value="" calcext:value-type="error">
            <text:p>#ЗНАЧЕН!</text:p>
          </table:table-cell>
          <table:table-cell table:formula="of:=IF(ISBLANK([.C39]);&quot;&quot;;MID([.C39];[.M39]+LEN([.$M$3]);[.N39]-[.M39]-LEN([.$M$3])))" office:value-type="string" office:string-value="ISNOTUSE" calcext:value-type="string">
            <text:p>ISNOTUSE</text:p>
          </table:table-cell>
          <table:table-cell table:formula="of:=IF(NOT(ISERROR([.O39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39]);&quot;&quot;;AND(NOT(ISERROR([.$P39]));ISERROR([.$Q39]);ISERROR([.$R39]);ISERROR([.$S39])))" office:value-type="boolean" office:boolean-value="true" calcext:value-type="boolean">
            <text:p>ИСТИНА</text:p>
          </table:table-cell>
          <table:table-cell table:style-name="ce12" table:formula="of:=IF(ISBLANK([.$C39]);&quot;&quot;;AND((ISERROR([.$P39]));ISERROR([.$Q39]);NOT(ISERROR([.$R39]));ISERROR([.$S39])))" office:value-type="boolean" office:boolean-value="false" calcext:value-type="boolean">
            <text:p>ЛОЖЬ</text:p>
          </table:table-cell>
          <table:table-cell table:style-name="ce12" table:formula="of:=IF(ISBLANK([.$C39]);&quot;&quot;;AND(NOT(ISERROR([.$S39]))))" office:value-type="boolean" office:boolean-value="false" calcext:value-type="boolean">
            <text:p>ЛОЖЬ</text:p>
          </table:table-cell>
          <table:table-cell table:style-name="ce12" table:formula="of:=IF(ISBLANK([.$C39]);&quot;&quot;;AND(NOT(ISERROR([.$Q39]))))" office:value-type="boolean" office:boolean-value="false" calcext:value-type="boolean">
            <text:p>ЛОЖЬ</text:p>
          </table:table-cell>
          <table:table-cell table:formula="of:=IF(ISBLANK([.C39]);&quot;&quot;;IF([.W39];&quot;java.lang.Long&quot;;IF([.X39];&quot;java.lang.String&quot;;IF([.Y39];&quot;java.lang.Double&quot;;IF([.Z39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39]);&quot;&quot;;IF(ISERR([.G39]);&quot;&lt;/obj-entity&gt;&quot;;CONCATENATE([.$I$2];[.G39];[.$J$2];[.G39];[.$K$2])))">
            <text:p/>
          </table:table-cell>
          <table:table-cell table:formula="of:=IF(ISBLANK([.C39]);&quot;&quot;;CONCATENATE([.$U$3];[.T39];[.$V$3];[.AA39];[.$AD$3];[.T39];[.U39];[.$AF$3]))" office:value-type="string" office:string-value="&lt;obj-attribute name=&quot;ISNOTUSE&quot; type=&quot;java.lang.Long&quot; db-attribute-path=&quot;ISNOTUSE&quot; note=&quot;&quot;/&gt;" calcext:value-type="string">
            <text:p>&lt;obj-attribute name="ISNOTUSE" type="java.lang.Long" db-attribute-path="ISNOTUSE" note=""/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 table:number-columns-repeated="2"/>
          <table:table-cell table:formula="of:==IF(ISBLANK([.B40]);&quot;&quot;;FIND([.$E$3];[.B40]))" office:value-type="string" office:string-value="" calcext:value-type="error">
            <text:p>#ЗНАЧЕН!</text:p>
          </table:table-cell>
          <table:table-cell table:formula="of:=IF(ISBLANK([.B40]);&quot;&quot;;FIND([.$F$3];[.B40]))" office:value-type="string" office:string-value="" calcext:value-type="error">
            <text:p>#ЗНАЧЕН!</text:p>
          </table:table-cell>
          <table:table-cell table:formula="of:=IF(ISBLANK([.B40]);&quot;&quot;;MID([.B40];[.E40]+LEN([.$E$3]);[.F40]-[.E40]-LEN([.$E$3])))" office:value-type="string" office:string-value="" calcext:value-type="error">
            <text:p>#ЗНАЧЕН!</text:p>
          </table:table-cell>
          <table:table-cell/>
          <table:table-cell table:style-name="ce9" table:formula="of:=IF(ISBLANK([.B40]);&quot;&quot;;IF(ISERR([.G40]);&quot;&lt;/obj-entity&gt;&quot;;CONCATENATE([.$I$2];[.G40];[.$J$2];[.G40];[.$K$2])))" office:value-type="string" office:string-value="&lt;/obj-entity&gt;" calcext:value-type="string">
            <text:p>&lt;/obj-entity&gt;</text:p>
          </table:table-cell>
          <table:table-cell table:number-columns-repeated="3"/>
          <table:table-cell table:formula="of:==IF(ISBLANK([.$C40]);&quot;&quot;;FIND([.M$3];[.$C40]))">
            <text:p/>
          </table:table-cell>
          <table:table-cell table:formula="of:==IF(ISBLANK([.$C40]);&quot;&quot;;FIND([.N$3];[.$C40]))">
            <text:p/>
          </table:table-cell>
          <table:table-cell table:formula="of:==IF(ISBLANK([.$C40]);&quot;&quot;;FIND([.O$3];[.$C40]))">
            <text:p/>
          </table:table-cell>
          <table:table-cell table:formula="of:==IF(ISBLANK([.$C40]);&quot;&quot;;FIND([.P$3];[.$C40]))">
            <text:p/>
          </table:table-cell>
          <table:table-cell table:formula="of:==IF(ISBLANK([.$C40]);&quot;&quot;;FIND([.Q$3];[.$C40]))">
            <text:p/>
          </table:table-cell>
          <table:table-cell table:formula="of:==IF(ISBLANK([.$C40]);&quot;&quot;;FIND([.R$3];[.$C40]))">
            <text:p/>
          </table:table-cell>
          <table:table-cell table:formula="of:==IF(ISBLANK([.$C40]);&quot;&quot;;FIND([.S$3];[.$C40]))">
            <text:p/>
          </table:table-cell>
          <table:table-cell table:formula="of:=IF(ISBLANK([.C40]);&quot;&quot;;MID([.C40];[.M40]+LEN([.$M$3]);[.N40]-[.M40]-LEN([.$M$3])))">
            <text:p/>
          </table:table-cell>
          <table:table-cell table:formula="of:=IF(NOT(ISERROR([.O4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40]);&quot;&quot;;AND(NOT(ISERROR([.$P40]));ISERROR([.$Q40]);ISERROR([.$R40]);ISERROR([.$S40])))">
            <text:p/>
          </table:table-cell>
          <table:table-cell table:style-name="ce12" table:formula="of:=IF(ISBLANK([.$C40]);&quot;&quot;;AND((ISERROR([.$P40]));ISERROR([.$Q40]);NOT(ISERROR([.$R40]));ISERROR([.$S40])))">
            <text:p/>
          </table:table-cell>
          <table:table-cell table:style-name="ce12" table:formula="of:=IF(ISBLANK([.$C40]);&quot;&quot;;AND(NOT(ISERROR([.$S40]))))">
            <text:p/>
          </table:table-cell>
          <table:table-cell table:style-name="ce12" table:formula="of:=IF(ISBLANK([.$C40]);&quot;&quot;;AND(NOT(ISERROR([.$Q40]))))">
            <text:p/>
          </table:table-cell>
          <table:table-cell table:formula="of:=IF(ISBLANK([.C40]);&quot;&quot;;IF([.W40];&quot;java.lang.Long&quot;;IF([.X40];&quot;java.lang.String&quot;;IF([.Y40];&quot;java.lang.Double&quot;;IF([.Z40];&quot;java.math.BigDecimal&quot;;&quot;none&quot;)))))">
            <text:p/>
          </table:table-cell>
          <table:table-cell/>
          <table:table-cell table:style-name="ce16" table:formula="of:=IF(ISBLANK([.B40]);&quot;&quot;;IF(ISERR([.G40]);&quot;&lt;/obj-entity&gt;&quot;;CONCATENATE([.$I$2];[.G40];[.$J$2];[.G40];[.$K$2])))" office:value-type="string" office:string-value="&lt;/obj-entity&gt;" calcext:value-type="string">
            <text:p>&lt;/obj-entity&gt;</text:p>
          </table:table-cell>
          <table:table-cell table:formula="of:=IF(ISBLANK([.C40]);&quot;&quot;;CONCATENATE([.$U$3];[.T40];[.$V$3];[.AA40];[.$AD$3];[.T40];[.U40];[.$AF$3]))">
            <text:p/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db-entity name="B2B_INVESTSTRATEGY"&gt;</text:p>
          </table:table-cell>
          <table:table-cell table:number-columns-repeated="2"/>
          <table:table-cell table:formula="of:==IF(ISBLANK([.B41]);&quot;&quot;;FIND([.$E$3];[.B41]))" office:value-type="float" office:value="12" calcext:value-type="float">
            <text:p>12</text:p>
          </table:table-cell>
          <table:table-cell table:formula="of:=IF(ISBLANK([.B41]);&quot;&quot;;FIND([.$F$3];[.B41]))" office:value-type="float" office:value="36" calcext:value-type="float">
            <text:p>36</text:p>
          </table:table-cell>
          <table:table-cell table:formula="of:=IF(ISBLANK([.B41]);&quot;&quot;;MID([.B41];[.E41]+LEN([.$E$3]);[.F41]-[.E41]-LEN([.$E$3])))" office:value-type="string" office:string-value="B2B_INVESTSTRATEGY" calcext:value-type="string">
            <text:p>B2B_INVESTSTRATEGY</text:p>
          </table:table-cell>
          <table:table-cell/>
          <table:table-cell table:style-name="ce9" table:formula="of:=IF(ISBLANK([.B41]);&quot;&quot;;IF(ISERR([.G41]);&quot;&lt;/obj-entity&gt;&quot;;CONCATENATE([.$I$2];[.G41];[.$J$2];[.G41];[.$K$2])))" office:value-type="string" office:string-value="&lt;obj-entity name=&quot;B2B_INVESTSTRATEGY&quot; dbEntityName=&quot;B2B_INVESTSTRATEGY&quot;&gt;" calcext:value-type="string">
            <text:p>&lt;obj-entity name="B2B_INVESTSTRATEGY" dbEntityName="B2B_INVESTSTRATEGY"&gt;</text:p>
          </table:table-cell>
          <table:table-cell table:number-columns-repeated="3"/>
          <table:table-cell table:formula="of:==IF(ISBLANK([.$C41]);&quot;&quot;;FIND([.M$3];[.$C41]))">
            <text:p/>
          </table:table-cell>
          <table:table-cell table:formula="of:==IF(ISBLANK([.$C41]);&quot;&quot;;FIND([.N$3];[.$C41]))">
            <text:p/>
          </table:table-cell>
          <table:table-cell table:formula="of:==IF(ISBLANK([.$C41]);&quot;&quot;;FIND([.O$3];[.$C41]))">
            <text:p/>
          </table:table-cell>
          <table:table-cell table:formula="of:==IF(ISBLANK([.$C41]);&quot;&quot;;FIND([.P$3];[.$C41]))">
            <text:p/>
          </table:table-cell>
          <table:table-cell table:formula="of:==IF(ISBLANK([.$C41]);&quot;&quot;;FIND([.Q$3];[.$C41]))">
            <text:p/>
          </table:table-cell>
          <table:table-cell table:formula="of:==IF(ISBLANK([.$C41]);&quot;&quot;;FIND([.R$3];[.$C41]))">
            <text:p/>
          </table:table-cell>
          <table:table-cell table:formula="of:==IF(ISBLANK([.$C41]);&quot;&quot;;FIND([.S$3];[.$C41]))">
            <text:p/>
          </table:table-cell>
          <table:table-cell table:formula="of:=IF(ISBLANK([.C41]);&quot;&quot;;MID([.C41];[.M41]+LEN([.$M$3]);[.N41]-[.M41]-LEN([.$M$3])))">
            <text:p/>
          </table:table-cell>
          <table:table-cell table:formula="of:=IF(NOT(ISERROR([.O4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41]);&quot;&quot;;AND(NOT(ISERROR([.$P41]));ISERROR([.$Q41]);ISERROR([.$R41]);ISERROR([.$S41])))">
            <text:p/>
          </table:table-cell>
          <table:table-cell table:style-name="ce12" table:formula="of:=IF(ISBLANK([.$C41]);&quot;&quot;;AND((ISERROR([.$P41]));ISERROR([.$Q41]);NOT(ISERROR([.$R41]));ISERROR([.$S41])))">
            <text:p/>
          </table:table-cell>
          <table:table-cell table:style-name="ce12" table:formula="of:=IF(ISBLANK([.$C41]);&quot;&quot;;AND(NOT(ISERROR([.$S41]))))">
            <text:p/>
          </table:table-cell>
          <table:table-cell table:style-name="ce12" table:formula="of:=IF(ISBLANK([.$C41]);&quot;&quot;;AND(NOT(ISERROR([.$Q41]))))">
            <text:p/>
          </table:table-cell>
          <table:table-cell table:formula="of:=IF(ISBLANK([.C41]);&quot;&quot;;IF([.W41];&quot;java.lang.Long&quot;;IF([.X41];&quot;java.lang.String&quot;;IF([.Y41];&quot;java.lang.Double&quot;;IF([.Z41];&quot;java.math.BigDecimal&quot;;&quot;none&quot;)))))">
            <text:p/>
          </table:table-cell>
          <table:table-cell/>
          <table:table-cell table:style-name="ce16" table:formula="of:=IF(ISBLANK([.B41]);&quot;&quot;;IF(ISERR([.G41]);&quot;&lt;/obj-entity&gt;&quot;;CONCATENATE([.$I$2];[.G41];[.$J$2];[.G41];[.$K$2])))" office:value-type="string" office:string-value="&lt;obj-entity name=&quot;B2B_INVESTSTRATEGY&quot; dbEntityName=&quot;B2B_INVESTSTRATEGY&quot;&gt;" calcext:value-type="string">
            <text:p>&lt;obj-entity name="B2B_INVESTSTRATEGY" dbEntityName="B2B_INVESTSTRATEGY"&gt;</text:p>
          </table:table-cell>
          <table:table-cell table:formula="of:=IF(ISBLANK([.C41]);&quot;&quot;;CONCATENATE([.$U$3];[.T41];[.$V$3];[.AA41];[.$AD$3];[.T41];[.U41];[.$AF$3]))">
            <text:p/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ESTSTRATEGYID" type="NUMERIC" isPrimaryKey="true" isMandatory="true" length="19"/&gt;</text:p>
          </table:table-cell>
          <table:table-cell/>
          <table:table-cell table:formula="of:==IF(ISBLANK([.B42]);&quot;&quot;;FIND([.$E$3];[.B42]))">
            <text:p/>
          </table:table-cell>
          <table:table-cell table:formula="of:=IF(ISBLANK([.B42]);&quot;&quot;;FIND([.$F$3];[.B42]))">
            <text:p/>
          </table:table-cell>
          <table:table-cell table:formula="of:=IF(ISBLANK([.B42]);&quot;&quot;;MID([.B42];[.E42]+LEN([.$E$3]);[.F42]-[.E42]-LEN([.$E$3])))">
            <text:p/>
          </table:table-cell>
          <table:table-cell/>
          <table:table-cell table:style-name="ce9" table:formula="of:=IF(ISBLANK([.B42]);&quot;&quot;;IF(ISERR([.G42]);&quot;&lt;/obj-entity&gt;&quot;;CONCATENATE([.$I$2];[.G42];[.$J$2];[.G42];[.$K$2])))">
            <text:p/>
          </table:table-cell>
          <table:table-cell table:number-columns-repeated="3"/>
          <table:table-cell table:formula="of:==IF(ISBLANK([.$C42]);&quot;&quot;;FIND([.M$3];[.$C42]))" office:value-type="float" office:value="15" calcext:value-type="float">
            <text:p>15</text:p>
          </table:table-cell>
          <table:table-cell table:formula="of:==IF(ISBLANK([.$C42]);&quot;&quot;;FIND([.N$3];[.$C42]))" office:value-type="float" office:value="37" calcext:value-type="float">
            <text:p>37</text:p>
          </table:table-cell>
          <table:table-cell table:formula="of:==IF(ISBLANK([.$C42]);&quot;&quot;;FIND([.O$3];[.$C42]))" office:value-type="float" office:value="54" calcext:value-type="float">
            <text:p>54</text:p>
          </table:table-cell>
          <table:table-cell table:formula="of:==IF(ISBLANK([.$C42]);&quot;&quot;;FIND([.P$3];[.$C42]))" office:value-type="float" office:value="45" calcext:value-type="float">
            <text:p>45</text:p>
          </table:table-cell>
          <table:table-cell table:formula="of:==IF(ISBLANK([.$C42]);&quot;&quot;;FIND([.Q$3];[.$C42]))" office:value-type="string" office:string-value="" calcext:value-type="error">
            <text:p>#ЗНАЧЕН!</text:p>
          </table:table-cell>
          <table:table-cell table:formula="of:==IF(ISBLANK([.$C42]);&quot;&quot;;FIND([.R$3];[.$C42]))" office:value-type="string" office:string-value="" calcext:value-type="error">
            <text:p>#ЗНАЧЕН!</text:p>
          </table:table-cell>
          <table:table-cell table:formula="of:==IF(ISBLANK([.$C42]);&quot;&quot;;FIND([.S$3];[.$C42]))" office:value-type="string" office:string-value="" calcext:value-type="error">
            <text:p>#ЗНАЧЕН!</text:p>
          </table:table-cell>
          <table:table-cell table:formula="of:=IF(ISBLANK([.C42]);&quot;&quot;;MID([.C42];[.M42]+LEN([.$M$3]);[.N42]-[.M42]-LEN([.$M$3])))" office:value-type="string" office:string-value="INVESTSTRATEGYID" calcext:value-type="string">
            <text:p>INVESTSTRATEGYID</text:p>
          </table:table-cell>
          <table:table-cell table:formula="of:=IF(NOT(ISERROR([.O4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42]);&quot;&quot;;AND(NOT(ISERROR([.$P42]));ISERROR([.$Q42]);ISERROR([.$R42]);ISERROR([.$S42])))" office:value-type="boolean" office:boolean-value="true" calcext:value-type="boolean">
            <text:p>ИСТИНА</text:p>
          </table:table-cell>
          <table:table-cell table:style-name="ce12" table:formula="of:=IF(ISBLANK([.$C42]);&quot;&quot;;AND((ISERROR([.$P42]));ISERROR([.$Q42]);NOT(ISERROR([.$R42]));ISERROR([.$S42])))" office:value-type="boolean" office:boolean-value="false" calcext:value-type="boolean">
            <text:p>ЛОЖЬ</text:p>
          </table:table-cell>
          <table:table-cell table:style-name="ce12" table:formula="of:=IF(ISBLANK([.$C42]);&quot;&quot;;AND(NOT(ISERROR([.$S42]))))" office:value-type="boolean" office:boolean-value="false" calcext:value-type="boolean">
            <text:p>ЛОЖЬ</text:p>
          </table:table-cell>
          <table:table-cell table:style-name="ce12" table:formula="of:=IF(ISBLANK([.$C42]);&quot;&quot;;AND(NOT(ISERROR([.$Q42]))))" office:value-type="boolean" office:boolean-value="false" calcext:value-type="boolean">
            <text:p>ЛОЖЬ</text:p>
          </table:table-cell>
          <table:table-cell table:formula="of:=IF(ISBLANK([.C42]);&quot;&quot;;IF([.W42];&quot;java.lang.Long&quot;;IF([.X42];&quot;java.lang.String&quot;;IF([.Y42];&quot;java.lang.Double&quot;;IF([.Z42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42]);&quot;&quot;;IF(ISERR([.G42]);&quot;&lt;/obj-entity&gt;&quot;;CONCATENATE([.$I$2];[.G42];[.$J$2];[.G42];[.$K$2])))">
            <text:p/>
          </table:table-cell>
          <table:table-cell table:formula="of:=IF(ISBLANK([.C42]);&quot;&quot;;CONCATENATE([.$U$3];[.T42];[.$V$3];[.AA42];[.$AD$3];[.T42];[.U42];[.$AF$3]))" office:value-type="string" office:string-value="&lt;obj-attribute name=&quot;INVESTSTRATEGYID&quot; type=&quot;java.lang.Long&quot; db-attribute-path=&quot;INVESTSTRATEGYID&quot; requiredInsert=&quot;true&quot; requiredUpdate=&quot;true&quot; requiredDelete=&quot;true&quot;  note=&quot;&quot;/&gt;" calcext:value-type="string">
            <text:p>&lt;obj-attribute name="INVESTSTRATEGYID" type="java.lang.Long" db-attribute-path="INVESTSTRATEGYID" requiredInsert="true" requiredUpdate="true" requiredDelete="true" <text:s/>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NAME" type="VARCHAR" length="255"/&gt;</text:p>
          </table:table-cell>
          <table:table-cell/>
          <table:table-cell table:formula="of:==IF(ISBLANK([.B43]);&quot;&quot;;FIND([.$E$3];[.B43]))">
            <text:p/>
          </table:table-cell>
          <table:table-cell table:formula="of:=IF(ISBLANK([.B43]);&quot;&quot;;FIND([.$F$3];[.B43]))">
            <text:p/>
          </table:table-cell>
          <table:table-cell table:formula="of:=IF(ISBLANK([.B43]);&quot;&quot;;MID([.B43];[.E43]+LEN([.$E$3]);[.F43]-[.E43]-LEN([.$E$3])))">
            <text:p/>
          </table:table-cell>
          <table:table-cell/>
          <table:table-cell table:style-name="ce9" table:formula="of:=IF(ISBLANK([.B43]);&quot;&quot;;IF(ISERR([.G43]);&quot;&lt;/obj-entity&gt;&quot;;CONCATENATE([.$I$2];[.G43];[.$J$2];[.G43];[.$K$2])))">
            <text:p/>
          </table:table-cell>
          <table:table-cell table:number-columns-repeated="3"/>
          <table:table-cell table:formula="of:==IF(ISBLANK([.$C43]);&quot;&quot;;FIND([.M$3];[.$C43]))" office:value-type="float" office:value="15" calcext:value-type="float">
            <text:p>15</text:p>
          </table:table-cell>
          <table:table-cell table:formula="of:==IF(ISBLANK([.$C43]);&quot;&quot;;FIND([.N$3];[.$C43]))" office:value-type="float" office:value="25" calcext:value-type="float">
            <text:p>25</text:p>
          </table:table-cell>
          <table:table-cell table:formula="of:==IF(ISBLANK([.$C43]);&quot;&quot;;FIND([.O$3];[.$C43]))" office:value-type="string" office:string-value="" calcext:value-type="error">
            <text:p>#ЗНАЧЕН!</text:p>
          </table:table-cell>
          <table:table-cell table:formula="of:==IF(ISBLANK([.$C43]);&quot;&quot;;FIND([.P$3];[.$C43]))" office:value-type="string" office:string-value="" calcext:value-type="error">
            <text:p>#ЗНАЧЕН!</text:p>
          </table:table-cell>
          <table:table-cell table:formula="of:==IF(ISBLANK([.$C43]);&quot;&quot;;FIND([.Q$3];[.$C43]))" office:value-type="string" office:string-value="" calcext:value-type="error">
            <text:p>#ЗНАЧЕН!</text:p>
          </table:table-cell>
          <table:table-cell table:formula="of:==IF(ISBLANK([.$C43]);&quot;&quot;;FIND([.R$3];[.$C43]))" office:value-type="float" office:value="33" calcext:value-type="float">
            <text:p>33</text:p>
          </table:table-cell>
          <table:table-cell table:formula="of:==IF(ISBLANK([.$C43]);&quot;&quot;;FIND([.S$3];[.$C43]))" office:value-type="string" office:string-value="" calcext:value-type="error">
            <text:p>#ЗНАЧЕН!</text:p>
          </table:table-cell>
          <table:table-cell table:formula="of:=IF(ISBLANK([.C43]);&quot;&quot;;MID([.C43];[.M43]+LEN([.$M$3]);[.N43]-[.M43]-LEN([.$M$3])))" office:value-type="string" office:string-value="NAME" calcext:value-type="string">
            <text:p>NAME</text:p>
          </table:table-cell>
          <table:table-cell table:formula="of:=IF(NOT(ISERROR([.O43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3]);&quot;&quot;;AND(NOT(ISERROR([.$P43]));ISERROR([.$Q43]);ISERROR([.$R43]);ISERROR([.$S43])))" office:value-type="boolean" office:boolean-value="false" calcext:value-type="boolean">
            <text:p>ЛОЖЬ</text:p>
          </table:table-cell>
          <table:table-cell table:style-name="ce12" table:formula="of:=IF(ISBLANK([.$C43]);&quot;&quot;;AND((ISERROR([.$P43]));ISERROR([.$Q43]);NOT(ISERROR([.$R43]));ISERROR([.$S43])))" office:value-type="boolean" office:boolean-value="true" calcext:value-type="boolean">
            <text:p>ИСТИНА</text:p>
          </table:table-cell>
          <table:table-cell table:style-name="ce12" table:formula="of:=IF(ISBLANK([.$C43]);&quot;&quot;;AND(NOT(ISERROR([.$S43]))))" office:value-type="boolean" office:boolean-value="false" calcext:value-type="boolean">
            <text:p>ЛОЖЬ</text:p>
          </table:table-cell>
          <table:table-cell table:style-name="ce12" table:formula="of:=IF(ISBLANK([.$C43]);&quot;&quot;;AND(NOT(ISERROR([.$Q43]))))" office:value-type="boolean" office:boolean-value="false" calcext:value-type="boolean">
            <text:p>ЛОЖЬ</text:p>
          </table:table-cell>
          <table:table-cell table:formula="of:=IF(ISBLANK([.C43]);&quot;&quot;;IF([.W43];&quot;java.lang.Long&quot;;IF([.X43];&quot;java.lang.String&quot;;IF([.Y43];&quot;java.lang.Double&quot;;IF([.Z43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43]);&quot;&quot;;IF(ISERR([.G43]);&quot;&lt;/obj-entity&gt;&quot;;CONCATENATE([.$I$2];[.G43];[.$J$2];[.G43];[.$K$2])))">
            <text:p/>
          </table:table-cell>
          <table:table-cell table:formula="of:=IF(ISBLANK([.C43]);&quot;&quot;;CONCATENATE([.$U$3];[.T43];[.$V$3];[.AA43];[.$AD$3];[.T43];[.U43];[.$AF$3]))" office:value-type="string" office:string-value="&lt;obj-attribute name=&quot;NAME&quot; type=&quot;java.lang.String&quot; db-attribute-path=&quot;NAME&quot; note=&quot;&quot;/&gt;" calcext:value-type="string">
            <text:p>&lt;obj-attribute name="NAME" type="java.lang.String" db-attribute-path="NAM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SYSNAME" type="VARCHAR" length="255"/&gt;</text:p>
          </table:table-cell>
          <table:table-cell/>
          <table:table-cell table:formula="of:==IF(ISBLANK([.B44]);&quot;&quot;;FIND([.$E$3];[.B44]))">
            <text:p/>
          </table:table-cell>
          <table:table-cell table:formula="of:=IF(ISBLANK([.B44]);&quot;&quot;;FIND([.$F$3];[.B44]))">
            <text:p/>
          </table:table-cell>
          <table:table-cell table:formula="of:=IF(ISBLANK([.B44]);&quot;&quot;;MID([.B44];[.E44]+LEN([.$E$3]);[.F44]-[.E44]-LEN([.$E$3])))">
            <text:p/>
          </table:table-cell>
          <table:table-cell/>
          <table:table-cell table:style-name="ce9" table:formula="of:=IF(ISBLANK([.B44]);&quot;&quot;;IF(ISERR([.G44]);&quot;&lt;/obj-entity&gt;&quot;;CONCATENATE([.$I$2];[.G44];[.$J$2];[.G44];[.$K$2])))">
            <text:p/>
          </table:table-cell>
          <table:table-cell table:number-columns-repeated="3"/>
          <table:table-cell table:formula="of:==IF(ISBLANK([.$C44]);&quot;&quot;;FIND([.M$3];[.$C44]))" office:value-type="float" office:value="15" calcext:value-type="float">
            <text:p>15</text:p>
          </table:table-cell>
          <table:table-cell table:formula="of:==IF(ISBLANK([.$C44]);&quot;&quot;;FIND([.N$3];[.$C44]))" office:value-type="float" office:value="28" calcext:value-type="float">
            <text:p>28</text:p>
          </table:table-cell>
          <table:table-cell table:formula="of:==IF(ISBLANK([.$C44]);&quot;&quot;;FIND([.O$3];[.$C44]))" office:value-type="string" office:string-value="" calcext:value-type="error">
            <text:p>#ЗНАЧЕН!</text:p>
          </table:table-cell>
          <table:table-cell table:formula="of:==IF(ISBLANK([.$C44]);&quot;&quot;;FIND([.P$3];[.$C44]))" office:value-type="string" office:string-value="" calcext:value-type="error">
            <text:p>#ЗНАЧЕН!</text:p>
          </table:table-cell>
          <table:table-cell table:formula="of:==IF(ISBLANK([.$C44]);&quot;&quot;;FIND([.Q$3];[.$C44]))" office:value-type="string" office:string-value="" calcext:value-type="error">
            <text:p>#ЗНАЧЕН!</text:p>
          </table:table-cell>
          <table:table-cell table:formula="of:==IF(ISBLANK([.$C44]);&quot;&quot;;FIND([.R$3];[.$C44]))" office:value-type="float" office:value="36" calcext:value-type="float">
            <text:p>36</text:p>
          </table:table-cell>
          <table:table-cell table:formula="of:==IF(ISBLANK([.$C44]);&quot;&quot;;FIND([.S$3];[.$C44]))" office:value-type="string" office:string-value="" calcext:value-type="error">
            <text:p>#ЗНАЧЕН!</text:p>
          </table:table-cell>
          <table:table-cell table:formula="of:=IF(ISBLANK([.C44]);&quot;&quot;;MID([.C44];[.M44]+LEN([.$M$3]);[.N44]-[.M44]-LEN([.$M$3])))" office:value-type="string" office:string-value="SYSNAME" calcext:value-type="string">
            <text:p>SYSNAME</text:p>
          </table:table-cell>
          <table:table-cell table:formula="of:=IF(NOT(ISERROR([.O44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4]);&quot;&quot;;AND(NOT(ISERROR([.$P44]));ISERROR([.$Q44]);ISERROR([.$R44]);ISERROR([.$S44])))" office:value-type="boolean" office:boolean-value="false" calcext:value-type="boolean">
            <text:p>ЛОЖЬ</text:p>
          </table:table-cell>
          <table:table-cell table:style-name="ce12" table:formula="of:=IF(ISBLANK([.$C44]);&quot;&quot;;AND((ISERROR([.$P44]));ISERROR([.$Q44]);NOT(ISERROR([.$R44]));ISERROR([.$S44])))" office:value-type="boolean" office:boolean-value="true" calcext:value-type="boolean">
            <text:p>ИСТИНА</text:p>
          </table:table-cell>
          <table:table-cell table:style-name="ce12" table:formula="of:=IF(ISBLANK([.$C44]);&quot;&quot;;AND(NOT(ISERROR([.$S44]))))" office:value-type="boolean" office:boolean-value="false" calcext:value-type="boolean">
            <text:p>ЛОЖЬ</text:p>
          </table:table-cell>
          <table:table-cell table:style-name="ce12" table:formula="of:=IF(ISBLANK([.$C44]);&quot;&quot;;AND(NOT(ISERROR([.$Q44]))))" office:value-type="boolean" office:boolean-value="false" calcext:value-type="boolean">
            <text:p>ЛОЖЬ</text:p>
          </table:table-cell>
          <table:table-cell table:formula="of:=IF(ISBLANK([.C44]);&quot;&quot;;IF([.W44];&quot;java.lang.Long&quot;;IF([.X44];&quot;java.lang.String&quot;;IF([.Y44];&quot;java.lang.Double&quot;;IF([.Z44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44]);&quot;&quot;;IF(ISERR([.G44]);&quot;&lt;/obj-entity&gt;&quot;;CONCATENATE([.$I$2];[.G44];[.$J$2];[.G44];[.$K$2])))">
            <text:p/>
          </table:table-cell>
          <table:table-cell table:formula="of:=IF(ISBLANK([.C44]);&quot;&quot;;CONCATENATE([.$U$3];[.T44];[.$V$3];[.AA44];[.$AD$3];[.T44];[.U44];[.$AF$3]))" office:value-type="string" office:string-value="&lt;obj-attribute name=&quot;SYSNAME&quot; type=&quot;java.lang.String&quot; db-attribute-path=&quot;SYSNAME&quot; note=&quot;&quot;/&gt;" calcext:value-type="string">
            <text:p>&lt;obj-attribute name="SYSNAME" type="java.lang.String" db-attribute-path="SYSNAM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ODE" type="VARCHAR" length="255"/&gt;</text:p>
          </table:table-cell>
          <table:table-cell/>
          <table:table-cell table:formula="of:==IF(ISBLANK([.B45]);&quot;&quot;;FIND([.$E$3];[.B45]))">
            <text:p/>
          </table:table-cell>
          <table:table-cell table:formula="of:=IF(ISBLANK([.B45]);&quot;&quot;;FIND([.$F$3];[.B45]))">
            <text:p/>
          </table:table-cell>
          <table:table-cell table:formula="of:=IF(ISBLANK([.B45]);&quot;&quot;;MID([.B45];[.E45]+LEN([.$E$3]);[.F45]-[.E45]-LEN([.$E$3])))">
            <text:p/>
          </table:table-cell>
          <table:table-cell/>
          <table:table-cell table:style-name="ce9" table:formula="of:=IF(ISBLANK([.B45]);&quot;&quot;;IF(ISERR([.G45]);&quot;&lt;/obj-entity&gt;&quot;;CONCATENATE([.$I$2];[.G45];[.$J$2];[.G45];[.$K$2])))">
            <text:p/>
          </table:table-cell>
          <table:table-cell table:number-columns-repeated="3"/>
          <table:table-cell table:formula="of:==IF(ISBLANK([.$C45]);&quot;&quot;;FIND([.M$3];[.$C45]))" office:value-type="float" office:value="15" calcext:value-type="float">
            <text:p>15</text:p>
          </table:table-cell>
          <table:table-cell table:formula="of:==IF(ISBLANK([.$C45]);&quot;&quot;;FIND([.N$3];[.$C45]))" office:value-type="float" office:value="25" calcext:value-type="float">
            <text:p>25</text:p>
          </table:table-cell>
          <table:table-cell table:formula="of:==IF(ISBLANK([.$C45]);&quot;&quot;;FIND([.O$3];[.$C45]))" office:value-type="string" office:string-value="" calcext:value-type="error">
            <text:p>#ЗНАЧЕН!</text:p>
          </table:table-cell>
          <table:table-cell table:formula="of:==IF(ISBLANK([.$C45]);&quot;&quot;;FIND([.P$3];[.$C45]))" office:value-type="string" office:string-value="" calcext:value-type="error">
            <text:p>#ЗНАЧЕН!</text:p>
          </table:table-cell>
          <table:table-cell table:formula="of:==IF(ISBLANK([.$C45]);&quot;&quot;;FIND([.Q$3];[.$C45]))" office:value-type="string" office:string-value="" calcext:value-type="error">
            <text:p>#ЗНАЧЕН!</text:p>
          </table:table-cell>
          <table:table-cell table:formula="of:==IF(ISBLANK([.$C45]);&quot;&quot;;FIND([.R$3];[.$C45]))" office:value-type="float" office:value="33" calcext:value-type="float">
            <text:p>33</text:p>
          </table:table-cell>
          <table:table-cell table:formula="of:==IF(ISBLANK([.$C45]);&quot;&quot;;FIND([.S$3];[.$C45]))" office:value-type="string" office:string-value="" calcext:value-type="error">
            <text:p>#ЗНАЧЕН!</text:p>
          </table:table-cell>
          <table:table-cell table:formula="of:=IF(ISBLANK([.C45]);&quot;&quot;;MID([.C45];[.M45]+LEN([.$M$3]);[.N45]-[.M45]-LEN([.$M$3])))" office:value-type="string" office:string-value="CODE" calcext:value-type="string">
            <text:p>CODE</text:p>
          </table:table-cell>
          <table:table-cell table:formula="of:=IF(NOT(ISERROR([.O45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5]);&quot;&quot;;AND(NOT(ISERROR([.$P45]));ISERROR([.$Q45]);ISERROR([.$R45]);ISERROR([.$S45])))" office:value-type="boolean" office:boolean-value="false" calcext:value-type="boolean">
            <text:p>ЛОЖЬ</text:p>
          </table:table-cell>
          <table:table-cell table:style-name="ce12" table:formula="of:=IF(ISBLANK([.$C45]);&quot;&quot;;AND((ISERROR([.$P45]));ISERROR([.$Q45]);NOT(ISERROR([.$R45]));ISERROR([.$S45])))" office:value-type="boolean" office:boolean-value="true" calcext:value-type="boolean">
            <text:p>ИСТИНА</text:p>
          </table:table-cell>
          <table:table-cell table:style-name="ce12" table:formula="of:=IF(ISBLANK([.$C45]);&quot;&quot;;AND(NOT(ISERROR([.$S45]))))" office:value-type="boolean" office:boolean-value="false" calcext:value-type="boolean">
            <text:p>ЛОЖЬ</text:p>
          </table:table-cell>
          <table:table-cell table:style-name="ce12" table:formula="of:=IF(ISBLANK([.$C45]);&quot;&quot;;AND(NOT(ISERROR([.$Q45]))))" office:value-type="boolean" office:boolean-value="false" calcext:value-type="boolean">
            <text:p>ЛОЖЬ</text:p>
          </table:table-cell>
          <table:table-cell table:formula="of:=IF(ISBLANK([.C45]);&quot;&quot;;IF([.W45];&quot;java.lang.Long&quot;;IF([.X45];&quot;java.lang.String&quot;;IF([.Y45];&quot;java.lang.Double&quot;;IF([.Z45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45]);&quot;&quot;;IF(ISERR([.G45]);&quot;&lt;/obj-entity&gt;&quot;;CONCATENATE([.$I$2];[.G45];[.$J$2];[.G45];[.$K$2])))">
            <text:p/>
          </table:table-cell>
          <table:table-cell table:formula="of:=IF(ISBLANK([.C45]);&quot;&quot;;CONCATENATE([.$U$3];[.T45];[.$V$3];[.AA45];[.$AD$3];[.T45];[.U45];[.$AF$3]))" office:value-type="string" office:string-value="&lt;obj-attribute name=&quot;CODE&quot; type=&quot;java.lang.String&quot; db-attribute-path=&quot;CODE&quot; note=&quot;&quot;/&gt;" calcext:value-type="string">
            <text:p>&lt;obj-attribute name="CODE" type="java.lang.String" db-attribute-path="COD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NOTE" type="VARCHAR" length="255"/&gt;</text:p>
          </table:table-cell>
          <table:table-cell/>
          <table:table-cell table:formula="of:==IF(ISBLANK([.B46]);&quot;&quot;;FIND([.$E$3];[.B46]))">
            <text:p/>
          </table:table-cell>
          <table:table-cell table:formula="of:=IF(ISBLANK([.B46]);&quot;&quot;;FIND([.$F$3];[.B46]))">
            <text:p/>
          </table:table-cell>
          <table:table-cell table:formula="of:=IF(ISBLANK([.B46]);&quot;&quot;;MID([.B46];[.E46]+LEN([.$E$3]);[.F46]-[.E46]-LEN([.$E$3])))">
            <text:p/>
          </table:table-cell>
          <table:table-cell/>
          <table:table-cell table:style-name="ce9" table:formula="of:=IF(ISBLANK([.B46]);&quot;&quot;;IF(ISERR([.G46]);&quot;&lt;/obj-entity&gt;&quot;;CONCATENATE([.$I$2];[.G46];[.$J$2];[.G46];[.$K$2])))">
            <text:p/>
          </table:table-cell>
          <table:table-cell table:number-columns-repeated="3"/>
          <table:table-cell table:formula="of:==IF(ISBLANK([.$C46]);&quot;&quot;;FIND([.M$3];[.$C46]))" office:value-type="float" office:value="15" calcext:value-type="float">
            <text:p>15</text:p>
          </table:table-cell>
          <table:table-cell table:formula="of:==IF(ISBLANK([.$C46]);&quot;&quot;;FIND([.N$3];[.$C46]))" office:value-type="float" office:value="25" calcext:value-type="float">
            <text:p>25</text:p>
          </table:table-cell>
          <table:table-cell table:formula="of:==IF(ISBLANK([.$C46]);&quot;&quot;;FIND([.O$3];[.$C46]))" office:value-type="string" office:string-value="" calcext:value-type="error">
            <text:p>#ЗНАЧЕН!</text:p>
          </table:table-cell>
          <table:table-cell table:formula="of:==IF(ISBLANK([.$C46]);&quot;&quot;;FIND([.P$3];[.$C46]))" office:value-type="string" office:string-value="" calcext:value-type="error">
            <text:p>#ЗНАЧЕН!</text:p>
          </table:table-cell>
          <table:table-cell table:formula="of:==IF(ISBLANK([.$C46]);&quot;&quot;;FIND([.Q$3];[.$C46]))" office:value-type="string" office:string-value="" calcext:value-type="error">
            <text:p>#ЗНАЧЕН!</text:p>
          </table:table-cell>
          <table:table-cell table:formula="of:==IF(ISBLANK([.$C46]);&quot;&quot;;FIND([.R$3];[.$C46]))" office:value-type="float" office:value="33" calcext:value-type="float">
            <text:p>33</text:p>
          </table:table-cell>
          <table:table-cell table:formula="of:==IF(ISBLANK([.$C46]);&quot;&quot;;FIND([.S$3];[.$C46]))" office:value-type="string" office:string-value="" calcext:value-type="error">
            <text:p>#ЗНАЧЕН!</text:p>
          </table:table-cell>
          <table:table-cell table:formula="of:=IF(ISBLANK([.C46]);&quot;&quot;;MID([.C46];[.M46]+LEN([.$M$3]);[.N46]-[.M46]-LEN([.$M$3])))" office:value-type="string" office:string-value="NOTE" calcext:value-type="string">
            <text:p>NOTE</text:p>
          </table:table-cell>
          <table:table-cell table:formula="of:=IF(NOT(ISERROR([.O46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6]);&quot;&quot;;AND(NOT(ISERROR([.$P46]));ISERROR([.$Q46]);ISERROR([.$R46]);ISERROR([.$S46])))" office:value-type="boolean" office:boolean-value="false" calcext:value-type="boolean">
            <text:p>ЛОЖЬ</text:p>
          </table:table-cell>
          <table:table-cell table:style-name="ce12" table:formula="of:=IF(ISBLANK([.$C46]);&quot;&quot;;AND((ISERROR([.$P46]));ISERROR([.$Q46]);NOT(ISERROR([.$R46]));ISERROR([.$S46])))" office:value-type="boolean" office:boolean-value="true" calcext:value-type="boolean">
            <text:p>ИСТИНА</text:p>
          </table:table-cell>
          <table:table-cell table:style-name="ce12" table:formula="of:=IF(ISBLANK([.$C46]);&quot;&quot;;AND(NOT(ISERROR([.$S46]))))" office:value-type="boolean" office:boolean-value="false" calcext:value-type="boolean">
            <text:p>ЛОЖЬ</text:p>
          </table:table-cell>
          <table:table-cell table:style-name="ce12" table:formula="of:=IF(ISBLANK([.$C46]);&quot;&quot;;AND(NOT(ISERROR([.$Q46]))))" office:value-type="boolean" office:boolean-value="false" calcext:value-type="boolean">
            <text:p>ЛОЖЬ</text:p>
          </table:table-cell>
          <table:table-cell table:formula="of:=IF(ISBLANK([.C46]);&quot;&quot;;IF([.W46];&quot;java.lang.Long&quot;;IF([.X46];&quot;java.lang.String&quot;;IF([.Y46];&quot;java.lang.Double&quot;;IF([.Z46];&quot;java.math.BigDecimal&quot;;&quot;none&quot;)))))" office:value-type="string" office:string-value="java.lang.String" calcext:value-type="string">
            <text:p>java.lang.String</text:p>
          </table:table-cell>
          <table:table-cell/>
          <table:table-cell table:style-name="ce16" table:formula="of:=IF(ISBLANK([.B46]);&quot;&quot;;IF(ISERR([.G46]);&quot;&lt;/obj-entity&gt;&quot;;CONCATENATE([.$I$2];[.G46];[.$J$2];[.G46];[.$K$2])))">
            <text:p/>
          </table:table-cell>
          <table:table-cell table:formula="of:=IF(ISBLANK([.C46]);&quot;&quot;;CONCATENATE([.$U$3];[.T46];[.$V$3];[.AA46];[.$AD$3];[.T46];[.U46];[.$AF$3]))" office:value-type="string" office:string-value="&lt;obj-attribute name=&quot;NOTE&quot; type=&quot;java.lang.String&quot; db-attribute-path=&quot;NOTE&quot; note=&quot;&quot;/&gt;" calcext:value-type="string">
            <text:p>&lt;obj-attribute name="NOTE" type="java.lang.String" db-attribute-path="NOTE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CURRENCYID" type="NUMERIC"length="19"/&gt;</text:p>
          </table:table-cell>
          <table:table-cell/>
          <table:table-cell table:formula="of:==IF(ISBLANK([.B47]);&quot;&quot;;FIND([.$E$3];[.B47]))">
            <text:p/>
          </table:table-cell>
          <table:table-cell table:formula="of:=IF(ISBLANK([.B47]);&quot;&quot;;FIND([.$F$3];[.B47]))">
            <text:p/>
          </table:table-cell>
          <table:table-cell table:formula="of:=IF(ISBLANK([.B47]);&quot;&quot;;MID([.B47];[.E47]+LEN([.$E$3]);[.F47]-[.E47]-LEN([.$E$3])))">
            <text:p/>
          </table:table-cell>
          <table:table-cell/>
          <table:table-cell table:style-name="ce9" table:formula="of:=IF(ISBLANK([.B47]);&quot;&quot;;IF(ISERR([.G47]);&quot;&lt;/obj-entity&gt;&quot;;CONCATENATE([.$I$2];[.G47];[.$J$2];[.G47];[.$K$2])))">
            <text:p/>
          </table:table-cell>
          <table:table-cell table:number-columns-repeated="3"/>
          <table:table-cell table:formula="of:==IF(ISBLANK([.$C47]);&quot;&quot;;FIND([.M$3];[.$C47]))" office:value-type="float" office:value="15" calcext:value-type="float">
            <text:p>15</text:p>
          </table:table-cell>
          <table:table-cell table:formula="of:==IF(ISBLANK([.$C47]);&quot;&quot;;FIND([.N$3];[.$C47]))" office:value-type="float" office:value="31" calcext:value-type="float">
            <text:p>31</text:p>
          </table:table-cell>
          <table:table-cell table:formula="of:==IF(ISBLANK([.$C47]);&quot;&quot;;FIND([.O$3];[.$C47]))" office:value-type="string" office:string-value="" calcext:value-type="error">
            <text:p>#ЗНАЧЕН!</text:p>
          </table:table-cell>
          <table:table-cell table:formula="of:==IF(ISBLANK([.$C47]);&quot;&quot;;FIND([.P$3];[.$C47]))" office:value-type="float" office:value="39" calcext:value-type="float">
            <text:p>39</text:p>
          </table:table-cell>
          <table:table-cell table:formula="of:==IF(ISBLANK([.$C47]);&quot;&quot;;FIND([.Q$3];[.$C47]))" office:value-type="string" office:string-value="" calcext:value-type="error">
            <text:p>#ЗНАЧЕН!</text:p>
          </table:table-cell>
          <table:table-cell table:formula="of:==IF(ISBLANK([.$C47]);&quot;&quot;;FIND([.R$3];[.$C47]))" office:value-type="string" office:string-value="" calcext:value-type="error">
            <text:p>#ЗНАЧЕН!</text:p>
          </table:table-cell>
          <table:table-cell table:formula="of:==IF(ISBLANK([.$C47]);&quot;&quot;;FIND([.S$3];[.$C47]))" office:value-type="string" office:string-value="" calcext:value-type="error">
            <text:p>#ЗНАЧЕН!</text:p>
          </table:table-cell>
          <table:table-cell table:formula="of:=IF(ISBLANK([.C47]);&quot;&quot;;MID([.C47];[.M47]+LEN([.$M$3]);[.N47]-[.M47]-LEN([.$M$3])))" office:value-type="string" office:string-value="CURRENCYID" calcext:value-type="string">
            <text:p>CURRENCYID</text:p>
          </table:table-cell>
          <table:table-cell table:formula="of:=IF(NOT(ISERROR([.O47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7]);&quot;&quot;;AND(NOT(ISERROR([.$P47]));ISERROR([.$Q47]);ISERROR([.$R47]);ISERROR([.$S47])))" office:value-type="boolean" office:boolean-value="true" calcext:value-type="boolean">
            <text:p>ИСТИНА</text:p>
          </table:table-cell>
          <table:table-cell table:style-name="ce12" table:formula="of:=IF(ISBLANK([.$C47]);&quot;&quot;;AND((ISERROR([.$P47]));ISERROR([.$Q47]);NOT(ISERROR([.$R47]));ISERROR([.$S47])))" office:value-type="boolean" office:boolean-value="false" calcext:value-type="boolean">
            <text:p>ЛОЖЬ</text:p>
          </table:table-cell>
          <table:table-cell table:style-name="ce12" table:formula="of:=IF(ISBLANK([.$C47]);&quot;&quot;;AND(NOT(ISERROR([.$S47]))))" office:value-type="boolean" office:boolean-value="false" calcext:value-type="boolean">
            <text:p>ЛОЖЬ</text:p>
          </table:table-cell>
          <table:table-cell table:style-name="ce12" table:formula="of:=IF(ISBLANK([.$C47]);&quot;&quot;;AND(NOT(ISERROR([.$Q47]))))" office:value-type="boolean" office:boolean-value="false" calcext:value-type="boolean">
            <text:p>ЛОЖЬ</text:p>
          </table:table-cell>
          <table:table-cell table:formula="of:=IF(ISBLANK([.C47]);&quot;&quot;;IF([.W47];&quot;java.lang.Long&quot;;IF([.X47];&quot;java.lang.String&quot;;IF([.Y47];&quot;java.lang.Double&quot;;IF([.Z47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47]);&quot;&quot;;IF(ISERR([.G47]);&quot;&lt;/obj-entity&gt;&quot;;CONCATENATE([.$I$2];[.G47];[.$J$2];[.G47];[.$K$2])))">
            <text:p/>
          </table:table-cell>
          <table:table-cell table:formula="of:=IF(ISBLANK([.C47]);&quot;&quot;;CONCATENATE([.$U$3];[.T47];[.$V$3];[.AA47];[.$AD$3];[.T47];[.U47];[.$AF$3]))" office:value-type="string" office:string-value="&lt;obj-attribute name=&quot;CURRENCYID&quot; type=&quot;java.lang.Long&quot; db-attribute-path=&quot;CURRENCYID&quot; note=&quot;&quot;/&gt;" calcext:value-type="string">
            <text:p>&lt;obj-attribute name="CURRENCYID" type="java.lang.Long" db-attribute-path="CURRENCY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TERMID" type="NUMERIC"length="19"/&gt;</text:p>
          </table:table-cell>
          <table:table-cell/>
          <table:table-cell table:formula="of:==IF(ISBLANK([.B48]);&quot;&quot;;FIND([.$E$3];[.B48]))">
            <text:p/>
          </table:table-cell>
          <table:table-cell table:formula="of:=IF(ISBLANK([.B48]);&quot;&quot;;FIND([.$F$3];[.B48]))">
            <text:p/>
          </table:table-cell>
          <table:table-cell table:formula="of:=IF(ISBLANK([.B48]);&quot;&quot;;MID([.B48];[.E48]+LEN([.$E$3]);[.F48]-[.E48]-LEN([.$E$3])))">
            <text:p/>
          </table:table-cell>
          <table:table-cell/>
          <table:table-cell table:style-name="ce9" table:formula="of:=IF(ISBLANK([.B48]);&quot;&quot;;IF(ISERR([.G48]);&quot;&lt;/obj-entity&gt;&quot;;CONCATENATE([.$I$2];[.G48];[.$J$2];[.G48];[.$K$2])))">
            <text:p/>
          </table:table-cell>
          <table:table-cell table:number-columns-repeated="3"/>
          <table:table-cell table:formula="of:==IF(ISBLANK([.$C48]);&quot;&quot;;FIND([.M$3];[.$C48]))" office:value-type="float" office:value="15" calcext:value-type="float">
            <text:p>15</text:p>
          </table:table-cell>
          <table:table-cell table:formula="of:==IF(ISBLANK([.$C48]);&quot;&quot;;FIND([.N$3];[.$C48]))" office:value-type="float" office:value="27" calcext:value-type="float">
            <text:p>27</text:p>
          </table:table-cell>
          <table:table-cell table:formula="of:==IF(ISBLANK([.$C48]);&quot;&quot;;FIND([.O$3];[.$C48]))" office:value-type="string" office:string-value="" calcext:value-type="error">
            <text:p>#ЗНАЧЕН!</text:p>
          </table:table-cell>
          <table:table-cell table:formula="of:==IF(ISBLANK([.$C48]);&quot;&quot;;FIND([.P$3];[.$C48]))" office:value-type="float" office:value="35" calcext:value-type="float">
            <text:p>35</text:p>
          </table:table-cell>
          <table:table-cell table:formula="of:==IF(ISBLANK([.$C48]);&quot;&quot;;FIND([.Q$3];[.$C48]))" office:value-type="string" office:string-value="" calcext:value-type="error">
            <text:p>#ЗНАЧЕН!</text:p>
          </table:table-cell>
          <table:table-cell table:formula="of:==IF(ISBLANK([.$C48]);&quot;&quot;;FIND([.R$3];[.$C48]))" office:value-type="string" office:string-value="" calcext:value-type="error">
            <text:p>#ЗНАЧЕН!</text:p>
          </table:table-cell>
          <table:table-cell table:formula="of:==IF(ISBLANK([.$C48]);&quot;&quot;;FIND([.S$3];[.$C48]))" office:value-type="string" office:string-value="" calcext:value-type="error">
            <text:p>#ЗНАЧЕН!</text:p>
          </table:table-cell>
          <table:table-cell table:formula="of:=IF(ISBLANK([.C48]);&quot;&quot;;MID([.C48];[.M48]+LEN([.$M$3]);[.N48]-[.M48]-LEN([.$M$3])))" office:value-type="string" office:string-value="TERMID" calcext:value-type="string">
            <text:p>TERMID</text:p>
          </table:table-cell>
          <table:table-cell table:formula="of:=IF(NOT(ISERROR([.O48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8]);&quot;&quot;;AND(NOT(ISERROR([.$P48]));ISERROR([.$Q48]);ISERROR([.$R48]);ISERROR([.$S48])))" office:value-type="boolean" office:boolean-value="true" calcext:value-type="boolean">
            <text:p>ИСТИНА</text:p>
          </table:table-cell>
          <table:table-cell table:style-name="ce12" table:formula="of:=IF(ISBLANK([.$C48]);&quot;&quot;;AND((ISERROR([.$P48]));ISERROR([.$Q48]);NOT(ISERROR([.$R48]));ISERROR([.$S48])))" office:value-type="boolean" office:boolean-value="false" calcext:value-type="boolean">
            <text:p>ЛОЖЬ</text:p>
          </table:table-cell>
          <table:table-cell table:style-name="ce12" table:formula="of:=IF(ISBLANK([.$C48]);&quot;&quot;;AND(NOT(ISERROR([.$S48]))))" office:value-type="boolean" office:boolean-value="false" calcext:value-type="boolean">
            <text:p>ЛОЖЬ</text:p>
          </table:table-cell>
          <table:table-cell table:style-name="ce12" table:formula="of:=IF(ISBLANK([.$C48]);&quot;&quot;;AND(NOT(ISERROR([.$Q48]))))" office:value-type="boolean" office:boolean-value="false" calcext:value-type="boolean">
            <text:p>ЛОЖЬ</text:p>
          </table:table-cell>
          <table:table-cell table:formula="of:=IF(ISBLANK([.C48]);&quot;&quot;;IF([.W48];&quot;java.lang.Long&quot;;IF([.X48];&quot;java.lang.String&quot;;IF([.Y48];&quot;java.lang.Double&quot;;IF([.Z48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48]);&quot;&quot;;IF(ISERR([.G48]);&quot;&lt;/obj-entity&gt;&quot;;CONCATENATE([.$I$2];[.G48];[.$J$2];[.G48];[.$K$2])))">
            <text:p/>
          </table:table-cell>
          <table:table-cell table:formula="of:=IF(ISBLANK([.C48]);&quot;&quot;;CONCATENATE([.$U$3];[.T48];[.$V$3];[.AA48];[.$AD$3];[.T48];[.U48];[.$AF$3]))" office:value-type="string" office:string-value="&lt;obj-attribute name=&quot;TERMID&quot; type=&quot;java.lang.Long&quot; db-attribute-path=&quot;TERMID&quot; note=&quot;&quot;/&gt;" calcext:value-type="string">
            <text:p>&lt;obj-attribute name="TERMID" type="java.lang.Long" db-attribute-path="TERMID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TERMYEARCOUNT" type="NUMERIC"length="19"/&gt;</text:p>
          </table:table-cell>
          <table:table-cell/>
          <table:table-cell table:formula="of:==IF(ISBLANK([.B49]);&quot;&quot;;FIND([.$E$3];[.B49]))">
            <text:p/>
          </table:table-cell>
          <table:table-cell table:formula="of:=IF(ISBLANK([.B49]);&quot;&quot;;FIND([.$F$3];[.B49]))">
            <text:p/>
          </table:table-cell>
          <table:table-cell table:formula="of:=IF(ISBLANK([.B49]);&quot;&quot;;MID([.B49];[.E49]+LEN([.$E$3]);[.F49]-[.E49]-LEN([.$E$3])))">
            <text:p/>
          </table:table-cell>
          <table:table-cell/>
          <table:table-cell table:style-name="ce9" table:formula="of:=IF(ISBLANK([.B49]);&quot;&quot;;IF(ISERR([.G49]);&quot;&lt;/obj-entity&gt;&quot;;CONCATENATE([.$I$2];[.G49];[.$J$2];[.G49];[.$K$2])))">
            <text:p/>
          </table:table-cell>
          <table:table-cell table:number-columns-repeated="3"/>
          <table:table-cell table:formula="of:==IF(ISBLANK([.$C49]);&quot;&quot;;FIND([.M$3];[.$C49]))" office:value-type="float" office:value="15" calcext:value-type="float">
            <text:p>15</text:p>
          </table:table-cell>
          <table:table-cell table:formula="of:==IF(ISBLANK([.$C49]);&quot;&quot;;FIND([.N$3];[.$C49]))" office:value-type="float" office:value="34" calcext:value-type="float">
            <text:p>34</text:p>
          </table:table-cell>
          <table:table-cell table:formula="of:==IF(ISBLANK([.$C49]);&quot;&quot;;FIND([.O$3];[.$C49]))" office:value-type="string" office:string-value="" calcext:value-type="error">
            <text:p>#ЗНАЧЕН!</text:p>
          </table:table-cell>
          <table:table-cell table:formula="of:==IF(ISBLANK([.$C49]);&quot;&quot;;FIND([.P$3];[.$C49]))" office:value-type="float" office:value="42" calcext:value-type="float">
            <text:p>42</text:p>
          </table:table-cell>
          <table:table-cell table:formula="of:==IF(ISBLANK([.$C49]);&quot;&quot;;FIND([.Q$3];[.$C49]))" office:value-type="string" office:string-value="" calcext:value-type="error">
            <text:p>#ЗНАЧЕН!</text:p>
          </table:table-cell>
          <table:table-cell table:formula="of:==IF(ISBLANK([.$C49]);&quot;&quot;;FIND([.R$3];[.$C49]))" office:value-type="string" office:string-value="" calcext:value-type="error">
            <text:p>#ЗНАЧЕН!</text:p>
          </table:table-cell>
          <table:table-cell table:formula="of:==IF(ISBLANK([.$C49]);&quot;&quot;;FIND([.S$3];[.$C49]))" office:value-type="string" office:string-value="" calcext:value-type="error">
            <text:p>#ЗНАЧЕН!</text:p>
          </table:table-cell>
          <table:table-cell table:formula="of:=IF(ISBLANK([.C49]);&quot;&quot;;MID([.C49];[.M49]+LEN([.$M$3]);[.N49]-[.M49]-LEN([.$M$3])))" office:value-type="string" office:string-value="TERMYEARCOUNT" calcext:value-type="string">
            <text:p>TERMYEARCOUNT</text:p>
          </table:table-cell>
          <table:table-cell table:formula="of:=IF(NOT(ISERROR([.O49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49]);&quot;&quot;;AND(NOT(ISERROR([.$P49]));ISERROR([.$Q49]);ISERROR([.$R49]);ISERROR([.$S49])))" office:value-type="boolean" office:boolean-value="true" calcext:value-type="boolean">
            <text:p>ИСТИНА</text:p>
          </table:table-cell>
          <table:table-cell table:style-name="ce12" table:formula="of:=IF(ISBLANK([.$C49]);&quot;&quot;;AND((ISERROR([.$P49]));ISERROR([.$Q49]);NOT(ISERROR([.$R49]));ISERROR([.$S49])))" office:value-type="boolean" office:boolean-value="false" calcext:value-type="boolean">
            <text:p>ЛОЖЬ</text:p>
          </table:table-cell>
          <table:table-cell table:style-name="ce12" table:formula="of:=IF(ISBLANK([.$C49]);&quot;&quot;;AND(NOT(ISERROR([.$S49]))))" office:value-type="boolean" office:boolean-value="false" calcext:value-type="boolean">
            <text:p>ЛОЖЬ</text:p>
          </table:table-cell>
          <table:table-cell table:style-name="ce12" table:formula="of:=IF(ISBLANK([.$C49]);&quot;&quot;;AND(NOT(ISERROR([.$Q49]))))" office:value-type="boolean" office:boolean-value="false" calcext:value-type="boolean">
            <text:p>ЛОЖЬ</text:p>
          </table:table-cell>
          <table:table-cell table:formula="of:=IF(ISBLANK([.C49]);&quot;&quot;;IF([.W49];&quot;java.lang.Long&quot;;IF([.X49];&quot;java.lang.String&quot;;IF([.Y49];&quot;java.lang.Double&quot;;IF([.Z49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49]);&quot;&quot;;IF(ISERR([.G49]);&quot;&lt;/obj-entity&gt;&quot;;CONCATENATE([.$I$2];[.G49];[.$J$2];[.G49];[.$K$2])))">
            <text:p/>
          </table:table-cell>
          <table:table-cell table:formula="of:=IF(ISBLANK([.C49]);&quot;&quot;;CONCATENATE([.$U$3];[.T49];[.$V$3];[.AA49];[.$AD$3];[.T49];[.U49];[.$AF$3]))" office:value-type="string" office:string-value="&lt;obj-attribute name=&quot;TERMYEARCOUNT&quot; type=&quot;java.lang.Long&quot; db-attribute-path=&quot;TERMYEARCOUNT&quot; note=&quot;&quot;/&gt;" calcext:value-type="string">
            <text:p>&lt;obj-attribute name="TERMYEARCOUNT" type="java.lang.Long" db-attribute-path="TERMYEARCOUNT" note=""/&gt;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&lt;db-attribute name="INVBASEACTIVEID" type="NUMERIC"length="19"/&gt;</text:p>
          </table:table-cell>
          <table:table-cell/>
          <table:table-cell table:formula="of:==IF(ISBLANK([.B50]);&quot;&quot;;FIND([.$E$3];[.B50]))">
            <text:p/>
          </table:table-cell>
          <table:table-cell table:formula="of:=IF(ISBLANK([.B50]);&quot;&quot;;FIND([.$F$3];[.B50]))">
            <text:p/>
          </table:table-cell>
          <table:table-cell table:formula="of:=IF(ISBLANK([.B50]);&quot;&quot;;MID([.B50];[.E50]+LEN([.$E$3]);[.F50]-[.E50]-LEN([.$E$3])))">
            <text:p/>
          </table:table-cell>
          <table:table-cell/>
          <table:table-cell table:style-name="ce9" table:formula="of:=IF(ISBLANK([.B50]);&quot;&quot;;IF(ISERR([.G50]);&quot;&lt;/obj-entity&gt;&quot;;CONCATENATE([.$I$2];[.G50];[.$J$2];[.G50];[.$K$2])))">
            <text:p/>
          </table:table-cell>
          <table:table-cell table:number-columns-repeated="3"/>
          <table:table-cell table:formula="of:==IF(ISBLANK([.$C50]);&quot;&quot;;FIND([.M$3];[.$C50]))" office:value-type="float" office:value="15" calcext:value-type="float">
            <text:p>15</text:p>
          </table:table-cell>
          <table:table-cell table:formula="of:==IF(ISBLANK([.$C50]);&quot;&quot;;FIND([.N$3];[.$C50]))" office:value-type="float" office:value="36" calcext:value-type="float">
            <text:p>36</text:p>
          </table:table-cell>
          <table:table-cell table:formula="of:==IF(ISBLANK([.$C50]);&quot;&quot;;FIND([.O$3];[.$C50]))" office:value-type="string" office:string-value="" calcext:value-type="error">
            <text:p>#ЗНАЧЕН!</text:p>
          </table:table-cell>
          <table:table-cell table:formula="of:==IF(ISBLANK([.$C50]);&quot;&quot;;FIND([.P$3];[.$C50]))" office:value-type="float" office:value="44" calcext:value-type="float">
            <text:p>44</text:p>
          </table:table-cell>
          <table:table-cell table:formula="of:==IF(ISBLANK([.$C50]);&quot;&quot;;FIND([.Q$3];[.$C50]))" office:value-type="string" office:string-value="" calcext:value-type="error">
            <text:p>#ЗНАЧЕН!</text:p>
          </table:table-cell>
          <table:table-cell table:formula="of:==IF(ISBLANK([.$C50]);&quot;&quot;;FIND([.R$3];[.$C50]))" office:value-type="string" office:string-value="" calcext:value-type="error">
            <text:p>#ЗНАЧЕН!</text:p>
          </table:table-cell>
          <table:table-cell table:formula="of:==IF(ISBLANK([.$C50]);&quot;&quot;;FIND([.S$3];[.$C50]))" office:value-type="string" office:string-value="" calcext:value-type="error">
            <text:p>#ЗНАЧЕН!</text:p>
          </table:table-cell>
          <table:table-cell table:formula="of:=IF(ISBLANK([.C50]);&quot;&quot;;MID([.C50];[.M50]+LEN([.$M$3]);[.N50]-[.M50]-LEN([.$M$3])))" office:value-type="string" office:string-value="INVBASEACTIVEID" calcext:value-type="string">
            <text:p>INVBASEACTIVEID</text:p>
          </table:table-cell>
          <table:table-cell table:formula="of:=IF(NOT(ISERROR([.O50]));[.$AE$3];[.$AG$3])" office:value-type="string" office:string-value="&quot;" calcext:value-type="string">
            <text:p>"</text:p>
          </table:table-cell>
          <table:table-cell/>
          <table:table-cell table:style-name="ce12" table:formula="of:=IF(ISBLANK([.$C50]);&quot;&quot;;AND(NOT(ISERROR([.$P50]));ISERROR([.$Q50]);ISERROR([.$R50]);ISERROR([.$S50])))" office:value-type="boolean" office:boolean-value="true" calcext:value-type="boolean">
            <text:p>ИСТИНА</text:p>
          </table:table-cell>
          <table:table-cell table:style-name="ce12" table:formula="of:=IF(ISBLANK([.$C50]);&quot;&quot;;AND((ISERROR([.$P50]));ISERROR([.$Q50]);NOT(ISERROR([.$R50]));ISERROR([.$S50])))" office:value-type="boolean" office:boolean-value="false" calcext:value-type="boolean">
            <text:p>ЛОЖЬ</text:p>
          </table:table-cell>
          <table:table-cell table:style-name="ce12" table:formula="of:=IF(ISBLANK([.$C50]);&quot;&quot;;AND(NOT(ISERROR([.$S50]))))" office:value-type="boolean" office:boolean-value="false" calcext:value-type="boolean">
            <text:p>ЛОЖЬ</text:p>
          </table:table-cell>
          <table:table-cell table:style-name="ce12" table:formula="of:=IF(ISBLANK([.$C50]);&quot;&quot;;AND(NOT(ISERROR([.$Q50]))))" office:value-type="boolean" office:boolean-value="false" calcext:value-type="boolean">
            <text:p>ЛОЖЬ</text:p>
          </table:table-cell>
          <table:table-cell table:formula="of:=IF(ISBLANK([.C50]);&quot;&quot;;IF([.W50];&quot;java.lang.Long&quot;;IF([.X50];&quot;java.lang.String&quot;;IF([.Y50];&quot;java.lang.Double&quot;;IF([.Z50];&quot;java.math.BigDecimal&quot;;&quot;none&quot;)))))" office:value-type="string" office:string-value="java.lang.Long" calcext:value-type="string">
            <text:p>java.lang.Long</text:p>
          </table:table-cell>
          <table:table-cell/>
          <table:table-cell table:style-name="ce16" table:formula="of:=IF(ISBLANK([.B50]);&quot;&quot;;IF(ISERR([.G50]);&quot;&lt;/obj-entity&gt;&quot;;CONCATENATE([.$I$2];[.G50];[.$J$2];[.G50];[.$K$2])))">
            <text:p/>
          </table:table-cell>
          <table:table-cell table:formula="of:=IF(ISBLANK([.C50]);&quot;&quot;;CONCATENATE([.$U$3];[.T50];[.$V$3];[.AA50];[.$AD$3];[.T50];[.U50];[.$AF$3]))" office:value-type="string" office:string-value="&lt;obj-attribute name=&quot;INVBASEACTIVEID&quot; type=&quot;java.lang.Long&quot; db-attribute-path=&quot;INVBASEACTIVEID&quot; note=&quot;&quot;/&gt;" calcext:value-type="string">
            <text:p>&lt;obj-attribute name="INVBASEACTIVEID" type="java.lang.Long" db-attribute-path="INVBASEACTIVEID" note=""/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&lt;/db-entity&gt;</text:p>
          </table:table-cell>
          <table:table-cell table:number-columns-repeated="2"/>
          <table:table-cell table:formula="of:==IF(ISBLANK([.B51]);&quot;&quot;;FIND([.$E$3];[.B51]))" office:value-type="string" office:string-value="" calcext:value-type="error">
            <text:p>#ЗНАЧЕН!</text:p>
          </table:table-cell>
          <table:table-cell table:formula="of:=IF(ISBLANK([.B51]);&quot;&quot;;FIND([.$F$3];[.B51]))" office:value-type="string" office:string-value="" calcext:value-type="error">
            <text:p>#ЗНАЧЕН!</text:p>
          </table:table-cell>
          <table:table-cell table:formula="of:=IF(ISBLANK([.B51]);&quot;&quot;;MID([.B51];[.E51]+LEN([.$E$3]);[.F51]-[.E51]-LEN([.$E$3])))" office:value-type="string" office:string-value="" calcext:value-type="error">
            <text:p>#ЗНАЧЕН!</text:p>
          </table:table-cell>
          <table:table-cell/>
          <table:table-cell table:style-name="ce9" table:formula="of:=IF(ISBLANK([.B51]);&quot;&quot;;IF(ISERR([.G51]);&quot;&lt;/obj-entity&gt;&quot;;CONCATENATE([.$I$2];[.G51];[.$J$2];[.G51];[.$K$2])))" office:value-type="string" office:string-value="&lt;/obj-entity&gt;" calcext:value-type="string">
            <text:p>&lt;/obj-entity&gt;</text:p>
          </table:table-cell>
          <table:table-cell table:number-columns-repeated="3"/>
          <table:table-cell table:formula="of:==IF(ISBLANK([.$C51]);&quot;&quot;;FIND([.M$3];[.$C51]))">
            <text:p/>
          </table:table-cell>
          <table:table-cell table:formula="of:==IF(ISBLANK([.$C51]);&quot;&quot;;FIND([.N$3];[.$C51]))">
            <text:p/>
          </table:table-cell>
          <table:table-cell table:formula="of:==IF(ISBLANK([.$C51]);&quot;&quot;;FIND([.O$3];[.$C51]))">
            <text:p/>
          </table:table-cell>
          <table:table-cell table:formula="of:==IF(ISBLANK([.$C51]);&quot;&quot;;FIND([.P$3];[.$C51]))">
            <text:p/>
          </table:table-cell>
          <table:table-cell table:formula="of:==IF(ISBLANK([.$C51]);&quot;&quot;;FIND([.Q$3];[.$C51]))">
            <text:p/>
          </table:table-cell>
          <table:table-cell table:formula="of:==IF(ISBLANK([.$C51]);&quot;&quot;;FIND([.R$3];[.$C51]))">
            <text:p/>
          </table:table-cell>
          <table:table-cell table:formula="of:==IF(ISBLANK([.$C51]);&quot;&quot;;FIND([.S$3];[.$C51]))">
            <text:p/>
          </table:table-cell>
          <table:table-cell table:formula="of:=IF(ISBLANK([.C51]);&quot;&quot;;MID([.C51];[.M51]+LEN([.$M$3]);[.N51]-[.M51]-LEN([.$M$3])))">
            <text:p/>
          </table:table-cell>
          <table:table-cell table:formula="of:=IF(NOT(ISERROR([.O5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1]);&quot;&quot;;AND(NOT(ISERROR([.$P51]));ISERROR([.$Q51]);ISERROR([.$R51]);ISERROR([.$S51])))">
            <text:p/>
          </table:table-cell>
          <table:table-cell table:style-name="ce12" table:formula="of:=IF(ISBLANK([.$C51]);&quot;&quot;;AND((ISERROR([.$P51]));ISERROR([.$Q51]);NOT(ISERROR([.$R51]));ISERROR([.$S51])))">
            <text:p/>
          </table:table-cell>
          <table:table-cell table:style-name="ce12" table:formula="of:=IF(ISBLANK([.$C51]);&quot;&quot;;AND(NOT(ISERROR([.$S51]))))">
            <text:p/>
          </table:table-cell>
          <table:table-cell table:style-name="ce12" table:formula="of:=IF(ISBLANK([.$C51]);&quot;&quot;;AND(NOT(ISERROR([.$Q51]))))">
            <text:p/>
          </table:table-cell>
          <table:table-cell table:formula="of:=IF(ISBLANK([.C51]);&quot;&quot;;IF([.W51];&quot;java.lang.Long&quot;;IF([.X51];&quot;java.lang.String&quot;;IF([.Y51];&quot;java.lang.Double&quot;;IF([.Z51];&quot;java.math.BigDecimal&quot;;&quot;none&quot;)))))">
            <text:p/>
          </table:table-cell>
          <table:table-cell/>
          <table:table-cell table:style-name="ce16" table:formula="of:=IF(ISBLANK([.B51]);&quot;&quot;;IF(ISERR([.G51]);&quot;&lt;/obj-entity&gt;&quot;;CONCATENATE([.$I$2];[.G51];[.$J$2];[.G51];[.$K$2])))" office:value-type="string" office:string-value="&lt;/obj-entity&gt;" calcext:value-type="string">
            <text:p>&lt;/obj-entity&gt;</text:p>
          </table:table-cell>
          <table:table-cell table:formula="of:=IF(ISBLANK([.C51]);&quot;&quot;;CONCATENATE([.$U$3];[.T51];[.$V$3];[.AA51];[.$AD$3];[.T51];[.U5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2]);&quot;&quot;;FIND([.$E$3];[.B52]))">
            <text:p/>
          </table:table-cell>
          <table:table-cell table:formula="of:=IF(ISBLANK([.B52]);&quot;&quot;;FIND([.$F$3];[.B52]))">
            <text:p/>
          </table:table-cell>
          <table:table-cell table:formula="of:=IF(ISBLANK([.B52]);&quot;&quot;;MID([.B52];[.E52]+LEN([.$E$3]);[.F52]-[.E52]-LEN([.$E$3])))">
            <text:p/>
          </table:table-cell>
          <table:table-cell/>
          <table:table-cell table:style-name="ce9" table:formula="of:=IF(ISBLANK([.B52]);&quot;&quot;;IF(ISERR([.G52]);&quot;&lt;/obj-entity&gt;&quot;;CONCATENATE([.$I$2];[.G52];[.$J$2];[.G52];[.$K$2])))">
            <text:p/>
          </table:table-cell>
          <table:table-cell table:number-columns-repeated="3"/>
          <table:table-cell table:formula="of:==IF(ISBLANK([.$C52]);&quot;&quot;;FIND([.M$3];[.$C52]))">
            <text:p/>
          </table:table-cell>
          <table:table-cell table:formula="of:==IF(ISBLANK([.$C52]);&quot;&quot;;FIND([.N$3];[.$C52]))">
            <text:p/>
          </table:table-cell>
          <table:table-cell table:formula="of:==IF(ISBLANK([.$C52]);&quot;&quot;;FIND([.O$3];[.$C52]))">
            <text:p/>
          </table:table-cell>
          <table:table-cell table:formula="of:==IF(ISBLANK([.$C52]);&quot;&quot;;FIND([.P$3];[.$C52]))">
            <text:p/>
          </table:table-cell>
          <table:table-cell table:formula="of:==IF(ISBLANK([.$C52]);&quot;&quot;;FIND([.Q$3];[.$C52]))">
            <text:p/>
          </table:table-cell>
          <table:table-cell table:formula="of:==IF(ISBLANK([.$C52]);&quot;&quot;;FIND([.R$3];[.$C52]))">
            <text:p/>
          </table:table-cell>
          <table:table-cell table:formula="of:==IF(ISBLANK([.$C52]);&quot;&quot;;FIND([.S$3];[.$C52]))">
            <text:p/>
          </table:table-cell>
          <table:table-cell table:formula="of:=IF(ISBLANK([.C52]);&quot;&quot;;MID([.C52];[.M52]+LEN([.$M$3]);[.N52]-[.M52]-LEN([.$M$3])))">
            <text:p/>
          </table:table-cell>
          <table:table-cell table:formula="of:=IF(NOT(ISERROR([.O5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2]);&quot;&quot;;AND(NOT(ISERROR([.$P52]));ISERROR([.$Q52]);ISERROR([.$R52]);ISERROR([.$S52])))">
            <text:p/>
          </table:table-cell>
          <table:table-cell table:style-name="ce12" table:formula="of:=IF(ISBLANK([.$C52]);&quot;&quot;;AND((ISERROR([.$P52]));ISERROR([.$Q52]);NOT(ISERROR([.$R52]));ISERROR([.$S52])))">
            <text:p/>
          </table:table-cell>
          <table:table-cell table:style-name="ce12" table:formula="of:=IF(ISBLANK([.$C52]);&quot;&quot;;AND(NOT(ISERROR([.$S52]))))">
            <text:p/>
          </table:table-cell>
          <table:table-cell table:style-name="ce12" table:formula="of:=IF(ISBLANK([.$C52]);&quot;&quot;;AND(NOT(ISERROR([.$Q52]))))">
            <text:p/>
          </table:table-cell>
          <table:table-cell table:formula="of:=IF(ISBLANK([.C52]);&quot;&quot;;IF([.W52];&quot;java.lang.Long&quot;;IF([.X52];&quot;java.lang.String&quot;;IF([.Y52];&quot;java.lang.Double&quot;;IF([.Z52];&quot;java.math.BigDecimal&quot;;&quot;none&quot;)))))">
            <text:p/>
          </table:table-cell>
          <table:table-cell/>
          <table:table-cell table:style-name="ce16" table:formula="of:=IF(ISBLANK([.B52]);&quot;&quot;;IF(ISERR([.G52]);&quot;&lt;/obj-entity&gt;&quot;;CONCATENATE([.$I$2];[.G52];[.$J$2];[.G52];[.$K$2])))">
            <text:p/>
          </table:table-cell>
          <table:table-cell table:formula="of:=IF(ISBLANK([.C52]);&quot;&quot;;CONCATENATE([.$U$3];[.T52];[.$V$3];[.AA52];[.$AD$3];[.T52];[.U5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3]);&quot;&quot;;FIND([.$E$3];[.B53]))">
            <text:p/>
          </table:table-cell>
          <table:table-cell table:formula="of:=IF(ISBLANK([.B53]);&quot;&quot;;FIND([.$F$3];[.B53]))">
            <text:p/>
          </table:table-cell>
          <table:table-cell table:formula="of:=IF(ISBLANK([.B53]);&quot;&quot;;MID([.B53];[.E53]+LEN([.$E$3]);[.F53]-[.E53]-LEN([.$E$3])))">
            <text:p/>
          </table:table-cell>
          <table:table-cell/>
          <table:table-cell table:style-name="ce9" table:formula="of:=IF(ISBLANK([.B53]);&quot;&quot;;IF(ISERR([.G53]);&quot;&lt;/obj-entity&gt;&quot;;CONCATENATE([.$I$2];[.G53];[.$J$2];[.G53];[.$K$2])))">
            <text:p/>
          </table:table-cell>
          <table:table-cell table:number-columns-repeated="3"/>
          <table:table-cell table:formula="of:==IF(ISBLANK([.$C53]);&quot;&quot;;FIND([.M$3];[.$C53]))">
            <text:p/>
          </table:table-cell>
          <table:table-cell table:formula="of:==IF(ISBLANK([.$C53]);&quot;&quot;;FIND([.N$3];[.$C53]))">
            <text:p/>
          </table:table-cell>
          <table:table-cell table:formula="of:==IF(ISBLANK([.$C53]);&quot;&quot;;FIND([.O$3];[.$C53]))">
            <text:p/>
          </table:table-cell>
          <table:table-cell table:formula="of:==IF(ISBLANK([.$C53]);&quot;&quot;;FIND([.P$3];[.$C53]))">
            <text:p/>
          </table:table-cell>
          <table:table-cell table:formula="of:==IF(ISBLANK([.$C53]);&quot;&quot;;FIND([.Q$3];[.$C53]))">
            <text:p/>
          </table:table-cell>
          <table:table-cell table:formula="of:==IF(ISBLANK([.$C53]);&quot;&quot;;FIND([.R$3];[.$C53]))">
            <text:p/>
          </table:table-cell>
          <table:table-cell table:formula="of:==IF(ISBLANK([.$C53]);&quot;&quot;;FIND([.S$3];[.$C53]))">
            <text:p/>
          </table:table-cell>
          <table:table-cell table:formula="of:=IF(ISBLANK([.C53]);&quot;&quot;;MID([.C53];[.M53]+LEN([.$M$3]);[.N53]-[.M53]-LEN([.$M$3])))">
            <text:p/>
          </table:table-cell>
          <table:table-cell table:formula="of:=IF(NOT(ISERROR([.O5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3]);&quot;&quot;;AND(NOT(ISERROR([.$P53]));ISERROR([.$Q53]);ISERROR([.$R53]);ISERROR([.$S53])))">
            <text:p/>
          </table:table-cell>
          <table:table-cell table:style-name="ce12" table:formula="of:=IF(ISBLANK([.$C53]);&quot;&quot;;AND((ISERROR([.$P53]));ISERROR([.$Q53]);NOT(ISERROR([.$R53]));ISERROR([.$S53])))">
            <text:p/>
          </table:table-cell>
          <table:table-cell table:style-name="ce12" table:formula="of:=IF(ISBLANK([.$C53]);&quot;&quot;;AND(NOT(ISERROR([.$S53]))))">
            <text:p/>
          </table:table-cell>
          <table:table-cell table:style-name="ce12" table:formula="of:=IF(ISBLANK([.$C53]);&quot;&quot;;AND(NOT(ISERROR([.$Q53]))))">
            <text:p/>
          </table:table-cell>
          <table:table-cell table:formula="of:=IF(ISBLANK([.C53]);&quot;&quot;;IF([.W53];&quot;java.lang.Long&quot;;IF([.X53];&quot;java.lang.String&quot;;IF([.Y53];&quot;java.lang.Double&quot;;IF([.Z53];&quot;java.math.BigDecimal&quot;;&quot;none&quot;)))))">
            <text:p/>
          </table:table-cell>
          <table:table-cell/>
          <table:table-cell table:style-name="ce16" table:formula="of:=IF(ISBLANK([.B53]);&quot;&quot;;IF(ISERR([.G53]);&quot;&lt;/obj-entity&gt;&quot;;CONCATENATE([.$I$2];[.G53];[.$J$2];[.G53];[.$K$2])))">
            <text:p/>
          </table:table-cell>
          <table:table-cell table:formula="of:=IF(ISBLANK([.C53]);&quot;&quot;;CONCATENATE([.$U$3];[.T53];[.$V$3];[.AA53];[.$AD$3];[.T53];[.U5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4]);&quot;&quot;;FIND([.$E$3];[.B54]))">
            <text:p/>
          </table:table-cell>
          <table:table-cell table:formula="of:=IF(ISBLANK([.B54]);&quot;&quot;;FIND([.$F$3];[.B54]))">
            <text:p/>
          </table:table-cell>
          <table:table-cell table:formula="of:=IF(ISBLANK([.B54]);&quot;&quot;;MID([.B54];[.E54]+LEN([.$E$3]);[.F54]-[.E54]-LEN([.$E$3])))">
            <text:p/>
          </table:table-cell>
          <table:table-cell/>
          <table:table-cell table:style-name="ce9" table:formula="of:=IF(ISBLANK([.B54]);&quot;&quot;;IF(ISERR([.G54]);&quot;&lt;/obj-entity&gt;&quot;;CONCATENATE([.$I$2];[.G54];[.$J$2];[.G54];[.$K$2])))">
            <text:p/>
          </table:table-cell>
          <table:table-cell table:number-columns-repeated="3"/>
          <table:table-cell table:formula="of:==IF(ISBLANK([.$C54]);&quot;&quot;;FIND([.M$3];[.$C54]))">
            <text:p/>
          </table:table-cell>
          <table:table-cell table:formula="of:==IF(ISBLANK([.$C54]);&quot;&quot;;FIND([.N$3];[.$C54]))">
            <text:p/>
          </table:table-cell>
          <table:table-cell table:formula="of:==IF(ISBLANK([.$C54]);&quot;&quot;;FIND([.O$3];[.$C54]))">
            <text:p/>
          </table:table-cell>
          <table:table-cell table:formula="of:==IF(ISBLANK([.$C54]);&quot;&quot;;FIND([.P$3];[.$C54]))">
            <text:p/>
          </table:table-cell>
          <table:table-cell table:formula="of:==IF(ISBLANK([.$C54]);&quot;&quot;;FIND([.Q$3];[.$C54]))">
            <text:p/>
          </table:table-cell>
          <table:table-cell table:formula="of:==IF(ISBLANK([.$C54]);&quot;&quot;;FIND([.R$3];[.$C54]))">
            <text:p/>
          </table:table-cell>
          <table:table-cell table:formula="of:==IF(ISBLANK([.$C54]);&quot;&quot;;FIND([.S$3];[.$C54]))">
            <text:p/>
          </table:table-cell>
          <table:table-cell table:formula="of:=IF(ISBLANK([.C54]);&quot;&quot;;MID([.C54];[.M54]+LEN([.$M$3]);[.N54]-[.M54]-LEN([.$M$3])))">
            <text:p/>
          </table:table-cell>
          <table:table-cell table:formula="of:=IF(NOT(ISERROR([.O5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4]);&quot;&quot;;AND(NOT(ISERROR([.$P54]));ISERROR([.$Q54]);ISERROR([.$R54]);ISERROR([.$S54])))">
            <text:p/>
          </table:table-cell>
          <table:table-cell table:style-name="ce12" table:formula="of:=IF(ISBLANK([.$C54]);&quot;&quot;;AND((ISERROR([.$P54]));ISERROR([.$Q54]);NOT(ISERROR([.$R54]));ISERROR([.$S54])))">
            <text:p/>
          </table:table-cell>
          <table:table-cell table:style-name="ce12" table:formula="of:=IF(ISBLANK([.$C54]);&quot;&quot;;AND(NOT(ISERROR([.$S54]))))">
            <text:p/>
          </table:table-cell>
          <table:table-cell table:style-name="ce12" table:formula="of:=IF(ISBLANK([.$C54]);&quot;&quot;;AND(NOT(ISERROR([.$Q54]))))">
            <text:p/>
          </table:table-cell>
          <table:table-cell table:formula="of:=IF(ISBLANK([.C54]);&quot;&quot;;IF([.W54];&quot;java.lang.Long&quot;;IF([.X54];&quot;java.lang.String&quot;;IF([.Y54];&quot;java.lang.Double&quot;;IF([.Z54];&quot;java.math.BigDecimal&quot;;&quot;none&quot;)))))">
            <text:p/>
          </table:table-cell>
          <table:table-cell/>
          <table:table-cell table:style-name="ce16" table:formula="of:=IF(ISBLANK([.B54]);&quot;&quot;;IF(ISERR([.G54]);&quot;&lt;/obj-entity&gt;&quot;;CONCATENATE([.$I$2];[.G54];[.$J$2];[.G54];[.$K$2])))">
            <text:p/>
          </table:table-cell>
          <table:table-cell table:formula="of:=IF(ISBLANK([.C54]);&quot;&quot;;CONCATENATE([.$U$3];[.T54];[.$V$3];[.AA54];[.$AD$3];[.T54];[.U5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5]);&quot;&quot;;FIND([.$E$3];[.B55]))">
            <text:p/>
          </table:table-cell>
          <table:table-cell table:formula="of:=IF(ISBLANK([.B55]);&quot;&quot;;FIND([.$F$3];[.B55]))">
            <text:p/>
          </table:table-cell>
          <table:table-cell table:formula="of:=IF(ISBLANK([.B55]);&quot;&quot;;MID([.B55];[.E55]+LEN([.$E$3]);[.F55]-[.E55]-LEN([.$E$3])))">
            <text:p/>
          </table:table-cell>
          <table:table-cell/>
          <table:table-cell table:style-name="ce9" table:formula="of:=IF(ISBLANK([.B55]);&quot;&quot;;IF(ISERR([.G55]);&quot;&lt;/obj-entity&gt;&quot;;CONCATENATE([.$I$2];[.G55];[.$J$2];[.G55];[.$K$2])))">
            <text:p/>
          </table:table-cell>
          <table:table-cell table:number-columns-repeated="3"/>
          <table:table-cell table:formula="of:==IF(ISBLANK([.$C55]);&quot;&quot;;FIND([.M$3];[.$C55]))">
            <text:p/>
          </table:table-cell>
          <table:table-cell table:formula="of:==IF(ISBLANK([.$C55]);&quot;&quot;;FIND([.N$3];[.$C55]))">
            <text:p/>
          </table:table-cell>
          <table:table-cell table:formula="of:==IF(ISBLANK([.$C55]);&quot;&quot;;FIND([.O$3];[.$C55]))">
            <text:p/>
          </table:table-cell>
          <table:table-cell table:formula="of:==IF(ISBLANK([.$C55]);&quot;&quot;;FIND([.P$3];[.$C55]))">
            <text:p/>
          </table:table-cell>
          <table:table-cell table:formula="of:==IF(ISBLANK([.$C55]);&quot;&quot;;FIND([.Q$3];[.$C55]))">
            <text:p/>
          </table:table-cell>
          <table:table-cell table:formula="of:==IF(ISBLANK([.$C55]);&quot;&quot;;FIND([.R$3];[.$C55]))">
            <text:p/>
          </table:table-cell>
          <table:table-cell table:formula="of:==IF(ISBLANK([.$C55]);&quot;&quot;;FIND([.S$3];[.$C55]))">
            <text:p/>
          </table:table-cell>
          <table:table-cell table:formula="of:=IF(ISBLANK([.C55]);&quot;&quot;;MID([.C55];[.M55]+LEN([.$M$3]);[.N55]-[.M55]-LEN([.$M$3])))">
            <text:p/>
          </table:table-cell>
          <table:table-cell table:formula="of:=IF(NOT(ISERROR([.O5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5]);&quot;&quot;;AND(NOT(ISERROR([.$P55]));ISERROR([.$Q55]);ISERROR([.$R55]);ISERROR([.$S55])))">
            <text:p/>
          </table:table-cell>
          <table:table-cell table:style-name="ce12" table:formula="of:=IF(ISBLANK([.$C55]);&quot;&quot;;AND((ISERROR([.$P55]));ISERROR([.$Q55]);NOT(ISERROR([.$R55]));ISERROR([.$S55])))">
            <text:p/>
          </table:table-cell>
          <table:table-cell table:style-name="ce12" table:formula="of:=IF(ISBLANK([.$C55]);&quot;&quot;;AND(NOT(ISERROR([.$S55]))))">
            <text:p/>
          </table:table-cell>
          <table:table-cell table:style-name="ce12" table:formula="of:=IF(ISBLANK([.$C55]);&quot;&quot;;AND(NOT(ISERROR([.$Q55]))))">
            <text:p/>
          </table:table-cell>
          <table:table-cell table:formula="of:=IF(ISBLANK([.C55]);&quot;&quot;;IF([.W55];&quot;java.lang.Long&quot;;IF([.X55];&quot;java.lang.String&quot;;IF([.Y55];&quot;java.lang.Double&quot;;IF([.Z55];&quot;java.math.BigDecimal&quot;;&quot;none&quot;)))))">
            <text:p/>
          </table:table-cell>
          <table:table-cell/>
          <table:table-cell table:style-name="ce16" table:formula="of:=IF(ISBLANK([.B55]);&quot;&quot;;IF(ISERR([.G55]);&quot;&lt;/obj-entity&gt;&quot;;CONCATENATE([.$I$2];[.G55];[.$J$2];[.G55];[.$K$2])))">
            <text:p/>
          </table:table-cell>
          <table:table-cell table:formula="of:=IF(ISBLANK([.C55]);&quot;&quot;;CONCATENATE([.$U$3];[.T55];[.$V$3];[.AA55];[.$AD$3];[.T55];[.U5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6]);&quot;&quot;;FIND([.$E$3];[.B56]))">
            <text:p/>
          </table:table-cell>
          <table:table-cell table:formula="of:=IF(ISBLANK([.B56]);&quot;&quot;;FIND([.$F$3];[.B56]))">
            <text:p/>
          </table:table-cell>
          <table:table-cell table:formula="of:=IF(ISBLANK([.B56]);&quot;&quot;;MID([.B56];[.E56]+LEN([.$E$3]);[.F56]-[.E56]-LEN([.$E$3])))">
            <text:p/>
          </table:table-cell>
          <table:table-cell/>
          <table:table-cell table:style-name="ce9" table:formula="of:=IF(ISBLANK([.B56]);&quot;&quot;;IF(ISERR([.G56]);&quot;&lt;/obj-entity&gt;&quot;;CONCATENATE([.$I$2];[.G56];[.$J$2];[.G56];[.$K$2])))">
            <text:p/>
          </table:table-cell>
          <table:table-cell table:number-columns-repeated="3"/>
          <table:table-cell table:formula="of:==IF(ISBLANK([.$C56]);&quot;&quot;;FIND([.M$3];[.$C56]))">
            <text:p/>
          </table:table-cell>
          <table:table-cell table:formula="of:==IF(ISBLANK([.$C56]);&quot;&quot;;FIND([.N$3];[.$C56]))">
            <text:p/>
          </table:table-cell>
          <table:table-cell table:formula="of:==IF(ISBLANK([.$C56]);&quot;&quot;;FIND([.O$3];[.$C56]))">
            <text:p/>
          </table:table-cell>
          <table:table-cell table:formula="of:==IF(ISBLANK([.$C56]);&quot;&quot;;FIND([.P$3];[.$C56]))">
            <text:p/>
          </table:table-cell>
          <table:table-cell table:formula="of:==IF(ISBLANK([.$C56]);&quot;&quot;;FIND([.Q$3];[.$C56]))">
            <text:p/>
          </table:table-cell>
          <table:table-cell table:formula="of:==IF(ISBLANK([.$C56]);&quot;&quot;;FIND([.R$3];[.$C56]))">
            <text:p/>
          </table:table-cell>
          <table:table-cell table:formula="of:==IF(ISBLANK([.$C56]);&quot;&quot;;FIND([.S$3];[.$C56]))">
            <text:p/>
          </table:table-cell>
          <table:table-cell table:formula="of:=IF(ISBLANK([.C56]);&quot;&quot;;MID([.C56];[.M56]+LEN([.$M$3]);[.N56]-[.M56]-LEN([.$M$3])))">
            <text:p/>
          </table:table-cell>
          <table:table-cell table:formula="of:=IF(NOT(ISERROR([.O5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6]);&quot;&quot;;AND(NOT(ISERROR([.$P56]));ISERROR([.$Q56]);ISERROR([.$R56]);ISERROR([.$S56])))">
            <text:p/>
          </table:table-cell>
          <table:table-cell table:style-name="ce12" table:formula="of:=IF(ISBLANK([.$C56]);&quot;&quot;;AND((ISERROR([.$P56]));ISERROR([.$Q56]);NOT(ISERROR([.$R56]));ISERROR([.$S56])))">
            <text:p/>
          </table:table-cell>
          <table:table-cell table:style-name="ce12" table:formula="of:=IF(ISBLANK([.$C56]);&quot;&quot;;AND(NOT(ISERROR([.$S56]))))">
            <text:p/>
          </table:table-cell>
          <table:table-cell table:style-name="ce12" table:formula="of:=IF(ISBLANK([.$C56]);&quot;&quot;;AND(NOT(ISERROR([.$Q56]))))">
            <text:p/>
          </table:table-cell>
          <table:table-cell table:formula="of:=IF(ISBLANK([.C56]);&quot;&quot;;IF([.W56];&quot;java.lang.Long&quot;;IF([.X56];&quot;java.lang.String&quot;;IF([.Y56];&quot;java.lang.Double&quot;;IF([.Z56];&quot;java.math.BigDecimal&quot;;&quot;none&quot;)))))">
            <text:p/>
          </table:table-cell>
          <table:table-cell/>
          <table:table-cell table:style-name="ce16" table:formula="of:=IF(ISBLANK([.B56]);&quot;&quot;;IF(ISERR([.G56]);&quot;&lt;/obj-entity&gt;&quot;;CONCATENATE([.$I$2];[.G56];[.$J$2];[.G56];[.$K$2])))">
            <text:p/>
          </table:table-cell>
          <table:table-cell table:formula="of:=IF(ISBLANK([.C56]);&quot;&quot;;CONCATENATE([.$U$3];[.T56];[.$V$3];[.AA56];[.$AD$3];[.T56];[.U5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7]);&quot;&quot;;FIND([.$E$3];[.B57]))">
            <text:p/>
          </table:table-cell>
          <table:table-cell table:formula="of:=IF(ISBLANK([.B57]);&quot;&quot;;FIND([.$F$3];[.B57]))">
            <text:p/>
          </table:table-cell>
          <table:table-cell table:formula="of:=IF(ISBLANK([.B57]);&quot;&quot;;MID([.B57];[.E57]+LEN([.$E$3]);[.F57]-[.E57]-LEN([.$E$3])))">
            <text:p/>
          </table:table-cell>
          <table:table-cell/>
          <table:table-cell table:style-name="ce9" table:formula="of:=IF(ISBLANK([.B57]);&quot;&quot;;IF(ISERR([.G57]);&quot;&lt;/obj-entity&gt;&quot;;CONCATENATE([.$I$2];[.G57];[.$J$2];[.G57];[.$K$2])))">
            <text:p/>
          </table:table-cell>
          <table:table-cell table:number-columns-repeated="3"/>
          <table:table-cell table:formula="of:==IF(ISBLANK([.$C57]);&quot;&quot;;FIND([.M$3];[.$C57]))">
            <text:p/>
          </table:table-cell>
          <table:table-cell table:formula="of:==IF(ISBLANK([.$C57]);&quot;&quot;;FIND([.N$3];[.$C57]))">
            <text:p/>
          </table:table-cell>
          <table:table-cell table:formula="of:==IF(ISBLANK([.$C57]);&quot;&quot;;FIND([.O$3];[.$C57]))">
            <text:p/>
          </table:table-cell>
          <table:table-cell table:formula="of:==IF(ISBLANK([.$C57]);&quot;&quot;;FIND([.P$3];[.$C57]))">
            <text:p/>
          </table:table-cell>
          <table:table-cell table:formula="of:==IF(ISBLANK([.$C57]);&quot;&quot;;FIND([.Q$3];[.$C57]))">
            <text:p/>
          </table:table-cell>
          <table:table-cell table:formula="of:==IF(ISBLANK([.$C57]);&quot;&quot;;FIND([.R$3];[.$C57]))">
            <text:p/>
          </table:table-cell>
          <table:table-cell table:formula="of:==IF(ISBLANK([.$C57]);&quot;&quot;;FIND([.S$3];[.$C57]))">
            <text:p/>
          </table:table-cell>
          <table:table-cell table:formula="of:=IF(ISBLANK([.C57]);&quot;&quot;;MID([.C57];[.M57]+LEN([.$M$3]);[.N57]-[.M57]-LEN([.$M$3])))">
            <text:p/>
          </table:table-cell>
          <table:table-cell table:formula="of:=IF(NOT(ISERROR([.O5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7]);&quot;&quot;;AND(NOT(ISERROR([.$P57]));ISERROR([.$Q57]);ISERROR([.$R57]);ISERROR([.$S57])))">
            <text:p/>
          </table:table-cell>
          <table:table-cell table:style-name="ce12" table:formula="of:=IF(ISBLANK([.$C57]);&quot;&quot;;AND((ISERROR([.$P57]));ISERROR([.$Q57]);NOT(ISERROR([.$R57]));ISERROR([.$S57])))">
            <text:p/>
          </table:table-cell>
          <table:table-cell table:style-name="ce12" table:formula="of:=IF(ISBLANK([.$C57]);&quot;&quot;;AND(NOT(ISERROR([.$S57]))))">
            <text:p/>
          </table:table-cell>
          <table:table-cell table:style-name="ce12" table:formula="of:=IF(ISBLANK([.$C57]);&quot;&quot;;AND(NOT(ISERROR([.$Q57]))))">
            <text:p/>
          </table:table-cell>
          <table:table-cell table:formula="of:=IF(ISBLANK([.C57]);&quot;&quot;;IF([.W57];&quot;java.lang.Long&quot;;IF([.X57];&quot;java.lang.String&quot;;IF([.Y57];&quot;java.lang.Double&quot;;IF([.Z57];&quot;java.math.BigDecimal&quot;;&quot;none&quot;)))))">
            <text:p/>
          </table:table-cell>
          <table:table-cell/>
          <table:table-cell table:style-name="ce16" table:formula="of:=IF(ISBLANK([.B57]);&quot;&quot;;IF(ISERR([.G57]);&quot;&lt;/obj-entity&gt;&quot;;CONCATENATE([.$I$2];[.G57];[.$J$2];[.G57];[.$K$2])))">
            <text:p/>
          </table:table-cell>
          <table:table-cell table:formula="of:=IF(ISBLANK([.C57]);&quot;&quot;;CONCATENATE([.$U$3];[.T57];[.$V$3];[.AA57];[.$AD$3];[.T57];[.U5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8]);&quot;&quot;;FIND([.$E$3];[.B58]))">
            <text:p/>
          </table:table-cell>
          <table:table-cell table:formula="of:=IF(ISBLANK([.B58]);&quot;&quot;;FIND([.$F$3];[.B58]))">
            <text:p/>
          </table:table-cell>
          <table:table-cell table:formula="of:=IF(ISBLANK([.B58]);&quot;&quot;;MID([.B58];[.E58]+LEN([.$E$3]);[.F58]-[.E58]-LEN([.$E$3])))">
            <text:p/>
          </table:table-cell>
          <table:table-cell/>
          <table:table-cell table:style-name="ce9" table:formula="of:=IF(ISBLANK([.B58]);&quot;&quot;;IF(ISERR([.G58]);&quot;&lt;/obj-entity&gt;&quot;;CONCATENATE([.$I$2];[.G58];[.$J$2];[.G58];[.$K$2])))">
            <text:p/>
          </table:table-cell>
          <table:table-cell table:number-columns-repeated="3"/>
          <table:table-cell table:formula="of:==IF(ISBLANK([.$C58]);&quot;&quot;;FIND([.M$3];[.$C58]))">
            <text:p/>
          </table:table-cell>
          <table:table-cell table:formula="of:==IF(ISBLANK([.$C58]);&quot;&quot;;FIND([.N$3];[.$C58]))">
            <text:p/>
          </table:table-cell>
          <table:table-cell table:formula="of:==IF(ISBLANK([.$C58]);&quot;&quot;;FIND([.O$3];[.$C58]))">
            <text:p/>
          </table:table-cell>
          <table:table-cell table:formula="of:==IF(ISBLANK([.$C58]);&quot;&quot;;FIND([.P$3];[.$C58]))">
            <text:p/>
          </table:table-cell>
          <table:table-cell table:formula="of:==IF(ISBLANK([.$C58]);&quot;&quot;;FIND([.Q$3];[.$C58]))">
            <text:p/>
          </table:table-cell>
          <table:table-cell table:formula="of:==IF(ISBLANK([.$C58]);&quot;&quot;;FIND([.R$3];[.$C58]))">
            <text:p/>
          </table:table-cell>
          <table:table-cell table:formula="of:==IF(ISBLANK([.$C58]);&quot;&quot;;FIND([.S$3];[.$C58]))">
            <text:p/>
          </table:table-cell>
          <table:table-cell table:formula="of:=IF(ISBLANK([.C58]);&quot;&quot;;MID([.C58];[.M58]+LEN([.$M$3]);[.N58]-[.M58]-LEN([.$M$3])))">
            <text:p/>
          </table:table-cell>
          <table:table-cell table:formula="of:=IF(NOT(ISERROR([.O5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8]);&quot;&quot;;AND(NOT(ISERROR([.$P58]));ISERROR([.$Q58]);ISERROR([.$R58]);ISERROR([.$S58])))">
            <text:p/>
          </table:table-cell>
          <table:table-cell table:style-name="ce12" table:formula="of:=IF(ISBLANK([.$C58]);&quot;&quot;;AND((ISERROR([.$P58]));ISERROR([.$Q58]);NOT(ISERROR([.$R58]));ISERROR([.$S58])))">
            <text:p/>
          </table:table-cell>
          <table:table-cell table:style-name="ce12" table:formula="of:=IF(ISBLANK([.$C58]);&quot;&quot;;AND(NOT(ISERROR([.$S58]))))">
            <text:p/>
          </table:table-cell>
          <table:table-cell table:style-name="ce12" table:formula="of:=IF(ISBLANK([.$C58]);&quot;&quot;;AND(NOT(ISERROR([.$Q58]))))">
            <text:p/>
          </table:table-cell>
          <table:table-cell table:formula="of:=IF(ISBLANK([.C58]);&quot;&quot;;IF([.W58];&quot;java.lang.Long&quot;;IF([.X58];&quot;java.lang.String&quot;;IF([.Y58];&quot;java.lang.Double&quot;;IF([.Z58];&quot;java.math.BigDecimal&quot;;&quot;none&quot;)))))">
            <text:p/>
          </table:table-cell>
          <table:table-cell/>
          <table:table-cell table:style-name="ce16" table:formula="of:=IF(ISBLANK([.B58]);&quot;&quot;;IF(ISERR([.G58]);&quot;&lt;/obj-entity&gt;&quot;;CONCATENATE([.$I$2];[.G58];[.$J$2];[.G58];[.$K$2])))">
            <text:p/>
          </table:table-cell>
          <table:table-cell table:formula="of:=IF(ISBLANK([.C58]);&quot;&quot;;CONCATENATE([.$U$3];[.T58];[.$V$3];[.AA58];[.$AD$3];[.T58];[.U5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59]);&quot;&quot;;FIND([.$E$3];[.B59]))">
            <text:p/>
          </table:table-cell>
          <table:table-cell table:formula="of:=IF(ISBLANK([.B59]);&quot;&quot;;FIND([.$F$3];[.B59]))">
            <text:p/>
          </table:table-cell>
          <table:table-cell table:formula="of:=IF(ISBLANK([.B59]);&quot;&quot;;MID([.B59];[.E59]+LEN([.$E$3]);[.F59]-[.E59]-LEN([.$E$3])))">
            <text:p/>
          </table:table-cell>
          <table:table-cell/>
          <table:table-cell table:style-name="ce9" table:formula="of:=IF(ISBLANK([.B59]);&quot;&quot;;IF(ISERR([.G59]);&quot;&lt;/obj-entity&gt;&quot;;CONCATENATE([.$I$2];[.G59];[.$J$2];[.G59];[.$K$2])))">
            <text:p/>
          </table:table-cell>
          <table:table-cell table:number-columns-repeated="3"/>
          <table:table-cell table:formula="of:==IF(ISBLANK([.$C59]);&quot;&quot;;FIND([.M$3];[.$C59]))">
            <text:p/>
          </table:table-cell>
          <table:table-cell table:formula="of:==IF(ISBLANK([.$C59]);&quot;&quot;;FIND([.N$3];[.$C59]))">
            <text:p/>
          </table:table-cell>
          <table:table-cell table:formula="of:==IF(ISBLANK([.$C59]);&quot;&quot;;FIND([.O$3];[.$C59]))">
            <text:p/>
          </table:table-cell>
          <table:table-cell table:formula="of:==IF(ISBLANK([.$C59]);&quot;&quot;;FIND([.P$3];[.$C59]))">
            <text:p/>
          </table:table-cell>
          <table:table-cell table:formula="of:==IF(ISBLANK([.$C59]);&quot;&quot;;FIND([.Q$3];[.$C59]))">
            <text:p/>
          </table:table-cell>
          <table:table-cell table:formula="of:==IF(ISBLANK([.$C59]);&quot;&quot;;FIND([.R$3];[.$C59]))">
            <text:p/>
          </table:table-cell>
          <table:table-cell table:formula="of:==IF(ISBLANK([.$C59]);&quot;&quot;;FIND([.S$3];[.$C59]))">
            <text:p/>
          </table:table-cell>
          <table:table-cell table:formula="of:=IF(ISBLANK([.C59]);&quot;&quot;;MID([.C59];[.M59]+LEN([.$M$3]);[.N59]-[.M59]-LEN([.$M$3])))">
            <text:p/>
          </table:table-cell>
          <table:table-cell table:formula="of:=IF(NOT(ISERROR([.O5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59]);&quot;&quot;;AND(NOT(ISERROR([.$P59]));ISERROR([.$Q59]);ISERROR([.$R59]);ISERROR([.$S59])))">
            <text:p/>
          </table:table-cell>
          <table:table-cell table:style-name="ce12" table:formula="of:=IF(ISBLANK([.$C59]);&quot;&quot;;AND((ISERROR([.$P59]));ISERROR([.$Q59]);NOT(ISERROR([.$R59]));ISERROR([.$S59])))">
            <text:p/>
          </table:table-cell>
          <table:table-cell table:style-name="ce12" table:formula="of:=IF(ISBLANK([.$C59]);&quot;&quot;;AND(NOT(ISERROR([.$S59]))))">
            <text:p/>
          </table:table-cell>
          <table:table-cell table:style-name="ce12" table:formula="of:=IF(ISBLANK([.$C59]);&quot;&quot;;AND(NOT(ISERROR([.$Q59]))))">
            <text:p/>
          </table:table-cell>
          <table:table-cell table:formula="of:=IF(ISBLANK([.C59]);&quot;&quot;;IF([.W59];&quot;java.lang.Long&quot;;IF([.X59];&quot;java.lang.String&quot;;IF([.Y59];&quot;java.lang.Double&quot;;IF([.Z59];&quot;java.math.BigDecimal&quot;;&quot;none&quot;)))))">
            <text:p/>
          </table:table-cell>
          <table:table-cell/>
          <table:table-cell table:style-name="ce16" table:formula="of:=IF(ISBLANK([.B59]);&quot;&quot;;IF(ISERR([.G59]);&quot;&lt;/obj-entity&gt;&quot;;CONCATENATE([.$I$2];[.G59];[.$J$2];[.G59];[.$K$2])))">
            <text:p/>
          </table:table-cell>
          <table:table-cell table:formula="of:=IF(ISBLANK([.C59]);&quot;&quot;;CONCATENATE([.$U$3];[.T59];[.$V$3];[.AA59];[.$AD$3];[.T59];[.U5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0]);&quot;&quot;;FIND([.$E$3];[.B60]))">
            <text:p/>
          </table:table-cell>
          <table:table-cell table:formula="of:=IF(ISBLANK([.B60]);&quot;&quot;;FIND([.$F$3];[.B60]))">
            <text:p/>
          </table:table-cell>
          <table:table-cell table:formula="of:=IF(ISBLANK([.B60]);&quot;&quot;;MID([.B60];[.E60]+LEN([.$E$3]);[.F60]-[.E60]-LEN([.$E$3])))">
            <text:p/>
          </table:table-cell>
          <table:table-cell/>
          <table:table-cell table:style-name="ce9" table:formula="of:=IF(ISBLANK([.B60]);&quot;&quot;;IF(ISERR([.G60]);&quot;&lt;/obj-entity&gt;&quot;;CONCATENATE([.$I$2];[.G60];[.$J$2];[.G60];[.$K$2])))">
            <text:p/>
          </table:table-cell>
          <table:table-cell table:number-columns-repeated="3"/>
          <table:table-cell table:formula="of:==IF(ISBLANK([.$C60]);&quot;&quot;;FIND([.M$3];[.$C60]))">
            <text:p/>
          </table:table-cell>
          <table:table-cell table:formula="of:==IF(ISBLANK([.$C60]);&quot;&quot;;FIND([.N$3];[.$C60]))">
            <text:p/>
          </table:table-cell>
          <table:table-cell table:formula="of:==IF(ISBLANK([.$C60]);&quot;&quot;;FIND([.O$3];[.$C60]))">
            <text:p/>
          </table:table-cell>
          <table:table-cell table:formula="of:==IF(ISBLANK([.$C60]);&quot;&quot;;FIND([.P$3];[.$C60]))">
            <text:p/>
          </table:table-cell>
          <table:table-cell table:formula="of:==IF(ISBLANK([.$C60]);&quot;&quot;;FIND([.Q$3];[.$C60]))">
            <text:p/>
          </table:table-cell>
          <table:table-cell table:formula="of:==IF(ISBLANK([.$C60]);&quot;&quot;;FIND([.R$3];[.$C60]))">
            <text:p/>
          </table:table-cell>
          <table:table-cell table:formula="of:==IF(ISBLANK([.$C60]);&quot;&quot;;FIND([.S$3];[.$C60]))">
            <text:p/>
          </table:table-cell>
          <table:table-cell table:formula="of:=IF(ISBLANK([.C60]);&quot;&quot;;MID([.C60];[.M60]+LEN([.$M$3]);[.N60]-[.M60]-LEN([.$M$3])))">
            <text:p/>
          </table:table-cell>
          <table:table-cell table:formula="of:=IF(NOT(ISERROR([.O6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0]);&quot;&quot;;AND(NOT(ISERROR([.$P60]));ISERROR([.$Q60]);ISERROR([.$R60]);ISERROR([.$S60])))">
            <text:p/>
          </table:table-cell>
          <table:table-cell table:style-name="ce12" table:formula="of:=IF(ISBLANK([.$C60]);&quot;&quot;;AND((ISERROR([.$P60]));ISERROR([.$Q60]);NOT(ISERROR([.$R60]));ISERROR([.$S60])))">
            <text:p/>
          </table:table-cell>
          <table:table-cell table:style-name="ce12" table:formula="of:=IF(ISBLANK([.$C60]);&quot;&quot;;AND(NOT(ISERROR([.$S60]))))">
            <text:p/>
          </table:table-cell>
          <table:table-cell table:style-name="ce12" table:formula="of:=IF(ISBLANK([.$C60]);&quot;&quot;;AND(NOT(ISERROR([.$Q60]))))">
            <text:p/>
          </table:table-cell>
          <table:table-cell table:formula="of:=IF(ISBLANK([.C60]);&quot;&quot;;IF([.W60];&quot;java.lang.Long&quot;;IF([.X60];&quot;java.lang.String&quot;;IF([.Y60];&quot;java.lang.Double&quot;;IF([.Z60];&quot;java.math.BigDecimal&quot;;&quot;none&quot;)))))">
            <text:p/>
          </table:table-cell>
          <table:table-cell/>
          <table:table-cell table:style-name="ce16" table:formula="of:=IF(ISBLANK([.B60]);&quot;&quot;;IF(ISERR([.G60]);&quot;&lt;/obj-entity&gt;&quot;;CONCATENATE([.$I$2];[.G60];[.$J$2];[.G60];[.$K$2])))">
            <text:p/>
          </table:table-cell>
          <table:table-cell table:formula="of:=IF(ISBLANK([.C60]);&quot;&quot;;CONCATENATE([.$U$3];[.T60];[.$V$3];[.AA60];[.$AD$3];[.T60];[.U6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1]);&quot;&quot;;FIND([.$E$3];[.B61]))">
            <text:p/>
          </table:table-cell>
          <table:table-cell table:formula="of:=IF(ISBLANK([.B61]);&quot;&quot;;FIND([.$F$3];[.B61]))">
            <text:p/>
          </table:table-cell>
          <table:table-cell table:formula="of:=IF(ISBLANK([.B61]);&quot;&quot;;MID([.B61];[.E61]+LEN([.$E$3]);[.F61]-[.E61]-LEN([.$E$3])))">
            <text:p/>
          </table:table-cell>
          <table:table-cell/>
          <table:table-cell table:style-name="ce9" table:formula="of:=IF(ISBLANK([.B61]);&quot;&quot;;IF(ISERR([.G61]);&quot;&lt;/obj-entity&gt;&quot;;CONCATENATE([.$I$2];[.G61];[.$J$2];[.G61];[.$K$2])))">
            <text:p/>
          </table:table-cell>
          <table:table-cell table:number-columns-repeated="3"/>
          <table:table-cell table:formula="of:==IF(ISBLANK([.$C61]);&quot;&quot;;FIND([.M$3];[.$C61]))">
            <text:p/>
          </table:table-cell>
          <table:table-cell table:formula="of:==IF(ISBLANK([.$C61]);&quot;&quot;;FIND([.N$3];[.$C61]))">
            <text:p/>
          </table:table-cell>
          <table:table-cell table:formula="of:==IF(ISBLANK([.$C61]);&quot;&quot;;FIND([.O$3];[.$C61]))">
            <text:p/>
          </table:table-cell>
          <table:table-cell table:formula="of:==IF(ISBLANK([.$C61]);&quot;&quot;;FIND([.P$3];[.$C61]))">
            <text:p/>
          </table:table-cell>
          <table:table-cell table:formula="of:==IF(ISBLANK([.$C61]);&quot;&quot;;FIND([.Q$3];[.$C61]))">
            <text:p/>
          </table:table-cell>
          <table:table-cell table:formula="of:==IF(ISBLANK([.$C61]);&quot;&quot;;FIND([.R$3];[.$C61]))">
            <text:p/>
          </table:table-cell>
          <table:table-cell table:formula="of:==IF(ISBLANK([.$C61]);&quot;&quot;;FIND([.S$3];[.$C61]))">
            <text:p/>
          </table:table-cell>
          <table:table-cell table:formula="of:=IF(ISBLANK([.C61]);&quot;&quot;;MID([.C61];[.M61]+LEN([.$M$3]);[.N61]-[.M61]-LEN([.$M$3])))">
            <text:p/>
          </table:table-cell>
          <table:table-cell table:formula="of:=IF(NOT(ISERROR([.O6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1]);&quot;&quot;;AND(NOT(ISERROR([.$P61]));ISERROR([.$Q61]);ISERROR([.$R61]);ISERROR([.$S61])))">
            <text:p/>
          </table:table-cell>
          <table:table-cell table:style-name="ce12" table:formula="of:=IF(ISBLANK([.$C61]);&quot;&quot;;AND((ISERROR([.$P61]));ISERROR([.$Q61]);NOT(ISERROR([.$R61]));ISERROR([.$S61])))">
            <text:p/>
          </table:table-cell>
          <table:table-cell table:style-name="ce12" table:formula="of:=IF(ISBLANK([.$C61]);&quot;&quot;;AND(NOT(ISERROR([.$S61]))))">
            <text:p/>
          </table:table-cell>
          <table:table-cell table:style-name="ce12" table:formula="of:=IF(ISBLANK([.$C61]);&quot;&quot;;AND(NOT(ISERROR([.$Q61]))))">
            <text:p/>
          </table:table-cell>
          <table:table-cell table:formula="of:=IF(ISBLANK([.C61]);&quot;&quot;;IF([.W61];&quot;java.lang.Long&quot;;IF([.X61];&quot;java.lang.String&quot;;IF([.Y61];&quot;java.lang.Double&quot;;IF([.Z61];&quot;java.math.BigDecimal&quot;;&quot;none&quot;)))))">
            <text:p/>
          </table:table-cell>
          <table:table-cell/>
          <table:table-cell table:style-name="ce16" table:formula="of:=IF(ISBLANK([.B61]);&quot;&quot;;IF(ISERR([.G61]);&quot;&lt;/obj-entity&gt;&quot;;CONCATENATE([.$I$2];[.G61];[.$J$2];[.G61];[.$K$2])))">
            <text:p/>
          </table:table-cell>
          <table:table-cell table:formula="of:=IF(ISBLANK([.C61]);&quot;&quot;;CONCATENATE([.$U$3];[.T61];[.$V$3];[.AA61];[.$AD$3];[.T61];[.U6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2]);&quot;&quot;;FIND([.$E$3];[.B62]))">
            <text:p/>
          </table:table-cell>
          <table:table-cell table:formula="of:=IF(ISBLANK([.B62]);&quot;&quot;;FIND([.$F$3];[.B62]))">
            <text:p/>
          </table:table-cell>
          <table:table-cell table:formula="of:=IF(ISBLANK([.B62]);&quot;&quot;;MID([.B62];[.E62]+LEN([.$E$3]);[.F62]-[.E62]-LEN([.$E$3])))">
            <text:p/>
          </table:table-cell>
          <table:table-cell/>
          <table:table-cell table:style-name="ce9" table:formula="of:=IF(ISBLANK([.B62]);&quot;&quot;;IF(ISERR([.G62]);&quot;&lt;/obj-entity&gt;&quot;;CONCATENATE([.$I$2];[.G62];[.$J$2];[.G62];[.$K$2])))">
            <text:p/>
          </table:table-cell>
          <table:table-cell table:number-columns-repeated="3"/>
          <table:table-cell table:formula="of:==IF(ISBLANK([.$C62]);&quot;&quot;;FIND([.M$3];[.$C62]))">
            <text:p/>
          </table:table-cell>
          <table:table-cell table:formula="of:==IF(ISBLANK([.$C62]);&quot;&quot;;FIND([.N$3];[.$C62]))">
            <text:p/>
          </table:table-cell>
          <table:table-cell table:formula="of:==IF(ISBLANK([.$C62]);&quot;&quot;;FIND([.O$3];[.$C62]))">
            <text:p/>
          </table:table-cell>
          <table:table-cell table:formula="of:==IF(ISBLANK([.$C62]);&quot;&quot;;FIND([.P$3];[.$C62]))">
            <text:p/>
          </table:table-cell>
          <table:table-cell table:formula="of:==IF(ISBLANK([.$C62]);&quot;&quot;;FIND([.Q$3];[.$C62]))">
            <text:p/>
          </table:table-cell>
          <table:table-cell table:formula="of:==IF(ISBLANK([.$C62]);&quot;&quot;;FIND([.R$3];[.$C62]))">
            <text:p/>
          </table:table-cell>
          <table:table-cell table:formula="of:==IF(ISBLANK([.$C62]);&quot;&quot;;FIND([.S$3];[.$C62]))">
            <text:p/>
          </table:table-cell>
          <table:table-cell table:formula="of:=IF(ISBLANK([.C62]);&quot;&quot;;MID([.C62];[.M62]+LEN([.$M$3]);[.N62]-[.M62]-LEN([.$M$3])))">
            <text:p/>
          </table:table-cell>
          <table:table-cell table:formula="of:=IF(NOT(ISERROR([.O6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2]);&quot;&quot;;AND(NOT(ISERROR([.$P62]));ISERROR([.$Q62]);ISERROR([.$R62]);ISERROR([.$S62])))">
            <text:p/>
          </table:table-cell>
          <table:table-cell table:style-name="ce12" table:formula="of:=IF(ISBLANK([.$C62]);&quot;&quot;;AND((ISERROR([.$P62]));ISERROR([.$Q62]);NOT(ISERROR([.$R62]));ISERROR([.$S62])))">
            <text:p/>
          </table:table-cell>
          <table:table-cell table:style-name="ce12" table:formula="of:=IF(ISBLANK([.$C62]);&quot;&quot;;AND(NOT(ISERROR([.$S62]))))">
            <text:p/>
          </table:table-cell>
          <table:table-cell table:style-name="ce12" table:formula="of:=IF(ISBLANK([.$C62]);&quot;&quot;;AND(NOT(ISERROR([.$Q62]))))">
            <text:p/>
          </table:table-cell>
          <table:table-cell table:formula="of:=IF(ISBLANK([.C62]);&quot;&quot;;IF([.W62];&quot;java.lang.Long&quot;;IF([.X62];&quot;java.lang.String&quot;;IF([.Y62];&quot;java.lang.Double&quot;;IF([.Z62];&quot;java.math.BigDecimal&quot;;&quot;none&quot;)))))">
            <text:p/>
          </table:table-cell>
          <table:table-cell/>
          <table:table-cell table:style-name="ce16" table:formula="of:=IF(ISBLANK([.B62]);&quot;&quot;;IF(ISERR([.G62]);&quot;&lt;/obj-entity&gt;&quot;;CONCATENATE([.$I$2];[.G62];[.$J$2];[.G62];[.$K$2])))">
            <text:p/>
          </table:table-cell>
          <table:table-cell table:formula="of:=IF(ISBLANK([.C62]);&quot;&quot;;CONCATENATE([.$U$3];[.T62];[.$V$3];[.AA62];[.$AD$3];[.T62];[.U6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3]);&quot;&quot;;FIND([.$E$3];[.B63]))">
            <text:p/>
          </table:table-cell>
          <table:table-cell table:formula="of:=IF(ISBLANK([.B63]);&quot;&quot;;FIND([.$F$3];[.B63]))">
            <text:p/>
          </table:table-cell>
          <table:table-cell table:formula="of:=IF(ISBLANK([.B63]);&quot;&quot;;MID([.B63];[.E63]+LEN([.$E$3]);[.F63]-[.E63]-LEN([.$E$3])))">
            <text:p/>
          </table:table-cell>
          <table:table-cell/>
          <table:table-cell table:style-name="ce9" table:formula="of:=IF(ISBLANK([.B63]);&quot;&quot;;IF(ISERR([.G63]);&quot;&lt;/obj-entity&gt;&quot;;CONCATENATE([.$I$2];[.G63];[.$J$2];[.G63];[.$K$2])))">
            <text:p/>
          </table:table-cell>
          <table:table-cell table:number-columns-repeated="3"/>
          <table:table-cell table:formula="of:==IF(ISBLANK([.$C63]);&quot;&quot;;FIND([.M$3];[.$C63]))">
            <text:p/>
          </table:table-cell>
          <table:table-cell table:formula="of:==IF(ISBLANK([.$C63]);&quot;&quot;;FIND([.N$3];[.$C63]))">
            <text:p/>
          </table:table-cell>
          <table:table-cell table:formula="of:==IF(ISBLANK([.$C63]);&quot;&quot;;FIND([.O$3];[.$C63]))">
            <text:p/>
          </table:table-cell>
          <table:table-cell table:formula="of:==IF(ISBLANK([.$C63]);&quot;&quot;;FIND([.P$3];[.$C63]))">
            <text:p/>
          </table:table-cell>
          <table:table-cell table:formula="of:==IF(ISBLANK([.$C63]);&quot;&quot;;FIND([.Q$3];[.$C63]))">
            <text:p/>
          </table:table-cell>
          <table:table-cell table:formula="of:==IF(ISBLANK([.$C63]);&quot;&quot;;FIND([.R$3];[.$C63]))">
            <text:p/>
          </table:table-cell>
          <table:table-cell table:formula="of:==IF(ISBLANK([.$C63]);&quot;&quot;;FIND([.S$3];[.$C63]))">
            <text:p/>
          </table:table-cell>
          <table:table-cell table:formula="of:=IF(ISBLANK([.C63]);&quot;&quot;;MID([.C63];[.M63]+LEN([.$M$3]);[.N63]-[.M63]-LEN([.$M$3])))">
            <text:p/>
          </table:table-cell>
          <table:table-cell table:formula="of:=IF(NOT(ISERROR([.O6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3]);&quot;&quot;;AND(NOT(ISERROR([.$P63]));ISERROR([.$Q63]);ISERROR([.$R63]);ISERROR([.$S63])))">
            <text:p/>
          </table:table-cell>
          <table:table-cell table:style-name="ce12" table:formula="of:=IF(ISBLANK([.$C63]);&quot;&quot;;AND((ISERROR([.$P63]));ISERROR([.$Q63]);NOT(ISERROR([.$R63]));ISERROR([.$S63])))">
            <text:p/>
          </table:table-cell>
          <table:table-cell table:style-name="ce12" table:formula="of:=IF(ISBLANK([.$C63]);&quot;&quot;;AND(NOT(ISERROR([.$S63]))))">
            <text:p/>
          </table:table-cell>
          <table:table-cell table:style-name="ce12" table:formula="of:=IF(ISBLANK([.$C63]);&quot;&quot;;AND(NOT(ISERROR([.$Q63]))))">
            <text:p/>
          </table:table-cell>
          <table:table-cell table:formula="of:=IF(ISBLANK([.C63]);&quot;&quot;;IF([.W63];&quot;java.lang.Long&quot;;IF([.X63];&quot;java.lang.String&quot;;IF([.Y63];&quot;java.lang.Double&quot;;IF([.Z63];&quot;java.math.BigDecimal&quot;;&quot;none&quot;)))))">
            <text:p/>
          </table:table-cell>
          <table:table-cell/>
          <table:table-cell table:style-name="ce16" table:formula="of:=IF(ISBLANK([.B63]);&quot;&quot;;IF(ISERR([.G63]);&quot;&lt;/obj-entity&gt;&quot;;CONCATENATE([.$I$2];[.G63];[.$J$2];[.G63];[.$K$2])))">
            <text:p/>
          </table:table-cell>
          <table:table-cell table:formula="of:=IF(ISBLANK([.C63]);&quot;&quot;;CONCATENATE([.$U$3];[.T63];[.$V$3];[.AA63];[.$AD$3];[.T63];[.U6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4]);&quot;&quot;;FIND([.$E$3];[.B64]))">
            <text:p/>
          </table:table-cell>
          <table:table-cell table:formula="of:=IF(ISBLANK([.B64]);&quot;&quot;;FIND([.$F$3];[.B64]))">
            <text:p/>
          </table:table-cell>
          <table:table-cell table:formula="of:=IF(ISBLANK([.B64]);&quot;&quot;;MID([.B64];[.E64]+LEN([.$E$3]);[.F64]-[.E64]-LEN([.$E$3])))">
            <text:p/>
          </table:table-cell>
          <table:table-cell/>
          <table:table-cell table:style-name="ce9" table:formula="of:=IF(ISBLANK([.B64]);&quot;&quot;;IF(ISERR([.G64]);&quot;&lt;/obj-entity&gt;&quot;;CONCATENATE([.$I$2];[.G64];[.$J$2];[.G64];[.$K$2])))">
            <text:p/>
          </table:table-cell>
          <table:table-cell table:number-columns-repeated="3"/>
          <table:table-cell table:formula="of:==IF(ISBLANK([.$C64]);&quot;&quot;;FIND([.M$3];[.$C64]))">
            <text:p/>
          </table:table-cell>
          <table:table-cell table:formula="of:==IF(ISBLANK([.$C64]);&quot;&quot;;FIND([.N$3];[.$C64]))">
            <text:p/>
          </table:table-cell>
          <table:table-cell table:formula="of:==IF(ISBLANK([.$C64]);&quot;&quot;;FIND([.O$3];[.$C64]))">
            <text:p/>
          </table:table-cell>
          <table:table-cell table:formula="of:==IF(ISBLANK([.$C64]);&quot;&quot;;FIND([.P$3];[.$C64]))">
            <text:p/>
          </table:table-cell>
          <table:table-cell table:formula="of:==IF(ISBLANK([.$C64]);&quot;&quot;;FIND([.Q$3];[.$C64]))">
            <text:p/>
          </table:table-cell>
          <table:table-cell table:formula="of:==IF(ISBLANK([.$C64]);&quot;&quot;;FIND([.R$3];[.$C64]))">
            <text:p/>
          </table:table-cell>
          <table:table-cell table:formula="of:==IF(ISBLANK([.$C64]);&quot;&quot;;FIND([.S$3];[.$C64]))">
            <text:p/>
          </table:table-cell>
          <table:table-cell table:formula="of:=IF(ISBLANK([.C64]);&quot;&quot;;MID([.C64];[.M64]+LEN([.$M$3]);[.N64]-[.M64]-LEN([.$M$3])))">
            <text:p/>
          </table:table-cell>
          <table:table-cell table:formula="of:=IF(NOT(ISERROR([.O6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4]);&quot;&quot;;AND(NOT(ISERROR([.$P64]));ISERROR([.$Q64]);ISERROR([.$R64]);ISERROR([.$S64])))">
            <text:p/>
          </table:table-cell>
          <table:table-cell table:style-name="ce12" table:formula="of:=IF(ISBLANK([.$C64]);&quot;&quot;;AND((ISERROR([.$P64]));ISERROR([.$Q64]);NOT(ISERROR([.$R64]));ISERROR([.$S64])))">
            <text:p/>
          </table:table-cell>
          <table:table-cell table:style-name="ce12" table:formula="of:=IF(ISBLANK([.$C64]);&quot;&quot;;AND(NOT(ISERROR([.$S64]))))">
            <text:p/>
          </table:table-cell>
          <table:table-cell table:style-name="ce12" table:formula="of:=IF(ISBLANK([.$C64]);&quot;&quot;;AND(NOT(ISERROR([.$Q64]))))">
            <text:p/>
          </table:table-cell>
          <table:table-cell table:formula="of:=IF(ISBLANK([.C64]);&quot;&quot;;IF([.W64];&quot;java.lang.Long&quot;;IF([.X64];&quot;java.lang.String&quot;;IF([.Y64];&quot;java.lang.Double&quot;;IF([.Z64];&quot;java.math.BigDecimal&quot;;&quot;none&quot;)))))">
            <text:p/>
          </table:table-cell>
          <table:table-cell/>
          <table:table-cell table:style-name="ce16" table:formula="of:=IF(ISBLANK([.B64]);&quot;&quot;;IF(ISERR([.G64]);&quot;&lt;/obj-entity&gt;&quot;;CONCATENATE([.$I$2];[.G64];[.$J$2];[.G64];[.$K$2])))">
            <text:p/>
          </table:table-cell>
          <table:table-cell table:formula="of:=IF(ISBLANK([.C64]);&quot;&quot;;CONCATENATE([.$U$3];[.T64];[.$V$3];[.AA64];[.$AD$3];[.T64];[.U6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5]);&quot;&quot;;FIND([.$E$3];[.B65]))">
            <text:p/>
          </table:table-cell>
          <table:table-cell table:formula="of:=IF(ISBLANK([.B65]);&quot;&quot;;FIND([.$F$3];[.B65]))">
            <text:p/>
          </table:table-cell>
          <table:table-cell table:formula="of:=IF(ISBLANK([.B65]);&quot;&quot;;MID([.B65];[.E65]+LEN([.$E$3]);[.F65]-[.E65]-LEN([.$E$3])))">
            <text:p/>
          </table:table-cell>
          <table:table-cell/>
          <table:table-cell table:style-name="ce9" table:formula="of:=IF(ISBLANK([.B65]);&quot;&quot;;IF(ISERR([.G65]);&quot;&lt;/obj-entity&gt;&quot;;CONCATENATE([.$I$2];[.G65];[.$J$2];[.G65];[.$K$2])))">
            <text:p/>
          </table:table-cell>
          <table:table-cell table:number-columns-repeated="3"/>
          <table:table-cell table:formula="of:==IF(ISBLANK([.$C65]);&quot;&quot;;FIND([.M$3];[.$C65]))">
            <text:p/>
          </table:table-cell>
          <table:table-cell table:formula="of:==IF(ISBLANK([.$C65]);&quot;&quot;;FIND([.N$3];[.$C65]))">
            <text:p/>
          </table:table-cell>
          <table:table-cell table:formula="of:==IF(ISBLANK([.$C65]);&quot;&quot;;FIND([.O$3];[.$C65]))">
            <text:p/>
          </table:table-cell>
          <table:table-cell table:formula="of:==IF(ISBLANK([.$C65]);&quot;&quot;;FIND([.P$3];[.$C65]))">
            <text:p/>
          </table:table-cell>
          <table:table-cell table:formula="of:==IF(ISBLANK([.$C65]);&quot;&quot;;FIND([.Q$3];[.$C65]))">
            <text:p/>
          </table:table-cell>
          <table:table-cell table:formula="of:==IF(ISBLANK([.$C65]);&quot;&quot;;FIND([.R$3];[.$C65]))">
            <text:p/>
          </table:table-cell>
          <table:table-cell table:formula="of:==IF(ISBLANK([.$C65]);&quot;&quot;;FIND([.S$3];[.$C65]))">
            <text:p/>
          </table:table-cell>
          <table:table-cell table:formula="of:=IF(ISBLANK([.C65]);&quot;&quot;;MID([.C65];[.M65]+LEN([.$M$3]);[.N65]-[.M65]-LEN([.$M$3])))">
            <text:p/>
          </table:table-cell>
          <table:table-cell table:formula="of:=IF(NOT(ISERROR([.O6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5]);&quot;&quot;;AND(NOT(ISERROR([.$P65]));ISERROR([.$Q65]);ISERROR([.$R65]);ISERROR([.$S65])))">
            <text:p/>
          </table:table-cell>
          <table:table-cell table:style-name="ce12" table:formula="of:=IF(ISBLANK([.$C65]);&quot;&quot;;AND((ISERROR([.$P65]));ISERROR([.$Q65]);NOT(ISERROR([.$R65]));ISERROR([.$S65])))">
            <text:p/>
          </table:table-cell>
          <table:table-cell table:style-name="ce12" table:formula="of:=IF(ISBLANK([.$C65]);&quot;&quot;;AND(NOT(ISERROR([.$S65]))))">
            <text:p/>
          </table:table-cell>
          <table:table-cell table:style-name="ce12" table:formula="of:=IF(ISBLANK([.$C65]);&quot;&quot;;AND(NOT(ISERROR([.$Q65]))))">
            <text:p/>
          </table:table-cell>
          <table:table-cell table:formula="of:=IF(ISBLANK([.C65]);&quot;&quot;;IF([.W65];&quot;java.lang.Long&quot;;IF([.X65];&quot;java.lang.String&quot;;IF([.Y65];&quot;java.lang.Double&quot;;IF([.Z65];&quot;java.math.BigDecimal&quot;;&quot;none&quot;)))))">
            <text:p/>
          </table:table-cell>
          <table:table-cell/>
          <table:table-cell table:style-name="ce16" table:formula="of:=IF(ISBLANK([.B65]);&quot;&quot;;IF(ISERR([.G65]);&quot;&lt;/obj-entity&gt;&quot;;CONCATENATE([.$I$2];[.G65];[.$J$2];[.G65];[.$K$2])))">
            <text:p/>
          </table:table-cell>
          <table:table-cell table:formula="of:=IF(ISBLANK([.C65]);&quot;&quot;;CONCATENATE([.$U$3];[.T65];[.$V$3];[.AA65];[.$AD$3];[.T65];[.U6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6]);&quot;&quot;;FIND([.$E$3];[.B66]))">
            <text:p/>
          </table:table-cell>
          <table:table-cell table:formula="of:=IF(ISBLANK([.B66]);&quot;&quot;;FIND([.$F$3];[.B66]))">
            <text:p/>
          </table:table-cell>
          <table:table-cell table:formula="of:=IF(ISBLANK([.B66]);&quot;&quot;;MID([.B66];[.E66]+LEN([.$E$3]);[.F66]-[.E66]-LEN([.$E$3])))">
            <text:p/>
          </table:table-cell>
          <table:table-cell/>
          <table:table-cell table:style-name="ce9" table:formula="of:=IF(ISBLANK([.B66]);&quot;&quot;;IF(ISERR([.G66]);&quot;&lt;/obj-entity&gt;&quot;;CONCATENATE([.$I$2];[.G66];[.$J$2];[.G66];[.$K$2])))">
            <text:p/>
          </table:table-cell>
          <table:table-cell table:number-columns-repeated="3"/>
          <table:table-cell table:formula="of:==IF(ISBLANK([.$C66]);&quot;&quot;;FIND([.M$3];[.$C66]))">
            <text:p/>
          </table:table-cell>
          <table:table-cell table:formula="of:==IF(ISBLANK([.$C66]);&quot;&quot;;FIND([.N$3];[.$C66]))">
            <text:p/>
          </table:table-cell>
          <table:table-cell table:formula="of:==IF(ISBLANK([.$C66]);&quot;&quot;;FIND([.O$3];[.$C66]))">
            <text:p/>
          </table:table-cell>
          <table:table-cell table:formula="of:==IF(ISBLANK([.$C66]);&quot;&quot;;FIND([.P$3];[.$C66]))">
            <text:p/>
          </table:table-cell>
          <table:table-cell table:formula="of:==IF(ISBLANK([.$C66]);&quot;&quot;;FIND([.Q$3];[.$C66]))">
            <text:p/>
          </table:table-cell>
          <table:table-cell table:formula="of:==IF(ISBLANK([.$C66]);&quot;&quot;;FIND([.R$3];[.$C66]))">
            <text:p/>
          </table:table-cell>
          <table:table-cell table:formula="of:==IF(ISBLANK([.$C66]);&quot;&quot;;FIND([.S$3];[.$C66]))">
            <text:p/>
          </table:table-cell>
          <table:table-cell table:formula="of:=IF(ISBLANK([.C66]);&quot;&quot;;MID([.C66];[.M66]+LEN([.$M$3]);[.N66]-[.M66]-LEN([.$M$3])))">
            <text:p/>
          </table:table-cell>
          <table:table-cell table:formula="of:=IF(NOT(ISERROR([.O6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6]);&quot;&quot;;AND(NOT(ISERROR([.$P66]));ISERROR([.$Q66]);ISERROR([.$R66]);ISERROR([.$S66])))">
            <text:p/>
          </table:table-cell>
          <table:table-cell table:style-name="ce12" table:formula="of:=IF(ISBLANK([.$C66]);&quot;&quot;;AND((ISERROR([.$P66]));ISERROR([.$Q66]);NOT(ISERROR([.$R66]));ISERROR([.$S66])))">
            <text:p/>
          </table:table-cell>
          <table:table-cell table:style-name="ce12" table:formula="of:=IF(ISBLANK([.$C66]);&quot;&quot;;AND(NOT(ISERROR([.$S66]))))">
            <text:p/>
          </table:table-cell>
          <table:table-cell table:style-name="ce12" table:formula="of:=IF(ISBLANK([.$C66]);&quot;&quot;;AND(NOT(ISERROR([.$Q66]))))">
            <text:p/>
          </table:table-cell>
          <table:table-cell table:formula="of:=IF(ISBLANK([.C66]);&quot;&quot;;IF([.W66];&quot;java.lang.Long&quot;;IF([.X66];&quot;java.lang.String&quot;;IF([.Y66];&quot;java.lang.Double&quot;;IF([.Z66];&quot;java.math.BigDecimal&quot;;&quot;none&quot;)))))">
            <text:p/>
          </table:table-cell>
          <table:table-cell/>
          <table:table-cell table:style-name="ce16" table:formula="of:=IF(ISBLANK([.B66]);&quot;&quot;;IF(ISERR([.G66]);&quot;&lt;/obj-entity&gt;&quot;;CONCATENATE([.$I$2];[.G66];[.$J$2];[.G66];[.$K$2])))">
            <text:p/>
          </table:table-cell>
          <table:table-cell table:formula="of:=IF(ISBLANK([.C66]);&quot;&quot;;CONCATENATE([.$U$3];[.T66];[.$V$3];[.AA66];[.$AD$3];[.T66];[.U6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7]);&quot;&quot;;FIND([.$E$3];[.B67]))">
            <text:p/>
          </table:table-cell>
          <table:table-cell table:formula="of:=IF(ISBLANK([.B67]);&quot;&quot;;FIND([.$F$3];[.B67]))">
            <text:p/>
          </table:table-cell>
          <table:table-cell table:formula="of:=IF(ISBLANK([.B67]);&quot;&quot;;MID([.B67];[.E67]+LEN([.$E$3]);[.F67]-[.E67]-LEN([.$E$3])))">
            <text:p/>
          </table:table-cell>
          <table:table-cell/>
          <table:table-cell table:style-name="ce9" table:formula="of:=IF(ISBLANK([.B67]);&quot;&quot;;IF(ISERR([.G67]);&quot;&lt;/obj-entity&gt;&quot;;CONCATENATE([.$I$2];[.G67];[.$J$2];[.G67];[.$K$2])))">
            <text:p/>
          </table:table-cell>
          <table:table-cell table:number-columns-repeated="3"/>
          <table:table-cell table:formula="of:==IF(ISBLANK([.$C67]);&quot;&quot;;FIND([.M$3];[.$C67]))">
            <text:p/>
          </table:table-cell>
          <table:table-cell table:formula="of:==IF(ISBLANK([.$C67]);&quot;&quot;;FIND([.N$3];[.$C67]))">
            <text:p/>
          </table:table-cell>
          <table:table-cell table:formula="of:==IF(ISBLANK([.$C67]);&quot;&quot;;FIND([.O$3];[.$C67]))">
            <text:p/>
          </table:table-cell>
          <table:table-cell table:formula="of:==IF(ISBLANK([.$C67]);&quot;&quot;;FIND([.P$3];[.$C67]))">
            <text:p/>
          </table:table-cell>
          <table:table-cell table:formula="of:==IF(ISBLANK([.$C67]);&quot;&quot;;FIND([.Q$3];[.$C67]))">
            <text:p/>
          </table:table-cell>
          <table:table-cell table:formula="of:==IF(ISBLANK([.$C67]);&quot;&quot;;FIND([.R$3];[.$C67]))">
            <text:p/>
          </table:table-cell>
          <table:table-cell table:formula="of:==IF(ISBLANK([.$C67]);&quot;&quot;;FIND([.S$3];[.$C67]))">
            <text:p/>
          </table:table-cell>
          <table:table-cell table:formula="of:=IF(ISBLANK([.C67]);&quot;&quot;;MID([.C67];[.M67]+LEN([.$M$3]);[.N67]-[.M67]-LEN([.$M$3])))">
            <text:p/>
          </table:table-cell>
          <table:table-cell table:formula="of:=IF(NOT(ISERROR([.O6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7]);&quot;&quot;;AND(NOT(ISERROR([.$P67]));ISERROR([.$Q67]);ISERROR([.$R67]);ISERROR([.$S67])))">
            <text:p/>
          </table:table-cell>
          <table:table-cell table:style-name="ce12" table:formula="of:=IF(ISBLANK([.$C67]);&quot;&quot;;AND((ISERROR([.$P67]));ISERROR([.$Q67]);NOT(ISERROR([.$R67]));ISERROR([.$S67])))">
            <text:p/>
          </table:table-cell>
          <table:table-cell table:style-name="ce12" table:formula="of:=IF(ISBLANK([.$C67]);&quot;&quot;;AND(NOT(ISERROR([.$S67]))))">
            <text:p/>
          </table:table-cell>
          <table:table-cell table:style-name="ce12" table:formula="of:=IF(ISBLANK([.$C67]);&quot;&quot;;AND(NOT(ISERROR([.$Q67]))))">
            <text:p/>
          </table:table-cell>
          <table:table-cell table:formula="of:=IF(ISBLANK([.C67]);&quot;&quot;;IF([.W67];&quot;java.lang.Long&quot;;IF([.X67];&quot;java.lang.String&quot;;IF([.Y67];&quot;java.lang.Double&quot;;IF([.Z67];&quot;java.math.BigDecimal&quot;;&quot;none&quot;)))))">
            <text:p/>
          </table:table-cell>
          <table:table-cell/>
          <table:table-cell table:style-name="ce16" table:formula="of:=IF(ISBLANK([.B67]);&quot;&quot;;IF(ISERR([.G67]);&quot;&lt;/obj-entity&gt;&quot;;CONCATENATE([.$I$2];[.G67];[.$J$2];[.G67];[.$K$2])))">
            <text:p/>
          </table:table-cell>
          <table:table-cell table:formula="of:=IF(ISBLANK([.C67]);&quot;&quot;;CONCATENATE([.$U$3];[.T67];[.$V$3];[.AA67];[.$AD$3];[.T67];[.U6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8]);&quot;&quot;;FIND([.$E$3];[.B68]))">
            <text:p/>
          </table:table-cell>
          <table:table-cell table:formula="of:=IF(ISBLANK([.B68]);&quot;&quot;;FIND([.$F$3];[.B68]))">
            <text:p/>
          </table:table-cell>
          <table:table-cell table:formula="of:=IF(ISBLANK([.B68]);&quot;&quot;;MID([.B68];[.E68]+LEN([.$E$3]);[.F68]-[.E68]-LEN([.$E$3])))">
            <text:p/>
          </table:table-cell>
          <table:table-cell/>
          <table:table-cell table:style-name="ce9" table:formula="of:=IF(ISBLANK([.B68]);&quot;&quot;;IF(ISERR([.G68]);&quot;&lt;/obj-entity&gt;&quot;;CONCATENATE([.$I$2];[.G68];[.$J$2];[.G68];[.$K$2])))">
            <text:p/>
          </table:table-cell>
          <table:table-cell table:number-columns-repeated="3"/>
          <table:table-cell table:formula="of:==IF(ISBLANK([.$C68]);&quot;&quot;;FIND([.M$3];[.$C68]))">
            <text:p/>
          </table:table-cell>
          <table:table-cell table:formula="of:==IF(ISBLANK([.$C68]);&quot;&quot;;FIND([.N$3];[.$C68]))">
            <text:p/>
          </table:table-cell>
          <table:table-cell table:formula="of:==IF(ISBLANK([.$C68]);&quot;&quot;;FIND([.O$3];[.$C68]))">
            <text:p/>
          </table:table-cell>
          <table:table-cell table:formula="of:==IF(ISBLANK([.$C68]);&quot;&quot;;FIND([.P$3];[.$C68]))">
            <text:p/>
          </table:table-cell>
          <table:table-cell table:formula="of:==IF(ISBLANK([.$C68]);&quot;&quot;;FIND([.Q$3];[.$C68]))">
            <text:p/>
          </table:table-cell>
          <table:table-cell table:formula="of:==IF(ISBLANK([.$C68]);&quot;&quot;;FIND([.R$3];[.$C68]))">
            <text:p/>
          </table:table-cell>
          <table:table-cell table:formula="of:==IF(ISBLANK([.$C68]);&quot;&quot;;FIND([.S$3];[.$C68]))">
            <text:p/>
          </table:table-cell>
          <table:table-cell table:formula="of:=IF(ISBLANK([.C68]);&quot;&quot;;MID([.C68];[.M68]+LEN([.$M$3]);[.N68]-[.M68]-LEN([.$M$3])))">
            <text:p/>
          </table:table-cell>
          <table:table-cell table:formula="of:=IF(NOT(ISERROR([.O6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8]);&quot;&quot;;AND(NOT(ISERROR([.$P68]));ISERROR([.$Q68]);ISERROR([.$R68]);ISERROR([.$S68])))">
            <text:p/>
          </table:table-cell>
          <table:table-cell table:style-name="ce12" table:formula="of:=IF(ISBLANK([.$C68]);&quot;&quot;;AND((ISERROR([.$P68]));ISERROR([.$Q68]);NOT(ISERROR([.$R68]));ISERROR([.$S68])))">
            <text:p/>
          </table:table-cell>
          <table:table-cell table:style-name="ce12" table:formula="of:=IF(ISBLANK([.$C68]);&quot;&quot;;AND(NOT(ISERROR([.$S68]))))">
            <text:p/>
          </table:table-cell>
          <table:table-cell table:style-name="ce12" table:formula="of:=IF(ISBLANK([.$C68]);&quot;&quot;;AND(NOT(ISERROR([.$Q68]))))">
            <text:p/>
          </table:table-cell>
          <table:table-cell table:formula="of:=IF(ISBLANK([.C68]);&quot;&quot;;IF([.W68];&quot;java.lang.Long&quot;;IF([.X68];&quot;java.lang.String&quot;;IF([.Y68];&quot;java.lang.Double&quot;;IF([.Z68];&quot;java.math.BigDecimal&quot;;&quot;none&quot;)))))">
            <text:p/>
          </table:table-cell>
          <table:table-cell/>
          <table:table-cell table:style-name="ce16" table:formula="of:=IF(ISBLANK([.B68]);&quot;&quot;;IF(ISERR([.G68]);&quot;&lt;/obj-entity&gt;&quot;;CONCATENATE([.$I$2];[.G68];[.$J$2];[.G68];[.$K$2])))">
            <text:p/>
          </table:table-cell>
          <table:table-cell table:formula="of:=IF(ISBLANK([.C68]);&quot;&quot;;CONCATENATE([.$U$3];[.T68];[.$V$3];[.AA68];[.$AD$3];[.T68];[.U6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69]);&quot;&quot;;FIND([.$E$3];[.B69]))">
            <text:p/>
          </table:table-cell>
          <table:table-cell table:formula="of:=IF(ISBLANK([.B69]);&quot;&quot;;FIND([.$F$3];[.B69]))">
            <text:p/>
          </table:table-cell>
          <table:table-cell table:formula="of:=IF(ISBLANK([.B69]);&quot;&quot;;MID([.B69];[.E69]+LEN([.$E$3]);[.F69]-[.E69]-LEN([.$E$3])))">
            <text:p/>
          </table:table-cell>
          <table:table-cell/>
          <table:table-cell table:style-name="ce9" table:formula="of:=IF(ISBLANK([.B69]);&quot;&quot;;IF(ISERR([.G69]);&quot;&lt;/obj-entity&gt;&quot;;CONCATENATE([.$I$2];[.G69];[.$J$2];[.G69];[.$K$2])))">
            <text:p/>
          </table:table-cell>
          <table:table-cell table:number-columns-repeated="3"/>
          <table:table-cell table:formula="of:==IF(ISBLANK([.$C69]);&quot;&quot;;FIND([.M$3];[.$C69]))">
            <text:p/>
          </table:table-cell>
          <table:table-cell table:formula="of:==IF(ISBLANK([.$C69]);&quot;&quot;;FIND([.N$3];[.$C69]))">
            <text:p/>
          </table:table-cell>
          <table:table-cell table:formula="of:==IF(ISBLANK([.$C69]);&quot;&quot;;FIND([.O$3];[.$C69]))">
            <text:p/>
          </table:table-cell>
          <table:table-cell table:formula="of:==IF(ISBLANK([.$C69]);&quot;&quot;;FIND([.P$3];[.$C69]))">
            <text:p/>
          </table:table-cell>
          <table:table-cell table:formula="of:==IF(ISBLANK([.$C69]);&quot;&quot;;FIND([.Q$3];[.$C69]))">
            <text:p/>
          </table:table-cell>
          <table:table-cell table:formula="of:==IF(ISBLANK([.$C69]);&quot;&quot;;FIND([.R$3];[.$C69]))">
            <text:p/>
          </table:table-cell>
          <table:table-cell table:formula="of:==IF(ISBLANK([.$C69]);&quot;&quot;;FIND([.S$3];[.$C69]))">
            <text:p/>
          </table:table-cell>
          <table:table-cell table:formula="of:=IF(ISBLANK([.C69]);&quot;&quot;;MID([.C69];[.M69]+LEN([.$M$3]);[.N69]-[.M69]-LEN([.$M$3])))">
            <text:p/>
          </table:table-cell>
          <table:table-cell table:formula="of:=IF(NOT(ISERROR([.O6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69]);&quot;&quot;;AND(NOT(ISERROR([.$P69]));ISERROR([.$Q69]);ISERROR([.$R69]);ISERROR([.$S69])))">
            <text:p/>
          </table:table-cell>
          <table:table-cell table:style-name="ce12" table:formula="of:=IF(ISBLANK([.$C69]);&quot;&quot;;AND((ISERROR([.$P69]));ISERROR([.$Q69]);NOT(ISERROR([.$R69]));ISERROR([.$S69])))">
            <text:p/>
          </table:table-cell>
          <table:table-cell table:style-name="ce12" table:formula="of:=IF(ISBLANK([.$C69]);&quot;&quot;;AND(NOT(ISERROR([.$S69]))))">
            <text:p/>
          </table:table-cell>
          <table:table-cell table:style-name="ce12" table:formula="of:=IF(ISBLANK([.$C69]);&quot;&quot;;AND(NOT(ISERROR([.$Q69]))))">
            <text:p/>
          </table:table-cell>
          <table:table-cell table:formula="of:=IF(ISBLANK([.C69]);&quot;&quot;;IF([.W69];&quot;java.lang.Long&quot;;IF([.X69];&quot;java.lang.String&quot;;IF([.Y69];&quot;java.lang.Double&quot;;IF([.Z69];&quot;java.math.BigDecimal&quot;;&quot;none&quot;)))))">
            <text:p/>
          </table:table-cell>
          <table:table-cell/>
          <table:table-cell table:style-name="ce16" table:formula="of:=IF(ISBLANK([.B69]);&quot;&quot;;IF(ISERR([.G69]);&quot;&lt;/obj-entity&gt;&quot;;CONCATENATE([.$I$2];[.G69];[.$J$2];[.G69];[.$K$2])))">
            <text:p/>
          </table:table-cell>
          <table:table-cell table:formula="of:=IF(ISBLANK([.C69]);&quot;&quot;;CONCATENATE([.$U$3];[.T69];[.$V$3];[.AA69];[.$AD$3];[.T69];[.U6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0]);&quot;&quot;;FIND([.$E$3];[.B70]))">
            <text:p/>
          </table:table-cell>
          <table:table-cell table:formula="of:=IF(ISBLANK([.B70]);&quot;&quot;;FIND([.$F$3];[.B70]))">
            <text:p/>
          </table:table-cell>
          <table:table-cell table:formula="of:=IF(ISBLANK([.B70]);&quot;&quot;;MID([.B70];[.E70]+LEN([.$E$3]);[.F70]-[.E70]-LEN([.$E$3])))">
            <text:p/>
          </table:table-cell>
          <table:table-cell/>
          <table:table-cell table:style-name="ce9" table:formula="of:=IF(ISBLANK([.B70]);&quot;&quot;;IF(ISERR([.G70]);&quot;&lt;/obj-entity&gt;&quot;;CONCATENATE([.$I$2];[.G70];[.$J$2];[.G70];[.$K$2])))">
            <text:p/>
          </table:table-cell>
          <table:table-cell table:number-columns-repeated="3"/>
          <table:table-cell table:formula="of:==IF(ISBLANK([.$C70]);&quot;&quot;;FIND([.M$3];[.$C70]))">
            <text:p/>
          </table:table-cell>
          <table:table-cell table:formula="of:==IF(ISBLANK([.$C70]);&quot;&quot;;FIND([.N$3];[.$C70]))">
            <text:p/>
          </table:table-cell>
          <table:table-cell table:formula="of:==IF(ISBLANK([.$C70]);&quot;&quot;;FIND([.O$3];[.$C70]))">
            <text:p/>
          </table:table-cell>
          <table:table-cell table:formula="of:==IF(ISBLANK([.$C70]);&quot;&quot;;FIND([.P$3];[.$C70]))">
            <text:p/>
          </table:table-cell>
          <table:table-cell table:formula="of:==IF(ISBLANK([.$C70]);&quot;&quot;;FIND([.Q$3];[.$C70]))">
            <text:p/>
          </table:table-cell>
          <table:table-cell table:formula="of:==IF(ISBLANK([.$C70]);&quot;&quot;;FIND([.R$3];[.$C70]))">
            <text:p/>
          </table:table-cell>
          <table:table-cell table:formula="of:==IF(ISBLANK([.$C70]);&quot;&quot;;FIND([.S$3];[.$C70]))">
            <text:p/>
          </table:table-cell>
          <table:table-cell table:formula="of:=IF(ISBLANK([.C70]);&quot;&quot;;MID([.C70];[.M70]+LEN([.$M$3]);[.N70]-[.M70]-LEN([.$M$3])))">
            <text:p/>
          </table:table-cell>
          <table:table-cell table:formula="of:=IF(NOT(ISERROR([.O7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0]);&quot;&quot;;AND(NOT(ISERROR([.$P70]));ISERROR([.$Q70]);ISERROR([.$R70]);ISERROR([.$S70])))">
            <text:p/>
          </table:table-cell>
          <table:table-cell table:style-name="ce12" table:formula="of:=IF(ISBLANK([.$C70]);&quot;&quot;;AND((ISERROR([.$P70]));ISERROR([.$Q70]);NOT(ISERROR([.$R70]));ISERROR([.$S70])))">
            <text:p/>
          </table:table-cell>
          <table:table-cell table:style-name="ce12" table:formula="of:=IF(ISBLANK([.$C70]);&quot;&quot;;AND(NOT(ISERROR([.$S70]))))">
            <text:p/>
          </table:table-cell>
          <table:table-cell table:style-name="ce12" table:formula="of:=IF(ISBLANK([.$C70]);&quot;&quot;;AND(NOT(ISERROR([.$Q70]))))">
            <text:p/>
          </table:table-cell>
          <table:table-cell table:formula="of:=IF(ISBLANK([.C70]);&quot;&quot;;IF([.W70];&quot;java.lang.Long&quot;;IF([.X70];&quot;java.lang.String&quot;;IF([.Y70];&quot;java.lang.Double&quot;;IF([.Z70];&quot;java.math.BigDecimal&quot;;&quot;none&quot;)))))">
            <text:p/>
          </table:table-cell>
          <table:table-cell/>
          <table:table-cell table:style-name="ce16" table:formula="of:=IF(ISBLANK([.B70]);&quot;&quot;;IF(ISERR([.G70]);&quot;&lt;/obj-entity&gt;&quot;;CONCATENATE([.$I$2];[.G70];[.$J$2];[.G70];[.$K$2])))">
            <text:p/>
          </table:table-cell>
          <table:table-cell table:formula="of:=IF(ISBLANK([.C70]);&quot;&quot;;CONCATENATE([.$U$3];[.T70];[.$V$3];[.AA70];[.$AD$3];[.T70];[.U7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1]);&quot;&quot;;FIND([.$E$3];[.B71]))">
            <text:p/>
          </table:table-cell>
          <table:table-cell table:formula="of:=IF(ISBLANK([.B71]);&quot;&quot;;FIND([.$F$3];[.B71]))">
            <text:p/>
          </table:table-cell>
          <table:table-cell table:formula="of:=IF(ISBLANK([.B71]);&quot;&quot;;MID([.B71];[.E71]+LEN([.$E$3]);[.F71]-[.E71]-LEN([.$E$3])))">
            <text:p/>
          </table:table-cell>
          <table:table-cell/>
          <table:table-cell table:style-name="ce9" table:formula="of:=IF(ISBLANK([.B71]);&quot;&quot;;IF(ISERR([.G71]);&quot;&lt;/obj-entity&gt;&quot;;CONCATENATE([.$I$2];[.G71];[.$J$2];[.G71];[.$K$2])))">
            <text:p/>
          </table:table-cell>
          <table:table-cell table:number-columns-repeated="3"/>
          <table:table-cell table:formula="of:==IF(ISBLANK([.$C71]);&quot;&quot;;FIND([.M$3];[.$C71]))">
            <text:p/>
          </table:table-cell>
          <table:table-cell table:formula="of:==IF(ISBLANK([.$C71]);&quot;&quot;;FIND([.N$3];[.$C71]))">
            <text:p/>
          </table:table-cell>
          <table:table-cell table:formula="of:==IF(ISBLANK([.$C71]);&quot;&quot;;FIND([.O$3];[.$C71]))">
            <text:p/>
          </table:table-cell>
          <table:table-cell table:formula="of:==IF(ISBLANK([.$C71]);&quot;&quot;;FIND([.P$3];[.$C71]))">
            <text:p/>
          </table:table-cell>
          <table:table-cell table:formula="of:==IF(ISBLANK([.$C71]);&quot;&quot;;FIND([.Q$3];[.$C71]))">
            <text:p/>
          </table:table-cell>
          <table:table-cell table:formula="of:==IF(ISBLANK([.$C71]);&quot;&quot;;FIND([.R$3];[.$C71]))">
            <text:p/>
          </table:table-cell>
          <table:table-cell table:formula="of:==IF(ISBLANK([.$C71]);&quot;&quot;;FIND([.S$3];[.$C71]))">
            <text:p/>
          </table:table-cell>
          <table:table-cell table:formula="of:=IF(ISBLANK([.C71]);&quot;&quot;;MID([.C71];[.M71]+LEN([.$M$3]);[.N71]-[.M71]-LEN([.$M$3])))">
            <text:p/>
          </table:table-cell>
          <table:table-cell table:formula="of:=IF(NOT(ISERROR([.O7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1]);&quot;&quot;;AND(NOT(ISERROR([.$P71]));ISERROR([.$Q71]);ISERROR([.$R71]);ISERROR([.$S71])))">
            <text:p/>
          </table:table-cell>
          <table:table-cell table:style-name="ce12" table:formula="of:=IF(ISBLANK([.$C71]);&quot;&quot;;AND((ISERROR([.$P71]));ISERROR([.$Q71]);NOT(ISERROR([.$R71]));ISERROR([.$S71])))">
            <text:p/>
          </table:table-cell>
          <table:table-cell table:style-name="ce12" table:formula="of:=IF(ISBLANK([.$C71]);&quot;&quot;;AND(NOT(ISERROR([.$S71]))))">
            <text:p/>
          </table:table-cell>
          <table:table-cell table:style-name="ce12" table:formula="of:=IF(ISBLANK([.$C71]);&quot;&quot;;AND(NOT(ISERROR([.$Q71]))))">
            <text:p/>
          </table:table-cell>
          <table:table-cell table:formula="of:=IF(ISBLANK([.C71]);&quot;&quot;;IF([.W71];&quot;java.lang.Long&quot;;IF([.X71];&quot;java.lang.String&quot;;IF([.Y71];&quot;java.lang.Double&quot;;IF([.Z71];&quot;java.math.BigDecimal&quot;;&quot;none&quot;)))))">
            <text:p/>
          </table:table-cell>
          <table:table-cell/>
          <table:table-cell table:style-name="ce16" table:formula="of:=IF(ISBLANK([.B71]);&quot;&quot;;IF(ISERR([.G71]);&quot;&lt;/obj-entity&gt;&quot;;CONCATENATE([.$I$2];[.G71];[.$J$2];[.G71];[.$K$2])))">
            <text:p/>
          </table:table-cell>
          <table:table-cell table:formula="of:=IF(ISBLANK([.C71]);&quot;&quot;;CONCATENATE([.$U$3];[.T71];[.$V$3];[.AA71];[.$AD$3];[.T71];[.U7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2]);&quot;&quot;;FIND([.$E$3];[.B72]))">
            <text:p/>
          </table:table-cell>
          <table:table-cell table:formula="of:=IF(ISBLANK([.B72]);&quot;&quot;;FIND([.$F$3];[.B72]))">
            <text:p/>
          </table:table-cell>
          <table:table-cell table:formula="of:=IF(ISBLANK([.B72]);&quot;&quot;;MID([.B72];[.E72]+LEN([.$E$3]);[.F72]-[.E72]-LEN([.$E$3])))">
            <text:p/>
          </table:table-cell>
          <table:table-cell/>
          <table:table-cell table:style-name="ce9" table:formula="of:=IF(ISBLANK([.B72]);&quot;&quot;;IF(ISERR([.G72]);&quot;&lt;/obj-entity&gt;&quot;;CONCATENATE([.$I$2];[.G72];[.$J$2];[.G72];[.$K$2])))">
            <text:p/>
          </table:table-cell>
          <table:table-cell table:number-columns-repeated="3"/>
          <table:table-cell table:formula="of:==IF(ISBLANK([.$C72]);&quot;&quot;;FIND([.M$3];[.$C72]))">
            <text:p/>
          </table:table-cell>
          <table:table-cell table:formula="of:==IF(ISBLANK([.$C72]);&quot;&quot;;FIND([.N$3];[.$C72]))">
            <text:p/>
          </table:table-cell>
          <table:table-cell table:formula="of:==IF(ISBLANK([.$C72]);&quot;&quot;;FIND([.O$3];[.$C72]))">
            <text:p/>
          </table:table-cell>
          <table:table-cell table:formula="of:==IF(ISBLANK([.$C72]);&quot;&quot;;FIND([.P$3];[.$C72]))">
            <text:p/>
          </table:table-cell>
          <table:table-cell table:formula="of:==IF(ISBLANK([.$C72]);&quot;&quot;;FIND([.Q$3];[.$C72]))">
            <text:p/>
          </table:table-cell>
          <table:table-cell table:formula="of:==IF(ISBLANK([.$C72]);&quot;&quot;;FIND([.R$3];[.$C72]))">
            <text:p/>
          </table:table-cell>
          <table:table-cell table:formula="of:==IF(ISBLANK([.$C72]);&quot;&quot;;FIND([.S$3];[.$C72]))">
            <text:p/>
          </table:table-cell>
          <table:table-cell table:formula="of:=IF(ISBLANK([.C72]);&quot;&quot;;MID([.C72];[.M72]+LEN([.$M$3]);[.N72]-[.M72]-LEN([.$M$3])))">
            <text:p/>
          </table:table-cell>
          <table:table-cell table:formula="of:=IF(NOT(ISERROR([.O7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2]);&quot;&quot;;AND(NOT(ISERROR([.$P72]));ISERROR([.$Q72]);ISERROR([.$R72]);ISERROR([.$S72])))">
            <text:p/>
          </table:table-cell>
          <table:table-cell table:style-name="ce12" table:formula="of:=IF(ISBLANK([.$C72]);&quot;&quot;;AND((ISERROR([.$P72]));ISERROR([.$Q72]);NOT(ISERROR([.$R72]));ISERROR([.$S72])))">
            <text:p/>
          </table:table-cell>
          <table:table-cell table:style-name="ce12" table:formula="of:=IF(ISBLANK([.$C72]);&quot;&quot;;AND(NOT(ISERROR([.$S72]))))">
            <text:p/>
          </table:table-cell>
          <table:table-cell table:style-name="ce12" table:formula="of:=IF(ISBLANK([.$C72]);&quot;&quot;;AND(NOT(ISERROR([.$Q72]))))">
            <text:p/>
          </table:table-cell>
          <table:table-cell table:formula="of:=IF(ISBLANK([.C72]);&quot;&quot;;IF([.W72];&quot;java.lang.Long&quot;;IF([.X72];&quot;java.lang.String&quot;;IF([.Y72];&quot;java.lang.Double&quot;;IF([.Z72];&quot;java.math.BigDecimal&quot;;&quot;none&quot;)))))">
            <text:p/>
          </table:table-cell>
          <table:table-cell/>
          <table:table-cell table:style-name="ce16" table:formula="of:=IF(ISBLANK([.B72]);&quot;&quot;;IF(ISERR([.G72]);&quot;&lt;/obj-entity&gt;&quot;;CONCATENATE([.$I$2];[.G72];[.$J$2];[.G72];[.$K$2])))">
            <text:p/>
          </table:table-cell>
          <table:table-cell table:formula="of:=IF(ISBLANK([.C72]);&quot;&quot;;CONCATENATE([.$U$3];[.T72];[.$V$3];[.AA72];[.$AD$3];[.T72];[.U7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3]);&quot;&quot;;FIND([.$E$3];[.B73]))">
            <text:p/>
          </table:table-cell>
          <table:table-cell table:formula="of:=IF(ISBLANK([.B73]);&quot;&quot;;FIND([.$F$3];[.B73]))">
            <text:p/>
          </table:table-cell>
          <table:table-cell table:formula="of:=IF(ISBLANK([.B73]);&quot;&quot;;MID([.B73];[.E73]+LEN([.$E$3]);[.F73]-[.E73]-LEN([.$E$3])))">
            <text:p/>
          </table:table-cell>
          <table:table-cell/>
          <table:table-cell table:style-name="ce9" table:formula="of:=IF(ISBLANK([.B73]);&quot;&quot;;IF(ISERR([.G73]);&quot;&lt;/obj-entity&gt;&quot;;CONCATENATE([.$I$2];[.G73];[.$J$2];[.G73];[.$K$2])))">
            <text:p/>
          </table:table-cell>
          <table:table-cell table:number-columns-repeated="3"/>
          <table:table-cell table:formula="of:==IF(ISBLANK([.$C73]);&quot;&quot;;FIND([.M$3];[.$C73]))">
            <text:p/>
          </table:table-cell>
          <table:table-cell table:formula="of:==IF(ISBLANK([.$C73]);&quot;&quot;;FIND([.N$3];[.$C73]))">
            <text:p/>
          </table:table-cell>
          <table:table-cell table:formula="of:==IF(ISBLANK([.$C73]);&quot;&quot;;FIND([.O$3];[.$C73]))">
            <text:p/>
          </table:table-cell>
          <table:table-cell table:formula="of:==IF(ISBLANK([.$C73]);&quot;&quot;;FIND([.P$3];[.$C73]))">
            <text:p/>
          </table:table-cell>
          <table:table-cell table:formula="of:==IF(ISBLANK([.$C73]);&quot;&quot;;FIND([.Q$3];[.$C73]))">
            <text:p/>
          </table:table-cell>
          <table:table-cell table:formula="of:==IF(ISBLANK([.$C73]);&quot;&quot;;FIND([.R$3];[.$C73]))">
            <text:p/>
          </table:table-cell>
          <table:table-cell table:formula="of:==IF(ISBLANK([.$C73]);&quot;&quot;;FIND([.S$3];[.$C73]))">
            <text:p/>
          </table:table-cell>
          <table:table-cell table:formula="of:=IF(ISBLANK([.C73]);&quot;&quot;;MID([.C73];[.M73]+LEN([.$M$3]);[.N73]-[.M73]-LEN([.$M$3])))">
            <text:p/>
          </table:table-cell>
          <table:table-cell table:formula="of:=IF(NOT(ISERROR([.O7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3]);&quot;&quot;;AND(NOT(ISERROR([.$P73]));ISERROR([.$Q73]);ISERROR([.$R73]);ISERROR([.$S73])))">
            <text:p/>
          </table:table-cell>
          <table:table-cell table:style-name="ce12" table:formula="of:=IF(ISBLANK([.$C73]);&quot;&quot;;AND((ISERROR([.$P73]));ISERROR([.$Q73]);NOT(ISERROR([.$R73]));ISERROR([.$S73])))">
            <text:p/>
          </table:table-cell>
          <table:table-cell table:style-name="ce12" table:formula="of:=IF(ISBLANK([.$C73]);&quot;&quot;;AND(NOT(ISERROR([.$S73]))))">
            <text:p/>
          </table:table-cell>
          <table:table-cell table:style-name="ce12" table:formula="of:=IF(ISBLANK([.$C73]);&quot;&quot;;AND(NOT(ISERROR([.$Q73]))))">
            <text:p/>
          </table:table-cell>
          <table:table-cell table:formula="of:=IF(ISBLANK([.C73]);&quot;&quot;;IF([.W73];&quot;java.lang.Long&quot;;IF([.X73];&quot;java.lang.String&quot;;IF([.Y73];&quot;java.lang.Double&quot;;IF([.Z73];&quot;java.math.BigDecimal&quot;;&quot;none&quot;)))))">
            <text:p/>
          </table:table-cell>
          <table:table-cell/>
          <table:table-cell table:style-name="ce16" table:formula="of:=IF(ISBLANK([.B73]);&quot;&quot;;IF(ISERR([.G73]);&quot;&lt;/obj-entity&gt;&quot;;CONCATENATE([.$I$2];[.G73];[.$J$2];[.G73];[.$K$2])))">
            <text:p/>
          </table:table-cell>
          <table:table-cell table:formula="of:=IF(ISBLANK([.C73]);&quot;&quot;;CONCATENATE([.$U$3];[.T73];[.$V$3];[.AA73];[.$AD$3];[.T73];[.U7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4]);&quot;&quot;;FIND([.$E$3];[.B74]))">
            <text:p/>
          </table:table-cell>
          <table:table-cell table:formula="of:=IF(ISBLANK([.B74]);&quot;&quot;;FIND([.$F$3];[.B74]))">
            <text:p/>
          </table:table-cell>
          <table:table-cell table:formula="of:=IF(ISBLANK([.B74]);&quot;&quot;;MID([.B74];[.E74]+LEN([.$E$3]);[.F74]-[.E74]-LEN([.$E$3])))">
            <text:p/>
          </table:table-cell>
          <table:table-cell/>
          <table:table-cell table:style-name="ce9" table:formula="of:=IF(ISBLANK([.B74]);&quot;&quot;;IF(ISERR([.G74]);&quot;&lt;/obj-entity&gt;&quot;;CONCATENATE([.$I$2];[.G74];[.$J$2];[.G74];[.$K$2])))">
            <text:p/>
          </table:table-cell>
          <table:table-cell table:number-columns-repeated="3"/>
          <table:table-cell table:formula="of:==IF(ISBLANK([.$C74]);&quot;&quot;;FIND([.M$3];[.$C74]))">
            <text:p/>
          </table:table-cell>
          <table:table-cell table:formula="of:==IF(ISBLANK([.$C74]);&quot;&quot;;FIND([.N$3];[.$C74]))">
            <text:p/>
          </table:table-cell>
          <table:table-cell table:formula="of:==IF(ISBLANK([.$C74]);&quot;&quot;;FIND([.O$3];[.$C74]))">
            <text:p/>
          </table:table-cell>
          <table:table-cell table:formula="of:==IF(ISBLANK([.$C74]);&quot;&quot;;FIND([.P$3];[.$C74]))">
            <text:p/>
          </table:table-cell>
          <table:table-cell table:formula="of:==IF(ISBLANK([.$C74]);&quot;&quot;;FIND([.Q$3];[.$C74]))">
            <text:p/>
          </table:table-cell>
          <table:table-cell table:formula="of:==IF(ISBLANK([.$C74]);&quot;&quot;;FIND([.R$3];[.$C74]))">
            <text:p/>
          </table:table-cell>
          <table:table-cell table:formula="of:==IF(ISBLANK([.$C74]);&quot;&quot;;FIND([.S$3];[.$C74]))">
            <text:p/>
          </table:table-cell>
          <table:table-cell table:formula="of:=IF(ISBLANK([.C74]);&quot;&quot;;MID([.C74];[.M74]+LEN([.$M$3]);[.N74]-[.M74]-LEN([.$M$3])))">
            <text:p/>
          </table:table-cell>
          <table:table-cell table:formula="of:=IF(NOT(ISERROR([.O7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4]);&quot;&quot;;AND(NOT(ISERROR([.$P74]));ISERROR([.$Q74]);ISERROR([.$R74]);ISERROR([.$S74])))">
            <text:p/>
          </table:table-cell>
          <table:table-cell table:style-name="ce12" table:formula="of:=IF(ISBLANK([.$C74]);&quot;&quot;;AND((ISERROR([.$P74]));ISERROR([.$Q74]);NOT(ISERROR([.$R74]));ISERROR([.$S74])))">
            <text:p/>
          </table:table-cell>
          <table:table-cell table:style-name="ce12" table:formula="of:=IF(ISBLANK([.$C74]);&quot;&quot;;AND(NOT(ISERROR([.$S74]))))">
            <text:p/>
          </table:table-cell>
          <table:table-cell table:style-name="ce12" table:formula="of:=IF(ISBLANK([.$C74]);&quot;&quot;;AND(NOT(ISERROR([.$Q74]))))">
            <text:p/>
          </table:table-cell>
          <table:table-cell table:formula="of:=IF(ISBLANK([.C74]);&quot;&quot;;IF([.W74];&quot;java.lang.Long&quot;;IF([.X74];&quot;java.lang.String&quot;;IF([.Y74];&quot;java.lang.Double&quot;;IF([.Z74];&quot;java.math.BigDecimal&quot;;&quot;none&quot;)))))">
            <text:p/>
          </table:table-cell>
          <table:table-cell/>
          <table:table-cell table:style-name="ce16" table:formula="of:=IF(ISBLANK([.B74]);&quot;&quot;;IF(ISERR([.G74]);&quot;&lt;/obj-entity&gt;&quot;;CONCATENATE([.$I$2];[.G74];[.$J$2];[.G74];[.$K$2])))">
            <text:p/>
          </table:table-cell>
          <table:table-cell table:formula="of:=IF(ISBLANK([.C74]);&quot;&quot;;CONCATENATE([.$U$3];[.T74];[.$V$3];[.AA74];[.$AD$3];[.T74];[.U7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5]);&quot;&quot;;FIND([.$E$3];[.B75]))">
            <text:p/>
          </table:table-cell>
          <table:table-cell table:formula="of:=IF(ISBLANK([.B75]);&quot;&quot;;FIND([.$F$3];[.B75]))">
            <text:p/>
          </table:table-cell>
          <table:table-cell table:formula="of:=IF(ISBLANK([.B75]);&quot;&quot;;MID([.B75];[.E75]+LEN([.$E$3]);[.F75]-[.E75]-LEN([.$E$3])))">
            <text:p/>
          </table:table-cell>
          <table:table-cell/>
          <table:table-cell table:style-name="ce9" table:formula="of:=IF(ISBLANK([.B75]);&quot;&quot;;IF(ISERR([.G75]);&quot;&lt;/obj-entity&gt;&quot;;CONCATENATE([.$I$2];[.G75];[.$J$2];[.G75];[.$K$2])))">
            <text:p/>
          </table:table-cell>
          <table:table-cell table:number-columns-repeated="3"/>
          <table:table-cell table:formula="of:==IF(ISBLANK([.$C75]);&quot;&quot;;FIND([.M$3];[.$C75]))">
            <text:p/>
          </table:table-cell>
          <table:table-cell table:formula="of:==IF(ISBLANK([.$C75]);&quot;&quot;;FIND([.N$3];[.$C75]))">
            <text:p/>
          </table:table-cell>
          <table:table-cell table:formula="of:==IF(ISBLANK([.$C75]);&quot;&quot;;FIND([.O$3];[.$C75]))">
            <text:p/>
          </table:table-cell>
          <table:table-cell table:formula="of:==IF(ISBLANK([.$C75]);&quot;&quot;;FIND([.P$3];[.$C75]))">
            <text:p/>
          </table:table-cell>
          <table:table-cell table:formula="of:==IF(ISBLANK([.$C75]);&quot;&quot;;FIND([.Q$3];[.$C75]))">
            <text:p/>
          </table:table-cell>
          <table:table-cell table:formula="of:==IF(ISBLANK([.$C75]);&quot;&quot;;FIND([.R$3];[.$C75]))">
            <text:p/>
          </table:table-cell>
          <table:table-cell table:formula="of:==IF(ISBLANK([.$C75]);&quot;&quot;;FIND([.S$3];[.$C75]))">
            <text:p/>
          </table:table-cell>
          <table:table-cell table:formula="of:=IF(ISBLANK([.C75]);&quot;&quot;;MID([.C75];[.M75]+LEN([.$M$3]);[.N75]-[.M75]-LEN([.$M$3])))">
            <text:p/>
          </table:table-cell>
          <table:table-cell table:formula="of:=IF(NOT(ISERROR([.O7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5]);&quot;&quot;;AND(NOT(ISERROR([.$P75]));ISERROR([.$Q75]);ISERROR([.$R75]);ISERROR([.$S75])))">
            <text:p/>
          </table:table-cell>
          <table:table-cell table:style-name="ce12" table:formula="of:=IF(ISBLANK([.$C75]);&quot;&quot;;AND((ISERROR([.$P75]));ISERROR([.$Q75]);NOT(ISERROR([.$R75]));ISERROR([.$S75])))">
            <text:p/>
          </table:table-cell>
          <table:table-cell table:style-name="ce12" table:formula="of:=IF(ISBLANK([.$C75]);&quot;&quot;;AND(NOT(ISERROR([.$S75]))))">
            <text:p/>
          </table:table-cell>
          <table:table-cell table:style-name="ce12" table:formula="of:=IF(ISBLANK([.$C75]);&quot;&quot;;AND(NOT(ISERROR([.$Q75]))))">
            <text:p/>
          </table:table-cell>
          <table:table-cell table:formula="of:=IF(ISBLANK([.C75]);&quot;&quot;;IF([.W75];&quot;java.lang.Long&quot;;IF([.X75];&quot;java.lang.String&quot;;IF([.Y75];&quot;java.lang.Double&quot;;IF([.Z75];&quot;java.math.BigDecimal&quot;;&quot;none&quot;)))))">
            <text:p/>
          </table:table-cell>
          <table:table-cell/>
          <table:table-cell table:style-name="ce16" table:formula="of:=IF(ISBLANK([.B75]);&quot;&quot;;IF(ISERR([.G75]);&quot;&lt;/obj-entity&gt;&quot;;CONCATENATE([.$I$2];[.G75];[.$J$2];[.G75];[.$K$2])))">
            <text:p/>
          </table:table-cell>
          <table:table-cell table:formula="of:=IF(ISBLANK([.C75]);&quot;&quot;;CONCATENATE([.$U$3];[.T75];[.$V$3];[.AA75];[.$AD$3];[.T75];[.U7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6]);&quot;&quot;;FIND([.$E$3];[.B76]))">
            <text:p/>
          </table:table-cell>
          <table:table-cell table:formula="of:=IF(ISBLANK([.B76]);&quot;&quot;;FIND([.$F$3];[.B76]))">
            <text:p/>
          </table:table-cell>
          <table:table-cell table:formula="of:=IF(ISBLANK([.B76]);&quot;&quot;;MID([.B76];[.E76]+LEN([.$E$3]);[.F76]-[.E76]-LEN([.$E$3])))">
            <text:p/>
          </table:table-cell>
          <table:table-cell/>
          <table:table-cell table:style-name="ce9" table:formula="of:=IF(ISBLANK([.B76]);&quot;&quot;;IF(ISERR([.G76]);&quot;&lt;/obj-entity&gt;&quot;;CONCATENATE([.$I$2];[.G76];[.$J$2];[.G76];[.$K$2])))">
            <text:p/>
          </table:table-cell>
          <table:table-cell table:number-columns-repeated="3"/>
          <table:table-cell table:formula="of:==IF(ISBLANK([.$C76]);&quot;&quot;;FIND([.M$3];[.$C76]))">
            <text:p/>
          </table:table-cell>
          <table:table-cell table:formula="of:==IF(ISBLANK([.$C76]);&quot;&quot;;FIND([.N$3];[.$C76]))">
            <text:p/>
          </table:table-cell>
          <table:table-cell table:formula="of:==IF(ISBLANK([.$C76]);&quot;&quot;;FIND([.O$3];[.$C76]))">
            <text:p/>
          </table:table-cell>
          <table:table-cell table:formula="of:==IF(ISBLANK([.$C76]);&quot;&quot;;FIND([.P$3];[.$C76]))">
            <text:p/>
          </table:table-cell>
          <table:table-cell table:formula="of:==IF(ISBLANK([.$C76]);&quot;&quot;;FIND([.Q$3];[.$C76]))">
            <text:p/>
          </table:table-cell>
          <table:table-cell table:formula="of:==IF(ISBLANK([.$C76]);&quot;&quot;;FIND([.R$3];[.$C76]))">
            <text:p/>
          </table:table-cell>
          <table:table-cell table:formula="of:==IF(ISBLANK([.$C76]);&quot;&quot;;FIND([.S$3];[.$C76]))">
            <text:p/>
          </table:table-cell>
          <table:table-cell table:formula="of:=IF(ISBLANK([.C76]);&quot;&quot;;MID([.C76];[.M76]+LEN([.$M$3]);[.N76]-[.M76]-LEN([.$M$3])))">
            <text:p/>
          </table:table-cell>
          <table:table-cell table:formula="of:=IF(NOT(ISERROR([.O7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6]);&quot;&quot;;AND(NOT(ISERROR([.$P76]));ISERROR([.$Q76]);ISERROR([.$R76]);ISERROR([.$S76])))">
            <text:p/>
          </table:table-cell>
          <table:table-cell table:style-name="ce12" table:formula="of:=IF(ISBLANK([.$C76]);&quot;&quot;;AND((ISERROR([.$P76]));ISERROR([.$Q76]);NOT(ISERROR([.$R76]));ISERROR([.$S76])))">
            <text:p/>
          </table:table-cell>
          <table:table-cell table:style-name="ce12" table:formula="of:=IF(ISBLANK([.$C76]);&quot;&quot;;AND(NOT(ISERROR([.$S76]))))">
            <text:p/>
          </table:table-cell>
          <table:table-cell table:style-name="ce12" table:formula="of:=IF(ISBLANK([.$C76]);&quot;&quot;;AND(NOT(ISERROR([.$Q76]))))">
            <text:p/>
          </table:table-cell>
          <table:table-cell table:formula="of:=IF(ISBLANK([.C76]);&quot;&quot;;IF([.W76];&quot;java.lang.Long&quot;;IF([.X76];&quot;java.lang.String&quot;;IF([.Y76];&quot;java.lang.Double&quot;;IF([.Z76];&quot;java.math.BigDecimal&quot;;&quot;none&quot;)))))">
            <text:p/>
          </table:table-cell>
          <table:table-cell/>
          <table:table-cell table:style-name="ce16" table:formula="of:=IF(ISBLANK([.B76]);&quot;&quot;;IF(ISERR([.G76]);&quot;&lt;/obj-entity&gt;&quot;;CONCATENATE([.$I$2];[.G76];[.$J$2];[.G76];[.$K$2])))">
            <text:p/>
          </table:table-cell>
          <table:table-cell table:formula="of:=IF(ISBLANK([.C76]);&quot;&quot;;CONCATENATE([.$U$3];[.T76];[.$V$3];[.AA76];[.$AD$3];[.T76];[.U7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7]);&quot;&quot;;FIND([.$E$3];[.B77]))">
            <text:p/>
          </table:table-cell>
          <table:table-cell table:formula="of:=IF(ISBLANK([.B77]);&quot;&quot;;FIND([.$F$3];[.B77]))">
            <text:p/>
          </table:table-cell>
          <table:table-cell table:formula="of:=IF(ISBLANK([.B77]);&quot;&quot;;MID([.B77];[.E77]+LEN([.$E$3]);[.F77]-[.E77]-LEN([.$E$3])))">
            <text:p/>
          </table:table-cell>
          <table:table-cell/>
          <table:table-cell table:style-name="ce9" table:formula="of:=IF(ISBLANK([.B77]);&quot;&quot;;IF(ISERR([.G77]);&quot;&lt;/obj-entity&gt;&quot;;CONCATENATE([.$I$2];[.G77];[.$J$2];[.G77];[.$K$2])))">
            <text:p/>
          </table:table-cell>
          <table:table-cell table:number-columns-repeated="3"/>
          <table:table-cell table:formula="of:==IF(ISBLANK([.$C77]);&quot;&quot;;FIND([.M$3];[.$C77]))">
            <text:p/>
          </table:table-cell>
          <table:table-cell table:formula="of:==IF(ISBLANK([.$C77]);&quot;&quot;;FIND([.N$3];[.$C77]))">
            <text:p/>
          </table:table-cell>
          <table:table-cell table:formula="of:==IF(ISBLANK([.$C77]);&quot;&quot;;FIND([.O$3];[.$C77]))">
            <text:p/>
          </table:table-cell>
          <table:table-cell table:formula="of:==IF(ISBLANK([.$C77]);&quot;&quot;;FIND([.P$3];[.$C77]))">
            <text:p/>
          </table:table-cell>
          <table:table-cell table:formula="of:==IF(ISBLANK([.$C77]);&quot;&quot;;FIND([.Q$3];[.$C77]))">
            <text:p/>
          </table:table-cell>
          <table:table-cell table:formula="of:==IF(ISBLANK([.$C77]);&quot;&quot;;FIND([.R$3];[.$C77]))">
            <text:p/>
          </table:table-cell>
          <table:table-cell table:formula="of:==IF(ISBLANK([.$C77]);&quot;&quot;;FIND([.S$3];[.$C77]))">
            <text:p/>
          </table:table-cell>
          <table:table-cell table:formula="of:=IF(ISBLANK([.C77]);&quot;&quot;;MID([.C77];[.M77]+LEN([.$M$3]);[.N77]-[.M77]-LEN([.$M$3])))">
            <text:p/>
          </table:table-cell>
          <table:table-cell table:formula="of:=IF(NOT(ISERROR([.O7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7]);&quot;&quot;;AND(NOT(ISERROR([.$P77]));ISERROR([.$Q77]);ISERROR([.$R77]);ISERROR([.$S77])))">
            <text:p/>
          </table:table-cell>
          <table:table-cell table:style-name="ce12" table:formula="of:=IF(ISBLANK([.$C77]);&quot;&quot;;AND((ISERROR([.$P77]));ISERROR([.$Q77]);NOT(ISERROR([.$R77]));ISERROR([.$S77])))">
            <text:p/>
          </table:table-cell>
          <table:table-cell table:style-name="ce12" table:formula="of:=IF(ISBLANK([.$C77]);&quot;&quot;;AND(NOT(ISERROR([.$S77]))))">
            <text:p/>
          </table:table-cell>
          <table:table-cell table:style-name="ce12" table:formula="of:=IF(ISBLANK([.$C77]);&quot;&quot;;AND(NOT(ISERROR([.$Q77]))))">
            <text:p/>
          </table:table-cell>
          <table:table-cell table:formula="of:=IF(ISBLANK([.C77]);&quot;&quot;;IF([.W77];&quot;java.lang.Long&quot;;IF([.X77];&quot;java.lang.String&quot;;IF([.Y77];&quot;java.lang.Double&quot;;IF([.Z77];&quot;java.math.BigDecimal&quot;;&quot;none&quot;)))))">
            <text:p/>
          </table:table-cell>
          <table:table-cell/>
          <table:table-cell table:style-name="ce16" table:formula="of:=IF(ISBLANK([.B77]);&quot;&quot;;IF(ISERR([.G77]);&quot;&lt;/obj-entity&gt;&quot;;CONCATENATE([.$I$2];[.G77];[.$J$2];[.G77];[.$K$2])))">
            <text:p/>
          </table:table-cell>
          <table:table-cell table:formula="of:=IF(ISBLANK([.C77]);&quot;&quot;;CONCATENATE([.$U$3];[.T77];[.$V$3];[.AA77];[.$AD$3];[.T77];[.U7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8]);&quot;&quot;;FIND([.$E$3];[.B78]))">
            <text:p/>
          </table:table-cell>
          <table:table-cell table:formula="of:=IF(ISBLANK([.B78]);&quot;&quot;;FIND([.$F$3];[.B78]))">
            <text:p/>
          </table:table-cell>
          <table:table-cell table:formula="of:=IF(ISBLANK([.B78]);&quot;&quot;;MID([.B78];[.E78]+LEN([.$E$3]);[.F78]-[.E78]-LEN([.$E$3])))">
            <text:p/>
          </table:table-cell>
          <table:table-cell/>
          <table:table-cell table:style-name="ce9" table:formula="of:=IF(ISBLANK([.B78]);&quot;&quot;;IF(ISERR([.G78]);&quot;&lt;/obj-entity&gt;&quot;;CONCATENATE([.$I$2];[.G78];[.$J$2];[.G78];[.$K$2])))">
            <text:p/>
          </table:table-cell>
          <table:table-cell table:number-columns-repeated="3"/>
          <table:table-cell table:formula="of:==IF(ISBLANK([.$C78]);&quot;&quot;;FIND([.M$3];[.$C78]))">
            <text:p/>
          </table:table-cell>
          <table:table-cell table:formula="of:==IF(ISBLANK([.$C78]);&quot;&quot;;FIND([.N$3];[.$C78]))">
            <text:p/>
          </table:table-cell>
          <table:table-cell table:formula="of:==IF(ISBLANK([.$C78]);&quot;&quot;;FIND([.O$3];[.$C78]))">
            <text:p/>
          </table:table-cell>
          <table:table-cell table:formula="of:==IF(ISBLANK([.$C78]);&quot;&quot;;FIND([.P$3];[.$C78]))">
            <text:p/>
          </table:table-cell>
          <table:table-cell table:formula="of:==IF(ISBLANK([.$C78]);&quot;&quot;;FIND([.Q$3];[.$C78]))">
            <text:p/>
          </table:table-cell>
          <table:table-cell table:formula="of:==IF(ISBLANK([.$C78]);&quot;&quot;;FIND([.R$3];[.$C78]))">
            <text:p/>
          </table:table-cell>
          <table:table-cell table:formula="of:==IF(ISBLANK([.$C78]);&quot;&quot;;FIND([.S$3];[.$C78]))">
            <text:p/>
          </table:table-cell>
          <table:table-cell table:formula="of:=IF(ISBLANK([.C78]);&quot;&quot;;MID([.C78];[.M78]+LEN([.$M$3]);[.N78]-[.M78]-LEN([.$M$3])))">
            <text:p/>
          </table:table-cell>
          <table:table-cell table:formula="of:=IF(NOT(ISERROR([.O7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8]);&quot;&quot;;AND(NOT(ISERROR([.$P78]));ISERROR([.$Q78]);ISERROR([.$R78]);ISERROR([.$S78])))">
            <text:p/>
          </table:table-cell>
          <table:table-cell table:style-name="ce12" table:formula="of:=IF(ISBLANK([.$C78]);&quot;&quot;;AND((ISERROR([.$P78]));ISERROR([.$Q78]);NOT(ISERROR([.$R78]));ISERROR([.$S78])))">
            <text:p/>
          </table:table-cell>
          <table:table-cell table:style-name="ce12" table:formula="of:=IF(ISBLANK([.$C78]);&quot;&quot;;AND(NOT(ISERROR([.$S78]))))">
            <text:p/>
          </table:table-cell>
          <table:table-cell table:style-name="ce12" table:formula="of:=IF(ISBLANK([.$C78]);&quot;&quot;;AND(NOT(ISERROR([.$Q78]))))">
            <text:p/>
          </table:table-cell>
          <table:table-cell table:formula="of:=IF(ISBLANK([.C78]);&quot;&quot;;IF([.W78];&quot;java.lang.Long&quot;;IF([.X78];&quot;java.lang.String&quot;;IF([.Y78];&quot;java.lang.Double&quot;;IF([.Z78];&quot;java.math.BigDecimal&quot;;&quot;none&quot;)))))">
            <text:p/>
          </table:table-cell>
          <table:table-cell/>
          <table:table-cell table:style-name="ce16" table:formula="of:=IF(ISBLANK([.B78]);&quot;&quot;;IF(ISERR([.G78]);&quot;&lt;/obj-entity&gt;&quot;;CONCATENATE([.$I$2];[.G78];[.$J$2];[.G78];[.$K$2])))">
            <text:p/>
          </table:table-cell>
          <table:table-cell table:formula="of:=IF(ISBLANK([.C78]);&quot;&quot;;CONCATENATE([.$U$3];[.T78];[.$V$3];[.AA78];[.$AD$3];[.T78];[.U7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79]);&quot;&quot;;FIND([.$E$3];[.B79]))">
            <text:p/>
          </table:table-cell>
          <table:table-cell table:formula="of:=IF(ISBLANK([.B79]);&quot;&quot;;FIND([.$F$3];[.B79]))">
            <text:p/>
          </table:table-cell>
          <table:table-cell table:formula="of:=IF(ISBLANK([.B79]);&quot;&quot;;MID([.B79];[.E79]+LEN([.$E$3]);[.F79]-[.E79]-LEN([.$E$3])))">
            <text:p/>
          </table:table-cell>
          <table:table-cell/>
          <table:table-cell table:style-name="ce9" table:formula="of:=IF(ISBLANK([.B79]);&quot;&quot;;IF(ISERR([.G79]);&quot;&lt;/obj-entity&gt;&quot;;CONCATENATE([.$I$2];[.G79];[.$J$2];[.G79];[.$K$2])))">
            <text:p/>
          </table:table-cell>
          <table:table-cell table:number-columns-repeated="3"/>
          <table:table-cell table:formula="of:==IF(ISBLANK([.$C79]);&quot;&quot;;FIND([.M$3];[.$C79]))">
            <text:p/>
          </table:table-cell>
          <table:table-cell table:formula="of:==IF(ISBLANK([.$C79]);&quot;&quot;;FIND([.N$3];[.$C79]))">
            <text:p/>
          </table:table-cell>
          <table:table-cell table:formula="of:==IF(ISBLANK([.$C79]);&quot;&quot;;FIND([.O$3];[.$C79]))">
            <text:p/>
          </table:table-cell>
          <table:table-cell table:formula="of:==IF(ISBLANK([.$C79]);&quot;&quot;;FIND([.P$3];[.$C79]))">
            <text:p/>
          </table:table-cell>
          <table:table-cell table:formula="of:==IF(ISBLANK([.$C79]);&quot;&quot;;FIND([.Q$3];[.$C79]))">
            <text:p/>
          </table:table-cell>
          <table:table-cell table:formula="of:==IF(ISBLANK([.$C79]);&quot;&quot;;FIND([.R$3];[.$C79]))">
            <text:p/>
          </table:table-cell>
          <table:table-cell table:formula="of:==IF(ISBLANK([.$C79]);&quot;&quot;;FIND([.S$3];[.$C79]))">
            <text:p/>
          </table:table-cell>
          <table:table-cell table:formula="of:=IF(ISBLANK([.C79]);&quot;&quot;;MID([.C79];[.M79]+LEN([.$M$3]);[.N79]-[.M79]-LEN([.$M$3])))">
            <text:p/>
          </table:table-cell>
          <table:table-cell table:formula="of:=IF(NOT(ISERROR([.O7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79]);&quot;&quot;;AND(NOT(ISERROR([.$P79]));ISERROR([.$Q79]);ISERROR([.$R79]);ISERROR([.$S79])))">
            <text:p/>
          </table:table-cell>
          <table:table-cell table:style-name="ce12" table:formula="of:=IF(ISBLANK([.$C79]);&quot;&quot;;AND((ISERROR([.$P79]));ISERROR([.$Q79]);NOT(ISERROR([.$R79]));ISERROR([.$S79])))">
            <text:p/>
          </table:table-cell>
          <table:table-cell table:style-name="ce12" table:formula="of:=IF(ISBLANK([.$C79]);&quot;&quot;;AND(NOT(ISERROR([.$S79]))))">
            <text:p/>
          </table:table-cell>
          <table:table-cell table:style-name="ce12" table:formula="of:=IF(ISBLANK([.$C79]);&quot;&quot;;AND(NOT(ISERROR([.$Q79]))))">
            <text:p/>
          </table:table-cell>
          <table:table-cell table:formula="of:=IF(ISBLANK([.C79]);&quot;&quot;;IF([.W79];&quot;java.lang.Long&quot;;IF([.X79];&quot;java.lang.String&quot;;IF([.Y79];&quot;java.lang.Double&quot;;IF([.Z79];&quot;java.math.BigDecimal&quot;;&quot;none&quot;)))))">
            <text:p/>
          </table:table-cell>
          <table:table-cell/>
          <table:table-cell table:style-name="ce16" table:formula="of:=IF(ISBLANK([.B79]);&quot;&quot;;IF(ISERR([.G79]);&quot;&lt;/obj-entity&gt;&quot;;CONCATENATE([.$I$2];[.G79];[.$J$2];[.G79];[.$K$2])))">
            <text:p/>
          </table:table-cell>
          <table:table-cell table:formula="of:=IF(ISBLANK([.C79]);&quot;&quot;;CONCATENATE([.$U$3];[.T79];[.$V$3];[.AA79];[.$AD$3];[.T79];[.U7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0]);&quot;&quot;;FIND([.$E$3];[.B80]))">
            <text:p/>
          </table:table-cell>
          <table:table-cell table:formula="of:=IF(ISBLANK([.B80]);&quot;&quot;;FIND([.$F$3];[.B80]))">
            <text:p/>
          </table:table-cell>
          <table:table-cell table:formula="of:=IF(ISBLANK([.B80]);&quot;&quot;;MID([.B80];[.E80]+LEN([.$E$3]);[.F80]-[.E80]-LEN([.$E$3])))">
            <text:p/>
          </table:table-cell>
          <table:table-cell/>
          <table:table-cell table:style-name="ce9" table:formula="of:=IF(ISBLANK([.B80]);&quot;&quot;;IF(ISERR([.G80]);&quot;&lt;/obj-entity&gt;&quot;;CONCATENATE([.$I$2];[.G80];[.$J$2];[.G80];[.$K$2])))">
            <text:p/>
          </table:table-cell>
          <table:table-cell table:number-columns-repeated="3"/>
          <table:table-cell table:formula="of:==IF(ISBLANK([.$C80]);&quot;&quot;;FIND([.M$3];[.$C80]))">
            <text:p/>
          </table:table-cell>
          <table:table-cell table:formula="of:==IF(ISBLANK([.$C80]);&quot;&quot;;FIND([.N$3];[.$C80]))">
            <text:p/>
          </table:table-cell>
          <table:table-cell table:formula="of:==IF(ISBLANK([.$C80]);&quot;&quot;;FIND([.O$3];[.$C80]))">
            <text:p/>
          </table:table-cell>
          <table:table-cell table:formula="of:==IF(ISBLANK([.$C80]);&quot;&quot;;FIND([.P$3];[.$C80]))">
            <text:p/>
          </table:table-cell>
          <table:table-cell table:formula="of:==IF(ISBLANK([.$C80]);&quot;&quot;;FIND([.Q$3];[.$C80]))">
            <text:p/>
          </table:table-cell>
          <table:table-cell table:formula="of:==IF(ISBLANK([.$C80]);&quot;&quot;;FIND([.R$3];[.$C80]))">
            <text:p/>
          </table:table-cell>
          <table:table-cell table:formula="of:==IF(ISBLANK([.$C80]);&quot;&quot;;FIND([.S$3];[.$C80]))">
            <text:p/>
          </table:table-cell>
          <table:table-cell table:formula="of:=IF(ISBLANK([.C80]);&quot;&quot;;MID([.C80];[.M80]+LEN([.$M$3]);[.N80]-[.M80]-LEN([.$M$3])))">
            <text:p/>
          </table:table-cell>
          <table:table-cell table:formula="of:=IF(NOT(ISERROR([.O8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0]);&quot;&quot;;AND(NOT(ISERROR([.$P80]));ISERROR([.$Q80]);ISERROR([.$R80]);ISERROR([.$S80])))">
            <text:p/>
          </table:table-cell>
          <table:table-cell table:style-name="ce12" table:formula="of:=IF(ISBLANK([.$C80]);&quot;&quot;;AND((ISERROR([.$P80]));ISERROR([.$Q80]);NOT(ISERROR([.$R80]));ISERROR([.$S80])))">
            <text:p/>
          </table:table-cell>
          <table:table-cell table:style-name="ce12" table:formula="of:=IF(ISBLANK([.$C80]);&quot;&quot;;AND(NOT(ISERROR([.$S80]))))">
            <text:p/>
          </table:table-cell>
          <table:table-cell table:style-name="ce12" table:formula="of:=IF(ISBLANK([.$C80]);&quot;&quot;;AND(NOT(ISERROR([.$Q80]))))">
            <text:p/>
          </table:table-cell>
          <table:table-cell table:formula="of:=IF(ISBLANK([.C80]);&quot;&quot;;IF([.W80];&quot;java.lang.Long&quot;;IF([.X80];&quot;java.lang.String&quot;;IF([.Y80];&quot;java.lang.Double&quot;;IF([.Z80];&quot;java.math.BigDecimal&quot;;&quot;none&quot;)))))">
            <text:p/>
          </table:table-cell>
          <table:table-cell/>
          <table:table-cell table:style-name="ce16" table:formula="of:=IF(ISBLANK([.B80]);&quot;&quot;;IF(ISERR([.G80]);&quot;&lt;/obj-entity&gt;&quot;;CONCATENATE([.$I$2];[.G80];[.$J$2];[.G80];[.$K$2])))">
            <text:p/>
          </table:table-cell>
          <table:table-cell table:formula="of:=IF(ISBLANK([.C80]);&quot;&quot;;CONCATENATE([.$U$3];[.T80];[.$V$3];[.AA80];[.$AD$3];[.T80];[.U8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1]);&quot;&quot;;FIND([.$E$3];[.B81]))">
            <text:p/>
          </table:table-cell>
          <table:table-cell table:formula="of:=IF(ISBLANK([.B81]);&quot;&quot;;FIND([.$F$3];[.B81]))">
            <text:p/>
          </table:table-cell>
          <table:table-cell table:formula="of:=IF(ISBLANK([.B81]);&quot;&quot;;MID([.B81];[.E81]+LEN([.$E$3]);[.F81]-[.E81]-LEN([.$E$3])))">
            <text:p/>
          </table:table-cell>
          <table:table-cell/>
          <table:table-cell table:style-name="ce9" table:formula="of:=IF(ISBLANK([.B81]);&quot;&quot;;IF(ISERR([.G81]);&quot;&lt;/obj-entity&gt;&quot;;CONCATENATE([.$I$2];[.G81];[.$J$2];[.G81];[.$K$2])))">
            <text:p/>
          </table:table-cell>
          <table:table-cell table:number-columns-repeated="3"/>
          <table:table-cell table:formula="of:==IF(ISBLANK([.$C81]);&quot;&quot;;FIND([.M$3];[.$C81]))">
            <text:p/>
          </table:table-cell>
          <table:table-cell table:formula="of:==IF(ISBLANK([.$C81]);&quot;&quot;;FIND([.N$3];[.$C81]))">
            <text:p/>
          </table:table-cell>
          <table:table-cell table:formula="of:==IF(ISBLANK([.$C81]);&quot;&quot;;FIND([.O$3];[.$C81]))">
            <text:p/>
          </table:table-cell>
          <table:table-cell table:formula="of:==IF(ISBLANK([.$C81]);&quot;&quot;;FIND([.P$3];[.$C81]))">
            <text:p/>
          </table:table-cell>
          <table:table-cell table:formula="of:==IF(ISBLANK([.$C81]);&quot;&quot;;FIND([.Q$3];[.$C81]))">
            <text:p/>
          </table:table-cell>
          <table:table-cell table:formula="of:==IF(ISBLANK([.$C81]);&quot;&quot;;FIND([.R$3];[.$C81]))">
            <text:p/>
          </table:table-cell>
          <table:table-cell table:formula="of:==IF(ISBLANK([.$C81]);&quot;&quot;;FIND([.S$3];[.$C81]))">
            <text:p/>
          </table:table-cell>
          <table:table-cell table:formula="of:=IF(ISBLANK([.C81]);&quot;&quot;;MID([.C81];[.M81]+LEN([.$M$3]);[.N81]-[.M81]-LEN([.$M$3])))">
            <text:p/>
          </table:table-cell>
          <table:table-cell table:formula="of:=IF(NOT(ISERROR([.O8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1]);&quot;&quot;;AND(NOT(ISERROR([.$P81]));ISERROR([.$Q81]);ISERROR([.$R81]);ISERROR([.$S81])))">
            <text:p/>
          </table:table-cell>
          <table:table-cell table:style-name="ce12" table:formula="of:=IF(ISBLANK([.$C81]);&quot;&quot;;AND((ISERROR([.$P81]));ISERROR([.$Q81]);NOT(ISERROR([.$R81]));ISERROR([.$S81])))">
            <text:p/>
          </table:table-cell>
          <table:table-cell table:style-name="ce12" table:formula="of:=IF(ISBLANK([.$C81]);&quot;&quot;;AND(NOT(ISERROR([.$S81]))))">
            <text:p/>
          </table:table-cell>
          <table:table-cell table:style-name="ce12" table:formula="of:=IF(ISBLANK([.$C81]);&quot;&quot;;AND(NOT(ISERROR([.$Q81]))))">
            <text:p/>
          </table:table-cell>
          <table:table-cell table:formula="of:=IF(ISBLANK([.C81]);&quot;&quot;;IF([.W81];&quot;java.lang.Long&quot;;IF([.X81];&quot;java.lang.String&quot;;IF([.Y81];&quot;java.lang.Double&quot;;IF([.Z81];&quot;java.math.BigDecimal&quot;;&quot;none&quot;)))))">
            <text:p/>
          </table:table-cell>
          <table:table-cell/>
          <table:table-cell table:style-name="ce16" table:formula="of:=IF(ISBLANK([.B81]);&quot;&quot;;IF(ISERR([.G81]);&quot;&lt;/obj-entity&gt;&quot;;CONCATENATE([.$I$2];[.G81];[.$J$2];[.G81];[.$K$2])))">
            <text:p/>
          </table:table-cell>
          <table:table-cell table:formula="of:=IF(ISBLANK([.C81]);&quot;&quot;;CONCATENATE([.$U$3];[.T81];[.$V$3];[.AA81];[.$AD$3];[.T81];[.U8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2]);&quot;&quot;;FIND([.$E$3];[.B82]))">
            <text:p/>
          </table:table-cell>
          <table:table-cell table:formula="of:=IF(ISBLANK([.B82]);&quot;&quot;;FIND([.$F$3];[.B82]))">
            <text:p/>
          </table:table-cell>
          <table:table-cell table:formula="of:=IF(ISBLANK([.B82]);&quot;&quot;;MID([.B82];[.E82]+LEN([.$E$3]);[.F82]-[.E82]-LEN([.$E$3])))">
            <text:p/>
          </table:table-cell>
          <table:table-cell/>
          <table:table-cell table:style-name="ce9" table:formula="of:=IF(ISBLANK([.B82]);&quot;&quot;;IF(ISERR([.G82]);&quot;&lt;/obj-entity&gt;&quot;;CONCATENATE([.$I$2];[.G82];[.$J$2];[.G82];[.$K$2])))">
            <text:p/>
          </table:table-cell>
          <table:table-cell table:number-columns-repeated="3"/>
          <table:table-cell table:formula="of:==IF(ISBLANK([.$C82]);&quot;&quot;;FIND([.M$3];[.$C82]))">
            <text:p/>
          </table:table-cell>
          <table:table-cell table:formula="of:==IF(ISBLANK([.$C82]);&quot;&quot;;FIND([.N$3];[.$C82]))">
            <text:p/>
          </table:table-cell>
          <table:table-cell table:formula="of:==IF(ISBLANK([.$C82]);&quot;&quot;;FIND([.O$3];[.$C82]))">
            <text:p/>
          </table:table-cell>
          <table:table-cell table:formula="of:==IF(ISBLANK([.$C82]);&quot;&quot;;FIND([.P$3];[.$C82]))">
            <text:p/>
          </table:table-cell>
          <table:table-cell table:formula="of:==IF(ISBLANK([.$C82]);&quot;&quot;;FIND([.Q$3];[.$C82]))">
            <text:p/>
          </table:table-cell>
          <table:table-cell table:formula="of:==IF(ISBLANK([.$C82]);&quot;&quot;;FIND([.R$3];[.$C82]))">
            <text:p/>
          </table:table-cell>
          <table:table-cell table:formula="of:==IF(ISBLANK([.$C82]);&quot;&quot;;FIND([.S$3];[.$C82]))">
            <text:p/>
          </table:table-cell>
          <table:table-cell table:formula="of:=IF(ISBLANK([.C82]);&quot;&quot;;MID([.C82];[.M82]+LEN([.$M$3]);[.N82]-[.M82]-LEN([.$M$3])))">
            <text:p/>
          </table:table-cell>
          <table:table-cell table:formula="of:=IF(NOT(ISERROR([.O8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2]);&quot;&quot;;AND(NOT(ISERROR([.$P82]));ISERROR([.$Q82]);ISERROR([.$R82]);ISERROR([.$S82])))">
            <text:p/>
          </table:table-cell>
          <table:table-cell table:style-name="ce12" table:formula="of:=IF(ISBLANK([.$C82]);&quot;&quot;;AND((ISERROR([.$P82]));ISERROR([.$Q82]);NOT(ISERROR([.$R82]));ISERROR([.$S82])))">
            <text:p/>
          </table:table-cell>
          <table:table-cell table:style-name="ce12" table:formula="of:=IF(ISBLANK([.$C82]);&quot;&quot;;AND(NOT(ISERROR([.$S82]))))">
            <text:p/>
          </table:table-cell>
          <table:table-cell table:style-name="ce12" table:formula="of:=IF(ISBLANK([.$C82]);&quot;&quot;;AND(NOT(ISERROR([.$Q82]))))">
            <text:p/>
          </table:table-cell>
          <table:table-cell table:formula="of:=IF(ISBLANK([.C82]);&quot;&quot;;IF([.W82];&quot;java.lang.Long&quot;;IF([.X82];&quot;java.lang.String&quot;;IF([.Y82];&quot;java.lang.Double&quot;;IF([.Z82];&quot;java.math.BigDecimal&quot;;&quot;none&quot;)))))">
            <text:p/>
          </table:table-cell>
          <table:table-cell/>
          <table:table-cell table:style-name="ce16" table:formula="of:=IF(ISBLANK([.B82]);&quot;&quot;;IF(ISERR([.G82]);&quot;&lt;/obj-entity&gt;&quot;;CONCATENATE([.$I$2];[.G82];[.$J$2];[.G82];[.$K$2])))">
            <text:p/>
          </table:table-cell>
          <table:table-cell table:formula="of:=IF(ISBLANK([.C82]);&quot;&quot;;CONCATENATE([.$U$3];[.T82];[.$V$3];[.AA82];[.$AD$3];[.T82];[.U8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3]);&quot;&quot;;FIND([.$E$3];[.B83]))">
            <text:p/>
          </table:table-cell>
          <table:table-cell table:formula="of:=IF(ISBLANK([.B83]);&quot;&quot;;FIND([.$F$3];[.B83]))">
            <text:p/>
          </table:table-cell>
          <table:table-cell table:formula="of:=IF(ISBLANK([.B83]);&quot;&quot;;MID([.B83];[.E83]+LEN([.$E$3]);[.F83]-[.E83]-LEN([.$E$3])))">
            <text:p/>
          </table:table-cell>
          <table:table-cell/>
          <table:table-cell table:style-name="ce9" table:formula="of:=IF(ISBLANK([.B83]);&quot;&quot;;IF(ISERR([.G83]);&quot;&lt;/obj-entity&gt;&quot;;CONCATENATE([.$I$2];[.G83];[.$J$2];[.G83];[.$K$2])))">
            <text:p/>
          </table:table-cell>
          <table:table-cell table:number-columns-repeated="3"/>
          <table:table-cell table:formula="of:==IF(ISBLANK([.$C83]);&quot;&quot;;FIND([.M$3];[.$C83]))">
            <text:p/>
          </table:table-cell>
          <table:table-cell table:formula="of:==IF(ISBLANK([.$C83]);&quot;&quot;;FIND([.N$3];[.$C83]))">
            <text:p/>
          </table:table-cell>
          <table:table-cell table:formula="of:==IF(ISBLANK([.$C83]);&quot;&quot;;FIND([.O$3];[.$C83]))">
            <text:p/>
          </table:table-cell>
          <table:table-cell table:formula="of:==IF(ISBLANK([.$C83]);&quot;&quot;;FIND([.P$3];[.$C83]))">
            <text:p/>
          </table:table-cell>
          <table:table-cell table:formula="of:==IF(ISBLANK([.$C83]);&quot;&quot;;FIND([.Q$3];[.$C83]))">
            <text:p/>
          </table:table-cell>
          <table:table-cell table:formula="of:==IF(ISBLANK([.$C83]);&quot;&quot;;FIND([.R$3];[.$C83]))">
            <text:p/>
          </table:table-cell>
          <table:table-cell table:formula="of:==IF(ISBLANK([.$C83]);&quot;&quot;;FIND([.S$3];[.$C83]))">
            <text:p/>
          </table:table-cell>
          <table:table-cell table:formula="of:=IF(ISBLANK([.C83]);&quot;&quot;;MID([.C83];[.M83]+LEN([.$M$3]);[.N83]-[.M83]-LEN([.$M$3])))">
            <text:p/>
          </table:table-cell>
          <table:table-cell table:formula="of:=IF(NOT(ISERROR([.O8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3]);&quot;&quot;;AND(NOT(ISERROR([.$P83]));ISERROR([.$Q83]);ISERROR([.$R83]);ISERROR([.$S83])))">
            <text:p/>
          </table:table-cell>
          <table:table-cell table:style-name="ce12" table:formula="of:=IF(ISBLANK([.$C83]);&quot;&quot;;AND((ISERROR([.$P83]));ISERROR([.$Q83]);NOT(ISERROR([.$R83]));ISERROR([.$S83])))">
            <text:p/>
          </table:table-cell>
          <table:table-cell table:style-name="ce12" table:formula="of:=IF(ISBLANK([.$C83]);&quot;&quot;;AND(NOT(ISERROR([.$S83]))))">
            <text:p/>
          </table:table-cell>
          <table:table-cell table:style-name="ce12" table:formula="of:=IF(ISBLANK([.$C83]);&quot;&quot;;AND(NOT(ISERROR([.$Q83]))))">
            <text:p/>
          </table:table-cell>
          <table:table-cell table:formula="of:=IF(ISBLANK([.C83]);&quot;&quot;;IF([.W83];&quot;java.lang.Long&quot;;IF([.X83];&quot;java.lang.String&quot;;IF([.Y83];&quot;java.lang.Double&quot;;IF([.Z83];&quot;java.math.BigDecimal&quot;;&quot;none&quot;)))))">
            <text:p/>
          </table:table-cell>
          <table:table-cell/>
          <table:table-cell table:style-name="ce16" table:formula="of:=IF(ISBLANK([.B83]);&quot;&quot;;IF(ISERR([.G83]);&quot;&lt;/obj-entity&gt;&quot;;CONCATENATE([.$I$2];[.G83];[.$J$2];[.G83];[.$K$2])))">
            <text:p/>
          </table:table-cell>
          <table:table-cell table:formula="of:=IF(ISBLANK([.C83]);&quot;&quot;;CONCATENATE([.$U$3];[.T83];[.$V$3];[.AA83];[.$AD$3];[.T83];[.U8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4]);&quot;&quot;;FIND([.$E$3];[.B84]))">
            <text:p/>
          </table:table-cell>
          <table:table-cell table:formula="of:=IF(ISBLANK([.B84]);&quot;&quot;;FIND([.$F$3];[.B84]))">
            <text:p/>
          </table:table-cell>
          <table:table-cell table:formula="of:=IF(ISBLANK([.B84]);&quot;&quot;;MID([.B84];[.E84]+LEN([.$E$3]);[.F84]-[.E84]-LEN([.$E$3])))">
            <text:p/>
          </table:table-cell>
          <table:table-cell/>
          <table:table-cell table:style-name="ce9" table:formula="of:=IF(ISBLANK([.B84]);&quot;&quot;;IF(ISERR([.G84]);&quot;&lt;/obj-entity&gt;&quot;;CONCATENATE([.$I$2];[.G84];[.$J$2];[.G84];[.$K$2])))">
            <text:p/>
          </table:table-cell>
          <table:table-cell table:number-columns-repeated="3"/>
          <table:table-cell table:formula="of:==IF(ISBLANK([.$C84]);&quot;&quot;;FIND([.M$3];[.$C84]))">
            <text:p/>
          </table:table-cell>
          <table:table-cell table:formula="of:==IF(ISBLANK([.$C84]);&quot;&quot;;FIND([.N$3];[.$C84]))">
            <text:p/>
          </table:table-cell>
          <table:table-cell table:formula="of:==IF(ISBLANK([.$C84]);&quot;&quot;;FIND([.O$3];[.$C84]))">
            <text:p/>
          </table:table-cell>
          <table:table-cell table:formula="of:==IF(ISBLANK([.$C84]);&quot;&quot;;FIND([.P$3];[.$C84]))">
            <text:p/>
          </table:table-cell>
          <table:table-cell table:formula="of:==IF(ISBLANK([.$C84]);&quot;&quot;;FIND([.Q$3];[.$C84]))">
            <text:p/>
          </table:table-cell>
          <table:table-cell table:formula="of:==IF(ISBLANK([.$C84]);&quot;&quot;;FIND([.R$3];[.$C84]))">
            <text:p/>
          </table:table-cell>
          <table:table-cell table:formula="of:==IF(ISBLANK([.$C84]);&quot;&quot;;FIND([.S$3];[.$C84]))">
            <text:p/>
          </table:table-cell>
          <table:table-cell table:formula="of:=IF(ISBLANK([.C84]);&quot;&quot;;MID([.C84];[.M84]+LEN([.$M$3]);[.N84]-[.M84]-LEN([.$M$3])))">
            <text:p/>
          </table:table-cell>
          <table:table-cell table:formula="of:=IF(NOT(ISERROR([.O8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4]);&quot;&quot;;AND(NOT(ISERROR([.$P84]));ISERROR([.$Q84]);ISERROR([.$R84]);ISERROR([.$S84])))">
            <text:p/>
          </table:table-cell>
          <table:table-cell table:style-name="ce12" table:formula="of:=IF(ISBLANK([.$C84]);&quot;&quot;;AND((ISERROR([.$P84]));ISERROR([.$Q84]);NOT(ISERROR([.$R84]));ISERROR([.$S84])))">
            <text:p/>
          </table:table-cell>
          <table:table-cell table:style-name="ce12" table:formula="of:=IF(ISBLANK([.$C84]);&quot;&quot;;AND(NOT(ISERROR([.$S84]))))">
            <text:p/>
          </table:table-cell>
          <table:table-cell table:style-name="ce12" table:formula="of:=IF(ISBLANK([.$C84]);&quot;&quot;;AND(NOT(ISERROR([.$Q84]))))">
            <text:p/>
          </table:table-cell>
          <table:table-cell table:formula="of:=IF(ISBLANK([.C84]);&quot;&quot;;IF([.W84];&quot;java.lang.Long&quot;;IF([.X84];&quot;java.lang.String&quot;;IF([.Y84];&quot;java.lang.Double&quot;;IF([.Z84];&quot;java.math.BigDecimal&quot;;&quot;none&quot;)))))">
            <text:p/>
          </table:table-cell>
          <table:table-cell/>
          <table:table-cell table:style-name="ce16" table:formula="of:=IF(ISBLANK([.B84]);&quot;&quot;;IF(ISERR([.G84]);&quot;&lt;/obj-entity&gt;&quot;;CONCATENATE([.$I$2];[.G84];[.$J$2];[.G84];[.$K$2])))">
            <text:p/>
          </table:table-cell>
          <table:table-cell table:formula="of:=IF(ISBLANK([.C84]);&quot;&quot;;CONCATENATE([.$U$3];[.T84];[.$V$3];[.AA84];[.$AD$3];[.T84];[.U8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5]);&quot;&quot;;FIND([.$E$3];[.B85]))">
            <text:p/>
          </table:table-cell>
          <table:table-cell table:formula="of:=IF(ISBLANK([.B85]);&quot;&quot;;FIND([.$F$3];[.B85]))">
            <text:p/>
          </table:table-cell>
          <table:table-cell table:formula="of:=IF(ISBLANK([.B85]);&quot;&quot;;MID([.B85];[.E85]+LEN([.$E$3]);[.F85]-[.E85]-LEN([.$E$3])))">
            <text:p/>
          </table:table-cell>
          <table:table-cell/>
          <table:table-cell table:style-name="ce9" table:formula="of:=IF(ISBLANK([.B85]);&quot;&quot;;IF(ISERR([.G85]);&quot;&lt;/obj-entity&gt;&quot;;CONCATENATE([.$I$2];[.G85];[.$J$2];[.G85];[.$K$2])))">
            <text:p/>
          </table:table-cell>
          <table:table-cell table:number-columns-repeated="3"/>
          <table:table-cell table:formula="of:==IF(ISBLANK([.$C85]);&quot;&quot;;FIND([.M$3];[.$C85]))">
            <text:p/>
          </table:table-cell>
          <table:table-cell table:formula="of:==IF(ISBLANK([.$C85]);&quot;&quot;;FIND([.N$3];[.$C85]))">
            <text:p/>
          </table:table-cell>
          <table:table-cell table:formula="of:==IF(ISBLANK([.$C85]);&quot;&quot;;FIND([.O$3];[.$C85]))">
            <text:p/>
          </table:table-cell>
          <table:table-cell table:formula="of:==IF(ISBLANK([.$C85]);&quot;&quot;;FIND([.P$3];[.$C85]))">
            <text:p/>
          </table:table-cell>
          <table:table-cell table:formula="of:==IF(ISBLANK([.$C85]);&quot;&quot;;FIND([.Q$3];[.$C85]))">
            <text:p/>
          </table:table-cell>
          <table:table-cell table:formula="of:==IF(ISBLANK([.$C85]);&quot;&quot;;FIND([.R$3];[.$C85]))">
            <text:p/>
          </table:table-cell>
          <table:table-cell table:formula="of:==IF(ISBLANK([.$C85]);&quot;&quot;;FIND([.S$3];[.$C85]))">
            <text:p/>
          </table:table-cell>
          <table:table-cell table:formula="of:=IF(ISBLANK([.C85]);&quot;&quot;;MID([.C85];[.M85]+LEN([.$M$3]);[.N85]-[.M85]-LEN([.$M$3])))">
            <text:p/>
          </table:table-cell>
          <table:table-cell table:formula="of:=IF(NOT(ISERROR([.O8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5]);&quot;&quot;;AND(NOT(ISERROR([.$P85]));ISERROR([.$Q85]);ISERROR([.$R85]);ISERROR([.$S85])))">
            <text:p/>
          </table:table-cell>
          <table:table-cell table:style-name="ce12" table:formula="of:=IF(ISBLANK([.$C85]);&quot;&quot;;AND((ISERROR([.$P85]));ISERROR([.$Q85]);NOT(ISERROR([.$R85]));ISERROR([.$S85])))">
            <text:p/>
          </table:table-cell>
          <table:table-cell table:style-name="ce12" table:formula="of:=IF(ISBLANK([.$C85]);&quot;&quot;;AND(NOT(ISERROR([.$S85]))))">
            <text:p/>
          </table:table-cell>
          <table:table-cell table:style-name="ce12" table:formula="of:=IF(ISBLANK([.$C85]);&quot;&quot;;AND(NOT(ISERROR([.$Q85]))))">
            <text:p/>
          </table:table-cell>
          <table:table-cell table:formula="of:=IF(ISBLANK([.C85]);&quot;&quot;;IF([.W85];&quot;java.lang.Long&quot;;IF([.X85];&quot;java.lang.String&quot;;IF([.Y85];&quot;java.lang.Double&quot;;IF([.Z85];&quot;java.math.BigDecimal&quot;;&quot;none&quot;)))))">
            <text:p/>
          </table:table-cell>
          <table:table-cell/>
          <table:table-cell table:style-name="ce16" table:formula="of:=IF(ISBLANK([.B85]);&quot;&quot;;IF(ISERR([.G85]);&quot;&lt;/obj-entity&gt;&quot;;CONCATENATE([.$I$2];[.G85];[.$J$2];[.G85];[.$K$2])))">
            <text:p/>
          </table:table-cell>
          <table:table-cell table:formula="of:=IF(ISBLANK([.C85]);&quot;&quot;;CONCATENATE([.$U$3];[.T85];[.$V$3];[.AA85];[.$AD$3];[.T85];[.U8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6]);&quot;&quot;;FIND([.$E$3];[.B86]))">
            <text:p/>
          </table:table-cell>
          <table:table-cell table:formula="of:=IF(ISBLANK([.B86]);&quot;&quot;;FIND([.$F$3];[.B86]))">
            <text:p/>
          </table:table-cell>
          <table:table-cell table:formula="of:=IF(ISBLANK([.B86]);&quot;&quot;;MID([.B86];[.E86]+LEN([.$E$3]);[.F86]-[.E86]-LEN([.$E$3])))">
            <text:p/>
          </table:table-cell>
          <table:table-cell/>
          <table:table-cell table:style-name="ce9" table:formula="of:=IF(ISBLANK([.B86]);&quot;&quot;;IF(ISERR([.G86]);&quot;&lt;/obj-entity&gt;&quot;;CONCATENATE([.$I$2];[.G86];[.$J$2];[.G86];[.$K$2])))">
            <text:p/>
          </table:table-cell>
          <table:table-cell table:number-columns-repeated="3"/>
          <table:table-cell table:formula="of:==IF(ISBLANK([.$C86]);&quot;&quot;;FIND([.M$3];[.$C86]))">
            <text:p/>
          </table:table-cell>
          <table:table-cell table:formula="of:==IF(ISBLANK([.$C86]);&quot;&quot;;FIND([.N$3];[.$C86]))">
            <text:p/>
          </table:table-cell>
          <table:table-cell table:formula="of:==IF(ISBLANK([.$C86]);&quot;&quot;;FIND([.O$3];[.$C86]))">
            <text:p/>
          </table:table-cell>
          <table:table-cell table:formula="of:==IF(ISBLANK([.$C86]);&quot;&quot;;FIND([.P$3];[.$C86]))">
            <text:p/>
          </table:table-cell>
          <table:table-cell table:formula="of:==IF(ISBLANK([.$C86]);&quot;&quot;;FIND([.Q$3];[.$C86]))">
            <text:p/>
          </table:table-cell>
          <table:table-cell table:formula="of:==IF(ISBLANK([.$C86]);&quot;&quot;;FIND([.R$3];[.$C86]))">
            <text:p/>
          </table:table-cell>
          <table:table-cell table:formula="of:==IF(ISBLANK([.$C86]);&quot;&quot;;FIND([.S$3];[.$C86]))">
            <text:p/>
          </table:table-cell>
          <table:table-cell table:formula="of:=IF(ISBLANK([.C86]);&quot;&quot;;MID([.C86];[.M86]+LEN([.$M$3]);[.N86]-[.M86]-LEN([.$M$3])))">
            <text:p/>
          </table:table-cell>
          <table:table-cell table:formula="of:=IF(NOT(ISERROR([.O8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6]);&quot;&quot;;AND(NOT(ISERROR([.$P86]));ISERROR([.$Q86]);ISERROR([.$R86]);ISERROR([.$S86])))">
            <text:p/>
          </table:table-cell>
          <table:table-cell table:style-name="ce12" table:formula="of:=IF(ISBLANK([.$C86]);&quot;&quot;;AND((ISERROR([.$P86]));ISERROR([.$Q86]);NOT(ISERROR([.$R86]));ISERROR([.$S86])))">
            <text:p/>
          </table:table-cell>
          <table:table-cell table:style-name="ce12" table:formula="of:=IF(ISBLANK([.$C86]);&quot;&quot;;AND(NOT(ISERROR([.$S86]))))">
            <text:p/>
          </table:table-cell>
          <table:table-cell table:style-name="ce12" table:formula="of:=IF(ISBLANK([.$C86]);&quot;&quot;;AND(NOT(ISERROR([.$Q86]))))">
            <text:p/>
          </table:table-cell>
          <table:table-cell table:formula="of:=IF(ISBLANK([.C86]);&quot;&quot;;IF([.W86];&quot;java.lang.Long&quot;;IF([.X86];&quot;java.lang.String&quot;;IF([.Y86];&quot;java.lang.Double&quot;;IF([.Z86];&quot;java.math.BigDecimal&quot;;&quot;none&quot;)))))">
            <text:p/>
          </table:table-cell>
          <table:table-cell/>
          <table:table-cell table:style-name="ce16" table:formula="of:=IF(ISBLANK([.B86]);&quot;&quot;;IF(ISERR([.G86]);&quot;&lt;/obj-entity&gt;&quot;;CONCATENATE([.$I$2];[.G86];[.$J$2];[.G86];[.$K$2])))">
            <text:p/>
          </table:table-cell>
          <table:table-cell table:formula="of:=IF(ISBLANK([.C86]);&quot;&quot;;CONCATENATE([.$U$3];[.T86];[.$V$3];[.AA86];[.$AD$3];[.T86];[.U8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7]);&quot;&quot;;FIND([.$E$3];[.B87]))">
            <text:p/>
          </table:table-cell>
          <table:table-cell table:formula="of:=IF(ISBLANK([.B87]);&quot;&quot;;FIND([.$F$3];[.B87]))">
            <text:p/>
          </table:table-cell>
          <table:table-cell table:formula="of:=IF(ISBLANK([.B87]);&quot;&quot;;MID([.B87];[.E87]+LEN([.$E$3]);[.F87]-[.E87]-LEN([.$E$3])))">
            <text:p/>
          </table:table-cell>
          <table:table-cell/>
          <table:table-cell table:style-name="ce9" table:formula="of:=IF(ISBLANK([.B87]);&quot;&quot;;IF(ISERR([.G87]);&quot;&lt;/obj-entity&gt;&quot;;CONCATENATE([.$I$2];[.G87];[.$J$2];[.G87];[.$K$2])))">
            <text:p/>
          </table:table-cell>
          <table:table-cell table:number-columns-repeated="3"/>
          <table:table-cell table:formula="of:==IF(ISBLANK([.$C87]);&quot;&quot;;FIND([.M$3];[.$C87]))">
            <text:p/>
          </table:table-cell>
          <table:table-cell table:formula="of:==IF(ISBLANK([.$C87]);&quot;&quot;;FIND([.N$3];[.$C87]))">
            <text:p/>
          </table:table-cell>
          <table:table-cell table:formula="of:==IF(ISBLANK([.$C87]);&quot;&quot;;FIND([.O$3];[.$C87]))">
            <text:p/>
          </table:table-cell>
          <table:table-cell table:formula="of:==IF(ISBLANK([.$C87]);&quot;&quot;;FIND([.P$3];[.$C87]))">
            <text:p/>
          </table:table-cell>
          <table:table-cell table:formula="of:==IF(ISBLANK([.$C87]);&quot;&quot;;FIND([.Q$3];[.$C87]))">
            <text:p/>
          </table:table-cell>
          <table:table-cell table:formula="of:==IF(ISBLANK([.$C87]);&quot;&quot;;FIND([.R$3];[.$C87]))">
            <text:p/>
          </table:table-cell>
          <table:table-cell table:formula="of:==IF(ISBLANK([.$C87]);&quot;&quot;;FIND([.S$3];[.$C87]))">
            <text:p/>
          </table:table-cell>
          <table:table-cell table:formula="of:=IF(ISBLANK([.C87]);&quot;&quot;;MID([.C87];[.M87]+LEN([.$M$3]);[.N87]-[.M87]-LEN([.$M$3])))">
            <text:p/>
          </table:table-cell>
          <table:table-cell table:formula="of:=IF(NOT(ISERROR([.O8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7]);&quot;&quot;;AND(NOT(ISERROR([.$P87]));ISERROR([.$Q87]);ISERROR([.$R87]);ISERROR([.$S87])))">
            <text:p/>
          </table:table-cell>
          <table:table-cell table:style-name="ce12" table:formula="of:=IF(ISBLANK([.$C87]);&quot;&quot;;AND((ISERROR([.$P87]));ISERROR([.$Q87]);NOT(ISERROR([.$R87]));ISERROR([.$S87])))">
            <text:p/>
          </table:table-cell>
          <table:table-cell table:style-name="ce12" table:formula="of:=IF(ISBLANK([.$C87]);&quot;&quot;;AND(NOT(ISERROR([.$S87]))))">
            <text:p/>
          </table:table-cell>
          <table:table-cell table:style-name="ce12" table:formula="of:=IF(ISBLANK([.$C87]);&quot;&quot;;AND(NOT(ISERROR([.$Q87]))))">
            <text:p/>
          </table:table-cell>
          <table:table-cell table:formula="of:=IF(ISBLANK([.C87]);&quot;&quot;;IF([.W87];&quot;java.lang.Long&quot;;IF([.X87];&quot;java.lang.String&quot;;IF([.Y87];&quot;java.lang.Double&quot;;IF([.Z87];&quot;java.math.BigDecimal&quot;;&quot;none&quot;)))))">
            <text:p/>
          </table:table-cell>
          <table:table-cell/>
          <table:table-cell table:style-name="ce16" table:formula="of:=IF(ISBLANK([.B87]);&quot;&quot;;IF(ISERR([.G87]);&quot;&lt;/obj-entity&gt;&quot;;CONCATENATE([.$I$2];[.G87];[.$J$2];[.G87];[.$K$2])))">
            <text:p/>
          </table:table-cell>
          <table:table-cell table:formula="of:=IF(ISBLANK([.C87]);&quot;&quot;;CONCATENATE([.$U$3];[.T87];[.$V$3];[.AA87];[.$AD$3];[.T87];[.U8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8]);&quot;&quot;;FIND([.$E$3];[.B88]))">
            <text:p/>
          </table:table-cell>
          <table:table-cell table:formula="of:=IF(ISBLANK([.B88]);&quot;&quot;;FIND([.$F$3];[.B88]))">
            <text:p/>
          </table:table-cell>
          <table:table-cell table:formula="of:=IF(ISBLANK([.B88]);&quot;&quot;;MID([.B88];[.E88]+LEN([.$E$3]);[.F88]-[.E88]-LEN([.$E$3])))">
            <text:p/>
          </table:table-cell>
          <table:table-cell/>
          <table:table-cell table:style-name="ce9" table:formula="of:=IF(ISBLANK([.B88]);&quot;&quot;;IF(ISERR([.G88]);&quot;&lt;/obj-entity&gt;&quot;;CONCATENATE([.$I$2];[.G88];[.$J$2];[.G88];[.$K$2])))">
            <text:p/>
          </table:table-cell>
          <table:table-cell table:number-columns-repeated="3"/>
          <table:table-cell table:formula="of:==IF(ISBLANK([.$C88]);&quot;&quot;;FIND([.M$3];[.$C88]))">
            <text:p/>
          </table:table-cell>
          <table:table-cell table:formula="of:==IF(ISBLANK([.$C88]);&quot;&quot;;FIND([.N$3];[.$C88]))">
            <text:p/>
          </table:table-cell>
          <table:table-cell table:formula="of:==IF(ISBLANK([.$C88]);&quot;&quot;;FIND([.O$3];[.$C88]))">
            <text:p/>
          </table:table-cell>
          <table:table-cell table:formula="of:==IF(ISBLANK([.$C88]);&quot;&quot;;FIND([.P$3];[.$C88]))">
            <text:p/>
          </table:table-cell>
          <table:table-cell table:formula="of:==IF(ISBLANK([.$C88]);&quot;&quot;;FIND([.Q$3];[.$C88]))">
            <text:p/>
          </table:table-cell>
          <table:table-cell table:formula="of:==IF(ISBLANK([.$C88]);&quot;&quot;;FIND([.R$3];[.$C88]))">
            <text:p/>
          </table:table-cell>
          <table:table-cell table:formula="of:==IF(ISBLANK([.$C88]);&quot;&quot;;FIND([.S$3];[.$C88]))">
            <text:p/>
          </table:table-cell>
          <table:table-cell table:formula="of:=IF(ISBLANK([.C88]);&quot;&quot;;MID([.C88];[.M88]+LEN([.$M$3]);[.N88]-[.M88]-LEN([.$M$3])))">
            <text:p/>
          </table:table-cell>
          <table:table-cell table:formula="of:=IF(NOT(ISERROR([.O8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8]);&quot;&quot;;AND(NOT(ISERROR([.$P88]));ISERROR([.$Q88]);ISERROR([.$R88]);ISERROR([.$S88])))">
            <text:p/>
          </table:table-cell>
          <table:table-cell table:style-name="ce12" table:formula="of:=IF(ISBLANK([.$C88]);&quot;&quot;;AND((ISERROR([.$P88]));ISERROR([.$Q88]);NOT(ISERROR([.$R88]));ISERROR([.$S88])))">
            <text:p/>
          </table:table-cell>
          <table:table-cell table:style-name="ce12" table:formula="of:=IF(ISBLANK([.$C88]);&quot;&quot;;AND(NOT(ISERROR([.$S88]))))">
            <text:p/>
          </table:table-cell>
          <table:table-cell table:style-name="ce12" table:formula="of:=IF(ISBLANK([.$C88]);&quot;&quot;;AND(NOT(ISERROR([.$Q88]))))">
            <text:p/>
          </table:table-cell>
          <table:table-cell table:formula="of:=IF(ISBLANK([.C88]);&quot;&quot;;IF([.W88];&quot;java.lang.Long&quot;;IF([.X88];&quot;java.lang.String&quot;;IF([.Y88];&quot;java.lang.Double&quot;;IF([.Z88];&quot;java.math.BigDecimal&quot;;&quot;none&quot;)))))">
            <text:p/>
          </table:table-cell>
          <table:table-cell/>
          <table:table-cell table:style-name="ce16" table:formula="of:=IF(ISBLANK([.B88]);&quot;&quot;;IF(ISERR([.G88]);&quot;&lt;/obj-entity&gt;&quot;;CONCATENATE([.$I$2];[.G88];[.$J$2];[.G88];[.$K$2])))">
            <text:p/>
          </table:table-cell>
          <table:table-cell table:formula="of:=IF(ISBLANK([.C88]);&quot;&quot;;CONCATENATE([.$U$3];[.T88];[.$V$3];[.AA88];[.$AD$3];[.T88];[.U8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89]);&quot;&quot;;FIND([.$E$3];[.B89]))">
            <text:p/>
          </table:table-cell>
          <table:table-cell table:formula="of:=IF(ISBLANK([.B89]);&quot;&quot;;FIND([.$F$3];[.B89]))">
            <text:p/>
          </table:table-cell>
          <table:table-cell table:formula="of:=IF(ISBLANK([.B89]);&quot;&quot;;MID([.B89];[.E89]+LEN([.$E$3]);[.F89]-[.E89]-LEN([.$E$3])))">
            <text:p/>
          </table:table-cell>
          <table:table-cell/>
          <table:table-cell table:style-name="ce9" table:formula="of:=IF(ISBLANK([.B89]);&quot;&quot;;IF(ISERR([.G89]);&quot;&lt;/obj-entity&gt;&quot;;CONCATENATE([.$I$2];[.G89];[.$J$2];[.G89];[.$K$2])))">
            <text:p/>
          </table:table-cell>
          <table:table-cell table:number-columns-repeated="3"/>
          <table:table-cell table:formula="of:==IF(ISBLANK([.$C89]);&quot;&quot;;FIND([.M$3];[.$C89]))">
            <text:p/>
          </table:table-cell>
          <table:table-cell table:formula="of:==IF(ISBLANK([.$C89]);&quot;&quot;;FIND([.N$3];[.$C89]))">
            <text:p/>
          </table:table-cell>
          <table:table-cell table:formula="of:==IF(ISBLANK([.$C89]);&quot;&quot;;FIND([.O$3];[.$C89]))">
            <text:p/>
          </table:table-cell>
          <table:table-cell table:formula="of:==IF(ISBLANK([.$C89]);&quot;&quot;;FIND([.P$3];[.$C89]))">
            <text:p/>
          </table:table-cell>
          <table:table-cell table:formula="of:==IF(ISBLANK([.$C89]);&quot;&quot;;FIND([.Q$3];[.$C89]))">
            <text:p/>
          </table:table-cell>
          <table:table-cell table:formula="of:==IF(ISBLANK([.$C89]);&quot;&quot;;FIND([.R$3];[.$C89]))">
            <text:p/>
          </table:table-cell>
          <table:table-cell table:formula="of:==IF(ISBLANK([.$C89]);&quot;&quot;;FIND([.S$3];[.$C89]))">
            <text:p/>
          </table:table-cell>
          <table:table-cell table:formula="of:=IF(ISBLANK([.C89]);&quot;&quot;;MID([.C89];[.M89]+LEN([.$M$3]);[.N89]-[.M89]-LEN([.$M$3])))">
            <text:p/>
          </table:table-cell>
          <table:table-cell table:formula="of:=IF(NOT(ISERROR([.O8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89]);&quot;&quot;;AND(NOT(ISERROR([.$P89]));ISERROR([.$Q89]);ISERROR([.$R89]);ISERROR([.$S89])))">
            <text:p/>
          </table:table-cell>
          <table:table-cell table:style-name="ce12" table:formula="of:=IF(ISBLANK([.$C89]);&quot;&quot;;AND((ISERROR([.$P89]));ISERROR([.$Q89]);NOT(ISERROR([.$R89]));ISERROR([.$S89])))">
            <text:p/>
          </table:table-cell>
          <table:table-cell table:style-name="ce12" table:formula="of:=IF(ISBLANK([.$C89]);&quot;&quot;;AND(NOT(ISERROR([.$S89]))))">
            <text:p/>
          </table:table-cell>
          <table:table-cell table:style-name="ce12" table:formula="of:=IF(ISBLANK([.$C89]);&quot;&quot;;AND(NOT(ISERROR([.$Q89]))))">
            <text:p/>
          </table:table-cell>
          <table:table-cell table:formula="of:=IF(ISBLANK([.C89]);&quot;&quot;;IF([.W89];&quot;java.lang.Long&quot;;IF([.X89];&quot;java.lang.String&quot;;IF([.Y89];&quot;java.lang.Double&quot;;IF([.Z89];&quot;java.math.BigDecimal&quot;;&quot;none&quot;)))))">
            <text:p/>
          </table:table-cell>
          <table:table-cell/>
          <table:table-cell table:style-name="ce16" table:formula="of:=IF(ISBLANK([.B89]);&quot;&quot;;IF(ISERR([.G89]);&quot;&lt;/obj-entity&gt;&quot;;CONCATENATE([.$I$2];[.G89];[.$J$2];[.G89];[.$K$2])))">
            <text:p/>
          </table:table-cell>
          <table:table-cell table:formula="of:=IF(ISBLANK([.C89]);&quot;&quot;;CONCATENATE([.$U$3];[.T89];[.$V$3];[.AA89];[.$AD$3];[.T89];[.U8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0]);&quot;&quot;;FIND([.$E$3];[.B90]))">
            <text:p/>
          </table:table-cell>
          <table:table-cell table:formula="of:=IF(ISBLANK([.B90]);&quot;&quot;;FIND([.$F$3];[.B90]))">
            <text:p/>
          </table:table-cell>
          <table:table-cell table:formula="of:=IF(ISBLANK([.B90]);&quot;&quot;;MID([.B90];[.E90]+LEN([.$E$3]);[.F90]-[.E90]-LEN([.$E$3])))">
            <text:p/>
          </table:table-cell>
          <table:table-cell/>
          <table:table-cell table:style-name="ce9" table:formula="of:=IF(ISBLANK([.B90]);&quot;&quot;;IF(ISERR([.G90]);&quot;&lt;/obj-entity&gt;&quot;;CONCATENATE([.$I$2];[.G90];[.$J$2];[.G90];[.$K$2])))">
            <text:p/>
          </table:table-cell>
          <table:table-cell table:number-columns-repeated="3"/>
          <table:table-cell table:formula="of:==IF(ISBLANK([.$C90]);&quot;&quot;;FIND([.M$3];[.$C90]))">
            <text:p/>
          </table:table-cell>
          <table:table-cell table:formula="of:==IF(ISBLANK([.$C90]);&quot;&quot;;FIND([.N$3];[.$C90]))">
            <text:p/>
          </table:table-cell>
          <table:table-cell table:formula="of:==IF(ISBLANK([.$C90]);&quot;&quot;;FIND([.O$3];[.$C90]))">
            <text:p/>
          </table:table-cell>
          <table:table-cell table:formula="of:==IF(ISBLANK([.$C90]);&quot;&quot;;FIND([.P$3];[.$C90]))">
            <text:p/>
          </table:table-cell>
          <table:table-cell table:formula="of:==IF(ISBLANK([.$C90]);&quot;&quot;;FIND([.Q$3];[.$C90]))">
            <text:p/>
          </table:table-cell>
          <table:table-cell table:formula="of:==IF(ISBLANK([.$C90]);&quot;&quot;;FIND([.R$3];[.$C90]))">
            <text:p/>
          </table:table-cell>
          <table:table-cell table:formula="of:==IF(ISBLANK([.$C90]);&quot;&quot;;FIND([.S$3];[.$C90]))">
            <text:p/>
          </table:table-cell>
          <table:table-cell table:formula="of:=IF(ISBLANK([.C90]);&quot;&quot;;MID([.C90];[.M90]+LEN([.$M$3]);[.N90]-[.M90]-LEN([.$M$3])))">
            <text:p/>
          </table:table-cell>
          <table:table-cell table:formula="of:=IF(NOT(ISERROR([.O9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0]);&quot;&quot;;AND(NOT(ISERROR([.$P90]));ISERROR([.$Q90]);ISERROR([.$R90]);ISERROR([.$S90])))">
            <text:p/>
          </table:table-cell>
          <table:table-cell table:style-name="ce12" table:formula="of:=IF(ISBLANK([.$C90]);&quot;&quot;;AND((ISERROR([.$P90]));ISERROR([.$Q90]);NOT(ISERROR([.$R90]));ISERROR([.$S90])))">
            <text:p/>
          </table:table-cell>
          <table:table-cell table:style-name="ce12" table:formula="of:=IF(ISBLANK([.$C90]);&quot;&quot;;AND(NOT(ISERROR([.$S90]))))">
            <text:p/>
          </table:table-cell>
          <table:table-cell table:style-name="ce12" table:formula="of:=IF(ISBLANK([.$C90]);&quot;&quot;;AND(NOT(ISERROR([.$Q90]))))">
            <text:p/>
          </table:table-cell>
          <table:table-cell table:formula="of:=IF(ISBLANK([.C90]);&quot;&quot;;IF([.W90];&quot;java.lang.Long&quot;;IF([.X90];&quot;java.lang.String&quot;;IF([.Y90];&quot;java.lang.Double&quot;;IF([.Z90];&quot;java.math.BigDecimal&quot;;&quot;none&quot;)))))">
            <text:p/>
          </table:table-cell>
          <table:table-cell/>
          <table:table-cell table:style-name="ce16" table:formula="of:=IF(ISBLANK([.B90]);&quot;&quot;;IF(ISERR([.G90]);&quot;&lt;/obj-entity&gt;&quot;;CONCATENATE([.$I$2];[.G90];[.$J$2];[.G90];[.$K$2])))">
            <text:p/>
          </table:table-cell>
          <table:table-cell table:formula="of:=IF(ISBLANK([.C90]);&quot;&quot;;CONCATENATE([.$U$3];[.T90];[.$V$3];[.AA90];[.$AD$3];[.T90];[.U9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1]);&quot;&quot;;FIND([.$E$3];[.B91]))">
            <text:p/>
          </table:table-cell>
          <table:table-cell table:formula="of:=IF(ISBLANK([.B91]);&quot;&quot;;FIND([.$F$3];[.B91]))">
            <text:p/>
          </table:table-cell>
          <table:table-cell table:formula="of:=IF(ISBLANK([.B91]);&quot;&quot;;MID([.B91];[.E91]+LEN([.$E$3]);[.F91]-[.E91]-LEN([.$E$3])))">
            <text:p/>
          </table:table-cell>
          <table:table-cell/>
          <table:table-cell table:style-name="ce9" table:formula="of:=IF(ISBLANK([.B91]);&quot;&quot;;IF(ISERR([.G91]);&quot;&lt;/obj-entity&gt;&quot;;CONCATENATE([.$I$2];[.G91];[.$J$2];[.G91];[.$K$2])))">
            <text:p/>
          </table:table-cell>
          <table:table-cell table:number-columns-repeated="3"/>
          <table:table-cell table:formula="of:==IF(ISBLANK([.$C91]);&quot;&quot;;FIND([.M$3];[.$C91]))">
            <text:p/>
          </table:table-cell>
          <table:table-cell table:formula="of:==IF(ISBLANK([.$C91]);&quot;&quot;;FIND([.N$3];[.$C91]))">
            <text:p/>
          </table:table-cell>
          <table:table-cell table:formula="of:==IF(ISBLANK([.$C91]);&quot;&quot;;FIND([.O$3];[.$C91]))">
            <text:p/>
          </table:table-cell>
          <table:table-cell table:formula="of:==IF(ISBLANK([.$C91]);&quot;&quot;;FIND([.P$3];[.$C91]))">
            <text:p/>
          </table:table-cell>
          <table:table-cell table:formula="of:==IF(ISBLANK([.$C91]);&quot;&quot;;FIND([.Q$3];[.$C91]))">
            <text:p/>
          </table:table-cell>
          <table:table-cell table:formula="of:==IF(ISBLANK([.$C91]);&quot;&quot;;FIND([.R$3];[.$C91]))">
            <text:p/>
          </table:table-cell>
          <table:table-cell table:formula="of:==IF(ISBLANK([.$C91]);&quot;&quot;;FIND([.S$3];[.$C91]))">
            <text:p/>
          </table:table-cell>
          <table:table-cell table:formula="of:=IF(ISBLANK([.C91]);&quot;&quot;;MID([.C91];[.M91]+LEN([.$M$3]);[.N91]-[.M91]-LEN([.$M$3])))">
            <text:p/>
          </table:table-cell>
          <table:table-cell table:formula="of:=IF(NOT(ISERROR([.O9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1]);&quot;&quot;;AND(NOT(ISERROR([.$P91]));ISERROR([.$Q91]);ISERROR([.$R91]);ISERROR([.$S91])))">
            <text:p/>
          </table:table-cell>
          <table:table-cell table:style-name="ce12" table:formula="of:=IF(ISBLANK([.$C91]);&quot;&quot;;AND((ISERROR([.$P91]));ISERROR([.$Q91]);NOT(ISERROR([.$R91]));ISERROR([.$S91])))">
            <text:p/>
          </table:table-cell>
          <table:table-cell table:style-name="ce12" table:formula="of:=IF(ISBLANK([.$C91]);&quot;&quot;;AND(NOT(ISERROR([.$S91]))))">
            <text:p/>
          </table:table-cell>
          <table:table-cell table:style-name="ce12" table:formula="of:=IF(ISBLANK([.$C91]);&quot;&quot;;AND(NOT(ISERROR([.$Q91]))))">
            <text:p/>
          </table:table-cell>
          <table:table-cell table:formula="of:=IF(ISBLANK([.C91]);&quot;&quot;;IF([.W91];&quot;java.lang.Long&quot;;IF([.X91];&quot;java.lang.String&quot;;IF([.Y91];&quot;java.lang.Double&quot;;IF([.Z91];&quot;java.math.BigDecimal&quot;;&quot;none&quot;)))))">
            <text:p/>
          </table:table-cell>
          <table:table-cell/>
          <table:table-cell table:style-name="ce16" table:formula="of:=IF(ISBLANK([.B91]);&quot;&quot;;IF(ISERR([.G91]);&quot;&lt;/obj-entity&gt;&quot;;CONCATENATE([.$I$2];[.G91];[.$J$2];[.G91];[.$K$2])))">
            <text:p/>
          </table:table-cell>
          <table:table-cell table:formula="of:=IF(ISBLANK([.C91]);&quot;&quot;;CONCATENATE([.$U$3];[.T91];[.$V$3];[.AA91];[.$AD$3];[.T91];[.U9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2]);&quot;&quot;;FIND([.$E$3];[.B92]))">
            <text:p/>
          </table:table-cell>
          <table:table-cell table:formula="of:=IF(ISBLANK([.B92]);&quot;&quot;;FIND([.$F$3];[.B92]))">
            <text:p/>
          </table:table-cell>
          <table:table-cell table:formula="of:=IF(ISBLANK([.B92]);&quot;&quot;;MID([.B92];[.E92]+LEN([.$E$3]);[.F92]-[.E92]-LEN([.$E$3])))">
            <text:p/>
          </table:table-cell>
          <table:table-cell/>
          <table:table-cell table:style-name="ce9" table:formula="of:=IF(ISBLANK([.B92]);&quot;&quot;;IF(ISERR([.G92]);&quot;&lt;/obj-entity&gt;&quot;;CONCATENATE([.$I$2];[.G92];[.$J$2];[.G92];[.$K$2])))">
            <text:p/>
          </table:table-cell>
          <table:table-cell table:number-columns-repeated="3"/>
          <table:table-cell table:formula="of:==IF(ISBLANK([.$C92]);&quot;&quot;;FIND([.M$3];[.$C92]))">
            <text:p/>
          </table:table-cell>
          <table:table-cell table:formula="of:==IF(ISBLANK([.$C92]);&quot;&quot;;FIND([.N$3];[.$C92]))">
            <text:p/>
          </table:table-cell>
          <table:table-cell table:formula="of:==IF(ISBLANK([.$C92]);&quot;&quot;;FIND([.O$3];[.$C92]))">
            <text:p/>
          </table:table-cell>
          <table:table-cell table:formula="of:==IF(ISBLANK([.$C92]);&quot;&quot;;FIND([.P$3];[.$C92]))">
            <text:p/>
          </table:table-cell>
          <table:table-cell table:formula="of:==IF(ISBLANK([.$C92]);&quot;&quot;;FIND([.Q$3];[.$C92]))">
            <text:p/>
          </table:table-cell>
          <table:table-cell table:formula="of:==IF(ISBLANK([.$C92]);&quot;&quot;;FIND([.R$3];[.$C92]))">
            <text:p/>
          </table:table-cell>
          <table:table-cell table:formula="of:==IF(ISBLANK([.$C92]);&quot;&quot;;FIND([.S$3];[.$C92]))">
            <text:p/>
          </table:table-cell>
          <table:table-cell table:formula="of:=IF(ISBLANK([.C92]);&quot;&quot;;MID([.C92];[.M92]+LEN([.$M$3]);[.N92]-[.M92]-LEN([.$M$3])))">
            <text:p/>
          </table:table-cell>
          <table:table-cell table:formula="of:=IF(NOT(ISERROR([.O9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2]);&quot;&quot;;AND(NOT(ISERROR([.$P92]));ISERROR([.$Q92]);ISERROR([.$R92]);ISERROR([.$S92])))">
            <text:p/>
          </table:table-cell>
          <table:table-cell table:style-name="ce12" table:formula="of:=IF(ISBLANK([.$C92]);&quot;&quot;;AND((ISERROR([.$P92]));ISERROR([.$Q92]);NOT(ISERROR([.$R92]));ISERROR([.$S92])))">
            <text:p/>
          </table:table-cell>
          <table:table-cell table:style-name="ce12" table:formula="of:=IF(ISBLANK([.$C92]);&quot;&quot;;AND(NOT(ISERROR([.$S92]))))">
            <text:p/>
          </table:table-cell>
          <table:table-cell table:style-name="ce12" table:formula="of:=IF(ISBLANK([.$C92]);&quot;&quot;;AND(NOT(ISERROR([.$Q92]))))">
            <text:p/>
          </table:table-cell>
          <table:table-cell table:formula="of:=IF(ISBLANK([.C92]);&quot;&quot;;IF([.W92];&quot;java.lang.Long&quot;;IF([.X92];&quot;java.lang.String&quot;;IF([.Y92];&quot;java.lang.Double&quot;;IF([.Z92];&quot;java.math.BigDecimal&quot;;&quot;none&quot;)))))">
            <text:p/>
          </table:table-cell>
          <table:table-cell/>
          <table:table-cell table:style-name="ce16" table:formula="of:=IF(ISBLANK([.B92]);&quot;&quot;;IF(ISERR([.G92]);&quot;&lt;/obj-entity&gt;&quot;;CONCATENATE([.$I$2];[.G92];[.$J$2];[.G92];[.$K$2])))">
            <text:p/>
          </table:table-cell>
          <table:table-cell table:formula="of:=IF(ISBLANK([.C92]);&quot;&quot;;CONCATENATE([.$U$3];[.T92];[.$V$3];[.AA92];[.$AD$3];[.T92];[.U9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3]);&quot;&quot;;FIND([.$E$3];[.B93]))">
            <text:p/>
          </table:table-cell>
          <table:table-cell table:formula="of:=IF(ISBLANK([.B93]);&quot;&quot;;FIND([.$F$3];[.B93]))">
            <text:p/>
          </table:table-cell>
          <table:table-cell table:formula="of:=IF(ISBLANK([.B93]);&quot;&quot;;MID([.B93];[.E93]+LEN([.$E$3]);[.F93]-[.E93]-LEN([.$E$3])))">
            <text:p/>
          </table:table-cell>
          <table:table-cell/>
          <table:table-cell table:style-name="ce9" table:formula="of:=IF(ISBLANK([.B93]);&quot;&quot;;IF(ISERR([.G93]);&quot;&lt;/obj-entity&gt;&quot;;CONCATENATE([.$I$2];[.G93];[.$J$2];[.G93];[.$K$2])))">
            <text:p/>
          </table:table-cell>
          <table:table-cell table:number-columns-repeated="3"/>
          <table:table-cell table:formula="of:==IF(ISBLANK([.$C93]);&quot;&quot;;FIND([.M$3];[.$C93]))">
            <text:p/>
          </table:table-cell>
          <table:table-cell table:formula="of:==IF(ISBLANK([.$C93]);&quot;&quot;;FIND([.N$3];[.$C93]))">
            <text:p/>
          </table:table-cell>
          <table:table-cell table:formula="of:==IF(ISBLANK([.$C93]);&quot;&quot;;FIND([.O$3];[.$C93]))">
            <text:p/>
          </table:table-cell>
          <table:table-cell table:formula="of:==IF(ISBLANK([.$C93]);&quot;&quot;;FIND([.P$3];[.$C93]))">
            <text:p/>
          </table:table-cell>
          <table:table-cell table:formula="of:==IF(ISBLANK([.$C93]);&quot;&quot;;FIND([.Q$3];[.$C93]))">
            <text:p/>
          </table:table-cell>
          <table:table-cell table:formula="of:==IF(ISBLANK([.$C93]);&quot;&quot;;FIND([.R$3];[.$C93]))">
            <text:p/>
          </table:table-cell>
          <table:table-cell table:formula="of:==IF(ISBLANK([.$C93]);&quot;&quot;;FIND([.S$3];[.$C93]))">
            <text:p/>
          </table:table-cell>
          <table:table-cell table:formula="of:=IF(ISBLANK([.C93]);&quot;&quot;;MID([.C93];[.M93]+LEN([.$M$3]);[.N93]-[.M93]-LEN([.$M$3])))">
            <text:p/>
          </table:table-cell>
          <table:table-cell table:formula="of:=IF(NOT(ISERROR([.O9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3]);&quot;&quot;;AND(NOT(ISERROR([.$P93]));ISERROR([.$Q93]);ISERROR([.$R93]);ISERROR([.$S93])))">
            <text:p/>
          </table:table-cell>
          <table:table-cell table:style-name="ce12" table:formula="of:=IF(ISBLANK([.$C93]);&quot;&quot;;AND((ISERROR([.$P93]));ISERROR([.$Q93]);NOT(ISERROR([.$R93]));ISERROR([.$S93])))">
            <text:p/>
          </table:table-cell>
          <table:table-cell table:style-name="ce12" table:formula="of:=IF(ISBLANK([.$C93]);&quot;&quot;;AND(NOT(ISERROR([.$S93]))))">
            <text:p/>
          </table:table-cell>
          <table:table-cell table:style-name="ce12" table:formula="of:=IF(ISBLANK([.$C93]);&quot;&quot;;AND(NOT(ISERROR([.$Q93]))))">
            <text:p/>
          </table:table-cell>
          <table:table-cell table:formula="of:=IF(ISBLANK([.C93]);&quot;&quot;;IF([.W93];&quot;java.lang.Long&quot;;IF([.X93];&quot;java.lang.String&quot;;IF([.Y93];&quot;java.lang.Double&quot;;IF([.Z93];&quot;java.math.BigDecimal&quot;;&quot;none&quot;)))))">
            <text:p/>
          </table:table-cell>
          <table:table-cell/>
          <table:table-cell table:style-name="ce16" table:formula="of:=IF(ISBLANK([.B93]);&quot;&quot;;IF(ISERR([.G93]);&quot;&lt;/obj-entity&gt;&quot;;CONCATENATE([.$I$2];[.G93];[.$J$2];[.G93];[.$K$2])))">
            <text:p/>
          </table:table-cell>
          <table:table-cell table:formula="of:=IF(ISBLANK([.C93]);&quot;&quot;;CONCATENATE([.$U$3];[.T93];[.$V$3];[.AA93];[.$AD$3];[.T93];[.U9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4]);&quot;&quot;;FIND([.$E$3];[.B94]))">
            <text:p/>
          </table:table-cell>
          <table:table-cell table:formula="of:=IF(ISBLANK([.B94]);&quot;&quot;;FIND([.$F$3];[.B94]))">
            <text:p/>
          </table:table-cell>
          <table:table-cell table:formula="of:=IF(ISBLANK([.B94]);&quot;&quot;;MID([.B94];[.E94]+LEN([.$E$3]);[.F94]-[.E94]-LEN([.$E$3])))">
            <text:p/>
          </table:table-cell>
          <table:table-cell/>
          <table:table-cell table:style-name="ce9" table:formula="of:=IF(ISBLANK([.B94]);&quot;&quot;;IF(ISERR([.G94]);&quot;&lt;/obj-entity&gt;&quot;;CONCATENATE([.$I$2];[.G94];[.$J$2];[.G94];[.$K$2])))">
            <text:p/>
          </table:table-cell>
          <table:table-cell table:number-columns-repeated="3"/>
          <table:table-cell table:formula="of:==IF(ISBLANK([.$C94]);&quot;&quot;;FIND([.M$3];[.$C94]))">
            <text:p/>
          </table:table-cell>
          <table:table-cell table:formula="of:==IF(ISBLANK([.$C94]);&quot;&quot;;FIND([.N$3];[.$C94]))">
            <text:p/>
          </table:table-cell>
          <table:table-cell table:formula="of:==IF(ISBLANK([.$C94]);&quot;&quot;;FIND([.O$3];[.$C94]))">
            <text:p/>
          </table:table-cell>
          <table:table-cell table:formula="of:==IF(ISBLANK([.$C94]);&quot;&quot;;FIND([.P$3];[.$C94]))">
            <text:p/>
          </table:table-cell>
          <table:table-cell table:formula="of:==IF(ISBLANK([.$C94]);&quot;&quot;;FIND([.Q$3];[.$C94]))">
            <text:p/>
          </table:table-cell>
          <table:table-cell table:formula="of:==IF(ISBLANK([.$C94]);&quot;&quot;;FIND([.R$3];[.$C94]))">
            <text:p/>
          </table:table-cell>
          <table:table-cell table:formula="of:==IF(ISBLANK([.$C94]);&quot;&quot;;FIND([.S$3];[.$C94]))">
            <text:p/>
          </table:table-cell>
          <table:table-cell table:formula="of:=IF(ISBLANK([.C94]);&quot;&quot;;MID([.C94];[.M94]+LEN([.$M$3]);[.N94]-[.M94]-LEN([.$M$3])))">
            <text:p/>
          </table:table-cell>
          <table:table-cell table:formula="of:=IF(NOT(ISERROR([.O9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4]);&quot;&quot;;AND(NOT(ISERROR([.$P94]));ISERROR([.$Q94]);ISERROR([.$R94]);ISERROR([.$S94])))">
            <text:p/>
          </table:table-cell>
          <table:table-cell table:style-name="ce12" table:formula="of:=IF(ISBLANK([.$C94]);&quot;&quot;;AND((ISERROR([.$P94]));ISERROR([.$Q94]);NOT(ISERROR([.$R94]));ISERROR([.$S94])))">
            <text:p/>
          </table:table-cell>
          <table:table-cell table:style-name="ce12" table:formula="of:=IF(ISBLANK([.$C94]);&quot;&quot;;AND(NOT(ISERROR([.$S94]))))">
            <text:p/>
          </table:table-cell>
          <table:table-cell table:style-name="ce12" table:formula="of:=IF(ISBLANK([.$C94]);&quot;&quot;;AND(NOT(ISERROR([.$Q94]))))">
            <text:p/>
          </table:table-cell>
          <table:table-cell table:formula="of:=IF(ISBLANK([.C94]);&quot;&quot;;IF([.W94];&quot;java.lang.Long&quot;;IF([.X94];&quot;java.lang.String&quot;;IF([.Y94];&quot;java.lang.Double&quot;;IF([.Z94];&quot;java.math.BigDecimal&quot;;&quot;none&quot;)))))">
            <text:p/>
          </table:table-cell>
          <table:table-cell/>
          <table:table-cell table:style-name="ce16" table:formula="of:=IF(ISBLANK([.B94]);&quot;&quot;;IF(ISERR([.G94]);&quot;&lt;/obj-entity&gt;&quot;;CONCATENATE([.$I$2];[.G94];[.$J$2];[.G94];[.$K$2])))">
            <text:p/>
          </table:table-cell>
          <table:table-cell table:formula="of:=IF(ISBLANK([.C94]);&quot;&quot;;CONCATENATE([.$U$3];[.T94];[.$V$3];[.AA94];[.$AD$3];[.T94];[.U9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5]);&quot;&quot;;FIND([.$E$3];[.B95]))">
            <text:p/>
          </table:table-cell>
          <table:table-cell table:formula="of:=IF(ISBLANK([.B95]);&quot;&quot;;FIND([.$F$3];[.B95]))">
            <text:p/>
          </table:table-cell>
          <table:table-cell table:formula="of:=IF(ISBLANK([.B95]);&quot;&quot;;MID([.B95];[.E95]+LEN([.$E$3]);[.F95]-[.E95]-LEN([.$E$3])))">
            <text:p/>
          </table:table-cell>
          <table:table-cell/>
          <table:table-cell table:style-name="ce9" table:formula="of:=IF(ISBLANK([.B95]);&quot;&quot;;IF(ISERR([.G95]);&quot;&lt;/obj-entity&gt;&quot;;CONCATENATE([.$I$2];[.G95];[.$J$2];[.G95];[.$K$2])))">
            <text:p/>
          </table:table-cell>
          <table:table-cell table:number-columns-repeated="3"/>
          <table:table-cell table:formula="of:==IF(ISBLANK([.$C95]);&quot;&quot;;FIND([.M$3];[.$C95]))">
            <text:p/>
          </table:table-cell>
          <table:table-cell table:formula="of:==IF(ISBLANK([.$C95]);&quot;&quot;;FIND([.N$3];[.$C95]))">
            <text:p/>
          </table:table-cell>
          <table:table-cell table:formula="of:==IF(ISBLANK([.$C95]);&quot;&quot;;FIND([.O$3];[.$C95]))">
            <text:p/>
          </table:table-cell>
          <table:table-cell table:formula="of:==IF(ISBLANK([.$C95]);&quot;&quot;;FIND([.P$3];[.$C95]))">
            <text:p/>
          </table:table-cell>
          <table:table-cell table:formula="of:==IF(ISBLANK([.$C95]);&quot;&quot;;FIND([.Q$3];[.$C95]))">
            <text:p/>
          </table:table-cell>
          <table:table-cell table:formula="of:==IF(ISBLANK([.$C95]);&quot;&quot;;FIND([.R$3];[.$C95]))">
            <text:p/>
          </table:table-cell>
          <table:table-cell table:formula="of:==IF(ISBLANK([.$C95]);&quot;&quot;;FIND([.S$3];[.$C95]))">
            <text:p/>
          </table:table-cell>
          <table:table-cell table:formula="of:=IF(ISBLANK([.C95]);&quot;&quot;;MID([.C95];[.M95]+LEN([.$M$3]);[.N95]-[.M95]-LEN([.$M$3])))">
            <text:p/>
          </table:table-cell>
          <table:table-cell table:formula="of:=IF(NOT(ISERROR([.O9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5]);&quot;&quot;;AND(NOT(ISERROR([.$P95]));ISERROR([.$Q95]);ISERROR([.$R95]);ISERROR([.$S95])))">
            <text:p/>
          </table:table-cell>
          <table:table-cell table:style-name="ce12" table:formula="of:=IF(ISBLANK([.$C95]);&quot;&quot;;AND((ISERROR([.$P95]));ISERROR([.$Q95]);NOT(ISERROR([.$R95]));ISERROR([.$S95])))">
            <text:p/>
          </table:table-cell>
          <table:table-cell table:style-name="ce12" table:formula="of:=IF(ISBLANK([.$C95]);&quot;&quot;;AND(NOT(ISERROR([.$S95]))))">
            <text:p/>
          </table:table-cell>
          <table:table-cell table:style-name="ce12" table:formula="of:=IF(ISBLANK([.$C95]);&quot;&quot;;AND(NOT(ISERROR([.$Q95]))))">
            <text:p/>
          </table:table-cell>
          <table:table-cell table:formula="of:=IF(ISBLANK([.C95]);&quot;&quot;;IF([.W95];&quot;java.lang.Long&quot;;IF([.X95];&quot;java.lang.String&quot;;IF([.Y95];&quot;java.lang.Double&quot;;IF([.Z95];&quot;java.math.BigDecimal&quot;;&quot;none&quot;)))))">
            <text:p/>
          </table:table-cell>
          <table:table-cell/>
          <table:table-cell table:style-name="ce16" table:formula="of:=IF(ISBLANK([.B95]);&quot;&quot;;IF(ISERR([.G95]);&quot;&lt;/obj-entity&gt;&quot;;CONCATENATE([.$I$2];[.G95];[.$J$2];[.G95];[.$K$2])))">
            <text:p/>
          </table:table-cell>
          <table:table-cell table:formula="of:=IF(ISBLANK([.C95]);&quot;&quot;;CONCATENATE([.$U$3];[.T95];[.$V$3];[.AA95];[.$AD$3];[.T95];[.U9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6]);&quot;&quot;;FIND([.$E$3];[.B96]))">
            <text:p/>
          </table:table-cell>
          <table:table-cell table:formula="of:=IF(ISBLANK([.B96]);&quot;&quot;;FIND([.$F$3];[.B96]))">
            <text:p/>
          </table:table-cell>
          <table:table-cell table:formula="of:=IF(ISBLANK([.B96]);&quot;&quot;;MID([.B96];[.E96]+LEN([.$E$3]);[.F96]-[.E96]-LEN([.$E$3])))">
            <text:p/>
          </table:table-cell>
          <table:table-cell/>
          <table:table-cell table:style-name="ce9" table:formula="of:=IF(ISBLANK([.B96]);&quot;&quot;;IF(ISERR([.G96]);&quot;&lt;/obj-entity&gt;&quot;;CONCATENATE([.$I$2];[.G96];[.$J$2];[.G96];[.$K$2])))">
            <text:p/>
          </table:table-cell>
          <table:table-cell table:number-columns-repeated="3"/>
          <table:table-cell table:formula="of:==IF(ISBLANK([.$C96]);&quot;&quot;;FIND([.M$3];[.$C96]))">
            <text:p/>
          </table:table-cell>
          <table:table-cell table:formula="of:==IF(ISBLANK([.$C96]);&quot;&quot;;FIND([.N$3];[.$C96]))">
            <text:p/>
          </table:table-cell>
          <table:table-cell table:formula="of:==IF(ISBLANK([.$C96]);&quot;&quot;;FIND([.O$3];[.$C96]))">
            <text:p/>
          </table:table-cell>
          <table:table-cell table:formula="of:==IF(ISBLANK([.$C96]);&quot;&quot;;FIND([.P$3];[.$C96]))">
            <text:p/>
          </table:table-cell>
          <table:table-cell table:formula="of:==IF(ISBLANK([.$C96]);&quot;&quot;;FIND([.Q$3];[.$C96]))">
            <text:p/>
          </table:table-cell>
          <table:table-cell table:formula="of:==IF(ISBLANK([.$C96]);&quot;&quot;;FIND([.R$3];[.$C96]))">
            <text:p/>
          </table:table-cell>
          <table:table-cell table:formula="of:==IF(ISBLANK([.$C96]);&quot;&quot;;FIND([.S$3];[.$C96]))">
            <text:p/>
          </table:table-cell>
          <table:table-cell table:formula="of:=IF(ISBLANK([.C96]);&quot;&quot;;MID([.C96];[.M96]+LEN([.$M$3]);[.N96]-[.M96]-LEN([.$M$3])))">
            <text:p/>
          </table:table-cell>
          <table:table-cell table:formula="of:=IF(NOT(ISERROR([.O9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6]);&quot;&quot;;AND(NOT(ISERROR([.$P96]));ISERROR([.$Q96]);ISERROR([.$R96]);ISERROR([.$S96])))">
            <text:p/>
          </table:table-cell>
          <table:table-cell table:style-name="ce12" table:formula="of:=IF(ISBLANK([.$C96]);&quot;&quot;;AND((ISERROR([.$P96]));ISERROR([.$Q96]);NOT(ISERROR([.$R96]));ISERROR([.$S96])))">
            <text:p/>
          </table:table-cell>
          <table:table-cell table:style-name="ce12" table:formula="of:=IF(ISBLANK([.$C96]);&quot;&quot;;AND(NOT(ISERROR([.$S96]))))">
            <text:p/>
          </table:table-cell>
          <table:table-cell table:style-name="ce12" table:formula="of:=IF(ISBLANK([.$C96]);&quot;&quot;;AND(NOT(ISERROR([.$Q96]))))">
            <text:p/>
          </table:table-cell>
          <table:table-cell table:formula="of:=IF(ISBLANK([.C96]);&quot;&quot;;IF([.W96];&quot;java.lang.Long&quot;;IF([.X96];&quot;java.lang.String&quot;;IF([.Y96];&quot;java.lang.Double&quot;;IF([.Z96];&quot;java.math.BigDecimal&quot;;&quot;none&quot;)))))">
            <text:p/>
          </table:table-cell>
          <table:table-cell/>
          <table:table-cell table:style-name="ce16" table:formula="of:=IF(ISBLANK([.B96]);&quot;&quot;;IF(ISERR([.G96]);&quot;&lt;/obj-entity&gt;&quot;;CONCATENATE([.$I$2];[.G96];[.$J$2];[.G96];[.$K$2])))">
            <text:p/>
          </table:table-cell>
          <table:table-cell table:formula="of:=IF(ISBLANK([.C96]);&quot;&quot;;CONCATENATE([.$U$3];[.T96];[.$V$3];[.AA96];[.$AD$3];[.T96];[.U9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7]);&quot;&quot;;FIND([.$E$3];[.B97]))">
            <text:p/>
          </table:table-cell>
          <table:table-cell table:formula="of:=IF(ISBLANK([.B97]);&quot;&quot;;FIND([.$F$3];[.B97]))">
            <text:p/>
          </table:table-cell>
          <table:table-cell table:formula="of:=IF(ISBLANK([.B97]);&quot;&quot;;MID([.B97];[.E97]+LEN([.$E$3]);[.F97]-[.E97]-LEN([.$E$3])))">
            <text:p/>
          </table:table-cell>
          <table:table-cell/>
          <table:table-cell table:style-name="ce9" table:formula="of:=IF(ISBLANK([.B97]);&quot;&quot;;IF(ISERR([.G97]);&quot;&lt;/obj-entity&gt;&quot;;CONCATENATE([.$I$2];[.G97];[.$J$2];[.G97];[.$K$2])))">
            <text:p/>
          </table:table-cell>
          <table:table-cell table:number-columns-repeated="3"/>
          <table:table-cell table:formula="of:==IF(ISBLANK([.$C97]);&quot;&quot;;FIND([.M$3];[.$C97]))">
            <text:p/>
          </table:table-cell>
          <table:table-cell table:formula="of:==IF(ISBLANK([.$C97]);&quot;&quot;;FIND([.N$3];[.$C97]))">
            <text:p/>
          </table:table-cell>
          <table:table-cell table:formula="of:==IF(ISBLANK([.$C97]);&quot;&quot;;FIND([.O$3];[.$C97]))">
            <text:p/>
          </table:table-cell>
          <table:table-cell table:formula="of:==IF(ISBLANK([.$C97]);&quot;&quot;;FIND([.P$3];[.$C97]))">
            <text:p/>
          </table:table-cell>
          <table:table-cell table:formula="of:==IF(ISBLANK([.$C97]);&quot;&quot;;FIND([.Q$3];[.$C97]))">
            <text:p/>
          </table:table-cell>
          <table:table-cell table:formula="of:==IF(ISBLANK([.$C97]);&quot;&quot;;FIND([.R$3];[.$C97]))">
            <text:p/>
          </table:table-cell>
          <table:table-cell table:formula="of:==IF(ISBLANK([.$C97]);&quot;&quot;;FIND([.S$3];[.$C97]))">
            <text:p/>
          </table:table-cell>
          <table:table-cell table:formula="of:=IF(ISBLANK([.C97]);&quot;&quot;;MID([.C97];[.M97]+LEN([.$M$3]);[.N97]-[.M97]-LEN([.$M$3])))">
            <text:p/>
          </table:table-cell>
          <table:table-cell table:formula="of:=IF(NOT(ISERROR([.O9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7]);&quot;&quot;;AND(NOT(ISERROR([.$P97]));ISERROR([.$Q97]);ISERROR([.$R97]);ISERROR([.$S97])))">
            <text:p/>
          </table:table-cell>
          <table:table-cell table:style-name="ce12" table:formula="of:=IF(ISBLANK([.$C97]);&quot;&quot;;AND((ISERROR([.$P97]));ISERROR([.$Q97]);NOT(ISERROR([.$R97]));ISERROR([.$S97])))">
            <text:p/>
          </table:table-cell>
          <table:table-cell table:style-name="ce12" table:formula="of:=IF(ISBLANK([.$C97]);&quot;&quot;;AND(NOT(ISERROR([.$S97]))))">
            <text:p/>
          </table:table-cell>
          <table:table-cell table:style-name="ce12" table:formula="of:=IF(ISBLANK([.$C97]);&quot;&quot;;AND(NOT(ISERROR([.$Q97]))))">
            <text:p/>
          </table:table-cell>
          <table:table-cell table:formula="of:=IF(ISBLANK([.C97]);&quot;&quot;;IF([.W97];&quot;java.lang.Long&quot;;IF([.X97];&quot;java.lang.String&quot;;IF([.Y97];&quot;java.lang.Double&quot;;IF([.Z97];&quot;java.math.BigDecimal&quot;;&quot;none&quot;)))))">
            <text:p/>
          </table:table-cell>
          <table:table-cell/>
          <table:table-cell table:style-name="ce16" table:formula="of:=IF(ISBLANK([.B97]);&quot;&quot;;IF(ISERR([.G97]);&quot;&lt;/obj-entity&gt;&quot;;CONCATENATE([.$I$2];[.G97];[.$J$2];[.G97];[.$K$2])))">
            <text:p/>
          </table:table-cell>
          <table:table-cell table:formula="of:=IF(ISBLANK([.C97]);&quot;&quot;;CONCATENATE([.$U$3];[.T97];[.$V$3];[.AA97];[.$AD$3];[.T97];[.U9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8]);&quot;&quot;;FIND([.$E$3];[.B98]))">
            <text:p/>
          </table:table-cell>
          <table:table-cell table:formula="of:=IF(ISBLANK([.B98]);&quot;&quot;;FIND([.$F$3];[.B98]))">
            <text:p/>
          </table:table-cell>
          <table:table-cell table:formula="of:=IF(ISBLANK([.B98]);&quot;&quot;;MID([.B98];[.E98]+LEN([.$E$3]);[.F98]-[.E98]-LEN([.$E$3])))">
            <text:p/>
          </table:table-cell>
          <table:table-cell/>
          <table:table-cell table:style-name="ce9" table:formula="of:=IF(ISBLANK([.B98]);&quot;&quot;;IF(ISERR([.G98]);&quot;&lt;/obj-entity&gt;&quot;;CONCATENATE([.$I$2];[.G98];[.$J$2];[.G98];[.$K$2])))">
            <text:p/>
          </table:table-cell>
          <table:table-cell table:number-columns-repeated="3"/>
          <table:table-cell table:formula="of:==IF(ISBLANK([.$C98]);&quot;&quot;;FIND([.M$3];[.$C98]))">
            <text:p/>
          </table:table-cell>
          <table:table-cell table:formula="of:==IF(ISBLANK([.$C98]);&quot;&quot;;FIND([.N$3];[.$C98]))">
            <text:p/>
          </table:table-cell>
          <table:table-cell table:formula="of:==IF(ISBLANK([.$C98]);&quot;&quot;;FIND([.O$3];[.$C98]))">
            <text:p/>
          </table:table-cell>
          <table:table-cell table:formula="of:==IF(ISBLANK([.$C98]);&quot;&quot;;FIND([.P$3];[.$C98]))">
            <text:p/>
          </table:table-cell>
          <table:table-cell table:formula="of:==IF(ISBLANK([.$C98]);&quot;&quot;;FIND([.Q$3];[.$C98]))">
            <text:p/>
          </table:table-cell>
          <table:table-cell table:formula="of:==IF(ISBLANK([.$C98]);&quot;&quot;;FIND([.R$3];[.$C98]))">
            <text:p/>
          </table:table-cell>
          <table:table-cell table:formula="of:==IF(ISBLANK([.$C98]);&quot;&quot;;FIND([.S$3];[.$C98]))">
            <text:p/>
          </table:table-cell>
          <table:table-cell table:formula="of:=IF(ISBLANK([.C98]);&quot;&quot;;MID([.C98];[.M98]+LEN([.$M$3]);[.N98]-[.M98]-LEN([.$M$3])))">
            <text:p/>
          </table:table-cell>
          <table:table-cell table:formula="of:=IF(NOT(ISERROR([.O9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8]);&quot;&quot;;AND(NOT(ISERROR([.$P98]));ISERROR([.$Q98]);ISERROR([.$R98]);ISERROR([.$S98])))">
            <text:p/>
          </table:table-cell>
          <table:table-cell table:style-name="ce12" table:formula="of:=IF(ISBLANK([.$C98]);&quot;&quot;;AND((ISERROR([.$P98]));ISERROR([.$Q98]);NOT(ISERROR([.$R98]));ISERROR([.$S98])))">
            <text:p/>
          </table:table-cell>
          <table:table-cell table:style-name="ce12" table:formula="of:=IF(ISBLANK([.$C98]);&quot;&quot;;AND(NOT(ISERROR([.$S98]))))">
            <text:p/>
          </table:table-cell>
          <table:table-cell table:style-name="ce12" table:formula="of:=IF(ISBLANK([.$C98]);&quot;&quot;;AND(NOT(ISERROR([.$Q98]))))">
            <text:p/>
          </table:table-cell>
          <table:table-cell table:formula="of:=IF(ISBLANK([.C98]);&quot;&quot;;IF([.W98];&quot;java.lang.Long&quot;;IF([.X98];&quot;java.lang.String&quot;;IF([.Y98];&quot;java.lang.Double&quot;;IF([.Z98];&quot;java.math.BigDecimal&quot;;&quot;none&quot;)))))">
            <text:p/>
          </table:table-cell>
          <table:table-cell/>
          <table:table-cell table:style-name="ce16" table:formula="of:=IF(ISBLANK([.B98]);&quot;&quot;;IF(ISERR([.G98]);&quot;&lt;/obj-entity&gt;&quot;;CONCATENATE([.$I$2];[.G98];[.$J$2];[.G98];[.$K$2])))">
            <text:p/>
          </table:table-cell>
          <table:table-cell table:formula="of:=IF(ISBLANK([.C98]);&quot;&quot;;CONCATENATE([.$U$3];[.T98];[.$V$3];[.AA98];[.$AD$3];[.T98];[.U9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99]);&quot;&quot;;FIND([.$E$3];[.B99]))">
            <text:p/>
          </table:table-cell>
          <table:table-cell table:formula="of:=IF(ISBLANK([.B99]);&quot;&quot;;FIND([.$F$3];[.B99]))">
            <text:p/>
          </table:table-cell>
          <table:table-cell table:formula="of:=IF(ISBLANK([.B99]);&quot;&quot;;MID([.B99];[.E99]+LEN([.$E$3]);[.F99]-[.E99]-LEN([.$E$3])))">
            <text:p/>
          </table:table-cell>
          <table:table-cell/>
          <table:table-cell table:style-name="ce9" table:formula="of:=IF(ISBLANK([.B99]);&quot;&quot;;IF(ISERR([.G99]);&quot;&lt;/obj-entity&gt;&quot;;CONCATENATE([.$I$2];[.G99];[.$J$2];[.G99];[.$K$2])))">
            <text:p/>
          </table:table-cell>
          <table:table-cell table:number-columns-repeated="3"/>
          <table:table-cell table:formula="of:==IF(ISBLANK([.$C99]);&quot;&quot;;FIND([.M$3];[.$C99]))">
            <text:p/>
          </table:table-cell>
          <table:table-cell table:formula="of:==IF(ISBLANK([.$C99]);&quot;&quot;;FIND([.N$3];[.$C99]))">
            <text:p/>
          </table:table-cell>
          <table:table-cell table:formula="of:==IF(ISBLANK([.$C99]);&quot;&quot;;FIND([.O$3];[.$C99]))">
            <text:p/>
          </table:table-cell>
          <table:table-cell table:formula="of:==IF(ISBLANK([.$C99]);&quot;&quot;;FIND([.P$3];[.$C99]))">
            <text:p/>
          </table:table-cell>
          <table:table-cell table:formula="of:==IF(ISBLANK([.$C99]);&quot;&quot;;FIND([.Q$3];[.$C99]))">
            <text:p/>
          </table:table-cell>
          <table:table-cell table:formula="of:==IF(ISBLANK([.$C99]);&quot;&quot;;FIND([.R$3];[.$C99]))">
            <text:p/>
          </table:table-cell>
          <table:table-cell table:formula="of:==IF(ISBLANK([.$C99]);&quot;&quot;;FIND([.S$3];[.$C99]))">
            <text:p/>
          </table:table-cell>
          <table:table-cell table:formula="of:=IF(ISBLANK([.C99]);&quot;&quot;;MID([.C99];[.M99]+LEN([.$M$3]);[.N99]-[.M99]-LEN([.$M$3])))">
            <text:p/>
          </table:table-cell>
          <table:table-cell table:formula="of:=IF(NOT(ISERROR([.O9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99]);&quot;&quot;;AND(NOT(ISERROR([.$P99]));ISERROR([.$Q99]);ISERROR([.$R99]);ISERROR([.$S99])))">
            <text:p/>
          </table:table-cell>
          <table:table-cell table:style-name="ce12" table:formula="of:=IF(ISBLANK([.$C99]);&quot;&quot;;AND((ISERROR([.$P99]));ISERROR([.$Q99]);NOT(ISERROR([.$R99]));ISERROR([.$S99])))">
            <text:p/>
          </table:table-cell>
          <table:table-cell table:style-name="ce12" table:formula="of:=IF(ISBLANK([.$C99]);&quot;&quot;;AND(NOT(ISERROR([.$S99]))))">
            <text:p/>
          </table:table-cell>
          <table:table-cell table:style-name="ce12" table:formula="of:=IF(ISBLANK([.$C99]);&quot;&quot;;AND(NOT(ISERROR([.$Q99]))))">
            <text:p/>
          </table:table-cell>
          <table:table-cell table:formula="of:=IF(ISBLANK([.C99]);&quot;&quot;;IF([.W99];&quot;java.lang.Long&quot;;IF([.X99];&quot;java.lang.String&quot;;IF([.Y99];&quot;java.lang.Double&quot;;IF([.Z99];&quot;java.math.BigDecimal&quot;;&quot;none&quot;)))))">
            <text:p/>
          </table:table-cell>
          <table:table-cell/>
          <table:table-cell table:style-name="ce16" table:formula="of:=IF(ISBLANK([.B99]);&quot;&quot;;IF(ISERR([.G99]);&quot;&lt;/obj-entity&gt;&quot;;CONCATENATE([.$I$2];[.G99];[.$J$2];[.G99];[.$K$2])))">
            <text:p/>
          </table:table-cell>
          <table:table-cell table:formula="of:=IF(ISBLANK([.C99]);&quot;&quot;;CONCATENATE([.$U$3];[.T99];[.$V$3];[.AA99];[.$AD$3];[.T99];[.U9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0]);&quot;&quot;;FIND([.$E$3];[.B100]))">
            <text:p/>
          </table:table-cell>
          <table:table-cell table:formula="of:=IF(ISBLANK([.B100]);&quot;&quot;;FIND([.$F$3];[.B100]))">
            <text:p/>
          </table:table-cell>
          <table:table-cell table:formula="of:=IF(ISBLANK([.B100]);&quot;&quot;;MID([.B100];[.E100]+LEN([.$E$3]);[.F100]-[.E100]-LEN([.$E$3])))">
            <text:p/>
          </table:table-cell>
          <table:table-cell/>
          <table:table-cell table:style-name="ce9" table:formula="of:=IF(ISBLANK([.B100]);&quot;&quot;;IF(ISERR([.G100]);&quot;&lt;/obj-entity&gt;&quot;;CONCATENATE([.$I$2];[.G100];[.$J$2];[.G100];[.$K$2])))">
            <text:p/>
          </table:table-cell>
          <table:table-cell table:number-columns-repeated="3"/>
          <table:table-cell table:formula="of:==IF(ISBLANK([.$C100]);&quot;&quot;;FIND([.M$3];[.$C100]))">
            <text:p/>
          </table:table-cell>
          <table:table-cell table:formula="of:==IF(ISBLANK([.$C100]);&quot;&quot;;FIND([.N$3];[.$C100]))">
            <text:p/>
          </table:table-cell>
          <table:table-cell table:formula="of:==IF(ISBLANK([.$C100]);&quot;&quot;;FIND([.O$3];[.$C100]))">
            <text:p/>
          </table:table-cell>
          <table:table-cell table:formula="of:==IF(ISBLANK([.$C100]);&quot;&quot;;FIND([.P$3];[.$C100]))">
            <text:p/>
          </table:table-cell>
          <table:table-cell table:formula="of:==IF(ISBLANK([.$C100]);&quot;&quot;;FIND([.Q$3];[.$C100]))">
            <text:p/>
          </table:table-cell>
          <table:table-cell table:formula="of:==IF(ISBLANK([.$C100]);&quot;&quot;;FIND([.R$3];[.$C100]))">
            <text:p/>
          </table:table-cell>
          <table:table-cell table:formula="of:==IF(ISBLANK([.$C100]);&quot;&quot;;FIND([.S$3];[.$C100]))">
            <text:p/>
          </table:table-cell>
          <table:table-cell table:formula="of:=IF(ISBLANK([.C100]);&quot;&quot;;MID([.C100];[.M100]+LEN([.$M$3]);[.N100]-[.M100]-LEN([.$M$3])))">
            <text:p/>
          </table:table-cell>
          <table:table-cell table:formula="of:=IF(NOT(ISERROR([.O10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0]);&quot;&quot;;AND(NOT(ISERROR([.$P100]));ISERROR([.$Q100]);ISERROR([.$R100]);ISERROR([.$S100])))">
            <text:p/>
          </table:table-cell>
          <table:table-cell table:style-name="ce12" table:formula="of:=IF(ISBLANK([.$C100]);&quot;&quot;;AND((ISERROR([.$P100]));ISERROR([.$Q100]);NOT(ISERROR([.$R100]));ISERROR([.$S100])))">
            <text:p/>
          </table:table-cell>
          <table:table-cell table:style-name="ce12" table:formula="of:=IF(ISBLANK([.$C100]);&quot;&quot;;AND(NOT(ISERROR([.$S100]))))">
            <text:p/>
          </table:table-cell>
          <table:table-cell table:style-name="ce12" table:formula="of:=IF(ISBLANK([.$C100]);&quot;&quot;;AND(NOT(ISERROR([.$Q100]))))">
            <text:p/>
          </table:table-cell>
          <table:table-cell table:formula="of:=IF(ISBLANK([.C100]);&quot;&quot;;IF([.W100];&quot;java.lang.Long&quot;;IF([.X100];&quot;java.lang.String&quot;;IF([.Y100];&quot;java.lang.Double&quot;;IF([.Z100];&quot;java.math.BigDecimal&quot;;&quot;none&quot;)))))">
            <text:p/>
          </table:table-cell>
          <table:table-cell/>
          <table:table-cell table:style-name="ce16" table:formula="of:=IF(ISBLANK([.B100]);&quot;&quot;;IF(ISERR([.G100]);&quot;&lt;/obj-entity&gt;&quot;;CONCATENATE([.$I$2];[.G100];[.$J$2];[.G100];[.$K$2])))">
            <text:p/>
          </table:table-cell>
          <table:table-cell table:formula="of:=IF(ISBLANK([.C100]);&quot;&quot;;CONCATENATE([.$U$3];[.T100];[.$V$3];[.AA100];[.$AD$3];[.T100];[.U10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1]);&quot;&quot;;FIND([.$E$3];[.B101]))">
            <text:p/>
          </table:table-cell>
          <table:table-cell table:formula="of:=IF(ISBLANK([.B101]);&quot;&quot;;FIND([.$F$3];[.B101]))">
            <text:p/>
          </table:table-cell>
          <table:table-cell table:formula="of:=IF(ISBLANK([.B101]);&quot;&quot;;MID([.B101];[.E101]+LEN([.$E$3]);[.F101]-[.E101]-LEN([.$E$3])))">
            <text:p/>
          </table:table-cell>
          <table:table-cell/>
          <table:table-cell table:style-name="ce9" table:formula="of:=IF(ISBLANK([.B101]);&quot;&quot;;IF(ISERR([.G101]);&quot;&lt;/obj-entity&gt;&quot;;CONCATENATE([.$I$2];[.G101];[.$J$2];[.G101];[.$K$2])))">
            <text:p/>
          </table:table-cell>
          <table:table-cell table:number-columns-repeated="3"/>
          <table:table-cell table:formula="of:==IF(ISBLANK([.$C101]);&quot;&quot;;FIND([.M$3];[.$C101]))">
            <text:p/>
          </table:table-cell>
          <table:table-cell table:formula="of:==IF(ISBLANK([.$C101]);&quot;&quot;;FIND([.N$3];[.$C101]))">
            <text:p/>
          </table:table-cell>
          <table:table-cell table:formula="of:==IF(ISBLANK([.$C101]);&quot;&quot;;FIND([.O$3];[.$C101]))">
            <text:p/>
          </table:table-cell>
          <table:table-cell table:formula="of:==IF(ISBLANK([.$C101]);&quot;&quot;;FIND([.P$3];[.$C101]))">
            <text:p/>
          </table:table-cell>
          <table:table-cell table:formula="of:==IF(ISBLANK([.$C101]);&quot;&quot;;FIND([.Q$3];[.$C101]))">
            <text:p/>
          </table:table-cell>
          <table:table-cell table:formula="of:==IF(ISBLANK([.$C101]);&quot;&quot;;FIND([.R$3];[.$C101]))">
            <text:p/>
          </table:table-cell>
          <table:table-cell table:formula="of:==IF(ISBLANK([.$C101]);&quot;&quot;;FIND([.S$3];[.$C101]))">
            <text:p/>
          </table:table-cell>
          <table:table-cell table:formula="of:=IF(ISBLANK([.C101]);&quot;&quot;;MID([.C101];[.M101]+LEN([.$M$3]);[.N101]-[.M101]-LEN([.$M$3])))">
            <text:p/>
          </table:table-cell>
          <table:table-cell table:formula="of:=IF(NOT(ISERROR([.O10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1]);&quot;&quot;;AND(NOT(ISERROR([.$P101]));ISERROR([.$Q101]);ISERROR([.$R101]);ISERROR([.$S101])))">
            <text:p/>
          </table:table-cell>
          <table:table-cell table:style-name="ce12" table:formula="of:=IF(ISBLANK([.$C101]);&quot;&quot;;AND((ISERROR([.$P101]));ISERROR([.$Q101]);NOT(ISERROR([.$R101]));ISERROR([.$S101])))">
            <text:p/>
          </table:table-cell>
          <table:table-cell table:style-name="ce12" table:formula="of:=IF(ISBLANK([.$C101]);&quot;&quot;;AND(NOT(ISERROR([.$S101]))))">
            <text:p/>
          </table:table-cell>
          <table:table-cell table:style-name="ce12" table:formula="of:=IF(ISBLANK([.$C101]);&quot;&quot;;AND(NOT(ISERROR([.$Q101]))))">
            <text:p/>
          </table:table-cell>
          <table:table-cell table:formula="of:=IF(ISBLANK([.C101]);&quot;&quot;;IF([.W101];&quot;java.lang.Long&quot;;IF([.X101];&quot;java.lang.String&quot;;IF([.Y101];&quot;java.lang.Double&quot;;IF([.Z101];&quot;java.math.BigDecimal&quot;;&quot;none&quot;)))))">
            <text:p/>
          </table:table-cell>
          <table:table-cell/>
          <table:table-cell table:style-name="ce16" table:formula="of:=IF(ISBLANK([.B101]);&quot;&quot;;IF(ISERR([.G101]);&quot;&lt;/obj-entity&gt;&quot;;CONCATENATE([.$I$2];[.G101];[.$J$2];[.G101];[.$K$2])))">
            <text:p/>
          </table:table-cell>
          <table:table-cell table:formula="of:=IF(ISBLANK([.C101]);&quot;&quot;;CONCATENATE([.$U$3];[.T101];[.$V$3];[.AA101];[.$AD$3];[.T101];[.U10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2]);&quot;&quot;;FIND([.$E$3];[.B102]))">
            <text:p/>
          </table:table-cell>
          <table:table-cell table:formula="of:=IF(ISBLANK([.B102]);&quot;&quot;;FIND([.$F$3];[.B102]))">
            <text:p/>
          </table:table-cell>
          <table:table-cell table:formula="of:=IF(ISBLANK([.B102]);&quot;&quot;;MID([.B102];[.E102]+LEN([.$E$3]);[.F102]-[.E102]-LEN([.$E$3])))">
            <text:p/>
          </table:table-cell>
          <table:table-cell/>
          <table:table-cell table:style-name="ce9" table:formula="of:=IF(ISBLANK([.B102]);&quot;&quot;;IF(ISERR([.G102]);&quot;&lt;/obj-entity&gt;&quot;;CONCATENATE([.$I$2];[.G102];[.$J$2];[.G102];[.$K$2])))">
            <text:p/>
          </table:table-cell>
          <table:table-cell table:number-columns-repeated="3"/>
          <table:table-cell table:formula="of:==IF(ISBLANK([.$C102]);&quot;&quot;;FIND([.M$3];[.$C102]))">
            <text:p/>
          </table:table-cell>
          <table:table-cell table:formula="of:==IF(ISBLANK([.$C102]);&quot;&quot;;FIND([.N$3];[.$C102]))">
            <text:p/>
          </table:table-cell>
          <table:table-cell table:formula="of:==IF(ISBLANK([.$C102]);&quot;&quot;;FIND([.O$3];[.$C102]))">
            <text:p/>
          </table:table-cell>
          <table:table-cell table:formula="of:==IF(ISBLANK([.$C102]);&quot;&quot;;FIND([.P$3];[.$C102]))">
            <text:p/>
          </table:table-cell>
          <table:table-cell table:formula="of:==IF(ISBLANK([.$C102]);&quot;&quot;;FIND([.Q$3];[.$C102]))">
            <text:p/>
          </table:table-cell>
          <table:table-cell table:formula="of:==IF(ISBLANK([.$C102]);&quot;&quot;;FIND([.R$3];[.$C102]))">
            <text:p/>
          </table:table-cell>
          <table:table-cell table:formula="of:==IF(ISBLANK([.$C102]);&quot;&quot;;FIND([.S$3];[.$C102]))">
            <text:p/>
          </table:table-cell>
          <table:table-cell table:formula="of:=IF(ISBLANK([.C102]);&quot;&quot;;MID([.C102];[.M102]+LEN([.$M$3]);[.N102]-[.M102]-LEN([.$M$3])))">
            <text:p/>
          </table:table-cell>
          <table:table-cell table:formula="of:=IF(NOT(ISERROR([.O10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2]);&quot;&quot;;AND(NOT(ISERROR([.$P102]));ISERROR([.$Q102]);ISERROR([.$R102]);ISERROR([.$S102])))">
            <text:p/>
          </table:table-cell>
          <table:table-cell table:style-name="ce12" table:formula="of:=IF(ISBLANK([.$C102]);&quot;&quot;;AND((ISERROR([.$P102]));ISERROR([.$Q102]);NOT(ISERROR([.$R102]));ISERROR([.$S102])))">
            <text:p/>
          </table:table-cell>
          <table:table-cell table:style-name="ce12" table:formula="of:=IF(ISBLANK([.$C102]);&quot;&quot;;AND(NOT(ISERROR([.$S102]))))">
            <text:p/>
          </table:table-cell>
          <table:table-cell table:style-name="ce12" table:formula="of:=IF(ISBLANK([.$C102]);&quot;&quot;;AND(NOT(ISERROR([.$Q102]))))">
            <text:p/>
          </table:table-cell>
          <table:table-cell table:formula="of:=IF(ISBLANK([.C102]);&quot;&quot;;IF([.W102];&quot;java.lang.Long&quot;;IF([.X102];&quot;java.lang.String&quot;;IF([.Y102];&quot;java.lang.Double&quot;;IF([.Z102];&quot;java.math.BigDecimal&quot;;&quot;none&quot;)))))">
            <text:p/>
          </table:table-cell>
          <table:table-cell/>
          <table:table-cell table:style-name="ce16" table:formula="of:=IF(ISBLANK([.B102]);&quot;&quot;;IF(ISERR([.G102]);&quot;&lt;/obj-entity&gt;&quot;;CONCATENATE([.$I$2];[.G102];[.$J$2];[.G102];[.$K$2])))">
            <text:p/>
          </table:table-cell>
          <table:table-cell table:formula="of:=IF(ISBLANK([.C102]);&quot;&quot;;CONCATENATE([.$U$3];[.T102];[.$V$3];[.AA102];[.$AD$3];[.T102];[.U10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3]);&quot;&quot;;FIND([.$E$3];[.B103]))">
            <text:p/>
          </table:table-cell>
          <table:table-cell table:formula="of:=IF(ISBLANK([.B103]);&quot;&quot;;FIND([.$F$3];[.B103]))">
            <text:p/>
          </table:table-cell>
          <table:table-cell table:formula="of:=IF(ISBLANK([.B103]);&quot;&quot;;MID([.B103];[.E103]+LEN([.$E$3]);[.F103]-[.E103]-LEN([.$E$3])))">
            <text:p/>
          </table:table-cell>
          <table:table-cell/>
          <table:table-cell table:style-name="ce9" table:formula="of:=IF(ISBLANK([.B103]);&quot;&quot;;IF(ISERR([.G103]);&quot;&lt;/obj-entity&gt;&quot;;CONCATENATE([.$I$2];[.G103];[.$J$2];[.G103];[.$K$2])))">
            <text:p/>
          </table:table-cell>
          <table:table-cell table:number-columns-repeated="3"/>
          <table:table-cell table:formula="of:==IF(ISBLANK([.$C103]);&quot;&quot;;FIND([.M$3];[.$C103]))">
            <text:p/>
          </table:table-cell>
          <table:table-cell table:formula="of:==IF(ISBLANK([.$C103]);&quot;&quot;;FIND([.N$3];[.$C103]))">
            <text:p/>
          </table:table-cell>
          <table:table-cell table:formula="of:==IF(ISBLANK([.$C103]);&quot;&quot;;FIND([.O$3];[.$C103]))">
            <text:p/>
          </table:table-cell>
          <table:table-cell table:formula="of:==IF(ISBLANK([.$C103]);&quot;&quot;;FIND([.P$3];[.$C103]))">
            <text:p/>
          </table:table-cell>
          <table:table-cell table:formula="of:==IF(ISBLANK([.$C103]);&quot;&quot;;FIND([.Q$3];[.$C103]))">
            <text:p/>
          </table:table-cell>
          <table:table-cell table:formula="of:==IF(ISBLANK([.$C103]);&quot;&quot;;FIND([.R$3];[.$C103]))">
            <text:p/>
          </table:table-cell>
          <table:table-cell table:formula="of:==IF(ISBLANK([.$C103]);&quot;&quot;;FIND([.S$3];[.$C103]))">
            <text:p/>
          </table:table-cell>
          <table:table-cell table:formula="of:=IF(ISBLANK([.C103]);&quot;&quot;;MID([.C103];[.M103]+LEN([.$M$3]);[.N103]-[.M103]-LEN([.$M$3])))">
            <text:p/>
          </table:table-cell>
          <table:table-cell table:formula="of:=IF(NOT(ISERROR([.O10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3]);&quot;&quot;;AND(NOT(ISERROR([.$P103]));ISERROR([.$Q103]);ISERROR([.$R103]);ISERROR([.$S103])))">
            <text:p/>
          </table:table-cell>
          <table:table-cell table:style-name="ce12" table:formula="of:=IF(ISBLANK([.$C103]);&quot;&quot;;AND((ISERROR([.$P103]));ISERROR([.$Q103]);NOT(ISERROR([.$R103]));ISERROR([.$S103])))">
            <text:p/>
          </table:table-cell>
          <table:table-cell table:style-name="ce12" table:formula="of:=IF(ISBLANK([.$C103]);&quot;&quot;;AND(NOT(ISERROR([.$S103]))))">
            <text:p/>
          </table:table-cell>
          <table:table-cell table:style-name="ce12" table:formula="of:=IF(ISBLANK([.$C103]);&quot;&quot;;AND(NOT(ISERROR([.$Q103]))))">
            <text:p/>
          </table:table-cell>
          <table:table-cell table:formula="of:=IF(ISBLANK([.C103]);&quot;&quot;;IF([.W103];&quot;java.lang.Long&quot;;IF([.X103];&quot;java.lang.String&quot;;IF([.Y103];&quot;java.lang.Double&quot;;IF([.Z103];&quot;java.math.BigDecimal&quot;;&quot;none&quot;)))))">
            <text:p/>
          </table:table-cell>
          <table:table-cell/>
          <table:table-cell table:style-name="ce16" table:formula="of:=IF(ISBLANK([.B103]);&quot;&quot;;IF(ISERR([.G103]);&quot;&lt;/obj-entity&gt;&quot;;CONCATENATE([.$I$2];[.G103];[.$J$2];[.G103];[.$K$2])))">
            <text:p/>
          </table:table-cell>
          <table:table-cell table:formula="of:=IF(ISBLANK([.C103]);&quot;&quot;;CONCATENATE([.$U$3];[.T103];[.$V$3];[.AA103];[.$AD$3];[.T103];[.U10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4]);&quot;&quot;;FIND([.$E$3];[.B104]))">
            <text:p/>
          </table:table-cell>
          <table:table-cell table:formula="of:=IF(ISBLANK([.B104]);&quot;&quot;;FIND([.$F$3];[.B104]))">
            <text:p/>
          </table:table-cell>
          <table:table-cell table:formula="of:=IF(ISBLANK([.B104]);&quot;&quot;;MID([.B104];[.E104]+LEN([.$E$3]);[.F104]-[.E104]-LEN([.$E$3])))">
            <text:p/>
          </table:table-cell>
          <table:table-cell/>
          <table:table-cell table:style-name="ce9" table:formula="of:=IF(ISBLANK([.B104]);&quot;&quot;;IF(ISERR([.G104]);&quot;&lt;/obj-entity&gt;&quot;;CONCATENATE([.$I$2];[.G104];[.$J$2];[.G104];[.$K$2])))">
            <text:p/>
          </table:table-cell>
          <table:table-cell table:number-columns-repeated="3"/>
          <table:table-cell table:formula="of:==IF(ISBLANK([.$C104]);&quot;&quot;;FIND([.M$3];[.$C104]))">
            <text:p/>
          </table:table-cell>
          <table:table-cell table:formula="of:==IF(ISBLANK([.$C104]);&quot;&quot;;FIND([.N$3];[.$C104]))">
            <text:p/>
          </table:table-cell>
          <table:table-cell table:formula="of:==IF(ISBLANK([.$C104]);&quot;&quot;;FIND([.O$3];[.$C104]))">
            <text:p/>
          </table:table-cell>
          <table:table-cell table:formula="of:==IF(ISBLANK([.$C104]);&quot;&quot;;FIND([.P$3];[.$C104]))">
            <text:p/>
          </table:table-cell>
          <table:table-cell table:formula="of:==IF(ISBLANK([.$C104]);&quot;&quot;;FIND([.Q$3];[.$C104]))">
            <text:p/>
          </table:table-cell>
          <table:table-cell table:formula="of:==IF(ISBLANK([.$C104]);&quot;&quot;;FIND([.R$3];[.$C104]))">
            <text:p/>
          </table:table-cell>
          <table:table-cell table:formula="of:==IF(ISBLANK([.$C104]);&quot;&quot;;FIND([.S$3];[.$C104]))">
            <text:p/>
          </table:table-cell>
          <table:table-cell table:formula="of:=IF(ISBLANK([.C104]);&quot;&quot;;MID([.C104];[.M104]+LEN([.$M$3]);[.N104]-[.M104]-LEN([.$M$3])))">
            <text:p/>
          </table:table-cell>
          <table:table-cell table:formula="of:=IF(NOT(ISERROR([.O10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4]);&quot;&quot;;AND(NOT(ISERROR([.$P104]));ISERROR([.$Q104]);ISERROR([.$R104]);ISERROR([.$S104])))">
            <text:p/>
          </table:table-cell>
          <table:table-cell table:style-name="ce12" table:formula="of:=IF(ISBLANK([.$C104]);&quot;&quot;;AND((ISERROR([.$P104]));ISERROR([.$Q104]);NOT(ISERROR([.$R104]));ISERROR([.$S104])))">
            <text:p/>
          </table:table-cell>
          <table:table-cell table:style-name="ce12" table:formula="of:=IF(ISBLANK([.$C104]);&quot;&quot;;AND(NOT(ISERROR([.$S104]))))">
            <text:p/>
          </table:table-cell>
          <table:table-cell table:style-name="ce12" table:formula="of:=IF(ISBLANK([.$C104]);&quot;&quot;;AND(NOT(ISERROR([.$Q104]))))">
            <text:p/>
          </table:table-cell>
          <table:table-cell table:formula="of:=IF(ISBLANK([.C104]);&quot;&quot;;IF([.W104];&quot;java.lang.Long&quot;;IF([.X104];&quot;java.lang.String&quot;;IF([.Y104];&quot;java.lang.Double&quot;;IF([.Z104];&quot;java.math.BigDecimal&quot;;&quot;none&quot;)))))">
            <text:p/>
          </table:table-cell>
          <table:table-cell/>
          <table:table-cell table:style-name="ce16" table:formula="of:=IF(ISBLANK([.B104]);&quot;&quot;;IF(ISERR([.G104]);&quot;&lt;/obj-entity&gt;&quot;;CONCATENATE([.$I$2];[.G104];[.$J$2];[.G104];[.$K$2])))">
            <text:p/>
          </table:table-cell>
          <table:table-cell table:formula="of:=IF(ISBLANK([.C104]);&quot;&quot;;CONCATENATE([.$U$3];[.T104];[.$V$3];[.AA104];[.$AD$3];[.T104];[.U10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5]);&quot;&quot;;FIND([.$E$3];[.B105]))">
            <text:p/>
          </table:table-cell>
          <table:table-cell table:formula="of:=IF(ISBLANK([.B105]);&quot;&quot;;FIND([.$F$3];[.B105]))">
            <text:p/>
          </table:table-cell>
          <table:table-cell table:formula="of:=IF(ISBLANK([.B105]);&quot;&quot;;MID([.B105];[.E105]+LEN([.$E$3]);[.F105]-[.E105]-LEN([.$E$3])))">
            <text:p/>
          </table:table-cell>
          <table:table-cell/>
          <table:table-cell table:style-name="ce9" table:formula="of:=IF(ISBLANK([.B105]);&quot;&quot;;IF(ISERR([.G105]);&quot;&lt;/obj-entity&gt;&quot;;CONCATENATE([.$I$2];[.G105];[.$J$2];[.G105];[.$K$2])))">
            <text:p/>
          </table:table-cell>
          <table:table-cell table:number-columns-repeated="3"/>
          <table:table-cell table:formula="of:==IF(ISBLANK([.$C105]);&quot;&quot;;FIND([.M$3];[.$C105]))">
            <text:p/>
          </table:table-cell>
          <table:table-cell table:formula="of:==IF(ISBLANK([.$C105]);&quot;&quot;;FIND([.N$3];[.$C105]))">
            <text:p/>
          </table:table-cell>
          <table:table-cell table:formula="of:==IF(ISBLANK([.$C105]);&quot;&quot;;FIND([.O$3];[.$C105]))">
            <text:p/>
          </table:table-cell>
          <table:table-cell table:formula="of:==IF(ISBLANK([.$C105]);&quot;&quot;;FIND([.P$3];[.$C105]))">
            <text:p/>
          </table:table-cell>
          <table:table-cell table:formula="of:==IF(ISBLANK([.$C105]);&quot;&quot;;FIND([.Q$3];[.$C105]))">
            <text:p/>
          </table:table-cell>
          <table:table-cell table:formula="of:==IF(ISBLANK([.$C105]);&quot;&quot;;FIND([.R$3];[.$C105]))">
            <text:p/>
          </table:table-cell>
          <table:table-cell table:formula="of:==IF(ISBLANK([.$C105]);&quot;&quot;;FIND([.S$3];[.$C105]))">
            <text:p/>
          </table:table-cell>
          <table:table-cell table:formula="of:=IF(ISBLANK([.C105]);&quot;&quot;;MID([.C105];[.M105]+LEN([.$M$3]);[.N105]-[.M105]-LEN([.$M$3])))">
            <text:p/>
          </table:table-cell>
          <table:table-cell table:formula="of:=IF(NOT(ISERROR([.O10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5]);&quot;&quot;;AND(NOT(ISERROR([.$P105]));ISERROR([.$Q105]);ISERROR([.$R105]);ISERROR([.$S105])))">
            <text:p/>
          </table:table-cell>
          <table:table-cell table:style-name="ce12" table:formula="of:=IF(ISBLANK([.$C105]);&quot;&quot;;AND((ISERROR([.$P105]));ISERROR([.$Q105]);NOT(ISERROR([.$R105]));ISERROR([.$S105])))">
            <text:p/>
          </table:table-cell>
          <table:table-cell table:style-name="ce12" table:formula="of:=IF(ISBLANK([.$C105]);&quot;&quot;;AND(NOT(ISERROR([.$S105]))))">
            <text:p/>
          </table:table-cell>
          <table:table-cell table:style-name="ce12" table:formula="of:=IF(ISBLANK([.$C105]);&quot;&quot;;AND(NOT(ISERROR([.$Q105]))))">
            <text:p/>
          </table:table-cell>
          <table:table-cell table:formula="of:=IF(ISBLANK([.C105]);&quot;&quot;;IF([.W105];&quot;java.lang.Long&quot;;IF([.X105];&quot;java.lang.String&quot;;IF([.Y105];&quot;java.lang.Double&quot;;IF([.Z105];&quot;java.math.BigDecimal&quot;;&quot;none&quot;)))))">
            <text:p/>
          </table:table-cell>
          <table:table-cell/>
          <table:table-cell table:style-name="ce16" table:formula="of:=IF(ISBLANK([.B105]);&quot;&quot;;IF(ISERR([.G105]);&quot;&lt;/obj-entity&gt;&quot;;CONCATENATE([.$I$2];[.G105];[.$J$2];[.G105];[.$K$2])))">
            <text:p/>
          </table:table-cell>
          <table:table-cell table:formula="of:=IF(ISBLANK([.C105]);&quot;&quot;;CONCATENATE([.$U$3];[.T105];[.$V$3];[.AA105];[.$AD$3];[.T105];[.U10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6]);&quot;&quot;;FIND([.$E$3];[.B106]))">
            <text:p/>
          </table:table-cell>
          <table:table-cell table:formula="of:=IF(ISBLANK([.B106]);&quot;&quot;;FIND([.$F$3];[.B106]))">
            <text:p/>
          </table:table-cell>
          <table:table-cell table:formula="of:=IF(ISBLANK([.B106]);&quot;&quot;;MID([.B106];[.E106]+LEN([.$E$3]);[.F106]-[.E106]-LEN([.$E$3])))">
            <text:p/>
          </table:table-cell>
          <table:table-cell/>
          <table:table-cell table:style-name="ce9" table:formula="of:=IF(ISBLANK([.B106]);&quot;&quot;;IF(ISERR([.G106]);&quot;&lt;/obj-entity&gt;&quot;;CONCATENATE([.$I$2];[.G106];[.$J$2];[.G106];[.$K$2])))">
            <text:p/>
          </table:table-cell>
          <table:table-cell table:number-columns-repeated="3"/>
          <table:table-cell table:formula="of:==IF(ISBLANK([.$C106]);&quot;&quot;;FIND([.M$3];[.$C106]))">
            <text:p/>
          </table:table-cell>
          <table:table-cell table:formula="of:==IF(ISBLANK([.$C106]);&quot;&quot;;FIND([.N$3];[.$C106]))">
            <text:p/>
          </table:table-cell>
          <table:table-cell table:formula="of:==IF(ISBLANK([.$C106]);&quot;&quot;;FIND([.O$3];[.$C106]))">
            <text:p/>
          </table:table-cell>
          <table:table-cell table:formula="of:==IF(ISBLANK([.$C106]);&quot;&quot;;FIND([.P$3];[.$C106]))">
            <text:p/>
          </table:table-cell>
          <table:table-cell table:formula="of:==IF(ISBLANK([.$C106]);&quot;&quot;;FIND([.Q$3];[.$C106]))">
            <text:p/>
          </table:table-cell>
          <table:table-cell table:formula="of:==IF(ISBLANK([.$C106]);&quot;&quot;;FIND([.R$3];[.$C106]))">
            <text:p/>
          </table:table-cell>
          <table:table-cell table:formula="of:==IF(ISBLANK([.$C106]);&quot;&quot;;FIND([.S$3];[.$C106]))">
            <text:p/>
          </table:table-cell>
          <table:table-cell table:formula="of:=IF(ISBLANK([.C106]);&quot;&quot;;MID([.C106];[.M106]+LEN([.$M$3]);[.N106]-[.M106]-LEN([.$M$3])))">
            <text:p/>
          </table:table-cell>
          <table:table-cell table:formula="of:=IF(NOT(ISERROR([.O10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6]);&quot;&quot;;AND(NOT(ISERROR([.$P106]));ISERROR([.$Q106]);ISERROR([.$R106]);ISERROR([.$S106])))">
            <text:p/>
          </table:table-cell>
          <table:table-cell table:style-name="ce12" table:formula="of:=IF(ISBLANK([.$C106]);&quot;&quot;;AND((ISERROR([.$P106]));ISERROR([.$Q106]);NOT(ISERROR([.$R106]));ISERROR([.$S106])))">
            <text:p/>
          </table:table-cell>
          <table:table-cell table:style-name="ce12" table:formula="of:=IF(ISBLANK([.$C106]);&quot;&quot;;AND(NOT(ISERROR([.$S106]))))">
            <text:p/>
          </table:table-cell>
          <table:table-cell table:style-name="ce12" table:formula="of:=IF(ISBLANK([.$C106]);&quot;&quot;;AND(NOT(ISERROR([.$Q106]))))">
            <text:p/>
          </table:table-cell>
          <table:table-cell table:formula="of:=IF(ISBLANK([.C106]);&quot;&quot;;IF([.W106];&quot;java.lang.Long&quot;;IF([.X106];&quot;java.lang.String&quot;;IF([.Y106];&quot;java.lang.Double&quot;;IF([.Z106];&quot;java.math.BigDecimal&quot;;&quot;none&quot;)))))">
            <text:p/>
          </table:table-cell>
          <table:table-cell/>
          <table:table-cell table:style-name="ce16" table:formula="of:=IF(ISBLANK([.B106]);&quot;&quot;;IF(ISERR([.G106]);&quot;&lt;/obj-entity&gt;&quot;;CONCATENATE([.$I$2];[.G106];[.$J$2];[.G106];[.$K$2])))">
            <text:p/>
          </table:table-cell>
          <table:table-cell table:formula="of:=IF(ISBLANK([.C106]);&quot;&quot;;CONCATENATE([.$U$3];[.T106];[.$V$3];[.AA106];[.$AD$3];[.T106];[.U10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7]);&quot;&quot;;FIND([.$E$3];[.B107]))">
            <text:p/>
          </table:table-cell>
          <table:table-cell table:formula="of:=IF(ISBLANK([.B107]);&quot;&quot;;FIND([.$F$3];[.B107]))">
            <text:p/>
          </table:table-cell>
          <table:table-cell table:formula="of:=IF(ISBLANK([.B107]);&quot;&quot;;MID([.B107];[.E107]+LEN([.$E$3]);[.F107]-[.E107]-LEN([.$E$3])))">
            <text:p/>
          </table:table-cell>
          <table:table-cell/>
          <table:table-cell table:style-name="ce9" table:formula="of:=IF(ISBLANK([.B107]);&quot;&quot;;IF(ISERR([.G107]);&quot;&lt;/obj-entity&gt;&quot;;CONCATENATE([.$I$2];[.G107];[.$J$2];[.G107];[.$K$2])))">
            <text:p/>
          </table:table-cell>
          <table:table-cell table:number-columns-repeated="3"/>
          <table:table-cell table:formula="of:==IF(ISBLANK([.$C107]);&quot;&quot;;FIND([.M$3];[.$C107]))">
            <text:p/>
          </table:table-cell>
          <table:table-cell table:formula="of:==IF(ISBLANK([.$C107]);&quot;&quot;;FIND([.N$3];[.$C107]))">
            <text:p/>
          </table:table-cell>
          <table:table-cell table:formula="of:==IF(ISBLANK([.$C107]);&quot;&quot;;FIND([.O$3];[.$C107]))">
            <text:p/>
          </table:table-cell>
          <table:table-cell table:formula="of:==IF(ISBLANK([.$C107]);&quot;&quot;;FIND([.P$3];[.$C107]))">
            <text:p/>
          </table:table-cell>
          <table:table-cell table:formula="of:==IF(ISBLANK([.$C107]);&quot;&quot;;FIND([.Q$3];[.$C107]))">
            <text:p/>
          </table:table-cell>
          <table:table-cell table:formula="of:==IF(ISBLANK([.$C107]);&quot;&quot;;FIND([.R$3];[.$C107]))">
            <text:p/>
          </table:table-cell>
          <table:table-cell table:formula="of:==IF(ISBLANK([.$C107]);&quot;&quot;;FIND([.S$3];[.$C107]))">
            <text:p/>
          </table:table-cell>
          <table:table-cell table:formula="of:=IF(ISBLANK([.C107]);&quot;&quot;;MID([.C107];[.M107]+LEN([.$M$3]);[.N107]-[.M107]-LEN([.$M$3])))">
            <text:p/>
          </table:table-cell>
          <table:table-cell table:formula="of:=IF(NOT(ISERROR([.O10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7]);&quot;&quot;;AND(NOT(ISERROR([.$P107]));ISERROR([.$Q107]);ISERROR([.$R107]);ISERROR([.$S107])))">
            <text:p/>
          </table:table-cell>
          <table:table-cell table:style-name="ce12" table:formula="of:=IF(ISBLANK([.$C107]);&quot;&quot;;AND((ISERROR([.$P107]));ISERROR([.$Q107]);NOT(ISERROR([.$R107]));ISERROR([.$S107])))">
            <text:p/>
          </table:table-cell>
          <table:table-cell table:style-name="ce12" table:formula="of:=IF(ISBLANK([.$C107]);&quot;&quot;;AND(NOT(ISERROR([.$S107]))))">
            <text:p/>
          </table:table-cell>
          <table:table-cell table:style-name="ce12" table:formula="of:=IF(ISBLANK([.$C107]);&quot;&quot;;AND(NOT(ISERROR([.$Q107]))))">
            <text:p/>
          </table:table-cell>
          <table:table-cell table:formula="of:=IF(ISBLANK([.C107]);&quot;&quot;;IF([.W107];&quot;java.lang.Long&quot;;IF([.X107];&quot;java.lang.String&quot;;IF([.Y107];&quot;java.lang.Double&quot;;IF([.Z107];&quot;java.math.BigDecimal&quot;;&quot;none&quot;)))))">
            <text:p/>
          </table:table-cell>
          <table:table-cell/>
          <table:table-cell table:style-name="ce16" table:formula="of:=IF(ISBLANK([.B107]);&quot;&quot;;IF(ISERR([.G107]);&quot;&lt;/obj-entity&gt;&quot;;CONCATENATE([.$I$2];[.G107];[.$J$2];[.G107];[.$K$2])))">
            <text:p/>
          </table:table-cell>
          <table:table-cell table:formula="of:=IF(ISBLANK([.C107]);&quot;&quot;;CONCATENATE([.$U$3];[.T107];[.$V$3];[.AA107];[.$AD$3];[.T107];[.U10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8]);&quot;&quot;;FIND([.$E$3];[.B108]))">
            <text:p/>
          </table:table-cell>
          <table:table-cell table:formula="of:=IF(ISBLANK([.B108]);&quot;&quot;;FIND([.$F$3];[.B108]))">
            <text:p/>
          </table:table-cell>
          <table:table-cell table:formula="of:=IF(ISBLANK([.B108]);&quot;&quot;;MID([.B108];[.E108]+LEN([.$E$3]);[.F108]-[.E108]-LEN([.$E$3])))">
            <text:p/>
          </table:table-cell>
          <table:table-cell/>
          <table:table-cell table:style-name="ce9" table:formula="of:=IF(ISBLANK([.B108]);&quot;&quot;;IF(ISERR([.G108]);&quot;&lt;/obj-entity&gt;&quot;;CONCATENATE([.$I$2];[.G108];[.$J$2];[.G108];[.$K$2])))">
            <text:p/>
          </table:table-cell>
          <table:table-cell table:number-columns-repeated="3"/>
          <table:table-cell table:formula="of:==IF(ISBLANK([.$C108]);&quot;&quot;;FIND([.M$3];[.$C108]))">
            <text:p/>
          </table:table-cell>
          <table:table-cell table:formula="of:==IF(ISBLANK([.$C108]);&quot;&quot;;FIND([.N$3];[.$C108]))">
            <text:p/>
          </table:table-cell>
          <table:table-cell table:formula="of:==IF(ISBLANK([.$C108]);&quot;&quot;;FIND([.O$3];[.$C108]))">
            <text:p/>
          </table:table-cell>
          <table:table-cell table:formula="of:==IF(ISBLANK([.$C108]);&quot;&quot;;FIND([.P$3];[.$C108]))">
            <text:p/>
          </table:table-cell>
          <table:table-cell table:formula="of:==IF(ISBLANK([.$C108]);&quot;&quot;;FIND([.Q$3];[.$C108]))">
            <text:p/>
          </table:table-cell>
          <table:table-cell table:formula="of:==IF(ISBLANK([.$C108]);&quot;&quot;;FIND([.R$3];[.$C108]))">
            <text:p/>
          </table:table-cell>
          <table:table-cell table:formula="of:==IF(ISBLANK([.$C108]);&quot;&quot;;FIND([.S$3];[.$C108]))">
            <text:p/>
          </table:table-cell>
          <table:table-cell table:formula="of:=IF(ISBLANK([.C108]);&quot;&quot;;MID([.C108];[.M108]+LEN([.$M$3]);[.N108]-[.M108]-LEN([.$M$3])))">
            <text:p/>
          </table:table-cell>
          <table:table-cell table:formula="of:=IF(NOT(ISERROR([.O10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8]);&quot;&quot;;AND(NOT(ISERROR([.$P108]));ISERROR([.$Q108]);ISERROR([.$R108]);ISERROR([.$S108])))">
            <text:p/>
          </table:table-cell>
          <table:table-cell table:style-name="ce12" table:formula="of:=IF(ISBLANK([.$C108]);&quot;&quot;;AND((ISERROR([.$P108]));ISERROR([.$Q108]);NOT(ISERROR([.$R108]));ISERROR([.$S108])))">
            <text:p/>
          </table:table-cell>
          <table:table-cell table:style-name="ce12" table:formula="of:=IF(ISBLANK([.$C108]);&quot;&quot;;AND(NOT(ISERROR([.$S108]))))">
            <text:p/>
          </table:table-cell>
          <table:table-cell table:style-name="ce12" table:formula="of:=IF(ISBLANK([.$C108]);&quot;&quot;;AND(NOT(ISERROR([.$Q108]))))">
            <text:p/>
          </table:table-cell>
          <table:table-cell table:formula="of:=IF(ISBLANK([.C108]);&quot;&quot;;IF([.W108];&quot;java.lang.Long&quot;;IF([.X108];&quot;java.lang.String&quot;;IF([.Y108];&quot;java.lang.Double&quot;;IF([.Z108];&quot;java.math.BigDecimal&quot;;&quot;none&quot;)))))">
            <text:p/>
          </table:table-cell>
          <table:table-cell/>
          <table:table-cell table:style-name="ce16" table:formula="of:=IF(ISBLANK([.B108]);&quot;&quot;;IF(ISERR([.G108]);&quot;&lt;/obj-entity&gt;&quot;;CONCATENATE([.$I$2];[.G108];[.$J$2];[.G108];[.$K$2])))">
            <text:p/>
          </table:table-cell>
          <table:table-cell table:formula="of:=IF(ISBLANK([.C108]);&quot;&quot;;CONCATENATE([.$U$3];[.T108];[.$V$3];[.AA108];[.$AD$3];[.T108];[.U10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09]);&quot;&quot;;FIND([.$E$3];[.B109]))">
            <text:p/>
          </table:table-cell>
          <table:table-cell table:formula="of:=IF(ISBLANK([.B109]);&quot;&quot;;FIND([.$F$3];[.B109]))">
            <text:p/>
          </table:table-cell>
          <table:table-cell table:formula="of:=IF(ISBLANK([.B109]);&quot;&quot;;MID([.B109];[.E109]+LEN([.$E$3]);[.F109]-[.E109]-LEN([.$E$3])))">
            <text:p/>
          </table:table-cell>
          <table:table-cell/>
          <table:table-cell table:style-name="ce9" table:formula="of:=IF(ISBLANK([.B109]);&quot;&quot;;IF(ISERR([.G109]);&quot;&lt;/obj-entity&gt;&quot;;CONCATENATE([.$I$2];[.G109];[.$J$2];[.G109];[.$K$2])))">
            <text:p/>
          </table:table-cell>
          <table:table-cell table:number-columns-repeated="3"/>
          <table:table-cell table:formula="of:==IF(ISBLANK([.$C109]);&quot;&quot;;FIND([.M$3];[.$C109]))">
            <text:p/>
          </table:table-cell>
          <table:table-cell table:formula="of:==IF(ISBLANK([.$C109]);&quot;&quot;;FIND([.N$3];[.$C109]))">
            <text:p/>
          </table:table-cell>
          <table:table-cell table:formula="of:==IF(ISBLANK([.$C109]);&quot;&quot;;FIND([.O$3];[.$C109]))">
            <text:p/>
          </table:table-cell>
          <table:table-cell table:formula="of:==IF(ISBLANK([.$C109]);&quot;&quot;;FIND([.P$3];[.$C109]))">
            <text:p/>
          </table:table-cell>
          <table:table-cell table:formula="of:==IF(ISBLANK([.$C109]);&quot;&quot;;FIND([.Q$3];[.$C109]))">
            <text:p/>
          </table:table-cell>
          <table:table-cell table:formula="of:==IF(ISBLANK([.$C109]);&quot;&quot;;FIND([.R$3];[.$C109]))">
            <text:p/>
          </table:table-cell>
          <table:table-cell table:formula="of:==IF(ISBLANK([.$C109]);&quot;&quot;;FIND([.S$3];[.$C109]))">
            <text:p/>
          </table:table-cell>
          <table:table-cell table:formula="of:=IF(ISBLANK([.C109]);&quot;&quot;;MID([.C109];[.M109]+LEN([.$M$3]);[.N109]-[.M109]-LEN([.$M$3])))">
            <text:p/>
          </table:table-cell>
          <table:table-cell table:formula="of:=IF(NOT(ISERROR([.O10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09]);&quot;&quot;;AND(NOT(ISERROR([.$P109]));ISERROR([.$Q109]);ISERROR([.$R109]);ISERROR([.$S109])))">
            <text:p/>
          </table:table-cell>
          <table:table-cell table:style-name="ce12" table:formula="of:=IF(ISBLANK([.$C109]);&quot;&quot;;AND((ISERROR([.$P109]));ISERROR([.$Q109]);NOT(ISERROR([.$R109]));ISERROR([.$S109])))">
            <text:p/>
          </table:table-cell>
          <table:table-cell table:style-name="ce12" table:formula="of:=IF(ISBLANK([.$C109]);&quot;&quot;;AND(NOT(ISERROR([.$S109]))))">
            <text:p/>
          </table:table-cell>
          <table:table-cell table:style-name="ce12" table:formula="of:=IF(ISBLANK([.$C109]);&quot;&quot;;AND(NOT(ISERROR([.$Q109]))))">
            <text:p/>
          </table:table-cell>
          <table:table-cell table:formula="of:=IF(ISBLANK([.C109]);&quot;&quot;;IF([.W109];&quot;java.lang.Long&quot;;IF([.X109];&quot;java.lang.String&quot;;IF([.Y109];&quot;java.lang.Double&quot;;IF([.Z109];&quot;java.math.BigDecimal&quot;;&quot;none&quot;)))))">
            <text:p/>
          </table:table-cell>
          <table:table-cell/>
          <table:table-cell table:style-name="ce16" table:formula="of:=IF(ISBLANK([.B109]);&quot;&quot;;IF(ISERR([.G109]);&quot;&lt;/obj-entity&gt;&quot;;CONCATENATE([.$I$2];[.G109];[.$J$2];[.G109];[.$K$2])))">
            <text:p/>
          </table:table-cell>
          <table:table-cell table:formula="of:=IF(ISBLANK([.C109]);&quot;&quot;;CONCATENATE([.$U$3];[.T109];[.$V$3];[.AA109];[.$AD$3];[.T109];[.U10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0]);&quot;&quot;;FIND([.$E$3];[.B110]))">
            <text:p/>
          </table:table-cell>
          <table:table-cell table:formula="of:=IF(ISBLANK([.B110]);&quot;&quot;;FIND([.$F$3];[.B110]))">
            <text:p/>
          </table:table-cell>
          <table:table-cell table:formula="of:=IF(ISBLANK([.B110]);&quot;&quot;;MID([.B110];[.E110]+LEN([.$E$3]);[.F110]-[.E110]-LEN([.$E$3])))">
            <text:p/>
          </table:table-cell>
          <table:table-cell/>
          <table:table-cell table:style-name="ce9" table:formula="of:=IF(ISBLANK([.B110]);&quot;&quot;;IF(ISERR([.G110]);&quot;&lt;/obj-entity&gt;&quot;;CONCATENATE([.$I$2];[.G110];[.$J$2];[.G110];[.$K$2])))">
            <text:p/>
          </table:table-cell>
          <table:table-cell table:number-columns-repeated="3"/>
          <table:table-cell table:formula="of:==IF(ISBLANK([.$C110]);&quot;&quot;;FIND([.M$3];[.$C110]))">
            <text:p/>
          </table:table-cell>
          <table:table-cell table:formula="of:==IF(ISBLANK([.$C110]);&quot;&quot;;FIND([.N$3];[.$C110]))">
            <text:p/>
          </table:table-cell>
          <table:table-cell table:formula="of:==IF(ISBLANK([.$C110]);&quot;&quot;;FIND([.O$3];[.$C110]))">
            <text:p/>
          </table:table-cell>
          <table:table-cell table:formula="of:==IF(ISBLANK([.$C110]);&quot;&quot;;FIND([.P$3];[.$C110]))">
            <text:p/>
          </table:table-cell>
          <table:table-cell table:formula="of:==IF(ISBLANK([.$C110]);&quot;&quot;;FIND([.Q$3];[.$C110]))">
            <text:p/>
          </table:table-cell>
          <table:table-cell table:formula="of:==IF(ISBLANK([.$C110]);&quot;&quot;;FIND([.R$3];[.$C110]))">
            <text:p/>
          </table:table-cell>
          <table:table-cell table:formula="of:==IF(ISBLANK([.$C110]);&quot;&quot;;FIND([.S$3];[.$C110]))">
            <text:p/>
          </table:table-cell>
          <table:table-cell table:formula="of:=IF(ISBLANK([.C110]);&quot;&quot;;MID([.C110];[.M110]+LEN([.$M$3]);[.N110]-[.M110]-LEN([.$M$3])))">
            <text:p/>
          </table:table-cell>
          <table:table-cell table:formula="of:=IF(NOT(ISERROR([.O11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0]);&quot;&quot;;AND(NOT(ISERROR([.$P110]));ISERROR([.$Q110]);ISERROR([.$R110]);ISERROR([.$S110])))">
            <text:p/>
          </table:table-cell>
          <table:table-cell table:style-name="ce12" table:formula="of:=IF(ISBLANK([.$C110]);&quot;&quot;;AND((ISERROR([.$P110]));ISERROR([.$Q110]);NOT(ISERROR([.$R110]));ISERROR([.$S110])))">
            <text:p/>
          </table:table-cell>
          <table:table-cell table:style-name="ce12" table:formula="of:=IF(ISBLANK([.$C110]);&quot;&quot;;AND(NOT(ISERROR([.$S110]))))">
            <text:p/>
          </table:table-cell>
          <table:table-cell table:style-name="ce12" table:formula="of:=IF(ISBLANK([.$C110]);&quot;&quot;;AND(NOT(ISERROR([.$Q110]))))">
            <text:p/>
          </table:table-cell>
          <table:table-cell table:formula="of:=IF(ISBLANK([.C110]);&quot;&quot;;IF([.W110];&quot;java.lang.Long&quot;;IF([.X110];&quot;java.lang.String&quot;;IF([.Y110];&quot;java.lang.Double&quot;;IF([.Z110];&quot;java.math.BigDecimal&quot;;&quot;none&quot;)))))">
            <text:p/>
          </table:table-cell>
          <table:table-cell/>
          <table:table-cell table:style-name="ce16" table:formula="of:=IF(ISBLANK([.B110]);&quot;&quot;;IF(ISERR([.G110]);&quot;&lt;/obj-entity&gt;&quot;;CONCATENATE([.$I$2];[.G110];[.$J$2];[.G110];[.$K$2])))">
            <text:p/>
          </table:table-cell>
          <table:table-cell table:formula="of:=IF(ISBLANK([.C110]);&quot;&quot;;CONCATENATE([.$U$3];[.T110];[.$V$3];[.AA110];[.$AD$3];[.T110];[.U11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1]);&quot;&quot;;FIND([.$E$3];[.B111]))">
            <text:p/>
          </table:table-cell>
          <table:table-cell table:formula="of:=IF(ISBLANK([.B111]);&quot;&quot;;FIND([.$F$3];[.B111]))">
            <text:p/>
          </table:table-cell>
          <table:table-cell table:formula="of:=IF(ISBLANK([.B111]);&quot;&quot;;MID([.B111];[.E111]+LEN([.$E$3]);[.F111]-[.E111]-LEN([.$E$3])))">
            <text:p/>
          </table:table-cell>
          <table:table-cell/>
          <table:table-cell table:style-name="ce9" table:formula="of:=IF(ISBLANK([.B111]);&quot;&quot;;IF(ISERR([.G111]);&quot;&lt;/obj-entity&gt;&quot;;CONCATENATE([.$I$2];[.G111];[.$J$2];[.G111];[.$K$2])))">
            <text:p/>
          </table:table-cell>
          <table:table-cell table:number-columns-repeated="3"/>
          <table:table-cell table:formula="of:==IF(ISBLANK([.$C111]);&quot;&quot;;FIND([.M$3];[.$C111]))">
            <text:p/>
          </table:table-cell>
          <table:table-cell table:formula="of:==IF(ISBLANK([.$C111]);&quot;&quot;;FIND([.N$3];[.$C111]))">
            <text:p/>
          </table:table-cell>
          <table:table-cell table:formula="of:==IF(ISBLANK([.$C111]);&quot;&quot;;FIND([.O$3];[.$C111]))">
            <text:p/>
          </table:table-cell>
          <table:table-cell table:formula="of:==IF(ISBLANK([.$C111]);&quot;&quot;;FIND([.P$3];[.$C111]))">
            <text:p/>
          </table:table-cell>
          <table:table-cell table:formula="of:==IF(ISBLANK([.$C111]);&quot;&quot;;FIND([.Q$3];[.$C111]))">
            <text:p/>
          </table:table-cell>
          <table:table-cell table:formula="of:==IF(ISBLANK([.$C111]);&quot;&quot;;FIND([.R$3];[.$C111]))">
            <text:p/>
          </table:table-cell>
          <table:table-cell table:formula="of:==IF(ISBLANK([.$C111]);&quot;&quot;;FIND([.S$3];[.$C111]))">
            <text:p/>
          </table:table-cell>
          <table:table-cell table:formula="of:=IF(ISBLANK([.C111]);&quot;&quot;;MID([.C111];[.M111]+LEN([.$M$3]);[.N111]-[.M111]-LEN([.$M$3])))">
            <text:p/>
          </table:table-cell>
          <table:table-cell table:formula="of:=IF(NOT(ISERROR([.O11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1]);&quot;&quot;;AND(NOT(ISERROR([.$P111]));ISERROR([.$Q111]);ISERROR([.$R111]);ISERROR([.$S111])))">
            <text:p/>
          </table:table-cell>
          <table:table-cell table:style-name="ce12" table:formula="of:=IF(ISBLANK([.$C111]);&quot;&quot;;AND((ISERROR([.$P111]));ISERROR([.$Q111]);NOT(ISERROR([.$R111]));ISERROR([.$S111])))">
            <text:p/>
          </table:table-cell>
          <table:table-cell table:style-name="ce12" table:formula="of:=IF(ISBLANK([.$C111]);&quot;&quot;;AND(NOT(ISERROR([.$S111]))))">
            <text:p/>
          </table:table-cell>
          <table:table-cell table:style-name="ce12" table:formula="of:=IF(ISBLANK([.$C111]);&quot;&quot;;AND(NOT(ISERROR([.$Q111]))))">
            <text:p/>
          </table:table-cell>
          <table:table-cell table:formula="of:=IF(ISBLANK([.C111]);&quot;&quot;;IF([.W111];&quot;java.lang.Long&quot;;IF([.X111];&quot;java.lang.String&quot;;IF([.Y111];&quot;java.lang.Double&quot;;IF([.Z111];&quot;java.math.BigDecimal&quot;;&quot;none&quot;)))))">
            <text:p/>
          </table:table-cell>
          <table:table-cell/>
          <table:table-cell table:style-name="ce16" table:formula="of:=IF(ISBLANK([.B111]);&quot;&quot;;IF(ISERR([.G111]);&quot;&lt;/obj-entity&gt;&quot;;CONCATENATE([.$I$2];[.G111];[.$J$2];[.G111];[.$K$2])))">
            <text:p/>
          </table:table-cell>
          <table:table-cell table:formula="of:=IF(ISBLANK([.C111]);&quot;&quot;;CONCATENATE([.$U$3];[.T111];[.$V$3];[.AA111];[.$AD$3];[.T111];[.U11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2]);&quot;&quot;;FIND([.$E$3];[.B112]))">
            <text:p/>
          </table:table-cell>
          <table:table-cell table:formula="of:=IF(ISBLANK([.B112]);&quot;&quot;;FIND([.$F$3];[.B112]))">
            <text:p/>
          </table:table-cell>
          <table:table-cell table:formula="of:=IF(ISBLANK([.B112]);&quot;&quot;;MID([.B112];[.E112]+LEN([.$E$3]);[.F112]-[.E112]-LEN([.$E$3])))">
            <text:p/>
          </table:table-cell>
          <table:table-cell/>
          <table:table-cell table:style-name="ce9" table:formula="of:=IF(ISBLANK([.B112]);&quot;&quot;;IF(ISERR([.G112]);&quot;&lt;/obj-entity&gt;&quot;;CONCATENATE([.$I$2];[.G112];[.$J$2];[.G112];[.$K$2])))">
            <text:p/>
          </table:table-cell>
          <table:table-cell table:number-columns-repeated="3"/>
          <table:table-cell table:formula="of:==IF(ISBLANK([.$C112]);&quot;&quot;;FIND([.M$3];[.$C112]))">
            <text:p/>
          </table:table-cell>
          <table:table-cell table:formula="of:==IF(ISBLANK([.$C112]);&quot;&quot;;FIND([.N$3];[.$C112]))">
            <text:p/>
          </table:table-cell>
          <table:table-cell table:formula="of:==IF(ISBLANK([.$C112]);&quot;&quot;;FIND([.O$3];[.$C112]))">
            <text:p/>
          </table:table-cell>
          <table:table-cell table:formula="of:==IF(ISBLANK([.$C112]);&quot;&quot;;FIND([.P$3];[.$C112]))">
            <text:p/>
          </table:table-cell>
          <table:table-cell table:formula="of:==IF(ISBLANK([.$C112]);&quot;&quot;;FIND([.Q$3];[.$C112]))">
            <text:p/>
          </table:table-cell>
          <table:table-cell table:formula="of:==IF(ISBLANK([.$C112]);&quot;&quot;;FIND([.R$3];[.$C112]))">
            <text:p/>
          </table:table-cell>
          <table:table-cell table:formula="of:==IF(ISBLANK([.$C112]);&quot;&quot;;FIND([.S$3];[.$C112]))">
            <text:p/>
          </table:table-cell>
          <table:table-cell table:formula="of:=IF(ISBLANK([.C112]);&quot;&quot;;MID([.C112];[.M112]+LEN([.$M$3]);[.N112]-[.M112]-LEN([.$M$3])))">
            <text:p/>
          </table:table-cell>
          <table:table-cell table:formula="of:=IF(NOT(ISERROR([.O11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2]);&quot;&quot;;AND(NOT(ISERROR([.$P112]));ISERROR([.$Q112]);ISERROR([.$R112]);ISERROR([.$S112])))">
            <text:p/>
          </table:table-cell>
          <table:table-cell table:style-name="ce12" table:formula="of:=IF(ISBLANK([.$C112]);&quot;&quot;;AND((ISERROR([.$P112]));ISERROR([.$Q112]);NOT(ISERROR([.$R112]));ISERROR([.$S112])))">
            <text:p/>
          </table:table-cell>
          <table:table-cell table:style-name="ce12" table:formula="of:=IF(ISBLANK([.$C112]);&quot;&quot;;AND(NOT(ISERROR([.$S112]))))">
            <text:p/>
          </table:table-cell>
          <table:table-cell table:style-name="ce12" table:formula="of:=IF(ISBLANK([.$C112]);&quot;&quot;;AND(NOT(ISERROR([.$Q112]))))">
            <text:p/>
          </table:table-cell>
          <table:table-cell table:formula="of:=IF(ISBLANK([.C112]);&quot;&quot;;IF([.W112];&quot;java.lang.Long&quot;;IF([.X112];&quot;java.lang.String&quot;;IF([.Y112];&quot;java.lang.Double&quot;;IF([.Z112];&quot;java.math.BigDecimal&quot;;&quot;none&quot;)))))">
            <text:p/>
          </table:table-cell>
          <table:table-cell/>
          <table:table-cell table:style-name="ce16" table:formula="of:=IF(ISBLANK([.B112]);&quot;&quot;;IF(ISERR([.G112]);&quot;&lt;/obj-entity&gt;&quot;;CONCATENATE([.$I$2];[.G112];[.$J$2];[.G112];[.$K$2])))">
            <text:p/>
          </table:table-cell>
          <table:table-cell table:formula="of:=IF(ISBLANK([.C112]);&quot;&quot;;CONCATENATE([.$U$3];[.T112];[.$V$3];[.AA112];[.$AD$3];[.T112];[.U11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3]);&quot;&quot;;FIND([.$E$3];[.B113]))">
            <text:p/>
          </table:table-cell>
          <table:table-cell table:formula="of:=IF(ISBLANK([.B113]);&quot;&quot;;FIND([.$F$3];[.B113]))">
            <text:p/>
          </table:table-cell>
          <table:table-cell table:formula="of:=IF(ISBLANK([.B113]);&quot;&quot;;MID([.B113];[.E113]+LEN([.$E$3]);[.F113]-[.E113]-LEN([.$E$3])))">
            <text:p/>
          </table:table-cell>
          <table:table-cell/>
          <table:table-cell table:style-name="ce9" table:formula="of:=IF(ISBLANK([.B113]);&quot;&quot;;IF(ISERR([.G113]);&quot;&lt;/obj-entity&gt;&quot;;CONCATENATE([.$I$2];[.G113];[.$J$2];[.G113];[.$K$2])))">
            <text:p/>
          </table:table-cell>
          <table:table-cell table:number-columns-repeated="3"/>
          <table:table-cell table:formula="of:==IF(ISBLANK([.$C113]);&quot;&quot;;FIND([.M$3];[.$C113]))">
            <text:p/>
          </table:table-cell>
          <table:table-cell table:formula="of:==IF(ISBLANK([.$C113]);&quot;&quot;;FIND([.N$3];[.$C113]))">
            <text:p/>
          </table:table-cell>
          <table:table-cell table:formula="of:==IF(ISBLANK([.$C113]);&quot;&quot;;FIND([.O$3];[.$C113]))">
            <text:p/>
          </table:table-cell>
          <table:table-cell table:formula="of:==IF(ISBLANK([.$C113]);&quot;&quot;;FIND([.P$3];[.$C113]))">
            <text:p/>
          </table:table-cell>
          <table:table-cell table:formula="of:==IF(ISBLANK([.$C113]);&quot;&quot;;FIND([.Q$3];[.$C113]))">
            <text:p/>
          </table:table-cell>
          <table:table-cell table:formula="of:==IF(ISBLANK([.$C113]);&quot;&quot;;FIND([.R$3];[.$C113]))">
            <text:p/>
          </table:table-cell>
          <table:table-cell table:formula="of:==IF(ISBLANK([.$C113]);&quot;&quot;;FIND([.S$3];[.$C113]))">
            <text:p/>
          </table:table-cell>
          <table:table-cell table:formula="of:=IF(ISBLANK([.C113]);&quot;&quot;;MID([.C113];[.M113]+LEN([.$M$3]);[.N113]-[.M113]-LEN([.$M$3])))">
            <text:p/>
          </table:table-cell>
          <table:table-cell table:formula="of:=IF(NOT(ISERROR([.O11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3]);&quot;&quot;;AND(NOT(ISERROR([.$P113]));ISERROR([.$Q113]);ISERROR([.$R113]);ISERROR([.$S113])))">
            <text:p/>
          </table:table-cell>
          <table:table-cell table:style-name="ce12" table:formula="of:=IF(ISBLANK([.$C113]);&quot;&quot;;AND((ISERROR([.$P113]));ISERROR([.$Q113]);NOT(ISERROR([.$R113]));ISERROR([.$S113])))">
            <text:p/>
          </table:table-cell>
          <table:table-cell table:style-name="ce12" table:formula="of:=IF(ISBLANK([.$C113]);&quot;&quot;;AND(NOT(ISERROR([.$S113]))))">
            <text:p/>
          </table:table-cell>
          <table:table-cell table:style-name="ce12" table:formula="of:=IF(ISBLANK([.$C113]);&quot;&quot;;AND(NOT(ISERROR([.$Q113]))))">
            <text:p/>
          </table:table-cell>
          <table:table-cell table:formula="of:=IF(ISBLANK([.C113]);&quot;&quot;;IF([.W113];&quot;java.lang.Long&quot;;IF([.X113];&quot;java.lang.String&quot;;IF([.Y113];&quot;java.lang.Double&quot;;IF([.Z113];&quot;java.math.BigDecimal&quot;;&quot;none&quot;)))))">
            <text:p/>
          </table:table-cell>
          <table:table-cell/>
          <table:table-cell table:style-name="ce16" table:formula="of:=IF(ISBLANK([.B113]);&quot;&quot;;IF(ISERR([.G113]);&quot;&lt;/obj-entity&gt;&quot;;CONCATENATE([.$I$2];[.G113];[.$J$2];[.G113];[.$K$2])))">
            <text:p/>
          </table:table-cell>
          <table:table-cell table:formula="of:=IF(ISBLANK([.C113]);&quot;&quot;;CONCATENATE([.$U$3];[.T113];[.$V$3];[.AA113];[.$AD$3];[.T113];[.U11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4]);&quot;&quot;;FIND([.$E$3];[.B114]))">
            <text:p/>
          </table:table-cell>
          <table:table-cell table:formula="of:=IF(ISBLANK([.B114]);&quot;&quot;;FIND([.$F$3];[.B114]))">
            <text:p/>
          </table:table-cell>
          <table:table-cell table:formula="of:=IF(ISBLANK([.B114]);&quot;&quot;;MID([.B114];[.E114]+LEN([.$E$3]);[.F114]-[.E114]-LEN([.$E$3])))">
            <text:p/>
          </table:table-cell>
          <table:table-cell/>
          <table:table-cell table:style-name="ce9" table:formula="of:=IF(ISBLANK([.B114]);&quot;&quot;;IF(ISERR([.G114]);&quot;&lt;/obj-entity&gt;&quot;;CONCATENATE([.$I$2];[.G114];[.$J$2];[.G114];[.$K$2])))">
            <text:p/>
          </table:table-cell>
          <table:table-cell table:number-columns-repeated="3"/>
          <table:table-cell table:formula="of:==IF(ISBLANK([.$C114]);&quot;&quot;;FIND([.M$3];[.$C114]))">
            <text:p/>
          </table:table-cell>
          <table:table-cell table:formula="of:==IF(ISBLANK([.$C114]);&quot;&quot;;FIND([.N$3];[.$C114]))">
            <text:p/>
          </table:table-cell>
          <table:table-cell table:formula="of:==IF(ISBLANK([.$C114]);&quot;&quot;;FIND([.O$3];[.$C114]))">
            <text:p/>
          </table:table-cell>
          <table:table-cell table:formula="of:==IF(ISBLANK([.$C114]);&quot;&quot;;FIND([.P$3];[.$C114]))">
            <text:p/>
          </table:table-cell>
          <table:table-cell table:formula="of:==IF(ISBLANK([.$C114]);&quot;&quot;;FIND([.Q$3];[.$C114]))">
            <text:p/>
          </table:table-cell>
          <table:table-cell table:formula="of:==IF(ISBLANK([.$C114]);&quot;&quot;;FIND([.R$3];[.$C114]))">
            <text:p/>
          </table:table-cell>
          <table:table-cell table:formula="of:==IF(ISBLANK([.$C114]);&quot;&quot;;FIND([.S$3];[.$C114]))">
            <text:p/>
          </table:table-cell>
          <table:table-cell table:formula="of:=IF(ISBLANK([.C114]);&quot;&quot;;MID([.C114];[.M114]+LEN([.$M$3]);[.N114]-[.M114]-LEN([.$M$3])))">
            <text:p/>
          </table:table-cell>
          <table:table-cell table:formula="of:=IF(NOT(ISERROR([.O11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4]);&quot;&quot;;AND(NOT(ISERROR([.$P114]));ISERROR([.$Q114]);ISERROR([.$R114]);ISERROR([.$S114])))">
            <text:p/>
          </table:table-cell>
          <table:table-cell table:style-name="ce12" table:formula="of:=IF(ISBLANK([.$C114]);&quot;&quot;;AND((ISERROR([.$P114]));ISERROR([.$Q114]);NOT(ISERROR([.$R114]));ISERROR([.$S114])))">
            <text:p/>
          </table:table-cell>
          <table:table-cell table:style-name="ce12" table:formula="of:=IF(ISBLANK([.$C114]);&quot;&quot;;AND(NOT(ISERROR([.$S114]))))">
            <text:p/>
          </table:table-cell>
          <table:table-cell table:style-name="ce12" table:formula="of:=IF(ISBLANK([.$C114]);&quot;&quot;;AND(NOT(ISERROR([.$Q114]))))">
            <text:p/>
          </table:table-cell>
          <table:table-cell table:formula="of:=IF(ISBLANK([.C114]);&quot;&quot;;IF([.W114];&quot;java.lang.Long&quot;;IF([.X114];&quot;java.lang.String&quot;;IF([.Y114];&quot;java.lang.Double&quot;;IF([.Z114];&quot;java.math.BigDecimal&quot;;&quot;none&quot;)))))">
            <text:p/>
          </table:table-cell>
          <table:table-cell/>
          <table:table-cell table:style-name="ce16" table:formula="of:=IF(ISBLANK([.B114]);&quot;&quot;;IF(ISERR([.G114]);&quot;&lt;/obj-entity&gt;&quot;;CONCATENATE([.$I$2];[.G114];[.$J$2];[.G114];[.$K$2])))">
            <text:p/>
          </table:table-cell>
          <table:table-cell table:formula="of:=IF(ISBLANK([.C114]);&quot;&quot;;CONCATENATE([.$U$3];[.T114];[.$V$3];[.AA114];[.$AD$3];[.T114];[.U11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5]);&quot;&quot;;FIND([.$E$3];[.B115]))">
            <text:p/>
          </table:table-cell>
          <table:table-cell table:formula="of:=IF(ISBLANK([.B115]);&quot;&quot;;FIND([.$F$3];[.B115]))">
            <text:p/>
          </table:table-cell>
          <table:table-cell table:formula="of:=IF(ISBLANK([.B115]);&quot;&quot;;MID([.B115];[.E115]+LEN([.$E$3]);[.F115]-[.E115]-LEN([.$E$3])))">
            <text:p/>
          </table:table-cell>
          <table:table-cell/>
          <table:table-cell table:style-name="ce9" table:formula="of:=IF(ISBLANK([.B115]);&quot;&quot;;IF(ISERR([.G115]);&quot;&lt;/obj-entity&gt;&quot;;CONCATENATE([.$I$2];[.G115];[.$J$2];[.G115];[.$K$2])))">
            <text:p/>
          </table:table-cell>
          <table:table-cell table:number-columns-repeated="3"/>
          <table:table-cell table:formula="of:==IF(ISBLANK([.$C115]);&quot;&quot;;FIND([.M$3];[.$C115]))">
            <text:p/>
          </table:table-cell>
          <table:table-cell table:formula="of:==IF(ISBLANK([.$C115]);&quot;&quot;;FIND([.N$3];[.$C115]))">
            <text:p/>
          </table:table-cell>
          <table:table-cell table:formula="of:==IF(ISBLANK([.$C115]);&quot;&quot;;FIND([.O$3];[.$C115]))">
            <text:p/>
          </table:table-cell>
          <table:table-cell table:formula="of:==IF(ISBLANK([.$C115]);&quot;&quot;;FIND([.P$3];[.$C115]))">
            <text:p/>
          </table:table-cell>
          <table:table-cell table:formula="of:==IF(ISBLANK([.$C115]);&quot;&quot;;FIND([.Q$3];[.$C115]))">
            <text:p/>
          </table:table-cell>
          <table:table-cell table:formula="of:==IF(ISBLANK([.$C115]);&quot;&quot;;FIND([.R$3];[.$C115]))">
            <text:p/>
          </table:table-cell>
          <table:table-cell table:formula="of:==IF(ISBLANK([.$C115]);&quot;&quot;;FIND([.S$3];[.$C115]))">
            <text:p/>
          </table:table-cell>
          <table:table-cell table:formula="of:=IF(ISBLANK([.C115]);&quot;&quot;;MID([.C115];[.M115]+LEN([.$M$3]);[.N115]-[.M115]-LEN([.$M$3])))">
            <text:p/>
          </table:table-cell>
          <table:table-cell table:formula="of:=IF(NOT(ISERROR([.O11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5]);&quot;&quot;;AND(NOT(ISERROR([.$P115]));ISERROR([.$Q115]);ISERROR([.$R115]);ISERROR([.$S115])))">
            <text:p/>
          </table:table-cell>
          <table:table-cell table:style-name="ce12" table:formula="of:=IF(ISBLANK([.$C115]);&quot;&quot;;AND((ISERROR([.$P115]));ISERROR([.$Q115]);NOT(ISERROR([.$R115]));ISERROR([.$S115])))">
            <text:p/>
          </table:table-cell>
          <table:table-cell table:style-name="ce12" table:formula="of:=IF(ISBLANK([.$C115]);&quot;&quot;;AND(NOT(ISERROR([.$S115]))))">
            <text:p/>
          </table:table-cell>
          <table:table-cell table:style-name="ce12" table:formula="of:=IF(ISBLANK([.$C115]);&quot;&quot;;AND(NOT(ISERROR([.$Q115]))))">
            <text:p/>
          </table:table-cell>
          <table:table-cell table:formula="of:=IF(ISBLANK([.C115]);&quot;&quot;;IF([.W115];&quot;java.lang.Long&quot;;IF([.X115];&quot;java.lang.String&quot;;IF([.Y115];&quot;java.lang.Double&quot;;IF([.Z115];&quot;java.math.BigDecimal&quot;;&quot;none&quot;)))))">
            <text:p/>
          </table:table-cell>
          <table:table-cell/>
          <table:table-cell table:style-name="ce16" table:formula="of:=IF(ISBLANK([.B115]);&quot;&quot;;IF(ISERR([.G115]);&quot;&lt;/obj-entity&gt;&quot;;CONCATENATE([.$I$2];[.G115];[.$J$2];[.G115];[.$K$2])))">
            <text:p/>
          </table:table-cell>
          <table:table-cell table:formula="of:=IF(ISBLANK([.C115]);&quot;&quot;;CONCATENATE([.$U$3];[.T115];[.$V$3];[.AA115];[.$AD$3];[.T115];[.U11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6]);&quot;&quot;;FIND([.$E$3];[.B116]))">
            <text:p/>
          </table:table-cell>
          <table:table-cell table:formula="of:=IF(ISBLANK([.B116]);&quot;&quot;;FIND([.$F$3];[.B116]))">
            <text:p/>
          </table:table-cell>
          <table:table-cell table:formula="of:=IF(ISBLANK([.B116]);&quot;&quot;;MID([.B116];[.E116]+LEN([.$E$3]);[.F116]-[.E116]-LEN([.$E$3])))">
            <text:p/>
          </table:table-cell>
          <table:table-cell/>
          <table:table-cell table:style-name="ce9" table:formula="of:=IF(ISBLANK([.B116]);&quot;&quot;;IF(ISERR([.G116]);&quot;&lt;/obj-entity&gt;&quot;;CONCATENATE([.$I$2];[.G116];[.$J$2];[.G116];[.$K$2])))">
            <text:p/>
          </table:table-cell>
          <table:table-cell table:number-columns-repeated="3"/>
          <table:table-cell table:formula="of:==IF(ISBLANK([.$C116]);&quot;&quot;;FIND([.M$3];[.$C116]))">
            <text:p/>
          </table:table-cell>
          <table:table-cell table:formula="of:==IF(ISBLANK([.$C116]);&quot;&quot;;FIND([.N$3];[.$C116]))">
            <text:p/>
          </table:table-cell>
          <table:table-cell table:formula="of:==IF(ISBLANK([.$C116]);&quot;&quot;;FIND([.O$3];[.$C116]))">
            <text:p/>
          </table:table-cell>
          <table:table-cell table:formula="of:==IF(ISBLANK([.$C116]);&quot;&quot;;FIND([.P$3];[.$C116]))">
            <text:p/>
          </table:table-cell>
          <table:table-cell table:formula="of:==IF(ISBLANK([.$C116]);&quot;&quot;;FIND([.Q$3];[.$C116]))">
            <text:p/>
          </table:table-cell>
          <table:table-cell table:formula="of:==IF(ISBLANK([.$C116]);&quot;&quot;;FIND([.R$3];[.$C116]))">
            <text:p/>
          </table:table-cell>
          <table:table-cell table:formula="of:==IF(ISBLANK([.$C116]);&quot;&quot;;FIND([.S$3];[.$C116]))">
            <text:p/>
          </table:table-cell>
          <table:table-cell table:formula="of:=IF(ISBLANK([.C116]);&quot;&quot;;MID([.C116];[.M116]+LEN([.$M$3]);[.N116]-[.M116]-LEN([.$M$3])))">
            <text:p/>
          </table:table-cell>
          <table:table-cell table:formula="of:=IF(NOT(ISERROR([.O11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6]);&quot;&quot;;AND(NOT(ISERROR([.$P116]));ISERROR([.$Q116]);ISERROR([.$R116]);ISERROR([.$S116])))">
            <text:p/>
          </table:table-cell>
          <table:table-cell table:style-name="ce12" table:formula="of:=IF(ISBLANK([.$C116]);&quot;&quot;;AND((ISERROR([.$P116]));ISERROR([.$Q116]);NOT(ISERROR([.$R116]));ISERROR([.$S116])))">
            <text:p/>
          </table:table-cell>
          <table:table-cell table:style-name="ce12" table:formula="of:=IF(ISBLANK([.$C116]);&quot;&quot;;AND(NOT(ISERROR([.$S116]))))">
            <text:p/>
          </table:table-cell>
          <table:table-cell table:style-name="ce12" table:formula="of:=IF(ISBLANK([.$C116]);&quot;&quot;;AND(NOT(ISERROR([.$Q116]))))">
            <text:p/>
          </table:table-cell>
          <table:table-cell table:formula="of:=IF(ISBLANK([.C116]);&quot;&quot;;IF([.W116];&quot;java.lang.Long&quot;;IF([.X116];&quot;java.lang.String&quot;;IF([.Y116];&quot;java.lang.Double&quot;;IF([.Z116];&quot;java.math.BigDecimal&quot;;&quot;none&quot;)))))">
            <text:p/>
          </table:table-cell>
          <table:table-cell/>
          <table:table-cell table:style-name="ce16" table:formula="of:=IF(ISBLANK([.B116]);&quot;&quot;;IF(ISERR([.G116]);&quot;&lt;/obj-entity&gt;&quot;;CONCATENATE([.$I$2];[.G116];[.$J$2];[.G116];[.$K$2])))">
            <text:p/>
          </table:table-cell>
          <table:table-cell table:formula="of:=IF(ISBLANK([.C116]);&quot;&quot;;CONCATENATE([.$U$3];[.T116];[.$V$3];[.AA116];[.$AD$3];[.T116];[.U116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7]);&quot;&quot;;FIND([.$E$3];[.B117]))">
            <text:p/>
          </table:table-cell>
          <table:table-cell table:formula="of:=IF(ISBLANK([.B117]);&quot;&quot;;FIND([.$F$3];[.B117]))">
            <text:p/>
          </table:table-cell>
          <table:table-cell table:formula="of:=IF(ISBLANK([.B117]);&quot;&quot;;MID([.B117];[.E117]+LEN([.$E$3]);[.F117]-[.E117]-LEN([.$E$3])))">
            <text:p/>
          </table:table-cell>
          <table:table-cell/>
          <table:table-cell table:style-name="ce9" table:formula="of:=IF(ISBLANK([.B117]);&quot;&quot;;IF(ISERR([.G117]);&quot;&lt;/obj-entity&gt;&quot;;CONCATENATE([.$I$2];[.G117];[.$J$2];[.G117];[.$K$2])))">
            <text:p/>
          </table:table-cell>
          <table:table-cell table:number-columns-repeated="3"/>
          <table:table-cell table:formula="of:==IF(ISBLANK([.$C117]);&quot;&quot;;FIND([.M$3];[.$C117]))">
            <text:p/>
          </table:table-cell>
          <table:table-cell table:formula="of:==IF(ISBLANK([.$C117]);&quot;&quot;;FIND([.N$3];[.$C117]))">
            <text:p/>
          </table:table-cell>
          <table:table-cell table:formula="of:==IF(ISBLANK([.$C117]);&quot;&quot;;FIND([.O$3];[.$C117]))">
            <text:p/>
          </table:table-cell>
          <table:table-cell table:formula="of:==IF(ISBLANK([.$C117]);&quot;&quot;;FIND([.P$3];[.$C117]))">
            <text:p/>
          </table:table-cell>
          <table:table-cell table:formula="of:==IF(ISBLANK([.$C117]);&quot;&quot;;FIND([.Q$3];[.$C117]))">
            <text:p/>
          </table:table-cell>
          <table:table-cell table:formula="of:==IF(ISBLANK([.$C117]);&quot;&quot;;FIND([.R$3];[.$C117]))">
            <text:p/>
          </table:table-cell>
          <table:table-cell table:formula="of:==IF(ISBLANK([.$C117]);&quot;&quot;;FIND([.S$3];[.$C117]))">
            <text:p/>
          </table:table-cell>
          <table:table-cell table:formula="of:=IF(ISBLANK([.C117]);&quot;&quot;;MID([.C117];[.M117]+LEN([.$M$3]);[.N117]-[.M117]-LEN([.$M$3])))">
            <text:p/>
          </table:table-cell>
          <table:table-cell table:formula="of:=IF(NOT(ISERROR([.O11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7]);&quot;&quot;;AND(NOT(ISERROR([.$P117]));ISERROR([.$Q117]);ISERROR([.$R117]);ISERROR([.$S117])))">
            <text:p/>
          </table:table-cell>
          <table:table-cell table:style-name="ce12" table:formula="of:=IF(ISBLANK([.$C117]);&quot;&quot;;AND((ISERROR([.$P117]));ISERROR([.$Q117]);NOT(ISERROR([.$R117]));ISERROR([.$S117])))">
            <text:p/>
          </table:table-cell>
          <table:table-cell table:style-name="ce12" table:formula="of:=IF(ISBLANK([.$C117]);&quot;&quot;;AND(NOT(ISERROR([.$S117]))))">
            <text:p/>
          </table:table-cell>
          <table:table-cell table:style-name="ce12" table:formula="of:=IF(ISBLANK([.$C117]);&quot;&quot;;AND(NOT(ISERROR([.$Q117]))))">
            <text:p/>
          </table:table-cell>
          <table:table-cell table:formula="of:=IF(ISBLANK([.C117]);&quot;&quot;;IF([.W117];&quot;java.lang.Long&quot;;IF([.X117];&quot;java.lang.String&quot;;IF([.Y117];&quot;java.lang.Double&quot;;IF([.Z117];&quot;java.math.BigDecimal&quot;;&quot;none&quot;)))))">
            <text:p/>
          </table:table-cell>
          <table:table-cell/>
          <table:table-cell table:style-name="ce16" table:formula="of:=IF(ISBLANK([.B117]);&quot;&quot;;IF(ISERR([.G117]);&quot;&lt;/obj-entity&gt;&quot;;CONCATENATE([.$I$2];[.G117];[.$J$2];[.G117];[.$K$2])))">
            <text:p/>
          </table:table-cell>
          <table:table-cell table:formula="of:=IF(ISBLANK([.C117]);&quot;&quot;;CONCATENATE([.$U$3];[.T117];[.$V$3];[.AA117];[.$AD$3];[.T117];[.U117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8]);&quot;&quot;;FIND([.$E$3];[.B118]))">
            <text:p/>
          </table:table-cell>
          <table:table-cell table:formula="of:=IF(ISBLANK([.B118]);&quot;&quot;;FIND([.$F$3];[.B118]))">
            <text:p/>
          </table:table-cell>
          <table:table-cell table:formula="of:=IF(ISBLANK([.B118]);&quot;&quot;;MID([.B118];[.E118]+LEN([.$E$3]);[.F118]-[.E118]-LEN([.$E$3])))">
            <text:p/>
          </table:table-cell>
          <table:table-cell/>
          <table:table-cell table:style-name="ce9" table:formula="of:=IF(ISBLANK([.B118]);&quot;&quot;;IF(ISERR([.G118]);&quot;&lt;/obj-entity&gt;&quot;;CONCATENATE([.$I$2];[.G118];[.$J$2];[.G118];[.$K$2])))">
            <text:p/>
          </table:table-cell>
          <table:table-cell table:number-columns-repeated="3"/>
          <table:table-cell table:formula="of:==IF(ISBLANK([.$C118]);&quot;&quot;;FIND([.M$3];[.$C118]))">
            <text:p/>
          </table:table-cell>
          <table:table-cell table:formula="of:==IF(ISBLANK([.$C118]);&quot;&quot;;FIND([.N$3];[.$C118]))">
            <text:p/>
          </table:table-cell>
          <table:table-cell table:formula="of:==IF(ISBLANK([.$C118]);&quot;&quot;;FIND([.O$3];[.$C118]))">
            <text:p/>
          </table:table-cell>
          <table:table-cell table:formula="of:==IF(ISBLANK([.$C118]);&quot;&quot;;FIND([.P$3];[.$C118]))">
            <text:p/>
          </table:table-cell>
          <table:table-cell table:formula="of:==IF(ISBLANK([.$C118]);&quot;&quot;;FIND([.Q$3];[.$C118]))">
            <text:p/>
          </table:table-cell>
          <table:table-cell table:formula="of:==IF(ISBLANK([.$C118]);&quot;&quot;;FIND([.R$3];[.$C118]))">
            <text:p/>
          </table:table-cell>
          <table:table-cell table:formula="of:==IF(ISBLANK([.$C118]);&quot;&quot;;FIND([.S$3];[.$C118]))">
            <text:p/>
          </table:table-cell>
          <table:table-cell table:formula="of:=IF(ISBLANK([.C118]);&quot;&quot;;MID([.C118];[.M118]+LEN([.$M$3]);[.N118]-[.M118]-LEN([.$M$3])))">
            <text:p/>
          </table:table-cell>
          <table:table-cell table:formula="of:=IF(NOT(ISERROR([.O11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8]);&quot;&quot;;AND(NOT(ISERROR([.$P118]));ISERROR([.$Q118]);ISERROR([.$R118]);ISERROR([.$S118])))">
            <text:p/>
          </table:table-cell>
          <table:table-cell table:style-name="ce12" table:formula="of:=IF(ISBLANK([.$C118]);&quot;&quot;;AND((ISERROR([.$P118]));ISERROR([.$Q118]);NOT(ISERROR([.$R118]));ISERROR([.$S118])))">
            <text:p/>
          </table:table-cell>
          <table:table-cell table:style-name="ce12" table:formula="of:=IF(ISBLANK([.$C118]);&quot;&quot;;AND(NOT(ISERROR([.$S118]))))">
            <text:p/>
          </table:table-cell>
          <table:table-cell table:style-name="ce12" table:formula="of:=IF(ISBLANK([.$C118]);&quot;&quot;;AND(NOT(ISERROR([.$Q118]))))">
            <text:p/>
          </table:table-cell>
          <table:table-cell table:formula="of:=IF(ISBLANK([.C118]);&quot;&quot;;IF([.W118];&quot;java.lang.Long&quot;;IF([.X118];&quot;java.lang.String&quot;;IF([.Y118];&quot;java.lang.Double&quot;;IF([.Z118];&quot;java.math.BigDecimal&quot;;&quot;none&quot;)))))">
            <text:p/>
          </table:table-cell>
          <table:table-cell/>
          <table:table-cell table:style-name="ce16" table:formula="of:=IF(ISBLANK([.B118]);&quot;&quot;;IF(ISERR([.G118]);&quot;&lt;/obj-entity&gt;&quot;;CONCATENATE([.$I$2];[.G118];[.$J$2];[.G118];[.$K$2])))">
            <text:p/>
          </table:table-cell>
          <table:table-cell table:formula="of:=IF(ISBLANK([.C118]);&quot;&quot;;CONCATENATE([.$U$3];[.T118];[.$V$3];[.AA118];[.$AD$3];[.T118];[.U118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19]);&quot;&quot;;FIND([.$E$3];[.B119]))">
            <text:p/>
          </table:table-cell>
          <table:table-cell table:formula="of:=IF(ISBLANK([.B119]);&quot;&quot;;FIND([.$F$3];[.B119]))">
            <text:p/>
          </table:table-cell>
          <table:table-cell table:formula="of:=IF(ISBLANK([.B119]);&quot;&quot;;MID([.B119];[.E119]+LEN([.$E$3]);[.F119]-[.E119]-LEN([.$E$3])))">
            <text:p/>
          </table:table-cell>
          <table:table-cell/>
          <table:table-cell table:style-name="ce9" table:formula="of:=IF(ISBLANK([.B119]);&quot;&quot;;IF(ISERR([.G119]);&quot;&lt;/obj-entity&gt;&quot;;CONCATENATE([.$I$2];[.G119];[.$J$2];[.G119];[.$K$2])))">
            <text:p/>
          </table:table-cell>
          <table:table-cell table:number-columns-repeated="3"/>
          <table:table-cell table:formula="of:==IF(ISBLANK([.$C119]);&quot;&quot;;FIND([.M$3];[.$C119]))">
            <text:p/>
          </table:table-cell>
          <table:table-cell table:formula="of:==IF(ISBLANK([.$C119]);&quot;&quot;;FIND([.N$3];[.$C119]))">
            <text:p/>
          </table:table-cell>
          <table:table-cell table:formula="of:==IF(ISBLANK([.$C119]);&quot;&quot;;FIND([.O$3];[.$C119]))">
            <text:p/>
          </table:table-cell>
          <table:table-cell table:formula="of:==IF(ISBLANK([.$C119]);&quot;&quot;;FIND([.P$3];[.$C119]))">
            <text:p/>
          </table:table-cell>
          <table:table-cell table:formula="of:==IF(ISBLANK([.$C119]);&quot;&quot;;FIND([.Q$3];[.$C119]))">
            <text:p/>
          </table:table-cell>
          <table:table-cell table:formula="of:==IF(ISBLANK([.$C119]);&quot;&quot;;FIND([.R$3];[.$C119]))">
            <text:p/>
          </table:table-cell>
          <table:table-cell table:formula="of:==IF(ISBLANK([.$C119]);&quot;&quot;;FIND([.S$3];[.$C119]))">
            <text:p/>
          </table:table-cell>
          <table:table-cell table:formula="of:=IF(ISBLANK([.C119]);&quot;&quot;;MID([.C119];[.M119]+LEN([.$M$3]);[.N119]-[.M119]-LEN([.$M$3])))">
            <text:p/>
          </table:table-cell>
          <table:table-cell table:formula="of:=IF(NOT(ISERROR([.O11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19]);&quot;&quot;;AND(NOT(ISERROR([.$P119]));ISERROR([.$Q119]);ISERROR([.$R119]);ISERROR([.$S119])))">
            <text:p/>
          </table:table-cell>
          <table:table-cell table:style-name="ce12" table:formula="of:=IF(ISBLANK([.$C119]);&quot;&quot;;AND((ISERROR([.$P119]));ISERROR([.$Q119]);NOT(ISERROR([.$R119]));ISERROR([.$S119])))">
            <text:p/>
          </table:table-cell>
          <table:table-cell table:style-name="ce12" table:formula="of:=IF(ISBLANK([.$C119]);&quot;&quot;;AND(NOT(ISERROR([.$S119]))))">
            <text:p/>
          </table:table-cell>
          <table:table-cell table:style-name="ce12" table:formula="of:=IF(ISBLANK([.$C119]);&quot;&quot;;AND(NOT(ISERROR([.$Q119]))))">
            <text:p/>
          </table:table-cell>
          <table:table-cell table:formula="of:=IF(ISBLANK([.C119]);&quot;&quot;;IF([.W119];&quot;java.lang.Long&quot;;IF([.X119];&quot;java.lang.String&quot;;IF([.Y119];&quot;java.lang.Double&quot;;IF([.Z119];&quot;java.math.BigDecimal&quot;;&quot;none&quot;)))))">
            <text:p/>
          </table:table-cell>
          <table:table-cell/>
          <table:table-cell table:style-name="ce16" table:formula="of:=IF(ISBLANK([.B119]);&quot;&quot;;IF(ISERR([.G119]);&quot;&lt;/obj-entity&gt;&quot;;CONCATENATE([.$I$2];[.G119];[.$J$2];[.G119];[.$K$2])))">
            <text:p/>
          </table:table-cell>
          <table:table-cell table:formula="of:=IF(ISBLANK([.C119]);&quot;&quot;;CONCATENATE([.$U$3];[.T119];[.$V$3];[.AA119];[.$AD$3];[.T119];[.U119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0]);&quot;&quot;;FIND([.$E$3];[.B120]))">
            <text:p/>
          </table:table-cell>
          <table:table-cell table:formula="of:=IF(ISBLANK([.B120]);&quot;&quot;;FIND([.$F$3];[.B120]))">
            <text:p/>
          </table:table-cell>
          <table:table-cell table:formula="of:=IF(ISBLANK([.B120]);&quot;&quot;;MID([.B120];[.E120]+LEN([.$E$3]);[.F120]-[.E120]-LEN([.$E$3])))">
            <text:p/>
          </table:table-cell>
          <table:table-cell/>
          <table:table-cell table:style-name="ce9" table:formula="of:=IF(ISBLANK([.B120]);&quot;&quot;;IF(ISERR([.G120]);&quot;&lt;/obj-entity&gt;&quot;;CONCATENATE([.$I$2];[.G120];[.$J$2];[.G120];[.$K$2])))">
            <text:p/>
          </table:table-cell>
          <table:table-cell table:number-columns-repeated="3"/>
          <table:table-cell table:formula="of:==IF(ISBLANK([.$C120]);&quot;&quot;;FIND([.M$3];[.$C120]))">
            <text:p/>
          </table:table-cell>
          <table:table-cell table:formula="of:==IF(ISBLANK([.$C120]);&quot;&quot;;FIND([.N$3];[.$C120]))">
            <text:p/>
          </table:table-cell>
          <table:table-cell table:formula="of:==IF(ISBLANK([.$C120]);&quot;&quot;;FIND([.O$3];[.$C120]))">
            <text:p/>
          </table:table-cell>
          <table:table-cell table:formula="of:==IF(ISBLANK([.$C120]);&quot;&quot;;FIND([.P$3];[.$C120]))">
            <text:p/>
          </table:table-cell>
          <table:table-cell table:formula="of:==IF(ISBLANK([.$C120]);&quot;&quot;;FIND([.Q$3];[.$C120]))">
            <text:p/>
          </table:table-cell>
          <table:table-cell table:formula="of:==IF(ISBLANK([.$C120]);&quot;&quot;;FIND([.R$3];[.$C120]))">
            <text:p/>
          </table:table-cell>
          <table:table-cell table:formula="of:==IF(ISBLANK([.$C120]);&quot;&quot;;FIND([.S$3];[.$C120]))">
            <text:p/>
          </table:table-cell>
          <table:table-cell table:formula="of:=IF(ISBLANK([.C120]);&quot;&quot;;MID([.C120];[.M120]+LEN([.$M$3]);[.N120]-[.M120]-LEN([.$M$3])))">
            <text:p/>
          </table:table-cell>
          <table:table-cell table:formula="of:=IF(NOT(ISERROR([.O12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0]);&quot;&quot;;AND(NOT(ISERROR([.$P120]));ISERROR([.$Q120]);ISERROR([.$R120]);ISERROR([.$S120])))">
            <text:p/>
          </table:table-cell>
          <table:table-cell table:style-name="ce12" table:formula="of:=IF(ISBLANK([.$C120]);&quot;&quot;;AND((ISERROR([.$P120]));ISERROR([.$Q120]);NOT(ISERROR([.$R120]));ISERROR([.$S120])))">
            <text:p/>
          </table:table-cell>
          <table:table-cell table:style-name="ce12" table:formula="of:=IF(ISBLANK([.$C120]);&quot;&quot;;AND(NOT(ISERROR([.$S120]))))">
            <text:p/>
          </table:table-cell>
          <table:table-cell table:style-name="ce12" table:formula="of:=IF(ISBLANK([.$C120]);&quot;&quot;;AND(NOT(ISERROR([.$Q120]))))">
            <text:p/>
          </table:table-cell>
          <table:table-cell table:formula="of:=IF(ISBLANK([.C120]);&quot;&quot;;IF([.W120];&quot;java.lang.Long&quot;;IF([.X120];&quot;java.lang.String&quot;;IF([.Y120];&quot;java.lang.Double&quot;;IF([.Z120];&quot;java.math.BigDecimal&quot;;&quot;none&quot;)))))">
            <text:p/>
          </table:table-cell>
          <table:table-cell/>
          <table:table-cell table:style-name="ce16" table:formula="of:=IF(ISBLANK([.B120]);&quot;&quot;;IF(ISERR([.G120]);&quot;&lt;/obj-entity&gt;&quot;;CONCATENATE([.$I$2];[.G120];[.$J$2];[.G120];[.$K$2])))">
            <text:p/>
          </table:table-cell>
          <table:table-cell table:formula="of:=IF(ISBLANK([.C120]);&quot;&quot;;CONCATENATE([.$U$3];[.T120];[.$V$3];[.AA120];[.$AD$3];[.T120];[.U120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1]);&quot;&quot;;FIND([.$E$3];[.B121]))">
            <text:p/>
          </table:table-cell>
          <table:table-cell table:formula="of:=IF(ISBLANK([.B121]);&quot;&quot;;FIND([.$F$3];[.B121]))">
            <text:p/>
          </table:table-cell>
          <table:table-cell table:formula="of:=IF(ISBLANK([.B121]);&quot;&quot;;MID([.B121];[.E121]+LEN([.$E$3]);[.F121]-[.E121]-LEN([.$E$3])))">
            <text:p/>
          </table:table-cell>
          <table:table-cell/>
          <table:table-cell table:style-name="ce9" table:formula="of:=IF(ISBLANK([.B121]);&quot;&quot;;IF(ISERR([.G121]);&quot;&lt;/obj-entity&gt;&quot;;CONCATENATE([.$I$2];[.G121];[.$J$2];[.G121];[.$K$2])))">
            <text:p/>
          </table:table-cell>
          <table:table-cell table:number-columns-repeated="3"/>
          <table:table-cell table:formula="of:==IF(ISBLANK([.$C121]);&quot;&quot;;FIND([.M$3];[.$C121]))">
            <text:p/>
          </table:table-cell>
          <table:table-cell table:formula="of:==IF(ISBLANK([.$C121]);&quot;&quot;;FIND([.N$3];[.$C121]))">
            <text:p/>
          </table:table-cell>
          <table:table-cell table:formula="of:==IF(ISBLANK([.$C121]);&quot;&quot;;FIND([.O$3];[.$C121]))">
            <text:p/>
          </table:table-cell>
          <table:table-cell table:formula="of:==IF(ISBLANK([.$C121]);&quot;&quot;;FIND([.P$3];[.$C121]))">
            <text:p/>
          </table:table-cell>
          <table:table-cell table:formula="of:==IF(ISBLANK([.$C121]);&quot;&quot;;FIND([.Q$3];[.$C121]))">
            <text:p/>
          </table:table-cell>
          <table:table-cell table:formula="of:==IF(ISBLANK([.$C121]);&quot;&quot;;FIND([.R$3];[.$C121]))">
            <text:p/>
          </table:table-cell>
          <table:table-cell table:formula="of:==IF(ISBLANK([.$C121]);&quot;&quot;;FIND([.S$3];[.$C121]))">
            <text:p/>
          </table:table-cell>
          <table:table-cell table:formula="of:=IF(ISBLANK([.C121]);&quot;&quot;;MID([.C121];[.M121]+LEN([.$M$3]);[.N121]-[.M121]-LEN([.$M$3])))">
            <text:p/>
          </table:table-cell>
          <table:table-cell table:formula="of:=IF(NOT(ISERROR([.O12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1]);&quot;&quot;;AND(NOT(ISERROR([.$P121]));ISERROR([.$Q121]);ISERROR([.$R121]);ISERROR([.$S121])))">
            <text:p/>
          </table:table-cell>
          <table:table-cell table:style-name="ce12" table:formula="of:=IF(ISBLANK([.$C121]);&quot;&quot;;AND((ISERROR([.$P121]));ISERROR([.$Q121]);NOT(ISERROR([.$R121]));ISERROR([.$S121])))">
            <text:p/>
          </table:table-cell>
          <table:table-cell table:style-name="ce12" table:formula="of:=IF(ISBLANK([.$C121]);&quot;&quot;;AND(NOT(ISERROR([.$S121]))))">
            <text:p/>
          </table:table-cell>
          <table:table-cell table:style-name="ce12" table:formula="of:=IF(ISBLANK([.$C121]);&quot;&quot;;AND(NOT(ISERROR([.$Q121]))))">
            <text:p/>
          </table:table-cell>
          <table:table-cell table:formula="of:=IF(ISBLANK([.C121]);&quot;&quot;;IF([.W121];&quot;java.lang.Long&quot;;IF([.X121];&quot;java.lang.String&quot;;IF([.Y121];&quot;java.lang.Double&quot;;IF([.Z121];&quot;java.math.BigDecimal&quot;;&quot;none&quot;)))))">
            <text:p/>
          </table:table-cell>
          <table:table-cell/>
          <table:table-cell table:style-name="ce16" table:formula="of:=IF(ISBLANK([.B121]);&quot;&quot;;IF(ISERR([.G121]);&quot;&lt;/obj-entity&gt;&quot;;CONCATENATE([.$I$2];[.G121];[.$J$2];[.G121];[.$K$2])))">
            <text:p/>
          </table:table-cell>
          <table:table-cell table:formula="of:=IF(ISBLANK([.C121]);&quot;&quot;;CONCATENATE([.$U$3];[.T121];[.$V$3];[.AA121];[.$AD$3];[.T121];[.U121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2]);&quot;&quot;;FIND([.$E$3];[.B122]))">
            <text:p/>
          </table:table-cell>
          <table:table-cell table:formula="of:=IF(ISBLANK([.B122]);&quot;&quot;;FIND([.$F$3];[.B122]))">
            <text:p/>
          </table:table-cell>
          <table:table-cell table:formula="of:=IF(ISBLANK([.B122]);&quot;&quot;;MID([.B122];[.E122]+LEN([.$E$3]);[.F122]-[.E122]-LEN([.$E$3])))">
            <text:p/>
          </table:table-cell>
          <table:table-cell/>
          <table:table-cell table:style-name="ce9" table:formula="of:=IF(ISBLANK([.B122]);&quot;&quot;;IF(ISERR([.G122]);&quot;&lt;/obj-entity&gt;&quot;;CONCATENATE([.$I$2];[.G122];[.$J$2];[.G122];[.$K$2])))">
            <text:p/>
          </table:table-cell>
          <table:table-cell table:number-columns-repeated="3"/>
          <table:table-cell table:formula="of:==IF(ISBLANK([.$C122]);&quot;&quot;;FIND([.M$3];[.$C122]))">
            <text:p/>
          </table:table-cell>
          <table:table-cell table:formula="of:==IF(ISBLANK([.$C122]);&quot;&quot;;FIND([.N$3];[.$C122]))">
            <text:p/>
          </table:table-cell>
          <table:table-cell table:formula="of:==IF(ISBLANK([.$C122]);&quot;&quot;;FIND([.O$3];[.$C122]))">
            <text:p/>
          </table:table-cell>
          <table:table-cell table:formula="of:==IF(ISBLANK([.$C122]);&quot;&quot;;FIND([.P$3];[.$C122]))">
            <text:p/>
          </table:table-cell>
          <table:table-cell table:formula="of:==IF(ISBLANK([.$C122]);&quot;&quot;;FIND([.Q$3];[.$C122]))">
            <text:p/>
          </table:table-cell>
          <table:table-cell table:formula="of:==IF(ISBLANK([.$C122]);&quot;&quot;;FIND([.R$3];[.$C122]))">
            <text:p/>
          </table:table-cell>
          <table:table-cell table:formula="of:==IF(ISBLANK([.$C122]);&quot;&quot;;FIND([.S$3];[.$C122]))">
            <text:p/>
          </table:table-cell>
          <table:table-cell table:formula="of:=IF(ISBLANK([.C122]);&quot;&quot;;MID([.C122];[.M122]+LEN([.$M$3]);[.N122]-[.M122]-LEN([.$M$3])))">
            <text:p/>
          </table:table-cell>
          <table:table-cell table:formula="of:=IF(NOT(ISERROR([.O12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2]);&quot;&quot;;AND(NOT(ISERROR([.$P122]));ISERROR([.$Q122]);ISERROR([.$R122]);ISERROR([.$S122])))">
            <text:p/>
          </table:table-cell>
          <table:table-cell table:style-name="ce12" table:formula="of:=IF(ISBLANK([.$C122]);&quot;&quot;;AND((ISERROR([.$P122]));ISERROR([.$Q122]);NOT(ISERROR([.$R122]));ISERROR([.$S122])))">
            <text:p/>
          </table:table-cell>
          <table:table-cell table:style-name="ce12" table:formula="of:=IF(ISBLANK([.$C122]);&quot;&quot;;AND(NOT(ISERROR([.$S122]))))">
            <text:p/>
          </table:table-cell>
          <table:table-cell table:style-name="ce12" table:formula="of:=IF(ISBLANK([.$C122]);&quot;&quot;;AND(NOT(ISERROR([.$Q122]))))">
            <text:p/>
          </table:table-cell>
          <table:table-cell table:formula="of:=IF(ISBLANK([.C122]);&quot;&quot;;IF([.W122];&quot;java.lang.Long&quot;;IF([.X122];&quot;java.lang.String&quot;;IF([.Y122];&quot;java.lang.Double&quot;;IF([.Z122];&quot;java.math.BigDecimal&quot;;&quot;none&quot;)))))">
            <text:p/>
          </table:table-cell>
          <table:table-cell/>
          <table:table-cell table:style-name="ce16" table:formula="of:=IF(ISBLANK([.B122]);&quot;&quot;;IF(ISERR([.G122]);&quot;&lt;/obj-entity&gt;&quot;;CONCATENATE([.$I$2];[.G122];[.$J$2];[.G122];[.$K$2])))">
            <text:p/>
          </table:table-cell>
          <table:table-cell table:formula="of:=IF(ISBLANK([.C122]);&quot;&quot;;CONCATENATE([.$U$3];[.T122];[.$V$3];[.AA122];[.$AD$3];[.T122];[.U122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3]);&quot;&quot;;FIND([.$E$3];[.B123]))">
            <text:p/>
          </table:table-cell>
          <table:table-cell table:formula="of:=IF(ISBLANK([.B123]);&quot;&quot;;FIND([.$F$3];[.B123]))">
            <text:p/>
          </table:table-cell>
          <table:table-cell table:formula="of:=IF(ISBLANK([.B123]);&quot;&quot;;MID([.B123];[.E123]+LEN([.$E$3]);[.F123]-[.E123]-LEN([.$E$3])))">
            <text:p/>
          </table:table-cell>
          <table:table-cell/>
          <table:table-cell table:style-name="ce9" table:formula="of:=IF(ISBLANK([.B123]);&quot;&quot;;IF(ISERR([.G123]);&quot;&lt;/obj-entity&gt;&quot;;CONCATENATE([.$I$2];[.G123];[.$J$2];[.G123];[.$K$2])))">
            <text:p/>
          </table:table-cell>
          <table:table-cell table:number-columns-repeated="3"/>
          <table:table-cell table:formula="of:==IF(ISBLANK([.$C123]);&quot;&quot;;FIND([.M$3];[.$C123]))">
            <text:p/>
          </table:table-cell>
          <table:table-cell table:formula="of:==IF(ISBLANK([.$C123]);&quot;&quot;;FIND([.N$3];[.$C123]))">
            <text:p/>
          </table:table-cell>
          <table:table-cell table:formula="of:==IF(ISBLANK([.$C123]);&quot;&quot;;FIND([.O$3];[.$C123]))">
            <text:p/>
          </table:table-cell>
          <table:table-cell table:formula="of:==IF(ISBLANK([.$C123]);&quot;&quot;;FIND([.P$3];[.$C123]))">
            <text:p/>
          </table:table-cell>
          <table:table-cell table:formula="of:==IF(ISBLANK([.$C123]);&quot;&quot;;FIND([.Q$3];[.$C123]))">
            <text:p/>
          </table:table-cell>
          <table:table-cell table:formula="of:==IF(ISBLANK([.$C123]);&quot;&quot;;FIND([.R$3];[.$C123]))">
            <text:p/>
          </table:table-cell>
          <table:table-cell table:formula="of:==IF(ISBLANK([.$C123]);&quot;&quot;;FIND([.S$3];[.$C123]))">
            <text:p/>
          </table:table-cell>
          <table:table-cell table:formula="of:=IF(ISBLANK([.C123]);&quot;&quot;;MID([.C123];[.M123]+LEN([.$M$3]);[.N123]-[.M123]-LEN([.$M$3])))">
            <text:p/>
          </table:table-cell>
          <table:table-cell table:formula="of:=IF(NOT(ISERROR([.O12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3]);&quot;&quot;;AND(NOT(ISERROR([.$P123]));ISERROR([.$Q123]);ISERROR([.$R123]);ISERROR([.$S123])))">
            <text:p/>
          </table:table-cell>
          <table:table-cell table:style-name="ce12" table:formula="of:=IF(ISBLANK([.$C123]);&quot;&quot;;AND((ISERROR([.$P123]));ISERROR([.$Q123]);NOT(ISERROR([.$R123]));ISERROR([.$S123])))">
            <text:p/>
          </table:table-cell>
          <table:table-cell table:style-name="ce12" table:formula="of:=IF(ISBLANK([.$C123]);&quot;&quot;;AND(NOT(ISERROR([.$S123]))))">
            <text:p/>
          </table:table-cell>
          <table:table-cell table:style-name="ce12" table:formula="of:=IF(ISBLANK([.$C123]);&quot;&quot;;AND(NOT(ISERROR([.$Q123]))))">
            <text:p/>
          </table:table-cell>
          <table:table-cell table:formula="of:=IF(ISBLANK([.C123]);&quot;&quot;;IF([.W123];&quot;java.lang.Long&quot;;IF([.X123];&quot;java.lang.String&quot;;IF([.Y123];&quot;java.lang.Double&quot;;IF([.Z123];&quot;java.math.BigDecimal&quot;;&quot;none&quot;)))))">
            <text:p/>
          </table:table-cell>
          <table:table-cell/>
          <table:table-cell table:style-name="ce16" table:formula="of:=IF(ISBLANK([.B123]);&quot;&quot;;IF(ISERR([.G123]);&quot;&lt;/obj-entity&gt;&quot;;CONCATENATE([.$I$2];[.G123];[.$J$2];[.G123];[.$K$2])))">
            <text:p/>
          </table:table-cell>
          <table:table-cell table:formula="of:=IF(ISBLANK([.C123]);&quot;&quot;;CONCATENATE([.$U$3];[.T123];[.$V$3];[.AA123];[.$AD$3];[.T123];[.U123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4]);&quot;&quot;;FIND([.$E$3];[.B124]))">
            <text:p/>
          </table:table-cell>
          <table:table-cell table:formula="of:=IF(ISBLANK([.B124]);&quot;&quot;;FIND([.$F$3];[.B124]))">
            <text:p/>
          </table:table-cell>
          <table:table-cell table:formula="of:=IF(ISBLANK([.B124]);&quot;&quot;;MID([.B124];[.E124]+LEN([.$E$3]);[.F124]-[.E124]-LEN([.$E$3])))">
            <text:p/>
          </table:table-cell>
          <table:table-cell/>
          <table:table-cell table:style-name="ce9" table:formula="of:=IF(ISBLANK([.B124]);&quot;&quot;;IF(ISERR([.G124]);&quot;&lt;/obj-entity&gt;&quot;;CONCATENATE([.$I$2];[.G124];[.$J$2];[.G124];[.$K$2])))">
            <text:p/>
          </table:table-cell>
          <table:table-cell table:number-columns-repeated="3"/>
          <table:table-cell table:formula="of:==IF(ISBLANK([.$C124]);&quot;&quot;;FIND([.M$3];[.$C124]))">
            <text:p/>
          </table:table-cell>
          <table:table-cell table:formula="of:==IF(ISBLANK([.$C124]);&quot;&quot;;FIND([.N$3];[.$C124]))">
            <text:p/>
          </table:table-cell>
          <table:table-cell table:formula="of:==IF(ISBLANK([.$C124]);&quot;&quot;;FIND([.O$3];[.$C124]))">
            <text:p/>
          </table:table-cell>
          <table:table-cell table:formula="of:==IF(ISBLANK([.$C124]);&quot;&quot;;FIND([.P$3];[.$C124]))">
            <text:p/>
          </table:table-cell>
          <table:table-cell table:formula="of:==IF(ISBLANK([.$C124]);&quot;&quot;;FIND([.Q$3];[.$C124]))">
            <text:p/>
          </table:table-cell>
          <table:table-cell table:formula="of:==IF(ISBLANK([.$C124]);&quot;&quot;;FIND([.R$3];[.$C124]))">
            <text:p/>
          </table:table-cell>
          <table:table-cell table:formula="of:==IF(ISBLANK([.$C124]);&quot;&quot;;FIND([.S$3];[.$C124]))">
            <text:p/>
          </table:table-cell>
          <table:table-cell table:formula="of:=IF(ISBLANK([.C124]);&quot;&quot;;MID([.C124];[.M124]+LEN([.$M$3]);[.N124]-[.M124]-LEN([.$M$3])))">
            <text:p/>
          </table:table-cell>
          <table:table-cell table:formula="of:=IF(NOT(ISERROR([.O12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4]);&quot;&quot;;AND(NOT(ISERROR([.$P124]));ISERROR([.$Q124]);ISERROR([.$R124]);ISERROR([.$S124])))">
            <text:p/>
          </table:table-cell>
          <table:table-cell table:style-name="ce12" table:formula="of:=IF(ISBLANK([.$C124]);&quot;&quot;;AND((ISERROR([.$P124]));ISERROR([.$Q124]);NOT(ISERROR([.$R124]));ISERROR([.$S124])))">
            <text:p/>
          </table:table-cell>
          <table:table-cell table:style-name="ce12" table:formula="of:=IF(ISBLANK([.$C124]);&quot;&quot;;AND(NOT(ISERROR([.$S124]))))">
            <text:p/>
          </table:table-cell>
          <table:table-cell table:style-name="ce12" table:formula="of:=IF(ISBLANK([.$C124]);&quot;&quot;;AND(NOT(ISERROR([.$Q124]))))">
            <text:p/>
          </table:table-cell>
          <table:table-cell table:formula="of:=IF(ISBLANK([.C124]);&quot;&quot;;IF([.W124];&quot;java.lang.Long&quot;;IF([.X124];&quot;java.lang.String&quot;;IF([.Y124];&quot;java.lang.Double&quot;;IF([.Z124];&quot;java.math.BigDecimal&quot;;&quot;none&quot;)))))">
            <text:p/>
          </table:table-cell>
          <table:table-cell/>
          <table:table-cell table:style-name="ce16" table:formula="of:=IF(ISBLANK([.B124]);&quot;&quot;;IF(ISERR([.G124]);&quot;&lt;/obj-entity&gt;&quot;;CONCATENATE([.$I$2];[.G124];[.$J$2];[.G124];[.$K$2])))">
            <text:p/>
          </table:table-cell>
          <table:table-cell table:formula="of:=IF(ISBLANK([.C124]);&quot;&quot;;CONCATENATE([.$U$3];[.T124];[.$V$3];[.AA124];[.$AD$3];[.T124];[.U124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5]);&quot;&quot;;FIND([.$E$3];[.B125]))">
            <text:p/>
          </table:table-cell>
          <table:table-cell table:formula="of:=IF(ISBLANK([.B125]);&quot;&quot;;FIND([.$F$3];[.B125]))">
            <text:p/>
          </table:table-cell>
          <table:table-cell table:formula="of:=IF(ISBLANK([.B125]);&quot;&quot;;MID([.B125];[.E125]+LEN([.$E$3]);[.F125]-[.E125]-LEN([.$E$3])))">
            <text:p/>
          </table:table-cell>
          <table:table-cell/>
          <table:table-cell table:style-name="ce9" table:formula="of:=IF(ISBLANK([.B125]);&quot;&quot;;IF(ISERR([.G125]);&quot;&lt;/obj-entity&gt;&quot;;CONCATENATE([.$I$2];[.G125];[.$J$2];[.G125];[.$K$2])))">
            <text:p/>
          </table:table-cell>
          <table:table-cell table:number-columns-repeated="3"/>
          <table:table-cell table:formula="of:==IF(ISBLANK([.$C125]);&quot;&quot;;FIND([.M$3];[.$C125]))">
            <text:p/>
          </table:table-cell>
          <table:table-cell table:formula="of:==IF(ISBLANK([.$C125]);&quot;&quot;;FIND([.N$3];[.$C125]))">
            <text:p/>
          </table:table-cell>
          <table:table-cell table:formula="of:==IF(ISBLANK([.$C125]);&quot;&quot;;FIND([.O$3];[.$C125]))">
            <text:p/>
          </table:table-cell>
          <table:table-cell table:formula="of:==IF(ISBLANK([.$C125]);&quot;&quot;;FIND([.P$3];[.$C125]))">
            <text:p/>
          </table:table-cell>
          <table:table-cell table:formula="of:==IF(ISBLANK([.$C125]);&quot;&quot;;FIND([.Q$3];[.$C125]))">
            <text:p/>
          </table:table-cell>
          <table:table-cell table:formula="of:==IF(ISBLANK([.$C125]);&quot;&quot;;FIND([.R$3];[.$C125]))">
            <text:p/>
          </table:table-cell>
          <table:table-cell table:formula="of:==IF(ISBLANK([.$C125]);&quot;&quot;;FIND([.S$3];[.$C125]))">
            <text:p/>
          </table:table-cell>
          <table:table-cell table:formula="of:=IF(ISBLANK([.C125]);&quot;&quot;;MID([.C125];[.M125]+LEN([.$M$3]);[.N125]-[.M125]-LEN([.$M$3])))">
            <text:p/>
          </table:table-cell>
          <table:table-cell table:formula="of:=IF(NOT(ISERROR([.O12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5]);&quot;&quot;;AND(NOT(ISERROR([.$P125]));ISERROR([.$Q125]);ISERROR([.$R125]);ISERROR([.$S125])))">
            <text:p/>
          </table:table-cell>
          <table:table-cell table:style-name="ce12" table:formula="of:=IF(ISBLANK([.$C125]);&quot;&quot;;AND((ISERROR([.$P125]));ISERROR([.$Q125]);NOT(ISERROR([.$R125]));ISERROR([.$S125])))">
            <text:p/>
          </table:table-cell>
          <table:table-cell table:style-name="ce12" table:formula="of:=IF(ISBLANK([.$C125]);&quot;&quot;;AND(NOT(ISERROR([.$S125]))))">
            <text:p/>
          </table:table-cell>
          <table:table-cell table:style-name="ce12" table:formula="of:=IF(ISBLANK([.$C125]);&quot;&quot;;AND(NOT(ISERROR([.$Q125]))))">
            <text:p/>
          </table:table-cell>
          <table:table-cell table:formula="of:=IF(ISBLANK([.C125]);&quot;&quot;;IF([.W125];&quot;java.lang.Long&quot;;IF([.X125];&quot;java.lang.String&quot;;IF([.Y125];&quot;java.lang.Double&quot;;IF([.Z125];&quot;java.math.BigDecimal&quot;;&quot;none&quot;)))))">
            <text:p/>
          </table:table-cell>
          <table:table-cell/>
          <table:table-cell table:style-name="ce16" table:formula="of:=IF(ISBLANK([.B125]);&quot;&quot;;IF(ISERR([.G125]);&quot;&lt;/obj-entity&gt;&quot;;CONCATENATE([.$I$2];[.G125];[.$J$2];[.G125];[.$K$2])))">
            <text:p/>
          </table:table-cell>
          <table:table-cell table:formula="of:=IF(ISBLANK([.C125]);&quot;&quot;;CONCATENATE([.$U$3];[.T125];[.$V$3];[.AA125];[.$AD$3];[.T125];[.U125];[.$AF$3]))">
            <text:p/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=IF(ISBLANK([.B126]);&quot;&quot;;FIND([.$E$3];[.B126]))">
            <text:p/>
          </table:table-cell>
          <table:table-cell table:formula="of:=IF(ISBLANK([.B126]);&quot;&quot;;FIND([.$F$3];[.B126]))">
            <text:p/>
          </table:table-cell>
          <table:table-cell table:formula="of:=IF(ISBLANK([.B126]);&quot;&quot;;MID([.B126];[.E126]+LEN([.$E$3]);[.F126]-[.E126]-LEN([.$E$3])))">
            <text:p/>
          </table:table-cell>
          <table:table-cell/>
          <table:table-cell table:style-name="ce9" table:formula="of:=IF(ISBLANK([.B126]);&quot;&quot;;IF(ISERR([.G126]);&quot;&lt;/obj-entity&gt;&quot;;CONCATENATE([.$I$2];[.G126];[.$J$2];[.G126];[.$K$2])))">
            <text:p/>
          </table:table-cell>
          <table:table-cell table:number-columns-repeated="3"/>
          <table:table-cell table:formula="of:==IF(ISBLANK([.$C126]);&quot;&quot;;FIND([.M$3];[.$C126]))">
            <text:p/>
          </table:table-cell>
          <table:table-cell table:formula="of:==IF(ISBLANK([.$C126]);&quot;&quot;;FIND([.N$3];[.$C126]))">
            <text:p/>
          </table:table-cell>
          <table:table-cell table:formula="of:==IF(ISBLANK([.$C126]);&quot;&quot;;FIND([.O$3];[.$C126]))">
            <text:p/>
          </table:table-cell>
          <table:table-cell table:formula="of:==IF(ISBLANK([.$C126]);&quot;&quot;;FIND([.P$3];[.$C126]))">
            <text:p/>
          </table:table-cell>
          <table:table-cell table:formula="of:==IF(ISBLANK([.$C126]);&quot;&quot;;FIND([.Q$3];[.$C126]))">
            <text:p/>
          </table:table-cell>
          <table:table-cell table:formula="of:==IF(ISBLANK([.$C126]);&quot;&quot;;FIND([.R$3];[.$C126]))">
            <text:p/>
          </table:table-cell>
          <table:table-cell table:formula="of:==IF(ISBLANK([.$C126]);&quot;&quot;;FIND([.S$3];[.$C126]))">
            <text:p/>
          </table:table-cell>
          <table:table-cell table:formula="of:=IF(ISBLANK([.C126]);&quot;&quot;;MID([.C126];[.M126]+LEN([.$M$3]);[.N126]-[.M126]-LEN([.$M$3])))">
            <text:p/>
          </table:table-cell>
          <table:table-cell table:formula="of:=IF(NOT(ISERROR([.O12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6]);&quot;&quot;;AND(NOT(ISERROR([.$P126]));ISERROR([.$Q126]);ISERROR([.$R126]);ISERROR([.$S126])))">
            <text:p/>
          </table:table-cell>
          <table:table-cell table:style-name="ce12" table:formula="of:=IF(ISBLANK([.$C126]);&quot;&quot;;AND((ISERROR([.$P126]));ISERROR([.$Q126]);NOT(ISERROR([.$R126]));ISERROR([.$S126])))">
            <text:p/>
          </table:table-cell>
          <table:table-cell table:style-name="ce12" table:formula="of:=IF(ISBLANK([.$C126]);&quot;&quot;;AND(NOT(ISERROR([.$S126]))))">
            <text:p/>
          </table:table-cell>
          <table:table-cell table:style-name="ce12" table:formula="of:=IF(ISBLANK([.$C126]);&quot;&quot;;AND(NOT(ISERROR([.$Q126]))))">
            <text:p/>
          </table:table-cell>
          <table:table-cell table:formula="of:=IF(ISBLANK([.C126]);&quot;&quot;;IF([.W126];&quot;java.lang.Long&quot;;IF([.X126];&quot;java.lang.String&quot;;IF([.Y126];&quot;java.lang.Double&quot;;IF([.Z126];&quot;java.math.BigDecimal&quot;;&quot;none&quot;)))))">
            <text:p/>
          </table:table-cell>
          <table:table-cell/>
          <table:table-cell table:style-name="ce16" table:formula="of:=IF(ISBLANK([.B126]);&quot;&quot;;IF(ISERR([.G126]);&quot;&lt;/obj-entity&gt;&quot;;CONCATENATE([.$I$2];[.G126];[.$J$2];[.G126];[.$K$2])))">
            <text:p/>
          </table:table-cell>
          <table:table-cell table:formula="of:=IF(ISBLANK([.C126]);&quot;&quot;;CONCATENATE([.$U$3];[.T126];[.$V$3];[.AA126];[.$AD$3];[.T126];[.U12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27]);&quot;&quot;;IF(ISERR([.G127]);&quot;&lt;/obj-entity&gt;&quot;;CONCATENATE([.$I$2];[.G127];[.$J$2];[.G127];[.$K$2])))">
            <text:p/>
          </table:table-cell>
          <table:table-cell table:number-columns-repeated="3"/>
          <table:table-cell table:formula="of:==IF(ISBLANK([.$C127]);&quot;&quot;;FIND([.M$3];[.$C127]))">
            <text:p/>
          </table:table-cell>
          <table:table-cell table:formula="of:==IF(ISBLANK([.$C127]);&quot;&quot;;FIND([.N$3];[.$C127]))">
            <text:p/>
          </table:table-cell>
          <table:table-cell table:formula="of:==IF(ISBLANK([.$C127]);&quot;&quot;;FIND([.O$3];[.$C127]))">
            <text:p/>
          </table:table-cell>
          <table:table-cell table:formula="of:==IF(ISBLANK([.$C127]);&quot;&quot;;FIND([.P$3];[.$C127]))">
            <text:p/>
          </table:table-cell>
          <table:table-cell table:formula="of:==IF(ISBLANK([.$C127]);&quot;&quot;;FIND([.Q$3];[.$C127]))">
            <text:p/>
          </table:table-cell>
          <table:table-cell table:formula="of:==IF(ISBLANK([.$C127]);&quot;&quot;;FIND([.R$3];[.$C127]))">
            <text:p/>
          </table:table-cell>
          <table:table-cell table:formula="of:==IF(ISBLANK([.$C127]);&quot;&quot;;FIND([.S$3];[.$C127]))">
            <text:p/>
          </table:table-cell>
          <table:table-cell table:formula="of:=IF(ISBLANK([.C127]);&quot;&quot;;MID([.C127];[.M127]+LEN([.$M$3]);[.N127]-[.M127]-LEN([.$M$3])))">
            <text:p/>
          </table:table-cell>
          <table:table-cell table:formula="of:=IF(NOT(ISERROR([.O12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7]);&quot;&quot;;AND(NOT(ISERROR([.$P127]));ISERROR([.$Q127]);ISERROR([.$R127]);ISERROR([.$S127])))">
            <text:p/>
          </table:table-cell>
          <table:table-cell table:style-name="ce12" table:formula="of:=IF(ISBLANK([.$C127]);&quot;&quot;;AND((ISERROR([.$P127]));ISERROR([.$Q127]);NOT(ISERROR([.$R127]));ISERROR([.$S127])))">
            <text:p/>
          </table:table-cell>
          <table:table-cell table:style-name="ce12" table:formula="of:=IF(ISBLANK([.$C127]);&quot;&quot;;AND(NOT(ISERROR([.$S127]))))">
            <text:p/>
          </table:table-cell>
          <table:table-cell table:style-name="ce12" table:formula="of:=IF(ISBLANK([.$C127]);&quot;&quot;;AND(NOT(ISERROR([.$Q127]))))">
            <text:p/>
          </table:table-cell>
          <table:table-cell table:formula="of:=IF(ISBLANK([.C127]);&quot;&quot;;IF([.W127];&quot;java.lang.Long&quot;;IF([.X127];&quot;java.lang.String&quot;;IF([.Y127];&quot;java.lang.Double&quot;;IF([.Z127];&quot;java.math.BigDecimal&quot;;&quot;none&quot;)))))">
            <text:p/>
          </table:table-cell>
          <table:table-cell/>
          <table:table-cell table:style-name="ce16" table:formula="of:=IF(ISBLANK([.B127]);&quot;&quot;;IF(ISERR([.G127]);&quot;&lt;/obj-entity&gt;&quot;;CONCATENATE([.$I$2];[.G127];[.$J$2];[.G127];[.$K$2])))">
            <text:p/>
          </table:table-cell>
          <table:table-cell table:formula="of:=IF(ISBLANK([.C127]);&quot;&quot;;CONCATENATE([.$U$3];[.T127];[.$V$3];[.AA127];[.$AD$3];[.T127];[.U12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28]);&quot;&quot;;IF(ISERR([.G128]);&quot;&lt;/obj-entity&gt;&quot;;CONCATENATE([.$I$2];[.G128];[.$J$2];[.G128];[.$K$2])))">
            <text:p/>
          </table:table-cell>
          <table:table-cell table:number-columns-repeated="3"/>
          <table:table-cell table:formula="of:==IF(ISBLANK([.$C128]);&quot;&quot;;FIND([.M$3];[.$C128]))">
            <text:p/>
          </table:table-cell>
          <table:table-cell table:formula="of:==IF(ISBLANK([.$C128]);&quot;&quot;;FIND([.N$3];[.$C128]))">
            <text:p/>
          </table:table-cell>
          <table:table-cell table:formula="of:==IF(ISBLANK([.$C128]);&quot;&quot;;FIND([.O$3];[.$C128]))">
            <text:p/>
          </table:table-cell>
          <table:table-cell table:formula="of:==IF(ISBLANK([.$C128]);&quot;&quot;;FIND([.P$3];[.$C128]))">
            <text:p/>
          </table:table-cell>
          <table:table-cell table:formula="of:==IF(ISBLANK([.$C128]);&quot;&quot;;FIND([.Q$3];[.$C128]))">
            <text:p/>
          </table:table-cell>
          <table:table-cell table:formula="of:==IF(ISBLANK([.$C128]);&quot;&quot;;FIND([.R$3];[.$C128]))">
            <text:p/>
          </table:table-cell>
          <table:table-cell table:formula="of:==IF(ISBLANK([.$C128]);&quot;&quot;;FIND([.S$3];[.$C128]))">
            <text:p/>
          </table:table-cell>
          <table:table-cell table:formula="of:=IF(ISBLANK([.C128]);&quot;&quot;;MID([.C128];[.M128]+LEN([.$M$3]);[.N128]-[.M128]-LEN([.$M$3])))">
            <text:p/>
          </table:table-cell>
          <table:table-cell table:formula="of:=IF(NOT(ISERROR([.O12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8]);&quot;&quot;;AND(NOT(ISERROR([.$P128]));ISERROR([.$Q128]);ISERROR([.$R128]);ISERROR([.$S128])))">
            <text:p/>
          </table:table-cell>
          <table:table-cell table:style-name="ce12" table:formula="of:=IF(ISBLANK([.$C128]);&quot;&quot;;AND((ISERROR([.$P128]));ISERROR([.$Q128]);NOT(ISERROR([.$R128]));ISERROR([.$S128])))">
            <text:p/>
          </table:table-cell>
          <table:table-cell table:style-name="ce12" table:formula="of:=IF(ISBLANK([.$C128]);&quot;&quot;;AND(NOT(ISERROR([.$S128]))))">
            <text:p/>
          </table:table-cell>
          <table:table-cell table:style-name="ce12" table:formula="of:=IF(ISBLANK([.$C128]);&quot;&quot;;AND(NOT(ISERROR([.$Q128]))))">
            <text:p/>
          </table:table-cell>
          <table:table-cell table:formula="of:=IF(ISBLANK([.C128]);&quot;&quot;;IF([.W128];&quot;java.lang.Long&quot;;IF([.X128];&quot;java.lang.String&quot;;IF([.Y128];&quot;java.lang.Double&quot;;IF([.Z128];&quot;java.math.BigDecimal&quot;;&quot;none&quot;)))))">
            <text:p/>
          </table:table-cell>
          <table:table-cell/>
          <table:table-cell table:style-name="ce16" table:formula="of:=IF(ISBLANK([.B128]);&quot;&quot;;IF(ISERR([.G128]);&quot;&lt;/obj-entity&gt;&quot;;CONCATENATE([.$I$2];[.G128];[.$J$2];[.G128];[.$K$2])))">
            <text:p/>
          </table:table-cell>
          <table:table-cell table:formula="of:=IF(ISBLANK([.C128]);&quot;&quot;;CONCATENATE([.$U$3];[.T128];[.$V$3];[.AA128];[.$AD$3];[.T128];[.U12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29]);&quot;&quot;;IF(ISERR([.G129]);&quot;&lt;/obj-entity&gt;&quot;;CONCATENATE([.$I$2];[.G129];[.$J$2];[.G129];[.$K$2])))">
            <text:p/>
          </table:table-cell>
          <table:table-cell table:number-columns-repeated="3"/>
          <table:table-cell table:formula="of:==IF(ISBLANK([.$C129]);&quot;&quot;;FIND([.M$3];[.$C129]))">
            <text:p/>
          </table:table-cell>
          <table:table-cell table:formula="of:==IF(ISBLANK([.$C129]);&quot;&quot;;FIND([.N$3];[.$C129]))">
            <text:p/>
          </table:table-cell>
          <table:table-cell table:formula="of:==IF(ISBLANK([.$C129]);&quot;&quot;;FIND([.O$3];[.$C129]))">
            <text:p/>
          </table:table-cell>
          <table:table-cell table:formula="of:==IF(ISBLANK([.$C129]);&quot;&quot;;FIND([.P$3];[.$C129]))">
            <text:p/>
          </table:table-cell>
          <table:table-cell table:formula="of:==IF(ISBLANK([.$C129]);&quot;&quot;;FIND([.Q$3];[.$C129]))">
            <text:p/>
          </table:table-cell>
          <table:table-cell table:formula="of:==IF(ISBLANK([.$C129]);&quot;&quot;;FIND([.R$3];[.$C129]))">
            <text:p/>
          </table:table-cell>
          <table:table-cell table:formula="of:==IF(ISBLANK([.$C129]);&quot;&quot;;FIND([.S$3];[.$C129]))">
            <text:p/>
          </table:table-cell>
          <table:table-cell table:formula="of:=IF(ISBLANK([.C129]);&quot;&quot;;MID([.C129];[.M129]+LEN([.$M$3]);[.N129]-[.M129]-LEN([.$M$3])))">
            <text:p/>
          </table:table-cell>
          <table:table-cell table:formula="of:=IF(NOT(ISERROR([.O12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29]);&quot;&quot;;AND(NOT(ISERROR([.$P129]));ISERROR([.$Q129]);ISERROR([.$R129]);ISERROR([.$S129])))">
            <text:p/>
          </table:table-cell>
          <table:table-cell table:style-name="ce12" table:formula="of:=IF(ISBLANK([.$C129]);&quot;&quot;;AND((ISERROR([.$P129]));ISERROR([.$Q129]);NOT(ISERROR([.$R129]));ISERROR([.$S129])))">
            <text:p/>
          </table:table-cell>
          <table:table-cell table:style-name="ce12" table:formula="of:=IF(ISBLANK([.$C129]);&quot;&quot;;AND(NOT(ISERROR([.$S129]))))">
            <text:p/>
          </table:table-cell>
          <table:table-cell table:style-name="ce12" table:formula="of:=IF(ISBLANK([.$C129]);&quot;&quot;;AND(NOT(ISERROR([.$Q129]))))">
            <text:p/>
          </table:table-cell>
          <table:table-cell table:formula="of:=IF(ISBLANK([.C129]);&quot;&quot;;IF([.W129];&quot;java.lang.Long&quot;;IF([.X129];&quot;java.lang.String&quot;;IF([.Y129];&quot;java.lang.Double&quot;;IF([.Z129];&quot;java.math.BigDecimal&quot;;&quot;none&quot;)))))">
            <text:p/>
          </table:table-cell>
          <table:table-cell/>
          <table:table-cell table:style-name="ce16" table:formula="of:=IF(ISBLANK([.B129]);&quot;&quot;;IF(ISERR([.G129]);&quot;&lt;/obj-entity&gt;&quot;;CONCATENATE([.$I$2];[.G129];[.$J$2];[.G129];[.$K$2])))">
            <text:p/>
          </table:table-cell>
          <table:table-cell table:formula="of:=IF(ISBLANK([.C129]);&quot;&quot;;CONCATENATE([.$U$3];[.T129];[.$V$3];[.AA129];[.$AD$3];[.T129];[.U12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0]);&quot;&quot;;IF(ISERR([.G130]);&quot;&lt;/obj-entity&gt;&quot;;CONCATENATE([.$I$2];[.G130];[.$J$2];[.G130];[.$K$2])))">
            <text:p/>
          </table:table-cell>
          <table:table-cell table:number-columns-repeated="3"/>
          <table:table-cell table:formula="of:==IF(ISBLANK([.$C130]);&quot;&quot;;FIND([.M$3];[.$C130]))">
            <text:p/>
          </table:table-cell>
          <table:table-cell table:formula="of:==IF(ISBLANK([.$C130]);&quot;&quot;;FIND([.N$3];[.$C130]))">
            <text:p/>
          </table:table-cell>
          <table:table-cell table:formula="of:==IF(ISBLANK([.$C130]);&quot;&quot;;FIND([.O$3];[.$C130]))">
            <text:p/>
          </table:table-cell>
          <table:table-cell table:formula="of:==IF(ISBLANK([.$C130]);&quot;&quot;;FIND([.P$3];[.$C130]))">
            <text:p/>
          </table:table-cell>
          <table:table-cell table:formula="of:==IF(ISBLANK([.$C130]);&quot;&quot;;FIND([.Q$3];[.$C130]))">
            <text:p/>
          </table:table-cell>
          <table:table-cell table:formula="of:==IF(ISBLANK([.$C130]);&quot;&quot;;FIND([.R$3];[.$C130]))">
            <text:p/>
          </table:table-cell>
          <table:table-cell table:formula="of:==IF(ISBLANK([.$C130]);&quot;&quot;;FIND([.S$3];[.$C130]))">
            <text:p/>
          </table:table-cell>
          <table:table-cell table:formula="of:=IF(ISBLANK([.C130]);&quot;&quot;;MID([.C130];[.M130]+LEN([.$M$3]);[.N130]-[.M130]-LEN([.$M$3])))">
            <text:p/>
          </table:table-cell>
          <table:table-cell table:formula="of:=IF(NOT(ISERROR([.O13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0]);&quot;&quot;;AND(NOT(ISERROR([.$P130]));ISERROR([.$Q130]);ISERROR([.$R130]);ISERROR([.$S130])))">
            <text:p/>
          </table:table-cell>
          <table:table-cell table:style-name="ce12" table:formula="of:=IF(ISBLANK([.$C130]);&quot;&quot;;AND((ISERROR([.$P130]));ISERROR([.$Q130]);NOT(ISERROR([.$R130]));ISERROR([.$S130])))">
            <text:p/>
          </table:table-cell>
          <table:table-cell table:style-name="ce12" table:formula="of:=IF(ISBLANK([.$C130]);&quot;&quot;;AND(NOT(ISERROR([.$S130]))))">
            <text:p/>
          </table:table-cell>
          <table:table-cell table:style-name="ce12" table:formula="of:=IF(ISBLANK([.$C130]);&quot;&quot;;AND(NOT(ISERROR([.$Q130]))))">
            <text:p/>
          </table:table-cell>
          <table:table-cell table:formula="of:=IF(ISBLANK([.C130]);&quot;&quot;;IF([.W130];&quot;java.lang.Long&quot;;IF([.X130];&quot;java.lang.String&quot;;IF([.Y130];&quot;java.lang.Double&quot;;IF([.Z130];&quot;java.math.BigDecimal&quot;;&quot;none&quot;)))))">
            <text:p/>
          </table:table-cell>
          <table:table-cell/>
          <table:table-cell table:style-name="ce16" table:formula="of:=IF(ISBLANK([.B130]);&quot;&quot;;IF(ISERR([.G130]);&quot;&lt;/obj-entity&gt;&quot;;CONCATENATE([.$I$2];[.G130];[.$J$2];[.G130];[.$K$2])))">
            <text:p/>
          </table:table-cell>
          <table:table-cell table:formula="of:=IF(ISBLANK([.C130]);&quot;&quot;;CONCATENATE([.$U$3];[.T130];[.$V$3];[.AA130];[.$AD$3];[.T130];[.U13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1]);&quot;&quot;;IF(ISERR([.G131]);&quot;&lt;/obj-entity&gt;&quot;;CONCATENATE([.$I$2];[.G131];[.$J$2];[.G131];[.$K$2])))">
            <text:p/>
          </table:table-cell>
          <table:table-cell table:number-columns-repeated="3"/>
          <table:table-cell table:formula="of:==IF(ISBLANK([.$C131]);&quot;&quot;;FIND([.M$3];[.$C131]))">
            <text:p/>
          </table:table-cell>
          <table:table-cell table:formula="of:==IF(ISBLANK([.$C131]);&quot;&quot;;FIND([.N$3];[.$C131]))">
            <text:p/>
          </table:table-cell>
          <table:table-cell table:formula="of:==IF(ISBLANK([.$C131]);&quot;&quot;;FIND([.O$3];[.$C131]))">
            <text:p/>
          </table:table-cell>
          <table:table-cell table:formula="of:==IF(ISBLANK([.$C131]);&quot;&quot;;FIND([.P$3];[.$C131]))">
            <text:p/>
          </table:table-cell>
          <table:table-cell table:formula="of:==IF(ISBLANK([.$C131]);&quot;&quot;;FIND([.Q$3];[.$C131]))">
            <text:p/>
          </table:table-cell>
          <table:table-cell table:formula="of:==IF(ISBLANK([.$C131]);&quot;&quot;;FIND([.R$3];[.$C131]))">
            <text:p/>
          </table:table-cell>
          <table:table-cell table:formula="of:==IF(ISBLANK([.$C131]);&quot;&quot;;FIND([.S$3];[.$C131]))">
            <text:p/>
          </table:table-cell>
          <table:table-cell table:formula="of:=IF(ISBLANK([.C131]);&quot;&quot;;MID([.C131];[.M131]+LEN([.$M$3]);[.N131]-[.M131]-LEN([.$M$3])))">
            <text:p/>
          </table:table-cell>
          <table:table-cell table:formula="of:=IF(NOT(ISERROR([.O13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1]);&quot;&quot;;AND(NOT(ISERROR([.$P131]));ISERROR([.$Q131]);ISERROR([.$R131]);ISERROR([.$S131])))">
            <text:p/>
          </table:table-cell>
          <table:table-cell table:style-name="ce12" table:formula="of:=IF(ISBLANK([.$C131]);&quot;&quot;;AND((ISERROR([.$P131]));ISERROR([.$Q131]);NOT(ISERROR([.$R131]));ISERROR([.$S131])))">
            <text:p/>
          </table:table-cell>
          <table:table-cell table:style-name="ce12" table:formula="of:=IF(ISBLANK([.$C131]);&quot;&quot;;AND(NOT(ISERROR([.$S131]))))">
            <text:p/>
          </table:table-cell>
          <table:table-cell table:style-name="ce12" table:formula="of:=IF(ISBLANK([.$C131]);&quot;&quot;;AND(NOT(ISERROR([.$Q131]))))">
            <text:p/>
          </table:table-cell>
          <table:table-cell table:formula="of:=IF(ISBLANK([.C131]);&quot;&quot;;IF([.W131];&quot;java.lang.Long&quot;;IF([.X131];&quot;java.lang.String&quot;;IF([.Y131];&quot;java.lang.Double&quot;;IF([.Z131];&quot;java.math.BigDecimal&quot;;&quot;none&quot;)))))">
            <text:p/>
          </table:table-cell>
          <table:table-cell/>
          <table:table-cell table:style-name="ce16" table:formula="of:=IF(ISBLANK([.B131]);&quot;&quot;;IF(ISERR([.G131]);&quot;&lt;/obj-entity&gt;&quot;;CONCATENATE([.$I$2];[.G131];[.$J$2];[.G131];[.$K$2])))">
            <text:p/>
          </table:table-cell>
          <table:table-cell table:formula="of:=IF(ISBLANK([.C131]);&quot;&quot;;CONCATENATE([.$U$3];[.T131];[.$V$3];[.AA131];[.$AD$3];[.T131];[.U13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2]);&quot;&quot;;IF(ISERR([.G132]);&quot;&lt;/obj-entity&gt;&quot;;CONCATENATE([.$I$2];[.G132];[.$J$2];[.G132];[.$K$2])))">
            <text:p/>
          </table:table-cell>
          <table:table-cell table:number-columns-repeated="3"/>
          <table:table-cell table:formula="of:==IF(ISBLANK([.$C132]);&quot;&quot;;FIND([.M$3];[.$C132]))">
            <text:p/>
          </table:table-cell>
          <table:table-cell table:formula="of:==IF(ISBLANK([.$C132]);&quot;&quot;;FIND([.N$3];[.$C132]))">
            <text:p/>
          </table:table-cell>
          <table:table-cell table:formula="of:==IF(ISBLANK([.$C132]);&quot;&quot;;FIND([.O$3];[.$C132]))">
            <text:p/>
          </table:table-cell>
          <table:table-cell table:formula="of:==IF(ISBLANK([.$C132]);&quot;&quot;;FIND([.P$3];[.$C132]))">
            <text:p/>
          </table:table-cell>
          <table:table-cell table:formula="of:==IF(ISBLANK([.$C132]);&quot;&quot;;FIND([.Q$3];[.$C132]))">
            <text:p/>
          </table:table-cell>
          <table:table-cell table:formula="of:==IF(ISBLANK([.$C132]);&quot;&quot;;FIND([.R$3];[.$C132]))">
            <text:p/>
          </table:table-cell>
          <table:table-cell table:formula="of:==IF(ISBLANK([.$C132]);&quot;&quot;;FIND([.S$3];[.$C132]))">
            <text:p/>
          </table:table-cell>
          <table:table-cell table:formula="of:=IF(ISBLANK([.C132]);&quot;&quot;;MID([.C132];[.M132]+LEN([.$M$3]);[.N132]-[.M132]-LEN([.$M$3])))">
            <text:p/>
          </table:table-cell>
          <table:table-cell table:formula="of:=IF(NOT(ISERROR([.O13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2]);&quot;&quot;;AND(NOT(ISERROR([.$P132]));ISERROR([.$Q132]);ISERROR([.$R132]);ISERROR([.$S132])))">
            <text:p/>
          </table:table-cell>
          <table:table-cell table:style-name="ce12" table:formula="of:=IF(ISBLANK([.$C132]);&quot;&quot;;AND((ISERROR([.$P132]));ISERROR([.$Q132]);NOT(ISERROR([.$R132]));ISERROR([.$S132])))">
            <text:p/>
          </table:table-cell>
          <table:table-cell table:style-name="ce12" table:formula="of:=IF(ISBLANK([.$C132]);&quot;&quot;;AND(NOT(ISERROR([.$S132]))))">
            <text:p/>
          </table:table-cell>
          <table:table-cell table:style-name="ce12" table:formula="of:=IF(ISBLANK([.$C132]);&quot;&quot;;AND(NOT(ISERROR([.$Q132]))))">
            <text:p/>
          </table:table-cell>
          <table:table-cell table:formula="of:=IF(ISBLANK([.C132]);&quot;&quot;;IF([.W132];&quot;java.lang.Long&quot;;IF([.X132];&quot;java.lang.String&quot;;IF([.Y132];&quot;java.lang.Double&quot;;IF([.Z132];&quot;java.math.BigDecimal&quot;;&quot;none&quot;)))))">
            <text:p/>
          </table:table-cell>
          <table:table-cell/>
          <table:table-cell table:style-name="ce16" table:formula="of:=IF(ISBLANK([.B132]);&quot;&quot;;IF(ISERR([.G132]);&quot;&lt;/obj-entity&gt;&quot;;CONCATENATE([.$I$2];[.G132];[.$J$2];[.G132];[.$K$2])))">
            <text:p/>
          </table:table-cell>
          <table:table-cell table:formula="of:=IF(ISBLANK([.C132]);&quot;&quot;;CONCATENATE([.$U$3];[.T132];[.$V$3];[.AA132];[.$AD$3];[.T132];[.U13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3]);&quot;&quot;;IF(ISERR([.G133]);&quot;&lt;/obj-entity&gt;&quot;;CONCATENATE([.$I$2];[.G133];[.$J$2];[.G133];[.$K$2])))">
            <text:p/>
          </table:table-cell>
          <table:table-cell table:number-columns-repeated="3"/>
          <table:table-cell table:formula="of:==IF(ISBLANK([.$C133]);&quot;&quot;;FIND([.M$3];[.$C133]))">
            <text:p/>
          </table:table-cell>
          <table:table-cell table:formula="of:==IF(ISBLANK([.$C133]);&quot;&quot;;FIND([.N$3];[.$C133]))">
            <text:p/>
          </table:table-cell>
          <table:table-cell table:formula="of:==IF(ISBLANK([.$C133]);&quot;&quot;;FIND([.O$3];[.$C133]))">
            <text:p/>
          </table:table-cell>
          <table:table-cell table:formula="of:==IF(ISBLANK([.$C133]);&quot;&quot;;FIND([.P$3];[.$C133]))">
            <text:p/>
          </table:table-cell>
          <table:table-cell table:formula="of:==IF(ISBLANK([.$C133]);&quot;&quot;;FIND([.Q$3];[.$C133]))">
            <text:p/>
          </table:table-cell>
          <table:table-cell table:formula="of:==IF(ISBLANK([.$C133]);&quot;&quot;;FIND([.R$3];[.$C133]))">
            <text:p/>
          </table:table-cell>
          <table:table-cell table:formula="of:==IF(ISBLANK([.$C133]);&quot;&quot;;FIND([.S$3];[.$C133]))">
            <text:p/>
          </table:table-cell>
          <table:table-cell table:formula="of:=IF(ISBLANK([.C133]);&quot;&quot;;MID([.C133];[.M133]+LEN([.$M$3]);[.N133]-[.M133]-LEN([.$M$3])))">
            <text:p/>
          </table:table-cell>
          <table:table-cell table:formula="of:=IF(NOT(ISERROR([.O13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3]);&quot;&quot;;AND(NOT(ISERROR([.$P133]));ISERROR([.$Q133]);ISERROR([.$R133]);ISERROR([.$S133])))">
            <text:p/>
          </table:table-cell>
          <table:table-cell table:style-name="ce12" table:formula="of:=IF(ISBLANK([.$C133]);&quot;&quot;;AND((ISERROR([.$P133]));ISERROR([.$Q133]);NOT(ISERROR([.$R133]));ISERROR([.$S133])))">
            <text:p/>
          </table:table-cell>
          <table:table-cell table:style-name="ce12" table:formula="of:=IF(ISBLANK([.$C133]);&quot;&quot;;AND(NOT(ISERROR([.$S133]))))">
            <text:p/>
          </table:table-cell>
          <table:table-cell table:style-name="ce12" table:formula="of:=IF(ISBLANK([.$C133]);&quot;&quot;;AND(NOT(ISERROR([.$Q133]))))">
            <text:p/>
          </table:table-cell>
          <table:table-cell table:formula="of:=IF(ISBLANK([.C133]);&quot;&quot;;IF([.W133];&quot;java.lang.Long&quot;;IF([.X133];&quot;java.lang.String&quot;;IF([.Y133];&quot;java.lang.Double&quot;;IF([.Z133];&quot;java.math.BigDecimal&quot;;&quot;none&quot;)))))">
            <text:p/>
          </table:table-cell>
          <table:table-cell/>
          <table:table-cell table:style-name="ce16" table:formula="of:=IF(ISBLANK([.B133]);&quot;&quot;;IF(ISERR([.G133]);&quot;&lt;/obj-entity&gt;&quot;;CONCATENATE([.$I$2];[.G133];[.$J$2];[.G133];[.$K$2])))">
            <text:p/>
          </table:table-cell>
          <table:table-cell table:formula="of:=IF(ISBLANK([.C133]);&quot;&quot;;CONCATENATE([.$U$3];[.T133];[.$V$3];[.AA133];[.$AD$3];[.T133];[.U13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4]);&quot;&quot;;IF(ISERR([.G134]);&quot;&lt;/obj-entity&gt;&quot;;CONCATENATE([.$I$2];[.G134];[.$J$2];[.G134];[.$K$2])))">
            <text:p/>
          </table:table-cell>
          <table:table-cell table:number-columns-repeated="3"/>
          <table:table-cell table:formula="of:==IF(ISBLANK([.$C134]);&quot;&quot;;FIND([.M$3];[.$C134]))">
            <text:p/>
          </table:table-cell>
          <table:table-cell table:formula="of:==IF(ISBLANK([.$C134]);&quot;&quot;;FIND([.N$3];[.$C134]))">
            <text:p/>
          </table:table-cell>
          <table:table-cell table:formula="of:==IF(ISBLANK([.$C134]);&quot;&quot;;FIND([.O$3];[.$C134]))">
            <text:p/>
          </table:table-cell>
          <table:table-cell table:formula="of:==IF(ISBLANK([.$C134]);&quot;&quot;;FIND([.P$3];[.$C134]))">
            <text:p/>
          </table:table-cell>
          <table:table-cell table:formula="of:==IF(ISBLANK([.$C134]);&quot;&quot;;FIND([.Q$3];[.$C134]))">
            <text:p/>
          </table:table-cell>
          <table:table-cell table:formula="of:==IF(ISBLANK([.$C134]);&quot;&quot;;FIND([.R$3];[.$C134]))">
            <text:p/>
          </table:table-cell>
          <table:table-cell table:formula="of:==IF(ISBLANK([.$C134]);&quot;&quot;;FIND([.S$3];[.$C134]))">
            <text:p/>
          </table:table-cell>
          <table:table-cell table:formula="of:=IF(ISBLANK([.C134]);&quot;&quot;;MID([.C134];[.M134]+LEN([.$M$3]);[.N134]-[.M134]-LEN([.$M$3])))">
            <text:p/>
          </table:table-cell>
          <table:table-cell table:formula="of:=IF(NOT(ISERROR([.O13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4]);&quot;&quot;;AND(NOT(ISERROR([.$P134]));ISERROR([.$Q134]);ISERROR([.$R134]);ISERROR([.$S134])))">
            <text:p/>
          </table:table-cell>
          <table:table-cell table:style-name="ce12" table:formula="of:=IF(ISBLANK([.$C134]);&quot;&quot;;AND((ISERROR([.$P134]));ISERROR([.$Q134]);NOT(ISERROR([.$R134]));ISERROR([.$S134])))">
            <text:p/>
          </table:table-cell>
          <table:table-cell table:style-name="ce12" table:formula="of:=IF(ISBLANK([.$C134]);&quot;&quot;;AND(NOT(ISERROR([.$S134]))))">
            <text:p/>
          </table:table-cell>
          <table:table-cell table:style-name="ce12" table:formula="of:=IF(ISBLANK([.$C134]);&quot;&quot;;AND(NOT(ISERROR([.$Q134]))))">
            <text:p/>
          </table:table-cell>
          <table:table-cell table:formula="of:=IF(ISBLANK([.C134]);&quot;&quot;;IF([.W134];&quot;java.lang.Long&quot;;IF([.X134];&quot;java.lang.String&quot;;IF([.Y134];&quot;java.lang.Double&quot;;IF([.Z134];&quot;java.math.BigDecimal&quot;;&quot;none&quot;)))))">
            <text:p/>
          </table:table-cell>
          <table:table-cell/>
          <table:table-cell table:style-name="ce16" table:formula="of:=IF(ISBLANK([.B134]);&quot;&quot;;IF(ISERR([.G134]);&quot;&lt;/obj-entity&gt;&quot;;CONCATENATE([.$I$2];[.G134];[.$J$2];[.G134];[.$K$2])))">
            <text:p/>
          </table:table-cell>
          <table:table-cell table:formula="of:=IF(ISBLANK([.C134]);&quot;&quot;;CONCATENATE([.$U$3];[.T134];[.$V$3];[.AA134];[.$AD$3];[.T134];[.U13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5]);&quot;&quot;;IF(ISERR([.G135]);&quot;&lt;/obj-entity&gt;&quot;;CONCATENATE([.$I$2];[.G135];[.$J$2];[.G135];[.$K$2])))">
            <text:p/>
          </table:table-cell>
          <table:table-cell table:number-columns-repeated="3"/>
          <table:table-cell table:formula="of:==IF(ISBLANK([.$C135]);&quot;&quot;;FIND([.M$3];[.$C135]))">
            <text:p/>
          </table:table-cell>
          <table:table-cell table:formula="of:==IF(ISBLANK([.$C135]);&quot;&quot;;FIND([.N$3];[.$C135]))">
            <text:p/>
          </table:table-cell>
          <table:table-cell table:formula="of:==IF(ISBLANK([.$C135]);&quot;&quot;;FIND([.O$3];[.$C135]))">
            <text:p/>
          </table:table-cell>
          <table:table-cell table:formula="of:==IF(ISBLANK([.$C135]);&quot;&quot;;FIND([.P$3];[.$C135]))">
            <text:p/>
          </table:table-cell>
          <table:table-cell table:formula="of:==IF(ISBLANK([.$C135]);&quot;&quot;;FIND([.Q$3];[.$C135]))">
            <text:p/>
          </table:table-cell>
          <table:table-cell table:formula="of:==IF(ISBLANK([.$C135]);&quot;&quot;;FIND([.R$3];[.$C135]))">
            <text:p/>
          </table:table-cell>
          <table:table-cell table:formula="of:==IF(ISBLANK([.$C135]);&quot;&quot;;FIND([.S$3];[.$C135]))">
            <text:p/>
          </table:table-cell>
          <table:table-cell table:formula="of:=IF(ISBLANK([.C135]);&quot;&quot;;MID([.C135];[.M135]+LEN([.$M$3]);[.N135]-[.M135]-LEN([.$M$3])))">
            <text:p/>
          </table:table-cell>
          <table:table-cell table:formula="of:=IF(NOT(ISERROR([.O13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5]);&quot;&quot;;AND(NOT(ISERROR([.$P135]));ISERROR([.$Q135]);ISERROR([.$R135]);ISERROR([.$S135])))">
            <text:p/>
          </table:table-cell>
          <table:table-cell table:style-name="ce12" table:formula="of:=IF(ISBLANK([.$C135]);&quot;&quot;;AND((ISERROR([.$P135]));ISERROR([.$Q135]);NOT(ISERROR([.$R135]));ISERROR([.$S135])))">
            <text:p/>
          </table:table-cell>
          <table:table-cell table:style-name="ce12" table:formula="of:=IF(ISBLANK([.$C135]);&quot;&quot;;AND(NOT(ISERROR([.$S135]))))">
            <text:p/>
          </table:table-cell>
          <table:table-cell table:style-name="ce12" table:formula="of:=IF(ISBLANK([.$C135]);&quot;&quot;;AND(NOT(ISERROR([.$Q135]))))">
            <text:p/>
          </table:table-cell>
          <table:table-cell table:formula="of:=IF(ISBLANK([.C135]);&quot;&quot;;IF([.W135];&quot;java.lang.Long&quot;;IF([.X135];&quot;java.lang.String&quot;;IF([.Y135];&quot;java.lang.Double&quot;;IF([.Z135];&quot;java.math.BigDecimal&quot;;&quot;none&quot;)))))">
            <text:p/>
          </table:table-cell>
          <table:table-cell/>
          <table:table-cell table:style-name="ce16" table:formula="of:=IF(ISBLANK([.B135]);&quot;&quot;;IF(ISERR([.G135]);&quot;&lt;/obj-entity&gt;&quot;;CONCATENATE([.$I$2];[.G135];[.$J$2];[.G135];[.$K$2])))">
            <text:p/>
          </table:table-cell>
          <table:table-cell table:formula="of:=IF(ISBLANK([.C135]);&quot;&quot;;CONCATENATE([.$U$3];[.T135];[.$V$3];[.AA135];[.$AD$3];[.T135];[.U13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6]);&quot;&quot;;IF(ISERR([.G136]);&quot;&lt;/obj-entity&gt;&quot;;CONCATENATE([.$I$2];[.G136];[.$J$2];[.G136];[.$K$2])))">
            <text:p/>
          </table:table-cell>
          <table:table-cell table:number-columns-repeated="3"/>
          <table:table-cell table:formula="of:==IF(ISBLANK([.$C136]);&quot;&quot;;FIND([.M$3];[.$C136]))">
            <text:p/>
          </table:table-cell>
          <table:table-cell table:formula="of:==IF(ISBLANK([.$C136]);&quot;&quot;;FIND([.N$3];[.$C136]))">
            <text:p/>
          </table:table-cell>
          <table:table-cell table:formula="of:==IF(ISBLANK([.$C136]);&quot;&quot;;FIND([.O$3];[.$C136]))">
            <text:p/>
          </table:table-cell>
          <table:table-cell table:formula="of:==IF(ISBLANK([.$C136]);&quot;&quot;;FIND([.P$3];[.$C136]))">
            <text:p/>
          </table:table-cell>
          <table:table-cell table:formula="of:==IF(ISBLANK([.$C136]);&quot;&quot;;FIND([.Q$3];[.$C136]))">
            <text:p/>
          </table:table-cell>
          <table:table-cell table:formula="of:==IF(ISBLANK([.$C136]);&quot;&quot;;FIND([.R$3];[.$C136]))">
            <text:p/>
          </table:table-cell>
          <table:table-cell table:formula="of:==IF(ISBLANK([.$C136]);&quot;&quot;;FIND([.S$3];[.$C136]))">
            <text:p/>
          </table:table-cell>
          <table:table-cell table:formula="of:=IF(ISBLANK([.C136]);&quot;&quot;;MID([.C136];[.M136]+LEN([.$M$3]);[.N136]-[.M136]-LEN([.$M$3])))">
            <text:p/>
          </table:table-cell>
          <table:table-cell table:formula="of:=IF(NOT(ISERROR([.O13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6]);&quot;&quot;;AND(NOT(ISERROR([.$P136]));ISERROR([.$Q136]);ISERROR([.$R136]);ISERROR([.$S136])))">
            <text:p/>
          </table:table-cell>
          <table:table-cell table:style-name="ce12" table:formula="of:=IF(ISBLANK([.$C136]);&quot;&quot;;AND((ISERROR([.$P136]));ISERROR([.$Q136]);NOT(ISERROR([.$R136]));ISERROR([.$S136])))">
            <text:p/>
          </table:table-cell>
          <table:table-cell table:style-name="ce12" table:formula="of:=IF(ISBLANK([.$C136]);&quot;&quot;;AND(NOT(ISERROR([.$S136]))))">
            <text:p/>
          </table:table-cell>
          <table:table-cell table:style-name="ce12" table:formula="of:=IF(ISBLANK([.$C136]);&quot;&quot;;AND(NOT(ISERROR([.$Q136]))))">
            <text:p/>
          </table:table-cell>
          <table:table-cell table:formula="of:=IF(ISBLANK([.C136]);&quot;&quot;;IF([.W136];&quot;java.lang.Long&quot;;IF([.X136];&quot;java.lang.String&quot;;IF([.Y136];&quot;java.lang.Double&quot;;IF([.Z136];&quot;java.math.BigDecimal&quot;;&quot;none&quot;)))))">
            <text:p/>
          </table:table-cell>
          <table:table-cell/>
          <table:table-cell table:style-name="ce16" table:formula="of:=IF(ISBLANK([.B136]);&quot;&quot;;IF(ISERR([.G136]);&quot;&lt;/obj-entity&gt;&quot;;CONCATENATE([.$I$2];[.G136];[.$J$2];[.G136];[.$K$2])))">
            <text:p/>
          </table:table-cell>
          <table:table-cell table:formula="of:=IF(ISBLANK([.C136]);&quot;&quot;;CONCATENATE([.$U$3];[.T136];[.$V$3];[.AA136];[.$AD$3];[.T136];[.U13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7]);&quot;&quot;;IF(ISERR([.G137]);&quot;&lt;/obj-entity&gt;&quot;;CONCATENATE([.$I$2];[.G137];[.$J$2];[.G137];[.$K$2])))">
            <text:p/>
          </table:table-cell>
          <table:table-cell table:number-columns-repeated="3"/>
          <table:table-cell table:formula="of:==IF(ISBLANK([.$C137]);&quot;&quot;;FIND([.M$3];[.$C137]))">
            <text:p/>
          </table:table-cell>
          <table:table-cell table:formula="of:==IF(ISBLANK([.$C137]);&quot;&quot;;FIND([.N$3];[.$C137]))">
            <text:p/>
          </table:table-cell>
          <table:table-cell table:formula="of:==IF(ISBLANK([.$C137]);&quot;&quot;;FIND([.O$3];[.$C137]))">
            <text:p/>
          </table:table-cell>
          <table:table-cell table:formula="of:==IF(ISBLANK([.$C137]);&quot;&quot;;FIND([.P$3];[.$C137]))">
            <text:p/>
          </table:table-cell>
          <table:table-cell table:formula="of:==IF(ISBLANK([.$C137]);&quot;&quot;;FIND([.Q$3];[.$C137]))">
            <text:p/>
          </table:table-cell>
          <table:table-cell table:formula="of:==IF(ISBLANK([.$C137]);&quot;&quot;;FIND([.R$3];[.$C137]))">
            <text:p/>
          </table:table-cell>
          <table:table-cell table:formula="of:==IF(ISBLANK([.$C137]);&quot;&quot;;FIND([.S$3];[.$C137]))">
            <text:p/>
          </table:table-cell>
          <table:table-cell table:formula="of:=IF(ISBLANK([.C137]);&quot;&quot;;MID([.C137];[.M137]+LEN([.$M$3]);[.N137]-[.M137]-LEN([.$M$3])))">
            <text:p/>
          </table:table-cell>
          <table:table-cell table:formula="of:=IF(NOT(ISERROR([.O13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7]);&quot;&quot;;AND(NOT(ISERROR([.$P137]));ISERROR([.$Q137]);ISERROR([.$R137]);ISERROR([.$S137])))">
            <text:p/>
          </table:table-cell>
          <table:table-cell table:style-name="ce12" table:formula="of:=IF(ISBLANK([.$C137]);&quot;&quot;;AND((ISERROR([.$P137]));ISERROR([.$Q137]);NOT(ISERROR([.$R137]));ISERROR([.$S137])))">
            <text:p/>
          </table:table-cell>
          <table:table-cell table:style-name="ce12" table:formula="of:=IF(ISBLANK([.$C137]);&quot;&quot;;AND(NOT(ISERROR([.$S137]))))">
            <text:p/>
          </table:table-cell>
          <table:table-cell table:style-name="ce12" table:formula="of:=IF(ISBLANK([.$C137]);&quot;&quot;;AND(NOT(ISERROR([.$Q137]))))">
            <text:p/>
          </table:table-cell>
          <table:table-cell table:formula="of:=IF(ISBLANK([.C137]);&quot;&quot;;IF([.W137];&quot;java.lang.Long&quot;;IF([.X137];&quot;java.lang.String&quot;;IF([.Y137];&quot;java.lang.Double&quot;;IF([.Z137];&quot;java.math.BigDecimal&quot;;&quot;none&quot;)))))">
            <text:p/>
          </table:table-cell>
          <table:table-cell/>
          <table:table-cell table:style-name="ce16" table:formula="of:=IF(ISBLANK([.B137]);&quot;&quot;;IF(ISERR([.G137]);&quot;&lt;/obj-entity&gt;&quot;;CONCATENATE([.$I$2];[.G137];[.$J$2];[.G137];[.$K$2])))">
            <text:p/>
          </table:table-cell>
          <table:table-cell table:formula="of:=IF(ISBLANK([.C137]);&quot;&quot;;CONCATENATE([.$U$3];[.T137];[.$V$3];[.AA137];[.$AD$3];[.T137];[.U13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8]);&quot;&quot;;IF(ISERR([.G138]);&quot;&lt;/obj-entity&gt;&quot;;CONCATENATE([.$I$2];[.G138];[.$J$2];[.G138];[.$K$2])))">
            <text:p/>
          </table:table-cell>
          <table:table-cell table:number-columns-repeated="3"/>
          <table:table-cell table:formula="of:==IF(ISBLANK([.$C138]);&quot;&quot;;FIND([.M$3];[.$C138]))">
            <text:p/>
          </table:table-cell>
          <table:table-cell table:formula="of:==IF(ISBLANK([.$C138]);&quot;&quot;;FIND([.N$3];[.$C138]))">
            <text:p/>
          </table:table-cell>
          <table:table-cell table:formula="of:==IF(ISBLANK([.$C138]);&quot;&quot;;FIND([.O$3];[.$C138]))">
            <text:p/>
          </table:table-cell>
          <table:table-cell table:formula="of:==IF(ISBLANK([.$C138]);&quot;&quot;;FIND([.P$3];[.$C138]))">
            <text:p/>
          </table:table-cell>
          <table:table-cell table:formula="of:==IF(ISBLANK([.$C138]);&quot;&quot;;FIND([.Q$3];[.$C138]))">
            <text:p/>
          </table:table-cell>
          <table:table-cell table:formula="of:==IF(ISBLANK([.$C138]);&quot;&quot;;FIND([.R$3];[.$C138]))">
            <text:p/>
          </table:table-cell>
          <table:table-cell table:formula="of:==IF(ISBLANK([.$C138]);&quot;&quot;;FIND([.S$3];[.$C138]))">
            <text:p/>
          </table:table-cell>
          <table:table-cell table:formula="of:=IF(ISBLANK([.C138]);&quot;&quot;;MID([.C138];[.M138]+LEN([.$M$3]);[.N138]-[.M138]-LEN([.$M$3])))">
            <text:p/>
          </table:table-cell>
          <table:table-cell table:formula="of:=IF(NOT(ISERROR([.O13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8]);&quot;&quot;;AND(NOT(ISERROR([.$P138]));ISERROR([.$Q138]);ISERROR([.$R138]);ISERROR([.$S138])))">
            <text:p/>
          </table:table-cell>
          <table:table-cell table:style-name="ce12" table:formula="of:=IF(ISBLANK([.$C138]);&quot;&quot;;AND((ISERROR([.$P138]));ISERROR([.$Q138]);NOT(ISERROR([.$R138]));ISERROR([.$S138])))">
            <text:p/>
          </table:table-cell>
          <table:table-cell table:style-name="ce12" table:formula="of:=IF(ISBLANK([.$C138]);&quot;&quot;;AND(NOT(ISERROR([.$S138]))))">
            <text:p/>
          </table:table-cell>
          <table:table-cell table:style-name="ce12" table:formula="of:=IF(ISBLANK([.$C138]);&quot;&quot;;AND(NOT(ISERROR([.$Q138]))))">
            <text:p/>
          </table:table-cell>
          <table:table-cell table:formula="of:=IF(ISBLANK([.C138]);&quot;&quot;;IF([.W138];&quot;java.lang.Long&quot;;IF([.X138];&quot;java.lang.String&quot;;IF([.Y138];&quot;java.lang.Double&quot;;IF([.Z138];&quot;java.math.BigDecimal&quot;;&quot;none&quot;)))))">
            <text:p/>
          </table:table-cell>
          <table:table-cell/>
          <table:table-cell table:style-name="ce16" table:formula="of:=IF(ISBLANK([.B138]);&quot;&quot;;IF(ISERR([.G138]);&quot;&lt;/obj-entity&gt;&quot;;CONCATENATE([.$I$2];[.G138];[.$J$2];[.G138];[.$K$2])))">
            <text:p/>
          </table:table-cell>
          <table:table-cell table:formula="of:=IF(ISBLANK([.C138]);&quot;&quot;;CONCATENATE([.$U$3];[.T138];[.$V$3];[.AA138];[.$AD$3];[.T138];[.U13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39]);&quot;&quot;;IF(ISERR([.G139]);&quot;&lt;/obj-entity&gt;&quot;;CONCATENATE([.$I$2];[.G139];[.$J$2];[.G139];[.$K$2])))">
            <text:p/>
          </table:table-cell>
          <table:table-cell table:number-columns-repeated="3"/>
          <table:table-cell table:formula="of:==IF(ISBLANK([.$C139]);&quot;&quot;;FIND([.M$3];[.$C139]))">
            <text:p/>
          </table:table-cell>
          <table:table-cell table:formula="of:==IF(ISBLANK([.$C139]);&quot;&quot;;FIND([.N$3];[.$C139]))">
            <text:p/>
          </table:table-cell>
          <table:table-cell table:formula="of:==IF(ISBLANK([.$C139]);&quot;&quot;;FIND([.O$3];[.$C139]))">
            <text:p/>
          </table:table-cell>
          <table:table-cell table:formula="of:==IF(ISBLANK([.$C139]);&quot;&quot;;FIND([.P$3];[.$C139]))">
            <text:p/>
          </table:table-cell>
          <table:table-cell table:formula="of:==IF(ISBLANK([.$C139]);&quot;&quot;;FIND([.Q$3];[.$C139]))">
            <text:p/>
          </table:table-cell>
          <table:table-cell table:formula="of:==IF(ISBLANK([.$C139]);&quot;&quot;;FIND([.R$3];[.$C139]))">
            <text:p/>
          </table:table-cell>
          <table:table-cell table:formula="of:==IF(ISBLANK([.$C139]);&quot;&quot;;FIND([.S$3];[.$C139]))">
            <text:p/>
          </table:table-cell>
          <table:table-cell table:formula="of:=IF(ISBLANK([.C139]);&quot;&quot;;MID([.C139];[.M139]+LEN([.$M$3]);[.N139]-[.M139]-LEN([.$M$3])))">
            <text:p/>
          </table:table-cell>
          <table:table-cell table:formula="of:=IF(NOT(ISERROR([.O13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39]);&quot;&quot;;AND(NOT(ISERROR([.$P139]));ISERROR([.$Q139]);ISERROR([.$R139]);ISERROR([.$S139])))">
            <text:p/>
          </table:table-cell>
          <table:table-cell table:style-name="ce12" table:formula="of:=IF(ISBLANK([.$C139]);&quot;&quot;;AND((ISERROR([.$P139]));ISERROR([.$Q139]);NOT(ISERROR([.$R139]));ISERROR([.$S139])))">
            <text:p/>
          </table:table-cell>
          <table:table-cell table:style-name="ce12" table:formula="of:=IF(ISBLANK([.$C139]);&quot;&quot;;AND(NOT(ISERROR([.$S139]))))">
            <text:p/>
          </table:table-cell>
          <table:table-cell table:style-name="ce12" table:formula="of:=IF(ISBLANK([.$C139]);&quot;&quot;;AND(NOT(ISERROR([.$Q139]))))">
            <text:p/>
          </table:table-cell>
          <table:table-cell table:formula="of:=IF(ISBLANK([.C139]);&quot;&quot;;IF([.W139];&quot;java.lang.Long&quot;;IF([.X139];&quot;java.lang.String&quot;;IF([.Y139];&quot;java.lang.Double&quot;;IF([.Z139];&quot;java.math.BigDecimal&quot;;&quot;none&quot;)))))">
            <text:p/>
          </table:table-cell>
          <table:table-cell/>
          <table:table-cell table:style-name="ce16" table:formula="of:=IF(ISBLANK([.B139]);&quot;&quot;;IF(ISERR([.G139]);&quot;&lt;/obj-entity&gt;&quot;;CONCATENATE([.$I$2];[.G139];[.$J$2];[.G139];[.$K$2])))">
            <text:p/>
          </table:table-cell>
          <table:table-cell table:formula="of:=IF(ISBLANK([.C139]);&quot;&quot;;CONCATENATE([.$U$3];[.T139];[.$V$3];[.AA139];[.$AD$3];[.T139];[.U13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0]);&quot;&quot;;IF(ISERR([.G140]);&quot;&lt;/obj-entity&gt;&quot;;CONCATENATE([.$I$2];[.G140];[.$J$2];[.G140];[.$K$2])))">
            <text:p/>
          </table:table-cell>
          <table:table-cell table:number-columns-repeated="3"/>
          <table:table-cell table:formula="of:==IF(ISBLANK([.$C140]);&quot;&quot;;FIND([.M$3];[.$C140]))">
            <text:p/>
          </table:table-cell>
          <table:table-cell table:formula="of:==IF(ISBLANK([.$C140]);&quot;&quot;;FIND([.N$3];[.$C140]))">
            <text:p/>
          </table:table-cell>
          <table:table-cell table:formula="of:==IF(ISBLANK([.$C140]);&quot;&quot;;FIND([.O$3];[.$C140]))">
            <text:p/>
          </table:table-cell>
          <table:table-cell table:formula="of:==IF(ISBLANK([.$C140]);&quot;&quot;;FIND([.P$3];[.$C140]))">
            <text:p/>
          </table:table-cell>
          <table:table-cell table:formula="of:==IF(ISBLANK([.$C140]);&quot;&quot;;FIND([.Q$3];[.$C140]))">
            <text:p/>
          </table:table-cell>
          <table:table-cell table:formula="of:==IF(ISBLANK([.$C140]);&quot;&quot;;FIND([.R$3];[.$C140]))">
            <text:p/>
          </table:table-cell>
          <table:table-cell table:formula="of:==IF(ISBLANK([.$C140]);&quot;&quot;;FIND([.S$3];[.$C140]))">
            <text:p/>
          </table:table-cell>
          <table:table-cell table:formula="of:=IF(ISBLANK([.C140]);&quot;&quot;;MID([.C140];[.M140]+LEN([.$M$3]);[.N140]-[.M140]-LEN([.$M$3])))">
            <text:p/>
          </table:table-cell>
          <table:table-cell table:formula="of:=IF(NOT(ISERROR([.O14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0]);&quot;&quot;;AND(NOT(ISERROR([.$P140]));ISERROR([.$Q140]);ISERROR([.$R140]);ISERROR([.$S140])))">
            <text:p/>
          </table:table-cell>
          <table:table-cell table:style-name="ce12" table:formula="of:=IF(ISBLANK([.$C140]);&quot;&quot;;AND((ISERROR([.$P140]));ISERROR([.$Q140]);NOT(ISERROR([.$R140]));ISERROR([.$S140])))">
            <text:p/>
          </table:table-cell>
          <table:table-cell table:style-name="ce12" table:formula="of:=IF(ISBLANK([.$C140]);&quot;&quot;;AND(NOT(ISERROR([.$S140]))))">
            <text:p/>
          </table:table-cell>
          <table:table-cell table:style-name="ce12" table:formula="of:=IF(ISBLANK([.$C140]);&quot;&quot;;AND(NOT(ISERROR([.$Q140]))))">
            <text:p/>
          </table:table-cell>
          <table:table-cell table:formula="of:=IF(ISBLANK([.C140]);&quot;&quot;;IF([.W140];&quot;java.lang.Long&quot;;IF([.X140];&quot;java.lang.String&quot;;IF([.Y140];&quot;java.lang.Double&quot;;IF([.Z140];&quot;java.math.BigDecimal&quot;;&quot;none&quot;)))))">
            <text:p/>
          </table:table-cell>
          <table:table-cell/>
          <table:table-cell table:style-name="ce16" table:formula="of:=IF(ISBLANK([.B140]);&quot;&quot;;IF(ISERR([.G140]);&quot;&lt;/obj-entity&gt;&quot;;CONCATENATE([.$I$2];[.G140];[.$J$2];[.G140];[.$K$2])))">
            <text:p/>
          </table:table-cell>
          <table:table-cell table:formula="of:=IF(ISBLANK([.C140]);&quot;&quot;;CONCATENATE([.$U$3];[.T140];[.$V$3];[.AA140];[.$AD$3];[.T140];[.U14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1]);&quot;&quot;;IF(ISERR([.G141]);&quot;&lt;/obj-entity&gt;&quot;;CONCATENATE([.$I$2];[.G141];[.$J$2];[.G141];[.$K$2])))">
            <text:p/>
          </table:table-cell>
          <table:table-cell table:number-columns-repeated="3"/>
          <table:table-cell table:formula="of:==IF(ISBLANK([.$C141]);&quot;&quot;;FIND([.M$3];[.$C141]))">
            <text:p/>
          </table:table-cell>
          <table:table-cell table:formula="of:==IF(ISBLANK([.$C141]);&quot;&quot;;FIND([.N$3];[.$C141]))">
            <text:p/>
          </table:table-cell>
          <table:table-cell table:formula="of:==IF(ISBLANK([.$C141]);&quot;&quot;;FIND([.O$3];[.$C141]))">
            <text:p/>
          </table:table-cell>
          <table:table-cell table:formula="of:==IF(ISBLANK([.$C141]);&quot;&quot;;FIND([.P$3];[.$C141]))">
            <text:p/>
          </table:table-cell>
          <table:table-cell table:formula="of:==IF(ISBLANK([.$C141]);&quot;&quot;;FIND([.Q$3];[.$C141]))">
            <text:p/>
          </table:table-cell>
          <table:table-cell table:formula="of:==IF(ISBLANK([.$C141]);&quot;&quot;;FIND([.R$3];[.$C141]))">
            <text:p/>
          </table:table-cell>
          <table:table-cell table:formula="of:==IF(ISBLANK([.$C141]);&quot;&quot;;FIND([.S$3];[.$C141]))">
            <text:p/>
          </table:table-cell>
          <table:table-cell table:formula="of:=IF(ISBLANK([.C141]);&quot;&quot;;MID([.C141];[.M141]+LEN([.$M$3]);[.N141]-[.M141]-LEN([.$M$3])))">
            <text:p/>
          </table:table-cell>
          <table:table-cell table:formula="of:=IF(NOT(ISERROR([.O14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1]);&quot;&quot;;AND(NOT(ISERROR([.$P141]));ISERROR([.$Q141]);ISERROR([.$R141]);ISERROR([.$S141])))">
            <text:p/>
          </table:table-cell>
          <table:table-cell table:style-name="ce12" table:formula="of:=IF(ISBLANK([.$C141]);&quot;&quot;;AND((ISERROR([.$P141]));ISERROR([.$Q141]);NOT(ISERROR([.$R141]));ISERROR([.$S141])))">
            <text:p/>
          </table:table-cell>
          <table:table-cell table:style-name="ce12" table:formula="of:=IF(ISBLANK([.$C141]);&quot;&quot;;AND(NOT(ISERROR([.$S141]))))">
            <text:p/>
          </table:table-cell>
          <table:table-cell table:style-name="ce12" table:formula="of:=IF(ISBLANK([.$C141]);&quot;&quot;;AND(NOT(ISERROR([.$Q141]))))">
            <text:p/>
          </table:table-cell>
          <table:table-cell table:formula="of:=IF(ISBLANK([.C141]);&quot;&quot;;IF([.W141];&quot;java.lang.Long&quot;;IF([.X141];&quot;java.lang.String&quot;;IF([.Y141];&quot;java.lang.Double&quot;;IF([.Z141];&quot;java.math.BigDecimal&quot;;&quot;none&quot;)))))">
            <text:p/>
          </table:table-cell>
          <table:table-cell/>
          <table:table-cell table:style-name="ce16" table:formula="of:=IF(ISBLANK([.B141]);&quot;&quot;;IF(ISERR([.G141]);&quot;&lt;/obj-entity&gt;&quot;;CONCATENATE([.$I$2];[.G141];[.$J$2];[.G141];[.$K$2])))">
            <text:p/>
          </table:table-cell>
          <table:table-cell table:formula="of:=IF(ISBLANK([.C141]);&quot;&quot;;CONCATENATE([.$U$3];[.T141];[.$V$3];[.AA141];[.$AD$3];[.T141];[.U14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2]);&quot;&quot;;IF(ISERR([.G142]);&quot;&lt;/obj-entity&gt;&quot;;CONCATENATE([.$I$2];[.G142];[.$J$2];[.G142];[.$K$2])))">
            <text:p/>
          </table:table-cell>
          <table:table-cell table:number-columns-repeated="3"/>
          <table:table-cell table:formula="of:==IF(ISBLANK([.$C142]);&quot;&quot;;FIND([.M$3];[.$C142]))">
            <text:p/>
          </table:table-cell>
          <table:table-cell table:formula="of:==IF(ISBLANK([.$C142]);&quot;&quot;;FIND([.N$3];[.$C142]))">
            <text:p/>
          </table:table-cell>
          <table:table-cell table:formula="of:==IF(ISBLANK([.$C142]);&quot;&quot;;FIND([.O$3];[.$C142]))">
            <text:p/>
          </table:table-cell>
          <table:table-cell table:formula="of:==IF(ISBLANK([.$C142]);&quot;&quot;;FIND([.P$3];[.$C142]))">
            <text:p/>
          </table:table-cell>
          <table:table-cell table:formula="of:==IF(ISBLANK([.$C142]);&quot;&quot;;FIND([.Q$3];[.$C142]))">
            <text:p/>
          </table:table-cell>
          <table:table-cell table:formula="of:==IF(ISBLANK([.$C142]);&quot;&quot;;FIND([.R$3];[.$C142]))">
            <text:p/>
          </table:table-cell>
          <table:table-cell table:formula="of:==IF(ISBLANK([.$C142]);&quot;&quot;;FIND([.S$3];[.$C142]))">
            <text:p/>
          </table:table-cell>
          <table:table-cell table:formula="of:=IF(ISBLANK([.C142]);&quot;&quot;;MID([.C142];[.M142]+LEN([.$M$3]);[.N142]-[.M142]-LEN([.$M$3])))">
            <text:p/>
          </table:table-cell>
          <table:table-cell table:formula="of:=IF(NOT(ISERROR([.O14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2]);&quot;&quot;;AND(NOT(ISERROR([.$P142]));ISERROR([.$Q142]);ISERROR([.$R142]);ISERROR([.$S142])))">
            <text:p/>
          </table:table-cell>
          <table:table-cell table:style-name="ce12" table:formula="of:=IF(ISBLANK([.$C142]);&quot;&quot;;AND((ISERROR([.$P142]));ISERROR([.$Q142]);NOT(ISERROR([.$R142]));ISERROR([.$S142])))">
            <text:p/>
          </table:table-cell>
          <table:table-cell table:style-name="ce12" table:formula="of:=IF(ISBLANK([.$C142]);&quot;&quot;;AND(NOT(ISERROR([.$S142]))))">
            <text:p/>
          </table:table-cell>
          <table:table-cell table:style-name="ce12" table:formula="of:=IF(ISBLANK([.$C142]);&quot;&quot;;AND(NOT(ISERROR([.$Q142]))))">
            <text:p/>
          </table:table-cell>
          <table:table-cell table:formula="of:=IF(ISBLANK([.C142]);&quot;&quot;;IF([.W142];&quot;java.lang.Long&quot;;IF([.X142];&quot;java.lang.String&quot;;IF([.Y142];&quot;java.lang.Double&quot;;IF([.Z142];&quot;java.math.BigDecimal&quot;;&quot;none&quot;)))))">
            <text:p/>
          </table:table-cell>
          <table:table-cell/>
          <table:table-cell table:style-name="ce16" table:formula="of:=IF(ISBLANK([.B142]);&quot;&quot;;IF(ISERR([.G142]);&quot;&lt;/obj-entity&gt;&quot;;CONCATENATE([.$I$2];[.G142];[.$J$2];[.G142];[.$K$2])))">
            <text:p/>
          </table:table-cell>
          <table:table-cell table:formula="of:=IF(ISBLANK([.C142]);&quot;&quot;;CONCATENATE([.$U$3];[.T142];[.$V$3];[.AA142];[.$AD$3];[.T142];[.U14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3]);&quot;&quot;;IF(ISERR([.G143]);&quot;&lt;/obj-entity&gt;&quot;;CONCATENATE([.$I$2];[.G143];[.$J$2];[.G143];[.$K$2])))">
            <text:p/>
          </table:table-cell>
          <table:table-cell table:number-columns-repeated="3"/>
          <table:table-cell table:formula="of:==IF(ISBLANK([.$C143]);&quot;&quot;;FIND([.M$3];[.$C143]))">
            <text:p/>
          </table:table-cell>
          <table:table-cell table:formula="of:==IF(ISBLANK([.$C143]);&quot;&quot;;FIND([.N$3];[.$C143]))">
            <text:p/>
          </table:table-cell>
          <table:table-cell table:formula="of:==IF(ISBLANK([.$C143]);&quot;&quot;;FIND([.O$3];[.$C143]))">
            <text:p/>
          </table:table-cell>
          <table:table-cell table:formula="of:==IF(ISBLANK([.$C143]);&quot;&quot;;FIND([.P$3];[.$C143]))">
            <text:p/>
          </table:table-cell>
          <table:table-cell table:formula="of:==IF(ISBLANK([.$C143]);&quot;&quot;;FIND([.Q$3];[.$C143]))">
            <text:p/>
          </table:table-cell>
          <table:table-cell table:formula="of:==IF(ISBLANK([.$C143]);&quot;&quot;;FIND([.R$3];[.$C143]))">
            <text:p/>
          </table:table-cell>
          <table:table-cell table:formula="of:==IF(ISBLANK([.$C143]);&quot;&quot;;FIND([.S$3];[.$C143]))">
            <text:p/>
          </table:table-cell>
          <table:table-cell table:formula="of:=IF(ISBLANK([.C143]);&quot;&quot;;MID([.C143];[.M143]+LEN([.$M$3]);[.N143]-[.M143]-LEN([.$M$3])))">
            <text:p/>
          </table:table-cell>
          <table:table-cell table:formula="of:=IF(NOT(ISERROR([.O14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3]);&quot;&quot;;AND(NOT(ISERROR([.$P143]));ISERROR([.$Q143]);ISERROR([.$R143]);ISERROR([.$S143])))">
            <text:p/>
          </table:table-cell>
          <table:table-cell table:style-name="ce12" table:formula="of:=IF(ISBLANK([.$C143]);&quot;&quot;;AND((ISERROR([.$P143]));ISERROR([.$Q143]);NOT(ISERROR([.$R143]));ISERROR([.$S143])))">
            <text:p/>
          </table:table-cell>
          <table:table-cell table:style-name="ce12" table:formula="of:=IF(ISBLANK([.$C143]);&quot;&quot;;AND(NOT(ISERROR([.$S143]))))">
            <text:p/>
          </table:table-cell>
          <table:table-cell table:style-name="ce12" table:formula="of:=IF(ISBLANK([.$C143]);&quot;&quot;;AND(NOT(ISERROR([.$Q143]))))">
            <text:p/>
          </table:table-cell>
          <table:table-cell table:formula="of:=IF(ISBLANK([.C143]);&quot;&quot;;IF([.W143];&quot;java.lang.Long&quot;;IF([.X143];&quot;java.lang.String&quot;;IF([.Y143];&quot;java.lang.Double&quot;;IF([.Z143];&quot;java.math.BigDecimal&quot;;&quot;none&quot;)))))">
            <text:p/>
          </table:table-cell>
          <table:table-cell/>
          <table:table-cell table:style-name="ce16" table:formula="of:=IF(ISBLANK([.B143]);&quot;&quot;;IF(ISERR([.G143]);&quot;&lt;/obj-entity&gt;&quot;;CONCATENATE([.$I$2];[.G143];[.$J$2];[.G143];[.$K$2])))">
            <text:p/>
          </table:table-cell>
          <table:table-cell table:formula="of:=IF(ISBLANK([.C143]);&quot;&quot;;CONCATENATE([.$U$3];[.T143];[.$V$3];[.AA143];[.$AD$3];[.T143];[.U14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4]);&quot;&quot;;IF(ISERR([.G144]);&quot;&lt;/obj-entity&gt;&quot;;CONCATENATE([.$I$2];[.G144];[.$J$2];[.G144];[.$K$2])))">
            <text:p/>
          </table:table-cell>
          <table:table-cell table:number-columns-repeated="3"/>
          <table:table-cell table:formula="of:==IF(ISBLANK([.$C144]);&quot;&quot;;FIND([.M$3];[.$C144]))">
            <text:p/>
          </table:table-cell>
          <table:table-cell table:formula="of:==IF(ISBLANK([.$C144]);&quot;&quot;;FIND([.N$3];[.$C144]))">
            <text:p/>
          </table:table-cell>
          <table:table-cell table:formula="of:==IF(ISBLANK([.$C144]);&quot;&quot;;FIND([.O$3];[.$C144]))">
            <text:p/>
          </table:table-cell>
          <table:table-cell table:formula="of:==IF(ISBLANK([.$C144]);&quot;&quot;;FIND([.P$3];[.$C144]))">
            <text:p/>
          </table:table-cell>
          <table:table-cell table:formula="of:==IF(ISBLANK([.$C144]);&quot;&quot;;FIND([.Q$3];[.$C144]))">
            <text:p/>
          </table:table-cell>
          <table:table-cell table:formula="of:==IF(ISBLANK([.$C144]);&quot;&quot;;FIND([.R$3];[.$C144]))">
            <text:p/>
          </table:table-cell>
          <table:table-cell table:formula="of:==IF(ISBLANK([.$C144]);&quot;&quot;;FIND([.S$3];[.$C144]))">
            <text:p/>
          </table:table-cell>
          <table:table-cell table:formula="of:=IF(ISBLANK([.C144]);&quot;&quot;;MID([.C144];[.M144]+LEN([.$M$3]);[.N144]-[.M144]-LEN([.$M$3])))">
            <text:p/>
          </table:table-cell>
          <table:table-cell table:formula="of:=IF(NOT(ISERROR([.O14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4]);&quot;&quot;;AND(NOT(ISERROR([.$P144]));ISERROR([.$Q144]);ISERROR([.$R144]);ISERROR([.$S144])))">
            <text:p/>
          </table:table-cell>
          <table:table-cell table:style-name="ce12" table:formula="of:=IF(ISBLANK([.$C144]);&quot;&quot;;AND((ISERROR([.$P144]));ISERROR([.$Q144]);NOT(ISERROR([.$R144]));ISERROR([.$S144])))">
            <text:p/>
          </table:table-cell>
          <table:table-cell table:style-name="ce12" table:formula="of:=IF(ISBLANK([.$C144]);&quot;&quot;;AND(NOT(ISERROR([.$S144]))))">
            <text:p/>
          </table:table-cell>
          <table:table-cell table:style-name="ce12" table:formula="of:=IF(ISBLANK([.$C144]);&quot;&quot;;AND(NOT(ISERROR([.$Q144]))))">
            <text:p/>
          </table:table-cell>
          <table:table-cell table:formula="of:=IF(ISBLANK([.C144]);&quot;&quot;;IF([.W144];&quot;java.lang.Long&quot;;IF([.X144];&quot;java.lang.String&quot;;IF([.Y144];&quot;java.lang.Double&quot;;IF([.Z144];&quot;java.math.BigDecimal&quot;;&quot;none&quot;)))))">
            <text:p/>
          </table:table-cell>
          <table:table-cell/>
          <table:table-cell table:style-name="ce16" table:formula="of:=IF(ISBLANK([.B144]);&quot;&quot;;IF(ISERR([.G144]);&quot;&lt;/obj-entity&gt;&quot;;CONCATENATE([.$I$2];[.G144];[.$J$2];[.G144];[.$K$2])))">
            <text:p/>
          </table:table-cell>
          <table:table-cell table:formula="of:=IF(ISBLANK([.C144]);&quot;&quot;;CONCATENATE([.$U$3];[.T144];[.$V$3];[.AA144];[.$AD$3];[.T144];[.U14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5]);&quot;&quot;;IF(ISERR([.G145]);&quot;&lt;/obj-entity&gt;&quot;;CONCATENATE([.$I$2];[.G145];[.$J$2];[.G145];[.$K$2])))">
            <text:p/>
          </table:table-cell>
          <table:table-cell table:number-columns-repeated="3"/>
          <table:table-cell table:formula="of:==IF(ISBLANK([.$C145]);&quot;&quot;;FIND([.M$3];[.$C145]))">
            <text:p/>
          </table:table-cell>
          <table:table-cell table:formula="of:==IF(ISBLANK([.$C145]);&quot;&quot;;FIND([.N$3];[.$C145]))">
            <text:p/>
          </table:table-cell>
          <table:table-cell table:formula="of:==IF(ISBLANK([.$C145]);&quot;&quot;;FIND([.O$3];[.$C145]))">
            <text:p/>
          </table:table-cell>
          <table:table-cell table:formula="of:==IF(ISBLANK([.$C145]);&quot;&quot;;FIND([.P$3];[.$C145]))">
            <text:p/>
          </table:table-cell>
          <table:table-cell table:formula="of:==IF(ISBLANK([.$C145]);&quot;&quot;;FIND([.Q$3];[.$C145]))">
            <text:p/>
          </table:table-cell>
          <table:table-cell table:formula="of:==IF(ISBLANK([.$C145]);&quot;&quot;;FIND([.R$3];[.$C145]))">
            <text:p/>
          </table:table-cell>
          <table:table-cell table:formula="of:==IF(ISBLANK([.$C145]);&quot;&quot;;FIND([.S$3];[.$C145]))">
            <text:p/>
          </table:table-cell>
          <table:table-cell table:formula="of:=IF(ISBLANK([.C145]);&quot;&quot;;MID([.C145];[.M145]+LEN([.$M$3]);[.N145]-[.M145]-LEN([.$M$3])))">
            <text:p/>
          </table:table-cell>
          <table:table-cell table:formula="of:=IF(NOT(ISERROR([.O14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5]);&quot;&quot;;AND(NOT(ISERROR([.$P145]));ISERROR([.$Q145]);ISERROR([.$R145]);ISERROR([.$S145])))">
            <text:p/>
          </table:table-cell>
          <table:table-cell table:style-name="ce12" table:formula="of:=IF(ISBLANK([.$C145]);&quot;&quot;;AND((ISERROR([.$P145]));ISERROR([.$Q145]);NOT(ISERROR([.$R145]));ISERROR([.$S145])))">
            <text:p/>
          </table:table-cell>
          <table:table-cell table:style-name="ce12" table:formula="of:=IF(ISBLANK([.$C145]);&quot;&quot;;AND(NOT(ISERROR([.$S145]))))">
            <text:p/>
          </table:table-cell>
          <table:table-cell table:style-name="ce12" table:formula="of:=IF(ISBLANK([.$C145]);&quot;&quot;;AND(NOT(ISERROR([.$Q145]))))">
            <text:p/>
          </table:table-cell>
          <table:table-cell table:formula="of:=IF(ISBLANK([.C145]);&quot;&quot;;IF([.W145];&quot;java.lang.Long&quot;;IF([.X145];&quot;java.lang.String&quot;;IF([.Y145];&quot;java.lang.Double&quot;;IF([.Z145];&quot;java.math.BigDecimal&quot;;&quot;none&quot;)))))">
            <text:p/>
          </table:table-cell>
          <table:table-cell/>
          <table:table-cell table:style-name="ce16" table:formula="of:=IF(ISBLANK([.B145]);&quot;&quot;;IF(ISERR([.G145]);&quot;&lt;/obj-entity&gt;&quot;;CONCATENATE([.$I$2];[.G145];[.$J$2];[.G145];[.$K$2])))">
            <text:p/>
          </table:table-cell>
          <table:table-cell table:formula="of:=IF(ISBLANK([.C145]);&quot;&quot;;CONCATENATE([.$U$3];[.T145];[.$V$3];[.AA145];[.$AD$3];[.T145];[.U14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6]);&quot;&quot;;IF(ISERR([.G146]);&quot;&lt;/obj-entity&gt;&quot;;CONCATENATE([.$I$2];[.G146];[.$J$2];[.G146];[.$K$2])))">
            <text:p/>
          </table:table-cell>
          <table:table-cell table:number-columns-repeated="3"/>
          <table:table-cell table:formula="of:==IF(ISBLANK([.$C146]);&quot;&quot;;FIND([.M$3];[.$C146]))">
            <text:p/>
          </table:table-cell>
          <table:table-cell table:formula="of:==IF(ISBLANK([.$C146]);&quot;&quot;;FIND([.N$3];[.$C146]))">
            <text:p/>
          </table:table-cell>
          <table:table-cell table:formula="of:==IF(ISBLANK([.$C146]);&quot;&quot;;FIND([.O$3];[.$C146]))">
            <text:p/>
          </table:table-cell>
          <table:table-cell table:formula="of:==IF(ISBLANK([.$C146]);&quot;&quot;;FIND([.P$3];[.$C146]))">
            <text:p/>
          </table:table-cell>
          <table:table-cell table:formula="of:==IF(ISBLANK([.$C146]);&quot;&quot;;FIND([.Q$3];[.$C146]))">
            <text:p/>
          </table:table-cell>
          <table:table-cell table:formula="of:==IF(ISBLANK([.$C146]);&quot;&quot;;FIND([.R$3];[.$C146]))">
            <text:p/>
          </table:table-cell>
          <table:table-cell table:formula="of:==IF(ISBLANK([.$C146]);&quot;&quot;;FIND([.S$3];[.$C146]))">
            <text:p/>
          </table:table-cell>
          <table:table-cell table:formula="of:=IF(ISBLANK([.C146]);&quot;&quot;;MID([.C146];[.M146]+LEN([.$M$3]);[.N146]-[.M146]-LEN([.$M$3])))">
            <text:p/>
          </table:table-cell>
          <table:table-cell table:formula="of:=IF(NOT(ISERROR([.O14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6]);&quot;&quot;;AND(NOT(ISERROR([.$P146]));ISERROR([.$Q146]);ISERROR([.$R146]);ISERROR([.$S146])))">
            <text:p/>
          </table:table-cell>
          <table:table-cell table:style-name="ce12" table:formula="of:=IF(ISBLANK([.$C146]);&quot;&quot;;AND((ISERROR([.$P146]));ISERROR([.$Q146]);NOT(ISERROR([.$R146]));ISERROR([.$S146])))">
            <text:p/>
          </table:table-cell>
          <table:table-cell table:style-name="ce12" table:formula="of:=IF(ISBLANK([.$C146]);&quot;&quot;;AND(NOT(ISERROR([.$S146]))))">
            <text:p/>
          </table:table-cell>
          <table:table-cell table:style-name="ce12" table:formula="of:=IF(ISBLANK([.$C146]);&quot;&quot;;AND(NOT(ISERROR([.$Q146]))))">
            <text:p/>
          </table:table-cell>
          <table:table-cell table:formula="of:=IF(ISBLANK([.C146]);&quot;&quot;;IF([.W146];&quot;java.lang.Long&quot;;IF([.X146];&quot;java.lang.String&quot;;IF([.Y146];&quot;java.lang.Double&quot;;IF([.Z146];&quot;java.math.BigDecimal&quot;;&quot;none&quot;)))))">
            <text:p/>
          </table:table-cell>
          <table:table-cell/>
          <table:table-cell table:style-name="ce16" table:formula="of:=IF(ISBLANK([.B146]);&quot;&quot;;IF(ISERR([.G146]);&quot;&lt;/obj-entity&gt;&quot;;CONCATENATE([.$I$2];[.G146];[.$J$2];[.G146];[.$K$2])))">
            <text:p/>
          </table:table-cell>
          <table:table-cell table:formula="of:=IF(ISBLANK([.C146]);&quot;&quot;;CONCATENATE([.$U$3];[.T146];[.$V$3];[.AA146];[.$AD$3];[.T146];[.U14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7]);&quot;&quot;;IF(ISERR([.G147]);&quot;&lt;/obj-entity&gt;&quot;;CONCATENATE([.$I$2];[.G147];[.$J$2];[.G147];[.$K$2])))">
            <text:p/>
          </table:table-cell>
          <table:table-cell table:number-columns-repeated="3"/>
          <table:table-cell table:formula="of:==IF(ISBLANK([.$C147]);&quot;&quot;;FIND([.M$3];[.$C147]))">
            <text:p/>
          </table:table-cell>
          <table:table-cell table:formula="of:==IF(ISBLANK([.$C147]);&quot;&quot;;FIND([.N$3];[.$C147]))">
            <text:p/>
          </table:table-cell>
          <table:table-cell table:formula="of:==IF(ISBLANK([.$C147]);&quot;&quot;;FIND([.O$3];[.$C147]))">
            <text:p/>
          </table:table-cell>
          <table:table-cell table:formula="of:==IF(ISBLANK([.$C147]);&quot;&quot;;FIND([.P$3];[.$C147]))">
            <text:p/>
          </table:table-cell>
          <table:table-cell table:formula="of:==IF(ISBLANK([.$C147]);&quot;&quot;;FIND([.Q$3];[.$C147]))">
            <text:p/>
          </table:table-cell>
          <table:table-cell table:formula="of:==IF(ISBLANK([.$C147]);&quot;&quot;;FIND([.R$3];[.$C147]))">
            <text:p/>
          </table:table-cell>
          <table:table-cell table:formula="of:==IF(ISBLANK([.$C147]);&quot;&quot;;FIND([.S$3];[.$C147]))">
            <text:p/>
          </table:table-cell>
          <table:table-cell table:formula="of:=IF(ISBLANK([.C147]);&quot;&quot;;MID([.C147];[.M147]+LEN([.$M$3]);[.N147]-[.M147]-LEN([.$M$3])))">
            <text:p/>
          </table:table-cell>
          <table:table-cell table:formula="of:=IF(NOT(ISERROR([.O14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7]);&quot;&quot;;AND(NOT(ISERROR([.$P147]));ISERROR([.$Q147]);ISERROR([.$R147]);ISERROR([.$S147])))">
            <text:p/>
          </table:table-cell>
          <table:table-cell table:style-name="ce12" table:formula="of:=IF(ISBLANK([.$C147]);&quot;&quot;;AND((ISERROR([.$P147]));ISERROR([.$Q147]);NOT(ISERROR([.$R147]));ISERROR([.$S147])))">
            <text:p/>
          </table:table-cell>
          <table:table-cell table:style-name="ce12" table:formula="of:=IF(ISBLANK([.$C147]);&quot;&quot;;AND(NOT(ISERROR([.$S147]))))">
            <text:p/>
          </table:table-cell>
          <table:table-cell table:style-name="ce12" table:formula="of:=IF(ISBLANK([.$C147]);&quot;&quot;;AND(NOT(ISERROR([.$Q147]))))">
            <text:p/>
          </table:table-cell>
          <table:table-cell table:formula="of:=IF(ISBLANK([.C147]);&quot;&quot;;IF([.W147];&quot;java.lang.Long&quot;;IF([.X147];&quot;java.lang.String&quot;;IF([.Y147];&quot;java.lang.Double&quot;;IF([.Z147];&quot;java.math.BigDecimal&quot;;&quot;none&quot;)))))">
            <text:p/>
          </table:table-cell>
          <table:table-cell/>
          <table:table-cell table:style-name="ce16" table:formula="of:=IF(ISBLANK([.B147]);&quot;&quot;;IF(ISERR([.G147]);&quot;&lt;/obj-entity&gt;&quot;;CONCATENATE([.$I$2];[.G147];[.$J$2];[.G147];[.$K$2])))">
            <text:p/>
          </table:table-cell>
          <table:table-cell table:formula="of:=IF(ISBLANK([.C147]);&quot;&quot;;CONCATENATE([.$U$3];[.T147];[.$V$3];[.AA147];[.$AD$3];[.T147];[.U14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8]);&quot;&quot;;IF(ISERR([.G148]);&quot;&lt;/obj-entity&gt;&quot;;CONCATENATE([.$I$2];[.G148];[.$J$2];[.G148];[.$K$2])))">
            <text:p/>
          </table:table-cell>
          <table:table-cell table:number-columns-repeated="3"/>
          <table:table-cell table:formula="of:==IF(ISBLANK([.$C148]);&quot;&quot;;FIND([.M$3];[.$C148]))">
            <text:p/>
          </table:table-cell>
          <table:table-cell table:formula="of:==IF(ISBLANK([.$C148]);&quot;&quot;;FIND([.N$3];[.$C148]))">
            <text:p/>
          </table:table-cell>
          <table:table-cell table:formula="of:==IF(ISBLANK([.$C148]);&quot;&quot;;FIND([.O$3];[.$C148]))">
            <text:p/>
          </table:table-cell>
          <table:table-cell table:formula="of:==IF(ISBLANK([.$C148]);&quot;&quot;;FIND([.P$3];[.$C148]))">
            <text:p/>
          </table:table-cell>
          <table:table-cell table:formula="of:==IF(ISBLANK([.$C148]);&quot;&quot;;FIND([.Q$3];[.$C148]))">
            <text:p/>
          </table:table-cell>
          <table:table-cell table:formula="of:==IF(ISBLANK([.$C148]);&quot;&quot;;FIND([.R$3];[.$C148]))">
            <text:p/>
          </table:table-cell>
          <table:table-cell table:formula="of:==IF(ISBLANK([.$C148]);&quot;&quot;;FIND([.S$3];[.$C148]))">
            <text:p/>
          </table:table-cell>
          <table:table-cell table:formula="of:=IF(ISBLANK([.C148]);&quot;&quot;;MID([.C148];[.M148]+LEN([.$M$3]);[.N148]-[.M148]-LEN([.$M$3])))">
            <text:p/>
          </table:table-cell>
          <table:table-cell table:formula="of:=IF(NOT(ISERROR([.O14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8]);&quot;&quot;;AND(NOT(ISERROR([.$P148]));ISERROR([.$Q148]);ISERROR([.$R148]);ISERROR([.$S148])))">
            <text:p/>
          </table:table-cell>
          <table:table-cell table:style-name="ce12" table:formula="of:=IF(ISBLANK([.$C148]);&quot;&quot;;AND((ISERROR([.$P148]));ISERROR([.$Q148]);NOT(ISERROR([.$R148]));ISERROR([.$S148])))">
            <text:p/>
          </table:table-cell>
          <table:table-cell table:style-name="ce12" table:formula="of:=IF(ISBLANK([.$C148]);&quot;&quot;;AND(NOT(ISERROR([.$S148]))))">
            <text:p/>
          </table:table-cell>
          <table:table-cell table:style-name="ce12" table:formula="of:=IF(ISBLANK([.$C148]);&quot;&quot;;AND(NOT(ISERROR([.$Q148]))))">
            <text:p/>
          </table:table-cell>
          <table:table-cell table:formula="of:=IF(ISBLANK([.C148]);&quot;&quot;;IF([.W148];&quot;java.lang.Long&quot;;IF([.X148];&quot;java.lang.String&quot;;IF([.Y148];&quot;java.lang.Double&quot;;IF([.Z148];&quot;java.math.BigDecimal&quot;;&quot;none&quot;)))))">
            <text:p/>
          </table:table-cell>
          <table:table-cell/>
          <table:table-cell table:style-name="ce16" table:formula="of:=IF(ISBLANK([.B148]);&quot;&quot;;IF(ISERR([.G148]);&quot;&lt;/obj-entity&gt;&quot;;CONCATENATE([.$I$2];[.G148];[.$J$2];[.G148];[.$K$2])))">
            <text:p/>
          </table:table-cell>
          <table:table-cell table:formula="of:=IF(ISBLANK([.C148]);&quot;&quot;;CONCATENATE([.$U$3];[.T148];[.$V$3];[.AA148];[.$AD$3];[.T148];[.U14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49]);&quot;&quot;;IF(ISERR([.G149]);&quot;&lt;/obj-entity&gt;&quot;;CONCATENATE([.$I$2];[.G149];[.$J$2];[.G149];[.$K$2])))">
            <text:p/>
          </table:table-cell>
          <table:table-cell table:number-columns-repeated="3"/>
          <table:table-cell table:formula="of:==IF(ISBLANK([.$C149]);&quot;&quot;;FIND([.M$3];[.$C149]))">
            <text:p/>
          </table:table-cell>
          <table:table-cell table:formula="of:==IF(ISBLANK([.$C149]);&quot;&quot;;FIND([.N$3];[.$C149]))">
            <text:p/>
          </table:table-cell>
          <table:table-cell table:formula="of:==IF(ISBLANK([.$C149]);&quot;&quot;;FIND([.O$3];[.$C149]))">
            <text:p/>
          </table:table-cell>
          <table:table-cell table:formula="of:==IF(ISBLANK([.$C149]);&quot;&quot;;FIND([.P$3];[.$C149]))">
            <text:p/>
          </table:table-cell>
          <table:table-cell table:formula="of:==IF(ISBLANK([.$C149]);&quot;&quot;;FIND([.Q$3];[.$C149]))">
            <text:p/>
          </table:table-cell>
          <table:table-cell table:formula="of:==IF(ISBLANK([.$C149]);&quot;&quot;;FIND([.R$3];[.$C149]))">
            <text:p/>
          </table:table-cell>
          <table:table-cell table:formula="of:==IF(ISBLANK([.$C149]);&quot;&quot;;FIND([.S$3];[.$C149]))">
            <text:p/>
          </table:table-cell>
          <table:table-cell table:formula="of:=IF(ISBLANK([.C149]);&quot;&quot;;MID([.C149];[.M149]+LEN([.$M$3]);[.N149]-[.M149]-LEN([.$M$3])))">
            <text:p/>
          </table:table-cell>
          <table:table-cell table:formula="of:=IF(NOT(ISERROR([.O14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49]);&quot;&quot;;AND(NOT(ISERROR([.$P149]));ISERROR([.$Q149]);ISERROR([.$R149]);ISERROR([.$S149])))">
            <text:p/>
          </table:table-cell>
          <table:table-cell table:style-name="ce12" table:formula="of:=IF(ISBLANK([.$C149]);&quot;&quot;;AND((ISERROR([.$P149]));ISERROR([.$Q149]);NOT(ISERROR([.$R149]));ISERROR([.$S149])))">
            <text:p/>
          </table:table-cell>
          <table:table-cell table:style-name="ce12" table:formula="of:=IF(ISBLANK([.$C149]);&quot;&quot;;AND(NOT(ISERROR([.$S149]))))">
            <text:p/>
          </table:table-cell>
          <table:table-cell table:style-name="ce12" table:formula="of:=IF(ISBLANK([.$C149]);&quot;&quot;;AND(NOT(ISERROR([.$Q149]))))">
            <text:p/>
          </table:table-cell>
          <table:table-cell table:formula="of:=IF(ISBLANK([.C149]);&quot;&quot;;IF([.W149];&quot;java.lang.Long&quot;;IF([.X149];&quot;java.lang.String&quot;;IF([.Y149];&quot;java.lang.Double&quot;;IF([.Z149];&quot;java.math.BigDecimal&quot;;&quot;none&quot;)))))">
            <text:p/>
          </table:table-cell>
          <table:table-cell/>
          <table:table-cell table:style-name="ce16" table:formula="of:=IF(ISBLANK([.B149]);&quot;&quot;;IF(ISERR([.G149]);&quot;&lt;/obj-entity&gt;&quot;;CONCATENATE([.$I$2];[.G149];[.$J$2];[.G149];[.$K$2])))">
            <text:p/>
          </table:table-cell>
          <table:table-cell table:formula="of:=IF(ISBLANK([.C149]);&quot;&quot;;CONCATENATE([.$U$3];[.T149];[.$V$3];[.AA149];[.$AD$3];[.T149];[.U14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0]);&quot;&quot;;IF(ISERR([.G150]);&quot;&lt;/obj-entity&gt;&quot;;CONCATENATE([.$I$2];[.G150];[.$J$2];[.G150];[.$K$2])))">
            <text:p/>
          </table:table-cell>
          <table:table-cell table:number-columns-repeated="3"/>
          <table:table-cell table:formula="of:==IF(ISBLANK([.$C150]);&quot;&quot;;FIND([.M$3];[.$C150]))">
            <text:p/>
          </table:table-cell>
          <table:table-cell table:formula="of:==IF(ISBLANK([.$C150]);&quot;&quot;;FIND([.N$3];[.$C150]))">
            <text:p/>
          </table:table-cell>
          <table:table-cell table:formula="of:==IF(ISBLANK([.$C150]);&quot;&quot;;FIND([.O$3];[.$C150]))">
            <text:p/>
          </table:table-cell>
          <table:table-cell table:formula="of:==IF(ISBLANK([.$C150]);&quot;&quot;;FIND([.P$3];[.$C150]))">
            <text:p/>
          </table:table-cell>
          <table:table-cell table:formula="of:==IF(ISBLANK([.$C150]);&quot;&quot;;FIND([.Q$3];[.$C150]))">
            <text:p/>
          </table:table-cell>
          <table:table-cell table:formula="of:==IF(ISBLANK([.$C150]);&quot;&quot;;FIND([.R$3];[.$C150]))">
            <text:p/>
          </table:table-cell>
          <table:table-cell table:formula="of:==IF(ISBLANK([.$C150]);&quot;&quot;;FIND([.S$3];[.$C150]))">
            <text:p/>
          </table:table-cell>
          <table:table-cell table:formula="of:=IF(ISBLANK([.C150]);&quot;&quot;;MID([.C150];[.M150]+LEN([.$M$3]);[.N150]-[.M150]-LEN([.$M$3])))">
            <text:p/>
          </table:table-cell>
          <table:table-cell table:formula="of:=IF(NOT(ISERROR([.O15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0]);&quot;&quot;;AND(NOT(ISERROR([.$P150]));ISERROR([.$Q150]);ISERROR([.$R150]);ISERROR([.$S150])))">
            <text:p/>
          </table:table-cell>
          <table:table-cell table:style-name="ce12" table:formula="of:=IF(ISBLANK([.$C150]);&quot;&quot;;AND((ISERROR([.$P150]));ISERROR([.$Q150]);NOT(ISERROR([.$R150]));ISERROR([.$S150])))">
            <text:p/>
          </table:table-cell>
          <table:table-cell table:style-name="ce12" table:formula="of:=IF(ISBLANK([.$C150]);&quot;&quot;;AND(NOT(ISERROR([.$S150]))))">
            <text:p/>
          </table:table-cell>
          <table:table-cell table:style-name="ce12" table:formula="of:=IF(ISBLANK([.$C150]);&quot;&quot;;AND(NOT(ISERROR([.$Q150]))))">
            <text:p/>
          </table:table-cell>
          <table:table-cell table:formula="of:=IF(ISBLANK([.C150]);&quot;&quot;;IF([.W150];&quot;java.lang.Long&quot;;IF([.X150];&quot;java.lang.String&quot;;IF([.Y150];&quot;java.lang.Double&quot;;IF([.Z150];&quot;java.math.BigDecimal&quot;;&quot;none&quot;)))))">
            <text:p/>
          </table:table-cell>
          <table:table-cell/>
          <table:table-cell table:style-name="ce16" table:formula="of:=IF(ISBLANK([.B150]);&quot;&quot;;IF(ISERR([.G150]);&quot;&lt;/obj-entity&gt;&quot;;CONCATENATE([.$I$2];[.G150];[.$J$2];[.G150];[.$K$2])))">
            <text:p/>
          </table:table-cell>
          <table:table-cell table:formula="of:=IF(ISBLANK([.C150]);&quot;&quot;;CONCATENATE([.$U$3];[.T150];[.$V$3];[.AA150];[.$AD$3];[.T150];[.U15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1]);&quot;&quot;;IF(ISERR([.G151]);&quot;&lt;/obj-entity&gt;&quot;;CONCATENATE([.$I$2];[.G151];[.$J$2];[.G151];[.$K$2])))">
            <text:p/>
          </table:table-cell>
          <table:table-cell table:number-columns-repeated="3"/>
          <table:table-cell table:formula="of:==IF(ISBLANK([.$C151]);&quot;&quot;;FIND([.M$3];[.$C151]))">
            <text:p/>
          </table:table-cell>
          <table:table-cell table:formula="of:==IF(ISBLANK([.$C151]);&quot;&quot;;FIND([.N$3];[.$C151]))">
            <text:p/>
          </table:table-cell>
          <table:table-cell table:formula="of:==IF(ISBLANK([.$C151]);&quot;&quot;;FIND([.O$3];[.$C151]))">
            <text:p/>
          </table:table-cell>
          <table:table-cell table:formula="of:==IF(ISBLANK([.$C151]);&quot;&quot;;FIND([.P$3];[.$C151]))">
            <text:p/>
          </table:table-cell>
          <table:table-cell table:formula="of:==IF(ISBLANK([.$C151]);&quot;&quot;;FIND([.Q$3];[.$C151]))">
            <text:p/>
          </table:table-cell>
          <table:table-cell table:formula="of:==IF(ISBLANK([.$C151]);&quot;&quot;;FIND([.R$3];[.$C151]))">
            <text:p/>
          </table:table-cell>
          <table:table-cell table:formula="of:==IF(ISBLANK([.$C151]);&quot;&quot;;FIND([.S$3];[.$C151]))">
            <text:p/>
          </table:table-cell>
          <table:table-cell table:formula="of:=IF(ISBLANK([.C151]);&quot;&quot;;MID([.C151];[.M151]+LEN([.$M$3]);[.N151]-[.M151]-LEN([.$M$3])))">
            <text:p/>
          </table:table-cell>
          <table:table-cell table:formula="of:=IF(NOT(ISERROR([.O15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1]);&quot;&quot;;AND(NOT(ISERROR([.$P151]));ISERROR([.$Q151]);ISERROR([.$R151]);ISERROR([.$S151])))">
            <text:p/>
          </table:table-cell>
          <table:table-cell table:style-name="ce12" table:formula="of:=IF(ISBLANK([.$C151]);&quot;&quot;;AND((ISERROR([.$P151]));ISERROR([.$Q151]);NOT(ISERROR([.$R151]));ISERROR([.$S151])))">
            <text:p/>
          </table:table-cell>
          <table:table-cell table:style-name="ce12" table:formula="of:=IF(ISBLANK([.$C151]);&quot;&quot;;AND(NOT(ISERROR([.$S151]))))">
            <text:p/>
          </table:table-cell>
          <table:table-cell table:style-name="ce12" table:formula="of:=IF(ISBLANK([.$C151]);&quot;&quot;;AND(NOT(ISERROR([.$Q151]))))">
            <text:p/>
          </table:table-cell>
          <table:table-cell table:formula="of:=IF(ISBLANK([.C151]);&quot;&quot;;IF([.W151];&quot;java.lang.Long&quot;;IF([.X151];&quot;java.lang.String&quot;;IF([.Y151];&quot;java.lang.Double&quot;;IF([.Z151];&quot;java.math.BigDecimal&quot;;&quot;none&quot;)))))">
            <text:p/>
          </table:table-cell>
          <table:table-cell/>
          <table:table-cell table:style-name="ce16" table:formula="of:=IF(ISBLANK([.B151]);&quot;&quot;;IF(ISERR([.G151]);&quot;&lt;/obj-entity&gt;&quot;;CONCATENATE([.$I$2];[.G151];[.$J$2];[.G151];[.$K$2])))">
            <text:p/>
          </table:table-cell>
          <table:table-cell table:formula="of:=IF(ISBLANK([.C151]);&quot;&quot;;CONCATENATE([.$U$3];[.T151];[.$V$3];[.AA151];[.$AD$3];[.T151];[.U15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2]);&quot;&quot;;IF(ISERR([.G152]);&quot;&lt;/obj-entity&gt;&quot;;CONCATENATE([.$I$2];[.G152];[.$J$2];[.G152];[.$K$2])))">
            <text:p/>
          </table:table-cell>
          <table:table-cell table:number-columns-repeated="3"/>
          <table:table-cell table:formula="of:==IF(ISBLANK([.$C152]);&quot;&quot;;FIND([.M$3];[.$C152]))">
            <text:p/>
          </table:table-cell>
          <table:table-cell table:formula="of:==IF(ISBLANK([.$C152]);&quot;&quot;;FIND([.N$3];[.$C152]))">
            <text:p/>
          </table:table-cell>
          <table:table-cell table:formula="of:==IF(ISBLANK([.$C152]);&quot;&quot;;FIND([.O$3];[.$C152]))">
            <text:p/>
          </table:table-cell>
          <table:table-cell table:formula="of:==IF(ISBLANK([.$C152]);&quot;&quot;;FIND([.P$3];[.$C152]))">
            <text:p/>
          </table:table-cell>
          <table:table-cell table:formula="of:==IF(ISBLANK([.$C152]);&quot;&quot;;FIND([.Q$3];[.$C152]))">
            <text:p/>
          </table:table-cell>
          <table:table-cell table:formula="of:==IF(ISBLANK([.$C152]);&quot;&quot;;FIND([.R$3];[.$C152]))">
            <text:p/>
          </table:table-cell>
          <table:table-cell table:formula="of:==IF(ISBLANK([.$C152]);&quot;&quot;;FIND([.S$3];[.$C152]))">
            <text:p/>
          </table:table-cell>
          <table:table-cell table:formula="of:=IF(ISBLANK([.C152]);&quot;&quot;;MID([.C152];[.M152]+LEN([.$M$3]);[.N152]-[.M152]-LEN([.$M$3])))">
            <text:p/>
          </table:table-cell>
          <table:table-cell table:formula="of:=IF(NOT(ISERROR([.O15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2]);&quot;&quot;;AND(NOT(ISERROR([.$P152]));ISERROR([.$Q152]);ISERROR([.$R152]);ISERROR([.$S152])))">
            <text:p/>
          </table:table-cell>
          <table:table-cell table:style-name="ce12" table:formula="of:=IF(ISBLANK([.$C152]);&quot;&quot;;AND((ISERROR([.$P152]));ISERROR([.$Q152]);NOT(ISERROR([.$R152]));ISERROR([.$S152])))">
            <text:p/>
          </table:table-cell>
          <table:table-cell table:style-name="ce12" table:formula="of:=IF(ISBLANK([.$C152]);&quot;&quot;;AND(NOT(ISERROR([.$S152]))))">
            <text:p/>
          </table:table-cell>
          <table:table-cell table:style-name="ce12" table:formula="of:=IF(ISBLANK([.$C152]);&quot;&quot;;AND(NOT(ISERROR([.$Q152]))))">
            <text:p/>
          </table:table-cell>
          <table:table-cell table:formula="of:=IF(ISBLANK([.C152]);&quot;&quot;;IF([.W152];&quot;java.lang.Long&quot;;IF([.X152];&quot;java.lang.String&quot;;IF([.Y152];&quot;java.lang.Double&quot;;IF([.Z152];&quot;java.math.BigDecimal&quot;;&quot;none&quot;)))))">
            <text:p/>
          </table:table-cell>
          <table:table-cell/>
          <table:table-cell table:style-name="ce16" table:formula="of:=IF(ISBLANK([.B152]);&quot;&quot;;IF(ISERR([.G152]);&quot;&lt;/obj-entity&gt;&quot;;CONCATENATE([.$I$2];[.G152];[.$J$2];[.G152];[.$K$2])))">
            <text:p/>
          </table:table-cell>
          <table:table-cell table:formula="of:=IF(ISBLANK([.C152]);&quot;&quot;;CONCATENATE([.$U$3];[.T152];[.$V$3];[.AA152];[.$AD$3];[.T152];[.U15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3]);&quot;&quot;;IF(ISERR([.G153]);&quot;&lt;/obj-entity&gt;&quot;;CONCATENATE([.$I$2];[.G153];[.$J$2];[.G153];[.$K$2])))">
            <text:p/>
          </table:table-cell>
          <table:table-cell table:number-columns-repeated="3"/>
          <table:table-cell table:formula="of:==IF(ISBLANK([.$C153]);&quot;&quot;;FIND([.M$3];[.$C153]))">
            <text:p/>
          </table:table-cell>
          <table:table-cell table:formula="of:==IF(ISBLANK([.$C153]);&quot;&quot;;FIND([.N$3];[.$C153]))">
            <text:p/>
          </table:table-cell>
          <table:table-cell table:formula="of:==IF(ISBLANK([.$C153]);&quot;&quot;;FIND([.O$3];[.$C153]))">
            <text:p/>
          </table:table-cell>
          <table:table-cell table:formula="of:==IF(ISBLANK([.$C153]);&quot;&quot;;FIND([.P$3];[.$C153]))">
            <text:p/>
          </table:table-cell>
          <table:table-cell table:formula="of:==IF(ISBLANK([.$C153]);&quot;&quot;;FIND([.Q$3];[.$C153]))">
            <text:p/>
          </table:table-cell>
          <table:table-cell table:formula="of:==IF(ISBLANK([.$C153]);&quot;&quot;;FIND([.R$3];[.$C153]))">
            <text:p/>
          </table:table-cell>
          <table:table-cell table:formula="of:==IF(ISBLANK([.$C153]);&quot;&quot;;FIND([.S$3];[.$C153]))">
            <text:p/>
          </table:table-cell>
          <table:table-cell table:formula="of:=IF(ISBLANK([.C153]);&quot;&quot;;MID([.C153];[.M153]+LEN([.$M$3]);[.N153]-[.M153]-LEN([.$M$3])))">
            <text:p/>
          </table:table-cell>
          <table:table-cell table:formula="of:=IF(NOT(ISERROR([.O15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3]);&quot;&quot;;AND(NOT(ISERROR([.$P153]));ISERROR([.$Q153]);ISERROR([.$R153]);ISERROR([.$S153])))">
            <text:p/>
          </table:table-cell>
          <table:table-cell table:style-name="ce12" table:formula="of:=IF(ISBLANK([.$C153]);&quot;&quot;;AND((ISERROR([.$P153]));ISERROR([.$Q153]);NOT(ISERROR([.$R153]));ISERROR([.$S153])))">
            <text:p/>
          </table:table-cell>
          <table:table-cell table:style-name="ce12" table:formula="of:=IF(ISBLANK([.$C153]);&quot;&quot;;AND(NOT(ISERROR([.$S153]))))">
            <text:p/>
          </table:table-cell>
          <table:table-cell table:style-name="ce12" table:formula="of:=IF(ISBLANK([.$C153]);&quot;&quot;;AND(NOT(ISERROR([.$Q153]))))">
            <text:p/>
          </table:table-cell>
          <table:table-cell table:formula="of:=IF(ISBLANK([.C153]);&quot;&quot;;IF([.W153];&quot;java.lang.Long&quot;;IF([.X153];&quot;java.lang.String&quot;;IF([.Y153];&quot;java.lang.Double&quot;;IF([.Z153];&quot;java.math.BigDecimal&quot;;&quot;none&quot;)))))">
            <text:p/>
          </table:table-cell>
          <table:table-cell/>
          <table:table-cell table:style-name="ce16" table:formula="of:=IF(ISBLANK([.B153]);&quot;&quot;;IF(ISERR([.G153]);&quot;&lt;/obj-entity&gt;&quot;;CONCATENATE([.$I$2];[.G153];[.$J$2];[.G153];[.$K$2])))">
            <text:p/>
          </table:table-cell>
          <table:table-cell table:formula="of:=IF(ISBLANK([.C153]);&quot;&quot;;CONCATENATE([.$U$3];[.T153];[.$V$3];[.AA153];[.$AD$3];[.T153];[.U15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4]);&quot;&quot;;IF(ISERR([.G154]);&quot;&lt;/obj-entity&gt;&quot;;CONCATENATE([.$I$2];[.G154];[.$J$2];[.G154];[.$K$2])))">
            <text:p/>
          </table:table-cell>
          <table:table-cell table:number-columns-repeated="3"/>
          <table:table-cell table:formula="of:==IF(ISBLANK([.$C154]);&quot;&quot;;FIND([.M$3];[.$C154]))">
            <text:p/>
          </table:table-cell>
          <table:table-cell table:formula="of:==IF(ISBLANK([.$C154]);&quot;&quot;;FIND([.N$3];[.$C154]))">
            <text:p/>
          </table:table-cell>
          <table:table-cell table:formula="of:==IF(ISBLANK([.$C154]);&quot;&quot;;FIND([.O$3];[.$C154]))">
            <text:p/>
          </table:table-cell>
          <table:table-cell table:formula="of:==IF(ISBLANK([.$C154]);&quot;&quot;;FIND([.P$3];[.$C154]))">
            <text:p/>
          </table:table-cell>
          <table:table-cell table:formula="of:==IF(ISBLANK([.$C154]);&quot;&quot;;FIND([.Q$3];[.$C154]))">
            <text:p/>
          </table:table-cell>
          <table:table-cell table:formula="of:==IF(ISBLANK([.$C154]);&quot;&quot;;FIND([.R$3];[.$C154]))">
            <text:p/>
          </table:table-cell>
          <table:table-cell table:formula="of:==IF(ISBLANK([.$C154]);&quot;&quot;;FIND([.S$3];[.$C154]))">
            <text:p/>
          </table:table-cell>
          <table:table-cell table:formula="of:=IF(ISBLANK([.C154]);&quot;&quot;;MID([.C154];[.M154]+LEN([.$M$3]);[.N154]-[.M154]-LEN([.$M$3])))">
            <text:p/>
          </table:table-cell>
          <table:table-cell table:formula="of:=IF(NOT(ISERROR([.O15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4]);&quot;&quot;;AND(NOT(ISERROR([.$P154]));ISERROR([.$Q154]);ISERROR([.$R154]);ISERROR([.$S154])))">
            <text:p/>
          </table:table-cell>
          <table:table-cell table:style-name="ce12" table:formula="of:=IF(ISBLANK([.$C154]);&quot;&quot;;AND((ISERROR([.$P154]));ISERROR([.$Q154]);NOT(ISERROR([.$R154]));ISERROR([.$S154])))">
            <text:p/>
          </table:table-cell>
          <table:table-cell table:style-name="ce12" table:formula="of:=IF(ISBLANK([.$C154]);&quot;&quot;;AND(NOT(ISERROR([.$S154]))))">
            <text:p/>
          </table:table-cell>
          <table:table-cell table:style-name="ce12" table:formula="of:=IF(ISBLANK([.$C154]);&quot;&quot;;AND(NOT(ISERROR([.$Q154]))))">
            <text:p/>
          </table:table-cell>
          <table:table-cell table:formula="of:=IF(ISBLANK([.C154]);&quot;&quot;;IF([.W154];&quot;java.lang.Long&quot;;IF([.X154];&quot;java.lang.String&quot;;IF([.Y154];&quot;java.lang.Double&quot;;IF([.Z154];&quot;java.math.BigDecimal&quot;;&quot;none&quot;)))))">
            <text:p/>
          </table:table-cell>
          <table:table-cell/>
          <table:table-cell table:style-name="ce16" table:formula="of:=IF(ISBLANK([.B154]);&quot;&quot;;IF(ISERR([.G154]);&quot;&lt;/obj-entity&gt;&quot;;CONCATENATE([.$I$2];[.G154];[.$J$2];[.G154];[.$K$2])))">
            <text:p/>
          </table:table-cell>
          <table:table-cell table:formula="of:=IF(ISBLANK([.C154]);&quot;&quot;;CONCATENATE([.$U$3];[.T154];[.$V$3];[.AA154];[.$AD$3];[.T154];[.U15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5]);&quot;&quot;;IF(ISERR([.G155]);&quot;&lt;/obj-entity&gt;&quot;;CONCATENATE([.$I$2];[.G155];[.$J$2];[.G155];[.$K$2])))">
            <text:p/>
          </table:table-cell>
          <table:table-cell table:number-columns-repeated="3"/>
          <table:table-cell table:formula="of:==IF(ISBLANK([.$C155]);&quot;&quot;;FIND([.M$3];[.$C155]))">
            <text:p/>
          </table:table-cell>
          <table:table-cell table:formula="of:==IF(ISBLANK([.$C155]);&quot;&quot;;FIND([.N$3];[.$C155]))">
            <text:p/>
          </table:table-cell>
          <table:table-cell table:formula="of:==IF(ISBLANK([.$C155]);&quot;&quot;;FIND([.O$3];[.$C155]))">
            <text:p/>
          </table:table-cell>
          <table:table-cell table:formula="of:==IF(ISBLANK([.$C155]);&quot;&quot;;FIND([.P$3];[.$C155]))">
            <text:p/>
          </table:table-cell>
          <table:table-cell table:formula="of:==IF(ISBLANK([.$C155]);&quot;&quot;;FIND([.Q$3];[.$C155]))">
            <text:p/>
          </table:table-cell>
          <table:table-cell table:formula="of:==IF(ISBLANK([.$C155]);&quot;&quot;;FIND([.R$3];[.$C155]))">
            <text:p/>
          </table:table-cell>
          <table:table-cell table:formula="of:==IF(ISBLANK([.$C155]);&quot;&quot;;FIND([.S$3];[.$C155]))">
            <text:p/>
          </table:table-cell>
          <table:table-cell table:formula="of:=IF(ISBLANK([.C155]);&quot;&quot;;MID([.C155];[.M155]+LEN([.$M$3]);[.N155]-[.M155]-LEN([.$M$3])))">
            <text:p/>
          </table:table-cell>
          <table:table-cell table:formula="of:=IF(NOT(ISERROR([.O15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5]);&quot;&quot;;AND(NOT(ISERROR([.$P155]));ISERROR([.$Q155]);ISERROR([.$R155]);ISERROR([.$S155])))">
            <text:p/>
          </table:table-cell>
          <table:table-cell table:style-name="ce12" table:formula="of:=IF(ISBLANK([.$C155]);&quot;&quot;;AND((ISERROR([.$P155]));ISERROR([.$Q155]);NOT(ISERROR([.$R155]));ISERROR([.$S155])))">
            <text:p/>
          </table:table-cell>
          <table:table-cell table:style-name="ce12" table:formula="of:=IF(ISBLANK([.$C155]);&quot;&quot;;AND(NOT(ISERROR([.$S155]))))">
            <text:p/>
          </table:table-cell>
          <table:table-cell table:style-name="ce12" table:formula="of:=IF(ISBLANK([.$C155]);&quot;&quot;;AND(NOT(ISERROR([.$Q155]))))">
            <text:p/>
          </table:table-cell>
          <table:table-cell table:formula="of:=IF(ISBLANK([.C155]);&quot;&quot;;IF([.W155];&quot;java.lang.Long&quot;;IF([.X155];&quot;java.lang.String&quot;;IF([.Y155];&quot;java.lang.Double&quot;;IF([.Z155];&quot;java.math.BigDecimal&quot;;&quot;none&quot;)))))">
            <text:p/>
          </table:table-cell>
          <table:table-cell/>
          <table:table-cell table:style-name="ce16" table:formula="of:=IF(ISBLANK([.B155]);&quot;&quot;;IF(ISERR([.G155]);&quot;&lt;/obj-entity&gt;&quot;;CONCATENATE([.$I$2];[.G155];[.$J$2];[.G155];[.$K$2])))">
            <text:p/>
          </table:table-cell>
          <table:table-cell table:formula="of:=IF(ISBLANK([.C155]);&quot;&quot;;CONCATENATE([.$U$3];[.T155];[.$V$3];[.AA155];[.$AD$3];[.T155];[.U15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6]);&quot;&quot;;IF(ISERR([.G156]);&quot;&lt;/obj-entity&gt;&quot;;CONCATENATE([.$I$2];[.G156];[.$J$2];[.G156];[.$K$2])))">
            <text:p/>
          </table:table-cell>
          <table:table-cell table:number-columns-repeated="3"/>
          <table:table-cell table:formula="of:==IF(ISBLANK([.$C156]);&quot;&quot;;FIND([.M$3];[.$C156]))">
            <text:p/>
          </table:table-cell>
          <table:table-cell table:formula="of:==IF(ISBLANK([.$C156]);&quot;&quot;;FIND([.N$3];[.$C156]))">
            <text:p/>
          </table:table-cell>
          <table:table-cell table:formula="of:==IF(ISBLANK([.$C156]);&quot;&quot;;FIND([.O$3];[.$C156]))">
            <text:p/>
          </table:table-cell>
          <table:table-cell table:formula="of:==IF(ISBLANK([.$C156]);&quot;&quot;;FIND([.P$3];[.$C156]))">
            <text:p/>
          </table:table-cell>
          <table:table-cell table:formula="of:==IF(ISBLANK([.$C156]);&quot;&quot;;FIND([.Q$3];[.$C156]))">
            <text:p/>
          </table:table-cell>
          <table:table-cell table:formula="of:==IF(ISBLANK([.$C156]);&quot;&quot;;FIND([.R$3];[.$C156]))">
            <text:p/>
          </table:table-cell>
          <table:table-cell table:formula="of:==IF(ISBLANK([.$C156]);&quot;&quot;;FIND([.S$3];[.$C156]))">
            <text:p/>
          </table:table-cell>
          <table:table-cell table:formula="of:=IF(ISBLANK([.C156]);&quot;&quot;;MID([.C156];[.M156]+LEN([.$M$3]);[.N156]-[.M156]-LEN([.$M$3])))">
            <text:p/>
          </table:table-cell>
          <table:table-cell table:formula="of:=IF(NOT(ISERROR([.O15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6]);&quot;&quot;;AND(NOT(ISERROR([.$P156]));ISERROR([.$Q156]);ISERROR([.$R156]);ISERROR([.$S156])))">
            <text:p/>
          </table:table-cell>
          <table:table-cell table:style-name="ce12" table:formula="of:=IF(ISBLANK([.$C156]);&quot;&quot;;AND((ISERROR([.$P156]));ISERROR([.$Q156]);NOT(ISERROR([.$R156]));ISERROR([.$S156])))">
            <text:p/>
          </table:table-cell>
          <table:table-cell table:style-name="ce12" table:formula="of:=IF(ISBLANK([.$C156]);&quot;&quot;;AND(NOT(ISERROR([.$S156]))))">
            <text:p/>
          </table:table-cell>
          <table:table-cell table:style-name="ce12" table:formula="of:=IF(ISBLANK([.$C156]);&quot;&quot;;AND(NOT(ISERROR([.$Q156]))))">
            <text:p/>
          </table:table-cell>
          <table:table-cell table:formula="of:=IF(ISBLANK([.C156]);&quot;&quot;;IF([.W156];&quot;java.lang.Long&quot;;IF([.X156];&quot;java.lang.String&quot;;IF([.Y156];&quot;java.lang.Double&quot;;IF([.Z156];&quot;java.math.BigDecimal&quot;;&quot;none&quot;)))))">
            <text:p/>
          </table:table-cell>
          <table:table-cell/>
          <table:table-cell table:style-name="ce16" table:formula="of:=IF(ISBLANK([.B156]);&quot;&quot;;IF(ISERR([.G156]);&quot;&lt;/obj-entity&gt;&quot;;CONCATENATE([.$I$2];[.G156];[.$J$2];[.G156];[.$K$2])))">
            <text:p/>
          </table:table-cell>
          <table:table-cell table:formula="of:=IF(ISBLANK([.C156]);&quot;&quot;;CONCATENATE([.$U$3];[.T156];[.$V$3];[.AA156];[.$AD$3];[.T156];[.U15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7]);&quot;&quot;;IF(ISERR([.G157]);&quot;&lt;/obj-entity&gt;&quot;;CONCATENATE([.$I$2];[.G157];[.$J$2];[.G157];[.$K$2])))">
            <text:p/>
          </table:table-cell>
          <table:table-cell table:number-columns-repeated="3"/>
          <table:table-cell table:formula="of:==IF(ISBLANK([.$C157]);&quot;&quot;;FIND([.M$3];[.$C157]))">
            <text:p/>
          </table:table-cell>
          <table:table-cell table:formula="of:==IF(ISBLANK([.$C157]);&quot;&quot;;FIND([.N$3];[.$C157]))">
            <text:p/>
          </table:table-cell>
          <table:table-cell table:formula="of:==IF(ISBLANK([.$C157]);&quot;&quot;;FIND([.O$3];[.$C157]))">
            <text:p/>
          </table:table-cell>
          <table:table-cell table:formula="of:==IF(ISBLANK([.$C157]);&quot;&quot;;FIND([.P$3];[.$C157]))">
            <text:p/>
          </table:table-cell>
          <table:table-cell table:formula="of:==IF(ISBLANK([.$C157]);&quot;&quot;;FIND([.Q$3];[.$C157]))">
            <text:p/>
          </table:table-cell>
          <table:table-cell table:formula="of:==IF(ISBLANK([.$C157]);&quot;&quot;;FIND([.R$3];[.$C157]))">
            <text:p/>
          </table:table-cell>
          <table:table-cell table:formula="of:==IF(ISBLANK([.$C157]);&quot;&quot;;FIND([.S$3];[.$C157]))">
            <text:p/>
          </table:table-cell>
          <table:table-cell table:formula="of:=IF(ISBLANK([.C157]);&quot;&quot;;MID([.C157];[.M157]+LEN([.$M$3]);[.N157]-[.M157]-LEN([.$M$3])))">
            <text:p/>
          </table:table-cell>
          <table:table-cell table:formula="of:=IF(NOT(ISERROR([.O15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7]);&quot;&quot;;AND(NOT(ISERROR([.$P157]));ISERROR([.$Q157]);ISERROR([.$R157]);ISERROR([.$S157])))">
            <text:p/>
          </table:table-cell>
          <table:table-cell table:style-name="ce12" table:formula="of:=IF(ISBLANK([.$C157]);&quot;&quot;;AND((ISERROR([.$P157]));ISERROR([.$Q157]);NOT(ISERROR([.$R157]));ISERROR([.$S157])))">
            <text:p/>
          </table:table-cell>
          <table:table-cell table:style-name="ce12" table:formula="of:=IF(ISBLANK([.$C157]);&quot;&quot;;AND(NOT(ISERROR([.$S157]))))">
            <text:p/>
          </table:table-cell>
          <table:table-cell table:style-name="ce12" table:formula="of:=IF(ISBLANK([.$C157]);&quot;&quot;;AND(NOT(ISERROR([.$Q157]))))">
            <text:p/>
          </table:table-cell>
          <table:table-cell table:formula="of:=IF(ISBLANK([.C157]);&quot;&quot;;IF([.W157];&quot;java.lang.Long&quot;;IF([.X157];&quot;java.lang.String&quot;;IF([.Y157];&quot;java.lang.Double&quot;;IF([.Z157];&quot;java.math.BigDecimal&quot;;&quot;none&quot;)))))">
            <text:p/>
          </table:table-cell>
          <table:table-cell/>
          <table:table-cell table:style-name="ce16" table:formula="of:=IF(ISBLANK([.B157]);&quot;&quot;;IF(ISERR([.G157]);&quot;&lt;/obj-entity&gt;&quot;;CONCATENATE([.$I$2];[.G157];[.$J$2];[.G157];[.$K$2])))">
            <text:p/>
          </table:table-cell>
          <table:table-cell table:formula="of:=IF(ISBLANK([.C157]);&quot;&quot;;CONCATENATE([.$U$3];[.T157];[.$V$3];[.AA157];[.$AD$3];[.T157];[.U15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8]);&quot;&quot;;IF(ISERR([.G158]);&quot;&lt;/obj-entity&gt;&quot;;CONCATENATE([.$I$2];[.G158];[.$J$2];[.G158];[.$K$2])))">
            <text:p/>
          </table:table-cell>
          <table:table-cell table:number-columns-repeated="3"/>
          <table:table-cell table:formula="of:==IF(ISBLANK([.$C158]);&quot;&quot;;FIND([.M$3];[.$C158]))">
            <text:p/>
          </table:table-cell>
          <table:table-cell table:formula="of:==IF(ISBLANK([.$C158]);&quot;&quot;;FIND([.N$3];[.$C158]))">
            <text:p/>
          </table:table-cell>
          <table:table-cell table:formula="of:==IF(ISBLANK([.$C158]);&quot;&quot;;FIND([.O$3];[.$C158]))">
            <text:p/>
          </table:table-cell>
          <table:table-cell table:formula="of:==IF(ISBLANK([.$C158]);&quot;&quot;;FIND([.P$3];[.$C158]))">
            <text:p/>
          </table:table-cell>
          <table:table-cell table:formula="of:==IF(ISBLANK([.$C158]);&quot;&quot;;FIND([.Q$3];[.$C158]))">
            <text:p/>
          </table:table-cell>
          <table:table-cell table:formula="of:==IF(ISBLANK([.$C158]);&quot;&quot;;FIND([.R$3];[.$C158]))">
            <text:p/>
          </table:table-cell>
          <table:table-cell table:formula="of:==IF(ISBLANK([.$C158]);&quot;&quot;;FIND([.S$3];[.$C158]))">
            <text:p/>
          </table:table-cell>
          <table:table-cell table:formula="of:=IF(ISBLANK([.C158]);&quot;&quot;;MID([.C158];[.M158]+LEN([.$M$3]);[.N158]-[.M158]-LEN([.$M$3])))">
            <text:p/>
          </table:table-cell>
          <table:table-cell table:formula="of:=IF(NOT(ISERROR([.O15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8]);&quot;&quot;;AND(NOT(ISERROR([.$P158]));ISERROR([.$Q158]);ISERROR([.$R158]);ISERROR([.$S158])))">
            <text:p/>
          </table:table-cell>
          <table:table-cell table:style-name="ce12" table:formula="of:=IF(ISBLANK([.$C158]);&quot;&quot;;AND((ISERROR([.$P158]));ISERROR([.$Q158]);NOT(ISERROR([.$R158]));ISERROR([.$S158])))">
            <text:p/>
          </table:table-cell>
          <table:table-cell table:style-name="ce12" table:formula="of:=IF(ISBLANK([.$C158]);&quot;&quot;;AND(NOT(ISERROR([.$S158]))))">
            <text:p/>
          </table:table-cell>
          <table:table-cell table:style-name="ce12" table:formula="of:=IF(ISBLANK([.$C158]);&quot;&quot;;AND(NOT(ISERROR([.$Q158]))))">
            <text:p/>
          </table:table-cell>
          <table:table-cell table:formula="of:=IF(ISBLANK([.C158]);&quot;&quot;;IF([.W158];&quot;java.lang.Long&quot;;IF([.X158];&quot;java.lang.String&quot;;IF([.Y158];&quot;java.lang.Double&quot;;IF([.Z158];&quot;java.math.BigDecimal&quot;;&quot;none&quot;)))))">
            <text:p/>
          </table:table-cell>
          <table:table-cell/>
          <table:table-cell table:style-name="ce16" table:formula="of:=IF(ISBLANK([.B158]);&quot;&quot;;IF(ISERR([.G158]);&quot;&lt;/obj-entity&gt;&quot;;CONCATENATE([.$I$2];[.G158];[.$J$2];[.G158];[.$K$2])))">
            <text:p/>
          </table:table-cell>
          <table:table-cell table:formula="of:=IF(ISBLANK([.C158]);&quot;&quot;;CONCATENATE([.$U$3];[.T158];[.$V$3];[.AA158];[.$AD$3];[.T158];[.U15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59]);&quot;&quot;;IF(ISERR([.G159]);&quot;&lt;/obj-entity&gt;&quot;;CONCATENATE([.$I$2];[.G159];[.$J$2];[.G159];[.$K$2])))">
            <text:p/>
          </table:table-cell>
          <table:table-cell table:number-columns-repeated="3"/>
          <table:table-cell table:formula="of:==IF(ISBLANK([.$C159]);&quot;&quot;;FIND([.M$3];[.$C159]))">
            <text:p/>
          </table:table-cell>
          <table:table-cell table:formula="of:==IF(ISBLANK([.$C159]);&quot;&quot;;FIND([.N$3];[.$C159]))">
            <text:p/>
          </table:table-cell>
          <table:table-cell table:formula="of:==IF(ISBLANK([.$C159]);&quot;&quot;;FIND([.O$3];[.$C159]))">
            <text:p/>
          </table:table-cell>
          <table:table-cell table:formula="of:==IF(ISBLANK([.$C159]);&quot;&quot;;FIND([.P$3];[.$C159]))">
            <text:p/>
          </table:table-cell>
          <table:table-cell table:formula="of:==IF(ISBLANK([.$C159]);&quot;&quot;;FIND([.Q$3];[.$C159]))">
            <text:p/>
          </table:table-cell>
          <table:table-cell table:formula="of:==IF(ISBLANK([.$C159]);&quot;&quot;;FIND([.R$3];[.$C159]))">
            <text:p/>
          </table:table-cell>
          <table:table-cell table:formula="of:==IF(ISBLANK([.$C159]);&quot;&quot;;FIND([.S$3];[.$C159]))">
            <text:p/>
          </table:table-cell>
          <table:table-cell table:formula="of:=IF(ISBLANK([.C159]);&quot;&quot;;MID([.C159];[.M159]+LEN([.$M$3]);[.N159]-[.M159]-LEN([.$M$3])))">
            <text:p/>
          </table:table-cell>
          <table:table-cell table:formula="of:=IF(NOT(ISERROR([.O15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59]);&quot;&quot;;AND(NOT(ISERROR([.$P159]));ISERROR([.$Q159]);ISERROR([.$R159]);ISERROR([.$S159])))">
            <text:p/>
          </table:table-cell>
          <table:table-cell table:style-name="ce12" table:formula="of:=IF(ISBLANK([.$C159]);&quot;&quot;;AND((ISERROR([.$P159]));ISERROR([.$Q159]);NOT(ISERROR([.$R159]));ISERROR([.$S159])))">
            <text:p/>
          </table:table-cell>
          <table:table-cell table:style-name="ce12" table:formula="of:=IF(ISBLANK([.$C159]);&quot;&quot;;AND(NOT(ISERROR([.$S159]))))">
            <text:p/>
          </table:table-cell>
          <table:table-cell table:style-name="ce12" table:formula="of:=IF(ISBLANK([.$C159]);&quot;&quot;;AND(NOT(ISERROR([.$Q159]))))">
            <text:p/>
          </table:table-cell>
          <table:table-cell table:formula="of:=IF(ISBLANK([.C159]);&quot;&quot;;IF([.W159];&quot;java.lang.Long&quot;;IF([.X159];&quot;java.lang.String&quot;;IF([.Y159];&quot;java.lang.Double&quot;;IF([.Z159];&quot;java.math.BigDecimal&quot;;&quot;none&quot;)))))">
            <text:p/>
          </table:table-cell>
          <table:table-cell/>
          <table:table-cell table:style-name="ce16" table:formula="of:=IF(ISBLANK([.B159]);&quot;&quot;;IF(ISERR([.G159]);&quot;&lt;/obj-entity&gt;&quot;;CONCATENATE([.$I$2];[.G159];[.$J$2];[.G159];[.$K$2])))">
            <text:p/>
          </table:table-cell>
          <table:table-cell table:formula="of:=IF(ISBLANK([.C159]);&quot;&quot;;CONCATENATE([.$U$3];[.T159];[.$V$3];[.AA159];[.$AD$3];[.T159];[.U15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0]);&quot;&quot;;IF(ISERR([.G160]);&quot;&lt;/obj-entity&gt;&quot;;CONCATENATE([.$I$2];[.G160];[.$J$2];[.G160];[.$K$2])))">
            <text:p/>
          </table:table-cell>
          <table:table-cell table:number-columns-repeated="3"/>
          <table:table-cell table:formula="of:==IF(ISBLANK([.$C160]);&quot;&quot;;FIND([.M$3];[.$C160]))">
            <text:p/>
          </table:table-cell>
          <table:table-cell table:formula="of:==IF(ISBLANK([.$C160]);&quot;&quot;;FIND([.N$3];[.$C160]))">
            <text:p/>
          </table:table-cell>
          <table:table-cell table:formula="of:==IF(ISBLANK([.$C160]);&quot;&quot;;FIND([.O$3];[.$C160]))">
            <text:p/>
          </table:table-cell>
          <table:table-cell table:formula="of:==IF(ISBLANK([.$C160]);&quot;&quot;;FIND([.P$3];[.$C160]))">
            <text:p/>
          </table:table-cell>
          <table:table-cell table:formula="of:==IF(ISBLANK([.$C160]);&quot;&quot;;FIND([.Q$3];[.$C160]))">
            <text:p/>
          </table:table-cell>
          <table:table-cell table:formula="of:==IF(ISBLANK([.$C160]);&quot;&quot;;FIND([.R$3];[.$C160]))">
            <text:p/>
          </table:table-cell>
          <table:table-cell table:formula="of:==IF(ISBLANK([.$C160]);&quot;&quot;;FIND([.S$3];[.$C160]))">
            <text:p/>
          </table:table-cell>
          <table:table-cell table:formula="of:=IF(ISBLANK([.C160]);&quot;&quot;;MID([.C160];[.M160]+LEN([.$M$3]);[.N160]-[.M160]-LEN([.$M$3])))">
            <text:p/>
          </table:table-cell>
          <table:table-cell table:formula="of:=IF(NOT(ISERROR([.O16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0]);&quot;&quot;;AND(NOT(ISERROR([.$P160]));ISERROR([.$Q160]);ISERROR([.$R160]);ISERROR([.$S160])))">
            <text:p/>
          </table:table-cell>
          <table:table-cell table:style-name="ce12" table:formula="of:=IF(ISBLANK([.$C160]);&quot;&quot;;AND((ISERROR([.$P160]));ISERROR([.$Q160]);NOT(ISERROR([.$R160]));ISERROR([.$S160])))">
            <text:p/>
          </table:table-cell>
          <table:table-cell table:style-name="ce12" table:formula="of:=IF(ISBLANK([.$C160]);&quot;&quot;;AND(NOT(ISERROR([.$S160]))))">
            <text:p/>
          </table:table-cell>
          <table:table-cell table:style-name="ce12" table:formula="of:=IF(ISBLANK([.$C160]);&quot;&quot;;AND(NOT(ISERROR([.$Q160]))))">
            <text:p/>
          </table:table-cell>
          <table:table-cell table:formula="of:=IF(ISBLANK([.C160]);&quot;&quot;;IF([.W160];&quot;java.lang.Long&quot;;IF([.X160];&quot;java.lang.String&quot;;IF([.Y160];&quot;java.lang.Double&quot;;IF([.Z160];&quot;java.math.BigDecimal&quot;;&quot;none&quot;)))))">
            <text:p/>
          </table:table-cell>
          <table:table-cell/>
          <table:table-cell table:style-name="ce16" table:formula="of:=IF(ISBLANK([.B160]);&quot;&quot;;IF(ISERR([.G160]);&quot;&lt;/obj-entity&gt;&quot;;CONCATENATE([.$I$2];[.G160];[.$J$2];[.G160];[.$K$2])))">
            <text:p/>
          </table:table-cell>
          <table:table-cell table:formula="of:=IF(ISBLANK([.C160]);&quot;&quot;;CONCATENATE([.$U$3];[.T160];[.$V$3];[.AA160];[.$AD$3];[.T160];[.U16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1]);&quot;&quot;;IF(ISERR([.G161]);&quot;&lt;/obj-entity&gt;&quot;;CONCATENATE([.$I$2];[.G161];[.$J$2];[.G161];[.$K$2])))">
            <text:p/>
          </table:table-cell>
          <table:table-cell table:number-columns-repeated="3"/>
          <table:table-cell table:formula="of:==IF(ISBLANK([.$C161]);&quot;&quot;;FIND([.M$3];[.$C161]))">
            <text:p/>
          </table:table-cell>
          <table:table-cell table:formula="of:==IF(ISBLANK([.$C161]);&quot;&quot;;FIND([.N$3];[.$C161]))">
            <text:p/>
          </table:table-cell>
          <table:table-cell table:formula="of:==IF(ISBLANK([.$C161]);&quot;&quot;;FIND([.O$3];[.$C161]))">
            <text:p/>
          </table:table-cell>
          <table:table-cell table:formula="of:==IF(ISBLANK([.$C161]);&quot;&quot;;FIND([.P$3];[.$C161]))">
            <text:p/>
          </table:table-cell>
          <table:table-cell table:formula="of:==IF(ISBLANK([.$C161]);&quot;&quot;;FIND([.Q$3];[.$C161]))">
            <text:p/>
          </table:table-cell>
          <table:table-cell table:formula="of:==IF(ISBLANK([.$C161]);&quot;&quot;;FIND([.R$3];[.$C161]))">
            <text:p/>
          </table:table-cell>
          <table:table-cell table:formula="of:==IF(ISBLANK([.$C161]);&quot;&quot;;FIND([.S$3];[.$C161]))">
            <text:p/>
          </table:table-cell>
          <table:table-cell table:formula="of:=IF(ISBLANK([.C161]);&quot;&quot;;MID([.C161];[.M161]+LEN([.$M$3]);[.N161]-[.M161]-LEN([.$M$3])))">
            <text:p/>
          </table:table-cell>
          <table:table-cell table:formula="of:=IF(NOT(ISERROR([.O16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1]);&quot;&quot;;AND(NOT(ISERROR([.$P161]));ISERROR([.$Q161]);ISERROR([.$R161]);ISERROR([.$S161])))">
            <text:p/>
          </table:table-cell>
          <table:table-cell table:style-name="ce12" table:formula="of:=IF(ISBLANK([.$C161]);&quot;&quot;;AND((ISERROR([.$P161]));ISERROR([.$Q161]);NOT(ISERROR([.$R161]));ISERROR([.$S161])))">
            <text:p/>
          </table:table-cell>
          <table:table-cell table:style-name="ce12" table:formula="of:=IF(ISBLANK([.$C161]);&quot;&quot;;AND(NOT(ISERROR([.$S161]))))">
            <text:p/>
          </table:table-cell>
          <table:table-cell table:style-name="ce12" table:formula="of:=IF(ISBLANK([.$C161]);&quot;&quot;;AND(NOT(ISERROR([.$Q161]))))">
            <text:p/>
          </table:table-cell>
          <table:table-cell table:formula="of:=IF(ISBLANK([.C161]);&quot;&quot;;IF([.W161];&quot;java.lang.Long&quot;;IF([.X161];&quot;java.lang.String&quot;;IF([.Y161];&quot;java.lang.Double&quot;;IF([.Z161];&quot;java.math.BigDecimal&quot;;&quot;none&quot;)))))">
            <text:p/>
          </table:table-cell>
          <table:table-cell/>
          <table:table-cell table:style-name="ce16" table:formula="of:=IF(ISBLANK([.B161]);&quot;&quot;;IF(ISERR([.G161]);&quot;&lt;/obj-entity&gt;&quot;;CONCATENATE([.$I$2];[.G161];[.$J$2];[.G161];[.$K$2])))">
            <text:p/>
          </table:table-cell>
          <table:table-cell table:formula="of:=IF(ISBLANK([.C161]);&quot;&quot;;CONCATENATE([.$U$3];[.T161];[.$V$3];[.AA161];[.$AD$3];[.T161];[.U16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2]);&quot;&quot;;IF(ISERR([.G162]);&quot;&lt;/obj-entity&gt;&quot;;CONCATENATE([.$I$2];[.G162];[.$J$2];[.G162];[.$K$2])))">
            <text:p/>
          </table:table-cell>
          <table:table-cell table:number-columns-repeated="3"/>
          <table:table-cell table:formula="of:==IF(ISBLANK([.$C162]);&quot;&quot;;FIND([.M$3];[.$C162]))">
            <text:p/>
          </table:table-cell>
          <table:table-cell table:formula="of:==IF(ISBLANK([.$C162]);&quot;&quot;;FIND([.N$3];[.$C162]))">
            <text:p/>
          </table:table-cell>
          <table:table-cell table:formula="of:==IF(ISBLANK([.$C162]);&quot;&quot;;FIND([.O$3];[.$C162]))">
            <text:p/>
          </table:table-cell>
          <table:table-cell table:formula="of:==IF(ISBLANK([.$C162]);&quot;&quot;;FIND([.P$3];[.$C162]))">
            <text:p/>
          </table:table-cell>
          <table:table-cell table:formula="of:==IF(ISBLANK([.$C162]);&quot;&quot;;FIND([.Q$3];[.$C162]))">
            <text:p/>
          </table:table-cell>
          <table:table-cell table:formula="of:==IF(ISBLANK([.$C162]);&quot;&quot;;FIND([.R$3];[.$C162]))">
            <text:p/>
          </table:table-cell>
          <table:table-cell table:formula="of:==IF(ISBLANK([.$C162]);&quot;&quot;;FIND([.S$3];[.$C162]))">
            <text:p/>
          </table:table-cell>
          <table:table-cell table:formula="of:=IF(ISBLANK([.C162]);&quot;&quot;;MID([.C162];[.M162]+LEN([.$M$3]);[.N162]-[.M162]-LEN([.$M$3])))">
            <text:p/>
          </table:table-cell>
          <table:table-cell table:formula="of:=IF(NOT(ISERROR([.O16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2]);&quot;&quot;;AND(NOT(ISERROR([.$P162]));ISERROR([.$Q162]);ISERROR([.$R162]);ISERROR([.$S162])))">
            <text:p/>
          </table:table-cell>
          <table:table-cell table:style-name="ce12" table:formula="of:=IF(ISBLANK([.$C162]);&quot;&quot;;AND((ISERROR([.$P162]));ISERROR([.$Q162]);NOT(ISERROR([.$R162]));ISERROR([.$S162])))">
            <text:p/>
          </table:table-cell>
          <table:table-cell table:style-name="ce12" table:formula="of:=IF(ISBLANK([.$C162]);&quot;&quot;;AND(NOT(ISERROR([.$S162]))))">
            <text:p/>
          </table:table-cell>
          <table:table-cell table:style-name="ce12" table:formula="of:=IF(ISBLANK([.$C162]);&quot;&quot;;AND(NOT(ISERROR([.$Q162]))))">
            <text:p/>
          </table:table-cell>
          <table:table-cell table:formula="of:=IF(ISBLANK([.C162]);&quot;&quot;;IF([.W162];&quot;java.lang.Long&quot;;IF([.X162];&quot;java.lang.String&quot;;IF([.Y162];&quot;java.lang.Double&quot;;IF([.Z162];&quot;java.math.BigDecimal&quot;;&quot;none&quot;)))))">
            <text:p/>
          </table:table-cell>
          <table:table-cell/>
          <table:table-cell table:style-name="ce16" table:formula="of:=IF(ISBLANK([.B162]);&quot;&quot;;IF(ISERR([.G162]);&quot;&lt;/obj-entity&gt;&quot;;CONCATENATE([.$I$2];[.G162];[.$J$2];[.G162];[.$K$2])))">
            <text:p/>
          </table:table-cell>
          <table:table-cell table:formula="of:=IF(ISBLANK([.C162]);&quot;&quot;;CONCATENATE([.$U$3];[.T162];[.$V$3];[.AA162];[.$AD$3];[.T162];[.U16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3]);&quot;&quot;;IF(ISERR([.G163]);&quot;&lt;/obj-entity&gt;&quot;;CONCATENATE([.$I$2];[.G163];[.$J$2];[.G163];[.$K$2])))">
            <text:p/>
          </table:table-cell>
          <table:table-cell table:number-columns-repeated="3"/>
          <table:table-cell table:formula="of:==IF(ISBLANK([.$C163]);&quot;&quot;;FIND([.M$3];[.$C163]))">
            <text:p/>
          </table:table-cell>
          <table:table-cell table:formula="of:==IF(ISBLANK([.$C163]);&quot;&quot;;FIND([.N$3];[.$C163]))">
            <text:p/>
          </table:table-cell>
          <table:table-cell table:formula="of:==IF(ISBLANK([.$C163]);&quot;&quot;;FIND([.O$3];[.$C163]))">
            <text:p/>
          </table:table-cell>
          <table:table-cell table:formula="of:==IF(ISBLANK([.$C163]);&quot;&quot;;FIND([.P$3];[.$C163]))">
            <text:p/>
          </table:table-cell>
          <table:table-cell table:formula="of:==IF(ISBLANK([.$C163]);&quot;&quot;;FIND([.Q$3];[.$C163]))">
            <text:p/>
          </table:table-cell>
          <table:table-cell table:formula="of:==IF(ISBLANK([.$C163]);&quot;&quot;;FIND([.R$3];[.$C163]))">
            <text:p/>
          </table:table-cell>
          <table:table-cell table:formula="of:==IF(ISBLANK([.$C163]);&quot;&quot;;FIND([.S$3];[.$C163]))">
            <text:p/>
          </table:table-cell>
          <table:table-cell table:formula="of:=IF(ISBLANK([.C163]);&quot;&quot;;MID([.C163];[.M163]+LEN([.$M$3]);[.N163]-[.M163]-LEN([.$M$3])))">
            <text:p/>
          </table:table-cell>
          <table:table-cell table:formula="of:=IF(NOT(ISERROR([.O16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3]);&quot;&quot;;AND(NOT(ISERROR([.$P163]));ISERROR([.$Q163]);ISERROR([.$R163]);ISERROR([.$S163])))">
            <text:p/>
          </table:table-cell>
          <table:table-cell table:style-name="ce12" table:formula="of:=IF(ISBLANK([.$C163]);&quot;&quot;;AND((ISERROR([.$P163]));ISERROR([.$Q163]);NOT(ISERROR([.$R163]));ISERROR([.$S163])))">
            <text:p/>
          </table:table-cell>
          <table:table-cell table:style-name="ce12" table:formula="of:=IF(ISBLANK([.$C163]);&quot;&quot;;AND(NOT(ISERROR([.$S163]))))">
            <text:p/>
          </table:table-cell>
          <table:table-cell table:style-name="ce12" table:formula="of:=IF(ISBLANK([.$C163]);&quot;&quot;;AND(NOT(ISERROR([.$Q163]))))">
            <text:p/>
          </table:table-cell>
          <table:table-cell table:formula="of:=IF(ISBLANK([.C163]);&quot;&quot;;IF([.W163];&quot;java.lang.Long&quot;;IF([.X163];&quot;java.lang.String&quot;;IF([.Y163];&quot;java.lang.Double&quot;;IF([.Z163];&quot;java.math.BigDecimal&quot;;&quot;none&quot;)))))">
            <text:p/>
          </table:table-cell>
          <table:table-cell/>
          <table:table-cell table:style-name="ce16" table:formula="of:=IF(ISBLANK([.B163]);&quot;&quot;;IF(ISERR([.G163]);&quot;&lt;/obj-entity&gt;&quot;;CONCATENATE([.$I$2];[.G163];[.$J$2];[.G163];[.$K$2])))">
            <text:p/>
          </table:table-cell>
          <table:table-cell table:formula="of:=IF(ISBLANK([.C163]);&quot;&quot;;CONCATENATE([.$U$3];[.T163];[.$V$3];[.AA163];[.$AD$3];[.T163];[.U16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4]);&quot;&quot;;IF(ISERR([.G164]);&quot;&lt;/obj-entity&gt;&quot;;CONCATENATE([.$I$2];[.G164];[.$J$2];[.G164];[.$K$2])))">
            <text:p/>
          </table:table-cell>
          <table:table-cell table:number-columns-repeated="3"/>
          <table:table-cell table:formula="of:==IF(ISBLANK([.$C164]);&quot;&quot;;FIND([.M$3];[.$C164]))">
            <text:p/>
          </table:table-cell>
          <table:table-cell table:formula="of:==IF(ISBLANK([.$C164]);&quot;&quot;;FIND([.N$3];[.$C164]))">
            <text:p/>
          </table:table-cell>
          <table:table-cell table:formula="of:==IF(ISBLANK([.$C164]);&quot;&quot;;FIND([.O$3];[.$C164]))">
            <text:p/>
          </table:table-cell>
          <table:table-cell table:formula="of:==IF(ISBLANK([.$C164]);&quot;&quot;;FIND([.P$3];[.$C164]))">
            <text:p/>
          </table:table-cell>
          <table:table-cell table:formula="of:==IF(ISBLANK([.$C164]);&quot;&quot;;FIND([.Q$3];[.$C164]))">
            <text:p/>
          </table:table-cell>
          <table:table-cell table:formula="of:==IF(ISBLANK([.$C164]);&quot;&quot;;FIND([.R$3];[.$C164]))">
            <text:p/>
          </table:table-cell>
          <table:table-cell table:formula="of:==IF(ISBLANK([.$C164]);&quot;&quot;;FIND([.S$3];[.$C164]))">
            <text:p/>
          </table:table-cell>
          <table:table-cell table:formula="of:=IF(ISBLANK([.C164]);&quot;&quot;;MID([.C164];[.M164]+LEN([.$M$3]);[.N164]-[.M164]-LEN([.$M$3])))">
            <text:p/>
          </table:table-cell>
          <table:table-cell table:formula="of:=IF(NOT(ISERROR([.O16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4]);&quot;&quot;;AND(NOT(ISERROR([.$P164]));ISERROR([.$Q164]);ISERROR([.$R164]);ISERROR([.$S164])))">
            <text:p/>
          </table:table-cell>
          <table:table-cell table:style-name="ce12" table:formula="of:=IF(ISBLANK([.$C164]);&quot;&quot;;AND((ISERROR([.$P164]));ISERROR([.$Q164]);NOT(ISERROR([.$R164]));ISERROR([.$S164])))">
            <text:p/>
          </table:table-cell>
          <table:table-cell table:style-name="ce12" table:formula="of:=IF(ISBLANK([.$C164]);&quot;&quot;;AND(NOT(ISERROR([.$S164]))))">
            <text:p/>
          </table:table-cell>
          <table:table-cell table:style-name="ce12" table:formula="of:=IF(ISBLANK([.$C164]);&quot;&quot;;AND(NOT(ISERROR([.$Q164]))))">
            <text:p/>
          </table:table-cell>
          <table:table-cell table:formula="of:=IF(ISBLANK([.C164]);&quot;&quot;;IF([.W164];&quot;java.lang.Long&quot;;IF([.X164];&quot;java.lang.String&quot;;IF([.Y164];&quot;java.lang.Double&quot;;IF([.Z164];&quot;java.math.BigDecimal&quot;;&quot;none&quot;)))))">
            <text:p/>
          </table:table-cell>
          <table:table-cell/>
          <table:table-cell table:style-name="ce16" table:formula="of:=IF(ISBLANK([.B164]);&quot;&quot;;IF(ISERR([.G164]);&quot;&lt;/obj-entity&gt;&quot;;CONCATENATE([.$I$2];[.G164];[.$J$2];[.G164];[.$K$2])))">
            <text:p/>
          </table:table-cell>
          <table:table-cell table:formula="of:=IF(ISBLANK([.C164]);&quot;&quot;;CONCATENATE([.$U$3];[.T164];[.$V$3];[.AA164];[.$AD$3];[.T164];[.U16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5]);&quot;&quot;;IF(ISERR([.G165]);&quot;&lt;/obj-entity&gt;&quot;;CONCATENATE([.$I$2];[.G165];[.$J$2];[.G165];[.$K$2])))">
            <text:p/>
          </table:table-cell>
          <table:table-cell table:number-columns-repeated="3"/>
          <table:table-cell table:formula="of:==IF(ISBLANK([.$C165]);&quot;&quot;;FIND([.M$3];[.$C165]))">
            <text:p/>
          </table:table-cell>
          <table:table-cell table:formula="of:==IF(ISBLANK([.$C165]);&quot;&quot;;FIND([.N$3];[.$C165]))">
            <text:p/>
          </table:table-cell>
          <table:table-cell table:formula="of:==IF(ISBLANK([.$C165]);&quot;&quot;;FIND([.O$3];[.$C165]))">
            <text:p/>
          </table:table-cell>
          <table:table-cell table:formula="of:==IF(ISBLANK([.$C165]);&quot;&quot;;FIND([.P$3];[.$C165]))">
            <text:p/>
          </table:table-cell>
          <table:table-cell table:formula="of:==IF(ISBLANK([.$C165]);&quot;&quot;;FIND([.Q$3];[.$C165]))">
            <text:p/>
          </table:table-cell>
          <table:table-cell table:formula="of:==IF(ISBLANK([.$C165]);&quot;&quot;;FIND([.R$3];[.$C165]))">
            <text:p/>
          </table:table-cell>
          <table:table-cell table:formula="of:==IF(ISBLANK([.$C165]);&quot;&quot;;FIND([.S$3];[.$C165]))">
            <text:p/>
          </table:table-cell>
          <table:table-cell table:formula="of:=IF(ISBLANK([.C165]);&quot;&quot;;MID([.C165];[.M165]+LEN([.$M$3]);[.N165]-[.M165]-LEN([.$M$3])))">
            <text:p/>
          </table:table-cell>
          <table:table-cell table:formula="of:=IF(NOT(ISERROR([.O16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5]);&quot;&quot;;AND(NOT(ISERROR([.$P165]));ISERROR([.$Q165]);ISERROR([.$R165]);ISERROR([.$S165])))">
            <text:p/>
          </table:table-cell>
          <table:table-cell table:style-name="ce12" table:formula="of:=IF(ISBLANK([.$C165]);&quot;&quot;;AND((ISERROR([.$P165]));ISERROR([.$Q165]);NOT(ISERROR([.$R165]));ISERROR([.$S165])))">
            <text:p/>
          </table:table-cell>
          <table:table-cell table:style-name="ce12" table:formula="of:=IF(ISBLANK([.$C165]);&quot;&quot;;AND(NOT(ISERROR([.$S165]))))">
            <text:p/>
          </table:table-cell>
          <table:table-cell table:style-name="ce12" table:formula="of:=IF(ISBLANK([.$C165]);&quot;&quot;;AND(NOT(ISERROR([.$Q165]))))">
            <text:p/>
          </table:table-cell>
          <table:table-cell table:formula="of:=IF(ISBLANK([.C165]);&quot;&quot;;IF([.W165];&quot;java.lang.Long&quot;;IF([.X165];&quot;java.lang.String&quot;;IF([.Y165];&quot;java.lang.Double&quot;;IF([.Z165];&quot;java.math.BigDecimal&quot;;&quot;none&quot;)))))">
            <text:p/>
          </table:table-cell>
          <table:table-cell/>
          <table:table-cell table:style-name="ce16" table:formula="of:=IF(ISBLANK([.B165]);&quot;&quot;;IF(ISERR([.G165]);&quot;&lt;/obj-entity&gt;&quot;;CONCATENATE([.$I$2];[.G165];[.$J$2];[.G165];[.$K$2])))">
            <text:p/>
          </table:table-cell>
          <table:table-cell table:formula="of:=IF(ISBLANK([.C165]);&quot;&quot;;CONCATENATE([.$U$3];[.T165];[.$V$3];[.AA165];[.$AD$3];[.T165];[.U16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6]);&quot;&quot;;IF(ISERR([.G166]);&quot;&lt;/obj-entity&gt;&quot;;CONCATENATE([.$I$2];[.G166];[.$J$2];[.G166];[.$K$2])))">
            <text:p/>
          </table:table-cell>
          <table:table-cell table:number-columns-repeated="3"/>
          <table:table-cell table:formula="of:==IF(ISBLANK([.$C166]);&quot;&quot;;FIND([.M$3];[.$C166]))">
            <text:p/>
          </table:table-cell>
          <table:table-cell table:formula="of:==IF(ISBLANK([.$C166]);&quot;&quot;;FIND([.N$3];[.$C166]))">
            <text:p/>
          </table:table-cell>
          <table:table-cell table:formula="of:==IF(ISBLANK([.$C166]);&quot;&quot;;FIND([.O$3];[.$C166]))">
            <text:p/>
          </table:table-cell>
          <table:table-cell table:formula="of:==IF(ISBLANK([.$C166]);&quot;&quot;;FIND([.P$3];[.$C166]))">
            <text:p/>
          </table:table-cell>
          <table:table-cell table:formula="of:==IF(ISBLANK([.$C166]);&quot;&quot;;FIND([.Q$3];[.$C166]))">
            <text:p/>
          </table:table-cell>
          <table:table-cell table:formula="of:==IF(ISBLANK([.$C166]);&quot;&quot;;FIND([.R$3];[.$C166]))">
            <text:p/>
          </table:table-cell>
          <table:table-cell table:formula="of:==IF(ISBLANK([.$C166]);&quot;&quot;;FIND([.S$3];[.$C166]))">
            <text:p/>
          </table:table-cell>
          <table:table-cell table:formula="of:=IF(ISBLANK([.C166]);&quot;&quot;;MID([.C166];[.M166]+LEN([.$M$3]);[.N166]-[.M166]-LEN([.$M$3])))">
            <text:p/>
          </table:table-cell>
          <table:table-cell table:formula="of:=IF(NOT(ISERROR([.O16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6]);&quot;&quot;;AND(NOT(ISERROR([.$P166]));ISERROR([.$Q166]);ISERROR([.$R166]);ISERROR([.$S166])))">
            <text:p/>
          </table:table-cell>
          <table:table-cell table:style-name="ce12" table:formula="of:=IF(ISBLANK([.$C166]);&quot;&quot;;AND((ISERROR([.$P166]));ISERROR([.$Q166]);NOT(ISERROR([.$R166]));ISERROR([.$S166])))">
            <text:p/>
          </table:table-cell>
          <table:table-cell table:style-name="ce12" table:formula="of:=IF(ISBLANK([.$C166]);&quot;&quot;;AND(NOT(ISERROR([.$S166]))))">
            <text:p/>
          </table:table-cell>
          <table:table-cell table:style-name="ce12" table:formula="of:=IF(ISBLANK([.$C166]);&quot;&quot;;AND(NOT(ISERROR([.$Q166]))))">
            <text:p/>
          </table:table-cell>
          <table:table-cell table:formula="of:=IF(ISBLANK([.C166]);&quot;&quot;;IF([.W166];&quot;java.lang.Long&quot;;IF([.X166];&quot;java.lang.String&quot;;IF([.Y166];&quot;java.lang.Double&quot;;IF([.Z166];&quot;java.math.BigDecimal&quot;;&quot;none&quot;)))))">
            <text:p/>
          </table:table-cell>
          <table:table-cell/>
          <table:table-cell table:style-name="ce16" table:formula="of:=IF(ISBLANK([.B166]);&quot;&quot;;IF(ISERR([.G166]);&quot;&lt;/obj-entity&gt;&quot;;CONCATENATE([.$I$2];[.G166];[.$J$2];[.G166];[.$K$2])))">
            <text:p/>
          </table:table-cell>
          <table:table-cell table:formula="of:=IF(ISBLANK([.C166]);&quot;&quot;;CONCATENATE([.$U$3];[.T166];[.$V$3];[.AA166];[.$AD$3];[.T166];[.U16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7]);&quot;&quot;;IF(ISERR([.G167]);&quot;&lt;/obj-entity&gt;&quot;;CONCATENATE([.$I$2];[.G167];[.$J$2];[.G167];[.$K$2])))">
            <text:p/>
          </table:table-cell>
          <table:table-cell table:number-columns-repeated="3"/>
          <table:table-cell table:formula="of:==IF(ISBLANK([.$C167]);&quot;&quot;;FIND([.M$3];[.$C167]))">
            <text:p/>
          </table:table-cell>
          <table:table-cell table:formula="of:==IF(ISBLANK([.$C167]);&quot;&quot;;FIND([.N$3];[.$C167]))">
            <text:p/>
          </table:table-cell>
          <table:table-cell table:formula="of:==IF(ISBLANK([.$C167]);&quot;&quot;;FIND([.O$3];[.$C167]))">
            <text:p/>
          </table:table-cell>
          <table:table-cell table:formula="of:==IF(ISBLANK([.$C167]);&quot;&quot;;FIND([.P$3];[.$C167]))">
            <text:p/>
          </table:table-cell>
          <table:table-cell table:formula="of:==IF(ISBLANK([.$C167]);&quot;&quot;;FIND([.Q$3];[.$C167]))">
            <text:p/>
          </table:table-cell>
          <table:table-cell table:formula="of:==IF(ISBLANK([.$C167]);&quot;&quot;;FIND([.R$3];[.$C167]))">
            <text:p/>
          </table:table-cell>
          <table:table-cell table:formula="of:==IF(ISBLANK([.$C167]);&quot;&quot;;FIND([.S$3];[.$C167]))">
            <text:p/>
          </table:table-cell>
          <table:table-cell table:formula="of:=IF(ISBLANK([.C167]);&quot;&quot;;MID([.C167];[.M167]+LEN([.$M$3]);[.N167]-[.M167]-LEN([.$M$3])))">
            <text:p/>
          </table:table-cell>
          <table:table-cell table:formula="of:=IF(NOT(ISERROR([.O16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7]);&quot;&quot;;AND(NOT(ISERROR([.$P167]));ISERROR([.$Q167]);ISERROR([.$R167]);ISERROR([.$S167])))">
            <text:p/>
          </table:table-cell>
          <table:table-cell table:style-name="ce12" table:formula="of:=IF(ISBLANK([.$C167]);&quot;&quot;;AND((ISERROR([.$P167]));ISERROR([.$Q167]);NOT(ISERROR([.$R167]));ISERROR([.$S167])))">
            <text:p/>
          </table:table-cell>
          <table:table-cell table:style-name="ce12" table:formula="of:=IF(ISBLANK([.$C167]);&quot;&quot;;AND(NOT(ISERROR([.$S167]))))">
            <text:p/>
          </table:table-cell>
          <table:table-cell table:style-name="ce12" table:formula="of:=IF(ISBLANK([.$C167]);&quot;&quot;;AND(NOT(ISERROR([.$Q167]))))">
            <text:p/>
          </table:table-cell>
          <table:table-cell table:formula="of:=IF(ISBLANK([.C167]);&quot;&quot;;IF([.W167];&quot;java.lang.Long&quot;;IF([.X167];&quot;java.lang.String&quot;;IF([.Y167];&quot;java.lang.Double&quot;;IF([.Z167];&quot;java.math.BigDecimal&quot;;&quot;none&quot;)))))">
            <text:p/>
          </table:table-cell>
          <table:table-cell/>
          <table:table-cell table:style-name="ce16" table:formula="of:=IF(ISBLANK([.B167]);&quot;&quot;;IF(ISERR([.G167]);&quot;&lt;/obj-entity&gt;&quot;;CONCATENATE([.$I$2];[.G167];[.$J$2];[.G167];[.$K$2])))">
            <text:p/>
          </table:table-cell>
          <table:table-cell table:formula="of:=IF(ISBLANK([.C167]);&quot;&quot;;CONCATENATE([.$U$3];[.T167];[.$V$3];[.AA167];[.$AD$3];[.T167];[.U16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8]);&quot;&quot;;IF(ISERR([.G168]);&quot;&lt;/obj-entity&gt;&quot;;CONCATENATE([.$I$2];[.G168];[.$J$2];[.G168];[.$K$2])))">
            <text:p/>
          </table:table-cell>
          <table:table-cell table:number-columns-repeated="3"/>
          <table:table-cell table:formula="of:==IF(ISBLANK([.$C168]);&quot;&quot;;FIND([.M$3];[.$C168]))">
            <text:p/>
          </table:table-cell>
          <table:table-cell table:formula="of:==IF(ISBLANK([.$C168]);&quot;&quot;;FIND([.N$3];[.$C168]))">
            <text:p/>
          </table:table-cell>
          <table:table-cell table:formula="of:==IF(ISBLANK([.$C168]);&quot;&quot;;FIND([.O$3];[.$C168]))">
            <text:p/>
          </table:table-cell>
          <table:table-cell table:formula="of:==IF(ISBLANK([.$C168]);&quot;&quot;;FIND([.P$3];[.$C168]))">
            <text:p/>
          </table:table-cell>
          <table:table-cell table:formula="of:==IF(ISBLANK([.$C168]);&quot;&quot;;FIND([.Q$3];[.$C168]))">
            <text:p/>
          </table:table-cell>
          <table:table-cell table:formula="of:==IF(ISBLANK([.$C168]);&quot;&quot;;FIND([.R$3];[.$C168]))">
            <text:p/>
          </table:table-cell>
          <table:table-cell table:formula="of:==IF(ISBLANK([.$C168]);&quot;&quot;;FIND([.S$3];[.$C168]))">
            <text:p/>
          </table:table-cell>
          <table:table-cell table:formula="of:=IF(ISBLANK([.C168]);&quot;&quot;;MID([.C168];[.M168]+LEN([.$M$3]);[.N168]-[.M168]-LEN([.$M$3])))">
            <text:p/>
          </table:table-cell>
          <table:table-cell table:formula="of:=IF(NOT(ISERROR([.O16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8]);&quot;&quot;;AND(NOT(ISERROR([.$P168]));ISERROR([.$Q168]);ISERROR([.$R168]);ISERROR([.$S168])))">
            <text:p/>
          </table:table-cell>
          <table:table-cell table:style-name="ce12" table:formula="of:=IF(ISBLANK([.$C168]);&quot;&quot;;AND((ISERROR([.$P168]));ISERROR([.$Q168]);NOT(ISERROR([.$R168]));ISERROR([.$S168])))">
            <text:p/>
          </table:table-cell>
          <table:table-cell table:style-name="ce12" table:formula="of:=IF(ISBLANK([.$C168]);&quot;&quot;;AND(NOT(ISERROR([.$S168]))))">
            <text:p/>
          </table:table-cell>
          <table:table-cell table:style-name="ce12" table:formula="of:=IF(ISBLANK([.$C168]);&quot;&quot;;AND(NOT(ISERROR([.$Q168]))))">
            <text:p/>
          </table:table-cell>
          <table:table-cell table:formula="of:=IF(ISBLANK([.C168]);&quot;&quot;;IF([.W168];&quot;java.lang.Long&quot;;IF([.X168];&quot;java.lang.String&quot;;IF([.Y168];&quot;java.lang.Double&quot;;IF([.Z168];&quot;java.math.BigDecimal&quot;;&quot;none&quot;)))))">
            <text:p/>
          </table:table-cell>
          <table:table-cell/>
          <table:table-cell table:style-name="ce16" table:formula="of:=IF(ISBLANK([.B168]);&quot;&quot;;IF(ISERR([.G168]);&quot;&lt;/obj-entity&gt;&quot;;CONCATENATE([.$I$2];[.G168];[.$J$2];[.G168];[.$K$2])))">
            <text:p/>
          </table:table-cell>
          <table:table-cell table:formula="of:=IF(ISBLANK([.C168]);&quot;&quot;;CONCATENATE([.$U$3];[.T168];[.$V$3];[.AA168];[.$AD$3];[.T168];[.U16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69]);&quot;&quot;;IF(ISERR([.G169]);&quot;&lt;/obj-entity&gt;&quot;;CONCATENATE([.$I$2];[.G169];[.$J$2];[.G169];[.$K$2])))">
            <text:p/>
          </table:table-cell>
          <table:table-cell table:number-columns-repeated="3"/>
          <table:table-cell table:formula="of:==IF(ISBLANK([.$C169]);&quot;&quot;;FIND([.M$3];[.$C169]))">
            <text:p/>
          </table:table-cell>
          <table:table-cell table:formula="of:==IF(ISBLANK([.$C169]);&quot;&quot;;FIND([.N$3];[.$C169]))">
            <text:p/>
          </table:table-cell>
          <table:table-cell table:formula="of:==IF(ISBLANK([.$C169]);&quot;&quot;;FIND([.O$3];[.$C169]))">
            <text:p/>
          </table:table-cell>
          <table:table-cell table:formula="of:==IF(ISBLANK([.$C169]);&quot;&quot;;FIND([.P$3];[.$C169]))">
            <text:p/>
          </table:table-cell>
          <table:table-cell table:formula="of:==IF(ISBLANK([.$C169]);&quot;&quot;;FIND([.Q$3];[.$C169]))">
            <text:p/>
          </table:table-cell>
          <table:table-cell table:formula="of:==IF(ISBLANK([.$C169]);&quot;&quot;;FIND([.R$3];[.$C169]))">
            <text:p/>
          </table:table-cell>
          <table:table-cell table:formula="of:==IF(ISBLANK([.$C169]);&quot;&quot;;FIND([.S$3];[.$C169]))">
            <text:p/>
          </table:table-cell>
          <table:table-cell table:formula="of:=IF(ISBLANK([.C169]);&quot;&quot;;MID([.C169];[.M169]+LEN([.$M$3]);[.N169]-[.M169]-LEN([.$M$3])))">
            <text:p/>
          </table:table-cell>
          <table:table-cell table:formula="of:=IF(NOT(ISERROR([.O16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69]);&quot;&quot;;AND(NOT(ISERROR([.$P169]));ISERROR([.$Q169]);ISERROR([.$R169]);ISERROR([.$S169])))">
            <text:p/>
          </table:table-cell>
          <table:table-cell table:style-name="ce12" table:formula="of:=IF(ISBLANK([.$C169]);&quot;&quot;;AND((ISERROR([.$P169]));ISERROR([.$Q169]);NOT(ISERROR([.$R169]));ISERROR([.$S169])))">
            <text:p/>
          </table:table-cell>
          <table:table-cell table:style-name="ce12" table:formula="of:=IF(ISBLANK([.$C169]);&quot;&quot;;AND(NOT(ISERROR([.$S169]))))">
            <text:p/>
          </table:table-cell>
          <table:table-cell table:style-name="ce12" table:formula="of:=IF(ISBLANK([.$C169]);&quot;&quot;;AND(NOT(ISERROR([.$Q169]))))">
            <text:p/>
          </table:table-cell>
          <table:table-cell table:formula="of:=IF(ISBLANK([.C169]);&quot;&quot;;IF([.W169];&quot;java.lang.Long&quot;;IF([.X169];&quot;java.lang.String&quot;;IF([.Y169];&quot;java.lang.Double&quot;;IF([.Z169];&quot;java.math.BigDecimal&quot;;&quot;none&quot;)))))">
            <text:p/>
          </table:table-cell>
          <table:table-cell/>
          <table:table-cell table:style-name="ce16" table:formula="of:=IF(ISBLANK([.B169]);&quot;&quot;;IF(ISERR([.G169]);&quot;&lt;/obj-entity&gt;&quot;;CONCATENATE([.$I$2];[.G169];[.$J$2];[.G169];[.$K$2])))">
            <text:p/>
          </table:table-cell>
          <table:table-cell table:formula="of:=IF(ISBLANK([.C169]);&quot;&quot;;CONCATENATE([.$U$3];[.T169];[.$V$3];[.AA169];[.$AD$3];[.T169];[.U16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0]);&quot;&quot;;IF(ISERR([.G170]);&quot;&lt;/obj-entity&gt;&quot;;CONCATENATE([.$I$2];[.G170];[.$J$2];[.G170];[.$K$2])))">
            <text:p/>
          </table:table-cell>
          <table:table-cell table:number-columns-repeated="3"/>
          <table:table-cell table:formula="of:==IF(ISBLANK([.$C170]);&quot;&quot;;FIND([.M$3];[.$C170]))">
            <text:p/>
          </table:table-cell>
          <table:table-cell table:formula="of:==IF(ISBLANK([.$C170]);&quot;&quot;;FIND([.N$3];[.$C170]))">
            <text:p/>
          </table:table-cell>
          <table:table-cell table:formula="of:==IF(ISBLANK([.$C170]);&quot;&quot;;FIND([.O$3];[.$C170]))">
            <text:p/>
          </table:table-cell>
          <table:table-cell table:formula="of:==IF(ISBLANK([.$C170]);&quot;&quot;;FIND([.P$3];[.$C170]))">
            <text:p/>
          </table:table-cell>
          <table:table-cell table:formula="of:==IF(ISBLANK([.$C170]);&quot;&quot;;FIND([.Q$3];[.$C170]))">
            <text:p/>
          </table:table-cell>
          <table:table-cell table:formula="of:==IF(ISBLANK([.$C170]);&quot;&quot;;FIND([.R$3];[.$C170]))">
            <text:p/>
          </table:table-cell>
          <table:table-cell table:formula="of:==IF(ISBLANK([.$C170]);&quot;&quot;;FIND([.S$3];[.$C170]))">
            <text:p/>
          </table:table-cell>
          <table:table-cell table:formula="of:=IF(ISBLANK([.C170]);&quot;&quot;;MID([.C170];[.M170]+LEN([.$M$3]);[.N170]-[.M170]-LEN([.$M$3])))">
            <text:p/>
          </table:table-cell>
          <table:table-cell table:formula="of:=IF(NOT(ISERROR([.O17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0]);&quot;&quot;;AND(NOT(ISERROR([.$P170]));ISERROR([.$Q170]);ISERROR([.$R170]);ISERROR([.$S170])))">
            <text:p/>
          </table:table-cell>
          <table:table-cell table:style-name="ce12" table:formula="of:=IF(ISBLANK([.$C170]);&quot;&quot;;AND((ISERROR([.$P170]));ISERROR([.$Q170]);NOT(ISERROR([.$R170]));ISERROR([.$S170])))">
            <text:p/>
          </table:table-cell>
          <table:table-cell table:style-name="ce12" table:formula="of:=IF(ISBLANK([.$C170]);&quot;&quot;;AND(NOT(ISERROR([.$S170]))))">
            <text:p/>
          </table:table-cell>
          <table:table-cell table:style-name="ce12" table:formula="of:=IF(ISBLANK([.$C170]);&quot;&quot;;AND(NOT(ISERROR([.$Q170]))))">
            <text:p/>
          </table:table-cell>
          <table:table-cell table:formula="of:=IF(ISBLANK([.C170]);&quot;&quot;;IF([.W170];&quot;java.lang.Long&quot;;IF([.X170];&quot;java.lang.String&quot;;IF([.Y170];&quot;java.lang.Double&quot;;IF([.Z170];&quot;java.math.BigDecimal&quot;;&quot;none&quot;)))))">
            <text:p/>
          </table:table-cell>
          <table:table-cell/>
          <table:table-cell table:style-name="ce16" table:formula="of:=IF(ISBLANK([.B170]);&quot;&quot;;IF(ISERR([.G170]);&quot;&lt;/obj-entity&gt;&quot;;CONCATENATE([.$I$2];[.G170];[.$J$2];[.G170];[.$K$2])))">
            <text:p/>
          </table:table-cell>
          <table:table-cell table:formula="of:=IF(ISBLANK([.C170]);&quot;&quot;;CONCATENATE([.$U$3];[.T170];[.$V$3];[.AA170];[.$AD$3];[.T170];[.U17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1]);&quot;&quot;;IF(ISERR([.G171]);&quot;&lt;/obj-entity&gt;&quot;;CONCATENATE([.$I$2];[.G171];[.$J$2];[.G171];[.$K$2])))">
            <text:p/>
          </table:table-cell>
          <table:table-cell table:number-columns-repeated="3"/>
          <table:table-cell table:formula="of:==IF(ISBLANK([.$C171]);&quot;&quot;;FIND([.M$3];[.$C171]))">
            <text:p/>
          </table:table-cell>
          <table:table-cell table:formula="of:==IF(ISBLANK([.$C171]);&quot;&quot;;FIND([.N$3];[.$C171]))">
            <text:p/>
          </table:table-cell>
          <table:table-cell table:formula="of:==IF(ISBLANK([.$C171]);&quot;&quot;;FIND([.O$3];[.$C171]))">
            <text:p/>
          </table:table-cell>
          <table:table-cell table:formula="of:==IF(ISBLANK([.$C171]);&quot;&quot;;FIND([.P$3];[.$C171]))">
            <text:p/>
          </table:table-cell>
          <table:table-cell table:formula="of:==IF(ISBLANK([.$C171]);&quot;&quot;;FIND([.Q$3];[.$C171]))">
            <text:p/>
          </table:table-cell>
          <table:table-cell table:formula="of:==IF(ISBLANK([.$C171]);&quot;&quot;;FIND([.R$3];[.$C171]))">
            <text:p/>
          </table:table-cell>
          <table:table-cell table:formula="of:==IF(ISBLANK([.$C171]);&quot;&quot;;FIND([.S$3];[.$C171]))">
            <text:p/>
          </table:table-cell>
          <table:table-cell table:formula="of:=IF(ISBLANK([.C171]);&quot;&quot;;MID([.C171];[.M171]+LEN([.$M$3]);[.N171]-[.M171]-LEN([.$M$3])))">
            <text:p/>
          </table:table-cell>
          <table:table-cell table:formula="of:=IF(NOT(ISERROR([.O17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1]);&quot;&quot;;AND(NOT(ISERROR([.$P171]));ISERROR([.$Q171]);ISERROR([.$R171]);ISERROR([.$S171])))">
            <text:p/>
          </table:table-cell>
          <table:table-cell table:style-name="ce12" table:formula="of:=IF(ISBLANK([.$C171]);&quot;&quot;;AND((ISERROR([.$P171]));ISERROR([.$Q171]);NOT(ISERROR([.$R171]));ISERROR([.$S171])))">
            <text:p/>
          </table:table-cell>
          <table:table-cell table:style-name="ce12" table:formula="of:=IF(ISBLANK([.$C171]);&quot;&quot;;AND(NOT(ISERROR([.$S171]))))">
            <text:p/>
          </table:table-cell>
          <table:table-cell table:style-name="ce12" table:formula="of:=IF(ISBLANK([.$C171]);&quot;&quot;;AND(NOT(ISERROR([.$Q171]))))">
            <text:p/>
          </table:table-cell>
          <table:table-cell table:formula="of:=IF(ISBLANK([.C171]);&quot;&quot;;IF([.W171];&quot;java.lang.Long&quot;;IF([.X171];&quot;java.lang.String&quot;;IF([.Y171];&quot;java.lang.Double&quot;;IF([.Z171];&quot;java.math.BigDecimal&quot;;&quot;none&quot;)))))">
            <text:p/>
          </table:table-cell>
          <table:table-cell/>
          <table:table-cell table:style-name="ce16" table:formula="of:=IF(ISBLANK([.B171]);&quot;&quot;;IF(ISERR([.G171]);&quot;&lt;/obj-entity&gt;&quot;;CONCATENATE([.$I$2];[.G171];[.$J$2];[.G171];[.$K$2])))">
            <text:p/>
          </table:table-cell>
          <table:table-cell table:formula="of:=IF(ISBLANK([.C171]);&quot;&quot;;CONCATENATE([.$U$3];[.T171];[.$V$3];[.AA171];[.$AD$3];[.T171];[.U17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2]);&quot;&quot;;IF(ISERR([.G172]);&quot;&lt;/obj-entity&gt;&quot;;CONCATENATE([.$I$2];[.G172];[.$J$2];[.G172];[.$K$2])))">
            <text:p/>
          </table:table-cell>
          <table:table-cell table:number-columns-repeated="3"/>
          <table:table-cell table:formula="of:==IF(ISBLANK([.$C172]);&quot;&quot;;FIND([.M$3];[.$C172]))">
            <text:p/>
          </table:table-cell>
          <table:table-cell table:formula="of:==IF(ISBLANK([.$C172]);&quot;&quot;;FIND([.N$3];[.$C172]))">
            <text:p/>
          </table:table-cell>
          <table:table-cell table:formula="of:==IF(ISBLANK([.$C172]);&quot;&quot;;FIND([.O$3];[.$C172]))">
            <text:p/>
          </table:table-cell>
          <table:table-cell table:formula="of:==IF(ISBLANK([.$C172]);&quot;&quot;;FIND([.P$3];[.$C172]))">
            <text:p/>
          </table:table-cell>
          <table:table-cell table:formula="of:==IF(ISBLANK([.$C172]);&quot;&quot;;FIND([.Q$3];[.$C172]))">
            <text:p/>
          </table:table-cell>
          <table:table-cell table:formula="of:==IF(ISBLANK([.$C172]);&quot;&quot;;FIND([.R$3];[.$C172]))">
            <text:p/>
          </table:table-cell>
          <table:table-cell table:formula="of:==IF(ISBLANK([.$C172]);&quot;&quot;;FIND([.S$3];[.$C172]))">
            <text:p/>
          </table:table-cell>
          <table:table-cell table:formula="of:=IF(ISBLANK([.C172]);&quot;&quot;;MID([.C172];[.M172]+LEN([.$M$3]);[.N172]-[.M172]-LEN([.$M$3])))">
            <text:p/>
          </table:table-cell>
          <table:table-cell table:formula="of:=IF(NOT(ISERROR([.O17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2]);&quot;&quot;;AND(NOT(ISERROR([.$P172]));ISERROR([.$Q172]);ISERROR([.$R172]);ISERROR([.$S172])))">
            <text:p/>
          </table:table-cell>
          <table:table-cell table:style-name="ce12" table:formula="of:=IF(ISBLANK([.$C172]);&quot;&quot;;AND((ISERROR([.$P172]));ISERROR([.$Q172]);NOT(ISERROR([.$R172]));ISERROR([.$S172])))">
            <text:p/>
          </table:table-cell>
          <table:table-cell table:style-name="ce12" table:formula="of:=IF(ISBLANK([.$C172]);&quot;&quot;;AND(NOT(ISERROR([.$S172]))))">
            <text:p/>
          </table:table-cell>
          <table:table-cell table:style-name="ce12" table:formula="of:=IF(ISBLANK([.$C172]);&quot;&quot;;AND(NOT(ISERROR([.$Q172]))))">
            <text:p/>
          </table:table-cell>
          <table:table-cell table:formula="of:=IF(ISBLANK([.C172]);&quot;&quot;;IF([.W172];&quot;java.lang.Long&quot;;IF([.X172];&quot;java.lang.String&quot;;IF([.Y172];&quot;java.lang.Double&quot;;IF([.Z172];&quot;java.math.BigDecimal&quot;;&quot;none&quot;)))))">
            <text:p/>
          </table:table-cell>
          <table:table-cell/>
          <table:table-cell table:style-name="ce16" table:formula="of:=IF(ISBLANK([.B172]);&quot;&quot;;IF(ISERR([.G172]);&quot;&lt;/obj-entity&gt;&quot;;CONCATENATE([.$I$2];[.G172];[.$J$2];[.G172];[.$K$2])))">
            <text:p/>
          </table:table-cell>
          <table:table-cell table:formula="of:=IF(ISBLANK([.C172]);&quot;&quot;;CONCATENATE([.$U$3];[.T172];[.$V$3];[.AA172];[.$AD$3];[.T172];[.U17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3]);&quot;&quot;;IF(ISERR([.G173]);&quot;&lt;/obj-entity&gt;&quot;;CONCATENATE([.$I$2];[.G173];[.$J$2];[.G173];[.$K$2])))">
            <text:p/>
          </table:table-cell>
          <table:table-cell table:number-columns-repeated="3"/>
          <table:table-cell table:formula="of:==IF(ISBLANK([.$C173]);&quot;&quot;;FIND([.M$3];[.$C173]))">
            <text:p/>
          </table:table-cell>
          <table:table-cell table:formula="of:==IF(ISBLANK([.$C173]);&quot;&quot;;FIND([.N$3];[.$C173]))">
            <text:p/>
          </table:table-cell>
          <table:table-cell table:formula="of:==IF(ISBLANK([.$C173]);&quot;&quot;;FIND([.O$3];[.$C173]))">
            <text:p/>
          </table:table-cell>
          <table:table-cell table:formula="of:==IF(ISBLANK([.$C173]);&quot;&quot;;FIND([.P$3];[.$C173]))">
            <text:p/>
          </table:table-cell>
          <table:table-cell table:formula="of:==IF(ISBLANK([.$C173]);&quot;&quot;;FIND([.Q$3];[.$C173]))">
            <text:p/>
          </table:table-cell>
          <table:table-cell table:formula="of:==IF(ISBLANK([.$C173]);&quot;&quot;;FIND([.R$3];[.$C173]))">
            <text:p/>
          </table:table-cell>
          <table:table-cell table:formula="of:==IF(ISBLANK([.$C173]);&quot;&quot;;FIND([.S$3];[.$C173]))">
            <text:p/>
          </table:table-cell>
          <table:table-cell table:formula="of:=IF(ISBLANK([.C173]);&quot;&quot;;MID([.C173];[.M173]+LEN([.$M$3]);[.N173]-[.M173]-LEN([.$M$3])))">
            <text:p/>
          </table:table-cell>
          <table:table-cell table:formula="of:=IF(NOT(ISERROR([.O17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3]);&quot;&quot;;AND(NOT(ISERROR([.$P173]));ISERROR([.$Q173]);ISERROR([.$R173]);ISERROR([.$S173])))">
            <text:p/>
          </table:table-cell>
          <table:table-cell table:style-name="ce12" table:formula="of:=IF(ISBLANK([.$C173]);&quot;&quot;;AND((ISERROR([.$P173]));ISERROR([.$Q173]);NOT(ISERROR([.$R173]));ISERROR([.$S173])))">
            <text:p/>
          </table:table-cell>
          <table:table-cell table:style-name="ce12" table:formula="of:=IF(ISBLANK([.$C173]);&quot;&quot;;AND(NOT(ISERROR([.$S173]))))">
            <text:p/>
          </table:table-cell>
          <table:table-cell table:style-name="ce12" table:formula="of:=IF(ISBLANK([.$C173]);&quot;&quot;;AND(NOT(ISERROR([.$Q173]))))">
            <text:p/>
          </table:table-cell>
          <table:table-cell table:formula="of:=IF(ISBLANK([.C173]);&quot;&quot;;IF([.W173];&quot;java.lang.Long&quot;;IF([.X173];&quot;java.lang.String&quot;;IF([.Y173];&quot;java.lang.Double&quot;;IF([.Z173];&quot;java.math.BigDecimal&quot;;&quot;none&quot;)))))">
            <text:p/>
          </table:table-cell>
          <table:table-cell/>
          <table:table-cell table:style-name="ce16" table:formula="of:=IF(ISBLANK([.B173]);&quot;&quot;;IF(ISERR([.G173]);&quot;&lt;/obj-entity&gt;&quot;;CONCATENATE([.$I$2];[.G173];[.$J$2];[.G173];[.$K$2])))">
            <text:p/>
          </table:table-cell>
          <table:table-cell table:formula="of:=IF(ISBLANK([.C173]);&quot;&quot;;CONCATENATE([.$U$3];[.T173];[.$V$3];[.AA173];[.$AD$3];[.T173];[.U17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4]);&quot;&quot;;IF(ISERR([.G174]);&quot;&lt;/obj-entity&gt;&quot;;CONCATENATE([.$I$2];[.G174];[.$J$2];[.G174];[.$K$2])))">
            <text:p/>
          </table:table-cell>
          <table:table-cell table:number-columns-repeated="3"/>
          <table:table-cell table:formula="of:==IF(ISBLANK([.$C174]);&quot;&quot;;FIND([.M$3];[.$C174]))">
            <text:p/>
          </table:table-cell>
          <table:table-cell table:formula="of:==IF(ISBLANK([.$C174]);&quot;&quot;;FIND([.N$3];[.$C174]))">
            <text:p/>
          </table:table-cell>
          <table:table-cell table:formula="of:==IF(ISBLANK([.$C174]);&quot;&quot;;FIND([.O$3];[.$C174]))">
            <text:p/>
          </table:table-cell>
          <table:table-cell table:formula="of:==IF(ISBLANK([.$C174]);&quot;&quot;;FIND([.P$3];[.$C174]))">
            <text:p/>
          </table:table-cell>
          <table:table-cell table:formula="of:==IF(ISBLANK([.$C174]);&quot;&quot;;FIND([.Q$3];[.$C174]))">
            <text:p/>
          </table:table-cell>
          <table:table-cell table:formula="of:==IF(ISBLANK([.$C174]);&quot;&quot;;FIND([.R$3];[.$C174]))">
            <text:p/>
          </table:table-cell>
          <table:table-cell table:formula="of:==IF(ISBLANK([.$C174]);&quot;&quot;;FIND([.S$3];[.$C174]))">
            <text:p/>
          </table:table-cell>
          <table:table-cell table:formula="of:=IF(ISBLANK([.C174]);&quot;&quot;;MID([.C174];[.M174]+LEN([.$M$3]);[.N174]-[.M174]-LEN([.$M$3])))">
            <text:p/>
          </table:table-cell>
          <table:table-cell table:formula="of:=IF(NOT(ISERROR([.O17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4]);&quot;&quot;;AND(NOT(ISERROR([.$P174]));ISERROR([.$Q174]);ISERROR([.$R174]);ISERROR([.$S174])))">
            <text:p/>
          </table:table-cell>
          <table:table-cell table:style-name="ce12" table:formula="of:=IF(ISBLANK([.$C174]);&quot;&quot;;AND((ISERROR([.$P174]));ISERROR([.$Q174]);NOT(ISERROR([.$R174]));ISERROR([.$S174])))">
            <text:p/>
          </table:table-cell>
          <table:table-cell table:style-name="ce12" table:formula="of:=IF(ISBLANK([.$C174]);&quot;&quot;;AND(NOT(ISERROR([.$S174]))))">
            <text:p/>
          </table:table-cell>
          <table:table-cell table:style-name="ce12" table:formula="of:=IF(ISBLANK([.$C174]);&quot;&quot;;AND(NOT(ISERROR([.$Q174]))))">
            <text:p/>
          </table:table-cell>
          <table:table-cell table:formula="of:=IF(ISBLANK([.C174]);&quot;&quot;;IF([.W174];&quot;java.lang.Long&quot;;IF([.X174];&quot;java.lang.String&quot;;IF([.Y174];&quot;java.lang.Double&quot;;IF([.Z174];&quot;java.math.BigDecimal&quot;;&quot;none&quot;)))))">
            <text:p/>
          </table:table-cell>
          <table:table-cell/>
          <table:table-cell table:style-name="ce16" table:formula="of:=IF(ISBLANK([.B174]);&quot;&quot;;IF(ISERR([.G174]);&quot;&lt;/obj-entity&gt;&quot;;CONCATENATE([.$I$2];[.G174];[.$J$2];[.G174];[.$K$2])))">
            <text:p/>
          </table:table-cell>
          <table:table-cell table:formula="of:=IF(ISBLANK([.C174]);&quot;&quot;;CONCATENATE([.$U$3];[.T174];[.$V$3];[.AA174];[.$AD$3];[.T174];[.U17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5]);&quot;&quot;;IF(ISERR([.G175]);&quot;&lt;/obj-entity&gt;&quot;;CONCATENATE([.$I$2];[.G175];[.$J$2];[.G175];[.$K$2])))">
            <text:p/>
          </table:table-cell>
          <table:table-cell table:number-columns-repeated="3"/>
          <table:table-cell table:formula="of:==IF(ISBLANK([.$C175]);&quot;&quot;;FIND([.M$3];[.$C175]))">
            <text:p/>
          </table:table-cell>
          <table:table-cell table:formula="of:==IF(ISBLANK([.$C175]);&quot;&quot;;FIND([.N$3];[.$C175]))">
            <text:p/>
          </table:table-cell>
          <table:table-cell table:formula="of:==IF(ISBLANK([.$C175]);&quot;&quot;;FIND([.O$3];[.$C175]))">
            <text:p/>
          </table:table-cell>
          <table:table-cell table:formula="of:==IF(ISBLANK([.$C175]);&quot;&quot;;FIND([.P$3];[.$C175]))">
            <text:p/>
          </table:table-cell>
          <table:table-cell table:formula="of:==IF(ISBLANK([.$C175]);&quot;&quot;;FIND([.Q$3];[.$C175]))">
            <text:p/>
          </table:table-cell>
          <table:table-cell table:formula="of:==IF(ISBLANK([.$C175]);&quot;&quot;;FIND([.R$3];[.$C175]))">
            <text:p/>
          </table:table-cell>
          <table:table-cell table:formula="of:==IF(ISBLANK([.$C175]);&quot;&quot;;FIND([.S$3];[.$C175]))">
            <text:p/>
          </table:table-cell>
          <table:table-cell table:formula="of:=IF(ISBLANK([.C175]);&quot;&quot;;MID([.C175];[.M175]+LEN([.$M$3]);[.N175]-[.M175]-LEN([.$M$3])))">
            <text:p/>
          </table:table-cell>
          <table:table-cell table:formula="of:=IF(NOT(ISERROR([.O17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5]);&quot;&quot;;AND(NOT(ISERROR([.$P175]));ISERROR([.$Q175]);ISERROR([.$R175]);ISERROR([.$S175])))">
            <text:p/>
          </table:table-cell>
          <table:table-cell table:style-name="ce12" table:formula="of:=IF(ISBLANK([.$C175]);&quot;&quot;;AND((ISERROR([.$P175]));ISERROR([.$Q175]);NOT(ISERROR([.$R175]));ISERROR([.$S175])))">
            <text:p/>
          </table:table-cell>
          <table:table-cell table:style-name="ce12" table:formula="of:=IF(ISBLANK([.$C175]);&quot;&quot;;AND(NOT(ISERROR([.$S175]))))">
            <text:p/>
          </table:table-cell>
          <table:table-cell table:style-name="ce12" table:formula="of:=IF(ISBLANK([.$C175]);&quot;&quot;;AND(NOT(ISERROR([.$Q175]))))">
            <text:p/>
          </table:table-cell>
          <table:table-cell table:formula="of:=IF(ISBLANK([.C175]);&quot;&quot;;IF([.W175];&quot;java.lang.Long&quot;;IF([.X175];&quot;java.lang.String&quot;;IF([.Y175];&quot;java.lang.Double&quot;;IF([.Z175];&quot;java.math.BigDecimal&quot;;&quot;none&quot;)))))">
            <text:p/>
          </table:table-cell>
          <table:table-cell/>
          <table:table-cell table:style-name="ce16" table:formula="of:=IF(ISBLANK([.B175]);&quot;&quot;;IF(ISERR([.G175]);&quot;&lt;/obj-entity&gt;&quot;;CONCATENATE([.$I$2];[.G175];[.$J$2];[.G175];[.$K$2])))">
            <text:p/>
          </table:table-cell>
          <table:table-cell table:formula="of:=IF(ISBLANK([.C175]);&quot;&quot;;CONCATENATE([.$U$3];[.T175];[.$V$3];[.AA175];[.$AD$3];[.T175];[.U17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6]);&quot;&quot;;IF(ISERR([.G176]);&quot;&lt;/obj-entity&gt;&quot;;CONCATENATE([.$I$2];[.G176];[.$J$2];[.G176];[.$K$2])))">
            <text:p/>
          </table:table-cell>
          <table:table-cell table:number-columns-repeated="3"/>
          <table:table-cell table:formula="of:==IF(ISBLANK([.$C176]);&quot;&quot;;FIND([.M$3];[.$C176]))">
            <text:p/>
          </table:table-cell>
          <table:table-cell table:formula="of:==IF(ISBLANK([.$C176]);&quot;&quot;;FIND([.N$3];[.$C176]))">
            <text:p/>
          </table:table-cell>
          <table:table-cell table:formula="of:==IF(ISBLANK([.$C176]);&quot;&quot;;FIND([.O$3];[.$C176]))">
            <text:p/>
          </table:table-cell>
          <table:table-cell table:formula="of:==IF(ISBLANK([.$C176]);&quot;&quot;;FIND([.P$3];[.$C176]))">
            <text:p/>
          </table:table-cell>
          <table:table-cell table:formula="of:==IF(ISBLANK([.$C176]);&quot;&quot;;FIND([.Q$3];[.$C176]))">
            <text:p/>
          </table:table-cell>
          <table:table-cell table:formula="of:==IF(ISBLANK([.$C176]);&quot;&quot;;FIND([.R$3];[.$C176]))">
            <text:p/>
          </table:table-cell>
          <table:table-cell table:formula="of:==IF(ISBLANK([.$C176]);&quot;&quot;;FIND([.S$3];[.$C176]))">
            <text:p/>
          </table:table-cell>
          <table:table-cell table:formula="of:=IF(ISBLANK([.C176]);&quot;&quot;;MID([.C176];[.M176]+LEN([.$M$3]);[.N176]-[.M176]-LEN([.$M$3])))">
            <text:p/>
          </table:table-cell>
          <table:table-cell table:formula="of:=IF(NOT(ISERROR([.O17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6]);&quot;&quot;;AND(NOT(ISERROR([.$P176]));ISERROR([.$Q176]);ISERROR([.$R176]);ISERROR([.$S176])))">
            <text:p/>
          </table:table-cell>
          <table:table-cell table:style-name="ce12" table:formula="of:=IF(ISBLANK([.$C176]);&quot;&quot;;AND((ISERROR([.$P176]));ISERROR([.$Q176]);NOT(ISERROR([.$R176]));ISERROR([.$S176])))">
            <text:p/>
          </table:table-cell>
          <table:table-cell table:style-name="ce12" table:formula="of:=IF(ISBLANK([.$C176]);&quot;&quot;;AND(NOT(ISERROR([.$S176]))))">
            <text:p/>
          </table:table-cell>
          <table:table-cell table:style-name="ce12" table:formula="of:=IF(ISBLANK([.$C176]);&quot;&quot;;AND(NOT(ISERROR([.$Q176]))))">
            <text:p/>
          </table:table-cell>
          <table:table-cell table:formula="of:=IF(ISBLANK([.C176]);&quot;&quot;;IF([.W176];&quot;java.lang.Long&quot;;IF([.X176];&quot;java.lang.String&quot;;IF([.Y176];&quot;java.lang.Double&quot;;IF([.Z176];&quot;java.math.BigDecimal&quot;;&quot;none&quot;)))))">
            <text:p/>
          </table:table-cell>
          <table:table-cell/>
          <table:table-cell table:style-name="ce16" table:formula="of:=IF(ISBLANK([.B176]);&quot;&quot;;IF(ISERR([.G176]);&quot;&lt;/obj-entity&gt;&quot;;CONCATENATE([.$I$2];[.G176];[.$J$2];[.G176];[.$K$2])))">
            <text:p/>
          </table:table-cell>
          <table:table-cell table:formula="of:=IF(ISBLANK([.C176]);&quot;&quot;;CONCATENATE([.$U$3];[.T176];[.$V$3];[.AA176];[.$AD$3];[.T176];[.U17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7]);&quot;&quot;;IF(ISERR([.G177]);&quot;&lt;/obj-entity&gt;&quot;;CONCATENATE([.$I$2];[.G177];[.$J$2];[.G177];[.$K$2])))">
            <text:p/>
          </table:table-cell>
          <table:table-cell table:number-columns-repeated="3"/>
          <table:table-cell table:formula="of:==IF(ISBLANK([.$C177]);&quot;&quot;;FIND([.M$3];[.$C177]))">
            <text:p/>
          </table:table-cell>
          <table:table-cell table:formula="of:==IF(ISBLANK([.$C177]);&quot;&quot;;FIND([.N$3];[.$C177]))">
            <text:p/>
          </table:table-cell>
          <table:table-cell table:formula="of:==IF(ISBLANK([.$C177]);&quot;&quot;;FIND([.O$3];[.$C177]))">
            <text:p/>
          </table:table-cell>
          <table:table-cell table:formula="of:==IF(ISBLANK([.$C177]);&quot;&quot;;FIND([.P$3];[.$C177]))">
            <text:p/>
          </table:table-cell>
          <table:table-cell table:formula="of:==IF(ISBLANK([.$C177]);&quot;&quot;;FIND([.Q$3];[.$C177]))">
            <text:p/>
          </table:table-cell>
          <table:table-cell table:formula="of:==IF(ISBLANK([.$C177]);&quot;&quot;;FIND([.R$3];[.$C177]))">
            <text:p/>
          </table:table-cell>
          <table:table-cell table:formula="of:==IF(ISBLANK([.$C177]);&quot;&quot;;FIND([.S$3];[.$C177]))">
            <text:p/>
          </table:table-cell>
          <table:table-cell table:formula="of:=IF(ISBLANK([.C177]);&quot;&quot;;MID([.C177];[.M177]+LEN([.$M$3]);[.N177]-[.M177]-LEN([.$M$3])))">
            <text:p/>
          </table:table-cell>
          <table:table-cell table:formula="of:=IF(NOT(ISERROR([.O17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7]);&quot;&quot;;AND(NOT(ISERROR([.$P177]));ISERROR([.$Q177]);ISERROR([.$R177]);ISERROR([.$S177])))">
            <text:p/>
          </table:table-cell>
          <table:table-cell table:style-name="ce12" table:formula="of:=IF(ISBLANK([.$C177]);&quot;&quot;;AND((ISERROR([.$P177]));ISERROR([.$Q177]);NOT(ISERROR([.$R177]));ISERROR([.$S177])))">
            <text:p/>
          </table:table-cell>
          <table:table-cell table:style-name="ce12" table:formula="of:=IF(ISBLANK([.$C177]);&quot;&quot;;AND(NOT(ISERROR([.$S177]))))">
            <text:p/>
          </table:table-cell>
          <table:table-cell table:style-name="ce12" table:formula="of:=IF(ISBLANK([.$C177]);&quot;&quot;;AND(NOT(ISERROR([.$Q177]))))">
            <text:p/>
          </table:table-cell>
          <table:table-cell table:formula="of:=IF(ISBLANK([.C177]);&quot;&quot;;IF([.W177];&quot;java.lang.Long&quot;;IF([.X177];&quot;java.lang.String&quot;;IF([.Y177];&quot;java.lang.Double&quot;;IF([.Z177];&quot;java.math.BigDecimal&quot;;&quot;none&quot;)))))">
            <text:p/>
          </table:table-cell>
          <table:table-cell/>
          <table:table-cell table:style-name="ce16" table:formula="of:=IF(ISBLANK([.B177]);&quot;&quot;;IF(ISERR([.G177]);&quot;&lt;/obj-entity&gt;&quot;;CONCATENATE([.$I$2];[.G177];[.$J$2];[.G177];[.$K$2])))">
            <text:p/>
          </table:table-cell>
          <table:table-cell table:formula="of:=IF(ISBLANK([.C177]);&quot;&quot;;CONCATENATE([.$U$3];[.T177];[.$V$3];[.AA177];[.$AD$3];[.T177];[.U17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8]);&quot;&quot;;IF(ISERR([.G178]);&quot;&lt;/obj-entity&gt;&quot;;CONCATENATE([.$I$2];[.G178];[.$J$2];[.G178];[.$K$2])))">
            <text:p/>
          </table:table-cell>
          <table:table-cell table:number-columns-repeated="3"/>
          <table:table-cell table:formula="of:==IF(ISBLANK([.$C178]);&quot;&quot;;FIND([.M$3];[.$C178]))">
            <text:p/>
          </table:table-cell>
          <table:table-cell table:formula="of:==IF(ISBLANK([.$C178]);&quot;&quot;;FIND([.N$3];[.$C178]))">
            <text:p/>
          </table:table-cell>
          <table:table-cell table:formula="of:==IF(ISBLANK([.$C178]);&quot;&quot;;FIND([.O$3];[.$C178]))">
            <text:p/>
          </table:table-cell>
          <table:table-cell table:formula="of:==IF(ISBLANK([.$C178]);&quot;&quot;;FIND([.P$3];[.$C178]))">
            <text:p/>
          </table:table-cell>
          <table:table-cell table:formula="of:==IF(ISBLANK([.$C178]);&quot;&quot;;FIND([.Q$3];[.$C178]))">
            <text:p/>
          </table:table-cell>
          <table:table-cell table:formula="of:==IF(ISBLANK([.$C178]);&quot;&quot;;FIND([.R$3];[.$C178]))">
            <text:p/>
          </table:table-cell>
          <table:table-cell table:formula="of:==IF(ISBLANK([.$C178]);&quot;&quot;;FIND([.S$3];[.$C178]))">
            <text:p/>
          </table:table-cell>
          <table:table-cell table:formula="of:=IF(ISBLANK([.C178]);&quot;&quot;;MID([.C178];[.M178]+LEN([.$M$3]);[.N178]-[.M178]-LEN([.$M$3])))">
            <text:p/>
          </table:table-cell>
          <table:table-cell table:formula="of:=IF(NOT(ISERROR([.O17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8]);&quot;&quot;;AND(NOT(ISERROR([.$P178]));ISERROR([.$Q178]);ISERROR([.$R178]);ISERROR([.$S178])))">
            <text:p/>
          </table:table-cell>
          <table:table-cell table:style-name="ce12" table:formula="of:=IF(ISBLANK([.$C178]);&quot;&quot;;AND((ISERROR([.$P178]));ISERROR([.$Q178]);NOT(ISERROR([.$R178]));ISERROR([.$S178])))">
            <text:p/>
          </table:table-cell>
          <table:table-cell table:style-name="ce12" table:formula="of:=IF(ISBLANK([.$C178]);&quot;&quot;;AND(NOT(ISERROR([.$S178]))))">
            <text:p/>
          </table:table-cell>
          <table:table-cell table:style-name="ce12" table:formula="of:=IF(ISBLANK([.$C178]);&quot;&quot;;AND(NOT(ISERROR([.$Q178]))))">
            <text:p/>
          </table:table-cell>
          <table:table-cell table:formula="of:=IF(ISBLANK([.C178]);&quot;&quot;;IF([.W178];&quot;java.lang.Long&quot;;IF([.X178];&quot;java.lang.String&quot;;IF([.Y178];&quot;java.lang.Double&quot;;IF([.Z178];&quot;java.math.BigDecimal&quot;;&quot;none&quot;)))))">
            <text:p/>
          </table:table-cell>
          <table:table-cell/>
          <table:table-cell table:style-name="ce16" table:formula="of:=IF(ISBLANK([.B178]);&quot;&quot;;IF(ISERR([.G178]);&quot;&lt;/obj-entity&gt;&quot;;CONCATENATE([.$I$2];[.G178];[.$J$2];[.G178];[.$K$2])))">
            <text:p/>
          </table:table-cell>
          <table:table-cell table:formula="of:=IF(ISBLANK([.C178]);&quot;&quot;;CONCATENATE([.$U$3];[.T178];[.$V$3];[.AA178];[.$AD$3];[.T178];[.U17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79]);&quot;&quot;;IF(ISERR([.G179]);&quot;&lt;/obj-entity&gt;&quot;;CONCATENATE([.$I$2];[.G179];[.$J$2];[.G179];[.$K$2])))">
            <text:p/>
          </table:table-cell>
          <table:table-cell table:number-columns-repeated="3"/>
          <table:table-cell table:formula="of:==IF(ISBLANK([.$C179]);&quot;&quot;;FIND([.M$3];[.$C179]))">
            <text:p/>
          </table:table-cell>
          <table:table-cell table:formula="of:==IF(ISBLANK([.$C179]);&quot;&quot;;FIND([.N$3];[.$C179]))">
            <text:p/>
          </table:table-cell>
          <table:table-cell table:formula="of:==IF(ISBLANK([.$C179]);&quot;&quot;;FIND([.O$3];[.$C179]))">
            <text:p/>
          </table:table-cell>
          <table:table-cell table:formula="of:==IF(ISBLANK([.$C179]);&quot;&quot;;FIND([.P$3];[.$C179]))">
            <text:p/>
          </table:table-cell>
          <table:table-cell table:formula="of:==IF(ISBLANK([.$C179]);&quot;&quot;;FIND([.Q$3];[.$C179]))">
            <text:p/>
          </table:table-cell>
          <table:table-cell table:formula="of:==IF(ISBLANK([.$C179]);&quot;&quot;;FIND([.R$3];[.$C179]))">
            <text:p/>
          </table:table-cell>
          <table:table-cell table:formula="of:==IF(ISBLANK([.$C179]);&quot;&quot;;FIND([.S$3];[.$C179]))">
            <text:p/>
          </table:table-cell>
          <table:table-cell table:formula="of:=IF(ISBLANK([.C179]);&quot;&quot;;MID([.C179];[.M179]+LEN([.$M$3]);[.N179]-[.M179]-LEN([.$M$3])))">
            <text:p/>
          </table:table-cell>
          <table:table-cell table:formula="of:=IF(NOT(ISERROR([.O17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79]);&quot;&quot;;AND(NOT(ISERROR([.$P179]));ISERROR([.$Q179]);ISERROR([.$R179]);ISERROR([.$S179])))">
            <text:p/>
          </table:table-cell>
          <table:table-cell table:style-name="ce12" table:formula="of:=IF(ISBLANK([.$C179]);&quot;&quot;;AND((ISERROR([.$P179]));ISERROR([.$Q179]);NOT(ISERROR([.$R179]));ISERROR([.$S179])))">
            <text:p/>
          </table:table-cell>
          <table:table-cell table:style-name="ce12" table:formula="of:=IF(ISBLANK([.$C179]);&quot;&quot;;AND(NOT(ISERROR([.$S179]))))">
            <text:p/>
          </table:table-cell>
          <table:table-cell table:style-name="ce12" table:formula="of:=IF(ISBLANK([.$C179]);&quot;&quot;;AND(NOT(ISERROR([.$Q179]))))">
            <text:p/>
          </table:table-cell>
          <table:table-cell table:formula="of:=IF(ISBLANK([.C179]);&quot;&quot;;IF([.W179];&quot;java.lang.Long&quot;;IF([.X179];&quot;java.lang.String&quot;;IF([.Y179];&quot;java.lang.Double&quot;;IF([.Z179];&quot;java.math.BigDecimal&quot;;&quot;none&quot;)))))">
            <text:p/>
          </table:table-cell>
          <table:table-cell/>
          <table:table-cell table:style-name="ce16" table:formula="of:=IF(ISBLANK([.B179]);&quot;&quot;;IF(ISERR([.G179]);&quot;&lt;/obj-entity&gt;&quot;;CONCATENATE([.$I$2];[.G179];[.$J$2];[.G179];[.$K$2])))">
            <text:p/>
          </table:table-cell>
          <table:table-cell table:formula="of:=IF(ISBLANK([.C179]);&quot;&quot;;CONCATENATE([.$U$3];[.T179];[.$V$3];[.AA179];[.$AD$3];[.T179];[.U17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0]);&quot;&quot;;IF(ISERR([.G180]);&quot;&lt;/obj-entity&gt;&quot;;CONCATENATE([.$I$2];[.G180];[.$J$2];[.G180];[.$K$2])))">
            <text:p/>
          </table:table-cell>
          <table:table-cell table:number-columns-repeated="3"/>
          <table:table-cell table:formula="of:==IF(ISBLANK([.$C180]);&quot;&quot;;FIND([.M$3];[.$C180]))">
            <text:p/>
          </table:table-cell>
          <table:table-cell table:formula="of:==IF(ISBLANK([.$C180]);&quot;&quot;;FIND([.N$3];[.$C180]))">
            <text:p/>
          </table:table-cell>
          <table:table-cell table:formula="of:==IF(ISBLANK([.$C180]);&quot;&quot;;FIND([.O$3];[.$C180]))">
            <text:p/>
          </table:table-cell>
          <table:table-cell table:formula="of:==IF(ISBLANK([.$C180]);&quot;&quot;;FIND([.P$3];[.$C180]))">
            <text:p/>
          </table:table-cell>
          <table:table-cell table:formula="of:==IF(ISBLANK([.$C180]);&quot;&quot;;FIND([.Q$3];[.$C180]))">
            <text:p/>
          </table:table-cell>
          <table:table-cell table:formula="of:==IF(ISBLANK([.$C180]);&quot;&quot;;FIND([.R$3];[.$C180]))">
            <text:p/>
          </table:table-cell>
          <table:table-cell table:formula="of:==IF(ISBLANK([.$C180]);&quot;&quot;;FIND([.S$3];[.$C180]))">
            <text:p/>
          </table:table-cell>
          <table:table-cell table:formula="of:=IF(ISBLANK([.C180]);&quot;&quot;;MID([.C180];[.M180]+LEN([.$M$3]);[.N180]-[.M180]-LEN([.$M$3])))">
            <text:p/>
          </table:table-cell>
          <table:table-cell table:formula="of:=IF(NOT(ISERROR([.O18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0]);&quot;&quot;;AND(NOT(ISERROR([.$P180]));ISERROR([.$Q180]);ISERROR([.$R180]);ISERROR([.$S180])))">
            <text:p/>
          </table:table-cell>
          <table:table-cell table:style-name="ce12" table:formula="of:=IF(ISBLANK([.$C180]);&quot;&quot;;AND((ISERROR([.$P180]));ISERROR([.$Q180]);NOT(ISERROR([.$R180]));ISERROR([.$S180])))">
            <text:p/>
          </table:table-cell>
          <table:table-cell table:style-name="ce12" table:formula="of:=IF(ISBLANK([.$C180]);&quot;&quot;;AND(NOT(ISERROR([.$S180]))))">
            <text:p/>
          </table:table-cell>
          <table:table-cell table:style-name="ce12" table:formula="of:=IF(ISBLANK([.$C180]);&quot;&quot;;AND(NOT(ISERROR([.$Q180]))))">
            <text:p/>
          </table:table-cell>
          <table:table-cell table:formula="of:=IF(ISBLANK([.C180]);&quot;&quot;;IF([.W180];&quot;java.lang.Long&quot;;IF([.X180];&quot;java.lang.String&quot;;IF([.Y180];&quot;java.lang.Double&quot;;IF([.Z180];&quot;java.math.BigDecimal&quot;;&quot;none&quot;)))))">
            <text:p/>
          </table:table-cell>
          <table:table-cell/>
          <table:table-cell table:style-name="ce16" table:formula="of:=IF(ISBLANK([.B180]);&quot;&quot;;IF(ISERR([.G180]);&quot;&lt;/obj-entity&gt;&quot;;CONCATENATE([.$I$2];[.G180];[.$J$2];[.G180];[.$K$2])))">
            <text:p/>
          </table:table-cell>
          <table:table-cell table:formula="of:=IF(ISBLANK([.C180]);&quot;&quot;;CONCATENATE([.$U$3];[.T180];[.$V$3];[.AA180];[.$AD$3];[.T180];[.U18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1]);&quot;&quot;;IF(ISERR([.G181]);&quot;&lt;/obj-entity&gt;&quot;;CONCATENATE([.$I$2];[.G181];[.$J$2];[.G181];[.$K$2])))">
            <text:p/>
          </table:table-cell>
          <table:table-cell table:number-columns-repeated="3"/>
          <table:table-cell table:formula="of:==IF(ISBLANK([.$C181]);&quot;&quot;;FIND([.M$3];[.$C181]))">
            <text:p/>
          </table:table-cell>
          <table:table-cell table:formula="of:==IF(ISBLANK([.$C181]);&quot;&quot;;FIND([.N$3];[.$C181]))">
            <text:p/>
          </table:table-cell>
          <table:table-cell table:formula="of:==IF(ISBLANK([.$C181]);&quot;&quot;;FIND([.O$3];[.$C181]))">
            <text:p/>
          </table:table-cell>
          <table:table-cell table:formula="of:==IF(ISBLANK([.$C181]);&quot;&quot;;FIND([.P$3];[.$C181]))">
            <text:p/>
          </table:table-cell>
          <table:table-cell table:formula="of:==IF(ISBLANK([.$C181]);&quot;&quot;;FIND([.Q$3];[.$C181]))">
            <text:p/>
          </table:table-cell>
          <table:table-cell table:formula="of:==IF(ISBLANK([.$C181]);&quot;&quot;;FIND([.R$3];[.$C181]))">
            <text:p/>
          </table:table-cell>
          <table:table-cell table:formula="of:==IF(ISBLANK([.$C181]);&quot;&quot;;FIND([.S$3];[.$C181]))">
            <text:p/>
          </table:table-cell>
          <table:table-cell table:formula="of:=IF(ISBLANK([.C181]);&quot;&quot;;MID([.C181];[.M181]+LEN([.$M$3]);[.N181]-[.M181]-LEN([.$M$3])))">
            <text:p/>
          </table:table-cell>
          <table:table-cell table:formula="of:=IF(NOT(ISERROR([.O18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1]);&quot;&quot;;AND(NOT(ISERROR([.$P181]));ISERROR([.$Q181]);ISERROR([.$R181]);ISERROR([.$S181])))">
            <text:p/>
          </table:table-cell>
          <table:table-cell table:style-name="ce12" table:formula="of:=IF(ISBLANK([.$C181]);&quot;&quot;;AND((ISERROR([.$P181]));ISERROR([.$Q181]);NOT(ISERROR([.$R181]));ISERROR([.$S181])))">
            <text:p/>
          </table:table-cell>
          <table:table-cell table:style-name="ce12" table:formula="of:=IF(ISBLANK([.$C181]);&quot;&quot;;AND(NOT(ISERROR([.$S181]))))">
            <text:p/>
          </table:table-cell>
          <table:table-cell table:style-name="ce12" table:formula="of:=IF(ISBLANK([.$C181]);&quot;&quot;;AND(NOT(ISERROR([.$Q181]))))">
            <text:p/>
          </table:table-cell>
          <table:table-cell table:formula="of:=IF(ISBLANK([.C181]);&quot;&quot;;IF([.W181];&quot;java.lang.Long&quot;;IF([.X181];&quot;java.lang.String&quot;;IF([.Y181];&quot;java.lang.Double&quot;;IF([.Z181];&quot;java.math.BigDecimal&quot;;&quot;none&quot;)))))">
            <text:p/>
          </table:table-cell>
          <table:table-cell/>
          <table:table-cell table:style-name="ce16" table:formula="of:=IF(ISBLANK([.B181]);&quot;&quot;;IF(ISERR([.G181]);&quot;&lt;/obj-entity&gt;&quot;;CONCATENATE([.$I$2];[.G181];[.$J$2];[.G181];[.$K$2])))">
            <text:p/>
          </table:table-cell>
          <table:table-cell table:formula="of:=IF(ISBLANK([.C181]);&quot;&quot;;CONCATENATE([.$U$3];[.T181];[.$V$3];[.AA181];[.$AD$3];[.T181];[.U18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2]);&quot;&quot;;IF(ISERR([.G182]);&quot;&lt;/obj-entity&gt;&quot;;CONCATENATE([.$I$2];[.G182];[.$J$2];[.G182];[.$K$2])))">
            <text:p/>
          </table:table-cell>
          <table:table-cell table:number-columns-repeated="3"/>
          <table:table-cell table:formula="of:==IF(ISBLANK([.$C182]);&quot;&quot;;FIND([.M$3];[.$C182]))">
            <text:p/>
          </table:table-cell>
          <table:table-cell table:formula="of:==IF(ISBLANK([.$C182]);&quot;&quot;;FIND([.N$3];[.$C182]))">
            <text:p/>
          </table:table-cell>
          <table:table-cell table:formula="of:==IF(ISBLANK([.$C182]);&quot;&quot;;FIND([.O$3];[.$C182]))">
            <text:p/>
          </table:table-cell>
          <table:table-cell table:formula="of:==IF(ISBLANK([.$C182]);&quot;&quot;;FIND([.P$3];[.$C182]))">
            <text:p/>
          </table:table-cell>
          <table:table-cell table:formula="of:==IF(ISBLANK([.$C182]);&quot;&quot;;FIND([.Q$3];[.$C182]))">
            <text:p/>
          </table:table-cell>
          <table:table-cell table:formula="of:==IF(ISBLANK([.$C182]);&quot;&quot;;FIND([.R$3];[.$C182]))">
            <text:p/>
          </table:table-cell>
          <table:table-cell table:formula="of:==IF(ISBLANK([.$C182]);&quot;&quot;;FIND([.S$3];[.$C182]))">
            <text:p/>
          </table:table-cell>
          <table:table-cell table:formula="of:=IF(ISBLANK([.C182]);&quot;&quot;;MID([.C182];[.M182]+LEN([.$M$3]);[.N182]-[.M182]-LEN([.$M$3])))">
            <text:p/>
          </table:table-cell>
          <table:table-cell table:formula="of:=IF(NOT(ISERROR([.O18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2]);&quot;&quot;;AND(NOT(ISERROR([.$P182]));ISERROR([.$Q182]);ISERROR([.$R182]);ISERROR([.$S182])))">
            <text:p/>
          </table:table-cell>
          <table:table-cell table:style-name="ce12" table:formula="of:=IF(ISBLANK([.$C182]);&quot;&quot;;AND((ISERROR([.$P182]));ISERROR([.$Q182]);NOT(ISERROR([.$R182]));ISERROR([.$S182])))">
            <text:p/>
          </table:table-cell>
          <table:table-cell table:style-name="ce12" table:formula="of:=IF(ISBLANK([.$C182]);&quot;&quot;;AND(NOT(ISERROR([.$S182]))))">
            <text:p/>
          </table:table-cell>
          <table:table-cell table:style-name="ce12" table:formula="of:=IF(ISBLANK([.$C182]);&quot;&quot;;AND(NOT(ISERROR([.$Q182]))))">
            <text:p/>
          </table:table-cell>
          <table:table-cell table:formula="of:=IF(ISBLANK([.C182]);&quot;&quot;;IF([.W182];&quot;java.lang.Long&quot;;IF([.X182];&quot;java.lang.String&quot;;IF([.Y182];&quot;java.lang.Double&quot;;IF([.Z182];&quot;java.math.BigDecimal&quot;;&quot;none&quot;)))))">
            <text:p/>
          </table:table-cell>
          <table:table-cell/>
          <table:table-cell table:style-name="ce16" table:formula="of:=IF(ISBLANK([.B182]);&quot;&quot;;IF(ISERR([.G182]);&quot;&lt;/obj-entity&gt;&quot;;CONCATENATE([.$I$2];[.G182];[.$J$2];[.G182];[.$K$2])))">
            <text:p/>
          </table:table-cell>
          <table:table-cell table:formula="of:=IF(ISBLANK([.C182]);&quot;&quot;;CONCATENATE([.$U$3];[.T182];[.$V$3];[.AA182];[.$AD$3];[.T182];[.U18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3]);&quot;&quot;;IF(ISERR([.G183]);&quot;&lt;/obj-entity&gt;&quot;;CONCATENATE([.$I$2];[.G183];[.$J$2];[.G183];[.$K$2])))">
            <text:p/>
          </table:table-cell>
          <table:table-cell table:number-columns-repeated="3"/>
          <table:table-cell table:formula="of:==IF(ISBLANK([.$C183]);&quot;&quot;;FIND([.M$3];[.$C183]))">
            <text:p/>
          </table:table-cell>
          <table:table-cell table:formula="of:==IF(ISBLANK([.$C183]);&quot;&quot;;FIND([.N$3];[.$C183]))">
            <text:p/>
          </table:table-cell>
          <table:table-cell table:formula="of:==IF(ISBLANK([.$C183]);&quot;&quot;;FIND([.O$3];[.$C183]))">
            <text:p/>
          </table:table-cell>
          <table:table-cell table:formula="of:==IF(ISBLANK([.$C183]);&quot;&quot;;FIND([.P$3];[.$C183]))">
            <text:p/>
          </table:table-cell>
          <table:table-cell table:formula="of:==IF(ISBLANK([.$C183]);&quot;&quot;;FIND([.Q$3];[.$C183]))">
            <text:p/>
          </table:table-cell>
          <table:table-cell table:formula="of:==IF(ISBLANK([.$C183]);&quot;&quot;;FIND([.R$3];[.$C183]))">
            <text:p/>
          </table:table-cell>
          <table:table-cell table:formula="of:==IF(ISBLANK([.$C183]);&quot;&quot;;FIND([.S$3];[.$C183]))">
            <text:p/>
          </table:table-cell>
          <table:table-cell table:formula="of:=IF(ISBLANK([.C183]);&quot;&quot;;MID([.C183];[.M183]+LEN([.$M$3]);[.N183]-[.M183]-LEN([.$M$3])))">
            <text:p/>
          </table:table-cell>
          <table:table-cell table:formula="of:=IF(NOT(ISERROR([.O18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3]);&quot;&quot;;AND(NOT(ISERROR([.$P183]));ISERROR([.$Q183]);ISERROR([.$R183]);ISERROR([.$S183])))">
            <text:p/>
          </table:table-cell>
          <table:table-cell table:style-name="ce12" table:formula="of:=IF(ISBLANK([.$C183]);&quot;&quot;;AND((ISERROR([.$P183]));ISERROR([.$Q183]);NOT(ISERROR([.$R183]));ISERROR([.$S183])))">
            <text:p/>
          </table:table-cell>
          <table:table-cell table:style-name="ce12" table:formula="of:=IF(ISBLANK([.$C183]);&quot;&quot;;AND(NOT(ISERROR([.$S183]))))">
            <text:p/>
          </table:table-cell>
          <table:table-cell table:style-name="ce12" table:formula="of:=IF(ISBLANK([.$C183]);&quot;&quot;;AND(NOT(ISERROR([.$Q183]))))">
            <text:p/>
          </table:table-cell>
          <table:table-cell table:formula="of:=IF(ISBLANK([.C183]);&quot;&quot;;IF([.W183];&quot;java.lang.Long&quot;;IF([.X183];&quot;java.lang.String&quot;;IF([.Y183];&quot;java.lang.Double&quot;;IF([.Z183];&quot;java.math.BigDecimal&quot;;&quot;none&quot;)))))">
            <text:p/>
          </table:table-cell>
          <table:table-cell/>
          <table:table-cell table:style-name="ce16" table:formula="of:=IF(ISBLANK([.B183]);&quot;&quot;;IF(ISERR([.G183]);&quot;&lt;/obj-entity&gt;&quot;;CONCATENATE([.$I$2];[.G183];[.$J$2];[.G183];[.$K$2])))">
            <text:p/>
          </table:table-cell>
          <table:table-cell table:formula="of:=IF(ISBLANK([.C183]);&quot;&quot;;CONCATENATE([.$U$3];[.T183];[.$V$3];[.AA183];[.$AD$3];[.T183];[.U18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4]);&quot;&quot;;IF(ISERR([.G184]);&quot;&lt;/obj-entity&gt;&quot;;CONCATENATE([.$I$2];[.G184];[.$J$2];[.G184];[.$K$2])))">
            <text:p/>
          </table:table-cell>
          <table:table-cell table:number-columns-repeated="3"/>
          <table:table-cell table:formula="of:==IF(ISBLANK([.$C184]);&quot;&quot;;FIND([.M$3];[.$C184]))">
            <text:p/>
          </table:table-cell>
          <table:table-cell table:formula="of:==IF(ISBLANK([.$C184]);&quot;&quot;;FIND([.N$3];[.$C184]))">
            <text:p/>
          </table:table-cell>
          <table:table-cell table:formula="of:==IF(ISBLANK([.$C184]);&quot;&quot;;FIND([.O$3];[.$C184]))">
            <text:p/>
          </table:table-cell>
          <table:table-cell table:formula="of:==IF(ISBLANK([.$C184]);&quot;&quot;;FIND([.P$3];[.$C184]))">
            <text:p/>
          </table:table-cell>
          <table:table-cell table:formula="of:==IF(ISBLANK([.$C184]);&quot;&quot;;FIND([.Q$3];[.$C184]))">
            <text:p/>
          </table:table-cell>
          <table:table-cell table:formula="of:==IF(ISBLANK([.$C184]);&quot;&quot;;FIND([.R$3];[.$C184]))">
            <text:p/>
          </table:table-cell>
          <table:table-cell table:formula="of:==IF(ISBLANK([.$C184]);&quot;&quot;;FIND([.S$3];[.$C184]))">
            <text:p/>
          </table:table-cell>
          <table:table-cell table:formula="of:=IF(ISBLANK([.C184]);&quot;&quot;;MID([.C184];[.M184]+LEN([.$M$3]);[.N184]-[.M184]-LEN([.$M$3])))">
            <text:p/>
          </table:table-cell>
          <table:table-cell table:formula="of:=IF(NOT(ISERROR([.O18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4]);&quot;&quot;;AND(NOT(ISERROR([.$P184]));ISERROR([.$Q184]);ISERROR([.$R184]);ISERROR([.$S184])))">
            <text:p/>
          </table:table-cell>
          <table:table-cell table:style-name="ce12" table:formula="of:=IF(ISBLANK([.$C184]);&quot;&quot;;AND((ISERROR([.$P184]));ISERROR([.$Q184]);NOT(ISERROR([.$R184]));ISERROR([.$S184])))">
            <text:p/>
          </table:table-cell>
          <table:table-cell table:style-name="ce12" table:formula="of:=IF(ISBLANK([.$C184]);&quot;&quot;;AND(NOT(ISERROR([.$S184]))))">
            <text:p/>
          </table:table-cell>
          <table:table-cell table:style-name="ce12" table:formula="of:=IF(ISBLANK([.$C184]);&quot;&quot;;AND(NOT(ISERROR([.$Q184]))))">
            <text:p/>
          </table:table-cell>
          <table:table-cell table:formula="of:=IF(ISBLANK([.C184]);&quot;&quot;;IF([.W184];&quot;java.lang.Long&quot;;IF([.X184];&quot;java.lang.String&quot;;IF([.Y184];&quot;java.lang.Double&quot;;IF([.Z184];&quot;java.math.BigDecimal&quot;;&quot;none&quot;)))))">
            <text:p/>
          </table:table-cell>
          <table:table-cell/>
          <table:table-cell table:style-name="ce16" table:formula="of:=IF(ISBLANK([.B184]);&quot;&quot;;IF(ISERR([.G184]);&quot;&lt;/obj-entity&gt;&quot;;CONCATENATE([.$I$2];[.G184];[.$J$2];[.G184];[.$K$2])))">
            <text:p/>
          </table:table-cell>
          <table:table-cell table:formula="of:=IF(ISBLANK([.C184]);&quot;&quot;;CONCATENATE([.$U$3];[.T184];[.$V$3];[.AA184];[.$AD$3];[.T184];[.U18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5]);&quot;&quot;;IF(ISERR([.G185]);&quot;&lt;/obj-entity&gt;&quot;;CONCATENATE([.$I$2];[.G185];[.$J$2];[.G185];[.$K$2])))">
            <text:p/>
          </table:table-cell>
          <table:table-cell table:number-columns-repeated="3"/>
          <table:table-cell table:formula="of:==IF(ISBLANK([.$C185]);&quot;&quot;;FIND([.M$3];[.$C185]))">
            <text:p/>
          </table:table-cell>
          <table:table-cell table:formula="of:==IF(ISBLANK([.$C185]);&quot;&quot;;FIND([.N$3];[.$C185]))">
            <text:p/>
          </table:table-cell>
          <table:table-cell table:formula="of:==IF(ISBLANK([.$C185]);&quot;&quot;;FIND([.O$3];[.$C185]))">
            <text:p/>
          </table:table-cell>
          <table:table-cell table:formula="of:==IF(ISBLANK([.$C185]);&quot;&quot;;FIND([.P$3];[.$C185]))">
            <text:p/>
          </table:table-cell>
          <table:table-cell table:formula="of:==IF(ISBLANK([.$C185]);&quot;&quot;;FIND([.Q$3];[.$C185]))">
            <text:p/>
          </table:table-cell>
          <table:table-cell table:formula="of:==IF(ISBLANK([.$C185]);&quot;&quot;;FIND([.R$3];[.$C185]))">
            <text:p/>
          </table:table-cell>
          <table:table-cell table:formula="of:==IF(ISBLANK([.$C185]);&quot;&quot;;FIND([.S$3];[.$C185]))">
            <text:p/>
          </table:table-cell>
          <table:table-cell table:formula="of:=IF(ISBLANK([.C185]);&quot;&quot;;MID([.C185];[.M185]+LEN([.$M$3]);[.N185]-[.M185]-LEN([.$M$3])))">
            <text:p/>
          </table:table-cell>
          <table:table-cell table:formula="of:=IF(NOT(ISERROR([.O18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5]);&quot;&quot;;AND(NOT(ISERROR([.$P185]));ISERROR([.$Q185]);ISERROR([.$R185]);ISERROR([.$S185])))">
            <text:p/>
          </table:table-cell>
          <table:table-cell table:style-name="ce12" table:formula="of:=IF(ISBLANK([.$C185]);&quot;&quot;;AND((ISERROR([.$P185]));ISERROR([.$Q185]);NOT(ISERROR([.$R185]));ISERROR([.$S185])))">
            <text:p/>
          </table:table-cell>
          <table:table-cell table:style-name="ce12" table:formula="of:=IF(ISBLANK([.$C185]);&quot;&quot;;AND(NOT(ISERROR([.$S185]))))">
            <text:p/>
          </table:table-cell>
          <table:table-cell table:style-name="ce12" table:formula="of:=IF(ISBLANK([.$C185]);&quot;&quot;;AND(NOT(ISERROR([.$Q185]))))">
            <text:p/>
          </table:table-cell>
          <table:table-cell table:formula="of:=IF(ISBLANK([.C185]);&quot;&quot;;IF([.W185];&quot;java.lang.Long&quot;;IF([.X185];&quot;java.lang.String&quot;;IF([.Y185];&quot;java.lang.Double&quot;;IF([.Z185];&quot;java.math.BigDecimal&quot;;&quot;none&quot;)))))">
            <text:p/>
          </table:table-cell>
          <table:table-cell/>
          <table:table-cell table:style-name="ce16" table:formula="of:=IF(ISBLANK([.B185]);&quot;&quot;;IF(ISERR([.G185]);&quot;&lt;/obj-entity&gt;&quot;;CONCATENATE([.$I$2];[.G185];[.$J$2];[.G185];[.$K$2])))">
            <text:p/>
          </table:table-cell>
          <table:table-cell table:formula="of:=IF(ISBLANK([.C185]);&quot;&quot;;CONCATENATE([.$U$3];[.T185];[.$V$3];[.AA185];[.$AD$3];[.T185];[.U18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6]);&quot;&quot;;IF(ISERR([.G186]);&quot;&lt;/obj-entity&gt;&quot;;CONCATENATE([.$I$2];[.G186];[.$J$2];[.G186];[.$K$2])))">
            <text:p/>
          </table:table-cell>
          <table:table-cell table:number-columns-repeated="3"/>
          <table:table-cell table:formula="of:==IF(ISBLANK([.$C186]);&quot;&quot;;FIND([.M$3];[.$C186]))">
            <text:p/>
          </table:table-cell>
          <table:table-cell table:formula="of:==IF(ISBLANK([.$C186]);&quot;&quot;;FIND([.N$3];[.$C186]))">
            <text:p/>
          </table:table-cell>
          <table:table-cell table:formula="of:==IF(ISBLANK([.$C186]);&quot;&quot;;FIND([.O$3];[.$C186]))">
            <text:p/>
          </table:table-cell>
          <table:table-cell table:formula="of:==IF(ISBLANK([.$C186]);&quot;&quot;;FIND([.P$3];[.$C186]))">
            <text:p/>
          </table:table-cell>
          <table:table-cell table:formula="of:==IF(ISBLANK([.$C186]);&quot;&quot;;FIND([.Q$3];[.$C186]))">
            <text:p/>
          </table:table-cell>
          <table:table-cell table:formula="of:==IF(ISBLANK([.$C186]);&quot;&quot;;FIND([.R$3];[.$C186]))">
            <text:p/>
          </table:table-cell>
          <table:table-cell table:formula="of:==IF(ISBLANK([.$C186]);&quot;&quot;;FIND([.S$3];[.$C186]))">
            <text:p/>
          </table:table-cell>
          <table:table-cell table:formula="of:=IF(ISBLANK([.C186]);&quot;&quot;;MID([.C186];[.M186]+LEN([.$M$3]);[.N186]-[.M186]-LEN([.$M$3])))">
            <text:p/>
          </table:table-cell>
          <table:table-cell table:formula="of:=IF(NOT(ISERROR([.O18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6]);&quot;&quot;;AND(NOT(ISERROR([.$P186]));ISERROR([.$Q186]);ISERROR([.$R186]);ISERROR([.$S186])))">
            <text:p/>
          </table:table-cell>
          <table:table-cell table:style-name="ce12" table:formula="of:=IF(ISBLANK([.$C186]);&quot;&quot;;AND((ISERROR([.$P186]));ISERROR([.$Q186]);NOT(ISERROR([.$R186]));ISERROR([.$S186])))">
            <text:p/>
          </table:table-cell>
          <table:table-cell table:style-name="ce12" table:formula="of:=IF(ISBLANK([.$C186]);&quot;&quot;;AND(NOT(ISERROR([.$S186]))))">
            <text:p/>
          </table:table-cell>
          <table:table-cell table:style-name="ce12" table:formula="of:=IF(ISBLANK([.$C186]);&quot;&quot;;AND(NOT(ISERROR([.$Q186]))))">
            <text:p/>
          </table:table-cell>
          <table:table-cell table:formula="of:=IF(ISBLANK([.C186]);&quot;&quot;;IF([.W186];&quot;java.lang.Long&quot;;IF([.X186];&quot;java.lang.String&quot;;IF([.Y186];&quot;java.lang.Double&quot;;IF([.Z186];&quot;java.math.BigDecimal&quot;;&quot;none&quot;)))))">
            <text:p/>
          </table:table-cell>
          <table:table-cell/>
          <table:table-cell table:style-name="ce16" table:formula="of:=IF(ISBLANK([.B186]);&quot;&quot;;IF(ISERR([.G186]);&quot;&lt;/obj-entity&gt;&quot;;CONCATENATE([.$I$2];[.G186];[.$J$2];[.G186];[.$K$2])))">
            <text:p/>
          </table:table-cell>
          <table:table-cell table:formula="of:=IF(ISBLANK([.C186]);&quot;&quot;;CONCATENATE([.$U$3];[.T186];[.$V$3];[.AA186];[.$AD$3];[.T186];[.U18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7]);&quot;&quot;;IF(ISERR([.G187]);&quot;&lt;/obj-entity&gt;&quot;;CONCATENATE([.$I$2];[.G187];[.$J$2];[.G187];[.$K$2])))">
            <text:p/>
          </table:table-cell>
          <table:table-cell table:number-columns-repeated="3"/>
          <table:table-cell table:formula="of:==IF(ISBLANK([.$C187]);&quot;&quot;;FIND([.M$3];[.$C187]))">
            <text:p/>
          </table:table-cell>
          <table:table-cell table:formula="of:==IF(ISBLANK([.$C187]);&quot;&quot;;FIND([.N$3];[.$C187]))">
            <text:p/>
          </table:table-cell>
          <table:table-cell table:formula="of:==IF(ISBLANK([.$C187]);&quot;&quot;;FIND([.O$3];[.$C187]))">
            <text:p/>
          </table:table-cell>
          <table:table-cell table:formula="of:==IF(ISBLANK([.$C187]);&quot;&quot;;FIND([.P$3];[.$C187]))">
            <text:p/>
          </table:table-cell>
          <table:table-cell table:formula="of:==IF(ISBLANK([.$C187]);&quot;&quot;;FIND([.Q$3];[.$C187]))">
            <text:p/>
          </table:table-cell>
          <table:table-cell table:formula="of:==IF(ISBLANK([.$C187]);&quot;&quot;;FIND([.R$3];[.$C187]))">
            <text:p/>
          </table:table-cell>
          <table:table-cell table:formula="of:==IF(ISBLANK([.$C187]);&quot;&quot;;FIND([.S$3];[.$C187]))">
            <text:p/>
          </table:table-cell>
          <table:table-cell table:formula="of:=IF(ISBLANK([.C187]);&quot;&quot;;MID([.C187];[.M187]+LEN([.$M$3]);[.N187]-[.M187]-LEN([.$M$3])))">
            <text:p/>
          </table:table-cell>
          <table:table-cell table:formula="of:=IF(NOT(ISERROR([.O18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7]);&quot;&quot;;AND(NOT(ISERROR([.$P187]));ISERROR([.$Q187]);ISERROR([.$R187]);ISERROR([.$S187])))">
            <text:p/>
          </table:table-cell>
          <table:table-cell table:style-name="ce12" table:formula="of:=IF(ISBLANK([.$C187]);&quot;&quot;;AND((ISERROR([.$P187]));ISERROR([.$Q187]);NOT(ISERROR([.$R187]));ISERROR([.$S187])))">
            <text:p/>
          </table:table-cell>
          <table:table-cell table:style-name="ce12" table:formula="of:=IF(ISBLANK([.$C187]);&quot;&quot;;AND(NOT(ISERROR([.$S187]))))">
            <text:p/>
          </table:table-cell>
          <table:table-cell table:style-name="ce12" table:formula="of:=IF(ISBLANK([.$C187]);&quot;&quot;;AND(NOT(ISERROR([.$Q187]))))">
            <text:p/>
          </table:table-cell>
          <table:table-cell table:formula="of:=IF(ISBLANK([.C187]);&quot;&quot;;IF([.W187];&quot;java.lang.Long&quot;;IF([.X187];&quot;java.lang.String&quot;;IF([.Y187];&quot;java.lang.Double&quot;;IF([.Z187];&quot;java.math.BigDecimal&quot;;&quot;none&quot;)))))">
            <text:p/>
          </table:table-cell>
          <table:table-cell/>
          <table:table-cell table:style-name="ce16" table:formula="of:=IF(ISBLANK([.B187]);&quot;&quot;;IF(ISERR([.G187]);&quot;&lt;/obj-entity&gt;&quot;;CONCATENATE([.$I$2];[.G187];[.$J$2];[.G187];[.$K$2])))">
            <text:p/>
          </table:table-cell>
          <table:table-cell table:formula="of:=IF(ISBLANK([.C187]);&quot;&quot;;CONCATENATE([.$U$3];[.T187];[.$V$3];[.AA187];[.$AD$3];[.T187];[.U18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8]);&quot;&quot;;IF(ISERR([.G188]);&quot;&lt;/obj-entity&gt;&quot;;CONCATENATE([.$I$2];[.G188];[.$J$2];[.G188];[.$K$2])))">
            <text:p/>
          </table:table-cell>
          <table:table-cell table:number-columns-repeated="3"/>
          <table:table-cell table:formula="of:==IF(ISBLANK([.$C188]);&quot;&quot;;FIND([.M$3];[.$C188]))">
            <text:p/>
          </table:table-cell>
          <table:table-cell table:formula="of:==IF(ISBLANK([.$C188]);&quot;&quot;;FIND([.N$3];[.$C188]))">
            <text:p/>
          </table:table-cell>
          <table:table-cell table:formula="of:==IF(ISBLANK([.$C188]);&quot;&quot;;FIND([.O$3];[.$C188]))">
            <text:p/>
          </table:table-cell>
          <table:table-cell table:formula="of:==IF(ISBLANK([.$C188]);&quot;&quot;;FIND([.P$3];[.$C188]))">
            <text:p/>
          </table:table-cell>
          <table:table-cell table:formula="of:==IF(ISBLANK([.$C188]);&quot;&quot;;FIND([.Q$3];[.$C188]))">
            <text:p/>
          </table:table-cell>
          <table:table-cell table:formula="of:==IF(ISBLANK([.$C188]);&quot;&quot;;FIND([.R$3];[.$C188]))">
            <text:p/>
          </table:table-cell>
          <table:table-cell table:formula="of:==IF(ISBLANK([.$C188]);&quot;&quot;;FIND([.S$3];[.$C188]))">
            <text:p/>
          </table:table-cell>
          <table:table-cell table:formula="of:=IF(ISBLANK([.C188]);&quot;&quot;;MID([.C188];[.M188]+LEN([.$M$3]);[.N188]-[.M188]-LEN([.$M$3])))">
            <text:p/>
          </table:table-cell>
          <table:table-cell table:formula="of:=IF(NOT(ISERROR([.O18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8]);&quot;&quot;;AND(NOT(ISERROR([.$P188]));ISERROR([.$Q188]);ISERROR([.$R188]);ISERROR([.$S188])))">
            <text:p/>
          </table:table-cell>
          <table:table-cell table:style-name="ce12" table:formula="of:=IF(ISBLANK([.$C188]);&quot;&quot;;AND((ISERROR([.$P188]));ISERROR([.$Q188]);NOT(ISERROR([.$R188]));ISERROR([.$S188])))">
            <text:p/>
          </table:table-cell>
          <table:table-cell table:style-name="ce12" table:formula="of:=IF(ISBLANK([.$C188]);&quot;&quot;;AND(NOT(ISERROR([.$S188]))))">
            <text:p/>
          </table:table-cell>
          <table:table-cell table:style-name="ce12" table:formula="of:=IF(ISBLANK([.$C188]);&quot;&quot;;AND(NOT(ISERROR([.$Q188]))))">
            <text:p/>
          </table:table-cell>
          <table:table-cell table:formula="of:=IF(ISBLANK([.C188]);&quot;&quot;;IF([.W188];&quot;java.lang.Long&quot;;IF([.X188];&quot;java.lang.String&quot;;IF([.Y188];&quot;java.lang.Double&quot;;IF([.Z188];&quot;java.math.BigDecimal&quot;;&quot;none&quot;)))))">
            <text:p/>
          </table:table-cell>
          <table:table-cell/>
          <table:table-cell table:style-name="ce16" table:formula="of:=IF(ISBLANK([.B188]);&quot;&quot;;IF(ISERR([.G188]);&quot;&lt;/obj-entity&gt;&quot;;CONCATENATE([.$I$2];[.G188];[.$J$2];[.G188];[.$K$2])))">
            <text:p/>
          </table:table-cell>
          <table:table-cell table:formula="of:=IF(ISBLANK([.C188]);&quot;&quot;;CONCATENATE([.$U$3];[.T188];[.$V$3];[.AA188];[.$AD$3];[.T188];[.U18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89]);&quot;&quot;;IF(ISERR([.G189]);&quot;&lt;/obj-entity&gt;&quot;;CONCATENATE([.$I$2];[.G189];[.$J$2];[.G189];[.$K$2])))">
            <text:p/>
          </table:table-cell>
          <table:table-cell table:number-columns-repeated="3"/>
          <table:table-cell table:formula="of:==IF(ISBLANK([.$C189]);&quot;&quot;;FIND([.M$3];[.$C189]))">
            <text:p/>
          </table:table-cell>
          <table:table-cell table:formula="of:==IF(ISBLANK([.$C189]);&quot;&quot;;FIND([.N$3];[.$C189]))">
            <text:p/>
          </table:table-cell>
          <table:table-cell table:formula="of:==IF(ISBLANK([.$C189]);&quot;&quot;;FIND([.O$3];[.$C189]))">
            <text:p/>
          </table:table-cell>
          <table:table-cell table:formula="of:==IF(ISBLANK([.$C189]);&quot;&quot;;FIND([.P$3];[.$C189]))">
            <text:p/>
          </table:table-cell>
          <table:table-cell table:formula="of:==IF(ISBLANK([.$C189]);&quot;&quot;;FIND([.Q$3];[.$C189]))">
            <text:p/>
          </table:table-cell>
          <table:table-cell table:formula="of:==IF(ISBLANK([.$C189]);&quot;&quot;;FIND([.R$3];[.$C189]))">
            <text:p/>
          </table:table-cell>
          <table:table-cell table:formula="of:==IF(ISBLANK([.$C189]);&quot;&quot;;FIND([.S$3];[.$C189]))">
            <text:p/>
          </table:table-cell>
          <table:table-cell table:formula="of:=IF(ISBLANK([.C189]);&quot;&quot;;MID([.C189];[.M189]+LEN([.$M$3]);[.N189]-[.M189]-LEN([.$M$3])))">
            <text:p/>
          </table:table-cell>
          <table:table-cell table:formula="of:=IF(NOT(ISERROR([.O18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89]);&quot;&quot;;AND(NOT(ISERROR([.$P189]));ISERROR([.$Q189]);ISERROR([.$R189]);ISERROR([.$S189])))">
            <text:p/>
          </table:table-cell>
          <table:table-cell table:style-name="ce12" table:formula="of:=IF(ISBLANK([.$C189]);&quot;&quot;;AND((ISERROR([.$P189]));ISERROR([.$Q189]);NOT(ISERROR([.$R189]));ISERROR([.$S189])))">
            <text:p/>
          </table:table-cell>
          <table:table-cell table:style-name="ce12" table:formula="of:=IF(ISBLANK([.$C189]);&quot;&quot;;AND(NOT(ISERROR([.$S189]))))">
            <text:p/>
          </table:table-cell>
          <table:table-cell table:style-name="ce12" table:formula="of:=IF(ISBLANK([.$C189]);&quot;&quot;;AND(NOT(ISERROR([.$Q189]))))">
            <text:p/>
          </table:table-cell>
          <table:table-cell table:formula="of:=IF(ISBLANK([.C189]);&quot;&quot;;IF([.W189];&quot;java.lang.Long&quot;;IF([.X189];&quot;java.lang.String&quot;;IF([.Y189];&quot;java.lang.Double&quot;;IF([.Z189];&quot;java.math.BigDecimal&quot;;&quot;none&quot;)))))">
            <text:p/>
          </table:table-cell>
          <table:table-cell/>
          <table:table-cell table:style-name="ce16" table:formula="of:=IF(ISBLANK([.B189]);&quot;&quot;;IF(ISERR([.G189]);&quot;&lt;/obj-entity&gt;&quot;;CONCATENATE([.$I$2];[.G189];[.$J$2];[.G189];[.$K$2])))">
            <text:p/>
          </table:table-cell>
          <table:table-cell table:formula="of:=IF(ISBLANK([.C189]);&quot;&quot;;CONCATENATE([.$U$3];[.T189];[.$V$3];[.AA189];[.$AD$3];[.T189];[.U18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0]);&quot;&quot;;IF(ISERR([.G190]);&quot;&lt;/obj-entity&gt;&quot;;CONCATENATE([.$I$2];[.G190];[.$J$2];[.G190];[.$K$2])))">
            <text:p/>
          </table:table-cell>
          <table:table-cell table:number-columns-repeated="3"/>
          <table:table-cell table:formula="of:==IF(ISBLANK([.$C190]);&quot;&quot;;FIND([.M$3];[.$C190]))">
            <text:p/>
          </table:table-cell>
          <table:table-cell table:formula="of:==IF(ISBLANK([.$C190]);&quot;&quot;;FIND([.N$3];[.$C190]))">
            <text:p/>
          </table:table-cell>
          <table:table-cell table:formula="of:==IF(ISBLANK([.$C190]);&quot;&quot;;FIND([.O$3];[.$C190]))">
            <text:p/>
          </table:table-cell>
          <table:table-cell table:formula="of:==IF(ISBLANK([.$C190]);&quot;&quot;;FIND([.P$3];[.$C190]))">
            <text:p/>
          </table:table-cell>
          <table:table-cell table:formula="of:==IF(ISBLANK([.$C190]);&quot;&quot;;FIND([.Q$3];[.$C190]))">
            <text:p/>
          </table:table-cell>
          <table:table-cell table:formula="of:==IF(ISBLANK([.$C190]);&quot;&quot;;FIND([.R$3];[.$C190]))">
            <text:p/>
          </table:table-cell>
          <table:table-cell table:formula="of:==IF(ISBLANK([.$C190]);&quot;&quot;;FIND([.S$3];[.$C190]))">
            <text:p/>
          </table:table-cell>
          <table:table-cell table:formula="of:=IF(ISBLANK([.C190]);&quot;&quot;;MID([.C190];[.M190]+LEN([.$M$3]);[.N190]-[.M190]-LEN([.$M$3])))">
            <text:p/>
          </table:table-cell>
          <table:table-cell table:formula="of:=IF(NOT(ISERROR([.O19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0]);&quot;&quot;;AND(NOT(ISERROR([.$P190]));ISERROR([.$Q190]);ISERROR([.$R190]);ISERROR([.$S190])))">
            <text:p/>
          </table:table-cell>
          <table:table-cell table:style-name="ce12" table:formula="of:=IF(ISBLANK([.$C190]);&quot;&quot;;AND((ISERROR([.$P190]));ISERROR([.$Q190]);NOT(ISERROR([.$R190]));ISERROR([.$S190])))">
            <text:p/>
          </table:table-cell>
          <table:table-cell table:style-name="ce12" table:formula="of:=IF(ISBLANK([.$C190]);&quot;&quot;;AND(NOT(ISERROR([.$S190]))))">
            <text:p/>
          </table:table-cell>
          <table:table-cell table:style-name="ce12" table:formula="of:=IF(ISBLANK([.$C190]);&quot;&quot;;AND(NOT(ISERROR([.$Q190]))))">
            <text:p/>
          </table:table-cell>
          <table:table-cell table:formula="of:=IF(ISBLANK([.C190]);&quot;&quot;;IF([.W190];&quot;java.lang.Long&quot;;IF([.X190];&quot;java.lang.String&quot;;IF([.Y190];&quot;java.lang.Double&quot;;IF([.Z190];&quot;java.math.BigDecimal&quot;;&quot;none&quot;)))))">
            <text:p/>
          </table:table-cell>
          <table:table-cell/>
          <table:table-cell table:style-name="ce16" table:formula="of:=IF(ISBLANK([.B190]);&quot;&quot;;IF(ISERR([.G190]);&quot;&lt;/obj-entity&gt;&quot;;CONCATENATE([.$I$2];[.G190];[.$J$2];[.G190];[.$K$2])))">
            <text:p/>
          </table:table-cell>
          <table:table-cell table:formula="of:=IF(ISBLANK([.C190]);&quot;&quot;;CONCATENATE([.$U$3];[.T190];[.$V$3];[.AA190];[.$AD$3];[.T190];[.U19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1]);&quot;&quot;;IF(ISERR([.G191]);&quot;&lt;/obj-entity&gt;&quot;;CONCATENATE([.$I$2];[.G191];[.$J$2];[.G191];[.$K$2])))">
            <text:p/>
          </table:table-cell>
          <table:table-cell table:number-columns-repeated="3"/>
          <table:table-cell table:formula="of:==IF(ISBLANK([.$C191]);&quot;&quot;;FIND([.M$3];[.$C191]))">
            <text:p/>
          </table:table-cell>
          <table:table-cell table:formula="of:==IF(ISBLANK([.$C191]);&quot;&quot;;FIND([.N$3];[.$C191]))">
            <text:p/>
          </table:table-cell>
          <table:table-cell table:formula="of:==IF(ISBLANK([.$C191]);&quot;&quot;;FIND([.O$3];[.$C191]))">
            <text:p/>
          </table:table-cell>
          <table:table-cell table:formula="of:==IF(ISBLANK([.$C191]);&quot;&quot;;FIND([.P$3];[.$C191]))">
            <text:p/>
          </table:table-cell>
          <table:table-cell table:formula="of:==IF(ISBLANK([.$C191]);&quot;&quot;;FIND([.Q$3];[.$C191]))">
            <text:p/>
          </table:table-cell>
          <table:table-cell table:formula="of:==IF(ISBLANK([.$C191]);&quot;&quot;;FIND([.R$3];[.$C191]))">
            <text:p/>
          </table:table-cell>
          <table:table-cell table:formula="of:==IF(ISBLANK([.$C191]);&quot;&quot;;FIND([.S$3];[.$C191]))">
            <text:p/>
          </table:table-cell>
          <table:table-cell table:formula="of:=IF(ISBLANK([.C191]);&quot;&quot;;MID([.C191];[.M191]+LEN([.$M$3]);[.N191]-[.M191]-LEN([.$M$3])))">
            <text:p/>
          </table:table-cell>
          <table:table-cell table:formula="of:=IF(NOT(ISERROR([.O19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1]);&quot;&quot;;AND(NOT(ISERROR([.$P191]));ISERROR([.$Q191]);ISERROR([.$R191]);ISERROR([.$S191])))">
            <text:p/>
          </table:table-cell>
          <table:table-cell table:style-name="ce12" table:formula="of:=IF(ISBLANK([.$C191]);&quot;&quot;;AND((ISERROR([.$P191]));ISERROR([.$Q191]);NOT(ISERROR([.$R191]));ISERROR([.$S191])))">
            <text:p/>
          </table:table-cell>
          <table:table-cell table:style-name="ce12" table:formula="of:=IF(ISBLANK([.$C191]);&quot;&quot;;AND(NOT(ISERROR([.$S191]))))">
            <text:p/>
          </table:table-cell>
          <table:table-cell table:style-name="ce12" table:formula="of:=IF(ISBLANK([.$C191]);&quot;&quot;;AND(NOT(ISERROR([.$Q191]))))">
            <text:p/>
          </table:table-cell>
          <table:table-cell table:formula="of:=IF(ISBLANK([.C191]);&quot;&quot;;IF([.W191];&quot;java.lang.Long&quot;;IF([.X191];&quot;java.lang.String&quot;;IF([.Y191];&quot;java.lang.Double&quot;;IF([.Z191];&quot;java.math.BigDecimal&quot;;&quot;none&quot;)))))">
            <text:p/>
          </table:table-cell>
          <table:table-cell/>
          <table:table-cell table:style-name="ce16" table:formula="of:=IF(ISBLANK([.B191]);&quot;&quot;;IF(ISERR([.G191]);&quot;&lt;/obj-entity&gt;&quot;;CONCATENATE([.$I$2];[.G191];[.$J$2];[.G191];[.$K$2])))">
            <text:p/>
          </table:table-cell>
          <table:table-cell table:formula="of:=IF(ISBLANK([.C191]);&quot;&quot;;CONCATENATE([.$U$3];[.T191];[.$V$3];[.AA191];[.$AD$3];[.T191];[.U19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2]);&quot;&quot;;IF(ISERR([.G192]);&quot;&lt;/obj-entity&gt;&quot;;CONCATENATE([.$I$2];[.G192];[.$J$2];[.G192];[.$K$2])))">
            <text:p/>
          </table:table-cell>
          <table:table-cell table:number-columns-repeated="3"/>
          <table:table-cell table:formula="of:==IF(ISBLANK([.$C192]);&quot;&quot;;FIND([.M$3];[.$C192]))">
            <text:p/>
          </table:table-cell>
          <table:table-cell table:formula="of:==IF(ISBLANK([.$C192]);&quot;&quot;;FIND([.N$3];[.$C192]))">
            <text:p/>
          </table:table-cell>
          <table:table-cell table:formula="of:==IF(ISBLANK([.$C192]);&quot;&quot;;FIND([.O$3];[.$C192]))">
            <text:p/>
          </table:table-cell>
          <table:table-cell table:formula="of:==IF(ISBLANK([.$C192]);&quot;&quot;;FIND([.P$3];[.$C192]))">
            <text:p/>
          </table:table-cell>
          <table:table-cell table:formula="of:==IF(ISBLANK([.$C192]);&quot;&quot;;FIND([.Q$3];[.$C192]))">
            <text:p/>
          </table:table-cell>
          <table:table-cell table:formula="of:==IF(ISBLANK([.$C192]);&quot;&quot;;FIND([.R$3];[.$C192]))">
            <text:p/>
          </table:table-cell>
          <table:table-cell table:formula="of:==IF(ISBLANK([.$C192]);&quot;&quot;;FIND([.S$3];[.$C192]))">
            <text:p/>
          </table:table-cell>
          <table:table-cell table:formula="of:=IF(ISBLANK([.C192]);&quot;&quot;;MID([.C192];[.M192]+LEN([.$M$3]);[.N192]-[.M192]-LEN([.$M$3])))">
            <text:p/>
          </table:table-cell>
          <table:table-cell table:formula="of:=IF(NOT(ISERROR([.O19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2]);&quot;&quot;;AND(NOT(ISERROR([.$P192]));ISERROR([.$Q192]);ISERROR([.$R192]);ISERROR([.$S192])))">
            <text:p/>
          </table:table-cell>
          <table:table-cell table:style-name="ce12" table:formula="of:=IF(ISBLANK([.$C192]);&quot;&quot;;AND((ISERROR([.$P192]));ISERROR([.$Q192]);NOT(ISERROR([.$R192]));ISERROR([.$S192])))">
            <text:p/>
          </table:table-cell>
          <table:table-cell table:style-name="ce12" table:formula="of:=IF(ISBLANK([.$C192]);&quot;&quot;;AND(NOT(ISERROR([.$S192]))))">
            <text:p/>
          </table:table-cell>
          <table:table-cell table:style-name="ce12" table:formula="of:=IF(ISBLANK([.$C192]);&quot;&quot;;AND(NOT(ISERROR([.$Q192]))))">
            <text:p/>
          </table:table-cell>
          <table:table-cell table:formula="of:=IF(ISBLANK([.C192]);&quot;&quot;;IF([.W192];&quot;java.lang.Long&quot;;IF([.X192];&quot;java.lang.String&quot;;IF([.Y192];&quot;java.lang.Double&quot;;IF([.Z192];&quot;java.math.BigDecimal&quot;;&quot;none&quot;)))))">
            <text:p/>
          </table:table-cell>
          <table:table-cell/>
          <table:table-cell table:style-name="ce16" table:formula="of:=IF(ISBLANK([.B192]);&quot;&quot;;IF(ISERR([.G192]);&quot;&lt;/obj-entity&gt;&quot;;CONCATENATE([.$I$2];[.G192];[.$J$2];[.G192];[.$K$2])))">
            <text:p/>
          </table:table-cell>
          <table:table-cell table:formula="of:=IF(ISBLANK([.C192]);&quot;&quot;;CONCATENATE([.$U$3];[.T192];[.$V$3];[.AA192];[.$AD$3];[.T192];[.U19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3]);&quot;&quot;;IF(ISERR([.G193]);&quot;&lt;/obj-entity&gt;&quot;;CONCATENATE([.$I$2];[.G193];[.$J$2];[.G193];[.$K$2])))">
            <text:p/>
          </table:table-cell>
          <table:table-cell table:number-columns-repeated="3"/>
          <table:table-cell table:formula="of:==IF(ISBLANK([.$C193]);&quot;&quot;;FIND([.M$3];[.$C193]))">
            <text:p/>
          </table:table-cell>
          <table:table-cell table:formula="of:==IF(ISBLANK([.$C193]);&quot;&quot;;FIND([.N$3];[.$C193]))">
            <text:p/>
          </table:table-cell>
          <table:table-cell table:formula="of:==IF(ISBLANK([.$C193]);&quot;&quot;;FIND([.O$3];[.$C193]))">
            <text:p/>
          </table:table-cell>
          <table:table-cell table:formula="of:==IF(ISBLANK([.$C193]);&quot;&quot;;FIND([.P$3];[.$C193]))">
            <text:p/>
          </table:table-cell>
          <table:table-cell table:formula="of:==IF(ISBLANK([.$C193]);&quot;&quot;;FIND([.Q$3];[.$C193]))">
            <text:p/>
          </table:table-cell>
          <table:table-cell table:formula="of:==IF(ISBLANK([.$C193]);&quot;&quot;;FIND([.R$3];[.$C193]))">
            <text:p/>
          </table:table-cell>
          <table:table-cell table:formula="of:==IF(ISBLANK([.$C193]);&quot;&quot;;FIND([.S$3];[.$C193]))">
            <text:p/>
          </table:table-cell>
          <table:table-cell table:formula="of:=IF(ISBLANK([.C193]);&quot;&quot;;MID([.C193];[.M193]+LEN([.$M$3]);[.N193]-[.M193]-LEN([.$M$3])))">
            <text:p/>
          </table:table-cell>
          <table:table-cell table:formula="of:=IF(NOT(ISERROR([.O19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3]);&quot;&quot;;AND(NOT(ISERROR([.$P193]));ISERROR([.$Q193]);ISERROR([.$R193]);ISERROR([.$S193])))">
            <text:p/>
          </table:table-cell>
          <table:table-cell table:style-name="ce12" table:formula="of:=IF(ISBLANK([.$C193]);&quot;&quot;;AND((ISERROR([.$P193]));ISERROR([.$Q193]);NOT(ISERROR([.$R193]));ISERROR([.$S193])))">
            <text:p/>
          </table:table-cell>
          <table:table-cell table:style-name="ce12" table:formula="of:=IF(ISBLANK([.$C193]);&quot;&quot;;AND(NOT(ISERROR([.$S193]))))">
            <text:p/>
          </table:table-cell>
          <table:table-cell table:style-name="ce12" table:formula="of:=IF(ISBLANK([.$C193]);&quot;&quot;;AND(NOT(ISERROR([.$Q193]))))">
            <text:p/>
          </table:table-cell>
          <table:table-cell table:formula="of:=IF(ISBLANK([.C193]);&quot;&quot;;IF([.W193];&quot;java.lang.Long&quot;;IF([.X193];&quot;java.lang.String&quot;;IF([.Y193];&quot;java.lang.Double&quot;;IF([.Z193];&quot;java.math.BigDecimal&quot;;&quot;none&quot;)))))">
            <text:p/>
          </table:table-cell>
          <table:table-cell/>
          <table:table-cell table:style-name="ce16" table:formula="of:=IF(ISBLANK([.B193]);&quot;&quot;;IF(ISERR([.G193]);&quot;&lt;/obj-entity&gt;&quot;;CONCATENATE([.$I$2];[.G193];[.$J$2];[.G193];[.$K$2])))">
            <text:p/>
          </table:table-cell>
          <table:table-cell table:formula="of:=IF(ISBLANK([.C193]);&quot;&quot;;CONCATENATE([.$U$3];[.T193];[.$V$3];[.AA193];[.$AD$3];[.T193];[.U19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4]);&quot;&quot;;IF(ISERR([.G194]);&quot;&lt;/obj-entity&gt;&quot;;CONCATENATE([.$I$2];[.G194];[.$J$2];[.G194];[.$K$2])))">
            <text:p/>
          </table:table-cell>
          <table:table-cell table:number-columns-repeated="3"/>
          <table:table-cell table:formula="of:==IF(ISBLANK([.$C194]);&quot;&quot;;FIND([.M$3];[.$C194]))">
            <text:p/>
          </table:table-cell>
          <table:table-cell table:formula="of:==IF(ISBLANK([.$C194]);&quot;&quot;;FIND([.N$3];[.$C194]))">
            <text:p/>
          </table:table-cell>
          <table:table-cell table:formula="of:==IF(ISBLANK([.$C194]);&quot;&quot;;FIND([.O$3];[.$C194]))">
            <text:p/>
          </table:table-cell>
          <table:table-cell table:formula="of:==IF(ISBLANK([.$C194]);&quot;&quot;;FIND([.P$3];[.$C194]))">
            <text:p/>
          </table:table-cell>
          <table:table-cell table:formula="of:==IF(ISBLANK([.$C194]);&quot;&quot;;FIND([.Q$3];[.$C194]))">
            <text:p/>
          </table:table-cell>
          <table:table-cell table:formula="of:==IF(ISBLANK([.$C194]);&quot;&quot;;FIND([.R$3];[.$C194]))">
            <text:p/>
          </table:table-cell>
          <table:table-cell table:formula="of:==IF(ISBLANK([.$C194]);&quot;&quot;;FIND([.S$3];[.$C194]))">
            <text:p/>
          </table:table-cell>
          <table:table-cell table:formula="of:=IF(ISBLANK([.C194]);&quot;&quot;;MID([.C194];[.M194]+LEN([.$M$3]);[.N194]-[.M194]-LEN([.$M$3])))">
            <text:p/>
          </table:table-cell>
          <table:table-cell table:formula="of:=IF(NOT(ISERROR([.O19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4]);&quot;&quot;;AND(NOT(ISERROR([.$P194]));ISERROR([.$Q194]);ISERROR([.$R194]);ISERROR([.$S194])))">
            <text:p/>
          </table:table-cell>
          <table:table-cell table:style-name="ce12" table:formula="of:=IF(ISBLANK([.$C194]);&quot;&quot;;AND((ISERROR([.$P194]));ISERROR([.$Q194]);NOT(ISERROR([.$R194]));ISERROR([.$S194])))">
            <text:p/>
          </table:table-cell>
          <table:table-cell table:style-name="ce12" table:formula="of:=IF(ISBLANK([.$C194]);&quot;&quot;;AND(NOT(ISERROR([.$S194]))))">
            <text:p/>
          </table:table-cell>
          <table:table-cell table:style-name="ce12" table:formula="of:=IF(ISBLANK([.$C194]);&quot;&quot;;AND(NOT(ISERROR([.$Q194]))))">
            <text:p/>
          </table:table-cell>
          <table:table-cell table:formula="of:=IF(ISBLANK([.C194]);&quot;&quot;;IF([.W194];&quot;java.lang.Long&quot;;IF([.X194];&quot;java.lang.String&quot;;IF([.Y194];&quot;java.lang.Double&quot;;IF([.Z194];&quot;java.math.BigDecimal&quot;;&quot;none&quot;)))))">
            <text:p/>
          </table:table-cell>
          <table:table-cell/>
          <table:table-cell table:style-name="ce16" table:formula="of:=IF(ISBLANK([.B194]);&quot;&quot;;IF(ISERR([.G194]);&quot;&lt;/obj-entity&gt;&quot;;CONCATENATE([.$I$2];[.G194];[.$J$2];[.G194];[.$K$2])))">
            <text:p/>
          </table:table-cell>
          <table:table-cell table:formula="of:=IF(ISBLANK([.C194]);&quot;&quot;;CONCATENATE([.$U$3];[.T194];[.$V$3];[.AA194];[.$AD$3];[.T194];[.U19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5]);&quot;&quot;;IF(ISERR([.G195]);&quot;&lt;/obj-entity&gt;&quot;;CONCATENATE([.$I$2];[.G195];[.$J$2];[.G195];[.$K$2])))">
            <text:p/>
          </table:table-cell>
          <table:table-cell table:number-columns-repeated="3"/>
          <table:table-cell table:formula="of:==IF(ISBLANK([.$C195]);&quot;&quot;;FIND([.M$3];[.$C195]))">
            <text:p/>
          </table:table-cell>
          <table:table-cell table:formula="of:==IF(ISBLANK([.$C195]);&quot;&quot;;FIND([.N$3];[.$C195]))">
            <text:p/>
          </table:table-cell>
          <table:table-cell table:formula="of:==IF(ISBLANK([.$C195]);&quot;&quot;;FIND([.O$3];[.$C195]))">
            <text:p/>
          </table:table-cell>
          <table:table-cell table:formula="of:==IF(ISBLANK([.$C195]);&quot;&quot;;FIND([.P$3];[.$C195]))">
            <text:p/>
          </table:table-cell>
          <table:table-cell table:formula="of:==IF(ISBLANK([.$C195]);&quot;&quot;;FIND([.Q$3];[.$C195]))">
            <text:p/>
          </table:table-cell>
          <table:table-cell table:formula="of:==IF(ISBLANK([.$C195]);&quot;&quot;;FIND([.R$3];[.$C195]))">
            <text:p/>
          </table:table-cell>
          <table:table-cell table:formula="of:==IF(ISBLANK([.$C195]);&quot;&quot;;FIND([.S$3];[.$C195]))">
            <text:p/>
          </table:table-cell>
          <table:table-cell table:formula="of:=IF(ISBLANK([.C195]);&quot;&quot;;MID([.C195];[.M195]+LEN([.$M$3]);[.N195]-[.M195]-LEN([.$M$3])))">
            <text:p/>
          </table:table-cell>
          <table:table-cell table:formula="of:=IF(NOT(ISERROR([.O19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5]);&quot;&quot;;AND(NOT(ISERROR([.$P195]));ISERROR([.$Q195]);ISERROR([.$R195]);ISERROR([.$S195])))">
            <text:p/>
          </table:table-cell>
          <table:table-cell table:style-name="ce12" table:formula="of:=IF(ISBLANK([.$C195]);&quot;&quot;;AND((ISERROR([.$P195]));ISERROR([.$Q195]);NOT(ISERROR([.$R195]));ISERROR([.$S195])))">
            <text:p/>
          </table:table-cell>
          <table:table-cell table:style-name="ce12" table:formula="of:=IF(ISBLANK([.$C195]);&quot;&quot;;AND(NOT(ISERROR([.$S195]))))">
            <text:p/>
          </table:table-cell>
          <table:table-cell table:style-name="ce12" table:formula="of:=IF(ISBLANK([.$C195]);&quot;&quot;;AND(NOT(ISERROR([.$Q195]))))">
            <text:p/>
          </table:table-cell>
          <table:table-cell table:formula="of:=IF(ISBLANK([.C195]);&quot;&quot;;IF([.W195];&quot;java.lang.Long&quot;;IF([.X195];&quot;java.lang.String&quot;;IF([.Y195];&quot;java.lang.Double&quot;;IF([.Z195];&quot;java.math.BigDecimal&quot;;&quot;none&quot;)))))">
            <text:p/>
          </table:table-cell>
          <table:table-cell/>
          <table:table-cell table:style-name="ce16" table:formula="of:=IF(ISBLANK([.B195]);&quot;&quot;;IF(ISERR([.G195]);&quot;&lt;/obj-entity&gt;&quot;;CONCATENATE([.$I$2];[.G195];[.$J$2];[.G195];[.$K$2])))">
            <text:p/>
          </table:table-cell>
          <table:table-cell table:formula="of:=IF(ISBLANK([.C195]);&quot;&quot;;CONCATENATE([.$U$3];[.T195];[.$V$3];[.AA195];[.$AD$3];[.T195];[.U19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6]);&quot;&quot;;IF(ISERR([.G196]);&quot;&lt;/obj-entity&gt;&quot;;CONCATENATE([.$I$2];[.G196];[.$J$2];[.G196];[.$K$2])))">
            <text:p/>
          </table:table-cell>
          <table:table-cell table:number-columns-repeated="3"/>
          <table:table-cell table:formula="of:==IF(ISBLANK([.$C196]);&quot;&quot;;FIND([.M$3];[.$C196]))">
            <text:p/>
          </table:table-cell>
          <table:table-cell table:formula="of:==IF(ISBLANK([.$C196]);&quot;&quot;;FIND([.N$3];[.$C196]))">
            <text:p/>
          </table:table-cell>
          <table:table-cell table:formula="of:==IF(ISBLANK([.$C196]);&quot;&quot;;FIND([.O$3];[.$C196]))">
            <text:p/>
          </table:table-cell>
          <table:table-cell table:formula="of:==IF(ISBLANK([.$C196]);&quot;&quot;;FIND([.P$3];[.$C196]))">
            <text:p/>
          </table:table-cell>
          <table:table-cell table:formula="of:==IF(ISBLANK([.$C196]);&quot;&quot;;FIND([.Q$3];[.$C196]))">
            <text:p/>
          </table:table-cell>
          <table:table-cell table:formula="of:==IF(ISBLANK([.$C196]);&quot;&quot;;FIND([.R$3];[.$C196]))">
            <text:p/>
          </table:table-cell>
          <table:table-cell table:formula="of:==IF(ISBLANK([.$C196]);&quot;&quot;;FIND([.S$3];[.$C196]))">
            <text:p/>
          </table:table-cell>
          <table:table-cell table:formula="of:=IF(ISBLANK([.C196]);&quot;&quot;;MID([.C196];[.M196]+LEN([.$M$3]);[.N196]-[.M196]-LEN([.$M$3])))">
            <text:p/>
          </table:table-cell>
          <table:table-cell table:formula="of:=IF(NOT(ISERROR([.O19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6]);&quot;&quot;;AND(NOT(ISERROR([.$P196]));ISERROR([.$Q196]);ISERROR([.$R196]);ISERROR([.$S196])))">
            <text:p/>
          </table:table-cell>
          <table:table-cell table:style-name="ce12" table:formula="of:=IF(ISBLANK([.$C196]);&quot;&quot;;AND((ISERROR([.$P196]));ISERROR([.$Q196]);NOT(ISERROR([.$R196]));ISERROR([.$S196])))">
            <text:p/>
          </table:table-cell>
          <table:table-cell table:style-name="ce12" table:formula="of:=IF(ISBLANK([.$C196]);&quot;&quot;;AND(NOT(ISERROR([.$S196]))))">
            <text:p/>
          </table:table-cell>
          <table:table-cell table:style-name="ce12" table:formula="of:=IF(ISBLANK([.$C196]);&quot;&quot;;AND(NOT(ISERROR([.$Q196]))))">
            <text:p/>
          </table:table-cell>
          <table:table-cell table:formula="of:=IF(ISBLANK([.C196]);&quot;&quot;;IF([.W196];&quot;java.lang.Long&quot;;IF([.X196];&quot;java.lang.String&quot;;IF([.Y196];&quot;java.lang.Double&quot;;IF([.Z196];&quot;java.math.BigDecimal&quot;;&quot;none&quot;)))))">
            <text:p/>
          </table:table-cell>
          <table:table-cell/>
          <table:table-cell table:style-name="ce16" table:formula="of:=IF(ISBLANK([.B196]);&quot;&quot;;IF(ISERR([.G196]);&quot;&lt;/obj-entity&gt;&quot;;CONCATENATE([.$I$2];[.G196];[.$J$2];[.G196];[.$K$2])))">
            <text:p/>
          </table:table-cell>
          <table:table-cell table:formula="of:=IF(ISBLANK([.C196]);&quot;&quot;;CONCATENATE([.$U$3];[.T196];[.$V$3];[.AA196];[.$AD$3];[.T196];[.U19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7]);&quot;&quot;;IF(ISERR([.G197]);&quot;&lt;/obj-entity&gt;&quot;;CONCATENATE([.$I$2];[.G197];[.$J$2];[.G197];[.$K$2])))">
            <text:p/>
          </table:table-cell>
          <table:table-cell table:number-columns-repeated="3"/>
          <table:table-cell table:formula="of:==IF(ISBLANK([.$C197]);&quot;&quot;;FIND([.M$3];[.$C197]))">
            <text:p/>
          </table:table-cell>
          <table:table-cell table:formula="of:==IF(ISBLANK([.$C197]);&quot;&quot;;FIND([.N$3];[.$C197]))">
            <text:p/>
          </table:table-cell>
          <table:table-cell table:formula="of:==IF(ISBLANK([.$C197]);&quot;&quot;;FIND([.O$3];[.$C197]))">
            <text:p/>
          </table:table-cell>
          <table:table-cell table:formula="of:==IF(ISBLANK([.$C197]);&quot;&quot;;FIND([.P$3];[.$C197]))">
            <text:p/>
          </table:table-cell>
          <table:table-cell table:formula="of:==IF(ISBLANK([.$C197]);&quot;&quot;;FIND([.Q$3];[.$C197]))">
            <text:p/>
          </table:table-cell>
          <table:table-cell table:formula="of:==IF(ISBLANK([.$C197]);&quot;&quot;;FIND([.R$3];[.$C197]))">
            <text:p/>
          </table:table-cell>
          <table:table-cell table:formula="of:==IF(ISBLANK([.$C197]);&quot;&quot;;FIND([.S$3];[.$C197]))">
            <text:p/>
          </table:table-cell>
          <table:table-cell table:formula="of:=IF(ISBLANK([.C197]);&quot;&quot;;MID([.C197];[.M197]+LEN([.$M$3]);[.N197]-[.M197]-LEN([.$M$3])))">
            <text:p/>
          </table:table-cell>
          <table:table-cell table:formula="of:=IF(NOT(ISERROR([.O19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7]);&quot;&quot;;AND(NOT(ISERROR([.$P197]));ISERROR([.$Q197]);ISERROR([.$R197]);ISERROR([.$S197])))">
            <text:p/>
          </table:table-cell>
          <table:table-cell table:style-name="ce12" table:formula="of:=IF(ISBLANK([.$C197]);&quot;&quot;;AND((ISERROR([.$P197]));ISERROR([.$Q197]);NOT(ISERROR([.$R197]));ISERROR([.$S197])))">
            <text:p/>
          </table:table-cell>
          <table:table-cell table:style-name="ce12" table:formula="of:=IF(ISBLANK([.$C197]);&quot;&quot;;AND(NOT(ISERROR([.$S197]))))">
            <text:p/>
          </table:table-cell>
          <table:table-cell table:style-name="ce12" table:formula="of:=IF(ISBLANK([.$C197]);&quot;&quot;;AND(NOT(ISERROR([.$Q197]))))">
            <text:p/>
          </table:table-cell>
          <table:table-cell table:formula="of:=IF(ISBLANK([.C197]);&quot;&quot;;IF([.W197];&quot;java.lang.Long&quot;;IF([.X197];&quot;java.lang.String&quot;;IF([.Y197];&quot;java.lang.Double&quot;;IF([.Z197];&quot;java.math.BigDecimal&quot;;&quot;none&quot;)))))">
            <text:p/>
          </table:table-cell>
          <table:table-cell/>
          <table:table-cell table:style-name="ce16" table:formula="of:=IF(ISBLANK([.B197]);&quot;&quot;;IF(ISERR([.G197]);&quot;&lt;/obj-entity&gt;&quot;;CONCATENATE([.$I$2];[.G197];[.$J$2];[.G197];[.$K$2])))">
            <text:p/>
          </table:table-cell>
          <table:table-cell table:formula="of:=IF(ISBLANK([.C197]);&quot;&quot;;CONCATENATE([.$U$3];[.T197];[.$V$3];[.AA197];[.$AD$3];[.T197];[.U19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8]);&quot;&quot;;IF(ISERR([.G198]);&quot;&lt;/obj-entity&gt;&quot;;CONCATENATE([.$I$2];[.G198];[.$J$2];[.G198];[.$K$2])))">
            <text:p/>
          </table:table-cell>
          <table:table-cell table:number-columns-repeated="3"/>
          <table:table-cell table:formula="of:==IF(ISBLANK([.$C198]);&quot;&quot;;FIND([.M$3];[.$C198]))">
            <text:p/>
          </table:table-cell>
          <table:table-cell table:formula="of:==IF(ISBLANK([.$C198]);&quot;&quot;;FIND([.N$3];[.$C198]))">
            <text:p/>
          </table:table-cell>
          <table:table-cell table:formula="of:==IF(ISBLANK([.$C198]);&quot;&quot;;FIND([.O$3];[.$C198]))">
            <text:p/>
          </table:table-cell>
          <table:table-cell table:formula="of:==IF(ISBLANK([.$C198]);&quot;&quot;;FIND([.P$3];[.$C198]))">
            <text:p/>
          </table:table-cell>
          <table:table-cell table:formula="of:==IF(ISBLANK([.$C198]);&quot;&quot;;FIND([.Q$3];[.$C198]))">
            <text:p/>
          </table:table-cell>
          <table:table-cell table:formula="of:==IF(ISBLANK([.$C198]);&quot;&quot;;FIND([.R$3];[.$C198]))">
            <text:p/>
          </table:table-cell>
          <table:table-cell table:formula="of:==IF(ISBLANK([.$C198]);&quot;&quot;;FIND([.S$3];[.$C198]))">
            <text:p/>
          </table:table-cell>
          <table:table-cell table:formula="of:=IF(ISBLANK([.C198]);&quot;&quot;;MID([.C198];[.M198]+LEN([.$M$3]);[.N198]-[.M198]-LEN([.$M$3])))">
            <text:p/>
          </table:table-cell>
          <table:table-cell table:formula="of:=IF(NOT(ISERROR([.O19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8]);&quot;&quot;;AND(NOT(ISERROR([.$P198]));ISERROR([.$Q198]);ISERROR([.$R198]);ISERROR([.$S198])))">
            <text:p/>
          </table:table-cell>
          <table:table-cell table:style-name="ce12" table:formula="of:=IF(ISBLANK([.$C198]);&quot;&quot;;AND((ISERROR([.$P198]));ISERROR([.$Q198]);NOT(ISERROR([.$R198]));ISERROR([.$S198])))">
            <text:p/>
          </table:table-cell>
          <table:table-cell table:style-name="ce12" table:formula="of:=IF(ISBLANK([.$C198]);&quot;&quot;;AND(NOT(ISERROR([.$S198]))))">
            <text:p/>
          </table:table-cell>
          <table:table-cell table:style-name="ce12" table:formula="of:=IF(ISBLANK([.$C198]);&quot;&quot;;AND(NOT(ISERROR([.$Q198]))))">
            <text:p/>
          </table:table-cell>
          <table:table-cell table:formula="of:=IF(ISBLANK([.C198]);&quot;&quot;;IF([.W198];&quot;java.lang.Long&quot;;IF([.X198];&quot;java.lang.String&quot;;IF([.Y198];&quot;java.lang.Double&quot;;IF([.Z198];&quot;java.math.BigDecimal&quot;;&quot;none&quot;)))))">
            <text:p/>
          </table:table-cell>
          <table:table-cell/>
          <table:table-cell table:style-name="ce16" table:formula="of:=IF(ISBLANK([.B198]);&quot;&quot;;IF(ISERR([.G198]);&quot;&lt;/obj-entity&gt;&quot;;CONCATENATE([.$I$2];[.G198];[.$J$2];[.G198];[.$K$2])))">
            <text:p/>
          </table:table-cell>
          <table:table-cell table:formula="of:=IF(ISBLANK([.C198]);&quot;&quot;;CONCATENATE([.$U$3];[.T198];[.$V$3];[.AA198];[.$AD$3];[.T198];[.U19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199]);&quot;&quot;;IF(ISERR([.G199]);&quot;&lt;/obj-entity&gt;&quot;;CONCATENATE([.$I$2];[.G199];[.$J$2];[.G199];[.$K$2])))">
            <text:p/>
          </table:table-cell>
          <table:table-cell table:number-columns-repeated="3"/>
          <table:table-cell table:formula="of:==IF(ISBLANK([.$C199]);&quot;&quot;;FIND([.M$3];[.$C199]))">
            <text:p/>
          </table:table-cell>
          <table:table-cell table:formula="of:==IF(ISBLANK([.$C199]);&quot;&quot;;FIND([.N$3];[.$C199]))">
            <text:p/>
          </table:table-cell>
          <table:table-cell table:formula="of:==IF(ISBLANK([.$C199]);&quot;&quot;;FIND([.O$3];[.$C199]))">
            <text:p/>
          </table:table-cell>
          <table:table-cell table:formula="of:==IF(ISBLANK([.$C199]);&quot;&quot;;FIND([.P$3];[.$C199]))">
            <text:p/>
          </table:table-cell>
          <table:table-cell table:formula="of:==IF(ISBLANK([.$C199]);&quot;&quot;;FIND([.Q$3];[.$C199]))">
            <text:p/>
          </table:table-cell>
          <table:table-cell table:formula="of:==IF(ISBLANK([.$C199]);&quot;&quot;;FIND([.R$3];[.$C199]))">
            <text:p/>
          </table:table-cell>
          <table:table-cell table:formula="of:==IF(ISBLANK([.$C199]);&quot;&quot;;FIND([.S$3];[.$C199]))">
            <text:p/>
          </table:table-cell>
          <table:table-cell table:formula="of:=IF(ISBLANK([.C199]);&quot;&quot;;MID([.C199];[.M199]+LEN([.$M$3]);[.N199]-[.M199]-LEN([.$M$3])))">
            <text:p/>
          </table:table-cell>
          <table:table-cell table:formula="of:=IF(NOT(ISERROR([.O19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199]);&quot;&quot;;AND(NOT(ISERROR([.$P199]));ISERROR([.$Q199]);ISERROR([.$R199]);ISERROR([.$S199])))">
            <text:p/>
          </table:table-cell>
          <table:table-cell table:style-name="ce12" table:formula="of:=IF(ISBLANK([.$C199]);&quot;&quot;;AND((ISERROR([.$P199]));ISERROR([.$Q199]);NOT(ISERROR([.$R199]));ISERROR([.$S199])))">
            <text:p/>
          </table:table-cell>
          <table:table-cell table:style-name="ce12" table:formula="of:=IF(ISBLANK([.$C199]);&quot;&quot;;AND(NOT(ISERROR([.$S199]))))">
            <text:p/>
          </table:table-cell>
          <table:table-cell table:style-name="ce12" table:formula="of:=IF(ISBLANK([.$C199]);&quot;&quot;;AND(NOT(ISERROR([.$Q199]))))">
            <text:p/>
          </table:table-cell>
          <table:table-cell table:formula="of:=IF(ISBLANK([.C199]);&quot;&quot;;IF([.W199];&quot;java.lang.Long&quot;;IF([.X199];&quot;java.lang.String&quot;;IF([.Y199];&quot;java.lang.Double&quot;;IF([.Z199];&quot;java.math.BigDecimal&quot;;&quot;none&quot;)))))">
            <text:p/>
          </table:table-cell>
          <table:table-cell/>
          <table:table-cell table:style-name="ce16" table:formula="of:=IF(ISBLANK([.B199]);&quot;&quot;;IF(ISERR([.G199]);&quot;&lt;/obj-entity&gt;&quot;;CONCATENATE([.$I$2];[.G199];[.$J$2];[.G199];[.$K$2])))">
            <text:p/>
          </table:table-cell>
          <table:table-cell table:formula="of:=IF(ISBLANK([.C199]);&quot;&quot;;CONCATENATE([.$U$3];[.T199];[.$V$3];[.AA199];[.$AD$3];[.T199];[.U19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0]);&quot;&quot;;IF(ISERR([.G200]);&quot;&lt;/obj-entity&gt;&quot;;CONCATENATE([.$I$2];[.G200];[.$J$2];[.G200];[.$K$2])))">
            <text:p/>
          </table:table-cell>
          <table:table-cell table:number-columns-repeated="3"/>
          <table:table-cell table:formula="of:==IF(ISBLANK([.$C200]);&quot;&quot;;FIND([.M$3];[.$C200]))">
            <text:p/>
          </table:table-cell>
          <table:table-cell table:formula="of:==IF(ISBLANK([.$C200]);&quot;&quot;;FIND([.N$3];[.$C200]))">
            <text:p/>
          </table:table-cell>
          <table:table-cell table:formula="of:==IF(ISBLANK([.$C200]);&quot;&quot;;FIND([.O$3];[.$C200]))">
            <text:p/>
          </table:table-cell>
          <table:table-cell table:formula="of:==IF(ISBLANK([.$C200]);&quot;&quot;;FIND([.P$3];[.$C200]))">
            <text:p/>
          </table:table-cell>
          <table:table-cell table:formula="of:==IF(ISBLANK([.$C200]);&quot;&quot;;FIND([.Q$3];[.$C200]))">
            <text:p/>
          </table:table-cell>
          <table:table-cell table:formula="of:==IF(ISBLANK([.$C200]);&quot;&quot;;FIND([.R$3];[.$C200]))">
            <text:p/>
          </table:table-cell>
          <table:table-cell table:formula="of:==IF(ISBLANK([.$C200]);&quot;&quot;;FIND([.S$3];[.$C200]))">
            <text:p/>
          </table:table-cell>
          <table:table-cell table:formula="of:=IF(ISBLANK([.C200]);&quot;&quot;;MID([.C200];[.M200]+LEN([.$M$3]);[.N200]-[.M200]-LEN([.$M$3])))">
            <text:p/>
          </table:table-cell>
          <table:table-cell table:formula="of:=IF(NOT(ISERROR([.O20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0]);&quot;&quot;;AND(NOT(ISERROR([.$P200]));ISERROR([.$Q200]);ISERROR([.$R200]);ISERROR([.$S200])))">
            <text:p/>
          </table:table-cell>
          <table:table-cell table:style-name="ce12" table:formula="of:=IF(ISBLANK([.$C200]);&quot;&quot;;AND((ISERROR([.$P200]));ISERROR([.$Q200]);NOT(ISERROR([.$R200]));ISERROR([.$S200])))">
            <text:p/>
          </table:table-cell>
          <table:table-cell table:style-name="ce12" table:formula="of:=IF(ISBLANK([.$C200]);&quot;&quot;;AND(NOT(ISERROR([.$S200]))))">
            <text:p/>
          </table:table-cell>
          <table:table-cell table:style-name="ce12" table:formula="of:=IF(ISBLANK([.$C200]);&quot;&quot;;AND(NOT(ISERROR([.$Q200]))))">
            <text:p/>
          </table:table-cell>
          <table:table-cell table:formula="of:=IF(ISBLANK([.C200]);&quot;&quot;;IF([.W200];&quot;java.lang.Long&quot;;IF([.X200];&quot;java.lang.String&quot;;IF([.Y200];&quot;java.lang.Double&quot;;IF([.Z200];&quot;java.math.BigDecimal&quot;;&quot;none&quot;)))))">
            <text:p/>
          </table:table-cell>
          <table:table-cell/>
          <table:table-cell table:style-name="ce16" table:formula="of:=IF(ISBLANK([.B200]);&quot;&quot;;IF(ISERR([.G200]);&quot;&lt;/obj-entity&gt;&quot;;CONCATENATE([.$I$2];[.G200];[.$J$2];[.G200];[.$K$2])))">
            <text:p/>
          </table:table-cell>
          <table:table-cell table:formula="of:=IF(ISBLANK([.C200]);&quot;&quot;;CONCATENATE([.$U$3];[.T200];[.$V$3];[.AA200];[.$AD$3];[.T200];[.U20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1]);&quot;&quot;;IF(ISERR([.G201]);&quot;&lt;/obj-entity&gt;&quot;;CONCATENATE([.$I$2];[.G201];[.$J$2];[.G201];[.$K$2])))">
            <text:p/>
          </table:table-cell>
          <table:table-cell table:number-columns-repeated="3"/>
          <table:table-cell table:formula="of:==IF(ISBLANK([.$C201]);&quot;&quot;;FIND([.M$3];[.$C201]))">
            <text:p/>
          </table:table-cell>
          <table:table-cell table:formula="of:==IF(ISBLANK([.$C201]);&quot;&quot;;FIND([.N$3];[.$C201]))">
            <text:p/>
          </table:table-cell>
          <table:table-cell table:formula="of:==IF(ISBLANK([.$C201]);&quot;&quot;;FIND([.O$3];[.$C201]))">
            <text:p/>
          </table:table-cell>
          <table:table-cell table:formula="of:==IF(ISBLANK([.$C201]);&quot;&quot;;FIND([.P$3];[.$C201]))">
            <text:p/>
          </table:table-cell>
          <table:table-cell table:formula="of:==IF(ISBLANK([.$C201]);&quot;&quot;;FIND([.Q$3];[.$C201]))">
            <text:p/>
          </table:table-cell>
          <table:table-cell table:formula="of:==IF(ISBLANK([.$C201]);&quot;&quot;;FIND([.R$3];[.$C201]))">
            <text:p/>
          </table:table-cell>
          <table:table-cell table:formula="of:==IF(ISBLANK([.$C201]);&quot;&quot;;FIND([.S$3];[.$C201]))">
            <text:p/>
          </table:table-cell>
          <table:table-cell table:formula="of:=IF(ISBLANK([.C201]);&quot;&quot;;MID([.C201];[.M201]+LEN([.$M$3]);[.N201]-[.M201]-LEN([.$M$3])))">
            <text:p/>
          </table:table-cell>
          <table:table-cell table:formula="of:=IF(NOT(ISERROR([.O20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1]);&quot;&quot;;AND(NOT(ISERROR([.$P201]));ISERROR([.$Q201]);ISERROR([.$R201]);ISERROR([.$S201])))">
            <text:p/>
          </table:table-cell>
          <table:table-cell table:style-name="ce12" table:formula="of:=IF(ISBLANK([.$C201]);&quot;&quot;;AND((ISERROR([.$P201]));ISERROR([.$Q201]);NOT(ISERROR([.$R201]));ISERROR([.$S201])))">
            <text:p/>
          </table:table-cell>
          <table:table-cell table:style-name="ce12" table:formula="of:=IF(ISBLANK([.$C201]);&quot;&quot;;AND(NOT(ISERROR([.$S201]))))">
            <text:p/>
          </table:table-cell>
          <table:table-cell table:style-name="ce12" table:formula="of:=IF(ISBLANK([.$C201]);&quot;&quot;;AND(NOT(ISERROR([.$Q201]))))">
            <text:p/>
          </table:table-cell>
          <table:table-cell table:formula="of:=IF(ISBLANK([.C201]);&quot;&quot;;IF([.W201];&quot;java.lang.Long&quot;;IF([.X201];&quot;java.lang.String&quot;;IF([.Y201];&quot;java.lang.Double&quot;;IF([.Z201];&quot;java.math.BigDecimal&quot;;&quot;none&quot;)))))">
            <text:p/>
          </table:table-cell>
          <table:table-cell/>
          <table:table-cell table:style-name="ce16" table:formula="of:=IF(ISBLANK([.B201]);&quot;&quot;;IF(ISERR([.G201]);&quot;&lt;/obj-entity&gt;&quot;;CONCATENATE([.$I$2];[.G201];[.$J$2];[.G201];[.$K$2])))">
            <text:p/>
          </table:table-cell>
          <table:table-cell table:formula="of:=IF(ISBLANK([.C201]);&quot;&quot;;CONCATENATE([.$U$3];[.T201];[.$V$3];[.AA201];[.$AD$3];[.T201];[.U20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2]);&quot;&quot;;IF(ISERR([.G202]);&quot;&lt;/obj-entity&gt;&quot;;CONCATENATE([.$I$2];[.G202];[.$J$2];[.G202];[.$K$2])))">
            <text:p/>
          </table:table-cell>
          <table:table-cell table:number-columns-repeated="3"/>
          <table:table-cell table:formula="of:==IF(ISBLANK([.$C202]);&quot;&quot;;FIND([.M$3];[.$C202]))">
            <text:p/>
          </table:table-cell>
          <table:table-cell table:formula="of:==IF(ISBLANK([.$C202]);&quot;&quot;;FIND([.N$3];[.$C202]))">
            <text:p/>
          </table:table-cell>
          <table:table-cell table:formula="of:==IF(ISBLANK([.$C202]);&quot;&quot;;FIND([.O$3];[.$C202]))">
            <text:p/>
          </table:table-cell>
          <table:table-cell table:formula="of:==IF(ISBLANK([.$C202]);&quot;&quot;;FIND([.P$3];[.$C202]))">
            <text:p/>
          </table:table-cell>
          <table:table-cell table:formula="of:==IF(ISBLANK([.$C202]);&quot;&quot;;FIND([.Q$3];[.$C202]))">
            <text:p/>
          </table:table-cell>
          <table:table-cell table:formula="of:==IF(ISBLANK([.$C202]);&quot;&quot;;FIND([.R$3];[.$C202]))">
            <text:p/>
          </table:table-cell>
          <table:table-cell table:formula="of:==IF(ISBLANK([.$C202]);&quot;&quot;;FIND([.S$3];[.$C202]))">
            <text:p/>
          </table:table-cell>
          <table:table-cell table:formula="of:=IF(ISBLANK([.C202]);&quot;&quot;;MID([.C202];[.M202]+LEN([.$M$3]);[.N202]-[.M202]-LEN([.$M$3])))">
            <text:p/>
          </table:table-cell>
          <table:table-cell table:formula="of:=IF(NOT(ISERROR([.O20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2]);&quot;&quot;;AND(NOT(ISERROR([.$P202]));ISERROR([.$Q202]);ISERROR([.$R202]);ISERROR([.$S202])))">
            <text:p/>
          </table:table-cell>
          <table:table-cell table:style-name="ce12" table:formula="of:=IF(ISBLANK([.$C202]);&quot;&quot;;AND((ISERROR([.$P202]));ISERROR([.$Q202]);NOT(ISERROR([.$R202]));ISERROR([.$S202])))">
            <text:p/>
          </table:table-cell>
          <table:table-cell table:style-name="ce12" table:formula="of:=IF(ISBLANK([.$C202]);&quot;&quot;;AND(NOT(ISERROR([.$S202]))))">
            <text:p/>
          </table:table-cell>
          <table:table-cell table:style-name="ce12" table:formula="of:=IF(ISBLANK([.$C202]);&quot;&quot;;AND(NOT(ISERROR([.$Q202]))))">
            <text:p/>
          </table:table-cell>
          <table:table-cell table:formula="of:=IF(ISBLANK([.C202]);&quot;&quot;;IF([.W202];&quot;java.lang.Long&quot;;IF([.X202];&quot;java.lang.String&quot;;IF([.Y202];&quot;java.lang.Double&quot;;IF([.Z202];&quot;java.math.BigDecimal&quot;;&quot;none&quot;)))))">
            <text:p/>
          </table:table-cell>
          <table:table-cell/>
          <table:table-cell table:style-name="ce16" table:formula="of:=IF(ISBLANK([.B202]);&quot;&quot;;IF(ISERR([.G202]);&quot;&lt;/obj-entity&gt;&quot;;CONCATENATE([.$I$2];[.G202];[.$J$2];[.G202];[.$K$2])))">
            <text:p/>
          </table:table-cell>
          <table:table-cell table:formula="of:=IF(ISBLANK([.C202]);&quot;&quot;;CONCATENATE([.$U$3];[.T202];[.$V$3];[.AA202];[.$AD$3];[.T202];[.U20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3]);&quot;&quot;;IF(ISERR([.G203]);&quot;&lt;/obj-entity&gt;&quot;;CONCATENATE([.$I$2];[.G203];[.$J$2];[.G203];[.$K$2])))">
            <text:p/>
          </table:table-cell>
          <table:table-cell table:number-columns-repeated="3"/>
          <table:table-cell table:formula="of:==IF(ISBLANK([.$C203]);&quot;&quot;;FIND([.M$3];[.$C203]))">
            <text:p/>
          </table:table-cell>
          <table:table-cell table:formula="of:==IF(ISBLANK([.$C203]);&quot;&quot;;FIND([.N$3];[.$C203]))">
            <text:p/>
          </table:table-cell>
          <table:table-cell table:formula="of:==IF(ISBLANK([.$C203]);&quot;&quot;;FIND([.O$3];[.$C203]))">
            <text:p/>
          </table:table-cell>
          <table:table-cell table:formula="of:==IF(ISBLANK([.$C203]);&quot;&quot;;FIND([.P$3];[.$C203]))">
            <text:p/>
          </table:table-cell>
          <table:table-cell table:formula="of:==IF(ISBLANK([.$C203]);&quot;&quot;;FIND([.Q$3];[.$C203]))">
            <text:p/>
          </table:table-cell>
          <table:table-cell table:formula="of:==IF(ISBLANK([.$C203]);&quot;&quot;;FIND([.R$3];[.$C203]))">
            <text:p/>
          </table:table-cell>
          <table:table-cell table:formula="of:==IF(ISBLANK([.$C203]);&quot;&quot;;FIND([.S$3];[.$C203]))">
            <text:p/>
          </table:table-cell>
          <table:table-cell table:formula="of:=IF(ISBLANK([.C203]);&quot;&quot;;MID([.C203];[.M203]+LEN([.$M$3]);[.N203]-[.M203]-LEN([.$M$3])))">
            <text:p/>
          </table:table-cell>
          <table:table-cell table:formula="of:=IF(NOT(ISERROR([.O20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3]);&quot;&quot;;AND(NOT(ISERROR([.$P203]));ISERROR([.$Q203]);ISERROR([.$R203]);ISERROR([.$S203])))">
            <text:p/>
          </table:table-cell>
          <table:table-cell table:style-name="ce12" table:formula="of:=IF(ISBLANK([.$C203]);&quot;&quot;;AND((ISERROR([.$P203]));ISERROR([.$Q203]);NOT(ISERROR([.$R203]));ISERROR([.$S203])))">
            <text:p/>
          </table:table-cell>
          <table:table-cell table:style-name="ce12" table:formula="of:=IF(ISBLANK([.$C203]);&quot;&quot;;AND(NOT(ISERROR([.$S203]))))">
            <text:p/>
          </table:table-cell>
          <table:table-cell table:style-name="ce12" table:formula="of:=IF(ISBLANK([.$C203]);&quot;&quot;;AND(NOT(ISERROR([.$Q203]))))">
            <text:p/>
          </table:table-cell>
          <table:table-cell table:formula="of:=IF(ISBLANK([.C203]);&quot;&quot;;IF([.W203];&quot;java.lang.Long&quot;;IF([.X203];&quot;java.lang.String&quot;;IF([.Y203];&quot;java.lang.Double&quot;;IF([.Z203];&quot;java.math.BigDecimal&quot;;&quot;none&quot;)))))">
            <text:p/>
          </table:table-cell>
          <table:table-cell/>
          <table:table-cell table:style-name="ce16" table:formula="of:=IF(ISBLANK([.B203]);&quot;&quot;;IF(ISERR([.G203]);&quot;&lt;/obj-entity&gt;&quot;;CONCATENATE([.$I$2];[.G203];[.$J$2];[.G203];[.$K$2])))">
            <text:p/>
          </table:table-cell>
          <table:table-cell table:formula="of:=IF(ISBLANK([.C203]);&quot;&quot;;CONCATENATE([.$U$3];[.T203];[.$V$3];[.AA203];[.$AD$3];[.T203];[.U20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4]);&quot;&quot;;IF(ISERR([.G204]);&quot;&lt;/obj-entity&gt;&quot;;CONCATENATE([.$I$2];[.G204];[.$J$2];[.G204];[.$K$2])))">
            <text:p/>
          </table:table-cell>
          <table:table-cell table:number-columns-repeated="3"/>
          <table:table-cell table:formula="of:==IF(ISBLANK([.$C204]);&quot;&quot;;FIND([.M$3];[.$C204]))">
            <text:p/>
          </table:table-cell>
          <table:table-cell table:formula="of:==IF(ISBLANK([.$C204]);&quot;&quot;;FIND([.N$3];[.$C204]))">
            <text:p/>
          </table:table-cell>
          <table:table-cell table:formula="of:==IF(ISBLANK([.$C204]);&quot;&quot;;FIND([.O$3];[.$C204]))">
            <text:p/>
          </table:table-cell>
          <table:table-cell table:formula="of:==IF(ISBLANK([.$C204]);&quot;&quot;;FIND([.P$3];[.$C204]))">
            <text:p/>
          </table:table-cell>
          <table:table-cell table:formula="of:==IF(ISBLANK([.$C204]);&quot;&quot;;FIND([.Q$3];[.$C204]))">
            <text:p/>
          </table:table-cell>
          <table:table-cell table:formula="of:==IF(ISBLANK([.$C204]);&quot;&quot;;FIND([.R$3];[.$C204]))">
            <text:p/>
          </table:table-cell>
          <table:table-cell table:formula="of:==IF(ISBLANK([.$C204]);&quot;&quot;;FIND([.S$3];[.$C204]))">
            <text:p/>
          </table:table-cell>
          <table:table-cell table:formula="of:=IF(ISBLANK([.C204]);&quot;&quot;;MID([.C204];[.M204]+LEN([.$M$3]);[.N204]-[.M204]-LEN([.$M$3])))">
            <text:p/>
          </table:table-cell>
          <table:table-cell table:formula="of:=IF(NOT(ISERROR([.O20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4]);&quot;&quot;;AND(NOT(ISERROR([.$P204]));ISERROR([.$Q204]);ISERROR([.$R204]);ISERROR([.$S204])))">
            <text:p/>
          </table:table-cell>
          <table:table-cell table:style-name="ce12" table:formula="of:=IF(ISBLANK([.$C204]);&quot;&quot;;AND((ISERROR([.$P204]));ISERROR([.$Q204]);NOT(ISERROR([.$R204]));ISERROR([.$S204])))">
            <text:p/>
          </table:table-cell>
          <table:table-cell table:style-name="ce12" table:formula="of:=IF(ISBLANK([.$C204]);&quot;&quot;;AND(NOT(ISERROR([.$S204]))))">
            <text:p/>
          </table:table-cell>
          <table:table-cell table:style-name="ce12" table:formula="of:=IF(ISBLANK([.$C204]);&quot;&quot;;AND(NOT(ISERROR([.$Q204]))))">
            <text:p/>
          </table:table-cell>
          <table:table-cell table:formula="of:=IF(ISBLANK([.C204]);&quot;&quot;;IF([.W204];&quot;java.lang.Long&quot;;IF([.X204];&quot;java.lang.String&quot;;IF([.Y204];&quot;java.lang.Double&quot;;IF([.Z204];&quot;java.math.BigDecimal&quot;;&quot;none&quot;)))))">
            <text:p/>
          </table:table-cell>
          <table:table-cell/>
          <table:table-cell table:style-name="ce16" table:formula="of:=IF(ISBLANK([.B204]);&quot;&quot;;IF(ISERR([.G204]);&quot;&lt;/obj-entity&gt;&quot;;CONCATENATE([.$I$2];[.G204];[.$J$2];[.G204];[.$K$2])))">
            <text:p/>
          </table:table-cell>
          <table:table-cell table:formula="of:=IF(ISBLANK([.C204]);&quot;&quot;;CONCATENATE([.$U$3];[.T204];[.$V$3];[.AA204];[.$AD$3];[.T204];[.U20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5]);&quot;&quot;;IF(ISERR([.G205]);&quot;&lt;/obj-entity&gt;&quot;;CONCATENATE([.$I$2];[.G205];[.$J$2];[.G205];[.$K$2])))">
            <text:p/>
          </table:table-cell>
          <table:table-cell table:number-columns-repeated="3"/>
          <table:table-cell table:formula="of:==IF(ISBLANK([.$C205]);&quot;&quot;;FIND([.M$3];[.$C205]))">
            <text:p/>
          </table:table-cell>
          <table:table-cell table:formula="of:==IF(ISBLANK([.$C205]);&quot;&quot;;FIND([.N$3];[.$C205]))">
            <text:p/>
          </table:table-cell>
          <table:table-cell table:formula="of:==IF(ISBLANK([.$C205]);&quot;&quot;;FIND([.O$3];[.$C205]))">
            <text:p/>
          </table:table-cell>
          <table:table-cell table:formula="of:==IF(ISBLANK([.$C205]);&quot;&quot;;FIND([.P$3];[.$C205]))">
            <text:p/>
          </table:table-cell>
          <table:table-cell table:formula="of:==IF(ISBLANK([.$C205]);&quot;&quot;;FIND([.Q$3];[.$C205]))">
            <text:p/>
          </table:table-cell>
          <table:table-cell table:formula="of:==IF(ISBLANK([.$C205]);&quot;&quot;;FIND([.R$3];[.$C205]))">
            <text:p/>
          </table:table-cell>
          <table:table-cell table:formula="of:==IF(ISBLANK([.$C205]);&quot;&quot;;FIND([.S$3];[.$C205]))">
            <text:p/>
          </table:table-cell>
          <table:table-cell table:formula="of:=IF(ISBLANK([.C205]);&quot;&quot;;MID([.C205];[.M205]+LEN([.$M$3]);[.N205]-[.M205]-LEN([.$M$3])))">
            <text:p/>
          </table:table-cell>
          <table:table-cell table:formula="of:=IF(NOT(ISERROR([.O20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5]);&quot;&quot;;AND(NOT(ISERROR([.$P205]));ISERROR([.$Q205]);ISERROR([.$R205]);ISERROR([.$S205])))">
            <text:p/>
          </table:table-cell>
          <table:table-cell table:style-name="ce12" table:formula="of:=IF(ISBLANK([.$C205]);&quot;&quot;;AND((ISERROR([.$P205]));ISERROR([.$Q205]);NOT(ISERROR([.$R205]));ISERROR([.$S205])))">
            <text:p/>
          </table:table-cell>
          <table:table-cell table:style-name="ce12" table:formula="of:=IF(ISBLANK([.$C205]);&quot;&quot;;AND(NOT(ISERROR([.$S205]))))">
            <text:p/>
          </table:table-cell>
          <table:table-cell table:style-name="ce12" table:formula="of:=IF(ISBLANK([.$C205]);&quot;&quot;;AND(NOT(ISERROR([.$Q205]))))">
            <text:p/>
          </table:table-cell>
          <table:table-cell table:formula="of:=IF(ISBLANK([.C205]);&quot;&quot;;IF([.W205];&quot;java.lang.Long&quot;;IF([.X205];&quot;java.lang.String&quot;;IF([.Y205];&quot;java.lang.Double&quot;;IF([.Z205];&quot;java.math.BigDecimal&quot;;&quot;none&quot;)))))">
            <text:p/>
          </table:table-cell>
          <table:table-cell/>
          <table:table-cell table:style-name="ce16" table:formula="of:=IF(ISBLANK([.B205]);&quot;&quot;;IF(ISERR([.G205]);&quot;&lt;/obj-entity&gt;&quot;;CONCATENATE([.$I$2];[.G205];[.$J$2];[.G205];[.$K$2])))">
            <text:p/>
          </table:table-cell>
          <table:table-cell table:formula="of:=IF(ISBLANK([.C205]);&quot;&quot;;CONCATENATE([.$U$3];[.T205];[.$V$3];[.AA205];[.$AD$3];[.T205];[.U20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6]);&quot;&quot;;IF(ISERR([.G206]);&quot;&lt;/obj-entity&gt;&quot;;CONCATENATE([.$I$2];[.G206];[.$J$2];[.G206];[.$K$2])))">
            <text:p/>
          </table:table-cell>
          <table:table-cell table:number-columns-repeated="3"/>
          <table:table-cell table:formula="of:==IF(ISBLANK([.$C206]);&quot;&quot;;FIND([.M$3];[.$C206]))">
            <text:p/>
          </table:table-cell>
          <table:table-cell table:formula="of:==IF(ISBLANK([.$C206]);&quot;&quot;;FIND([.N$3];[.$C206]))">
            <text:p/>
          </table:table-cell>
          <table:table-cell table:formula="of:==IF(ISBLANK([.$C206]);&quot;&quot;;FIND([.O$3];[.$C206]))">
            <text:p/>
          </table:table-cell>
          <table:table-cell table:formula="of:==IF(ISBLANK([.$C206]);&quot;&quot;;FIND([.P$3];[.$C206]))">
            <text:p/>
          </table:table-cell>
          <table:table-cell table:formula="of:==IF(ISBLANK([.$C206]);&quot;&quot;;FIND([.Q$3];[.$C206]))">
            <text:p/>
          </table:table-cell>
          <table:table-cell table:formula="of:==IF(ISBLANK([.$C206]);&quot;&quot;;FIND([.R$3];[.$C206]))">
            <text:p/>
          </table:table-cell>
          <table:table-cell table:formula="of:==IF(ISBLANK([.$C206]);&quot;&quot;;FIND([.S$3];[.$C206]))">
            <text:p/>
          </table:table-cell>
          <table:table-cell table:formula="of:=IF(ISBLANK([.C206]);&quot;&quot;;MID([.C206];[.M206]+LEN([.$M$3]);[.N206]-[.M206]-LEN([.$M$3])))">
            <text:p/>
          </table:table-cell>
          <table:table-cell table:formula="of:=IF(NOT(ISERROR([.O20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6]);&quot;&quot;;AND(NOT(ISERROR([.$P206]));ISERROR([.$Q206]);ISERROR([.$R206]);ISERROR([.$S206])))">
            <text:p/>
          </table:table-cell>
          <table:table-cell table:style-name="ce12" table:formula="of:=IF(ISBLANK([.$C206]);&quot;&quot;;AND((ISERROR([.$P206]));ISERROR([.$Q206]);NOT(ISERROR([.$R206]));ISERROR([.$S206])))">
            <text:p/>
          </table:table-cell>
          <table:table-cell table:style-name="ce12" table:formula="of:=IF(ISBLANK([.$C206]);&quot;&quot;;AND(NOT(ISERROR([.$S206]))))">
            <text:p/>
          </table:table-cell>
          <table:table-cell table:style-name="ce12" table:formula="of:=IF(ISBLANK([.$C206]);&quot;&quot;;AND(NOT(ISERROR([.$Q206]))))">
            <text:p/>
          </table:table-cell>
          <table:table-cell table:formula="of:=IF(ISBLANK([.C206]);&quot;&quot;;IF([.W206];&quot;java.lang.Long&quot;;IF([.X206];&quot;java.lang.String&quot;;IF([.Y206];&quot;java.lang.Double&quot;;IF([.Z206];&quot;java.math.BigDecimal&quot;;&quot;none&quot;)))))">
            <text:p/>
          </table:table-cell>
          <table:table-cell/>
          <table:table-cell table:style-name="ce16" table:formula="of:=IF(ISBLANK([.B206]);&quot;&quot;;IF(ISERR([.G206]);&quot;&lt;/obj-entity&gt;&quot;;CONCATENATE([.$I$2];[.G206];[.$J$2];[.G206];[.$K$2])))">
            <text:p/>
          </table:table-cell>
          <table:table-cell table:formula="of:=IF(ISBLANK([.C206]);&quot;&quot;;CONCATENATE([.$U$3];[.T206];[.$V$3];[.AA206];[.$AD$3];[.T206];[.U20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7]);&quot;&quot;;IF(ISERR([.G207]);&quot;&lt;/obj-entity&gt;&quot;;CONCATENATE([.$I$2];[.G207];[.$J$2];[.G207];[.$K$2])))">
            <text:p/>
          </table:table-cell>
          <table:table-cell table:number-columns-repeated="3"/>
          <table:table-cell table:formula="of:==IF(ISBLANK([.$C207]);&quot;&quot;;FIND([.M$3];[.$C207]))">
            <text:p/>
          </table:table-cell>
          <table:table-cell table:formula="of:==IF(ISBLANK([.$C207]);&quot;&quot;;FIND([.N$3];[.$C207]))">
            <text:p/>
          </table:table-cell>
          <table:table-cell table:formula="of:==IF(ISBLANK([.$C207]);&quot;&quot;;FIND([.O$3];[.$C207]))">
            <text:p/>
          </table:table-cell>
          <table:table-cell table:formula="of:==IF(ISBLANK([.$C207]);&quot;&quot;;FIND([.P$3];[.$C207]))">
            <text:p/>
          </table:table-cell>
          <table:table-cell table:formula="of:==IF(ISBLANK([.$C207]);&quot;&quot;;FIND([.Q$3];[.$C207]))">
            <text:p/>
          </table:table-cell>
          <table:table-cell table:formula="of:==IF(ISBLANK([.$C207]);&quot;&quot;;FIND([.R$3];[.$C207]))">
            <text:p/>
          </table:table-cell>
          <table:table-cell table:formula="of:==IF(ISBLANK([.$C207]);&quot;&quot;;FIND([.S$3];[.$C207]))">
            <text:p/>
          </table:table-cell>
          <table:table-cell table:formula="of:=IF(ISBLANK([.C207]);&quot;&quot;;MID([.C207];[.M207]+LEN([.$M$3]);[.N207]-[.M207]-LEN([.$M$3])))">
            <text:p/>
          </table:table-cell>
          <table:table-cell table:formula="of:=IF(NOT(ISERROR([.O20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7]);&quot;&quot;;AND(NOT(ISERROR([.$P207]));ISERROR([.$Q207]);ISERROR([.$R207]);ISERROR([.$S207])))">
            <text:p/>
          </table:table-cell>
          <table:table-cell table:style-name="ce12" table:formula="of:=IF(ISBLANK([.$C207]);&quot;&quot;;AND((ISERROR([.$P207]));ISERROR([.$Q207]);NOT(ISERROR([.$R207]));ISERROR([.$S207])))">
            <text:p/>
          </table:table-cell>
          <table:table-cell table:style-name="ce12" table:formula="of:=IF(ISBLANK([.$C207]);&quot;&quot;;AND(NOT(ISERROR([.$S207]))))">
            <text:p/>
          </table:table-cell>
          <table:table-cell table:style-name="ce12" table:formula="of:=IF(ISBLANK([.$C207]);&quot;&quot;;AND(NOT(ISERROR([.$Q207]))))">
            <text:p/>
          </table:table-cell>
          <table:table-cell table:formula="of:=IF(ISBLANK([.C207]);&quot;&quot;;IF([.W207];&quot;java.lang.Long&quot;;IF([.X207];&quot;java.lang.String&quot;;IF([.Y207];&quot;java.lang.Double&quot;;IF([.Z207];&quot;java.math.BigDecimal&quot;;&quot;none&quot;)))))">
            <text:p/>
          </table:table-cell>
          <table:table-cell/>
          <table:table-cell table:style-name="ce16" table:formula="of:=IF(ISBLANK([.B207]);&quot;&quot;;IF(ISERR([.G207]);&quot;&lt;/obj-entity&gt;&quot;;CONCATENATE([.$I$2];[.G207];[.$J$2];[.G207];[.$K$2])))">
            <text:p/>
          </table:table-cell>
          <table:table-cell table:formula="of:=IF(ISBLANK([.C207]);&quot;&quot;;CONCATENATE([.$U$3];[.T207];[.$V$3];[.AA207];[.$AD$3];[.T207];[.U20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8]);&quot;&quot;;IF(ISERR([.G208]);&quot;&lt;/obj-entity&gt;&quot;;CONCATENATE([.$I$2];[.G208];[.$J$2];[.G208];[.$K$2])))">
            <text:p/>
          </table:table-cell>
          <table:table-cell table:number-columns-repeated="3"/>
          <table:table-cell table:formula="of:==IF(ISBLANK([.$C208]);&quot;&quot;;FIND([.M$3];[.$C208]))">
            <text:p/>
          </table:table-cell>
          <table:table-cell table:formula="of:==IF(ISBLANK([.$C208]);&quot;&quot;;FIND([.N$3];[.$C208]))">
            <text:p/>
          </table:table-cell>
          <table:table-cell table:formula="of:==IF(ISBLANK([.$C208]);&quot;&quot;;FIND([.O$3];[.$C208]))">
            <text:p/>
          </table:table-cell>
          <table:table-cell table:formula="of:==IF(ISBLANK([.$C208]);&quot;&quot;;FIND([.P$3];[.$C208]))">
            <text:p/>
          </table:table-cell>
          <table:table-cell table:formula="of:==IF(ISBLANK([.$C208]);&quot;&quot;;FIND([.Q$3];[.$C208]))">
            <text:p/>
          </table:table-cell>
          <table:table-cell table:formula="of:==IF(ISBLANK([.$C208]);&quot;&quot;;FIND([.R$3];[.$C208]))">
            <text:p/>
          </table:table-cell>
          <table:table-cell table:formula="of:==IF(ISBLANK([.$C208]);&quot;&quot;;FIND([.S$3];[.$C208]))">
            <text:p/>
          </table:table-cell>
          <table:table-cell table:formula="of:=IF(ISBLANK([.C208]);&quot;&quot;;MID([.C208];[.M208]+LEN([.$M$3]);[.N208]-[.M208]-LEN([.$M$3])))">
            <text:p/>
          </table:table-cell>
          <table:table-cell table:formula="of:=IF(NOT(ISERROR([.O20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8]);&quot;&quot;;AND(NOT(ISERROR([.$P208]));ISERROR([.$Q208]);ISERROR([.$R208]);ISERROR([.$S208])))">
            <text:p/>
          </table:table-cell>
          <table:table-cell table:style-name="ce12" table:formula="of:=IF(ISBLANK([.$C208]);&quot;&quot;;AND((ISERROR([.$P208]));ISERROR([.$Q208]);NOT(ISERROR([.$R208]));ISERROR([.$S208])))">
            <text:p/>
          </table:table-cell>
          <table:table-cell table:style-name="ce12" table:formula="of:=IF(ISBLANK([.$C208]);&quot;&quot;;AND(NOT(ISERROR([.$S208]))))">
            <text:p/>
          </table:table-cell>
          <table:table-cell table:style-name="ce12" table:formula="of:=IF(ISBLANK([.$C208]);&quot;&quot;;AND(NOT(ISERROR([.$Q208]))))">
            <text:p/>
          </table:table-cell>
          <table:table-cell table:formula="of:=IF(ISBLANK([.C208]);&quot;&quot;;IF([.W208];&quot;java.lang.Long&quot;;IF([.X208];&quot;java.lang.String&quot;;IF([.Y208];&quot;java.lang.Double&quot;;IF([.Z208];&quot;java.math.BigDecimal&quot;;&quot;none&quot;)))))">
            <text:p/>
          </table:table-cell>
          <table:table-cell/>
          <table:table-cell table:style-name="ce16" table:formula="of:=IF(ISBLANK([.B208]);&quot;&quot;;IF(ISERR([.G208]);&quot;&lt;/obj-entity&gt;&quot;;CONCATENATE([.$I$2];[.G208];[.$J$2];[.G208];[.$K$2])))">
            <text:p/>
          </table:table-cell>
          <table:table-cell table:formula="of:=IF(ISBLANK([.C208]);&quot;&quot;;CONCATENATE([.$U$3];[.T208];[.$V$3];[.AA208];[.$AD$3];[.T208];[.U20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09]);&quot;&quot;;IF(ISERR([.G209]);&quot;&lt;/obj-entity&gt;&quot;;CONCATENATE([.$I$2];[.G209];[.$J$2];[.G209];[.$K$2])))">
            <text:p/>
          </table:table-cell>
          <table:table-cell table:number-columns-repeated="3"/>
          <table:table-cell table:formula="of:==IF(ISBLANK([.$C209]);&quot;&quot;;FIND([.M$3];[.$C209]))">
            <text:p/>
          </table:table-cell>
          <table:table-cell table:formula="of:==IF(ISBLANK([.$C209]);&quot;&quot;;FIND([.N$3];[.$C209]))">
            <text:p/>
          </table:table-cell>
          <table:table-cell table:formula="of:==IF(ISBLANK([.$C209]);&quot;&quot;;FIND([.O$3];[.$C209]))">
            <text:p/>
          </table:table-cell>
          <table:table-cell table:formula="of:==IF(ISBLANK([.$C209]);&quot;&quot;;FIND([.P$3];[.$C209]))">
            <text:p/>
          </table:table-cell>
          <table:table-cell table:formula="of:==IF(ISBLANK([.$C209]);&quot;&quot;;FIND([.Q$3];[.$C209]))">
            <text:p/>
          </table:table-cell>
          <table:table-cell table:formula="of:==IF(ISBLANK([.$C209]);&quot;&quot;;FIND([.R$3];[.$C209]))">
            <text:p/>
          </table:table-cell>
          <table:table-cell table:formula="of:==IF(ISBLANK([.$C209]);&quot;&quot;;FIND([.S$3];[.$C209]))">
            <text:p/>
          </table:table-cell>
          <table:table-cell table:formula="of:=IF(ISBLANK([.C209]);&quot;&quot;;MID([.C209];[.M209]+LEN([.$M$3]);[.N209]-[.M209]-LEN([.$M$3])))">
            <text:p/>
          </table:table-cell>
          <table:table-cell table:formula="of:=IF(NOT(ISERROR([.O20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09]);&quot;&quot;;AND(NOT(ISERROR([.$P209]));ISERROR([.$Q209]);ISERROR([.$R209]);ISERROR([.$S209])))">
            <text:p/>
          </table:table-cell>
          <table:table-cell table:style-name="ce12" table:formula="of:=IF(ISBLANK([.$C209]);&quot;&quot;;AND((ISERROR([.$P209]));ISERROR([.$Q209]);NOT(ISERROR([.$R209]));ISERROR([.$S209])))">
            <text:p/>
          </table:table-cell>
          <table:table-cell table:style-name="ce12" table:formula="of:=IF(ISBLANK([.$C209]);&quot;&quot;;AND(NOT(ISERROR([.$S209]))))">
            <text:p/>
          </table:table-cell>
          <table:table-cell table:style-name="ce12" table:formula="of:=IF(ISBLANK([.$C209]);&quot;&quot;;AND(NOT(ISERROR([.$Q209]))))">
            <text:p/>
          </table:table-cell>
          <table:table-cell table:formula="of:=IF(ISBLANK([.C209]);&quot;&quot;;IF([.W209];&quot;java.lang.Long&quot;;IF([.X209];&quot;java.lang.String&quot;;IF([.Y209];&quot;java.lang.Double&quot;;IF([.Z209];&quot;java.math.BigDecimal&quot;;&quot;none&quot;)))))">
            <text:p/>
          </table:table-cell>
          <table:table-cell/>
          <table:table-cell table:style-name="ce16" table:formula="of:=IF(ISBLANK([.B209]);&quot;&quot;;IF(ISERR([.G209]);&quot;&lt;/obj-entity&gt;&quot;;CONCATENATE([.$I$2];[.G209];[.$J$2];[.G209];[.$K$2])))">
            <text:p/>
          </table:table-cell>
          <table:table-cell table:formula="of:=IF(ISBLANK([.C209]);&quot;&quot;;CONCATENATE([.$U$3];[.T209];[.$V$3];[.AA209];[.$AD$3];[.T209];[.U20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0]);&quot;&quot;;IF(ISERR([.G210]);&quot;&lt;/obj-entity&gt;&quot;;CONCATENATE([.$I$2];[.G210];[.$J$2];[.G210];[.$K$2])))">
            <text:p/>
          </table:table-cell>
          <table:table-cell table:number-columns-repeated="3"/>
          <table:table-cell table:formula="of:==IF(ISBLANK([.$C210]);&quot;&quot;;FIND([.M$3];[.$C210]))">
            <text:p/>
          </table:table-cell>
          <table:table-cell table:formula="of:==IF(ISBLANK([.$C210]);&quot;&quot;;FIND([.N$3];[.$C210]))">
            <text:p/>
          </table:table-cell>
          <table:table-cell table:formula="of:==IF(ISBLANK([.$C210]);&quot;&quot;;FIND([.O$3];[.$C210]))">
            <text:p/>
          </table:table-cell>
          <table:table-cell table:formula="of:==IF(ISBLANK([.$C210]);&quot;&quot;;FIND([.P$3];[.$C210]))">
            <text:p/>
          </table:table-cell>
          <table:table-cell table:formula="of:==IF(ISBLANK([.$C210]);&quot;&quot;;FIND([.Q$3];[.$C210]))">
            <text:p/>
          </table:table-cell>
          <table:table-cell table:formula="of:==IF(ISBLANK([.$C210]);&quot;&quot;;FIND([.R$3];[.$C210]))">
            <text:p/>
          </table:table-cell>
          <table:table-cell table:formula="of:==IF(ISBLANK([.$C210]);&quot;&quot;;FIND([.S$3];[.$C210]))">
            <text:p/>
          </table:table-cell>
          <table:table-cell table:formula="of:=IF(ISBLANK([.C210]);&quot;&quot;;MID([.C210];[.M210]+LEN([.$M$3]);[.N210]-[.M210]-LEN([.$M$3])))">
            <text:p/>
          </table:table-cell>
          <table:table-cell table:formula="of:=IF(NOT(ISERROR([.O21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0]);&quot;&quot;;AND(NOT(ISERROR([.$P210]));ISERROR([.$Q210]);ISERROR([.$R210]);ISERROR([.$S210])))">
            <text:p/>
          </table:table-cell>
          <table:table-cell table:style-name="ce12" table:formula="of:=IF(ISBLANK([.$C210]);&quot;&quot;;AND((ISERROR([.$P210]));ISERROR([.$Q210]);NOT(ISERROR([.$R210]));ISERROR([.$S210])))">
            <text:p/>
          </table:table-cell>
          <table:table-cell table:style-name="ce12" table:formula="of:=IF(ISBLANK([.$C210]);&quot;&quot;;AND(NOT(ISERROR([.$S210]))))">
            <text:p/>
          </table:table-cell>
          <table:table-cell table:style-name="ce12" table:formula="of:=IF(ISBLANK([.$C210]);&quot;&quot;;AND(NOT(ISERROR([.$Q210]))))">
            <text:p/>
          </table:table-cell>
          <table:table-cell table:formula="of:=IF(ISBLANK([.C210]);&quot;&quot;;IF([.W210];&quot;java.lang.Long&quot;;IF([.X210];&quot;java.lang.String&quot;;IF([.Y210];&quot;java.lang.Double&quot;;IF([.Z210];&quot;java.math.BigDecimal&quot;;&quot;none&quot;)))))">
            <text:p/>
          </table:table-cell>
          <table:table-cell/>
          <table:table-cell table:style-name="ce16" table:formula="of:=IF(ISBLANK([.B210]);&quot;&quot;;IF(ISERR([.G210]);&quot;&lt;/obj-entity&gt;&quot;;CONCATENATE([.$I$2];[.G210];[.$J$2];[.G210];[.$K$2])))">
            <text:p/>
          </table:table-cell>
          <table:table-cell table:formula="of:=IF(ISBLANK([.C210]);&quot;&quot;;CONCATENATE([.$U$3];[.T210];[.$V$3];[.AA210];[.$AD$3];[.T210];[.U21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1]);&quot;&quot;;IF(ISERR([.G211]);&quot;&lt;/obj-entity&gt;&quot;;CONCATENATE([.$I$2];[.G211];[.$J$2];[.G211];[.$K$2])))">
            <text:p/>
          </table:table-cell>
          <table:table-cell table:number-columns-repeated="3"/>
          <table:table-cell table:formula="of:==IF(ISBLANK([.$C211]);&quot;&quot;;FIND([.M$3];[.$C211]))">
            <text:p/>
          </table:table-cell>
          <table:table-cell table:formula="of:==IF(ISBLANK([.$C211]);&quot;&quot;;FIND([.N$3];[.$C211]))">
            <text:p/>
          </table:table-cell>
          <table:table-cell table:formula="of:==IF(ISBLANK([.$C211]);&quot;&quot;;FIND([.O$3];[.$C211]))">
            <text:p/>
          </table:table-cell>
          <table:table-cell table:formula="of:==IF(ISBLANK([.$C211]);&quot;&quot;;FIND([.P$3];[.$C211]))">
            <text:p/>
          </table:table-cell>
          <table:table-cell table:formula="of:==IF(ISBLANK([.$C211]);&quot;&quot;;FIND([.Q$3];[.$C211]))">
            <text:p/>
          </table:table-cell>
          <table:table-cell table:formula="of:==IF(ISBLANK([.$C211]);&quot;&quot;;FIND([.R$3];[.$C211]))">
            <text:p/>
          </table:table-cell>
          <table:table-cell table:formula="of:==IF(ISBLANK([.$C211]);&quot;&quot;;FIND([.S$3];[.$C211]))">
            <text:p/>
          </table:table-cell>
          <table:table-cell table:formula="of:=IF(ISBLANK([.C211]);&quot;&quot;;MID([.C211];[.M211]+LEN([.$M$3]);[.N211]-[.M211]-LEN([.$M$3])))">
            <text:p/>
          </table:table-cell>
          <table:table-cell table:formula="of:=IF(NOT(ISERROR([.O21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1]);&quot;&quot;;AND(NOT(ISERROR([.$P211]));ISERROR([.$Q211]);ISERROR([.$R211]);ISERROR([.$S211])))">
            <text:p/>
          </table:table-cell>
          <table:table-cell table:style-name="ce12" table:formula="of:=IF(ISBLANK([.$C211]);&quot;&quot;;AND((ISERROR([.$P211]));ISERROR([.$Q211]);NOT(ISERROR([.$R211]));ISERROR([.$S211])))">
            <text:p/>
          </table:table-cell>
          <table:table-cell table:style-name="ce12" table:formula="of:=IF(ISBLANK([.$C211]);&quot;&quot;;AND(NOT(ISERROR([.$S211]))))">
            <text:p/>
          </table:table-cell>
          <table:table-cell table:style-name="ce12" table:formula="of:=IF(ISBLANK([.$C211]);&quot;&quot;;AND(NOT(ISERROR([.$Q211]))))">
            <text:p/>
          </table:table-cell>
          <table:table-cell table:formula="of:=IF(ISBLANK([.C211]);&quot;&quot;;IF([.W211];&quot;java.lang.Long&quot;;IF([.X211];&quot;java.lang.String&quot;;IF([.Y211];&quot;java.lang.Double&quot;;IF([.Z211];&quot;java.math.BigDecimal&quot;;&quot;none&quot;)))))">
            <text:p/>
          </table:table-cell>
          <table:table-cell/>
          <table:table-cell table:style-name="ce16" table:formula="of:=IF(ISBLANK([.B211]);&quot;&quot;;IF(ISERR([.G211]);&quot;&lt;/obj-entity&gt;&quot;;CONCATENATE([.$I$2];[.G211];[.$J$2];[.G211];[.$K$2])))">
            <text:p/>
          </table:table-cell>
          <table:table-cell table:formula="of:=IF(ISBLANK([.C211]);&quot;&quot;;CONCATENATE([.$U$3];[.T211];[.$V$3];[.AA211];[.$AD$3];[.T211];[.U21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2]);&quot;&quot;;IF(ISERR([.G212]);&quot;&lt;/obj-entity&gt;&quot;;CONCATENATE([.$I$2];[.G212];[.$J$2];[.G212];[.$K$2])))">
            <text:p/>
          </table:table-cell>
          <table:table-cell table:number-columns-repeated="3"/>
          <table:table-cell table:formula="of:==IF(ISBLANK([.$C212]);&quot;&quot;;FIND([.M$3];[.$C212]))">
            <text:p/>
          </table:table-cell>
          <table:table-cell table:formula="of:==IF(ISBLANK([.$C212]);&quot;&quot;;FIND([.N$3];[.$C212]))">
            <text:p/>
          </table:table-cell>
          <table:table-cell table:formula="of:==IF(ISBLANK([.$C212]);&quot;&quot;;FIND([.O$3];[.$C212]))">
            <text:p/>
          </table:table-cell>
          <table:table-cell table:formula="of:==IF(ISBLANK([.$C212]);&quot;&quot;;FIND([.P$3];[.$C212]))">
            <text:p/>
          </table:table-cell>
          <table:table-cell table:formula="of:==IF(ISBLANK([.$C212]);&quot;&quot;;FIND([.Q$3];[.$C212]))">
            <text:p/>
          </table:table-cell>
          <table:table-cell table:formula="of:==IF(ISBLANK([.$C212]);&quot;&quot;;FIND([.R$3];[.$C212]))">
            <text:p/>
          </table:table-cell>
          <table:table-cell table:formula="of:==IF(ISBLANK([.$C212]);&quot;&quot;;FIND([.S$3];[.$C212]))">
            <text:p/>
          </table:table-cell>
          <table:table-cell table:formula="of:=IF(ISBLANK([.C212]);&quot;&quot;;MID([.C212];[.M212]+LEN([.$M$3]);[.N212]-[.M212]-LEN([.$M$3])))">
            <text:p/>
          </table:table-cell>
          <table:table-cell table:formula="of:=IF(NOT(ISERROR([.O21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2]);&quot;&quot;;AND(NOT(ISERROR([.$P212]));ISERROR([.$Q212]);ISERROR([.$R212]);ISERROR([.$S212])))">
            <text:p/>
          </table:table-cell>
          <table:table-cell table:style-name="ce12" table:formula="of:=IF(ISBLANK([.$C212]);&quot;&quot;;AND((ISERROR([.$P212]));ISERROR([.$Q212]);NOT(ISERROR([.$R212]));ISERROR([.$S212])))">
            <text:p/>
          </table:table-cell>
          <table:table-cell table:style-name="ce12" table:formula="of:=IF(ISBLANK([.$C212]);&quot;&quot;;AND(NOT(ISERROR([.$S212]))))">
            <text:p/>
          </table:table-cell>
          <table:table-cell table:style-name="ce12" table:formula="of:=IF(ISBLANK([.$C212]);&quot;&quot;;AND(NOT(ISERROR([.$Q212]))))">
            <text:p/>
          </table:table-cell>
          <table:table-cell table:formula="of:=IF(ISBLANK([.C212]);&quot;&quot;;IF([.W212];&quot;java.lang.Long&quot;;IF([.X212];&quot;java.lang.String&quot;;IF([.Y212];&quot;java.lang.Double&quot;;IF([.Z212];&quot;java.math.BigDecimal&quot;;&quot;none&quot;)))))">
            <text:p/>
          </table:table-cell>
          <table:table-cell/>
          <table:table-cell table:style-name="ce16" table:formula="of:=IF(ISBLANK([.B212]);&quot;&quot;;IF(ISERR([.G212]);&quot;&lt;/obj-entity&gt;&quot;;CONCATENATE([.$I$2];[.G212];[.$J$2];[.G212];[.$K$2])))">
            <text:p/>
          </table:table-cell>
          <table:table-cell table:formula="of:=IF(ISBLANK([.C212]);&quot;&quot;;CONCATENATE([.$U$3];[.T212];[.$V$3];[.AA212];[.$AD$3];[.T212];[.U21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3]);&quot;&quot;;IF(ISERR([.G213]);&quot;&lt;/obj-entity&gt;&quot;;CONCATENATE([.$I$2];[.G213];[.$J$2];[.G213];[.$K$2])))">
            <text:p/>
          </table:table-cell>
          <table:table-cell table:number-columns-repeated="3"/>
          <table:table-cell table:formula="of:==IF(ISBLANK([.$C213]);&quot;&quot;;FIND([.M$3];[.$C213]))">
            <text:p/>
          </table:table-cell>
          <table:table-cell table:formula="of:==IF(ISBLANK([.$C213]);&quot;&quot;;FIND([.N$3];[.$C213]))">
            <text:p/>
          </table:table-cell>
          <table:table-cell table:formula="of:==IF(ISBLANK([.$C213]);&quot;&quot;;FIND([.O$3];[.$C213]))">
            <text:p/>
          </table:table-cell>
          <table:table-cell table:formula="of:==IF(ISBLANK([.$C213]);&quot;&quot;;FIND([.P$3];[.$C213]))">
            <text:p/>
          </table:table-cell>
          <table:table-cell table:formula="of:==IF(ISBLANK([.$C213]);&quot;&quot;;FIND([.Q$3];[.$C213]))">
            <text:p/>
          </table:table-cell>
          <table:table-cell table:formula="of:==IF(ISBLANK([.$C213]);&quot;&quot;;FIND([.R$3];[.$C213]))">
            <text:p/>
          </table:table-cell>
          <table:table-cell table:formula="of:==IF(ISBLANK([.$C213]);&quot;&quot;;FIND([.S$3];[.$C213]))">
            <text:p/>
          </table:table-cell>
          <table:table-cell table:formula="of:=IF(ISBLANK([.C213]);&quot;&quot;;MID([.C213];[.M213]+LEN([.$M$3]);[.N213]-[.M213]-LEN([.$M$3])))">
            <text:p/>
          </table:table-cell>
          <table:table-cell table:formula="of:=IF(NOT(ISERROR([.O21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3]);&quot;&quot;;AND(NOT(ISERROR([.$P213]));ISERROR([.$Q213]);ISERROR([.$R213]);ISERROR([.$S213])))">
            <text:p/>
          </table:table-cell>
          <table:table-cell table:style-name="ce12" table:formula="of:=IF(ISBLANK([.$C213]);&quot;&quot;;AND((ISERROR([.$P213]));ISERROR([.$Q213]);NOT(ISERROR([.$R213]));ISERROR([.$S213])))">
            <text:p/>
          </table:table-cell>
          <table:table-cell table:style-name="ce12" table:formula="of:=IF(ISBLANK([.$C213]);&quot;&quot;;AND(NOT(ISERROR([.$S213]))))">
            <text:p/>
          </table:table-cell>
          <table:table-cell table:style-name="ce12" table:formula="of:=IF(ISBLANK([.$C213]);&quot;&quot;;AND(NOT(ISERROR([.$Q213]))))">
            <text:p/>
          </table:table-cell>
          <table:table-cell table:formula="of:=IF(ISBLANK([.C213]);&quot;&quot;;IF([.W213];&quot;java.lang.Long&quot;;IF([.X213];&quot;java.lang.String&quot;;IF([.Y213];&quot;java.lang.Double&quot;;IF([.Z213];&quot;java.math.BigDecimal&quot;;&quot;none&quot;)))))">
            <text:p/>
          </table:table-cell>
          <table:table-cell/>
          <table:table-cell table:style-name="ce16" table:formula="of:=IF(ISBLANK([.B213]);&quot;&quot;;IF(ISERR([.G213]);&quot;&lt;/obj-entity&gt;&quot;;CONCATENATE([.$I$2];[.G213];[.$J$2];[.G213];[.$K$2])))">
            <text:p/>
          </table:table-cell>
          <table:table-cell table:formula="of:=IF(ISBLANK([.C213]);&quot;&quot;;CONCATENATE([.$U$3];[.T213];[.$V$3];[.AA213];[.$AD$3];[.T213];[.U21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4]);&quot;&quot;;IF(ISERR([.G214]);&quot;&lt;/obj-entity&gt;&quot;;CONCATENATE([.$I$2];[.G214];[.$J$2];[.G214];[.$K$2])))">
            <text:p/>
          </table:table-cell>
          <table:table-cell table:number-columns-repeated="3"/>
          <table:table-cell table:formula="of:==IF(ISBLANK([.$C214]);&quot;&quot;;FIND([.M$3];[.$C214]))">
            <text:p/>
          </table:table-cell>
          <table:table-cell table:formula="of:==IF(ISBLANK([.$C214]);&quot;&quot;;FIND([.N$3];[.$C214]))">
            <text:p/>
          </table:table-cell>
          <table:table-cell table:formula="of:==IF(ISBLANK([.$C214]);&quot;&quot;;FIND([.O$3];[.$C214]))">
            <text:p/>
          </table:table-cell>
          <table:table-cell table:formula="of:==IF(ISBLANK([.$C214]);&quot;&quot;;FIND([.P$3];[.$C214]))">
            <text:p/>
          </table:table-cell>
          <table:table-cell table:formula="of:==IF(ISBLANK([.$C214]);&quot;&quot;;FIND([.Q$3];[.$C214]))">
            <text:p/>
          </table:table-cell>
          <table:table-cell table:formula="of:==IF(ISBLANK([.$C214]);&quot;&quot;;FIND([.R$3];[.$C214]))">
            <text:p/>
          </table:table-cell>
          <table:table-cell table:formula="of:==IF(ISBLANK([.$C214]);&quot;&quot;;FIND([.S$3];[.$C214]))">
            <text:p/>
          </table:table-cell>
          <table:table-cell table:formula="of:=IF(ISBLANK([.C214]);&quot;&quot;;MID([.C214];[.M214]+LEN([.$M$3]);[.N214]-[.M214]-LEN([.$M$3])))">
            <text:p/>
          </table:table-cell>
          <table:table-cell table:formula="of:=IF(NOT(ISERROR([.O21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4]);&quot;&quot;;AND(NOT(ISERROR([.$P214]));ISERROR([.$Q214]);ISERROR([.$R214]);ISERROR([.$S214])))">
            <text:p/>
          </table:table-cell>
          <table:table-cell table:style-name="ce12" table:formula="of:=IF(ISBLANK([.$C214]);&quot;&quot;;AND((ISERROR([.$P214]));ISERROR([.$Q214]);NOT(ISERROR([.$R214]));ISERROR([.$S214])))">
            <text:p/>
          </table:table-cell>
          <table:table-cell table:style-name="ce12" table:formula="of:=IF(ISBLANK([.$C214]);&quot;&quot;;AND(NOT(ISERROR([.$S214]))))">
            <text:p/>
          </table:table-cell>
          <table:table-cell table:style-name="ce12" table:formula="of:=IF(ISBLANK([.$C214]);&quot;&quot;;AND(NOT(ISERROR([.$Q214]))))">
            <text:p/>
          </table:table-cell>
          <table:table-cell table:formula="of:=IF(ISBLANK([.C214]);&quot;&quot;;IF([.W214];&quot;java.lang.Long&quot;;IF([.X214];&quot;java.lang.String&quot;;IF([.Y214];&quot;java.lang.Double&quot;;IF([.Z214];&quot;java.math.BigDecimal&quot;;&quot;none&quot;)))))">
            <text:p/>
          </table:table-cell>
          <table:table-cell/>
          <table:table-cell table:style-name="ce16" table:formula="of:=IF(ISBLANK([.B214]);&quot;&quot;;IF(ISERR([.G214]);&quot;&lt;/obj-entity&gt;&quot;;CONCATENATE([.$I$2];[.G214];[.$J$2];[.G214];[.$K$2])))">
            <text:p/>
          </table:table-cell>
          <table:table-cell table:formula="of:=IF(ISBLANK([.C214]);&quot;&quot;;CONCATENATE([.$U$3];[.T214];[.$V$3];[.AA214];[.$AD$3];[.T214];[.U21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5]);&quot;&quot;;IF(ISERR([.G215]);&quot;&lt;/obj-entity&gt;&quot;;CONCATENATE([.$I$2];[.G215];[.$J$2];[.G215];[.$K$2])))">
            <text:p/>
          </table:table-cell>
          <table:table-cell table:number-columns-repeated="3"/>
          <table:table-cell table:formula="of:==IF(ISBLANK([.$C215]);&quot;&quot;;FIND([.M$3];[.$C215]))">
            <text:p/>
          </table:table-cell>
          <table:table-cell table:formula="of:==IF(ISBLANK([.$C215]);&quot;&quot;;FIND([.N$3];[.$C215]))">
            <text:p/>
          </table:table-cell>
          <table:table-cell table:formula="of:==IF(ISBLANK([.$C215]);&quot;&quot;;FIND([.O$3];[.$C215]))">
            <text:p/>
          </table:table-cell>
          <table:table-cell table:formula="of:==IF(ISBLANK([.$C215]);&quot;&quot;;FIND([.P$3];[.$C215]))">
            <text:p/>
          </table:table-cell>
          <table:table-cell table:formula="of:==IF(ISBLANK([.$C215]);&quot;&quot;;FIND([.Q$3];[.$C215]))">
            <text:p/>
          </table:table-cell>
          <table:table-cell table:formula="of:==IF(ISBLANK([.$C215]);&quot;&quot;;FIND([.R$3];[.$C215]))">
            <text:p/>
          </table:table-cell>
          <table:table-cell table:formula="of:==IF(ISBLANK([.$C215]);&quot;&quot;;FIND([.S$3];[.$C215]))">
            <text:p/>
          </table:table-cell>
          <table:table-cell table:formula="of:=IF(ISBLANK([.C215]);&quot;&quot;;MID([.C215];[.M215]+LEN([.$M$3]);[.N215]-[.M215]-LEN([.$M$3])))">
            <text:p/>
          </table:table-cell>
          <table:table-cell table:formula="of:=IF(NOT(ISERROR([.O21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5]);&quot;&quot;;AND(NOT(ISERROR([.$P215]));ISERROR([.$Q215]);ISERROR([.$R215]);ISERROR([.$S215])))">
            <text:p/>
          </table:table-cell>
          <table:table-cell table:style-name="ce12" table:formula="of:=IF(ISBLANK([.$C215]);&quot;&quot;;AND((ISERROR([.$P215]));ISERROR([.$Q215]);NOT(ISERROR([.$R215]));ISERROR([.$S215])))">
            <text:p/>
          </table:table-cell>
          <table:table-cell table:style-name="ce12" table:formula="of:=IF(ISBLANK([.$C215]);&quot;&quot;;AND(NOT(ISERROR([.$S215]))))">
            <text:p/>
          </table:table-cell>
          <table:table-cell table:style-name="ce12" table:formula="of:=IF(ISBLANK([.$C215]);&quot;&quot;;AND(NOT(ISERROR([.$Q215]))))">
            <text:p/>
          </table:table-cell>
          <table:table-cell table:formula="of:=IF(ISBLANK([.C215]);&quot;&quot;;IF([.W215];&quot;java.lang.Long&quot;;IF([.X215];&quot;java.lang.String&quot;;IF([.Y215];&quot;java.lang.Double&quot;;IF([.Z215];&quot;java.math.BigDecimal&quot;;&quot;none&quot;)))))">
            <text:p/>
          </table:table-cell>
          <table:table-cell/>
          <table:table-cell table:style-name="ce16" table:formula="of:=IF(ISBLANK([.B215]);&quot;&quot;;IF(ISERR([.G215]);&quot;&lt;/obj-entity&gt;&quot;;CONCATENATE([.$I$2];[.G215];[.$J$2];[.G215];[.$K$2])))">
            <text:p/>
          </table:table-cell>
          <table:table-cell table:formula="of:=IF(ISBLANK([.C215]);&quot;&quot;;CONCATENATE([.$U$3];[.T215];[.$V$3];[.AA215];[.$AD$3];[.T215];[.U21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6]);&quot;&quot;;IF(ISERR([.G216]);&quot;&lt;/obj-entity&gt;&quot;;CONCATENATE([.$I$2];[.G216];[.$J$2];[.G216];[.$K$2])))">
            <text:p/>
          </table:table-cell>
          <table:table-cell table:number-columns-repeated="3"/>
          <table:table-cell table:formula="of:==IF(ISBLANK([.$C216]);&quot;&quot;;FIND([.M$3];[.$C216]))">
            <text:p/>
          </table:table-cell>
          <table:table-cell table:formula="of:==IF(ISBLANK([.$C216]);&quot;&quot;;FIND([.N$3];[.$C216]))">
            <text:p/>
          </table:table-cell>
          <table:table-cell table:formula="of:==IF(ISBLANK([.$C216]);&quot;&quot;;FIND([.O$3];[.$C216]))">
            <text:p/>
          </table:table-cell>
          <table:table-cell table:formula="of:==IF(ISBLANK([.$C216]);&quot;&quot;;FIND([.P$3];[.$C216]))">
            <text:p/>
          </table:table-cell>
          <table:table-cell table:formula="of:==IF(ISBLANK([.$C216]);&quot;&quot;;FIND([.Q$3];[.$C216]))">
            <text:p/>
          </table:table-cell>
          <table:table-cell table:formula="of:==IF(ISBLANK([.$C216]);&quot;&quot;;FIND([.R$3];[.$C216]))">
            <text:p/>
          </table:table-cell>
          <table:table-cell table:formula="of:==IF(ISBLANK([.$C216]);&quot;&quot;;FIND([.S$3];[.$C216]))">
            <text:p/>
          </table:table-cell>
          <table:table-cell table:formula="of:=IF(ISBLANK([.C216]);&quot;&quot;;MID([.C216];[.M216]+LEN([.$M$3]);[.N216]-[.M216]-LEN([.$M$3])))">
            <text:p/>
          </table:table-cell>
          <table:table-cell table:formula="of:=IF(NOT(ISERROR([.O21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6]);&quot;&quot;;AND(NOT(ISERROR([.$P216]));ISERROR([.$Q216]);ISERROR([.$R216]);ISERROR([.$S216])))">
            <text:p/>
          </table:table-cell>
          <table:table-cell table:style-name="ce12" table:formula="of:=IF(ISBLANK([.$C216]);&quot;&quot;;AND((ISERROR([.$P216]));ISERROR([.$Q216]);NOT(ISERROR([.$R216]));ISERROR([.$S216])))">
            <text:p/>
          </table:table-cell>
          <table:table-cell table:style-name="ce12" table:formula="of:=IF(ISBLANK([.$C216]);&quot;&quot;;AND(NOT(ISERROR([.$S216]))))">
            <text:p/>
          </table:table-cell>
          <table:table-cell table:style-name="ce12" table:formula="of:=IF(ISBLANK([.$C216]);&quot;&quot;;AND(NOT(ISERROR([.$Q216]))))">
            <text:p/>
          </table:table-cell>
          <table:table-cell table:formula="of:=IF(ISBLANK([.C216]);&quot;&quot;;IF([.W216];&quot;java.lang.Long&quot;;IF([.X216];&quot;java.lang.String&quot;;IF([.Y216];&quot;java.lang.Double&quot;;IF([.Z216];&quot;java.math.BigDecimal&quot;;&quot;none&quot;)))))">
            <text:p/>
          </table:table-cell>
          <table:table-cell/>
          <table:table-cell table:style-name="ce16" table:formula="of:=IF(ISBLANK([.B216]);&quot;&quot;;IF(ISERR([.G216]);&quot;&lt;/obj-entity&gt;&quot;;CONCATENATE([.$I$2];[.G216];[.$J$2];[.G216];[.$K$2])))">
            <text:p/>
          </table:table-cell>
          <table:table-cell table:formula="of:=IF(ISBLANK([.C216]);&quot;&quot;;CONCATENATE([.$U$3];[.T216];[.$V$3];[.AA216];[.$AD$3];[.T216];[.U21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7]);&quot;&quot;;IF(ISERR([.G217]);&quot;&lt;/obj-entity&gt;&quot;;CONCATENATE([.$I$2];[.G217];[.$J$2];[.G217];[.$K$2])))">
            <text:p/>
          </table:table-cell>
          <table:table-cell table:number-columns-repeated="3"/>
          <table:table-cell table:formula="of:==IF(ISBLANK([.$C217]);&quot;&quot;;FIND([.M$3];[.$C217]))">
            <text:p/>
          </table:table-cell>
          <table:table-cell table:formula="of:==IF(ISBLANK([.$C217]);&quot;&quot;;FIND([.N$3];[.$C217]))">
            <text:p/>
          </table:table-cell>
          <table:table-cell table:formula="of:==IF(ISBLANK([.$C217]);&quot;&quot;;FIND([.O$3];[.$C217]))">
            <text:p/>
          </table:table-cell>
          <table:table-cell table:formula="of:==IF(ISBLANK([.$C217]);&quot;&quot;;FIND([.P$3];[.$C217]))">
            <text:p/>
          </table:table-cell>
          <table:table-cell table:formula="of:==IF(ISBLANK([.$C217]);&quot;&quot;;FIND([.Q$3];[.$C217]))">
            <text:p/>
          </table:table-cell>
          <table:table-cell table:formula="of:==IF(ISBLANK([.$C217]);&quot;&quot;;FIND([.R$3];[.$C217]))">
            <text:p/>
          </table:table-cell>
          <table:table-cell table:formula="of:==IF(ISBLANK([.$C217]);&quot;&quot;;FIND([.S$3];[.$C217]))">
            <text:p/>
          </table:table-cell>
          <table:table-cell table:formula="of:=IF(ISBLANK([.C217]);&quot;&quot;;MID([.C217];[.M217]+LEN([.$M$3]);[.N217]-[.M217]-LEN([.$M$3])))">
            <text:p/>
          </table:table-cell>
          <table:table-cell table:formula="of:=IF(NOT(ISERROR([.O21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7]);&quot;&quot;;AND(NOT(ISERROR([.$P217]));ISERROR([.$Q217]);ISERROR([.$R217]);ISERROR([.$S217])))">
            <text:p/>
          </table:table-cell>
          <table:table-cell table:style-name="ce12" table:formula="of:=IF(ISBLANK([.$C217]);&quot;&quot;;AND((ISERROR([.$P217]));ISERROR([.$Q217]);NOT(ISERROR([.$R217]));ISERROR([.$S217])))">
            <text:p/>
          </table:table-cell>
          <table:table-cell table:style-name="ce12" table:formula="of:=IF(ISBLANK([.$C217]);&quot;&quot;;AND(NOT(ISERROR([.$S217]))))">
            <text:p/>
          </table:table-cell>
          <table:table-cell table:style-name="ce12" table:formula="of:=IF(ISBLANK([.$C217]);&quot;&quot;;AND(NOT(ISERROR([.$Q217]))))">
            <text:p/>
          </table:table-cell>
          <table:table-cell table:formula="of:=IF(ISBLANK([.C217]);&quot;&quot;;IF([.W217];&quot;java.lang.Long&quot;;IF([.X217];&quot;java.lang.String&quot;;IF([.Y217];&quot;java.lang.Double&quot;;IF([.Z217];&quot;java.math.BigDecimal&quot;;&quot;none&quot;)))))">
            <text:p/>
          </table:table-cell>
          <table:table-cell/>
          <table:table-cell table:style-name="ce16" table:formula="of:=IF(ISBLANK([.B217]);&quot;&quot;;IF(ISERR([.G217]);&quot;&lt;/obj-entity&gt;&quot;;CONCATENATE([.$I$2];[.G217];[.$J$2];[.G217];[.$K$2])))">
            <text:p/>
          </table:table-cell>
          <table:table-cell table:formula="of:=IF(ISBLANK([.C217]);&quot;&quot;;CONCATENATE([.$U$3];[.T217];[.$V$3];[.AA217];[.$AD$3];[.T217];[.U21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8]);&quot;&quot;;IF(ISERR([.G218]);&quot;&lt;/obj-entity&gt;&quot;;CONCATENATE([.$I$2];[.G218];[.$J$2];[.G218];[.$K$2])))">
            <text:p/>
          </table:table-cell>
          <table:table-cell table:number-columns-repeated="3"/>
          <table:table-cell table:formula="of:==IF(ISBLANK([.$C218]);&quot;&quot;;FIND([.M$3];[.$C218]))">
            <text:p/>
          </table:table-cell>
          <table:table-cell table:formula="of:==IF(ISBLANK([.$C218]);&quot;&quot;;FIND([.N$3];[.$C218]))">
            <text:p/>
          </table:table-cell>
          <table:table-cell table:formula="of:==IF(ISBLANK([.$C218]);&quot;&quot;;FIND([.O$3];[.$C218]))">
            <text:p/>
          </table:table-cell>
          <table:table-cell table:formula="of:==IF(ISBLANK([.$C218]);&quot;&quot;;FIND([.P$3];[.$C218]))">
            <text:p/>
          </table:table-cell>
          <table:table-cell table:formula="of:==IF(ISBLANK([.$C218]);&quot;&quot;;FIND([.Q$3];[.$C218]))">
            <text:p/>
          </table:table-cell>
          <table:table-cell table:formula="of:==IF(ISBLANK([.$C218]);&quot;&quot;;FIND([.R$3];[.$C218]))">
            <text:p/>
          </table:table-cell>
          <table:table-cell table:formula="of:==IF(ISBLANK([.$C218]);&quot;&quot;;FIND([.S$3];[.$C218]))">
            <text:p/>
          </table:table-cell>
          <table:table-cell table:formula="of:=IF(ISBLANK([.C218]);&quot;&quot;;MID([.C218];[.M218]+LEN([.$M$3]);[.N218]-[.M218]-LEN([.$M$3])))">
            <text:p/>
          </table:table-cell>
          <table:table-cell table:formula="of:=IF(NOT(ISERROR([.O21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8]);&quot;&quot;;AND(NOT(ISERROR([.$P218]));ISERROR([.$Q218]);ISERROR([.$R218]);ISERROR([.$S218])))">
            <text:p/>
          </table:table-cell>
          <table:table-cell table:style-name="ce12" table:formula="of:=IF(ISBLANK([.$C218]);&quot;&quot;;AND((ISERROR([.$P218]));ISERROR([.$Q218]);NOT(ISERROR([.$R218]));ISERROR([.$S218])))">
            <text:p/>
          </table:table-cell>
          <table:table-cell table:style-name="ce12" table:formula="of:=IF(ISBLANK([.$C218]);&quot;&quot;;AND(NOT(ISERROR([.$S218]))))">
            <text:p/>
          </table:table-cell>
          <table:table-cell table:style-name="ce12" table:formula="of:=IF(ISBLANK([.$C218]);&quot;&quot;;AND(NOT(ISERROR([.$Q218]))))">
            <text:p/>
          </table:table-cell>
          <table:table-cell table:formula="of:=IF(ISBLANK([.C218]);&quot;&quot;;IF([.W218];&quot;java.lang.Long&quot;;IF([.X218];&quot;java.lang.String&quot;;IF([.Y218];&quot;java.lang.Double&quot;;IF([.Z218];&quot;java.math.BigDecimal&quot;;&quot;none&quot;)))))">
            <text:p/>
          </table:table-cell>
          <table:table-cell/>
          <table:table-cell table:style-name="ce16" table:formula="of:=IF(ISBLANK([.B218]);&quot;&quot;;IF(ISERR([.G218]);&quot;&lt;/obj-entity&gt;&quot;;CONCATENATE([.$I$2];[.G218];[.$J$2];[.G218];[.$K$2])))">
            <text:p/>
          </table:table-cell>
          <table:table-cell table:formula="of:=IF(ISBLANK([.C218]);&quot;&quot;;CONCATENATE([.$U$3];[.T218];[.$V$3];[.AA218];[.$AD$3];[.T218];[.U21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19]);&quot;&quot;;IF(ISERR([.G219]);&quot;&lt;/obj-entity&gt;&quot;;CONCATENATE([.$I$2];[.G219];[.$J$2];[.G219];[.$K$2])))">
            <text:p/>
          </table:table-cell>
          <table:table-cell table:number-columns-repeated="3"/>
          <table:table-cell table:formula="of:==IF(ISBLANK([.$C219]);&quot;&quot;;FIND([.M$3];[.$C219]))">
            <text:p/>
          </table:table-cell>
          <table:table-cell table:formula="of:==IF(ISBLANK([.$C219]);&quot;&quot;;FIND([.N$3];[.$C219]))">
            <text:p/>
          </table:table-cell>
          <table:table-cell table:formula="of:==IF(ISBLANK([.$C219]);&quot;&quot;;FIND([.O$3];[.$C219]))">
            <text:p/>
          </table:table-cell>
          <table:table-cell table:formula="of:==IF(ISBLANK([.$C219]);&quot;&quot;;FIND([.P$3];[.$C219]))">
            <text:p/>
          </table:table-cell>
          <table:table-cell table:formula="of:==IF(ISBLANK([.$C219]);&quot;&quot;;FIND([.Q$3];[.$C219]))">
            <text:p/>
          </table:table-cell>
          <table:table-cell table:formula="of:==IF(ISBLANK([.$C219]);&quot;&quot;;FIND([.R$3];[.$C219]))">
            <text:p/>
          </table:table-cell>
          <table:table-cell table:formula="of:==IF(ISBLANK([.$C219]);&quot;&quot;;FIND([.S$3];[.$C219]))">
            <text:p/>
          </table:table-cell>
          <table:table-cell table:formula="of:=IF(ISBLANK([.C219]);&quot;&quot;;MID([.C219];[.M219]+LEN([.$M$3]);[.N219]-[.M219]-LEN([.$M$3])))">
            <text:p/>
          </table:table-cell>
          <table:table-cell table:formula="of:=IF(NOT(ISERROR([.O21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19]);&quot;&quot;;AND(NOT(ISERROR([.$P219]));ISERROR([.$Q219]);ISERROR([.$R219]);ISERROR([.$S219])))">
            <text:p/>
          </table:table-cell>
          <table:table-cell table:style-name="ce12" table:formula="of:=IF(ISBLANK([.$C219]);&quot;&quot;;AND((ISERROR([.$P219]));ISERROR([.$Q219]);NOT(ISERROR([.$R219]));ISERROR([.$S219])))">
            <text:p/>
          </table:table-cell>
          <table:table-cell table:style-name="ce12" table:formula="of:=IF(ISBLANK([.$C219]);&quot;&quot;;AND(NOT(ISERROR([.$S219]))))">
            <text:p/>
          </table:table-cell>
          <table:table-cell table:style-name="ce12" table:formula="of:=IF(ISBLANK([.$C219]);&quot;&quot;;AND(NOT(ISERROR([.$Q219]))))">
            <text:p/>
          </table:table-cell>
          <table:table-cell table:formula="of:=IF(ISBLANK([.C219]);&quot;&quot;;IF([.W219];&quot;java.lang.Long&quot;;IF([.X219];&quot;java.lang.String&quot;;IF([.Y219];&quot;java.lang.Double&quot;;IF([.Z219];&quot;java.math.BigDecimal&quot;;&quot;none&quot;)))))">
            <text:p/>
          </table:table-cell>
          <table:table-cell/>
          <table:table-cell table:style-name="ce16" table:formula="of:=IF(ISBLANK([.B219]);&quot;&quot;;IF(ISERR([.G219]);&quot;&lt;/obj-entity&gt;&quot;;CONCATENATE([.$I$2];[.G219];[.$J$2];[.G219];[.$K$2])))">
            <text:p/>
          </table:table-cell>
          <table:table-cell table:formula="of:=IF(ISBLANK([.C219]);&quot;&quot;;CONCATENATE([.$U$3];[.T219];[.$V$3];[.AA219];[.$AD$3];[.T219];[.U21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0]);&quot;&quot;;IF(ISERR([.G220]);&quot;&lt;/obj-entity&gt;&quot;;CONCATENATE([.$I$2];[.G220];[.$J$2];[.G220];[.$K$2])))">
            <text:p/>
          </table:table-cell>
          <table:table-cell table:number-columns-repeated="3"/>
          <table:table-cell table:formula="of:==IF(ISBLANK([.$C220]);&quot;&quot;;FIND([.M$3];[.$C220]))">
            <text:p/>
          </table:table-cell>
          <table:table-cell table:formula="of:==IF(ISBLANK([.$C220]);&quot;&quot;;FIND([.N$3];[.$C220]))">
            <text:p/>
          </table:table-cell>
          <table:table-cell table:formula="of:==IF(ISBLANK([.$C220]);&quot;&quot;;FIND([.O$3];[.$C220]))">
            <text:p/>
          </table:table-cell>
          <table:table-cell table:formula="of:==IF(ISBLANK([.$C220]);&quot;&quot;;FIND([.P$3];[.$C220]))">
            <text:p/>
          </table:table-cell>
          <table:table-cell table:formula="of:==IF(ISBLANK([.$C220]);&quot;&quot;;FIND([.Q$3];[.$C220]))">
            <text:p/>
          </table:table-cell>
          <table:table-cell table:formula="of:==IF(ISBLANK([.$C220]);&quot;&quot;;FIND([.R$3];[.$C220]))">
            <text:p/>
          </table:table-cell>
          <table:table-cell table:formula="of:==IF(ISBLANK([.$C220]);&quot;&quot;;FIND([.S$3];[.$C220]))">
            <text:p/>
          </table:table-cell>
          <table:table-cell table:formula="of:=IF(ISBLANK([.C220]);&quot;&quot;;MID([.C220];[.M220]+LEN([.$M$3]);[.N220]-[.M220]-LEN([.$M$3])))">
            <text:p/>
          </table:table-cell>
          <table:table-cell table:formula="of:=IF(NOT(ISERROR([.O22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0]);&quot;&quot;;AND(NOT(ISERROR([.$P220]));ISERROR([.$Q220]);ISERROR([.$R220]);ISERROR([.$S220])))">
            <text:p/>
          </table:table-cell>
          <table:table-cell table:style-name="ce12" table:formula="of:=IF(ISBLANK([.$C220]);&quot;&quot;;AND((ISERROR([.$P220]));ISERROR([.$Q220]);NOT(ISERROR([.$R220]));ISERROR([.$S220])))">
            <text:p/>
          </table:table-cell>
          <table:table-cell table:style-name="ce12" table:formula="of:=IF(ISBLANK([.$C220]);&quot;&quot;;AND(NOT(ISERROR([.$S220]))))">
            <text:p/>
          </table:table-cell>
          <table:table-cell table:style-name="ce12" table:formula="of:=IF(ISBLANK([.$C220]);&quot;&quot;;AND(NOT(ISERROR([.$Q220]))))">
            <text:p/>
          </table:table-cell>
          <table:table-cell table:formula="of:=IF(ISBLANK([.C220]);&quot;&quot;;IF([.W220];&quot;java.lang.Long&quot;;IF([.X220];&quot;java.lang.String&quot;;IF([.Y220];&quot;java.lang.Double&quot;;IF([.Z220];&quot;java.math.BigDecimal&quot;;&quot;none&quot;)))))">
            <text:p/>
          </table:table-cell>
          <table:table-cell/>
          <table:table-cell table:style-name="ce16" table:formula="of:=IF(ISBLANK([.B220]);&quot;&quot;;IF(ISERR([.G220]);&quot;&lt;/obj-entity&gt;&quot;;CONCATENATE([.$I$2];[.G220];[.$J$2];[.G220];[.$K$2])))">
            <text:p/>
          </table:table-cell>
          <table:table-cell table:formula="of:=IF(ISBLANK([.C220]);&quot;&quot;;CONCATENATE([.$U$3];[.T220];[.$V$3];[.AA220];[.$AD$3];[.T220];[.U22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1]);&quot;&quot;;IF(ISERR([.G221]);&quot;&lt;/obj-entity&gt;&quot;;CONCATENATE([.$I$2];[.G221];[.$J$2];[.G221];[.$K$2])))">
            <text:p/>
          </table:table-cell>
          <table:table-cell table:number-columns-repeated="3"/>
          <table:table-cell table:formula="of:==IF(ISBLANK([.$C221]);&quot;&quot;;FIND([.M$3];[.$C221]))">
            <text:p/>
          </table:table-cell>
          <table:table-cell table:formula="of:==IF(ISBLANK([.$C221]);&quot;&quot;;FIND([.N$3];[.$C221]))">
            <text:p/>
          </table:table-cell>
          <table:table-cell table:formula="of:==IF(ISBLANK([.$C221]);&quot;&quot;;FIND([.O$3];[.$C221]))">
            <text:p/>
          </table:table-cell>
          <table:table-cell table:formula="of:==IF(ISBLANK([.$C221]);&quot;&quot;;FIND([.P$3];[.$C221]))">
            <text:p/>
          </table:table-cell>
          <table:table-cell table:formula="of:==IF(ISBLANK([.$C221]);&quot;&quot;;FIND([.Q$3];[.$C221]))">
            <text:p/>
          </table:table-cell>
          <table:table-cell table:formula="of:==IF(ISBLANK([.$C221]);&quot;&quot;;FIND([.R$3];[.$C221]))">
            <text:p/>
          </table:table-cell>
          <table:table-cell table:formula="of:==IF(ISBLANK([.$C221]);&quot;&quot;;FIND([.S$3];[.$C221]))">
            <text:p/>
          </table:table-cell>
          <table:table-cell table:formula="of:=IF(ISBLANK([.C221]);&quot;&quot;;MID([.C221];[.M221]+LEN([.$M$3]);[.N221]-[.M221]-LEN([.$M$3])))">
            <text:p/>
          </table:table-cell>
          <table:table-cell table:formula="of:=IF(NOT(ISERROR([.O22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1]);&quot;&quot;;AND(NOT(ISERROR([.$P221]));ISERROR([.$Q221]);ISERROR([.$R221]);ISERROR([.$S221])))">
            <text:p/>
          </table:table-cell>
          <table:table-cell table:style-name="ce12" table:formula="of:=IF(ISBLANK([.$C221]);&quot;&quot;;AND((ISERROR([.$P221]));ISERROR([.$Q221]);NOT(ISERROR([.$R221]));ISERROR([.$S221])))">
            <text:p/>
          </table:table-cell>
          <table:table-cell table:style-name="ce12" table:formula="of:=IF(ISBLANK([.$C221]);&quot;&quot;;AND(NOT(ISERROR([.$S221]))))">
            <text:p/>
          </table:table-cell>
          <table:table-cell table:style-name="ce12" table:formula="of:=IF(ISBLANK([.$C221]);&quot;&quot;;AND(NOT(ISERROR([.$Q221]))))">
            <text:p/>
          </table:table-cell>
          <table:table-cell table:formula="of:=IF(ISBLANK([.C221]);&quot;&quot;;IF([.W221];&quot;java.lang.Long&quot;;IF([.X221];&quot;java.lang.String&quot;;IF([.Y221];&quot;java.lang.Double&quot;;IF([.Z221];&quot;java.math.BigDecimal&quot;;&quot;none&quot;)))))">
            <text:p/>
          </table:table-cell>
          <table:table-cell/>
          <table:table-cell table:style-name="ce16" table:formula="of:=IF(ISBLANK([.B221]);&quot;&quot;;IF(ISERR([.G221]);&quot;&lt;/obj-entity&gt;&quot;;CONCATENATE([.$I$2];[.G221];[.$J$2];[.G221];[.$K$2])))">
            <text:p/>
          </table:table-cell>
          <table:table-cell table:formula="of:=IF(ISBLANK([.C221]);&quot;&quot;;CONCATENATE([.$U$3];[.T221];[.$V$3];[.AA221];[.$AD$3];[.T221];[.U22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2]);&quot;&quot;;IF(ISERR([.G222]);&quot;&lt;/obj-entity&gt;&quot;;CONCATENATE([.$I$2];[.G222];[.$J$2];[.G222];[.$K$2])))">
            <text:p/>
          </table:table-cell>
          <table:table-cell table:number-columns-repeated="3"/>
          <table:table-cell table:formula="of:==IF(ISBLANK([.$C222]);&quot;&quot;;FIND([.M$3];[.$C222]))">
            <text:p/>
          </table:table-cell>
          <table:table-cell table:formula="of:==IF(ISBLANK([.$C222]);&quot;&quot;;FIND([.N$3];[.$C222]))">
            <text:p/>
          </table:table-cell>
          <table:table-cell table:formula="of:==IF(ISBLANK([.$C222]);&quot;&quot;;FIND([.O$3];[.$C222]))">
            <text:p/>
          </table:table-cell>
          <table:table-cell table:formula="of:==IF(ISBLANK([.$C222]);&quot;&quot;;FIND([.P$3];[.$C222]))">
            <text:p/>
          </table:table-cell>
          <table:table-cell table:formula="of:==IF(ISBLANK([.$C222]);&quot;&quot;;FIND([.Q$3];[.$C222]))">
            <text:p/>
          </table:table-cell>
          <table:table-cell table:formula="of:==IF(ISBLANK([.$C222]);&quot;&quot;;FIND([.R$3];[.$C222]))">
            <text:p/>
          </table:table-cell>
          <table:table-cell table:formula="of:==IF(ISBLANK([.$C222]);&quot;&quot;;FIND([.S$3];[.$C222]))">
            <text:p/>
          </table:table-cell>
          <table:table-cell table:formula="of:=IF(ISBLANK([.C222]);&quot;&quot;;MID([.C222];[.M222]+LEN([.$M$3]);[.N222]-[.M222]-LEN([.$M$3])))">
            <text:p/>
          </table:table-cell>
          <table:table-cell table:formula="of:=IF(NOT(ISERROR([.O22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2]);&quot;&quot;;AND(NOT(ISERROR([.$P222]));ISERROR([.$Q222]);ISERROR([.$R222]);ISERROR([.$S222])))">
            <text:p/>
          </table:table-cell>
          <table:table-cell table:style-name="ce12" table:formula="of:=IF(ISBLANK([.$C222]);&quot;&quot;;AND((ISERROR([.$P222]));ISERROR([.$Q222]);NOT(ISERROR([.$R222]));ISERROR([.$S222])))">
            <text:p/>
          </table:table-cell>
          <table:table-cell table:style-name="ce12" table:formula="of:=IF(ISBLANK([.$C222]);&quot;&quot;;AND(NOT(ISERROR([.$S222]))))">
            <text:p/>
          </table:table-cell>
          <table:table-cell table:style-name="ce12" table:formula="of:=IF(ISBLANK([.$C222]);&quot;&quot;;AND(NOT(ISERROR([.$Q222]))))">
            <text:p/>
          </table:table-cell>
          <table:table-cell table:formula="of:=IF(ISBLANK([.C222]);&quot;&quot;;IF([.W222];&quot;java.lang.Long&quot;;IF([.X222];&quot;java.lang.String&quot;;IF([.Y222];&quot;java.lang.Double&quot;;IF([.Z222];&quot;java.math.BigDecimal&quot;;&quot;none&quot;)))))">
            <text:p/>
          </table:table-cell>
          <table:table-cell/>
          <table:table-cell table:style-name="ce16" table:formula="of:=IF(ISBLANK([.B222]);&quot;&quot;;IF(ISERR([.G222]);&quot;&lt;/obj-entity&gt;&quot;;CONCATENATE([.$I$2];[.G222];[.$J$2];[.G222];[.$K$2])))">
            <text:p/>
          </table:table-cell>
          <table:table-cell table:formula="of:=IF(ISBLANK([.C222]);&quot;&quot;;CONCATENATE([.$U$3];[.T222];[.$V$3];[.AA222];[.$AD$3];[.T222];[.U22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3]);&quot;&quot;;IF(ISERR([.G223]);&quot;&lt;/obj-entity&gt;&quot;;CONCATENATE([.$I$2];[.G223];[.$J$2];[.G223];[.$K$2])))">
            <text:p/>
          </table:table-cell>
          <table:table-cell table:number-columns-repeated="3"/>
          <table:table-cell table:formula="of:==IF(ISBLANK([.$C223]);&quot;&quot;;FIND([.M$3];[.$C223]))">
            <text:p/>
          </table:table-cell>
          <table:table-cell table:formula="of:==IF(ISBLANK([.$C223]);&quot;&quot;;FIND([.N$3];[.$C223]))">
            <text:p/>
          </table:table-cell>
          <table:table-cell table:formula="of:==IF(ISBLANK([.$C223]);&quot;&quot;;FIND([.O$3];[.$C223]))">
            <text:p/>
          </table:table-cell>
          <table:table-cell table:formula="of:==IF(ISBLANK([.$C223]);&quot;&quot;;FIND([.P$3];[.$C223]))">
            <text:p/>
          </table:table-cell>
          <table:table-cell table:formula="of:==IF(ISBLANK([.$C223]);&quot;&quot;;FIND([.Q$3];[.$C223]))">
            <text:p/>
          </table:table-cell>
          <table:table-cell table:formula="of:==IF(ISBLANK([.$C223]);&quot;&quot;;FIND([.R$3];[.$C223]))">
            <text:p/>
          </table:table-cell>
          <table:table-cell table:formula="of:==IF(ISBLANK([.$C223]);&quot;&quot;;FIND([.S$3];[.$C223]))">
            <text:p/>
          </table:table-cell>
          <table:table-cell table:formula="of:=IF(ISBLANK([.C223]);&quot;&quot;;MID([.C223];[.M223]+LEN([.$M$3]);[.N223]-[.M223]-LEN([.$M$3])))">
            <text:p/>
          </table:table-cell>
          <table:table-cell table:formula="of:=IF(NOT(ISERROR([.O22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3]);&quot;&quot;;AND(NOT(ISERROR([.$P223]));ISERROR([.$Q223]);ISERROR([.$R223]);ISERROR([.$S223])))">
            <text:p/>
          </table:table-cell>
          <table:table-cell table:style-name="ce12" table:formula="of:=IF(ISBLANK([.$C223]);&quot;&quot;;AND((ISERROR([.$P223]));ISERROR([.$Q223]);NOT(ISERROR([.$R223]));ISERROR([.$S223])))">
            <text:p/>
          </table:table-cell>
          <table:table-cell table:style-name="ce12" table:formula="of:=IF(ISBLANK([.$C223]);&quot;&quot;;AND(NOT(ISERROR([.$S223]))))">
            <text:p/>
          </table:table-cell>
          <table:table-cell table:style-name="ce12" table:formula="of:=IF(ISBLANK([.$C223]);&quot;&quot;;AND(NOT(ISERROR([.$Q223]))))">
            <text:p/>
          </table:table-cell>
          <table:table-cell table:formula="of:=IF(ISBLANK([.C223]);&quot;&quot;;IF([.W223];&quot;java.lang.Long&quot;;IF([.X223];&quot;java.lang.String&quot;;IF([.Y223];&quot;java.lang.Double&quot;;IF([.Z223];&quot;java.math.BigDecimal&quot;;&quot;none&quot;)))))">
            <text:p/>
          </table:table-cell>
          <table:table-cell/>
          <table:table-cell table:style-name="ce16" table:formula="of:=IF(ISBLANK([.B223]);&quot;&quot;;IF(ISERR([.G223]);&quot;&lt;/obj-entity&gt;&quot;;CONCATENATE([.$I$2];[.G223];[.$J$2];[.G223];[.$K$2])))">
            <text:p/>
          </table:table-cell>
          <table:table-cell table:formula="of:=IF(ISBLANK([.C223]);&quot;&quot;;CONCATENATE([.$U$3];[.T223];[.$V$3];[.AA223];[.$AD$3];[.T223];[.U22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4]);&quot;&quot;;IF(ISERR([.G224]);&quot;&lt;/obj-entity&gt;&quot;;CONCATENATE([.$I$2];[.G224];[.$J$2];[.G224];[.$K$2])))">
            <text:p/>
          </table:table-cell>
          <table:table-cell table:number-columns-repeated="3"/>
          <table:table-cell table:formula="of:==IF(ISBLANK([.$C224]);&quot;&quot;;FIND([.M$3];[.$C224]))">
            <text:p/>
          </table:table-cell>
          <table:table-cell table:formula="of:==IF(ISBLANK([.$C224]);&quot;&quot;;FIND([.N$3];[.$C224]))">
            <text:p/>
          </table:table-cell>
          <table:table-cell table:formula="of:==IF(ISBLANK([.$C224]);&quot;&quot;;FIND([.O$3];[.$C224]))">
            <text:p/>
          </table:table-cell>
          <table:table-cell table:formula="of:==IF(ISBLANK([.$C224]);&quot;&quot;;FIND([.P$3];[.$C224]))">
            <text:p/>
          </table:table-cell>
          <table:table-cell table:formula="of:==IF(ISBLANK([.$C224]);&quot;&quot;;FIND([.Q$3];[.$C224]))">
            <text:p/>
          </table:table-cell>
          <table:table-cell table:formula="of:==IF(ISBLANK([.$C224]);&quot;&quot;;FIND([.R$3];[.$C224]))">
            <text:p/>
          </table:table-cell>
          <table:table-cell table:formula="of:==IF(ISBLANK([.$C224]);&quot;&quot;;FIND([.S$3];[.$C224]))">
            <text:p/>
          </table:table-cell>
          <table:table-cell table:formula="of:=IF(ISBLANK([.C224]);&quot;&quot;;MID([.C224];[.M224]+LEN([.$M$3]);[.N224]-[.M224]-LEN([.$M$3])))">
            <text:p/>
          </table:table-cell>
          <table:table-cell table:formula="of:=IF(NOT(ISERROR([.O22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4]);&quot;&quot;;AND(NOT(ISERROR([.$P224]));ISERROR([.$Q224]);ISERROR([.$R224]);ISERROR([.$S224])))">
            <text:p/>
          </table:table-cell>
          <table:table-cell table:style-name="ce12" table:formula="of:=IF(ISBLANK([.$C224]);&quot;&quot;;AND((ISERROR([.$P224]));ISERROR([.$Q224]);NOT(ISERROR([.$R224]));ISERROR([.$S224])))">
            <text:p/>
          </table:table-cell>
          <table:table-cell table:style-name="ce12" table:formula="of:=IF(ISBLANK([.$C224]);&quot;&quot;;AND(NOT(ISERROR([.$S224]))))">
            <text:p/>
          </table:table-cell>
          <table:table-cell table:style-name="ce12" table:formula="of:=IF(ISBLANK([.$C224]);&quot;&quot;;AND(NOT(ISERROR([.$Q224]))))">
            <text:p/>
          </table:table-cell>
          <table:table-cell table:formula="of:=IF(ISBLANK([.C224]);&quot;&quot;;IF([.W224];&quot;java.lang.Long&quot;;IF([.X224];&quot;java.lang.String&quot;;IF([.Y224];&quot;java.lang.Double&quot;;IF([.Z224];&quot;java.math.BigDecimal&quot;;&quot;none&quot;)))))">
            <text:p/>
          </table:table-cell>
          <table:table-cell/>
          <table:table-cell table:style-name="ce16" table:formula="of:=IF(ISBLANK([.B224]);&quot;&quot;;IF(ISERR([.G224]);&quot;&lt;/obj-entity&gt;&quot;;CONCATENATE([.$I$2];[.G224];[.$J$2];[.G224];[.$K$2])))">
            <text:p/>
          </table:table-cell>
          <table:table-cell table:formula="of:=IF(ISBLANK([.C224]);&quot;&quot;;CONCATENATE([.$U$3];[.T224];[.$V$3];[.AA224];[.$AD$3];[.T224];[.U22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5]);&quot;&quot;;IF(ISERR([.G225]);&quot;&lt;/obj-entity&gt;&quot;;CONCATENATE([.$I$2];[.G225];[.$J$2];[.G225];[.$K$2])))">
            <text:p/>
          </table:table-cell>
          <table:table-cell table:number-columns-repeated="3"/>
          <table:table-cell table:formula="of:==IF(ISBLANK([.$C225]);&quot;&quot;;FIND([.M$3];[.$C225]))">
            <text:p/>
          </table:table-cell>
          <table:table-cell table:formula="of:==IF(ISBLANK([.$C225]);&quot;&quot;;FIND([.N$3];[.$C225]))">
            <text:p/>
          </table:table-cell>
          <table:table-cell table:formula="of:==IF(ISBLANK([.$C225]);&quot;&quot;;FIND([.O$3];[.$C225]))">
            <text:p/>
          </table:table-cell>
          <table:table-cell table:formula="of:==IF(ISBLANK([.$C225]);&quot;&quot;;FIND([.P$3];[.$C225]))">
            <text:p/>
          </table:table-cell>
          <table:table-cell table:formula="of:==IF(ISBLANK([.$C225]);&quot;&quot;;FIND([.Q$3];[.$C225]))">
            <text:p/>
          </table:table-cell>
          <table:table-cell table:formula="of:==IF(ISBLANK([.$C225]);&quot;&quot;;FIND([.R$3];[.$C225]))">
            <text:p/>
          </table:table-cell>
          <table:table-cell table:formula="of:==IF(ISBLANK([.$C225]);&quot;&quot;;FIND([.S$3];[.$C225]))">
            <text:p/>
          </table:table-cell>
          <table:table-cell table:formula="of:=IF(ISBLANK([.C225]);&quot;&quot;;MID([.C225];[.M225]+LEN([.$M$3]);[.N225]-[.M225]-LEN([.$M$3])))">
            <text:p/>
          </table:table-cell>
          <table:table-cell table:formula="of:=IF(NOT(ISERROR([.O22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5]);&quot;&quot;;AND(NOT(ISERROR([.$P225]));ISERROR([.$Q225]);ISERROR([.$R225]);ISERROR([.$S225])))">
            <text:p/>
          </table:table-cell>
          <table:table-cell table:style-name="ce12" table:formula="of:=IF(ISBLANK([.$C225]);&quot;&quot;;AND((ISERROR([.$P225]));ISERROR([.$Q225]);NOT(ISERROR([.$R225]));ISERROR([.$S225])))">
            <text:p/>
          </table:table-cell>
          <table:table-cell table:style-name="ce12" table:formula="of:=IF(ISBLANK([.$C225]);&quot;&quot;;AND(NOT(ISERROR([.$S225]))))">
            <text:p/>
          </table:table-cell>
          <table:table-cell table:style-name="ce12" table:formula="of:=IF(ISBLANK([.$C225]);&quot;&quot;;AND(NOT(ISERROR([.$Q225]))))">
            <text:p/>
          </table:table-cell>
          <table:table-cell table:formula="of:=IF(ISBLANK([.C225]);&quot;&quot;;IF([.W225];&quot;java.lang.Long&quot;;IF([.X225];&quot;java.lang.String&quot;;IF([.Y225];&quot;java.lang.Double&quot;;IF([.Z225];&quot;java.math.BigDecimal&quot;;&quot;none&quot;)))))">
            <text:p/>
          </table:table-cell>
          <table:table-cell/>
          <table:table-cell table:style-name="ce16" table:formula="of:=IF(ISBLANK([.B225]);&quot;&quot;;IF(ISERR([.G225]);&quot;&lt;/obj-entity&gt;&quot;;CONCATENATE([.$I$2];[.G225];[.$J$2];[.G225];[.$K$2])))">
            <text:p/>
          </table:table-cell>
          <table:table-cell table:formula="of:=IF(ISBLANK([.C225]);&quot;&quot;;CONCATENATE([.$U$3];[.T225];[.$V$3];[.AA225];[.$AD$3];[.T225];[.U22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6]);&quot;&quot;;IF(ISERR([.G226]);&quot;&lt;/obj-entity&gt;&quot;;CONCATENATE([.$I$2];[.G226];[.$J$2];[.G226];[.$K$2])))">
            <text:p/>
          </table:table-cell>
          <table:table-cell table:number-columns-repeated="3"/>
          <table:table-cell table:formula="of:==IF(ISBLANK([.$C226]);&quot;&quot;;FIND([.M$3];[.$C226]))">
            <text:p/>
          </table:table-cell>
          <table:table-cell table:formula="of:==IF(ISBLANK([.$C226]);&quot;&quot;;FIND([.N$3];[.$C226]))">
            <text:p/>
          </table:table-cell>
          <table:table-cell table:formula="of:==IF(ISBLANK([.$C226]);&quot;&quot;;FIND([.O$3];[.$C226]))">
            <text:p/>
          </table:table-cell>
          <table:table-cell table:formula="of:==IF(ISBLANK([.$C226]);&quot;&quot;;FIND([.P$3];[.$C226]))">
            <text:p/>
          </table:table-cell>
          <table:table-cell table:formula="of:==IF(ISBLANK([.$C226]);&quot;&quot;;FIND([.Q$3];[.$C226]))">
            <text:p/>
          </table:table-cell>
          <table:table-cell table:formula="of:==IF(ISBLANK([.$C226]);&quot;&quot;;FIND([.R$3];[.$C226]))">
            <text:p/>
          </table:table-cell>
          <table:table-cell table:formula="of:==IF(ISBLANK([.$C226]);&quot;&quot;;FIND([.S$3];[.$C226]))">
            <text:p/>
          </table:table-cell>
          <table:table-cell table:formula="of:=IF(ISBLANK([.C226]);&quot;&quot;;MID([.C226];[.M226]+LEN([.$M$3]);[.N226]-[.M226]-LEN([.$M$3])))">
            <text:p/>
          </table:table-cell>
          <table:table-cell table:formula="of:=IF(NOT(ISERROR([.O22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6]);&quot;&quot;;AND(NOT(ISERROR([.$P226]));ISERROR([.$Q226]);ISERROR([.$R226]);ISERROR([.$S226])))">
            <text:p/>
          </table:table-cell>
          <table:table-cell table:style-name="ce12" table:formula="of:=IF(ISBLANK([.$C226]);&quot;&quot;;AND((ISERROR([.$P226]));ISERROR([.$Q226]);NOT(ISERROR([.$R226]));ISERROR([.$S226])))">
            <text:p/>
          </table:table-cell>
          <table:table-cell table:style-name="ce12" table:formula="of:=IF(ISBLANK([.$C226]);&quot;&quot;;AND(NOT(ISERROR([.$S226]))))">
            <text:p/>
          </table:table-cell>
          <table:table-cell table:style-name="ce12" table:formula="of:=IF(ISBLANK([.$C226]);&quot;&quot;;AND(NOT(ISERROR([.$Q226]))))">
            <text:p/>
          </table:table-cell>
          <table:table-cell table:formula="of:=IF(ISBLANK([.C226]);&quot;&quot;;IF([.W226];&quot;java.lang.Long&quot;;IF([.X226];&quot;java.lang.String&quot;;IF([.Y226];&quot;java.lang.Double&quot;;IF([.Z226];&quot;java.math.BigDecimal&quot;;&quot;none&quot;)))))">
            <text:p/>
          </table:table-cell>
          <table:table-cell/>
          <table:table-cell table:style-name="ce16" table:formula="of:=IF(ISBLANK([.B226]);&quot;&quot;;IF(ISERR([.G226]);&quot;&lt;/obj-entity&gt;&quot;;CONCATENATE([.$I$2];[.G226];[.$J$2];[.G226];[.$K$2])))">
            <text:p/>
          </table:table-cell>
          <table:table-cell table:formula="of:=IF(ISBLANK([.C226]);&quot;&quot;;CONCATENATE([.$U$3];[.T226];[.$V$3];[.AA226];[.$AD$3];[.T226];[.U22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7]);&quot;&quot;;IF(ISERR([.G227]);&quot;&lt;/obj-entity&gt;&quot;;CONCATENATE([.$I$2];[.G227];[.$J$2];[.G227];[.$K$2])))">
            <text:p/>
          </table:table-cell>
          <table:table-cell table:number-columns-repeated="3"/>
          <table:table-cell table:formula="of:==IF(ISBLANK([.$C227]);&quot;&quot;;FIND([.M$3];[.$C227]))">
            <text:p/>
          </table:table-cell>
          <table:table-cell table:formula="of:==IF(ISBLANK([.$C227]);&quot;&quot;;FIND([.N$3];[.$C227]))">
            <text:p/>
          </table:table-cell>
          <table:table-cell table:formula="of:==IF(ISBLANK([.$C227]);&quot;&quot;;FIND([.O$3];[.$C227]))">
            <text:p/>
          </table:table-cell>
          <table:table-cell table:formula="of:==IF(ISBLANK([.$C227]);&quot;&quot;;FIND([.P$3];[.$C227]))">
            <text:p/>
          </table:table-cell>
          <table:table-cell table:formula="of:==IF(ISBLANK([.$C227]);&quot;&quot;;FIND([.Q$3];[.$C227]))">
            <text:p/>
          </table:table-cell>
          <table:table-cell table:formula="of:==IF(ISBLANK([.$C227]);&quot;&quot;;FIND([.R$3];[.$C227]))">
            <text:p/>
          </table:table-cell>
          <table:table-cell table:formula="of:==IF(ISBLANK([.$C227]);&quot;&quot;;FIND([.S$3];[.$C227]))">
            <text:p/>
          </table:table-cell>
          <table:table-cell table:formula="of:=IF(ISBLANK([.C227]);&quot;&quot;;MID([.C227];[.M227]+LEN([.$M$3]);[.N227]-[.M227]-LEN([.$M$3])))">
            <text:p/>
          </table:table-cell>
          <table:table-cell table:formula="of:=IF(NOT(ISERROR([.O22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7]);&quot;&quot;;AND(NOT(ISERROR([.$P227]));ISERROR([.$Q227]);ISERROR([.$R227]);ISERROR([.$S227])))">
            <text:p/>
          </table:table-cell>
          <table:table-cell table:style-name="ce12" table:formula="of:=IF(ISBLANK([.$C227]);&quot;&quot;;AND((ISERROR([.$P227]));ISERROR([.$Q227]);NOT(ISERROR([.$R227]));ISERROR([.$S227])))">
            <text:p/>
          </table:table-cell>
          <table:table-cell table:style-name="ce12" table:formula="of:=IF(ISBLANK([.$C227]);&quot;&quot;;AND(NOT(ISERROR([.$S227]))))">
            <text:p/>
          </table:table-cell>
          <table:table-cell table:style-name="ce12" table:formula="of:=IF(ISBLANK([.$C227]);&quot;&quot;;AND(NOT(ISERROR([.$Q227]))))">
            <text:p/>
          </table:table-cell>
          <table:table-cell table:formula="of:=IF(ISBLANK([.C227]);&quot;&quot;;IF([.W227];&quot;java.lang.Long&quot;;IF([.X227];&quot;java.lang.String&quot;;IF([.Y227];&quot;java.lang.Double&quot;;IF([.Z227];&quot;java.math.BigDecimal&quot;;&quot;none&quot;)))))">
            <text:p/>
          </table:table-cell>
          <table:table-cell/>
          <table:table-cell table:style-name="ce16" table:formula="of:=IF(ISBLANK([.B227]);&quot;&quot;;IF(ISERR([.G227]);&quot;&lt;/obj-entity&gt;&quot;;CONCATENATE([.$I$2];[.G227];[.$J$2];[.G227];[.$K$2])))">
            <text:p/>
          </table:table-cell>
          <table:table-cell table:formula="of:=IF(ISBLANK([.C227]);&quot;&quot;;CONCATENATE([.$U$3];[.T227];[.$V$3];[.AA227];[.$AD$3];[.T227];[.U22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8]);&quot;&quot;;IF(ISERR([.G228]);&quot;&lt;/obj-entity&gt;&quot;;CONCATENATE([.$I$2];[.G228];[.$J$2];[.G228];[.$K$2])))">
            <text:p/>
          </table:table-cell>
          <table:table-cell table:number-columns-repeated="3"/>
          <table:table-cell table:formula="of:==IF(ISBLANK([.$C228]);&quot;&quot;;FIND([.M$3];[.$C228]))">
            <text:p/>
          </table:table-cell>
          <table:table-cell table:formula="of:==IF(ISBLANK([.$C228]);&quot;&quot;;FIND([.N$3];[.$C228]))">
            <text:p/>
          </table:table-cell>
          <table:table-cell table:formula="of:==IF(ISBLANK([.$C228]);&quot;&quot;;FIND([.O$3];[.$C228]))">
            <text:p/>
          </table:table-cell>
          <table:table-cell table:formula="of:==IF(ISBLANK([.$C228]);&quot;&quot;;FIND([.P$3];[.$C228]))">
            <text:p/>
          </table:table-cell>
          <table:table-cell table:formula="of:==IF(ISBLANK([.$C228]);&quot;&quot;;FIND([.Q$3];[.$C228]))">
            <text:p/>
          </table:table-cell>
          <table:table-cell table:formula="of:==IF(ISBLANK([.$C228]);&quot;&quot;;FIND([.R$3];[.$C228]))">
            <text:p/>
          </table:table-cell>
          <table:table-cell table:formula="of:==IF(ISBLANK([.$C228]);&quot;&quot;;FIND([.S$3];[.$C228]))">
            <text:p/>
          </table:table-cell>
          <table:table-cell table:formula="of:=IF(ISBLANK([.C228]);&quot;&quot;;MID([.C228];[.M228]+LEN([.$M$3]);[.N228]-[.M228]-LEN([.$M$3])))">
            <text:p/>
          </table:table-cell>
          <table:table-cell table:formula="of:=IF(NOT(ISERROR([.O22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8]);&quot;&quot;;AND(NOT(ISERROR([.$P228]));ISERROR([.$Q228]);ISERROR([.$R228]);ISERROR([.$S228])))">
            <text:p/>
          </table:table-cell>
          <table:table-cell table:style-name="ce12" table:formula="of:=IF(ISBLANK([.$C228]);&quot;&quot;;AND((ISERROR([.$P228]));ISERROR([.$Q228]);NOT(ISERROR([.$R228]));ISERROR([.$S228])))">
            <text:p/>
          </table:table-cell>
          <table:table-cell table:style-name="ce12" table:formula="of:=IF(ISBLANK([.$C228]);&quot;&quot;;AND(NOT(ISERROR([.$S228]))))">
            <text:p/>
          </table:table-cell>
          <table:table-cell table:style-name="ce12" table:formula="of:=IF(ISBLANK([.$C228]);&quot;&quot;;AND(NOT(ISERROR([.$Q228]))))">
            <text:p/>
          </table:table-cell>
          <table:table-cell table:formula="of:=IF(ISBLANK([.C228]);&quot;&quot;;IF([.W228];&quot;java.lang.Long&quot;;IF([.X228];&quot;java.lang.String&quot;;IF([.Y228];&quot;java.lang.Double&quot;;IF([.Z228];&quot;java.math.BigDecimal&quot;;&quot;none&quot;)))))">
            <text:p/>
          </table:table-cell>
          <table:table-cell/>
          <table:table-cell table:style-name="ce16" table:formula="of:=IF(ISBLANK([.B228]);&quot;&quot;;IF(ISERR([.G228]);&quot;&lt;/obj-entity&gt;&quot;;CONCATENATE([.$I$2];[.G228];[.$J$2];[.G228];[.$K$2])))">
            <text:p/>
          </table:table-cell>
          <table:table-cell table:formula="of:=IF(ISBLANK([.C228]);&quot;&quot;;CONCATENATE([.$U$3];[.T228];[.$V$3];[.AA228];[.$AD$3];[.T228];[.U22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29]);&quot;&quot;;IF(ISERR([.G229]);&quot;&lt;/obj-entity&gt;&quot;;CONCATENATE([.$I$2];[.G229];[.$J$2];[.G229];[.$K$2])))">
            <text:p/>
          </table:table-cell>
          <table:table-cell table:number-columns-repeated="3"/>
          <table:table-cell table:formula="of:==IF(ISBLANK([.$C229]);&quot;&quot;;FIND([.M$3];[.$C229]))">
            <text:p/>
          </table:table-cell>
          <table:table-cell table:formula="of:==IF(ISBLANK([.$C229]);&quot;&quot;;FIND([.N$3];[.$C229]))">
            <text:p/>
          </table:table-cell>
          <table:table-cell table:formula="of:==IF(ISBLANK([.$C229]);&quot;&quot;;FIND([.O$3];[.$C229]))">
            <text:p/>
          </table:table-cell>
          <table:table-cell table:formula="of:==IF(ISBLANK([.$C229]);&quot;&quot;;FIND([.P$3];[.$C229]))">
            <text:p/>
          </table:table-cell>
          <table:table-cell table:formula="of:==IF(ISBLANK([.$C229]);&quot;&quot;;FIND([.Q$3];[.$C229]))">
            <text:p/>
          </table:table-cell>
          <table:table-cell table:formula="of:==IF(ISBLANK([.$C229]);&quot;&quot;;FIND([.R$3];[.$C229]))">
            <text:p/>
          </table:table-cell>
          <table:table-cell table:formula="of:==IF(ISBLANK([.$C229]);&quot;&quot;;FIND([.S$3];[.$C229]))">
            <text:p/>
          </table:table-cell>
          <table:table-cell table:formula="of:=IF(ISBLANK([.C229]);&quot;&quot;;MID([.C229];[.M229]+LEN([.$M$3]);[.N229]-[.M229]-LEN([.$M$3])))">
            <text:p/>
          </table:table-cell>
          <table:table-cell table:formula="of:=IF(NOT(ISERROR([.O22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29]);&quot;&quot;;AND(NOT(ISERROR([.$P229]));ISERROR([.$Q229]);ISERROR([.$R229]);ISERROR([.$S229])))">
            <text:p/>
          </table:table-cell>
          <table:table-cell table:style-name="ce12" table:formula="of:=IF(ISBLANK([.$C229]);&quot;&quot;;AND((ISERROR([.$P229]));ISERROR([.$Q229]);NOT(ISERROR([.$R229]));ISERROR([.$S229])))">
            <text:p/>
          </table:table-cell>
          <table:table-cell table:style-name="ce12" table:formula="of:=IF(ISBLANK([.$C229]);&quot;&quot;;AND(NOT(ISERROR([.$S229]))))">
            <text:p/>
          </table:table-cell>
          <table:table-cell table:style-name="ce12" table:formula="of:=IF(ISBLANK([.$C229]);&quot;&quot;;AND(NOT(ISERROR([.$Q229]))))">
            <text:p/>
          </table:table-cell>
          <table:table-cell table:formula="of:=IF(ISBLANK([.C229]);&quot;&quot;;IF([.W229];&quot;java.lang.Long&quot;;IF([.X229];&quot;java.lang.String&quot;;IF([.Y229];&quot;java.lang.Double&quot;;IF([.Z229];&quot;java.math.BigDecimal&quot;;&quot;none&quot;)))))">
            <text:p/>
          </table:table-cell>
          <table:table-cell/>
          <table:table-cell table:style-name="ce16" table:formula="of:=IF(ISBLANK([.B229]);&quot;&quot;;IF(ISERR([.G229]);&quot;&lt;/obj-entity&gt;&quot;;CONCATENATE([.$I$2];[.G229];[.$J$2];[.G229];[.$K$2])))">
            <text:p/>
          </table:table-cell>
          <table:table-cell table:formula="of:=IF(ISBLANK([.C229]);&quot;&quot;;CONCATENATE([.$U$3];[.T229];[.$V$3];[.AA229];[.$AD$3];[.T229];[.U22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0]);&quot;&quot;;IF(ISERR([.G230]);&quot;&lt;/obj-entity&gt;&quot;;CONCATENATE([.$I$2];[.G230];[.$J$2];[.G230];[.$K$2])))">
            <text:p/>
          </table:table-cell>
          <table:table-cell table:number-columns-repeated="3"/>
          <table:table-cell table:formula="of:==IF(ISBLANK([.$C230]);&quot;&quot;;FIND([.M$3];[.$C230]))">
            <text:p/>
          </table:table-cell>
          <table:table-cell table:formula="of:==IF(ISBLANK([.$C230]);&quot;&quot;;FIND([.N$3];[.$C230]))">
            <text:p/>
          </table:table-cell>
          <table:table-cell table:formula="of:==IF(ISBLANK([.$C230]);&quot;&quot;;FIND([.O$3];[.$C230]))">
            <text:p/>
          </table:table-cell>
          <table:table-cell table:formula="of:==IF(ISBLANK([.$C230]);&quot;&quot;;FIND([.P$3];[.$C230]))">
            <text:p/>
          </table:table-cell>
          <table:table-cell table:formula="of:==IF(ISBLANK([.$C230]);&quot;&quot;;FIND([.Q$3];[.$C230]))">
            <text:p/>
          </table:table-cell>
          <table:table-cell table:formula="of:==IF(ISBLANK([.$C230]);&quot;&quot;;FIND([.R$3];[.$C230]))">
            <text:p/>
          </table:table-cell>
          <table:table-cell table:formula="of:==IF(ISBLANK([.$C230]);&quot;&quot;;FIND([.S$3];[.$C230]))">
            <text:p/>
          </table:table-cell>
          <table:table-cell table:formula="of:=IF(ISBLANK([.C230]);&quot;&quot;;MID([.C230];[.M230]+LEN([.$M$3]);[.N230]-[.M230]-LEN([.$M$3])))">
            <text:p/>
          </table:table-cell>
          <table:table-cell table:formula="of:=IF(NOT(ISERROR([.O23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0]);&quot;&quot;;AND(NOT(ISERROR([.$P230]));ISERROR([.$Q230]);ISERROR([.$R230]);ISERROR([.$S230])))">
            <text:p/>
          </table:table-cell>
          <table:table-cell table:style-name="ce12" table:formula="of:=IF(ISBLANK([.$C230]);&quot;&quot;;AND((ISERROR([.$P230]));ISERROR([.$Q230]);NOT(ISERROR([.$R230]));ISERROR([.$S230])))">
            <text:p/>
          </table:table-cell>
          <table:table-cell table:style-name="ce12" table:formula="of:=IF(ISBLANK([.$C230]);&quot;&quot;;AND(NOT(ISERROR([.$S230]))))">
            <text:p/>
          </table:table-cell>
          <table:table-cell table:style-name="ce12" table:formula="of:=IF(ISBLANK([.$C230]);&quot;&quot;;AND(NOT(ISERROR([.$Q230]))))">
            <text:p/>
          </table:table-cell>
          <table:table-cell table:formula="of:=IF(ISBLANK([.C230]);&quot;&quot;;IF([.W230];&quot;java.lang.Long&quot;;IF([.X230];&quot;java.lang.String&quot;;IF([.Y230];&quot;java.lang.Double&quot;;IF([.Z230];&quot;java.math.BigDecimal&quot;;&quot;none&quot;)))))">
            <text:p/>
          </table:table-cell>
          <table:table-cell/>
          <table:table-cell table:style-name="ce16" table:formula="of:=IF(ISBLANK([.B230]);&quot;&quot;;IF(ISERR([.G230]);&quot;&lt;/obj-entity&gt;&quot;;CONCATENATE([.$I$2];[.G230];[.$J$2];[.G230];[.$K$2])))">
            <text:p/>
          </table:table-cell>
          <table:table-cell table:formula="of:=IF(ISBLANK([.C230]);&quot;&quot;;CONCATENATE([.$U$3];[.T230];[.$V$3];[.AA230];[.$AD$3];[.T230];[.U23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1]);&quot;&quot;;IF(ISERR([.G231]);&quot;&lt;/obj-entity&gt;&quot;;CONCATENATE([.$I$2];[.G231];[.$J$2];[.G231];[.$K$2])))">
            <text:p/>
          </table:table-cell>
          <table:table-cell table:number-columns-repeated="3"/>
          <table:table-cell table:formula="of:==IF(ISBLANK([.$C231]);&quot;&quot;;FIND([.M$3];[.$C231]))">
            <text:p/>
          </table:table-cell>
          <table:table-cell table:formula="of:==IF(ISBLANK([.$C231]);&quot;&quot;;FIND([.N$3];[.$C231]))">
            <text:p/>
          </table:table-cell>
          <table:table-cell table:formula="of:==IF(ISBLANK([.$C231]);&quot;&quot;;FIND([.O$3];[.$C231]))">
            <text:p/>
          </table:table-cell>
          <table:table-cell table:formula="of:==IF(ISBLANK([.$C231]);&quot;&quot;;FIND([.P$3];[.$C231]))">
            <text:p/>
          </table:table-cell>
          <table:table-cell table:formula="of:==IF(ISBLANK([.$C231]);&quot;&quot;;FIND([.Q$3];[.$C231]))">
            <text:p/>
          </table:table-cell>
          <table:table-cell table:formula="of:==IF(ISBLANK([.$C231]);&quot;&quot;;FIND([.R$3];[.$C231]))">
            <text:p/>
          </table:table-cell>
          <table:table-cell table:formula="of:==IF(ISBLANK([.$C231]);&quot;&quot;;FIND([.S$3];[.$C231]))">
            <text:p/>
          </table:table-cell>
          <table:table-cell table:formula="of:=IF(ISBLANK([.C231]);&quot;&quot;;MID([.C231];[.M231]+LEN([.$M$3]);[.N231]-[.M231]-LEN([.$M$3])))">
            <text:p/>
          </table:table-cell>
          <table:table-cell table:formula="of:=IF(NOT(ISERROR([.O23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1]);&quot;&quot;;AND(NOT(ISERROR([.$P231]));ISERROR([.$Q231]);ISERROR([.$R231]);ISERROR([.$S231])))">
            <text:p/>
          </table:table-cell>
          <table:table-cell table:style-name="ce12" table:formula="of:=IF(ISBLANK([.$C231]);&quot;&quot;;AND((ISERROR([.$P231]));ISERROR([.$Q231]);NOT(ISERROR([.$R231]));ISERROR([.$S231])))">
            <text:p/>
          </table:table-cell>
          <table:table-cell table:style-name="ce12" table:formula="of:=IF(ISBLANK([.$C231]);&quot;&quot;;AND(NOT(ISERROR([.$S231]))))">
            <text:p/>
          </table:table-cell>
          <table:table-cell table:style-name="ce12" table:formula="of:=IF(ISBLANK([.$C231]);&quot;&quot;;AND(NOT(ISERROR([.$Q231]))))">
            <text:p/>
          </table:table-cell>
          <table:table-cell table:formula="of:=IF(ISBLANK([.C231]);&quot;&quot;;IF([.W231];&quot;java.lang.Long&quot;;IF([.X231];&quot;java.lang.String&quot;;IF([.Y231];&quot;java.lang.Double&quot;;IF([.Z231];&quot;java.math.BigDecimal&quot;;&quot;none&quot;)))))">
            <text:p/>
          </table:table-cell>
          <table:table-cell/>
          <table:table-cell table:style-name="ce16" table:formula="of:=IF(ISBLANK([.B231]);&quot;&quot;;IF(ISERR([.G231]);&quot;&lt;/obj-entity&gt;&quot;;CONCATENATE([.$I$2];[.G231];[.$J$2];[.G231];[.$K$2])))">
            <text:p/>
          </table:table-cell>
          <table:table-cell table:formula="of:=IF(ISBLANK([.C231]);&quot;&quot;;CONCATENATE([.$U$3];[.T231];[.$V$3];[.AA231];[.$AD$3];[.T231];[.U23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2]);&quot;&quot;;IF(ISERR([.G232]);&quot;&lt;/obj-entity&gt;&quot;;CONCATENATE([.$I$2];[.G232];[.$J$2];[.G232];[.$K$2])))">
            <text:p/>
          </table:table-cell>
          <table:table-cell table:number-columns-repeated="3"/>
          <table:table-cell table:formula="of:==IF(ISBLANK([.$C232]);&quot;&quot;;FIND([.M$3];[.$C232]))">
            <text:p/>
          </table:table-cell>
          <table:table-cell table:formula="of:==IF(ISBLANK([.$C232]);&quot;&quot;;FIND([.N$3];[.$C232]))">
            <text:p/>
          </table:table-cell>
          <table:table-cell table:formula="of:==IF(ISBLANK([.$C232]);&quot;&quot;;FIND([.O$3];[.$C232]))">
            <text:p/>
          </table:table-cell>
          <table:table-cell table:formula="of:==IF(ISBLANK([.$C232]);&quot;&quot;;FIND([.P$3];[.$C232]))">
            <text:p/>
          </table:table-cell>
          <table:table-cell table:formula="of:==IF(ISBLANK([.$C232]);&quot;&quot;;FIND([.Q$3];[.$C232]))">
            <text:p/>
          </table:table-cell>
          <table:table-cell table:formula="of:==IF(ISBLANK([.$C232]);&quot;&quot;;FIND([.R$3];[.$C232]))">
            <text:p/>
          </table:table-cell>
          <table:table-cell table:formula="of:==IF(ISBLANK([.$C232]);&quot;&quot;;FIND([.S$3];[.$C232]))">
            <text:p/>
          </table:table-cell>
          <table:table-cell table:formula="of:=IF(ISBLANK([.C232]);&quot;&quot;;MID([.C232];[.M232]+LEN([.$M$3]);[.N232]-[.M232]-LEN([.$M$3])))">
            <text:p/>
          </table:table-cell>
          <table:table-cell table:formula="of:=IF(NOT(ISERROR([.O23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2]);&quot;&quot;;AND(NOT(ISERROR([.$P232]));ISERROR([.$Q232]);ISERROR([.$R232]);ISERROR([.$S232])))">
            <text:p/>
          </table:table-cell>
          <table:table-cell table:style-name="ce12" table:formula="of:=IF(ISBLANK([.$C232]);&quot;&quot;;AND((ISERROR([.$P232]));ISERROR([.$Q232]);NOT(ISERROR([.$R232]));ISERROR([.$S232])))">
            <text:p/>
          </table:table-cell>
          <table:table-cell table:style-name="ce12" table:formula="of:=IF(ISBLANK([.$C232]);&quot;&quot;;AND(NOT(ISERROR([.$S232]))))">
            <text:p/>
          </table:table-cell>
          <table:table-cell table:style-name="ce12" table:formula="of:=IF(ISBLANK([.$C232]);&quot;&quot;;AND(NOT(ISERROR([.$Q232]))))">
            <text:p/>
          </table:table-cell>
          <table:table-cell table:formula="of:=IF(ISBLANK([.C232]);&quot;&quot;;IF([.W232];&quot;java.lang.Long&quot;;IF([.X232];&quot;java.lang.String&quot;;IF([.Y232];&quot;java.lang.Double&quot;;IF([.Z232];&quot;java.math.BigDecimal&quot;;&quot;none&quot;)))))">
            <text:p/>
          </table:table-cell>
          <table:table-cell/>
          <table:table-cell table:style-name="ce16" table:formula="of:=IF(ISBLANK([.B232]);&quot;&quot;;IF(ISERR([.G232]);&quot;&lt;/obj-entity&gt;&quot;;CONCATENATE([.$I$2];[.G232];[.$J$2];[.G232];[.$K$2])))">
            <text:p/>
          </table:table-cell>
          <table:table-cell table:formula="of:=IF(ISBLANK([.C232]);&quot;&quot;;CONCATENATE([.$U$3];[.T232];[.$V$3];[.AA232];[.$AD$3];[.T232];[.U23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3]);&quot;&quot;;IF(ISERR([.G233]);&quot;&lt;/obj-entity&gt;&quot;;CONCATENATE([.$I$2];[.G233];[.$J$2];[.G233];[.$K$2])))">
            <text:p/>
          </table:table-cell>
          <table:table-cell table:number-columns-repeated="3"/>
          <table:table-cell table:formula="of:==IF(ISBLANK([.$C233]);&quot;&quot;;FIND([.M$3];[.$C233]))">
            <text:p/>
          </table:table-cell>
          <table:table-cell table:formula="of:==IF(ISBLANK([.$C233]);&quot;&quot;;FIND([.N$3];[.$C233]))">
            <text:p/>
          </table:table-cell>
          <table:table-cell table:formula="of:==IF(ISBLANK([.$C233]);&quot;&quot;;FIND([.O$3];[.$C233]))">
            <text:p/>
          </table:table-cell>
          <table:table-cell table:formula="of:==IF(ISBLANK([.$C233]);&quot;&quot;;FIND([.P$3];[.$C233]))">
            <text:p/>
          </table:table-cell>
          <table:table-cell table:formula="of:==IF(ISBLANK([.$C233]);&quot;&quot;;FIND([.Q$3];[.$C233]))">
            <text:p/>
          </table:table-cell>
          <table:table-cell table:formula="of:==IF(ISBLANK([.$C233]);&quot;&quot;;FIND([.R$3];[.$C233]))">
            <text:p/>
          </table:table-cell>
          <table:table-cell table:formula="of:==IF(ISBLANK([.$C233]);&quot;&quot;;FIND([.S$3];[.$C233]))">
            <text:p/>
          </table:table-cell>
          <table:table-cell table:formula="of:=IF(ISBLANK([.C233]);&quot;&quot;;MID([.C233];[.M233]+LEN([.$M$3]);[.N233]-[.M233]-LEN([.$M$3])))">
            <text:p/>
          </table:table-cell>
          <table:table-cell table:formula="of:=IF(NOT(ISERROR([.O23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3]);&quot;&quot;;AND(NOT(ISERROR([.$P233]));ISERROR([.$Q233]);ISERROR([.$R233]);ISERROR([.$S233])))">
            <text:p/>
          </table:table-cell>
          <table:table-cell table:style-name="ce12" table:formula="of:=IF(ISBLANK([.$C233]);&quot;&quot;;AND((ISERROR([.$P233]));ISERROR([.$Q233]);NOT(ISERROR([.$R233]));ISERROR([.$S233])))">
            <text:p/>
          </table:table-cell>
          <table:table-cell table:style-name="ce12" table:formula="of:=IF(ISBLANK([.$C233]);&quot;&quot;;AND(NOT(ISERROR([.$S233]))))">
            <text:p/>
          </table:table-cell>
          <table:table-cell table:style-name="ce12" table:formula="of:=IF(ISBLANK([.$C233]);&quot;&quot;;AND(NOT(ISERROR([.$Q233]))))">
            <text:p/>
          </table:table-cell>
          <table:table-cell table:formula="of:=IF(ISBLANK([.C233]);&quot;&quot;;IF([.W233];&quot;java.lang.Long&quot;;IF([.X233];&quot;java.lang.String&quot;;IF([.Y233];&quot;java.lang.Double&quot;;IF([.Z233];&quot;java.math.BigDecimal&quot;;&quot;none&quot;)))))">
            <text:p/>
          </table:table-cell>
          <table:table-cell/>
          <table:table-cell table:style-name="ce16" table:formula="of:=IF(ISBLANK([.B233]);&quot;&quot;;IF(ISERR([.G233]);&quot;&lt;/obj-entity&gt;&quot;;CONCATENATE([.$I$2];[.G233];[.$J$2];[.G233];[.$K$2])))">
            <text:p/>
          </table:table-cell>
          <table:table-cell table:formula="of:=IF(ISBLANK([.C233]);&quot;&quot;;CONCATENATE([.$U$3];[.T233];[.$V$3];[.AA233];[.$AD$3];[.T233];[.U23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4]);&quot;&quot;;IF(ISERR([.G234]);&quot;&lt;/obj-entity&gt;&quot;;CONCATENATE([.$I$2];[.G234];[.$J$2];[.G234];[.$K$2])))">
            <text:p/>
          </table:table-cell>
          <table:table-cell table:number-columns-repeated="3"/>
          <table:table-cell table:formula="of:==IF(ISBLANK([.$C234]);&quot;&quot;;FIND([.M$3];[.$C234]))">
            <text:p/>
          </table:table-cell>
          <table:table-cell table:formula="of:==IF(ISBLANK([.$C234]);&quot;&quot;;FIND([.N$3];[.$C234]))">
            <text:p/>
          </table:table-cell>
          <table:table-cell table:formula="of:==IF(ISBLANK([.$C234]);&quot;&quot;;FIND([.O$3];[.$C234]))">
            <text:p/>
          </table:table-cell>
          <table:table-cell table:formula="of:==IF(ISBLANK([.$C234]);&quot;&quot;;FIND([.P$3];[.$C234]))">
            <text:p/>
          </table:table-cell>
          <table:table-cell table:formula="of:==IF(ISBLANK([.$C234]);&quot;&quot;;FIND([.Q$3];[.$C234]))">
            <text:p/>
          </table:table-cell>
          <table:table-cell table:formula="of:==IF(ISBLANK([.$C234]);&quot;&quot;;FIND([.R$3];[.$C234]))">
            <text:p/>
          </table:table-cell>
          <table:table-cell table:formula="of:==IF(ISBLANK([.$C234]);&quot;&quot;;FIND([.S$3];[.$C234]))">
            <text:p/>
          </table:table-cell>
          <table:table-cell table:formula="of:=IF(ISBLANK([.C234]);&quot;&quot;;MID([.C234];[.M234]+LEN([.$M$3]);[.N234]-[.M234]-LEN([.$M$3])))">
            <text:p/>
          </table:table-cell>
          <table:table-cell table:formula="of:=IF(NOT(ISERROR([.O23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4]);&quot;&quot;;AND(NOT(ISERROR([.$P234]));ISERROR([.$Q234]);ISERROR([.$R234]);ISERROR([.$S234])))">
            <text:p/>
          </table:table-cell>
          <table:table-cell table:style-name="ce12" table:formula="of:=IF(ISBLANK([.$C234]);&quot;&quot;;AND((ISERROR([.$P234]));ISERROR([.$Q234]);NOT(ISERROR([.$R234]));ISERROR([.$S234])))">
            <text:p/>
          </table:table-cell>
          <table:table-cell table:style-name="ce12" table:formula="of:=IF(ISBLANK([.$C234]);&quot;&quot;;AND(NOT(ISERROR([.$S234]))))">
            <text:p/>
          </table:table-cell>
          <table:table-cell table:style-name="ce12" table:formula="of:=IF(ISBLANK([.$C234]);&quot;&quot;;AND(NOT(ISERROR([.$Q234]))))">
            <text:p/>
          </table:table-cell>
          <table:table-cell table:formula="of:=IF(ISBLANK([.C234]);&quot;&quot;;IF([.W234];&quot;java.lang.Long&quot;;IF([.X234];&quot;java.lang.String&quot;;IF([.Y234];&quot;java.lang.Double&quot;;IF([.Z234];&quot;java.math.BigDecimal&quot;;&quot;none&quot;)))))">
            <text:p/>
          </table:table-cell>
          <table:table-cell/>
          <table:table-cell table:style-name="ce16" table:formula="of:=IF(ISBLANK([.B234]);&quot;&quot;;IF(ISERR([.G234]);&quot;&lt;/obj-entity&gt;&quot;;CONCATENATE([.$I$2];[.G234];[.$J$2];[.G234];[.$K$2])))">
            <text:p/>
          </table:table-cell>
          <table:table-cell table:formula="of:=IF(ISBLANK([.C234]);&quot;&quot;;CONCATENATE([.$U$3];[.T234];[.$V$3];[.AA234];[.$AD$3];[.T234];[.U23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5]);&quot;&quot;;IF(ISERR([.G235]);&quot;&lt;/obj-entity&gt;&quot;;CONCATENATE([.$I$2];[.G235];[.$J$2];[.G235];[.$K$2])))">
            <text:p/>
          </table:table-cell>
          <table:table-cell table:number-columns-repeated="3"/>
          <table:table-cell table:formula="of:==IF(ISBLANK([.$C235]);&quot;&quot;;FIND([.M$3];[.$C235]))">
            <text:p/>
          </table:table-cell>
          <table:table-cell table:formula="of:==IF(ISBLANK([.$C235]);&quot;&quot;;FIND([.N$3];[.$C235]))">
            <text:p/>
          </table:table-cell>
          <table:table-cell table:formula="of:==IF(ISBLANK([.$C235]);&quot;&quot;;FIND([.O$3];[.$C235]))">
            <text:p/>
          </table:table-cell>
          <table:table-cell table:formula="of:==IF(ISBLANK([.$C235]);&quot;&quot;;FIND([.P$3];[.$C235]))">
            <text:p/>
          </table:table-cell>
          <table:table-cell table:formula="of:==IF(ISBLANK([.$C235]);&quot;&quot;;FIND([.Q$3];[.$C235]))">
            <text:p/>
          </table:table-cell>
          <table:table-cell table:formula="of:==IF(ISBLANK([.$C235]);&quot;&quot;;FIND([.R$3];[.$C235]))">
            <text:p/>
          </table:table-cell>
          <table:table-cell table:formula="of:==IF(ISBLANK([.$C235]);&quot;&quot;;FIND([.S$3];[.$C235]))">
            <text:p/>
          </table:table-cell>
          <table:table-cell table:formula="of:=IF(ISBLANK([.C235]);&quot;&quot;;MID([.C235];[.M235]+LEN([.$M$3]);[.N235]-[.M235]-LEN([.$M$3])))">
            <text:p/>
          </table:table-cell>
          <table:table-cell table:formula="of:=IF(NOT(ISERROR([.O23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5]);&quot;&quot;;AND(NOT(ISERROR([.$P235]));ISERROR([.$Q235]);ISERROR([.$R235]);ISERROR([.$S235])))">
            <text:p/>
          </table:table-cell>
          <table:table-cell table:style-name="ce12" table:formula="of:=IF(ISBLANK([.$C235]);&quot;&quot;;AND((ISERROR([.$P235]));ISERROR([.$Q235]);NOT(ISERROR([.$R235]));ISERROR([.$S235])))">
            <text:p/>
          </table:table-cell>
          <table:table-cell table:style-name="ce12" table:formula="of:=IF(ISBLANK([.$C235]);&quot;&quot;;AND(NOT(ISERROR([.$S235]))))">
            <text:p/>
          </table:table-cell>
          <table:table-cell table:style-name="ce12" table:formula="of:=IF(ISBLANK([.$C235]);&quot;&quot;;AND(NOT(ISERROR([.$Q235]))))">
            <text:p/>
          </table:table-cell>
          <table:table-cell table:formula="of:=IF(ISBLANK([.C235]);&quot;&quot;;IF([.W235];&quot;java.lang.Long&quot;;IF([.X235];&quot;java.lang.String&quot;;IF([.Y235];&quot;java.lang.Double&quot;;IF([.Z235];&quot;java.math.BigDecimal&quot;;&quot;none&quot;)))))">
            <text:p/>
          </table:table-cell>
          <table:table-cell/>
          <table:table-cell table:style-name="ce16" table:formula="of:=IF(ISBLANK([.B235]);&quot;&quot;;IF(ISERR([.G235]);&quot;&lt;/obj-entity&gt;&quot;;CONCATENATE([.$I$2];[.G235];[.$J$2];[.G235];[.$K$2])))">
            <text:p/>
          </table:table-cell>
          <table:table-cell table:formula="of:=IF(ISBLANK([.C235]);&quot;&quot;;CONCATENATE([.$U$3];[.T235];[.$V$3];[.AA235];[.$AD$3];[.T235];[.U23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6]);&quot;&quot;;IF(ISERR([.G236]);&quot;&lt;/obj-entity&gt;&quot;;CONCATENATE([.$I$2];[.G236];[.$J$2];[.G236];[.$K$2])))">
            <text:p/>
          </table:table-cell>
          <table:table-cell table:number-columns-repeated="3"/>
          <table:table-cell table:formula="of:==IF(ISBLANK([.$C236]);&quot;&quot;;FIND([.M$3];[.$C236]))">
            <text:p/>
          </table:table-cell>
          <table:table-cell table:formula="of:==IF(ISBLANK([.$C236]);&quot;&quot;;FIND([.N$3];[.$C236]))">
            <text:p/>
          </table:table-cell>
          <table:table-cell table:formula="of:==IF(ISBLANK([.$C236]);&quot;&quot;;FIND([.O$3];[.$C236]))">
            <text:p/>
          </table:table-cell>
          <table:table-cell table:formula="of:==IF(ISBLANK([.$C236]);&quot;&quot;;FIND([.P$3];[.$C236]))">
            <text:p/>
          </table:table-cell>
          <table:table-cell table:formula="of:==IF(ISBLANK([.$C236]);&quot;&quot;;FIND([.Q$3];[.$C236]))">
            <text:p/>
          </table:table-cell>
          <table:table-cell table:formula="of:==IF(ISBLANK([.$C236]);&quot;&quot;;FIND([.R$3];[.$C236]))">
            <text:p/>
          </table:table-cell>
          <table:table-cell table:formula="of:==IF(ISBLANK([.$C236]);&quot;&quot;;FIND([.S$3];[.$C236]))">
            <text:p/>
          </table:table-cell>
          <table:table-cell table:formula="of:=IF(ISBLANK([.C236]);&quot;&quot;;MID([.C236];[.M236]+LEN([.$M$3]);[.N236]-[.M236]-LEN([.$M$3])))">
            <text:p/>
          </table:table-cell>
          <table:table-cell table:formula="of:=IF(NOT(ISERROR([.O23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6]);&quot;&quot;;AND(NOT(ISERROR([.$P236]));ISERROR([.$Q236]);ISERROR([.$R236]);ISERROR([.$S236])))">
            <text:p/>
          </table:table-cell>
          <table:table-cell table:style-name="ce12" table:formula="of:=IF(ISBLANK([.$C236]);&quot;&quot;;AND((ISERROR([.$P236]));ISERROR([.$Q236]);NOT(ISERROR([.$R236]));ISERROR([.$S236])))">
            <text:p/>
          </table:table-cell>
          <table:table-cell table:style-name="ce12" table:formula="of:=IF(ISBLANK([.$C236]);&quot;&quot;;AND(NOT(ISERROR([.$S236]))))">
            <text:p/>
          </table:table-cell>
          <table:table-cell table:style-name="ce12" table:formula="of:=IF(ISBLANK([.$C236]);&quot;&quot;;AND(NOT(ISERROR([.$Q236]))))">
            <text:p/>
          </table:table-cell>
          <table:table-cell table:formula="of:=IF(ISBLANK([.C236]);&quot;&quot;;IF([.W236];&quot;java.lang.Long&quot;;IF([.X236];&quot;java.lang.String&quot;;IF([.Y236];&quot;java.lang.Double&quot;;IF([.Z236];&quot;java.math.BigDecimal&quot;;&quot;none&quot;)))))">
            <text:p/>
          </table:table-cell>
          <table:table-cell/>
          <table:table-cell table:style-name="ce16" table:formula="of:=IF(ISBLANK([.B236]);&quot;&quot;;IF(ISERR([.G236]);&quot;&lt;/obj-entity&gt;&quot;;CONCATENATE([.$I$2];[.G236];[.$J$2];[.G236];[.$K$2])))">
            <text:p/>
          </table:table-cell>
          <table:table-cell table:formula="of:=IF(ISBLANK([.C236]);&quot;&quot;;CONCATENATE([.$U$3];[.T236];[.$V$3];[.AA236];[.$AD$3];[.T236];[.U23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7]);&quot;&quot;;IF(ISERR([.G237]);&quot;&lt;/obj-entity&gt;&quot;;CONCATENATE([.$I$2];[.G237];[.$J$2];[.G237];[.$K$2])))">
            <text:p/>
          </table:table-cell>
          <table:table-cell table:number-columns-repeated="3"/>
          <table:table-cell table:formula="of:==IF(ISBLANK([.$C237]);&quot;&quot;;FIND([.M$3];[.$C237]))">
            <text:p/>
          </table:table-cell>
          <table:table-cell table:formula="of:==IF(ISBLANK([.$C237]);&quot;&quot;;FIND([.N$3];[.$C237]))">
            <text:p/>
          </table:table-cell>
          <table:table-cell table:formula="of:==IF(ISBLANK([.$C237]);&quot;&quot;;FIND([.O$3];[.$C237]))">
            <text:p/>
          </table:table-cell>
          <table:table-cell table:formula="of:==IF(ISBLANK([.$C237]);&quot;&quot;;FIND([.P$3];[.$C237]))">
            <text:p/>
          </table:table-cell>
          <table:table-cell table:formula="of:==IF(ISBLANK([.$C237]);&quot;&quot;;FIND([.Q$3];[.$C237]))">
            <text:p/>
          </table:table-cell>
          <table:table-cell table:formula="of:==IF(ISBLANK([.$C237]);&quot;&quot;;FIND([.R$3];[.$C237]))">
            <text:p/>
          </table:table-cell>
          <table:table-cell table:formula="of:==IF(ISBLANK([.$C237]);&quot;&quot;;FIND([.S$3];[.$C237]))">
            <text:p/>
          </table:table-cell>
          <table:table-cell table:formula="of:=IF(ISBLANK([.C237]);&quot;&quot;;MID([.C237];[.M237]+LEN([.$M$3]);[.N237]-[.M237]-LEN([.$M$3])))">
            <text:p/>
          </table:table-cell>
          <table:table-cell table:formula="of:=IF(NOT(ISERROR([.O23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7]);&quot;&quot;;AND(NOT(ISERROR([.$P237]));ISERROR([.$Q237]);ISERROR([.$R237]);ISERROR([.$S237])))">
            <text:p/>
          </table:table-cell>
          <table:table-cell table:style-name="ce12" table:formula="of:=IF(ISBLANK([.$C237]);&quot;&quot;;AND((ISERROR([.$P237]));ISERROR([.$Q237]);NOT(ISERROR([.$R237]));ISERROR([.$S237])))">
            <text:p/>
          </table:table-cell>
          <table:table-cell table:style-name="ce12" table:formula="of:=IF(ISBLANK([.$C237]);&quot;&quot;;AND(NOT(ISERROR([.$S237]))))">
            <text:p/>
          </table:table-cell>
          <table:table-cell table:style-name="ce12" table:formula="of:=IF(ISBLANK([.$C237]);&quot;&quot;;AND(NOT(ISERROR([.$Q237]))))">
            <text:p/>
          </table:table-cell>
          <table:table-cell table:formula="of:=IF(ISBLANK([.C237]);&quot;&quot;;IF([.W237];&quot;java.lang.Long&quot;;IF([.X237];&quot;java.lang.String&quot;;IF([.Y237];&quot;java.lang.Double&quot;;IF([.Z237];&quot;java.math.BigDecimal&quot;;&quot;none&quot;)))))">
            <text:p/>
          </table:table-cell>
          <table:table-cell/>
          <table:table-cell table:style-name="ce16" table:formula="of:=IF(ISBLANK([.B237]);&quot;&quot;;IF(ISERR([.G237]);&quot;&lt;/obj-entity&gt;&quot;;CONCATENATE([.$I$2];[.G237];[.$J$2];[.G237];[.$K$2])))">
            <text:p/>
          </table:table-cell>
          <table:table-cell table:formula="of:=IF(ISBLANK([.C237]);&quot;&quot;;CONCATENATE([.$U$3];[.T237];[.$V$3];[.AA237];[.$AD$3];[.T237];[.U23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8]);&quot;&quot;;IF(ISERR([.G238]);&quot;&lt;/obj-entity&gt;&quot;;CONCATENATE([.$I$2];[.G238];[.$J$2];[.G238];[.$K$2])))">
            <text:p/>
          </table:table-cell>
          <table:table-cell table:number-columns-repeated="3"/>
          <table:table-cell table:formula="of:==IF(ISBLANK([.$C238]);&quot;&quot;;FIND([.M$3];[.$C238]))">
            <text:p/>
          </table:table-cell>
          <table:table-cell table:formula="of:==IF(ISBLANK([.$C238]);&quot;&quot;;FIND([.N$3];[.$C238]))">
            <text:p/>
          </table:table-cell>
          <table:table-cell table:formula="of:==IF(ISBLANK([.$C238]);&quot;&quot;;FIND([.O$3];[.$C238]))">
            <text:p/>
          </table:table-cell>
          <table:table-cell table:formula="of:==IF(ISBLANK([.$C238]);&quot;&quot;;FIND([.P$3];[.$C238]))">
            <text:p/>
          </table:table-cell>
          <table:table-cell table:formula="of:==IF(ISBLANK([.$C238]);&quot;&quot;;FIND([.Q$3];[.$C238]))">
            <text:p/>
          </table:table-cell>
          <table:table-cell table:formula="of:==IF(ISBLANK([.$C238]);&quot;&quot;;FIND([.R$3];[.$C238]))">
            <text:p/>
          </table:table-cell>
          <table:table-cell table:formula="of:==IF(ISBLANK([.$C238]);&quot;&quot;;FIND([.S$3];[.$C238]))">
            <text:p/>
          </table:table-cell>
          <table:table-cell table:formula="of:=IF(ISBLANK([.C238]);&quot;&quot;;MID([.C238];[.M238]+LEN([.$M$3]);[.N238]-[.M238]-LEN([.$M$3])))">
            <text:p/>
          </table:table-cell>
          <table:table-cell table:formula="of:=IF(NOT(ISERROR([.O23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8]);&quot;&quot;;AND(NOT(ISERROR([.$P238]));ISERROR([.$Q238]);ISERROR([.$R238]);ISERROR([.$S238])))">
            <text:p/>
          </table:table-cell>
          <table:table-cell table:style-name="ce12" table:formula="of:=IF(ISBLANK([.$C238]);&quot;&quot;;AND((ISERROR([.$P238]));ISERROR([.$Q238]);NOT(ISERROR([.$R238]));ISERROR([.$S238])))">
            <text:p/>
          </table:table-cell>
          <table:table-cell table:style-name="ce12" table:formula="of:=IF(ISBLANK([.$C238]);&quot;&quot;;AND(NOT(ISERROR([.$S238]))))">
            <text:p/>
          </table:table-cell>
          <table:table-cell table:style-name="ce12" table:formula="of:=IF(ISBLANK([.$C238]);&quot;&quot;;AND(NOT(ISERROR([.$Q238]))))">
            <text:p/>
          </table:table-cell>
          <table:table-cell table:formula="of:=IF(ISBLANK([.C238]);&quot;&quot;;IF([.W238];&quot;java.lang.Long&quot;;IF([.X238];&quot;java.lang.String&quot;;IF([.Y238];&quot;java.lang.Double&quot;;IF([.Z238];&quot;java.math.BigDecimal&quot;;&quot;none&quot;)))))">
            <text:p/>
          </table:table-cell>
          <table:table-cell/>
          <table:table-cell table:style-name="ce16" table:formula="of:=IF(ISBLANK([.B238]);&quot;&quot;;IF(ISERR([.G238]);&quot;&lt;/obj-entity&gt;&quot;;CONCATENATE([.$I$2];[.G238];[.$J$2];[.G238];[.$K$2])))">
            <text:p/>
          </table:table-cell>
          <table:table-cell table:formula="of:=IF(ISBLANK([.C238]);&quot;&quot;;CONCATENATE([.$U$3];[.T238];[.$V$3];[.AA238];[.$AD$3];[.T238];[.U23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39]);&quot;&quot;;IF(ISERR([.G239]);&quot;&lt;/obj-entity&gt;&quot;;CONCATENATE([.$I$2];[.G239];[.$J$2];[.G239];[.$K$2])))">
            <text:p/>
          </table:table-cell>
          <table:table-cell table:number-columns-repeated="3"/>
          <table:table-cell table:formula="of:==IF(ISBLANK([.$C239]);&quot;&quot;;FIND([.M$3];[.$C239]))">
            <text:p/>
          </table:table-cell>
          <table:table-cell table:formula="of:==IF(ISBLANK([.$C239]);&quot;&quot;;FIND([.N$3];[.$C239]))">
            <text:p/>
          </table:table-cell>
          <table:table-cell table:formula="of:==IF(ISBLANK([.$C239]);&quot;&quot;;FIND([.O$3];[.$C239]))">
            <text:p/>
          </table:table-cell>
          <table:table-cell table:formula="of:==IF(ISBLANK([.$C239]);&quot;&quot;;FIND([.P$3];[.$C239]))">
            <text:p/>
          </table:table-cell>
          <table:table-cell table:formula="of:==IF(ISBLANK([.$C239]);&quot;&quot;;FIND([.Q$3];[.$C239]))">
            <text:p/>
          </table:table-cell>
          <table:table-cell table:formula="of:==IF(ISBLANK([.$C239]);&quot;&quot;;FIND([.R$3];[.$C239]))">
            <text:p/>
          </table:table-cell>
          <table:table-cell table:formula="of:==IF(ISBLANK([.$C239]);&quot;&quot;;FIND([.S$3];[.$C239]))">
            <text:p/>
          </table:table-cell>
          <table:table-cell table:formula="of:=IF(ISBLANK([.C239]);&quot;&quot;;MID([.C239];[.M239]+LEN([.$M$3]);[.N239]-[.M239]-LEN([.$M$3])))">
            <text:p/>
          </table:table-cell>
          <table:table-cell table:formula="of:=IF(NOT(ISERROR([.O23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39]);&quot;&quot;;AND(NOT(ISERROR([.$P239]));ISERROR([.$Q239]);ISERROR([.$R239]);ISERROR([.$S239])))">
            <text:p/>
          </table:table-cell>
          <table:table-cell table:style-name="ce12" table:formula="of:=IF(ISBLANK([.$C239]);&quot;&quot;;AND((ISERROR([.$P239]));ISERROR([.$Q239]);NOT(ISERROR([.$R239]));ISERROR([.$S239])))">
            <text:p/>
          </table:table-cell>
          <table:table-cell table:style-name="ce12" table:formula="of:=IF(ISBLANK([.$C239]);&quot;&quot;;AND(NOT(ISERROR([.$S239]))))">
            <text:p/>
          </table:table-cell>
          <table:table-cell table:style-name="ce12" table:formula="of:=IF(ISBLANK([.$C239]);&quot;&quot;;AND(NOT(ISERROR([.$Q239]))))">
            <text:p/>
          </table:table-cell>
          <table:table-cell table:formula="of:=IF(ISBLANK([.C239]);&quot;&quot;;IF([.W239];&quot;java.lang.Long&quot;;IF([.X239];&quot;java.lang.String&quot;;IF([.Y239];&quot;java.lang.Double&quot;;IF([.Z239];&quot;java.math.BigDecimal&quot;;&quot;none&quot;)))))">
            <text:p/>
          </table:table-cell>
          <table:table-cell/>
          <table:table-cell table:style-name="ce16" table:formula="of:=IF(ISBLANK([.B239]);&quot;&quot;;IF(ISERR([.G239]);&quot;&lt;/obj-entity&gt;&quot;;CONCATENATE([.$I$2];[.G239];[.$J$2];[.G239];[.$K$2])))">
            <text:p/>
          </table:table-cell>
          <table:table-cell table:formula="of:=IF(ISBLANK([.C239]);&quot;&quot;;CONCATENATE([.$U$3];[.T239];[.$V$3];[.AA239];[.$AD$3];[.T239];[.U23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0]);&quot;&quot;;IF(ISERR([.G240]);&quot;&lt;/obj-entity&gt;&quot;;CONCATENATE([.$I$2];[.G240];[.$J$2];[.G240];[.$K$2])))">
            <text:p/>
          </table:table-cell>
          <table:table-cell table:number-columns-repeated="3"/>
          <table:table-cell table:formula="of:==IF(ISBLANK([.$C240]);&quot;&quot;;FIND([.M$3];[.$C240]))">
            <text:p/>
          </table:table-cell>
          <table:table-cell table:formula="of:==IF(ISBLANK([.$C240]);&quot;&quot;;FIND([.N$3];[.$C240]))">
            <text:p/>
          </table:table-cell>
          <table:table-cell table:formula="of:==IF(ISBLANK([.$C240]);&quot;&quot;;FIND([.O$3];[.$C240]))">
            <text:p/>
          </table:table-cell>
          <table:table-cell table:formula="of:==IF(ISBLANK([.$C240]);&quot;&quot;;FIND([.P$3];[.$C240]))">
            <text:p/>
          </table:table-cell>
          <table:table-cell table:formula="of:==IF(ISBLANK([.$C240]);&quot;&quot;;FIND([.Q$3];[.$C240]))">
            <text:p/>
          </table:table-cell>
          <table:table-cell table:formula="of:==IF(ISBLANK([.$C240]);&quot;&quot;;FIND([.R$3];[.$C240]))">
            <text:p/>
          </table:table-cell>
          <table:table-cell table:formula="of:==IF(ISBLANK([.$C240]);&quot;&quot;;FIND([.S$3];[.$C240]))">
            <text:p/>
          </table:table-cell>
          <table:table-cell table:formula="of:=IF(ISBLANK([.C240]);&quot;&quot;;MID([.C240];[.M240]+LEN([.$M$3]);[.N240]-[.M240]-LEN([.$M$3])))">
            <text:p/>
          </table:table-cell>
          <table:table-cell table:formula="of:=IF(NOT(ISERROR([.O24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0]);&quot;&quot;;AND(NOT(ISERROR([.$P240]));ISERROR([.$Q240]);ISERROR([.$R240]);ISERROR([.$S240])))">
            <text:p/>
          </table:table-cell>
          <table:table-cell table:style-name="ce12" table:formula="of:=IF(ISBLANK([.$C240]);&quot;&quot;;AND((ISERROR([.$P240]));ISERROR([.$Q240]);NOT(ISERROR([.$R240]));ISERROR([.$S240])))">
            <text:p/>
          </table:table-cell>
          <table:table-cell table:style-name="ce12" table:formula="of:=IF(ISBLANK([.$C240]);&quot;&quot;;AND(NOT(ISERROR([.$S240]))))">
            <text:p/>
          </table:table-cell>
          <table:table-cell table:style-name="ce12" table:formula="of:=IF(ISBLANK([.$C240]);&quot;&quot;;AND(NOT(ISERROR([.$Q240]))))">
            <text:p/>
          </table:table-cell>
          <table:table-cell table:formula="of:=IF(ISBLANK([.C240]);&quot;&quot;;IF([.W240];&quot;java.lang.Long&quot;;IF([.X240];&quot;java.lang.String&quot;;IF([.Y240];&quot;java.lang.Double&quot;;IF([.Z240];&quot;java.math.BigDecimal&quot;;&quot;none&quot;)))))">
            <text:p/>
          </table:table-cell>
          <table:table-cell/>
          <table:table-cell table:style-name="ce16" table:formula="of:=IF(ISBLANK([.B240]);&quot;&quot;;IF(ISERR([.G240]);&quot;&lt;/obj-entity&gt;&quot;;CONCATENATE([.$I$2];[.G240];[.$J$2];[.G240];[.$K$2])))">
            <text:p/>
          </table:table-cell>
          <table:table-cell table:formula="of:=IF(ISBLANK([.C240]);&quot;&quot;;CONCATENATE([.$U$3];[.T240];[.$V$3];[.AA240];[.$AD$3];[.T240];[.U24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1]);&quot;&quot;;IF(ISERR([.G241]);&quot;&lt;/obj-entity&gt;&quot;;CONCATENATE([.$I$2];[.G241];[.$J$2];[.G241];[.$K$2])))">
            <text:p/>
          </table:table-cell>
          <table:table-cell table:number-columns-repeated="3"/>
          <table:table-cell table:formula="of:==IF(ISBLANK([.$C241]);&quot;&quot;;FIND([.M$3];[.$C241]))">
            <text:p/>
          </table:table-cell>
          <table:table-cell table:formula="of:==IF(ISBLANK([.$C241]);&quot;&quot;;FIND([.N$3];[.$C241]))">
            <text:p/>
          </table:table-cell>
          <table:table-cell table:formula="of:==IF(ISBLANK([.$C241]);&quot;&quot;;FIND([.O$3];[.$C241]))">
            <text:p/>
          </table:table-cell>
          <table:table-cell table:formula="of:==IF(ISBLANK([.$C241]);&quot;&quot;;FIND([.P$3];[.$C241]))">
            <text:p/>
          </table:table-cell>
          <table:table-cell table:formula="of:==IF(ISBLANK([.$C241]);&quot;&quot;;FIND([.Q$3];[.$C241]))">
            <text:p/>
          </table:table-cell>
          <table:table-cell table:formula="of:==IF(ISBLANK([.$C241]);&quot;&quot;;FIND([.R$3];[.$C241]))">
            <text:p/>
          </table:table-cell>
          <table:table-cell table:formula="of:==IF(ISBLANK([.$C241]);&quot;&quot;;FIND([.S$3];[.$C241]))">
            <text:p/>
          </table:table-cell>
          <table:table-cell table:formula="of:=IF(ISBLANK([.C241]);&quot;&quot;;MID([.C241];[.M241]+LEN([.$M$3]);[.N241]-[.M241]-LEN([.$M$3])))">
            <text:p/>
          </table:table-cell>
          <table:table-cell table:formula="of:=IF(NOT(ISERROR([.O24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1]);&quot;&quot;;AND(NOT(ISERROR([.$P241]));ISERROR([.$Q241]);ISERROR([.$R241]);ISERROR([.$S241])))">
            <text:p/>
          </table:table-cell>
          <table:table-cell table:style-name="ce12" table:formula="of:=IF(ISBLANK([.$C241]);&quot;&quot;;AND((ISERROR([.$P241]));ISERROR([.$Q241]);NOT(ISERROR([.$R241]));ISERROR([.$S241])))">
            <text:p/>
          </table:table-cell>
          <table:table-cell table:style-name="ce12" table:formula="of:=IF(ISBLANK([.$C241]);&quot;&quot;;AND(NOT(ISERROR([.$S241]))))">
            <text:p/>
          </table:table-cell>
          <table:table-cell table:style-name="ce12" table:formula="of:=IF(ISBLANK([.$C241]);&quot;&quot;;AND(NOT(ISERROR([.$Q241]))))">
            <text:p/>
          </table:table-cell>
          <table:table-cell table:formula="of:=IF(ISBLANK([.C241]);&quot;&quot;;IF([.W241];&quot;java.lang.Long&quot;;IF([.X241];&quot;java.lang.String&quot;;IF([.Y241];&quot;java.lang.Double&quot;;IF([.Z241];&quot;java.math.BigDecimal&quot;;&quot;none&quot;)))))">
            <text:p/>
          </table:table-cell>
          <table:table-cell/>
          <table:table-cell table:style-name="ce16" table:formula="of:=IF(ISBLANK([.B241]);&quot;&quot;;IF(ISERR([.G241]);&quot;&lt;/obj-entity&gt;&quot;;CONCATENATE([.$I$2];[.G241];[.$J$2];[.G241];[.$K$2])))">
            <text:p/>
          </table:table-cell>
          <table:table-cell table:formula="of:=IF(ISBLANK([.C241]);&quot;&quot;;CONCATENATE([.$U$3];[.T241];[.$V$3];[.AA241];[.$AD$3];[.T241];[.U24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2]);&quot;&quot;;IF(ISERR([.G242]);&quot;&lt;/obj-entity&gt;&quot;;CONCATENATE([.$I$2];[.G242];[.$J$2];[.G242];[.$K$2])))">
            <text:p/>
          </table:table-cell>
          <table:table-cell table:number-columns-repeated="3"/>
          <table:table-cell table:formula="of:==IF(ISBLANK([.$C242]);&quot;&quot;;FIND([.M$3];[.$C242]))">
            <text:p/>
          </table:table-cell>
          <table:table-cell table:formula="of:==IF(ISBLANK([.$C242]);&quot;&quot;;FIND([.N$3];[.$C242]))">
            <text:p/>
          </table:table-cell>
          <table:table-cell table:formula="of:==IF(ISBLANK([.$C242]);&quot;&quot;;FIND([.O$3];[.$C242]))">
            <text:p/>
          </table:table-cell>
          <table:table-cell table:formula="of:==IF(ISBLANK([.$C242]);&quot;&quot;;FIND([.P$3];[.$C242]))">
            <text:p/>
          </table:table-cell>
          <table:table-cell table:formula="of:==IF(ISBLANK([.$C242]);&quot;&quot;;FIND([.Q$3];[.$C242]))">
            <text:p/>
          </table:table-cell>
          <table:table-cell table:formula="of:==IF(ISBLANK([.$C242]);&quot;&quot;;FIND([.R$3];[.$C242]))">
            <text:p/>
          </table:table-cell>
          <table:table-cell table:formula="of:==IF(ISBLANK([.$C242]);&quot;&quot;;FIND([.S$3];[.$C242]))">
            <text:p/>
          </table:table-cell>
          <table:table-cell table:formula="of:=IF(ISBLANK([.C242]);&quot;&quot;;MID([.C242];[.M242]+LEN([.$M$3]);[.N242]-[.M242]-LEN([.$M$3])))">
            <text:p/>
          </table:table-cell>
          <table:table-cell table:formula="of:=IF(NOT(ISERROR([.O24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2]);&quot;&quot;;AND(NOT(ISERROR([.$P242]));ISERROR([.$Q242]);ISERROR([.$R242]);ISERROR([.$S242])))">
            <text:p/>
          </table:table-cell>
          <table:table-cell table:style-name="ce12" table:formula="of:=IF(ISBLANK([.$C242]);&quot;&quot;;AND((ISERROR([.$P242]));ISERROR([.$Q242]);NOT(ISERROR([.$R242]));ISERROR([.$S242])))">
            <text:p/>
          </table:table-cell>
          <table:table-cell table:style-name="ce12" table:formula="of:=IF(ISBLANK([.$C242]);&quot;&quot;;AND(NOT(ISERROR([.$S242]))))">
            <text:p/>
          </table:table-cell>
          <table:table-cell table:style-name="ce12" table:formula="of:=IF(ISBLANK([.$C242]);&quot;&quot;;AND(NOT(ISERROR([.$Q242]))))">
            <text:p/>
          </table:table-cell>
          <table:table-cell table:formula="of:=IF(ISBLANK([.C242]);&quot;&quot;;IF([.W242];&quot;java.lang.Long&quot;;IF([.X242];&quot;java.lang.String&quot;;IF([.Y242];&quot;java.lang.Double&quot;;IF([.Z242];&quot;java.math.BigDecimal&quot;;&quot;none&quot;)))))">
            <text:p/>
          </table:table-cell>
          <table:table-cell/>
          <table:table-cell table:style-name="ce16" table:formula="of:=IF(ISBLANK([.B242]);&quot;&quot;;IF(ISERR([.G242]);&quot;&lt;/obj-entity&gt;&quot;;CONCATENATE([.$I$2];[.G242];[.$J$2];[.G242];[.$K$2])))">
            <text:p/>
          </table:table-cell>
          <table:table-cell table:formula="of:=IF(ISBLANK([.C242]);&quot;&quot;;CONCATENATE([.$U$3];[.T242];[.$V$3];[.AA242];[.$AD$3];[.T242];[.U24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3]);&quot;&quot;;IF(ISERR([.G243]);&quot;&lt;/obj-entity&gt;&quot;;CONCATENATE([.$I$2];[.G243];[.$J$2];[.G243];[.$K$2])))">
            <text:p/>
          </table:table-cell>
          <table:table-cell table:number-columns-repeated="3"/>
          <table:table-cell table:formula="of:==IF(ISBLANK([.$C243]);&quot;&quot;;FIND([.M$3];[.$C243]))">
            <text:p/>
          </table:table-cell>
          <table:table-cell table:formula="of:==IF(ISBLANK([.$C243]);&quot;&quot;;FIND([.N$3];[.$C243]))">
            <text:p/>
          </table:table-cell>
          <table:table-cell table:formula="of:==IF(ISBLANK([.$C243]);&quot;&quot;;FIND([.O$3];[.$C243]))">
            <text:p/>
          </table:table-cell>
          <table:table-cell table:formula="of:==IF(ISBLANK([.$C243]);&quot;&quot;;FIND([.P$3];[.$C243]))">
            <text:p/>
          </table:table-cell>
          <table:table-cell table:formula="of:==IF(ISBLANK([.$C243]);&quot;&quot;;FIND([.Q$3];[.$C243]))">
            <text:p/>
          </table:table-cell>
          <table:table-cell table:formula="of:==IF(ISBLANK([.$C243]);&quot;&quot;;FIND([.R$3];[.$C243]))">
            <text:p/>
          </table:table-cell>
          <table:table-cell table:formula="of:==IF(ISBLANK([.$C243]);&quot;&quot;;FIND([.S$3];[.$C243]))">
            <text:p/>
          </table:table-cell>
          <table:table-cell table:formula="of:=IF(ISBLANK([.C243]);&quot;&quot;;MID([.C243];[.M243]+LEN([.$M$3]);[.N243]-[.M243]-LEN([.$M$3])))">
            <text:p/>
          </table:table-cell>
          <table:table-cell table:formula="of:=IF(NOT(ISERROR([.O24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3]);&quot;&quot;;AND(NOT(ISERROR([.$P243]));ISERROR([.$Q243]);ISERROR([.$R243]);ISERROR([.$S243])))">
            <text:p/>
          </table:table-cell>
          <table:table-cell table:style-name="ce12" table:formula="of:=IF(ISBLANK([.$C243]);&quot;&quot;;AND((ISERROR([.$P243]));ISERROR([.$Q243]);NOT(ISERROR([.$R243]));ISERROR([.$S243])))">
            <text:p/>
          </table:table-cell>
          <table:table-cell table:style-name="ce12" table:formula="of:=IF(ISBLANK([.$C243]);&quot;&quot;;AND(NOT(ISERROR([.$S243]))))">
            <text:p/>
          </table:table-cell>
          <table:table-cell table:style-name="ce12" table:formula="of:=IF(ISBLANK([.$C243]);&quot;&quot;;AND(NOT(ISERROR([.$Q243]))))">
            <text:p/>
          </table:table-cell>
          <table:table-cell table:formula="of:=IF(ISBLANK([.C243]);&quot;&quot;;IF([.W243];&quot;java.lang.Long&quot;;IF([.X243];&quot;java.lang.String&quot;;IF([.Y243];&quot;java.lang.Double&quot;;IF([.Z243];&quot;java.math.BigDecimal&quot;;&quot;none&quot;)))))">
            <text:p/>
          </table:table-cell>
          <table:table-cell/>
          <table:table-cell table:style-name="ce16" table:formula="of:=IF(ISBLANK([.B243]);&quot;&quot;;IF(ISERR([.G243]);&quot;&lt;/obj-entity&gt;&quot;;CONCATENATE([.$I$2];[.G243];[.$J$2];[.G243];[.$K$2])))">
            <text:p/>
          </table:table-cell>
          <table:table-cell table:formula="of:=IF(ISBLANK([.C243]);&quot;&quot;;CONCATENATE([.$U$3];[.T243];[.$V$3];[.AA243];[.$AD$3];[.T243];[.U24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4]);&quot;&quot;;IF(ISERR([.G244]);&quot;&lt;/obj-entity&gt;&quot;;CONCATENATE([.$I$2];[.G244];[.$J$2];[.G244];[.$K$2])))">
            <text:p/>
          </table:table-cell>
          <table:table-cell table:number-columns-repeated="3"/>
          <table:table-cell table:formula="of:==IF(ISBLANK([.$C244]);&quot;&quot;;FIND([.M$3];[.$C244]))">
            <text:p/>
          </table:table-cell>
          <table:table-cell table:formula="of:==IF(ISBLANK([.$C244]);&quot;&quot;;FIND([.N$3];[.$C244]))">
            <text:p/>
          </table:table-cell>
          <table:table-cell table:formula="of:==IF(ISBLANK([.$C244]);&quot;&quot;;FIND([.O$3];[.$C244]))">
            <text:p/>
          </table:table-cell>
          <table:table-cell table:formula="of:==IF(ISBLANK([.$C244]);&quot;&quot;;FIND([.P$3];[.$C244]))">
            <text:p/>
          </table:table-cell>
          <table:table-cell table:formula="of:==IF(ISBLANK([.$C244]);&quot;&quot;;FIND([.Q$3];[.$C244]))">
            <text:p/>
          </table:table-cell>
          <table:table-cell table:formula="of:==IF(ISBLANK([.$C244]);&quot;&quot;;FIND([.R$3];[.$C244]))">
            <text:p/>
          </table:table-cell>
          <table:table-cell table:formula="of:==IF(ISBLANK([.$C244]);&quot;&quot;;FIND([.S$3];[.$C244]))">
            <text:p/>
          </table:table-cell>
          <table:table-cell table:formula="of:=IF(ISBLANK([.C244]);&quot;&quot;;MID([.C244];[.M244]+LEN([.$M$3]);[.N244]-[.M244]-LEN([.$M$3])))">
            <text:p/>
          </table:table-cell>
          <table:table-cell table:formula="of:=IF(NOT(ISERROR([.O24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4]);&quot;&quot;;AND(NOT(ISERROR([.$P244]));ISERROR([.$Q244]);ISERROR([.$R244]);ISERROR([.$S244])))">
            <text:p/>
          </table:table-cell>
          <table:table-cell table:style-name="ce12" table:formula="of:=IF(ISBLANK([.$C244]);&quot;&quot;;AND((ISERROR([.$P244]));ISERROR([.$Q244]);NOT(ISERROR([.$R244]));ISERROR([.$S244])))">
            <text:p/>
          </table:table-cell>
          <table:table-cell table:style-name="ce12" table:formula="of:=IF(ISBLANK([.$C244]);&quot;&quot;;AND(NOT(ISERROR([.$S244]))))">
            <text:p/>
          </table:table-cell>
          <table:table-cell table:style-name="ce12" table:formula="of:=IF(ISBLANK([.$C244]);&quot;&quot;;AND(NOT(ISERROR([.$Q244]))))">
            <text:p/>
          </table:table-cell>
          <table:table-cell table:formula="of:=IF(ISBLANK([.C244]);&quot;&quot;;IF([.W244];&quot;java.lang.Long&quot;;IF([.X244];&quot;java.lang.String&quot;;IF([.Y244];&quot;java.lang.Double&quot;;IF([.Z244];&quot;java.math.BigDecimal&quot;;&quot;none&quot;)))))">
            <text:p/>
          </table:table-cell>
          <table:table-cell/>
          <table:table-cell table:style-name="ce16" table:formula="of:=IF(ISBLANK([.B244]);&quot;&quot;;IF(ISERR([.G244]);&quot;&lt;/obj-entity&gt;&quot;;CONCATENATE([.$I$2];[.G244];[.$J$2];[.G244];[.$K$2])))">
            <text:p/>
          </table:table-cell>
          <table:table-cell table:formula="of:=IF(ISBLANK([.C244]);&quot;&quot;;CONCATENATE([.$U$3];[.T244];[.$V$3];[.AA244];[.$AD$3];[.T244];[.U24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5]);&quot;&quot;;IF(ISERR([.G245]);&quot;&lt;/obj-entity&gt;&quot;;CONCATENATE([.$I$2];[.G245];[.$J$2];[.G245];[.$K$2])))">
            <text:p/>
          </table:table-cell>
          <table:table-cell table:number-columns-repeated="3"/>
          <table:table-cell table:formula="of:==IF(ISBLANK([.$C245]);&quot;&quot;;FIND([.M$3];[.$C245]))">
            <text:p/>
          </table:table-cell>
          <table:table-cell table:formula="of:==IF(ISBLANK([.$C245]);&quot;&quot;;FIND([.N$3];[.$C245]))">
            <text:p/>
          </table:table-cell>
          <table:table-cell table:formula="of:==IF(ISBLANK([.$C245]);&quot;&quot;;FIND([.O$3];[.$C245]))">
            <text:p/>
          </table:table-cell>
          <table:table-cell table:formula="of:==IF(ISBLANK([.$C245]);&quot;&quot;;FIND([.P$3];[.$C245]))">
            <text:p/>
          </table:table-cell>
          <table:table-cell table:formula="of:==IF(ISBLANK([.$C245]);&quot;&quot;;FIND([.Q$3];[.$C245]))">
            <text:p/>
          </table:table-cell>
          <table:table-cell table:formula="of:==IF(ISBLANK([.$C245]);&quot;&quot;;FIND([.R$3];[.$C245]))">
            <text:p/>
          </table:table-cell>
          <table:table-cell table:formula="of:==IF(ISBLANK([.$C245]);&quot;&quot;;FIND([.S$3];[.$C245]))">
            <text:p/>
          </table:table-cell>
          <table:table-cell table:formula="of:=IF(ISBLANK([.C245]);&quot;&quot;;MID([.C245];[.M245]+LEN([.$M$3]);[.N245]-[.M245]-LEN([.$M$3])))">
            <text:p/>
          </table:table-cell>
          <table:table-cell table:formula="of:=IF(NOT(ISERROR([.O24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5]);&quot;&quot;;AND(NOT(ISERROR([.$P245]));ISERROR([.$Q245]);ISERROR([.$R245]);ISERROR([.$S245])))">
            <text:p/>
          </table:table-cell>
          <table:table-cell table:style-name="ce12" table:formula="of:=IF(ISBLANK([.$C245]);&quot;&quot;;AND((ISERROR([.$P245]));ISERROR([.$Q245]);NOT(ISERROR([.$R245]));ISERROR([.$S245])))">
            <text:p/>
          </table:table-cell>
          <table:table-cell table:style-name="ce12" table:formula="of:=IF(ISBLANK([.$C245]);&quot;&quot;;AND(NOT(ISERROR([.$S245]))))">
            <text:p/>
          </table:table-cell>
          <table:table-cell table:style-name="ce12" table:formula="of:=IF(ISBLANK([.$C245]);&quot;&quot;;AND(NOT(ISERROR([.$Q245]))))">
            <text:p/>
          </table:table-cell>
          <table:table-cell table:formula="of:=IF(ISBLANK([.C245]);&quot;&quot;;IF([.W245];&quot;java.lang.Long&quot;;IF([.X245];&quot;java.lang.String&quot;;IF([.Y245];&quot;java.lang.Double&quot;;IF([.Z245];&quot;java.math.BigDecimal&quot;;&quot;none&quot;)))))">
            <text:p/>
          </table:table-cell>
          <table:table-cell/>
          <table:table-cell table:style-name="ce16" table:formula="of:=IF(ISBLANK([.B245]);&quot;&quot;;IF(ISERR([.G245]);&quot;&lt;/obj-entity&gt;&quot;;CONCATENATE([.$I$2];[.G245];[.$J$2];[.G245];[.$K$2])))">
            <text:p/>
          </table:table-cell>
          <table:table-cell table:formula="of:=IF(ISBLANK([.C245]);&quot;&quot;;CONCATENATE([.$U$3];[.T245];[.$V$3];[.AA245];[.$AD$3];[.T245];[.U24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6]);&quot;&quot;;IF(ISERR([.G246]);&quot;&lt;/obj-entity&gt;&quot;;CONCATENATE([.$I$2];[.G246];[.$J$2];[.G246];[.$K$2])))">
            <text:p/>
          </table:table-cell>
          <table:table-cell table:number-columns-repeated="3"/>
          <table:table-cell table:formula="of:==IF(ISBLANK([.$C246]);&quot;&quot;;FIND([.M$3];[.$C246]))">
            <text:p/>
          </table:table-cell>
          <table:table-cell table:formula="of:==IF(ISBLANK([.$C246]);&quot;&quot;;FIND([.N$3];[.$C246]))">
            <text:p/>
          </table:table-cell>
          <table:table-cell table:formula="of:==IF(ISBLANK([.$C246]);&quot;&quot;;FIND([.O$3];[.$C246]))">
            <text:p/>
          </table:table-cell>
          <table:table-cell table:formula="of:==IF(ISBLANK([.$C246]);&quot;&quot;;FIND([.P$3];[.$C246]))">
            <text:p/>
          </table:table-cell>
          <table:table-cell table:formula="of:==IF(ISBLANK([.$C246]);&quot;&quot;;FIND([.Q$3];[.$C246]))">
            <text:p/>
          </table:table-cell>
          <table:table-cell table:formula="of:==IF(ISBLANK([.$C246]);&quot;&quot;;FIND([.R$3];[.$C246]))">
            <text:p/>
          </table:table-cell>
          <table:table-cell table:formula="of:==IF(ISBLANK([.$C246]);&quot;&quot;;FIND([.S$3];[.$C246]))">
            <text:p/>
          </table:table-cell>
          <table:table-cell table:formula="of:=IF(ISBLANK([.C246]);&quot;&quot;;MID([.C246];[.M246]+LEN([.$M$3]);[.N246]-[.M246]-LEN([.$M$3])))">
            <text:p/>
          </table:table-cell>
          <table:table-cell table:formula="of:=IF(NOT(ISERROR([.O24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6]);&quot;&quot;;AND(NOT(ISERROR([.$P246]));ISERROR([.$Q246]);ISERROR([.$R246]);ISERROR([.$S246])))">
            <text:p/>
          </table:table-cell>
          <table:table-cell table:style-name="ce12" table:formula="of:=IF(ISBLANK([.$C246]);&quot;&quot;;AND((ISERROR([.$P246]));ISERROR([.$Q246]);NOT(ISERROR([.$R246]));ISERROR([.$S246])))">
            <text:p/>
          </table:table-cell>
          <table:table-cell table:style-name="ce12" table:formula="of:=IF(ISBLANK([.$C246]);&quot;&quot;;AND(NOT(ISERROR([.$S246]))))">
            <text:p/>
          </table:table-cell>
          <table:table-cell table:style-name="ce12" table:formula="of:=IF(ISBLANK([.$C246]);&quot;&quot;;AND(NOT(ISERROR([.$Q246]))))">
            <text:p/>
          </table:table-cell>
          <table:table-cell table:formula="of:=IF(ISBLANK([.C246]);&quot;&quot;;IF([.W246];&quot;java.lang.Long&quot;;IF([.X246];&quot;java.lang.String&quot;;IF([.Y246];&quot;java.lang.Double&quot;;IF([.Z246];&quot;java.math.BigDecimal&quot;;&quot;none&quot;)))))">
            <text:p/>
          </table:table-cell>
          <table:table-cell/>
          <table:table-cell table:style-name="ce16" table:formula="of:=IF(ISBLANK([.B246]);&quot;&quot;;IF(ISERR([.G246]);&quot;&lt;/obj-entity&gt;&quot;;CONCATENATE([.$I$2];[.G246];[.$J$2];[.G246];[.$K$2])))">
            <text:p/>
          </table:table-cell>
          <table:table-cell table:formula="of:=IF(ISBLANK([.C246]);&quot;&quot;;CONCATENATE([.$U$3];[.T246];[.$V$3];[.AA246];[.$AD$3];[.T246];[.U24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7]);&quot;&quot;;IF(ISERR([.G247]);&quot;&lt;/obj-entity&gt;&quot;;CONCATENATE([.$I$2];[.G247];[.$J$2];[.G247];[.$K$2])))">
            <text:p/>
          </table:table-cell>
          <table:table-cell table:number-columns-repeated="3"/>
          <table:table-cell table:formula="of:==IF(ISBLANK([.$C247]);&quot;&quot;;FIND([.M$3];[.$C247]))">
            <text:p/>
          </table:table-cell>
          <table:table-cell table:formula="of:==IF(ISBLANK([.$C247]);&quot;&quot;;FIND([.N$3];[.$C247]))">
            <text:p/>
          </table:table-cell>
          <table:table-cell table:formula="of:==IF(ISBLANK([.$C247]);&quot;&quot;;FIND([.O$3];[.$C247]))">
            <text:p/>
          </table:table-cell>
          <table:table-cell table:formula="of:==IF(ISBLANK([.$C247]);&quot;&quot;;FIND([.P$3];[.$C247]))">
            <text:p/>
          </table:table-cell>
          <table:table-cell table:formula="of:==IF(ISBLANK([.$C247]);&quot;&quot;;FIND([.Q$3];[.$C247]))">
            <text:p/>
          </table:table-cell>
          <table:table-cell table:formula="of:==IF(ISBLANK([.$C247]);&quot;&quot;;FIND([.R$3];[.$C247]))">
            <text:p/>
          </table:table-cell>
          <table:table-cell table:formula="of:==IF(ISBLANK([.$C247]);&quot;&quot;;FIND([.S$3];[.$C247]))">
            <text:p/>
          </table:table-cell>
          <table:table-cell table:formula="of:=IF(ISBLANK([.C247]);&quot;&quot;;MID([.C247];[.M247]+LEN([.$M$3]);[.N247]-[.M247]-LEN([.$M$3])))">
            <text:p/>
          </table:table-cell>
          <table:table-cell table:formula="of:=IF(NOT(ISERROR([.O24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7]);&quot;&quot;;AND(NOT(ISERROR([.$P247]));ISERROR([.$Q247]);ISERROR([.$R247]);ISERROR([.$S247])))">
            <text:p/>
          </table:table-cell>
          <table:table-cell table:style-name="ce12" table:formula="of:=IF(ISBLANK([.$C247]);&quot;&quot;;AND((ISERROR([.$P247]));ISERROR([.$Q247]);NOT(ISERROR([.$R247]));ISERROR([.$S247])))">
            <text:p/>
          </table:table-cell>
          <table:table-cell table:style-name="ce12" table:formula="of:=IF(ISBLANK([.$C247]);&quot;&quot;;AND(NOT(ISERROR([.$S247]))))">
            <text:p/>
          </table:table-cell>
          <table:table-cell table:style-name="ce12" table:formula="of:=IF(ISBLANK([.$C247]);&quot;&quot;;AND(NOT(ISERROR([.$Q247]))))">
            <text:p/>
          </table:table-cell>
          <table:table-cell table:formula="of:=IF(ISBLANK([.C247]);&quot;&quot;;IF([.W247];&quot;java.lang.Long&quot;;IF([.X247];&quot;java.lang.String&quot;;IF([.Y247];&quot;java.lang.Double&quot;;IF([.Z247];&quot;java.math.BigDecimal&quot;;&quot;none&quot;)))))">
            <text:p/>
          </table:table-cell>
          <table:table-cell/>
          <table:table-cell table:style-name="ce16" table:formula="of:=IF(ISBLANK([.B247]);&quot;&quot;;IF(ISERR([.G247]);&quot;&lt;/obj-entity&gt;&quot;;CONCATENATE([.$I$2];[.G247];[.$J$2];[.G247];[.$K$2])))">
            <text:p/>
          </table:table-cell>
          <table:table-cell table:formula="of:=IF(ISBLANK([.C247]);&quot;&quot;;CONCATENATE([.$U$3];[.T247];[.$V$3];[.AA247];[.$AD$3];[.T247];[.U24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8]);&quot;&quot;;IF(ISERR([.G248]);&quot;&lt;/obj-entity&gt;&quot;;CONCATENATE([.$I$2];[.G248];[.$J$2];[.G248];[.$K$2])))">
            <text:p/>
          </table:table-cell>
          <table:table-cell table:number-columns-repeated="3"/>
          <table:table-cell table:formula="of:==IF(ISBLANK([.$C248]);&quot;&quot;;FIND([.M$3];[.$C248]))">
            <text:p/>
          </table:table-cell>
          <table:table-cell table:formula="of:==IF(ISBLANK([.$C248]);&quot;&quot;;FIND([.N$3];[.$C248]))">
            <text:p/>
          </table:table-cell>
          <table:table-cell table:formula="of:==IF(ISBLANK([.$C248]);&quot;&quot;;FIND([.O$3];[.$C248]))">
            <text:p/>
          </table:table-cell>
          <table:table-cell table:formula="of:==IF(ISBLANK([.$C248]);&quot;&quot;;FIND([.P$3];[.$C248]))">
            <text:p/>
          </table:table-cell>
          <table:table-cell table:formula="of:==IF(ISBLANK([.$C248]);&quot;&quot;;FIND([.Q$3];[.$C248]))">
            <text:p/>
          </table:table-cell>
          <table:table-cell table:formula="of:==IF(ISBLANK([.$C248]);&quot;&quot;;FIND([.R$3];[.$C248]))">
            <text:p/>
          </table:table-cell>
          <table:table-cell table:formula="of:==IF(ISBLANK([.$C248]);&quot;&quot;;FIND([.S$3];[.$C248]))">
            <text:p/>
          </table:table-cell>
          <table:table-cell table:formula="of:=IF(ISBLANK([.C248]);&quot;&quot;;MID([.C248];[.M248]+LEN([.$M$3]);[.N248]-[.M248]-LEN([.$M$3])))">
            <text:p/>
          </table:table-cell>
          <table:table-cell table:formula="of:=IF(NOT(ISERROR([.O24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8]);&quot;&quot;;AND(NOT(ISERROR([.$P248]));ISERROR([.$Q248]);ISERROR([.$R248]);ISERROR([.$S248])))">
            <text:p/>
          </table:table-cell>
          <table:table-cell table:style-name="ce12" table:formula="of:=IF(ISBLANK([.$C248]);&quot;&quot;;AND((ISERROR([.$P248]));ISERROR([.$Q248]);NOT(ISERROR([.$R248]));ISERROR([.$S248])))">
            <text:p/>
          </table:table-cell>
          <table:table-cell table:style-name="ce12" table:formula="of:=IF(ISBLANK([.$C248]);&quot;&quot;;AND(NOT(ISERROR([.$S248]))))">
            <text:p/>
          </table:table-cell>
          <table:table-cell table:style-name="ce12" table:formula="of:=IF(ISBLANK([.$C248]);&quot;&quot;;AND(NOT(ISERROR([.$Q248]))))">
            <text:p/>
          </table:table-cell>
          <table:table-cell table:formula="of:=IF(ISBLANK([.C248]);&quot;&quot;;IF([.W248];&quot;java.lang.Long&quot;;IF([.X248];&quot;java.lang.String&quot;;IF([.Y248];&quot;java.lang.Double&quot;;IF([.Z248];&quot;java.math.BigDecimal&quot;;&quot;none&quot;)))))">
            <text:p/>
          </table:table-cell>
          <table:table-cell/>
          <table:table-cell table:style-name="ce16" table:formula="of:=IF(ISBLANK([.B248]);&quot;&quot;;IF(ISERR([.G248]);&quot;&lt;/obj-entity&gt;&quot;;CONCATENATE([.$I$2];[.G248];[.$J$2];[.G248];[.$K$2])))">
            <text:p/>
          </table:table-cell>
          <table:table-cell table:formula="of:=IF(ISBLANK([.C248]);&quot;&quot;;CONCATENATE([.$U$3];[.T248];[.$V$3];[.AA248];[.$AD$3];[.T248];[.U24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49]);&quot;&quot;;IF(ISERR([.G249]);&quot;&lt;/obj-entity&gt;&quot;;CONCATENATE([.$I$2];[.G249];[.$J$2];[.G249];[.$K$2])))">
            <text:p/>
          </table:table-cell>
          <table:table-cell table:number-columns-repeated="3"/>
          <table:table-cell table:formula="of:==IF(ISBLANK([.$C249]);&quot;&quot;;FIND([.M$3];[.$C249]))">
            <text:p/>
          </table:table-cell>
          <table:table-cell table:formula="of:==IF(ISBLANK([.$C249]);&quot;&quot;;FIND([.N$3];[.$C249]))">
            <text:p/>
          </table:table-cell>
          <table:table-cell table:formula="of:==IF(ISBLANK([.$C249]);&quot;&quot;;FIND([.O$3];[.$C249]))">
            <text:p/>
          </table:table-cell>
          <table:table-cell table:formula="of:==IF(ISBLANK([.$C249]);&quot;&quot;;FIND([.P$3];[.$C249]))">
            <text:p/>
          </table:table-cell>
          <table:table-cell table:formula="of:==IF(ISBLANK([.$C249]);&quot;&quot;;FIND([.Q$3];[.$C249]))">
            <text:p/>
          </table:table-cell>
          <table:table-cell table:formula="of:==IF(ISBLANK([.$C249]);&quot;&quot;;FIND([.R$3];[.$C249]))">
            <text:p/>
          </table:table-cell>
          <table:table-cell table:formula="of:==IF(ISBLANK([.$C249]);&quot;&quot;;FIND([.S$3];[.$C249]))">
            <text:p/>
          </table:table-cell>
          <table:table-cell table:formula="of:=IF(ISBLANK([.C249]);&quot;&quot;;MID([.C249];[.M249]+LEN([.$M$3]);[.N249]-[.M249]-LEN([.$M$3])))">
            <text:p/>
          </table:table-cell>
          <table:table-cell table:formula="of:=IF(NOT(ISERROR([.O24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49]);&quot;&quot;;AND(NOT(ISERROR([.$P249]));ISERROR([.$Q249]);ISERROR([.$R249]);ISERROR([.$S249])))">
            <text:p/>
          </table:table-cell>
          <table:table-cell table:style-name="ce12" table:formula="of:=IF(ISBLANK([.$C249]);&quot;&quot;;AND((ISERROR([.$P249]));ISERROR([.$Q249]);NOT(ISERROR([.$R249]));ISERROR([.$S249])))">
            <text:p/>
          </table:table-cell>
          <table:table-cell table:style-name="ce12" table:formula="of:=IF(ISBLANK([.$C249]);&quot;&quot;;AND(NOT(ISERROR([.$S249]))))">
            <text:p/>
          </table:table-cell>
          <table:table-cell table:style-name="ce12" table:formula="of:=IF(ISBLANK([.$C249]);&quot;&quot;;AND(NOT(ISERROR([.$Q249]))))">
            <text:p/>
          </table:table-cell>
          <table:table-cell table:formula="of:=IF(ISBLANK([.C249]);&quot;&quot;;IF([.W249];&quot;java.lang.Long&quot;;IF([.X249];&quot;java.lang.String&quot;;IF([.Y249];&quot;java.lang.Double&quot;;IF([.Z249];&quot;java.math.BigDecimal&quot;;&quot;none&quot;)))))">
            <text:p/>
          </table:table-cell>
          <table:table-cell/>
          <table:table-cell table:style-name="ce16" table:formula="of:=IF(ISBLANK([.B249]);&quot;&quot;;IF(ISERR([.G249]);&quot;&lt;/obj-entity&gt;&quot;;CONCATENATE([.$I$2];[.G249];[.$J$2];[.G249];[.$K$2])))">
            <text:p/>
          </table:table-cell>
          <table:table-cell table:formula="of:=IF(ISBLANK([.C249]);&quot;&quot;;CONCATENATE([.$U$3];[.T249];[.$V$3];[.AA249];[.$AD$3];[.T249];[.U24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0]);&quot;&quot;;IF(ISERR([.G250]);&quot;&lt;/obj-entity&gt;&quot;;CONCATENATE([.$I$2];[.G250];[.$J$2];[.G250];[.$K$2])))">
            <text:p/>
          </table:table-cell>
          <table:table-cell table:number-columns-repeated="3"/>
          <table:table-cell table:formula="of:==IF(ISBLANK([.$C250]);&quot;&quot;;FIND([.M$3];[.$C250]))">
            <text:p/>
          </table:table-cell>
          <table:table-cell table:formula="of:==IF(ISBLANK([.$C250]);&quot;&quot;;FIND([.N$3];[.$C250]))">
            <text:p/>
          </table:table-cell>
          <table:table-cell table:formula="of:==IF(ISBLANK([.$C250]);&quot;&quot;;FIND([.O$3];[.$C250]))">
            <text:p/>
          </table:table-cell>
          <table:table-cell table:formula="of:==IF(ISBLANK([.$C250]);&quot;&quot;;FIND([.P$3];[.$C250]))">
            <text:p/>
          </table:table-cell>
          <table:table-cell table:formula="of:==IF(ISBLANK([.$C250]);&quot;&quot;;FIND([.Q$3];[.$C250]))">
            <text:p/>
          </table:table-cell>
          <table:table-cell table:formula="of:==IF(ISBLANK([.$C250]);&quot;&quot;;FIND([.R$3];[.$C250]))">
            <text:p/>
          </table:table-cell>
          <table:table-cell table:formula="of:==IF(ISBLANK([.$C250]);&quot;&quot;;FIND([.S$3];[.$C250]))">
            <text:p/>
          </table:table-cell>
          <table:table-cell table:formula="of:=IF(ISBLANK([.C250]);&quot;&quot;;MID([.C250];[.M250]+LEN([.$M$3]);[.N250]-[.M250]-LEN([.$M$3])))">
            <text:p/>
          </table:table-cell>
          <table:table-cell table:formula="of:=IF(NOT(ISERROR([.O25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0]);&quot;&quot;;AND(NOT(ISERROR([.$P250]));ISERROR([.$Q250]);ISERROR([.$R250]);ISERROR([.$S250])))">
            <text:p/>
          </table:table-cell>
          <table:table-cell table:style-name="ce12" table:formula="of:=IF(ISBLANK([.$C250]);&quot;&quot;;AND((ISERROR([.$P250]));ISERROR([.$Q250]);NOT(ISERROR([.$R250]));ISERROR([.$S250])))">
            <text:p/>
          </table:table-cell>
          <table:table-cell table:style-name="ce12" table:formula="of:=IF(ISBLANK([.$C250]);&quot;&quot;;AND(NOT(ISERROR([.$S250]))))">
            <text:p/>
          </table:table-cell>
          <table:table-cell table:style-name="ce12" table:formula="of:=IF(ISBLANK([.$C250]);&quot;&quot;;AND(NOT(ISERROR([.$Q250]))))">
            <text:p/>
          </table:table-cell>
          <table:table-cell table:formula="of:=IF(ISBLANK([.C250]);&quot;&quot;;IF([.W250];&quot;java.lang.Long&quot;;IF([.X250];&quot;java.lang.String&quot;;IF([.Y250];&quot;java.lang.Double&quot;;IF([.Z250];&quot;java.math.BigDecimal&quot;;&quot;none&quot;)))))">
            <text:p/>
          </table:table-cell>
          <table:table-cell/>
          <table:table-cell table:style-name="ce16" table:formula="of:=IF(ISBLANK([.B250]);&quot;&quot;;IF(ISERR([.G250]);&quot;&lt;/obj-entity&gt;&quot;;CONCATENATE([.$I$2];[.G250];[.$J$2];[.G250];[.$K$2])))">
            <text:p/>
          </table:table-cell>
          <table:table-cell table:formula="of:=IF(ISBLANK([.C250]);&quot;&quot;;CONCATENATE([.$U$3];[.T250];[.$V$3];[.AA250];[.$AD$3];[.T250];[.U25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1]);&quot;&quot;;IF(ISERR([.G251]);&quot;&lt;/obj-entity&gt;&quot;;CONCATENATE([.$I$2];[.G251];[.$J$2];[.G251];[.$K$2])))">
            <text:p/>
          </table:table-cell>
          <table:table-cell table:number-columns-repeated="3"/>
          <table:table-cell table:formula="of:==IF(ISBLANK([.$C251]);&quot;&quot;;FIND([.M$3];[.$C251]))">
            <text:p/>
          </table:table-cell>
          <table:table-cell table:formula="of:==IF(ISBLANK([.$C251]);&quot;&quot;;FIND([.N$3];[.$C251]))">
            <text:p/>
          </table:table-cell>
          <table:table-cell table:formula="of:==IF(ISBLANK([.$C251]);&quot;&quot;;FIND([.O$3];[.$C251]))">
            <text:p/>
          </table:table-cell>
          <table:table-cell table:formula="of:==IF(ISBLANK([.$C251]);&quot;&quot;;FIND([.P$3];[.$C251]))">
            <text:p/>
          </table:table-cell>
          <table:table-cell table:formula="of:==IF(ISBLANK([.$C251]);&quot;&quot;;FIND([.Q$3];[.$C251]))">
            <text:p/>
          </table:table-cell>
          <table:table-cell table:formula="of:==IF(ISBLANK([.$C251]);&quot;&quot;;FIND([.R$3];[.$C251]))">
            <text:p/>
          </table:table-cell>
          <table:table-cell table:formula="of:==IF(ISBLANK([.$C251]);&quot;&quot;;FIND([.S$3];[.$C251]))">
            <text:p/>
          </table:table-cell>
          <table:table-cell table:formula="of:=IF(ISBLANK([.C251]);&quot;&quot;;MID([.C251];[.M251]+LEN([.$M$3]);[.N251]-[.M251]-LEN([.$M$3])))">
            <text:p/>
          </table:table-cell>
          <table:table-cell table:formula="of:=IF(NOT(ISERROR([.O25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1]);&quot;&quot;;AND(NOT(ISERROR([.$P251]));ISERROR([.$Q251]);ISERROR([.$R251]);ISERROR([.$S251])))">
            <text:p/>
          </table:table-cell>
          <table:table-cell table:style-name="ce12" table:formula="of:=IF(ISBLANK([.$C251]);&quot;&quot;;AND((ISERROR([.$P251]));ISERROR([.$Q251]);NOT(ISERROR([.$R251]));ISERROR([.$S251])))">
            <text:p/>
          </table:table-cell>
          <table:table-cell table:style-name="ce12" table:formula="of:=IF(ISBLANK([.$C251]);&quot;&quot;;AND(NOT(ISERROR([.$S251]))))">
            <text:p/>
          </table:table-cell>
          <table:table-cell table:style-name="ce12" table:formula="of:=IF(ISBLANK([.$C251]);&quot;&quot;;AND(NOT(ISERROR([.$Q251]))))">
            <text:p/>
          </table:table-cell>
          <table:table-cell table:formula="of:=IF(ISBLANK([.C251]);&quot;&quot;;IF([.W251];&quot;java.lang.Long&quot;;IF([.X251];&quot;java.lang.String&quot;;IF([.Y251];&quot;java.lang.Double&quot;;IF([.Z251];&quot;java.math.BigDecimal&quot;;&quot;none&quot;)))))">
            <text:p/>
          </table:table-cell>
          <table:table-cell/>
          <table:table-cell table:style-name="ce16" table:formula="of:=IF(ISBLANK([.B251]);&quot;&quot;;IF(ISERR([.G251]);&quot;&lt;/obj-entity&gt;&quot;;CONCATENATE([.$I$2];[.G251];[.$J$2];[.G251];[.$K$2])))">
            <text:p/>
          </table:table-cell>
          <table:table-cell table:formula="of:=IF(ISBLANK([.C251]);&quot;&quot;;CONCATENATE([.$U$3];[.T251];[.$V$3];[.AA251];[.$AD$3];[.T251];[.U25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2]);&quot;&quot;;IF(ISERR([.G252]);&quot;&lt;/obj-entity&gt;&quot;;CONCATENATE([.$I$2];[.G252];[.$J$2];[.G252];[.$K$2])))">
            <text:p/>
          </table:table-cell>
          <table:table-cell table:number-columns-repeated="3"/>
          <table:table-cell table:formula="of:==IF(ISBLANK([.$C252]);&quot;&quot;;FIND([.M$3];[.$C252]))">
            <text:p/>
          </table:table-cell>
          <table:table-cell table:formula="of:==IF(ISBLANK([.$C252]);&quot;&quot;;FIND([.N$3];[.$C252]))">
            <text:p/>
          </table:table-cell>
          <table:table-cell table:formula="of:==IF(ISBLANK([.$C252]);&quot;&quot;;FIND([.O$3];[.$C252]))">
            <text:p/>
          </table:table-cell>
          <table:table-cell table:formula="of:==IF(ISBLANK([.$C252]);&quot;&quot;;FIND([.P$3];[.$C252]))">
            <text:p/>
          </table:table-cell>
          <table:table-cell table:formula="of:==IF(ISBLANK([.$C252]);&quot;&quot;;FIND([.Q$3];[.$C252]))">
            <text:p/>
          </table:table-cell>
          <table:table-cell table:formula="of:==IF(ISBLANK([.$C252]);&quot;&quot;;FIND([.R$3];[.$C252]))">
            <text:p/>
          </table:table-cell>
          <table:table-cell table:formula="of:==IF(ISBLANK([.$C252]);&quot;&quot;;FIND([.S$3];[.$C252]))">
            <text:p/>
          </table:table-cell>
          <table:table-cell table:formula="of:=IF(ISBLANK([.C252]);&quot;&quot;;MID([.C252];[.M252]+LEN([.$M$3]);[.N252]-[.M252]-LEN([.$M$3])))">
            <text:p/>
          </table:table-cell>
          <table:table-cell table:formula="of:=IF(NOT(ISERROR([.O25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2]);&quot;&quot;;AND(NOT(ISERROR([.$P252]));ISERROR([.$Q252]);ISERROR([.$R252]);ISERROR([.$S252])))">
            <text:p/>
          </table:table-cell>
          <table:table-cell table:style-name="ce12" table:formula="of:=IF(ISBLANK([.$C252]);&quot;&quot;;AND((ISERROR([.$P252]));ISERROR([.$Q252]);NOT(ISERROR([.$R252]));ISERROR([.$S252])))">
            <text:p/>
          </table:table-cell>
          <table:table-cell table:style-name="ce12" table:formula="of:=IF(ISBLANK([.$C252]);&quot;&quot;;AND(NOT(ISERROR([.$S252]))))">
            <text:p/>
          </table:table-cell>
          <table:table-cell table:style-name="ce12" table:formula="of:=IF(ISBLANK([.$C252]);&quot;&quot;;AND(NOT(ISERROR([.$Q252]))))">
            <text:p/>
          </table:table-cell>
          <table:table-cell table:formula="of:=IF(ISBLANK([.C252]);&quot;&quot;;IF([.W252];&quot;java.lang.Long&quot;;IF([.X252];&quot;java.lang.String&quot;;IF([.Y252];&quot;java.lang.Double&quot;;IF([.Z252];&quot;java.math.BigDecimal&quot;;&quot;none&quot;)))))">
            <text:p/>
          </table:table-cell>
          <table:table-cell/>
          <table:table-cell table:style-name="ce16" table:formula="of:=IF(ISBLANK([.B252]);&quot;&quot;;IF(ISERR([.G252]);&quot;&lt;/obj-entity&gt;&quot;;CONCATENATE([.$I$2];[.G252];[.$J$2];[.G252];[.$K$2])))">
            <text:p/>
          </table:table-cell>
          <table:table-cell table:formula="of:=IF(ISBLANK([.C252]);&quot;&quot;;CONCATENATE([.$U$3];[.T252];[.$V$3];[.AA252];[.$AD$3];[.T252];[.U25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3]);&quot;&quot;;IF(ISERR([.G253]);&quot;&lt;/obj-entity&gt;&quot;;CONCATENATE([.$I$2];[.G253];[.$J$2];[.G253];[.$K$2])))">
            <text:p/>
          </table:table-cell>
          <table:table-cell table:number-columns-repeated="3"/>
          <table:table-cell table:formula="of:==IF(ISBLANK([.$C253]);&quot;&quot;;FIND([.M$3];[.$C253]))">
            <text:p/>
          </table:table-cell>
          <table:table-cell table:formula="of:==IF(ISBLANK([.$C253]);&quot;&quot;;FIND([.N$3];[.$C253]))">
            <text:p/>
          </table:table-cell>
          <table:table-cell table:formula="of:==IF(ISBLANK([.$C253]);&quot;&quot;;FIND([.O$3];[.$C253]))">
            <text:p/>
          </table:table-cell>
          <table:table-cell table:formula="of:==IF(ISBLANK([.$C253]);&quot;&quot;;FIND([.P$3];[.$C253]))">
            <text:p/>
          </table:table-cell>
          <table:table-cell table:formula="of:==IF(ISBLANK([.$C253]);&quot;&quot;;FIND([.Q$3];[.$C253]))">
            <text:p/>
          </table:table-cell>
          <table:table-cell table:formula="of:==IF(ISBLANK([.$C253]);&quot;&quot;;FIND([.R$3];[.$C253]))">
            <text:p/>
          </table:table-cell>
          <table:table-cell table:formula="of:==IF(ISBLANK([.$C253]);&quot;&quot;;FIND([.S$3];[.$C253]))">
            <text:p/>
          </table:table-cell>
          <table:table-cell table:formula="of:=IF(ISBLANK([.C253]);&quot;&quot;;MID([.C253];[.M253]+LEN([.$M$3]);[.N253]-[.M253]-LEN([.$M$3])))">
            <text:p/>
          </table:table-cell>
          <table:table-cell table:formula="of:=IF(NOT(ISERROR([.O25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3]);&quot;&quot;;AND(NOT(ISERROR([.$P253]));ISERROR([.$Q253]);ISERROR([.$R253]);ISERROR([.$S253])))">
            <text:p/>
          </table:table-cell>
          <table:table-cell table:style-name="ce12" table:formula="of:=IF(ISBLANK([.$C253]);&quot;&quot;;AND((ISERROR([.$P253]));ISERROR([.$Q253]);NOT(ISERROR([.$R253]));ISERROR([.$S253])))">
            <text:p/>
          </table:table-cell>
          <table:table-cell table:style-name="ce12" table:formula="of:=IF(ISBLANK([.$C253]);&quot;&quot;;AND(NOT(ISERROR([.$S253]))))">
            <text:p/>
          </table:table-cell>
          <table:table-cell table:style-name="ce12" table:formula="of:=IF(ISBLANK([.$C253]);&quot;&quot;;AND(NOT(ISERROR([.$Q253]))))">
            <text:p/>
          </table:table-cell>
          <table:table-cell table:formula="of:=IF(ISBLANK([.C253]);&quot;&quot;;IF([.W253];&quot;java.lang.Long&quot;;IF([.X253];&quot;java.lang.String&quot;;IF([.Y253];&quot;java.lang.Double&quot;;IF([.Z253];&quot;java.math.BigDecimal&quot;;&quot;none&quot;)))))">
            <text:p/>
          </table:table-cell>
          <table:table-cell/>
          <table:table-cell table:style-name="ce16" table:formula="of:=IF(ISBLANK([.B253]);&quot;&quot;;IF(ISERR([.G253]);&quot;&lt;/obj-entity&gt;&quot;;CONCATENATE([.$I$2];[.G253];[.$J$2];[.G253];[.$K$2])))">
            <text:p/>
          </table:table-cell>
          <table:table-cell table:formula="of:=IF(ISBLANK([.C253]);&quot;&quot;;CONCATENATE([.$U$3];[.T253];[.$V$3];[.AA253];[.$AD$3];[.T253];[.U25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4]);&quot;&quot;;IF(ISERR([.G254]);&quot;&lt;/obj-entity&gt;&quot;;CONCATENATE([.$I$2];[.G254];[.$J$2];[.G254];[.$K$2])))">
            <text:p/>
          </table:table-cell>
          <table:table-cell table:number-columns-repeated="3"/>
          <table:table-cell table:formula="of:==IF(ISBLANK([.$C254]);&quot;&quot;;FIND([.M$3];[.$C254]))">
            <text:p/>
          </table:table-cell>
          <table:table-cell table:formula="of:==IF(ISBLANK([.$C254]);&quot;&quot;;FIND([.N$3];[.$C254]))">
            <text:p/>
          </table:table-cell>
          <table:table-cell table:formula="of:==IF(ISBLANK([.$C254]);&quot;&quot;;FIND([.O$3];[.$C254]))">
            <text:p/>
          </table:table-cell>
          <table:table-cell table:formula="of:==IF(ISBLANK([.$C254]);&quot;&quot;;FIND([.P$3];[.$C254]))">
            <text:p/>
          </table:table-cell>
          <table:table-cell table:formula="of:==IF(ISBLANK([.$C254]);&quot;&quot;;FIND([.Q$3];[.$C254]))">
            <text:p/>
          </table:table-cell>
          <table:table-cell table:formula="of:==IF(ISBLANK([.$C254]);&quot;&quot;;FIND([.R$3];[.$C254]))">
            <text:p/>
          </table:table-cell>
          <table:table-cell table:formula="of:==IF(ISBLANK([.$C254]);&quot;&quot;;FIND([.S$3];[.$C254]))">
            <text:p/>
          </table:table-cell>
          <table:table-cell table:formula="of:=IF(ISBLANK([.C254]);&quot;&quot;;MID([.C254];[.M254]+LEN([.$M$3]);[.N254]-[.M254]-LEN([.$M$3])))">
            <text:p/>
          </table:table-cell>
          <table:table-cell table:formula="of:=IF(NOT(ISERROR([.O25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4]);&quot;&quot;;AND(NOT(ISERROR([.$P254]));ISERROR([.$Q254]);ISERROR([.$R254]);ISERROR([.$S254])))">
            <text:p/>
          </table:table-cell>
          <table:table-cell table:style-name="ce12" table:formula="of:=IF(ISBLANK([.$C254]);&quot;&quot;;AND((ISERROR([.$P254]));ISERROR([.$Q254]);NOT(ISERROR([.$R254]));ISERROR([.$S254])))">
            <text:p/>
          </table:table-cell>
          <table:table-cell table:style-name="ce12" table:formula="of:=IF(ISBLANK([.$C254]);&quot;&quot;;AND(NOT(ISERROR([.$S254]))))">
            <text:p/>
          </table:table-cell>
          <table:table-cell table:style-name="ce12" table:formula="of:=IF(ISBLANK([.$C254]);&quot;&quot;;AND(NOT(ISERROR([.$Q254]))))">
            <text:p/>
          </table:table-cell>
          <table:table-cell table:formula="of:=IF(ISBLANK([.C254]);&quot;&quot;;IF([.W254];&quot;java.lang.Long&quot;;IF([.X254];&quot;java.lang.String&quot;;IF([.Y254];&quot;java.lang.Double&quot;;IF([.Z254];&quot;java.math.BigDecimal&quot;;&quot;none&quot;)))))">
            <text:p/>
          </table:table-cell>
          <table:table-cell/>
          <table:table-cell table:style-name="ce16" table:formula="of:=IF(ISBLANK([.B254]);&quot;&quot;;IF(ISERR([.G254]);&quot;&lt;/obj-entity&gt;&quot;;CONCATENATE([.$I$2];[.G254];[.$J$2];[.G254];[.$K$2])))">
            <text:p/>
          </table:table-cell>
          <table:table-cell table:formula="of:=IF(ISBLANK([.C254]);&quot;&quot;;CONCATENATE([.$U$3];[.T254];[.$V$3];[.AA254];[.$AD$3];[.T254];[.U25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5]);&quot;&quot;;IF(ISERR([.G255]);&quot;&lt;/obj-entity&gt;&quot;;CONCATENATE([.$I$2];[.G255];[.$J$2];[.G255];[.$K$2])))">
            <text:p/>
          </table:table-cell>
          <table:table-cell table:number-columns-repeated="3"/>
          <table:table-cell table:formula="of:==IF(ISBLANK([.$C255]);&quot;&quot;;FIND([.M$3];[.$C255]))">
            <text:p/>
          </table:table-cell>
          <table:table-cell table:formula="of:==IF(ISBLANK([.$C255]);&quot;&quot;;FIND([.N$3];[.$C255]))">
            <text:p/>
          </table:table-cell>
          <table:table-cell table:formula="of:==IF(ISBLANK([.$C255]);&quot;&quot;;FIND([.O$3];[.$C255]))">
            <text:p/>
          </table:table-cell>
          <table:table-cell table:formula="of:==IF(ISBLANK([.$C255]);&quot;&quot;;FIND([.P$3];[.$C255]))">
            <text:p/>
          </table:table-cell>
          <table:table-cell table:formula="of:==IF(ISBLANK([.$C255]);&quot;&quot;;FIND([.Q$3];[.$C255]))">
            <text:p/>
          </table:table-cell>
          <table:table-cell table:formula="of:==IF(ISBLANK([.$C255]);&quot;&quot;;FIND([.R$3];[.$C255]))">
            <text:p/>
          </table:table-cell>
          <table:table-cell table:formula="of:==IF(ISBLANK([.$C255]);&quot;&quot;;FIND([.S$3];[.$C255]))">
            <text:p/>
          </table:table-cell>
          <table:table-cell table:formula="of:=IF(ISBLANK([.C255]);&quot;&quot;;MID([.C255];[.M255]+LEN([.$M$3]);[.N255]-[.M255]-LEN([.$M$3])))">
            <text:p/>
          </table:table-cell>
          <table:table-cell table:formula="of:=IF(NOT(ISERROR([.O25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5]);&quot;&quot;;AND(NOT(ISERROR([.$P255]));ISERROR([.$Q255]);ISERROR([.$R255]);ISERROR([.$S255])))">
            <text:p/>
          </table:table-cell>
          <table:table-cell table:style-name="ce12" table:formula="of:=IF(ISBLANK([.$C255]);&quot;&quot;;AND((ISERROR([.$P255]));ISERROR([.$Q255]);NOT(ISERROR([.$R255]));ISERROR([.$S255])))">
            <text:p/>
          </table:table-cell>
          <table:table-cell table:style-name="ce12" table:formula="of:=IF(ISBLANK([.$C255]);&quot;&quot;;AND(NOT(ISERROR([.$S255]))))">
            <text:p/>
          </table:table-cell>
          <table:table-cell table:style-name="ce12" table:formula="of:=IF(ISBLANK([.$C255]);&quot;&quot;;AND(NOT(ISERROR([.$Q255]))))">
            <text:p/>
          </table:table-cell>
          <table:table-cell table:formula="of:=IF(ISBLANK([.C255]);&quot;&quot;;IF([.W255];&quot;java.lang.Long&quot;;IF([.X255];&quot;java.lang.String&quot;;IF([.Y255];&quot;java.lang.Double&quot;;IF([.Z255];&quot;java.math.BigDecimal&quot;;&quot;none&quot;)))))">
            <text:p/>
          </table:table-cell>
          <table:table-cell/>
          <table:table-cell table:style-name="ce16" table:formula="of:=IF(ISBLANK([.B255]);&quot;&quot;;IF(ISERR([.G255]);&quot;&lt;/obj-entity&gt;&quot;;CONCATENATE([.$I$2];[.G255];[.$J$2];[.G255];[.$K$2])))">
            <text:p/>
          </table:table-cell>
          <table:table-cell table:formula="of:=IF(ISBLANK([.C255]);&quot;&quot;;CONCATENATE([.$U$3];[.T255];[.$V$3];[.AA255];[.$AD$3];[.T255];[.U25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6]);&quot;&quot;;IF(ISERR([.G256]);&quot;&lt;/obj-entity&gt;&quot;;CONCATENATE([.$I$2];[.G256];[.$J$2];[.G256];[.$K$2])))">
            <text:p/>
          </table:table-cell>
          <table:table-cell table:number-columns-repeated="3"/>
          <table:table-cell table:formula="of:==IF(ISBLANK([.$C256]);&quot;&quot;;FIND([.M$3];[.$C256]))">
            <text:p/>
          </table:table-cell>
          <table:table-cell table:formula="of:==IF(ISBLANK([.$C256]);&quot;&quot;;FIND([.N$3];[.$C256]))">
            <text:p/>
          </table:table-cell>
          <table:table-cell table:formula="of:==IF(ISBLANK([.$C256]);&quot;&quot;;FIND([.O$3];[.$C256]))">
            <text:p/>
          </table:table-cell>
          <table:table-cell table:formula="of:==IF(ISBLANK([.$C256]);&quot;&quot;;FIND([.P$3];[.$C256]))">
            <text:p/>
          </table:table-cell>
          <table:table-cell table:formula="of:==IF(ISBLANK([.$C256]);&quot;&quot;;FIND([.Q$3];[.$C256]))">
            <text:p/>
          </table:table-cell>
          <table:table-cell table:formula="of:==IF(ISBLANK([.$C256]);&quot;&quot;;FIND([.R$3];[.$C256]))">
            <text:p/>
          </table:table-cell>
          <table:table-cell table:formula="of:==IF(ISBLANK([.$C256]);&quot;&quot;;FIND([.S$3];[.$C256]))">
            <text:p/>
          </table:table-cell>
          <table:table-cell table:formula="of:=IF(ISBLANK([.C256]);&quot;&quot;;MID([.C256];[.M256]+LEN([.$M$3]);[.N256]-[.M256]-LEN([.$M$3])))">
            <text:p/>
          </table:table-cell>
          <table:table-cell table:formula="of:=IF(NOT(ISERROR([.O25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6]);&quot;&quot;;AND(NOT(ISERROR([.$P256]));ISERROR([.$Q256]);ISERROR([.$R256]);ISERROR([.$S256])))">
            <text:p/>
          </table:table-cell>
          <table:table-cell table:style-name="ce12" table:formula="of:=IF(ISBLANK([.$C256]);&quot;&quot;;AND((ISERROR([.$P256]));ISERROR([.$Q256]);NOT(ISERROR([.$R256]));ISERROR([.$S256])))">
            <text:p/>
          </table:table-cell>
          <table:table-cell table:style-name="ce12" table:formula="of:=IF(ISBLANK([.$C256]);&quot;&quot;;AND(NOT(ISERROR([.$S256]))))">
            <text:p/>
          </table:table-cell>
          <table:table-cell table:style-name="ce12" table:formula="of:=IF(ISBLANK([.$C256]);&quot;&quot;;AND(NOT(ISERROR([.$Q256]))))">
            <text:p/>
          </table:table-cell>
          <table:table-cell table:formula="of:=IF(ISBLANK([.C256]);&quot;&quot;;IF([.W256];&quot;java.lang.Long&quot;;IF([.X256];&quot;java.lang.String&quot;;IF([.Y256];&quot;java.lang.Double&quot;;IF([.Z256];&quot;java.math.BigDecimal&quot;;&quot;none&quot;)))))">
            <text:p/>
          </table:table-cell>
          <table:table-cell/>
          <table:table-cell table:style-name="ce16" table:formula="of:=IF(ISBLANK([.B256]);&quot;&quot;;IF(ISERR([.G256]);&quot;&lt;/obj-entity&gt;&quot;;CONCATENATE([.$I$2];[.G256];[.$J$2];[.G256];[.$K$2])))">
            <text:p/>
          </table:table-cell>
          <table:table-cell table:formula="of:=IF(ISBLANK([.C256]);&quot;&quot;;CONCATENATE([.$U$3];[.T256];[.$V$3];[.AA256];[.$AD$3];[.T256];[.U25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7]);&quot;&quot;;IF(ISERR([.G257]);&quot;&lt;/obj-entity&gt;&quot;;CONCATENATE([.$I$2];[.G257];[.$J$2];[.G257];[.$K$2])))">
            <text:p/>
          </table:table-cell>
          <table:table-cell table:number-columns-repeated="3"/>
          <table:table-cell table:formula="of:==IF(ISBLANK([.$C257]);&quot;&quot;;FIND([.M$3];[.$C257]))">
            <text:p/>
          </table:table-cell>
          <table:table-cell table:formula="of:==IF(ISBLANK([.$C257]);&quot;&quot;;FIND([.N$3];[.$C257]))">
            <text:p/>
          </table:table-cell>
          <table:table-cell table:formula="of:==IF(ISBLANK([.$C257]);&quot;&quot;;FIND([.O$3];[.$C257]))">
            <text:p/>
          </table:table-cell>
          <table:table-cell table:formula="of:==IF(ISBLANK([.$C257]);&quot;&quot;;FIND([.P$3];[.$C257]))">
            <text:p/>
          </table:table-cell>
          <table:table-cell table:formula="of:==IF(ISBLANK([.$C257]);&quot;&quot;;FIND([.Q$3];[.$C257]))">
            <text:p/>
          </table:table-cell>
          <table:table-cell table:formula="of:==IF(ISBLANK([.$C257]);&quot;&quot;;FIND([.R$3];[.$C257]))">
            <text:p/>
          </table:table-cell>
          <table:table-cell table:formula="of:==IF(ISBLANK([.$C257]);&quot;&quot;;FIND([.S$3];[.$C257]))">
            <text:p/>
          </table:table-cell>
          <table:table-cell table:formula="of:=IF(ISBLANK([.C257]);&quot;&quot;;MID([.C257];[.M257]+LEN([.$M$3]);[.N257]-[.M257]-LEN([.$M$3])))">
            <text:p/>
          </table:table-cell>
          <table:table-cell table:formula="of:=IF(NOT(ISERROR([.O25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7]);&quot;&quot;;AND(NOT(ISERROR([.$P257]));ISERROR([.$Q257]);ISERROR([.$R257]);ISERROR([.$S257])))">
            <text:p/>
          </table:table-cell>
          <table:table-cell table:style-name="ce12" table:formula="of:=IF(ISBLANK([.$C257]);&quot;&quot;;AND((ISERROR([.$P257]));ISERROR([.$Q257]);NOT(ISERROR([.$R257]));ISERROR([.$S257])))">
            <text:p/>
          </table:table-cell>
          <table:table-cell table:style-name="ce12" table:formula="of:=IF(ISBLANK([.$C257]);&quot;&quot;;AND(NOT(ISERROR([.$S257]))))">
            <text:p/>
          </table:table-cell>
          <table:table-cell table:style-name="ce12" table:formula="of:=IF(ISBLANK([.$C257]);&quot;&quot;;AND(NOT(ISERROR([.$Q257]))))">
            <text:p/>
          </table:table-cell>
          <table:table-cell table:formula="of:=IF(ISBLANK([.C257]);&quot;&quot;;IF([.W257];&quot;java.lang.Long&quot;;IF([.X257];&quot;java.lang.String&quot;;IF([.Y257];&quot;java.lang.Double&quot;;IF([.Z257];&quot;java.math.BigDecimal&quot;;&quot;none&quot;)))))">
            <text:p/>
          </table:table-cell>
          <table:table-cell/>
          <table:table-cell table:style-name="ce16" table:formula="of:=IF(ISBLANK([.B257]);&quot;&quot;;IF(ISERR([.G257]);&quot;&lt;/obj-entity&gt;&quot;;CONCATENATE([.$I$2];[.G257];[.$J$2];[.G257];[.$K$2])))">
            <text:p/>
          </table:table-cell>
          <table:table-cell table:formula="of:=IF(ISBLANK([.C257]);&quot;&quot;;CONCATENATE([.$U$3];[.T257];[.$V$3];[.AA257];[.$AD$3];[.T257];[.U25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8]);&quot;&quot;;IF(ISERR([.G258]);&quot;&lt;/obj-entity&gt;&quot;;CONCATENATE([.$I$2];[.G258];[.$J$2];[.G258];[.$K$2])))">
            <text:p/>
          </table:table-cell>
          <table:table-cell table:number-columns-repeated="3"/>
          <table:table-cell table:formula="of:==IF(ISBLANK([.$C258]);&quot;&quot;;FIND([.M$3];[.$C258]))">
            <text:p/>
          </table:table-cell>
          <table:table-cell table:formula="of:==IF(ISBLANK([.$C258]);&quot;&quot;;FIND([.N$3];[.$C258]))">
            <text:p/>
          </table:table-cell>
          <table:table-cell table:formula="of:==IF(ISBLANK([.$C258]);&quot;&quot;;FIND([.O$3];[.$C258]))">
            <text:p/>
          </table:table-cell>
          <table:table-cell table:formula="of:==IF(ISBLANK([.$C258]);&quot;&quot;;FIND([.P$3];[.$C258]))">
            <text:p/>
          </table:table-cell>
          <table:table-cell table:formula="of:==IF(ISBLANK([.$C258]);&quot;&quot;;FIND([.Q$3];[.$C258]))">
            <text:p/>
          </table:table-cell>
          <table:table-cell table:formula="of:==IF(ISBLANK([.$C258]);&quot;&quot;;FIND([.R$3];[.$C258]))">
            <text:p/>
          </table:table-cell>
          <table:table-cell table:formula="of:==IF(ISBLANK([.$C258]);&quot;&quot;;FIND([.S$3];[.$C258]))">
            <text:p/>
          </table:table-cell>
          <table:table-cell table:formula="of:=IF(ISBLANK([.C258]);&quot;&quot;;MID([.C258];[.M258]+LEN([.$M$3]);[.N258]-[.M258]-LEN([.$M$3])))">
            <text:p/>
          </table:table-cell>
          <table:table-cell table:formula="of:=IF(NOT(ISERROR([.O25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8]);&quot;&quot;;AND(NOT(ISERROR([.$P258]));ISERROR([.$Q258]);ISERROR([.$R258]);ISERROR([.$S258])))">
            <text:p/>
          </table:table-cell>
          <table:table-cell table:style-name="ce12" table:formula="of:=IF(ISBLANK([.$C258]);&quot;&quot;;AND((ISERROR([.$P258]));ISERROR([.$Q258]);NOT(ISERROR([.$R258]));ISERROR([.$S258])))">
            <text:p/>
          </table:table-cell>
          <table:table-cell table:style-name="ce12" table:formula="of:=IF(ISBLANK([.$C258]);&quot;&quot;;AND(NOT(ISERROR([.$S258]))))">
            <text:p/>
          </table:table-cell>
          <table:table-cell table:style-name="ce12" table:formula="of:=IF(ISBLANK([.$C258]);&quot;&quot;;AND(NOT(ISERROR([.$Q258]))))">
            <text:p/>
          </table:table-cell>
          <table:table-cell table:formula="of:=IF(ISBLANK([.C258]);&quot;&quot;;IF([.W258];&quot;java.lang.Long&quot;;IF([.X258];&quot;java.lang.String&quot;;IF([.Y258];&quot;java.lang.Double&quot;;IF([.Z258];&quot;java.math.BigDecimal&quot;;&quot;none&quot;)))))">
            <text:p/>
          </table:table-cell>
          <table:table-cell/>
          <table:table-cell table:style-name="ce16" table:formula="of:=IF(ISBLANK([.B258]);&quot;&quot;;IF(ISERR([.G258]);&quot;&lt;/obj-entity&gt;&quot;;CONCATENATE([.$I$2];[.G258];[.$J$2];[.G258];[.$K$2])))">
            <text:p/>
          </table:table-cell>
          <table:table-cell table:formula="of:=IF(ISBLANK([.C258]);&quot;&quot;;CONCATENATE([.$U$3];[.T258];[.$V$3];[.AA258];[.$AD$3];[.T258];[.U25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59]);&quot;&quot;;IF(ISERR([.G259]);&quot;&lt;/obj-entity&gt;&quot;;CONCATENATE([.$I$2];[.G259];[.$J$2];[.G259];[.$K$2])))">
            <text:p/>
          </table:table-cell>
          <table:table-cell table:number-columns-repeated="3"/>
          <table:table-cell table:formula="of:==IF(ISBLANK([.$C259]);&quot;&quot;;FIND([.M$3];[.$C259]))">
            <text:p/>
          </table:table-cell>
          <table:table-cell table:formula="of:==IF(ISBLANK([.$C259]);&quot;&quot;;FIND([.N$3];[.$C259]))">
            <text:p/>
          </table:table-cell>
          <table:table-cell table:formula="of:==IF(ISBLANK([.$C259]);&quot;&quot;;FIND([.O$3];[.$C259]))">
            <text:p/>
          </table:table-cell>
          <table:table-cell table:formula="of:==IF(ISBLANK([.$C259]);&quot;&quot;;FIND([.P$3];[.$C259]))">
            <text:p/>
          </table:table-cell>
          <table:table-cell table:formula="of:==IF(ISBLANK([.$C259]);&quot;&quot;;FIND([.Q$3];[.$C259]))">
            <text:p/>
          </table:table-cell>
          <table:table-cell table:formula="of:==IF(ISBLANK([.$C259]);&quot;&quot;;FIND([.R$3];[.$C259]))">
            <text:p/>
          </table:table-cell>
          <table:table-cell table:formula="of:==IF(ISBLANK([.$C259]);&quot;&quot;;FIND([.S$3];[.$C259]))">
            <text:p/>
          </table:table-cell>
          <table:table-cell table:formula="of:=IF(ISBLANK([.C259]);&quot;&quot;;MID([.C259];[.M259]+LEN([.$M$3]);[.N259]-[.M259]-LEN([.$M$3])))">
            <text:p/>
          </table:table-cell>
          <table:table-cell table:formula="of:=IF(NOT(ISERROR([.O25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59]);&quot;&quot;;AND(NOT(ISERROR([.$P259]));ISERROR([.$Q259]);ISERROR([.$R259]);ISERROR([.$S259])))">
            <text:p/>
          </table:table-cell>
          <table:table-cell table:style-name="ce12" table:formula="of:=IF(ISBLANK([.$C259]);&quot;&quot;;AND((ISERROR([.$P259]));ISERROR([.$Q259]);NOT(ISERROR([.$R259]));ISERROR([.$S259])))">
            <text:p/>
          </table:table-cell>
          <table:table-cell table:style-name="ce12" table:formula="of:=IF(ISBLANK([.$C259]);&quot;&quot;;AND(NOT(ISERROR([.$S259]))))">
            <text:p/>
          </table:table-cell>
          <table:table-cell table:style-name="ce12" table:formula="of:=IF(ISBLANK([.$C259]);&quot;&quot;;AND(NOT(ISERROR([.$Q259]))))">
            <text:p/>
          </table:table-cell>
          <table:table-cell table:formula="of:=IF(ISBLANK([.C259]);&quot;&quot;;IF([.W259];&quot;java.lang.Long&quot;;IF([.X259];&quot;java.lang.String&quot;;IF([.Y259];&quot;java.lang.Double&quot;;IF([.Z259];&quot;java.math.BigDecimal&quot;;&quot;none&quot;)))))">
            <text:p/>
          </table:table-cell>
          <table:table-cell/>
          <table:table-cell table:style-name="ce16" table:formula="of:=IF(ISBLANK([.B259]);&quot;&quot;;IF(ISERR([.G259]);&quot;&lt;/obj-entity&gt;&quot;;CONCATENATE([.$I$2];[.G259];[.$J$2];[.G259];[.$K$2])))">
            <text:p/>
          </table:table-cell>
          <table:table-cell table:formula="of:=IF(ISBLANK([.C259]);&quot;&quot;;CONCATENATE([.$U$3];[.T259];[.$V$3];[.AA259];[.$AD$3];[.T259];[.U25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0]);&quot;&quot;;IF(ISERR([.G260]);&quot;&lt;/obj-entity&gt;&quot;;CONCATENATE([.$I$2];[.G260];[.$J$2];[.G260];[.$K$2])))">
            <text:p/>
          </table:table-cell>
          <table:table-cell table:number-columns-repeated="3"/>
          <table:table-cell table:formula="of:==IF(ISBLANK([.$C260]);&quot;&quot;;FIND([.M$3];[.$C260]))">
            <text:p/>
          </table:table-cell>
          <table:table-cell table:formula="of:==IF(ISBLANK([.$C260]);&quot;&quot;;FIND([.N$3];[.$C260]))">
            <text:p/>
          </table:table-cell>
          <table:table-cell table:formula="of:==IF(ISBLANK([.$C260]);&quot;&quot;;FIND([.O$3];[.$C260]))">
            <text:p/>
          </table:table-cell>
          <table:table-cell table:formula="of:==IF(ISBLANK([.$C260]);&quot;&quot;;FIND([.P$3];[.$C260]))">
            <text:p/>
          </table:table-cell>
          <table:table-cell table:formula="of:==IF(ISBLANK([.$C260]);&quot;&quot;;FIND([.Q$3];[.$C260]))">
            <text:p/>
          </table:table-cell>
          <table:table-cell table:formula="of:==IF(ISBLANK([.$C260]);&quot;&quot;;FIND([.R$3];[.$C260]))">
            <text:p/>
          </table:table-cell>
          <table:table-cell table:formula="of:==IF(ISBLANK([.$C260]);&quot;&quot;;FIND([.S$3];[.$C260]))">
            <text:p/>
          </table:table-cell>
          <table:table-cell table:formula="of:=IF(ISBLANK([.C260]);&quot;&quot;;MID([.C260];[.M260]+LEN([.$M$3]);[.N260]-[.M260]-LEN([.$M$3])))">
            <text:p/>
          </table:table-cell>
          <table:table-cell table:formula="of:=IF(NOT(ISERROR([.O26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0]);&quot;&quot;;AND(NOT(ISERROR([.$P260]));ISERROR([.$Q260]);ISERROR([.$R260]);ISERROR([.$S260])))">
            <text:p/>
          </table:table-cell>
          <table:table-cell table:style-name="ce12" table:formula="of:=IF(ISBLANK([.$C260]);&quot;&quot;;AND((ISERROR([.$P260]));ISERROR([.$Q260]);NOT(ISERROR([.$R260]));ISERROR([.$S260])))">
            <text:p/>
          </table:table-cell>
          <table:table-cell table:style-name="ce12" table:formula="of:=IF(ISBLANK([.$C260]);&quot;&quot;;AND(NOT(ISERROR([.$S260]))))">
            <text:p/>
          </table:table-cell>
          <table:table-cell table:style-name="ce12" table:formula="of:=IF(ISBLANK([.$C260]);&quot;&quot;;AND(NOT(ISERROR([.$Q260]))))">
            <text:p/>
          </table:table-cell>
          <table:table-cell table:formula="of:=IF(ISBLANK([.C260]);&quot;&quot;;IF([.W260];&quot;java.lang.Long&quot;;IF([.X260];&quot;java.lang.String&quot;;IF([.Y260];&quot;java.lang.Double&quot;;IF([.Z260];&quot;java.math.BigDecimal&quot;;&quot;none&quot;)))))">
            <text:p/>
          </table:table-cell>
          <table:table-cell/>
          <table:table-cell table:style-name="ce16" table:formula="of:=IF(ISBLANK([.B260]);&quot;&quot;;IF(ISERR([.G260]);&quot;&lt;/obj-entity&gt;&quot;;CONCATENATE([.$I$2];[.G260];[.$J$2];[.G260];[.$K$2])))">
            <text:p/>
          </table:table-cell>
          <table:table-cell table:formula="of:=IF(ISBLANK([.C260]);&quot;&quot;;CONCATENATE([.$U$3];[.T260];[.$V$3];[.AA260];[.$AD$3];[.T260];[.U26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1]);&quot;&quot;;IF(ISERR([.G261]);&quot;&lt;/obj-entity&gt;&quot;;CONCATENATE([.$I$2];[.G261];[.$J$2];[.G261];[.$K$2])))">
            <text:p/>
          </table:table-cell>
          <table:table-cell table:number-columns-repeated="3"/>
          <table:table-cell table:formula="of:==IF(ISBLANK([.$C261]);&quot;&quot;;FIND([.M$3];[.$C261]))">
            <text:p/>
          </table:table-cell>
          <table:table-cell table:formula="of:==IF(ISBLANK([.$C261]);&quot;&quot;;FIND([.N$3];[.$C261]))">
            <text:p/>
          </table:table-cell>
          <table:table-cell table:formula="of:==IF(ISBLANK([.$C261]);&quot;&quot;;FIND([.O$3];[.$C261]))">
            <text:p/>
          </table:table-cell>
          <table:table-cell table:formula="of:==IF(ISBLANK([.$C261]);&quot;&quot;;FIND([.P$3];[.$C261]))">
            <text:p/>
          </table:table-cell>
          <table:table-cell table:formula="of:==IF(ISBLANK([.$C261]);&quot;&quot;;FIND([.Q$3];[.$C261]))">
            <text:p/>
          </table:table-cell>
          <table:table-cell table:formula="of:==IF(ISBLANK([.$C261]);&quot;&quot;;FIND([.R$3];[.$C261]))">
            <text:p/>
          </table:table-cell>
          <table:table-cell table:formula="of:==IF(ISBLANK([.$C261]);&quot;&quot;;FIND([.S$3];[.$C261]))">
            <text:p/>
          </table:table-cell>
          <table:table-cell table:formula="of:=IF(ISBLANK([.C261]);&quot;&quot;;MID([.C261];[.M261]+LEN([.$M$3]);[.N261]-[.M261]-LEN([.$M$3])))">
            <text:p/>
          </table:table-cell>
          <table:table-cell table:formula="of:=IF(NOT(ISERROR([.O26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1]);&quot;&quot;;AND(NOT(ISERROR([.$P261]));ISERROR([.$Q261]);ISERROR([.$R261]);ISERROR([.$S261])))">
            <text:p/>
          </table:table-cell>
          <table:table-cell table:style-name="ce12" table:formula="of:=IF(ISBLANK([.$C261]);&quot;&quot;;AND((ISERROR([.$P261]));ISERROR([.$Q261]);NOT(ISERROR([.$R261]));ISERROR([.$S261])))">
            <text:p/>
          </table:table-cell>
          <table:table-cell table:style-name="ce12" table:formula="of:=IF(ISBLANK([.$C261]);&quot;&quot;;AND(NOT(ISERROR([.$S261]))))">
            <text:p/>
          </table:table-cell>
          <table:table-cell table:style-name="ce12" table:formula="of:=IF(ISBLANK([.$C261]);&quot;&quot;;AND(NOT(ISERROR([.$Q261]))))">
            <text:p/>
          </table:table-cell>
          <table:table-cell table:formula="of:=IF(ISBLANK([.C261]);&quot;&quot;;IF([.W261];&quot;java.lang.Long&quot;;IF([.X261];&quot;java.lang.String&quot;;IF([.Y261];&quot;java.lang.Double&quot;;IF([.Z261];&quot;java.math.BigDecimal&quot;;&quot;none&quot;)))))">
            <text:p/>
          </table:table-cell>
          <table:table-cell/>
          <table:table-cell table:style-name="ce16" table:formula="of:=IF(ISBLANK([.B261]);&quot;&quot;;IF(ISERR([.G261]);&quot;&lt;/obj-entity&gt;&quot;;CONCATENATE([.$I$2];[.G261];[.$J$2];[.G261];[.$K$2])))">
            <text:p/>
          </table:table-cell>
          <table:table-cell table:formula="of:=IF(ISBLANK([.C261]);&quot;&quot;;CONCATENATE([.$U$3];[.T261];[.$V$3];[.AA261];[.$AD$3];[.T261];[.U26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2]);&quot;&quot;;IF(ISERR([.G262]);&quot;&lt;/obj-entity&gt;&quot;;CONCATENATE([.$I$2];[.G262];[.$J$2];[.G262];[.$K$2])))">
            <text:p/>
          </table:table-cell>
          <table:table-cell table:number-columns-repeated="3"/>
          <table:table-cell table:formula="of:==IF(ISBLANK([.$C262]);&quot;&quot;;FIND([.M$3];[.$C262]))">
            <text:p/>
          </table:table-cell>
          <table:table-cell table:formula="of:==IF(ISBLANK([.$C262]);&quot;&quot;;FIND([.N$3];[.$C262]))">
            <text:p/>
          </table:table-cell>
          <table:table-cell table:formula="of:==IF(ISBLANK([.$C262]);&quot;&quot;;FIND([.O$3];[.$C262]))">
            <text:p/>
          </table:table-cell>
          <table:table-cell table:formula="of:==IF(ISBLANK([.$C262]);&quot;&quot;;FIND([.P$3];[.$C262]))">
            <text:p/>
          </table:table-cell>
          <table:table-cell table:formula="of:==IF(ISBLANK([.$C262]);&quot;&quot;;FIND([.Q$3];[.$C262]))">
            <text:p/>
          </table:table-cell>
          <table:table-cell table:formula="of:==IF(ISBLANK([.$C262]);&quot;&quot;;FIND([.R$3];[.$C262]))">
            <text:p/>
          </table:table-cell>
          <table:table-cell table:formula="of:==IF(ISBLANK([.$C262]);&quot;&quot;;FIND([.S$3];[.$C262]))">
            <text:p/>
          </table:table-cell>
          <table:table-cell table:formula="of:=IF(ISBLANK([.C262]);&quot;&quot;;MID([.C262];[.M262]+LEN([.$M$3]);[.N262]-[.M262]-LEN([.$M$3])))">
            <text:p/>
          </table:table-cell>
          <table:table-cell table:formula="of:=IF(NOT(ISERROR([.O26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2]);&quot;&quot;;AND(NOT(ISERROR([.$P262]));ISERROR([.$Q262]);ISERROR([.$R262]);ISERROR([.$S262])))">
            <text:p/>
          </table:table-cell>
          <table:table-cell table:style-name="ce12" table:formula="of:=IF(ISBLANK([.$C262]);&quot;&quot;;AND((ISERROR([.$P262]));ISERROR([.$Q262]);NOT(ISERROR([.$R262]));ISERROR([.$S262])))">
            <text:p/>
          </table:table-cell>
          <table:table-cell table:style-name="ce12" table:formula="of:=IF(ISBLANK([.$C262]);&quot;&quot;;AND(NOT(ISERROR([.$S262]))))">
            <text:p/>
          </table:table-cell>
          <table:table-cell table:style-name="ce12" table:formula="of:=IF(ISBLANK([.$C262]);&quot;&quot;;AND(NOT(ISERROR([.$Q262]))))">
            <text:p/>
          </table:table-cell>
          <table:table-cell table:formula="of:=IF(ISBLANK([.C262]);&quot;&quot;;IF([.W262];&quot;java.lang.Long&quot;;IF([.X262];&quot;java.lang.String&quot;;IF([.Y262];&quot;java.lang.Double&quot;;IF([.Z262];&quot;java.math.BigDecimal&quot;;&quot;none&quot;)))))">
            <text:p/>
          </table:table-cell>
          <table:table-cell/>
          <table:table-cell table:style-name="ce16" table:formula="of:=IF(ISBLANK([.B262]);&quot;&quot;;IF(ISERR([.G262]);&quot;&lt;/obj-entity&gt;&quot;;CONCATENATE([.$I$2];[.G262];[.$J$2];[.G262];[.$K$2])))">
            <text:p/>
          </table:table-cell>
          <table:table-cell table:formula="of:=IF(ISBLANK([.C262]);&quot;&quot;;CONCATENATE([.$U$3];[.T262];[.$V$3];[.AA262];[.$AD$3];[.T262];[.U26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3]);&quot;&quot;;IF(ISERR([.G263]);&quot;&lt;/obj-entity&gt;&quot;;CONCATENATE([.$I$2];[.G263];[.$J$2];[.G263];[.$K$2])))">
            <text:p/>
          </table:table-cell>
          <table:table-cell table:number-columns-repeated="3"/>
          <table:table-cell table:formula="of:==IF(ISBLANK([.$C263]);&quot;&quot;;FIND([.M$3];[.$C263]))">
            <text:p/>
          </table:table-cell>
          <table:table-cell table:formula="of:==IF(ISBLANK([.$C263]);&quot;&quot;;FIND([.N$3];[.$C263]))">
            <text:p/>
          </table:table-cell>
          <table:table-cell table:formula="of:==IF(ISBLANK([.$C263]);&quot;&quot;;FIND([.O$3];[.$C263]))">
            <text:p/>
          </table:table-cell>
          <table:table-cell table:formula="of:==IF(ISBLANK([.$C263]);&quot;&quot;;FIND([.P$3];[.$C263]))">
            <text:p/>
          </table:table-cell>
          <table:table-cell table:formula="of:==IF(ISBLANK([.$C263]);&quot;&quot;;FIND([.Q$3];[.$C263]))">
            <text:p/>
          </table:table-cell>
          <table:table-cell table:formula="of:==IF(ISBLANK([.$C263]);&quot;&quot;;FIND([.R$3];[.$C263]))">
            <text:p/>
          </table:table-cell>
          <table:table-cell table:formula="of:==IF(ISBLANK([.$C263]);&quot;&quot;;FIND([.S$3];[.$C263]))">
            <text:p/>
          </table:table-cell>
          <table:table-cell table:formula="of:=IF(ISBLANK([.C263]);&quot;&quot;;MID([.C263];[.M263]+LEN([.$M$3]);[.N263]-[.M263]-LEN([.$M$3])))">
            <text:p/>
          </table:table-cell>
          <table:table-cell table:formula="of:=IF(NOT(ISERROR([.O26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3]);&quot;&quot;;AND(NOT(ISERROR([.$P263]));ISERROR([.$Q263]);ISERROR([.$R263]);ISERROR([.$S263])))">
            <text:p/>
          </table:table-cell>
          <table:table-cell table:style-name="ce12" table:formula="of:=IF(ISBLANK([.$C263]);&quot;&quot;;AND((ISERROR([.$P263]));ISERROR([.$Q263]);NOT(ISERROR([.$R263]));ISERROR([.$S263])))">
            <text:p/>
          </table:table-cell>
          <table:table-cell table:style-name="ce12" table:formula="of:=IF(ISBLANK([.$C263]);&quot;&quot;;AND(NOT(ISERROR([.$S263]))))">
            <text:p/>
          </table:table-cell>
          <table:table-cell table:style-name="ce12" table:formula="of:=IF(ISBLANK([.$C263]);&quot;&quot;;AND(NOT(ISERROR([.$Q263]))))">
            <text:p/>
          </table:table-cell>
          <table:table-cell table:formula="of:=IF(ISBLANK([.C263]);&quot;&quot;;IF([.W263];&quot;java.lang.Long&quot;;IF([.X263];&quot;java.lang.String&quot;;IF([.Y263];&quot;java.lang.Double&quot;;IF([.Z263];&quot;java.math.BigDecimal&quot;;&quot;none&quot;)))))">
            <text:p/>
          </table:table-cell>
          <table:table-cell/>
          <table:table-cell table:style-name="ce16" table:formula="of:=IF(ISBLANK([.B263]);&quot;&quot;;IF(ISERR([.G263]);&quot;&lt;/obj-entity&gt;&quot;;CONCATENATE([.$I$2];[.G263];[.$J$2];[.G263];[.$K$2])))">
            <text:p/>
          </table:table-cell>
          <table:table-cell table:formula="of:=IF(ISBLANK([.C263]);&quot;&quot;;CONCATENATE([.$U$3];[.T263];[.$V$3];[.AA263];[.$AD$3];[.T263];[.U26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4]);&quot;&quot;;IF(ISERR([.G264]);&quot;&lt;/obj-entity&gt;&quot;;CONCATENATE([.$I$2];[.G264];[.$J$2];[.G264];[.$K$2])))">
            <text:p/>
          </table:table-cell>
          <table:table-cell table:number-columns-repeated="3"/>
          <table:table-cell table:formula="of:==IF(ISBLANK([.$C264]);&quot;&quot;;FIND([.M$3];[.$C264]))">
            <text:p/>
          </table:table-cell>
          <table:table-cell table:formula="of:==IF(ISBLANK([.$C264]);&quot;&quot;;FIND([.N$3];[.$C264]))">
            <text:p/>
          </table:table-cell>
          <table:table-cell table:formula="of:==IF(ISBLANK([.$C264]);&quot;&quot;;FIND([.O$3];[.$C264]))">
            <text:p/>
          </table:table-cell>
          <table:table-cell table:formula="of:==IF(ISBLANK([.$C264]);&quot;&quot;;FIND([.P$3];[.$C264]))">
            <text:p/>
          </table:table-cell>
          <table:table-cell table:formula="of:==IF(ISBLANK([.$C264]);&quot;&quot;;FIND([.Q$3];[.$C264]))">
            <text:p/>
          </table:table-cell>
          <table:table-cell table:formula="of:==IF(ISBLANK([.$C264]);&quot;&quot;;FIND([.R$3];[.$C264]))">
            <text:p/>
          </table:table-cell>
          <table:table-cell table:formula="of:==IF(ISBLANK([.$C264]);&quot;&quot;;FIND([.S$3];[.$C264]))">
            <text:p/>
          </table:table-cell>
          <table:table-cell table:formula="of:=IF(ISBLANK([.C264]);&quot;&quot;;MID([.C264];[.M264]+LEN([.$M$3]);[.N264]-[.M264]-LEN([.$M$3])))">
            <text:p/>
          </table:table-cell>
          <table:table-cell table:formula="of:=IF(NOT(ISERROR([.O26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4]);&quot;&quot;;AND(NOT(ISERROR([.$P264]));ISERROR([.$Q264]);ISERROR([.$R264]);ISERROR([.$S264])))">
            <text:p/>
          </table:table-cell>
          <table:table-cell table:style-name="ce12" table:formula="of:=IF(ISBLANK([.$C264]);&quot;&quot;;AND((ISERROR([.$P264]));ISERROR([.$Q264]);NOT(ISERROR([.$R264]));ISERROR([.$S264])))">
            <text:p/>
          </table:table-cell>
          <table:table-cell table:style-name="ce12" table:formula="of:=IF(ISBLANK([.$C264]);&quot;&quot;;AND(NOT(ISERROR([.$S264]))))">
            <text:p/>
          </table:table-cell>
          <table:table-cell table:style-name="ce12" table:formula="of:=IF(ISBLANK([.$C264]);&quot;&quot;;AND(NOT(ISERROR([.$Q264]))))">
            <text:p/>
          </table:table-cell>
          <table:table-cell table:formula="of:=IF(ISBLANK([.C264]);&quot;&quot;;IF([.W264];&quot;java.lang.Long&quot;;IF([.X264];&quot;java.lang.String&quot;;IF([.Y264];&quot;java.lang.Double&quot;;IF([.Z264];&quot;java.math.BigDecimal&quot;;&quot;none&quot;)))))">
            <text:p/>
          </table:table-cell>
          <table:table-cell/>
          <table:table-cell table:style-name="ce16" table:formula="of:=IF(ISBLANK([.B264]);&quot;&quot;;IF(ISERR([.G264]);&quot;&lt;/obj-entity&gt;&quot;;CONCATENATE([.$I$2];[.G264];[.$J$2];[.G264];[.$K$2])))">
            <text:p/>
          </table:table-cell>
          <table:table-cell table:formula="of:=IF(ISBLANK([.C264]);&quot;&quot;;CONCATENATE([.$U$3];[.T264];[.$V$3];[.AA264];[.$AD$3];[.T264];[.U26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5]);&quot;&quot;;IF(ISERR([.G265]);&quot;&lt;/obj-entity&gt;&quot;;CONCATENATE([.$I$2];[.G265];[.$J$2];[.G265];[.$K$2])))">
            <text:p/>
          </table:table-cell>
          <table:table-cell table:number-columns-repeated="3"/>
          <table:table-cell table:formula="of:==IF(ISBLANK([.$C265]);&quot;&quot;;FIND([.M$3];[.$C265]))">
            <text:p/>
          </table:table-cell>
          <table:table-cell table:formula="of:==IF(ISBLANK([.$C265]);&quot;&quot;;FIND([.N$3];[.$C265]))">
            <text:p/>
          </table:table-cell>
          <table:table-cell table:formula="of:==IF(ISBLANK([.$C265]);&quot;&quot;;FIND([.O$3];[.$C265]))">
            <text:p/>
          </table:table-cell>
          <table:table-cell table:formula="of:==IF(ISBLANK([.$C265]);&quot;&quot;;FIND([.P$3];[.$C265]))">
            <text:p/>
          </table:table-cell>
          <table:table-cell table:formula="of:==IF(ISBLANK([.$C265]);&quot;&quot;;FIND([.Q$3];[.$C265]))">
            <text:p/>
          </table:table-cell>
          <table:table-cell table:formula="of:==IF(ISBLANK([.$C265]);&quot;&quot;;FIND([.R$3];[.$C265]))">
            <text:p/>
          </table:table-cell>
          <table:table-cell table:formula="of:==IF(ISBLANK([.$C265]);&quot;&quot;;FIND([.S$3];[.$C265]))">
            <text:p/>
          </table:table-cell>
          <table:table-cell table:formula="of:=IF(ISBLANK([.C265]);&quot;&quot;;MID([.C265];[.M265]+LEN([.$M$3]);[.N265]-[.M265]-LEN([.$M$3])))">
            <text:p/>
          </table:table-cell>
          <table:table-cell table:formula="of:=IF(NOT(ISERROR([.O26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5]);&quot;&quot;;AND(NOT(ISERROR([.$P265]));ISERROR([.$Q265]);ISERROR([.$R265]);ISERROR([.$S265])))">
            <text:p/>
          </table:table-cell>
          <table:table-cell table:style-name="ce12" table:formula="of:=IF(ISBLANK([.$C265]);&quot;&quot;;AND((ISERROR([.$P265]));ISERROR([.$Q265]);NOT(ISERROR([.$R265]));ISERROR([.$S265])))">
            <text:p/>
          </table:table-cell>
          <table:table-cell table:style-name="ce12" table:formula="of:=IF(ISBLANK([.$C265]);&quot;&quot;;AND(NOT(ISERROR([.$S265]))))">
            <text:p/>
          </table:table-cell>
          <table:table-cell table:style-name="ce12" table:formula="of:=IF(ISBLANK([.$C265]);&quot;&quot;;AND(NOT(ISERROR([.$Q265]))))">
            <text:p/>
          </table:table-cell>
          <table:table-cell table:formula="of:=IF(ISBLANK([.C265]);&quot;&quot;;IF([.W265];&quot;java.lang.Long&quot;;IF([.X265];&quot;java.lang.String&quot;;IF([.Y265];&quot;java.lang.Double&quot;;IF([.Z265];&quot;java.math.BigDecimal&quot;;&quot;none&quot;)))))">
            <text:p/>
          </table:table-cell>
          <table:table-cell/>
          <table:table-cell table:style-name="ce16" table:formula="of:=IF(ISBLANK([.B265]);&quot;&quot;;IF(ISERR([.G265]);&quot;&lt;/obj-entity&gt;&quot;;CONCATENATE([.$I$2];[.G265];[.$J$2];[.G265];[.$K$2])))">
            <text:p/>
          </table:table-cell>
          <table:table-cell table:formula="of:=IF(ISBLANK([.C265]);&quot;&quot;;CONCATENATE([.$U$3];[.T265];[.$V$3];[.AA265];[.$AD$3];[.T265];[.U26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6]);&quot;&quot;;IF(ISERR([.G266]);&quot;&lt;/obj-entity&gt;&quot;;CONCATENATE([.$I$2];[.G266];[.$J$2];[.G266];[.$K$2])))">
            <text:p/>
          </table:table-cell>
          <table:table-cell table:number-columns-repeated="3"/>
          <table:table-cell table:formula="of:==IF(ISBLANK([.$C266]);&quot;&quot;;FIND([.M$3];[.$C266]))">
            <text:p/>
          </table:table-cell>
          <table:table-cell table:formula="of:==IF(ISBLANK([.$C266]);&quot;&quot;;FIND([.N$3];[.$C266]))">
            <text:p/>
          </table:table-cell>
          <table:table-cell table:formula="of:==IF(ISBLANK([.$C266]);&quot;&quot;;FIND([.O$3];[.$C266]))">
            <text:p/>
          </table:table-cell>
          <table:table-cell table:formula="of:==IF(ISBLANK([.$C266]);&quot;&quot;;FIND([.P$3];[.$C266]))">
            <text:p/>
          </table:table-cell>
          <table:table-cell table:formula="of:==IF(ISBLANK([.$C266]);&quot;&quot;;FIND([.Q$3];[.$C266]))">
            <text:p/>
          </table:table-cell>
          <table:table-cell table:formula="of:==IF(ISBLANK([.$C266]);&quot;&quot;;FIND([.R$3];[.$C266]))">
            <text:p/>
          </table:table-cell>
          <table:table-cell table:formula="of:==IF(ISBLANK([.$C266]);&quot;&quot;;FIND([.S$3];[.$C266]))">
            <text:p/>
          </table:table-cell>
          <table:table-cell table:formula="of:=IF(ISBLANK([.C266]);&quot;&quot;;MID([.C266];[.M266]+LEN([.$M$3]);[.N266]-[.M266]-LEN([.$M$3])))">
            <text:p/>
          </table:table-cell>
          <table:table-cell table:formula="of:=IF(NOT(ISERROR([.O26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6]);&quot;&quot;;AND(NOT(ISERROR([.$P266]));ISERROR([.$Q266]);ISERROR([.$R266]);ISERROR([.$S266])))">
            <text:p/>
          </table:table-cell>
          <table:table-cell table:style-name="ce12" table:formula="of:=IF(ISBLANK([.$C266]);&quot;&quot;;AND((ISERROR([.$P266]));ISERROR([.$Q266]);NOT(ISERROR([.$R266]));ISERROR([.$S266])))">
            <text:p/>
          </table:table-cell>
          <table:table-cell table:style-name="ce12" table:formula="of:=IF(ISBLANK([.$C266]);&quot;&quot;;AND(NOT(ISERROR([.$S266]))))">
            <text:p/>
          </table:table-cell>
          <table:table-cell table:style-name="ce12" table:formula="of:=IF(ISBLANK([.$C266]);&quot;&quot;;AND(NOT(ISERROR([.$Q266]))))">
            <text:p/>
          </table:table-cell>
          <table:table-cell table:formula="of:=IF(ISBLANK([.C266]);&quot;&quot;;IF([.W266];&quot;java.lang.Long&quot;;IF([.X266];&quot;java.lang.String&quot;;IF([.Y266];&quot;java.lang.Double&quot;;IF([.Z266];&quot;java.math.BigDecimal&quot;;&quot;none&quot;)))))">
            <text:p/>
          </table:table-cell>
          <table:table-cell/>
          <table:table-cell table:style-name="ce16" table:formula="of:=IF(ISBLANK([.B266]);&quot;&quot;;IF(ISERR([.G266]);&quot;&lt;/obj-entity&gt;&quot;;CONCATENATE([.$I$2];[.G266];[.$J$2];[.G266];[.$K$2])))">
            <text:p/>
          </table:table-cell>
          <table:table-cell table:formula="of:=IF(ISBLANK([.C266]);&quot;&quot;;CONCATENATE([.$U$3];[.T266];[.$V$3];[.AA266];[.$AD$3];[.T266];[.U26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7]);&quot;&quot;;IF(ISERR([.G267]);&quot;&lt;/obj-entity&gt;&quot;;CONCATENATE([.$I$2];[.G267];[.$J$2];[.G267];[.$K$2])))">
            <text:p/>
          </table:table-cell>
          <table:table-cell table:number-columns-repeated="3"/>
          <table:table-cell table:formula="of:==IF(ISBLANK([.$C267]);&quot;&quot;;FIND([.M$3];[.$C267]))">
            <text:p/>
          </table:table-cell>
          <table:table-cell table:formula="of:==IF(ISBLANK([.$C267]);&quot;&quot;;FIND([.N$3];[.$C267]))">
            <text:p/>
          </table:table-cell>
          <table:table-cell table:formula="of:==IF(ISBLANK([.$C267]);&quot;&quot;;FIND([.O$3];[.$C267]))">
            <text:p/>
          </table:table-cell>
          <table:table-cell table:formula="of:==IF(ISBLANK([.$C267]);&quot;&quot;;FIND([.P$3];[.$C267]))">
            <text:p/>
          </table:table-cell>
          <table:table-cell table:formula="of:==IF(ISBLANK([.$C267]);&quot;&quot;;FIND([.Q$3];[.$C267]))">
            <text:p/>
          </table:table-cell>
          <table:table-cell table:formula="of:==IF(ISBLANK([.$C267]);&quot;&quot;;FIND([.R$3];[.$C267]))">
            <text:p/>
          </table:table-cell>
          <table:table-cell table:formula="of:==IF(ISBLANK([.$C267]);&quot;&quot;;FIND([.S$3];[.$C267]))">
            <text:p/>
          </table:table-cell>
          <table:table-cell table:formula="of:=IF(ISBLANK([.C267]);&quot;&quot;;MID([.C267];[.M267]+LEN([.$M$3]);[.N267]-[.M267]-LEN([.$M$3])))">
            <text:p/>
          </table:table-cell>
          <table:table-cell table:formula="of:=IF(NOT(ISERROR([.O26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7]);&quot;&quot;;AND(NOT(ISERROR([.$P267]));ISERROR([.$Q267]);ISERROR([.$R267]);ISERROR([.$S267])))">
            <text:p/>
          </table:table-cell>
          <table:table-cell table:style-name="ce12" table:formula="of:=IF(ISBLANK([.$C267]);&quot;&quot;;AND((ISERROR([.$P267]));ISERROR([.$Q267]);NOT(ISERROR([.$R267]));ISERROR([.$S267])))">
            <text:p/>
          </table:table-cell>
          <table:table-cell table:style-name="ce12" table:formula="of:=IF(ISBLANK([.$C267]);&quot;&quot;;AND(NOT(ISERROR([.$S267]))))">
            <text:p/>
          </table:table-cell>
          <table:table-cell table:style-name="ce12" table:formula="of:=IF(ISBLANK([.$C267]);&quot;&quot;;AND(NOT(ISERROR([.$Q267]))))">
            <text:p/>
          </table:table-cell>
          <table:table-cell table:formula="of:=IF(ISBLANK([.C267]);&quot;&quot;;IF([.W267];&quot;java.lang.Long&quot;;IF([.X267];&quot;java.lang.String&quot;;IF([.Y267];&quot;java.lang.Double&quot;;IF([.Z267];&quot;java.math.BigDecimal&quot;;&quot;none&quot;)))))">
            <text:p/>
          </table:table-cell>
          <table:table-cell/>
          <table:table-cell table:style-name="ce16" table:formula="of:=IF(ISBLANK([.B267]);&quot;&quot;;IF(ISERR([.G267]);&quot;&lt;/obj-entity&gt;&quot;;CONCATENATE([.$I$2];[.G267];[.$J$2];[.G267];[.$K$2])))">
            <text:p/>
          </table:table-cell>
          <table:table-cell table:formula="of:=IF(ISBLANK([.C267]);&quot;&quot;;CONCATENATE([.$U$3];[.T267];[.$V$3];[.AA267];[.$AD$3];[.T267];[.U26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8]);&quot;&quot;;IF(ISERR([.G268]);&quot;&lt;/obj-entity&gt;&quot;;CONCATENATE([.$I$2];[.G268];[.$J$2];[.G268];[.$K$2])))">
            <text:p/>
          </table:table-cell>
          <table:table-cell table:number-columns-repeated="3"/>
          <table:table-cell table:formula="of:==IF(ISBLANK([.$C268]);&quot;&quot;;FIND([.M$3];[.$C268]))">
            <text:p/>
          </table:table-cell>
          <table:table-cell table:formula="of:==IF(ISBLANK([.$C268]);&quot;&quot;;FIND([.N$3];[.$C268]))">
            <text:p/>
          </table:table-cell>
          <table:table-cell table:formula="of:==IF(ISBLANK([.$C268]);&quot;&quot;;FIND([.O$3];[.$C268]))">
            <text:p/>
          </table:table-cell>
          <table:table-cell table:formula="of:==IF(ISBLANK([.$C268]);&quot;&quot;;FIND([.P$3];[.$C268]))">
            <text:p/>
          </table:table-cell>
          <table:table-cell table:formula="of:==IF(ISBLANK([.$C268]);&quot;&quot;;FIND([.Q$3];[.$C268]))">
            <text:p/>
          </table:table-cell>
          <table:table-cell table:formula="of:==IF(ISBLANK([.$C268]);&quot;&quot;;FIND([.R$3];[.$C268]))">
            <text:p/>
          </table:table-cell>
          <table:table-cell table:formula="of:==IF(ISBLANK([.$C268]);&quot;&quot;;FIND([.S$3];[.$C268]))">
            <text:p/>
          </table:table-cell>
          <table:table-cell table:formula="of:=IF(ISBLANK([.C268]);&quot;&quot;;MID([.C268];[.M268]+LEN([.$M$3]);[.N268]-[.M268]-LEN([.$M$3])))">
            <text:p/>
          </table:table-cell>
          <table:table-cell table:formula="of:=IF(NOT(ISERROR([.O26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8]);&quot;&quot;;AND(NOT(ISERROR([.$P268]));ISERROR([.$Q268]);ISERROR([.$R268]);ISERROR([.$S268])))">
            <text:p/>
          </table:table-cell>
          <table:table-cell table:style-name="ce12" table:formula="of:=IF(ISBLANK([.$C268]);&quot;&quot;;AND((ISERROR([.$P268]));ISERROR([.$Q268]);NOT(ISERROR([.$R268]));ISERROR([.$S268])))">
            <text:p/>
          </table:table-cell>
          <table:table-cell table:style-name="ce12" table:formula="of:=IF(ISBLANK([.$C268]);&quot;&quot;;AND(NOT(ISERROR([.$S268]))))">
            <text:p/>
          </table:table-cell>
          <table:table-cell table:style-name="ce12" table:formula="of:=IF(ISBLANK([.$C268]);&quot;&quot;;AND(NOT(ISERROR([.$Q268]))))">
            <text:p/>
          </table:table-cell>
          <table:table-cell table:formula="of:=IF(ISBLANK([.C268]);&quot;&quot;;IF([.W268];&quot;java.lang.Long&quot;;IF([.X268];&quot;java.lang.String&quot;;IF([.Y268];&quot;java.lang.Double&quot;;IF([.Z268];&quot;java.math.BigDecimal&quot;;&quot;none&quot;)))))">
            <text:p/>
          </table:table-cell>
          <table:table-cell/>
          <table:table-cell table:style-name="ce16" table:formula="of:=IF(ISBLANK([.B268]);&quot;&quot;;IF(ISERR([.G268]);&quot;&lt;/obj-entity&gt;&quot;;CONCATENATE([.$I$2];[.G268];[.$J$2];[.G268];[.$K$2])))">
            <text:p/>
          </table:table-cell>
          <table:table-cell table:formula="of:=IF(ISBLANK([.C268]);&quot;&quot;;CONCATENATE([.$U$3];[.T268];[.$V$3];[.AA268];[.$AD$3];[.T268];[.U26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69]);&quot;&quot;;IF(ISERR([.G269]);&quot;&lt;/obj-entity&gt;&quot;;CONCATENATE([.$I$2];[.G269];[.$J$2];[.G269];[.$K$2])))">
            <text:p/>
          </table:table-cell>
          <table:table-cell table:number-columns-repeated="3"/>
          <table:table-cell table:formula="of:==IF(ISBLANK([.$C269]);&quot;&quot;;FIND([.M$3];[.$C269]))">
            <text:p/>
          </table:table-cell>
          <table:table-cell table:formula="of:==IF(ISBLANK([.$C269]);&quot;&quot;;FIND([.N$3];[.$C269]))">
            <text:p/>
          </table:table-cell>
          <table:table-cell table:formula="of:==IF(ISBLANK([.$C269]);&quot;&quot;;FIND([.O$3];[.$C269]))">
            <text:p/>
          </table:table-cell>
          <table:table-cell table:formula="of:==IF(ISBLANK([.$C269]);&quot;&quot;;FIND([.P$3];[.$C269]))">
            <text:p/>
          </table:table-cell>
          <table:table-cell table:formula="of:==IF(ISBLANK([.$C269]);&quot;&quot;;FIND([.Q$3];[.$C269]))">
            <text:p/>
          </table:table-cell>
          <table:table-cell table:formula="of:==IF(ISBLANK([.$C269]);&quot;&quot;;FIND([.R$3];[.$C269]))">
            <text:p/>
          </table:table-cell>
          <table:table-cell table:formula="of:==IF(ISBLANK([.$C269]);&quot;&quot;;FIND([.S$3];[.$C269]))">
            <text:p/>
          </table:table-cell>
          <table:table-cell table:formula="of:=IF(ISBLANK([.C269]);&quot;&quot;;MID([.C269];[.M269]+LEN([.$M$3]);[.N269]-[.M269]-LEN([.$M$3])))">
            <text:p/>
          </table:table-cell>
          <table:table-cell table:formula="of:=IF(NOT(ISERROR([.O26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69]);&quot;&quot;;AND(NOT(ISERROR([.$P269]));ISERROR([.$Q269]);ISERROR([.$R269]);ISERROR([.$S269])))">
            <text:p/>
          </table:table-cell>
          <table:table-cell table:style-name="ce12" table:formula="of:=IF(ISBLANK([.$C269]);&quot;&quot;;AND((ISERROR([.$P269]));ISERROR([.$Q269]);NOT(ISERROR([.$R269]));ISERROR([.$S269])))">
            <text:p/>
          </table:table-cell>
          <table:table-cell table:style-name="ce12" table:formula="of:=IF(ISBLANK([.$C269]);&quot;&quot;;AND(NOT(ISERROR([.$S269]))))">
            <text:p/>
          </table:table-cell>
          <table:table-cell table:style-name="ce12" table:formula="of:=IF(ISBLANK([.$C269]);&quot;&quot;;AND(NOT(ISERROR([.$Q269]))))">
            <text:p/>
          </table:table-cell>
          <table:table-cell table:formula="of:=IF(ISBLANK([.C269]);&quot;&quot;;IF([.W269];&quot;java.lang.Long&quot;;IF([.X269];&quot;java.lang.String&quot;;IF([.Y269];&quot;java.lang.Double&quot;;IF([.Z269];&quot;java.math.BigDecimal&quot;;&quot;none&quot;)))))">
            <text:p/>
          </table:table-cell>
          <table:table-cell/>
          <table:table-cell table:style-name="ce16" table:formula="of:=IF(ISBLANK([.B269]);&quot;&quot;;IF(ISERR([.G269]);&quot;&lt;/obj-entity&gt;&quot;;CONCATENATE([.$I$2];[.G269];[.$J$2];[.G269];[.$K$2])))">
            <text:p/>
          </table:table-cell>
          <table:table-cell table:formula="of:=IF(ISBLANK([.C269]);&quot;&quot;;CONCATENATE([.$U$3];[.T269];[.$V$3];[.AA269];[.$AD$3];[.T269];[.U26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0]);&quot;&quot;;IF(ISERR([.G270]);&quot;&lt;/obj-entity&gt;&quot;;CONCATENATE([.$I$2];[.G270];[.$J$2];[.G270];[.$K$2])))">
            <text:p/>
          </table:table-cell>
          <table:table-cell table:number-columns-repeated="3"/>
          <table:table-cell table:formula="of:==IF(ISBLANK([.$C270]);&quot;&quot;;FIND([.M$3];[.$C270]))">
            <text:p/>
          </table:table-cell>
          <table:table-cell table:formula="of:==IF(ISBLANK([.$C270]);&quot;&quot;;FIND([.N$3];[.$C270]))">
            <text:p/>
          </table:table-cell>
          <table:table-cell table:formula="of:==IF(ISBLANK([.$C270]);&quot;&quot;;FIND([.O$3];[.$C270]))">
            <text:p/>
          </table:table-cell>
          <table:table-cell table:formula="of:==IF(ISBLANK([.$C270]);&quot;&quot;;FIND([.P$3];[.$C270]))">
            <text:p/>
          </table:table-cell>
          <table:table-cell table:formula="of:==IF(ISBLANK([.$C270]);&quot;&quot;;FIND([.Q$3];[.$C270]))">
            <text:p/>
          </table:table-cell>
          <table:table-cell table:formula="of:==IF(ISBLANK([.$C270]);&quot;&quot;;FIND([.R$3];[.$C270]))">
            <text:p/>
          </table:table-cell>
          <table:table-cell table:formula="of:==IF(ISBLANK([.$C270]);&quot;&quot;;FIND([.S$3];[.$C270]))">
            <text:p/>
          </table:table-cell>
          <table:table-cell table:formula="of:=IF(ISBLANK([.C270]);&quot;&quot;;MID([.C270];[.M270]+LEN([.$M$3]);[.N270]-[.M270]-LEN([.$M$3])))">
            <text:p/>
          </table:table-cell>
          <table:table-cell table:formula="of:=IF(NOT(ISERROR([.O27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0]);&quot;&quot;;AND(NOT(ISERROR([.$P270]));ISERROR([.$Q270]);ISERROR([.$R270]);ISERROR([.$S270])))">
            <text:p/>
          </table:table-cell>
          <table:table-cell table:style-name="ce12" table:formula="of:=IF(ISBLANK([.$C270]);&quot;&quot;;AND((ISERROR([.$P270]));ISERROR([.$Q270]);NOT(ISERROR([.$R270]));ISERROR([.$S270])))">
            <text:p/>
          </table:table-cell>
          <table:table-cell table:style-name="ce12" table:formula="of:=IF(ISBLANK([.$C270]);&quot;&quot;;AND(NOT(ISERROR([.$S270]))))">
            <text:p/>
          </table:table-cell>
          <table:table-cell table:style-name="ce12" table:formula="of:=IF(ISBLANK([.$C270]);&quot;&quot;;AND(NOT(ISERROR([.$Q270]))))">
            <text:p/>
          </table:table-cell>
          <table:table-cell table:formula="of:=IF(ISBLANK([.C270]);&quot;&quot;;IF([.W270];&quot;java.lang.Long&quot;;IF([.X270];&quot;java.lang.String&quot;;IF([.Y270];&quot;java.lang.Double&quot;;IF([.Z270];&quot;java.math.BigDecimal&quot;;&quot;none&quot;)))))">
            <text:p/>
          </table:table-cell>
          <table:table-cell/>
          <table:table-cell table:style-name="ce16" table:formula="of:=IF(ISBLANK([.B270]);&quot;&quot;;IF(ISERR([.G270]);&quot;&lt;/obj-entity&gt;&quot;;CONCATENATE([.$I$2];[.G270];[.$J$2];[.G270];[.$K$2])))">
            <text:p/>
          </table:table-cell>
          <table:table-cell table:formula="of:=IF(ISBLANK([.C270]);&quot;&quot;;CONCATENATE([.$U$3];[.T270];[.$V$3];[.AA270];[.$AD$3];[.T270];[.U27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1]);&quot;&quot;;IF(ISERR([.G271]);&quot;&lt;/obj-entity&gt;&quot;;CONCATENATE([.$I$2];[.G271];[.$J$2];[.G271];[.$K$2])))">
            <text:p/>
          </table:table-cell>
          <table:table-cell table:number-columns-repeated="3"/>
          <table:table-cell table:formula="of:==IF(ISBLANK([.$C271]);&quot;&quot;;FIND([.M$3];[.$C271]))">
            <text:p/>
          </table:table-cell>
          <table:table-cell table:formula="of:==IF(ISBLANK([.$C271]);&quot;&quot;;FIND([.N$3];[.$C271]))">
            <text:p/>
          </table:table-cell>
          <table:table-cell table:formula="of:==IF(ISBLANK([.$C271]);&quot;&quot;;FIND([.O$3];[.$C271]))">
            <text:p/>
          </table:table-cell>
          <table:table-cell table:formula="of:==IF(ISBLANK([.$C271]);&quot;&quot;;FIND([.P$3];[.$C271]))">
            <text:p/>
          </table:table-cell>
          <table:table-cell table:formula="of:==IF(ISBLANK([.$C271]);&quot;&quot;;FIND([.Q$3];[.$C271]))">
            <text:p/>
          </table:table-cell>
          <table:table-cell table:formula="of:==IF(ISBLANK([.$C271]);&quot;&quot;;FIND([.R$3];[.$C271]))">
            <text:p/>
          </table:table-cell>
          <table:table-cell table:formula="of:==IF(ISBLANK([.$C271]);&quot;&quot;;FIND([.S$3];[.$C271]))">
            <text:p/>
          </table:table-cell>
          <table:table-cell table:formula="of:=IF(ISBLANK([.C271]);&quot;&quot;;MID([.C271];[.M271]+LEN([.$M$3]);[.N271]-[.M271]-LEN([.$M$3])))">
            <text:p/>
          </table:table-cell>
          <table:table-cell table:formula="of:=IF(NOT(ISERROR([.O27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1]);&quot;&quot;;AND(NOT(ISERROR([.$P271]));ISERROR([.$Q271]);ISERROR([.$R271]);ISERROR([.$S271])))">
            <text:p/>
          </table:table-cell>
          <table:table-cell table:style-name="ce12" table:formula="of:=IF(ISBLANK([.$C271]);&quot;&quot;;AND((ISERROR([.$P271]));ISERROR([.$Q271]);NOT(ISERROR([.$R271]));ISERROR([.$S271])))">
            <text:p/>
          </table:table-cell>
          <table:table-cell table:style-name="ce12" table:formula="of:=IF(ISBLANK([.$C271]);&quot;&quot;;AND(NOT(ISERROR([.$S271]))))">
            <text:p/>
          </table:table-cell>
          <table:table-cell table:style-name="ce12" table:formula="of:=IF(ISBLANK([.$C271]);&quot;&quot;;AND(NOT(ISERROR([.$Q271]))))">
            <text:p/>
          </table:table-cell>
          <table:table-cell table:formula="of:=IF(ISBLANK([.C271]);&quot;&quot;;IF([.W271];&quot;java.lang.Long&quot;;IF([.X271];&quot;java.lang.String&quot;;IF([.Y271];&quot;java.lang.Double&quot;;IF([.Z271];&quot;java.math.BigDecimal&quot;;&quot;none&quot;)))))">
            <text:p/>
          </table:table-cell>
          <table:table-cell/>
          <table:table-cell table:style-name="ce16" table:formula="of:=IF(ISBLANK([.B271]);&quot;&quot;;IF(ISERR([.G271]);&quot;&lt;/obj-entity&gt;&quot;;CONCATENATE([.$I$2];[.G271];[.$J$2];[.G271];[.$K$2])))">
            <text:p/>
          </table:table-cell>
          <table:table-cell table:formula="of:=IF(ISBLANK([.C271]);&quot;&quot;;CONCATENATE([.$U$3];[.T271];[.$V$3];[.AA271];[.$AD$3];[.T271];[.U27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2]);&quot;&quot;;IF(ISERR([.G272]);&quot;&lt;/obj-entity&gt;&quot;;CONCATENATE([.$I$2];[.G272];[.$J$2];[.G272];[.$K$2])))">
            <text:p/>
          </table:table-cell>
          <table:table-cell table:number-columns-repeated="3"/>
          <table:table-cell table:formula="of:==IF(ISBLANK([.$C272]);&quot;&quot;;FIND([.M$3];[.$C272]))">
            <text:p/>
          </table:table-cell>
          <table:table-cell table:formula="of:==IF(ISBLANK([.$C272]);&quot;&quot;;FIND([.N$3];[.$C272]))">
            <text:p/>
          </table:table-cell>
          <table:table-cell table:formula="of:==IF(ISBLANK([.$C272]);&quot;&quot;;FIND([.O$3];[.$C272]))">
            <text:p/>
          </table:table-cell>
          <table:table-cell table:formula="of:==IF(ISBLANK([.$C272]);&quot;&quot;;FIND([.P$3];[.$C272]))">
            <text:p/>
          </table:table-cell>
          <table:table-cell table:formula="of:==IF(ISBLANK([.$C272]);&quot;&quot;;FIND([.Q$3];[.$C272]))">
            <text:p/>
          </table:table-cell>
          <table:table-cell table:formula="of:==IF(ISBLANK([.$C272]);&quot;&quot;;FIND([.R$3];[.$C272]))">
            <text:p/>
          </table:table-cell>
          <table:table-cell table:formula="of:==IF(ISBLANK([.$C272]);&quot;&quot;;FIND([.S$3];[.$C272]))">
            <text:p/>
          </table:table-cell>
          <table:table-cell table:formula="of:=IF(ISBLANK([.C272]);&quot;&quot;;MID([.C272];[.M272]+LEN([.$M$3]);[.N272]-[.M272]-LEN([.$M$3])))">
            <text:p/>
          </table:table-cell>
          <table:table-cell table:formula="of:=IF(NOT(ISERROR([.O27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2]);&quot;&quot;;AND(NOT(ISERROR([.$P272]));ISERROR([.$Q272]);ISERROR([.$R272]);ISERROR([.$S272])))">
            <text:p/>
          </table:table-cell>
          <table:table-cell table:style-name="ce12" table:formula="of:=IF(ISBLANK([.$C272]);&quot;&quot;;AND((ISERROR([.$P272]));ISERROR([.$Q272]);NOT(ISERROR([.$R272]));ISERROR([.$S272])))">
            <text:p/>
          </table:table-cell>
          <table:table-cell table:style-name="ce12" table:formula="of:=IF(ISBLANK([.$C272]);&quot;&quot;;AND(NOT(ISERROR([.$S272]))))">
            <text:p/>
          </table:table-cell>
          <table:table-cell table:style-name="ce12" table:formula="of:=IF(ISBLANK([.$C272]);&quot;&quot;;AND(NOT(ISERROR([.$Q272]))))">
            <text:p/>
          </table:table-cell>
          <table:table-cell table:formula="of:=IF(ISBLANK([.C272]);&quot;&quot;;IF([.W272];&quot;java.lang.Long&quot;;IF([.X272];&quot;java.lang.String&quot;;IF([.Y272];&quot;java.lang.Double&quot;;IF([.Z272];&quot;java.math.BigDecimal&quot;;&quot;none&quot;)))))">
            <text:p/>
          </table:table-cell>
          <table:table-cell/>
          <table:table-cell table:style-name="ce16" table:formula="of:=IF(ISBLANK([.B272]);&quot;&quot;;IF(ISERR([.G272]);&quot;&lt;/obj-entity&gt;&quot;;CONCATENATE([.$I$2];[.G272];[.$J$2];[.G272];[.$K$2])))">
            <text:p/>
          </table:table-cell>
          <table:table-cell table:formula="of:=IF(ISBLANK([.C272]);&quot;&quot;;CONCATENATE([.$U$3];[.T272];[.$V$3];[.AA272];[.$AD$3];[.T272];[.U27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3]);&quot;&quot;;IF(ISERR([.G273]);&quot;&lt;/obj-entity&gt;&quot;;CONCATENATE([.$I$2];[.G273];[.$J$2];[.G273];[.$K$2])))">
            <text:p/>
          </table:table-cell>
          <table:table-cell table:number-columns-repeated="3"/>
          <table:table-cell table:formula="of:==IF(ISBLANK([.$C273]);&quot;&quot;;FIND([.M$3];[.$C273]))">
            <text:p/>
          </table:table-cell>
          <table:table-cell table:formula="of:==IF(ISBLANK([.$C273]);&quot;&quot;;FIND([.N$3];[.$C273]))">
            <text:p/>
          </table:table-cell>
          <table:table-cell table:formula="of:==IF(ISBLANK([.$C273]);&quot;&quot;;FIND([.O$3];[.$C273]))">
            <text:p/>
          </table:table-cell>
          <table:table-cell table:formula="of:==IF(ISBLANK([.$C273]);&quot;&quot;;FIND([.P$3];[.$C273]))">
            <text:p/>
          </table:table-cell>
          <table:table-cell table:formula="of:==IF(ISBLANK([.$C273]);&quot;&quot;;FIND([.Q$3];[.$C273]))">
            <text:p/>
          </table:table-cell>
          <table:table-cell table:formula="of:==IF(ISBLANK([.$C273]);&quot;&quot;;FIND([.R$3];[.$C273]))">
            <text:p/>
          </table:table-cell>
          <table:table-cell table:formula="of:==IF(ISBLANK([.$C273]);&quot;&quot;;FIND([.S$3];[.$C273]))">
            <text:p/>
          </table:table-cell>
          <table:table-cell table:formula="of:=IF(ISBLANK([.C273]);&quot;&quot;;MID([.C273];[.M273]+LEN([.$M$3]);[.N273]-[.M273]-LEN([.$M$3])))">
            <text:p/>
          </table:table-cell>
          <table:table-cell table:formula="of:=IF(NOT(ISERROR([.O27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3]);&quot;&quot;;AND(NOT(ISERROR([.$P273]));ISERROR([.$Q273]);ISERROR([.$R273]);ISERROR([.$S273])))">
            <text:p/>
          </table:table-cell>
          <table:table-cell table:style-name="ce12" table:formula="of:=IF(ISBLANK([.$C273]);&quot;&quot;;AND((ISERROR([.$P273]));ISERROR([.$Q273]);NOT(ISERROR([.$R273]));ISERROR([.$S273])))">
            <text:p/>
          </table:table-cell>
          <table:table-cell table:style-name="ce12" table:formula="of:=IF(ISBLANK([.$C273]);&quot;&quot;;AND(NOT(ISERROR([.$S273]))))">
            <text:p/>
          </table:table-cell>
          <table:table-cell table:style-name="ce12" table:formula="of:=IF(ISBLANK([.$C273]);&quot;&quot;;AND(NOT(ISERROR([.$Q273]))))">
            <text:p/>
          </table:table-cell>
          <table:table-cell table:formula="of:=IF(ISBLANK([.C273]);&quot;&quot;;IF([.W273];&quot;java.lang.Long&quot;;IF([.X273];&quot;java.lang.String&quot;;IF([.Y273];&quot;java.lang.Double&quot;;IF([.Z273];&quot;java.math.BigDecimal&quot;;&quot;none&quot;)))))">
            <text:p/>
          </table:table-cell>
          <table:table-cell/>
          <table:table-cell table:style-name="ce16" table:formula="of:=IF(ISBLANK([.B273]);&quot;&quot;;IF(ISERR([.G273]);&quot;&lt;/obj-entity&gt;&quot;;CONCATENATE([.$I$2];[.G273];[.$J$2];[.G273];[.$K$2])))">
            <text:p/>
          </table:table-cell>
          <table:table-cell table:formula="of:=IF(ISBLANK([.C273]);&quot;&quot;;CONCATENATE([.$U$3];[.T273];[.$V$3];[.AA273];[.$AD$3];[.T273];[.U27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4]);&quot;&quot;;IF(ISERR([.G274]);&quot;&lt;/obj-entity&gt;&quot;;CONCATENATE([.$I$2];[.G274];[.$J$2];[.G274];[.$K$2])))">
            <text:p/>
          </table:table-cell>
          <table:table-cell table:number-columns-repeated="3"/>
          <table:table-cell table:formula="of:==IF(ISBLANK([.$C274]);&quot;&quot;;FIND([.M$3];[.$C274]))">
            <text:p/>
          </table:table-cell>
          <table:table-cell table:formula="of:==IF(ISBLANK([.$C274]);&quot;&quot;;FIND([.N$3];[.$C274]))">
            <text:p/>
          </table:table-cell>
          <table:table-cell table:formula="of:==IF(ISBLANK([.$C274]);&quot;&quot;;FIND([.O$3];[.$C274]))">
            <text:p/>
          </table:table-cell>
          <table:table-cell table:formula="of:==IF(ISBLANK([.$C274]);&quot;&quot;;FIND([.P$3];[.$C274]))">
            <text:p/>
          </table:table-cell>
          <table:table-cell table:formula="of:==IF(ISBLANK([.$C274]);&quot;&quot;;FIND([.Q$3];[.$C274]))">
            <text:p/>
          </table:table-cell>
          <table:table-cell table:formula="of:==IF(ISBLANK([.$C274]);&quot;&quot;;FIND([.R$3];[.$C274]))">
            <text:p/>
          </table:table-cell>
          <table:table-cell table:formula="of:==IF(ISBLANK([.$C274]);&quot;&quot;;FIND([.S$3];[.$C274]))">
            <text:p/>
          </table:table-cell>
          <table:table-cell table:formula="of:=IF(ISBLANK([.C274]);&quot;&quot;;MID([.C274];[.M274]+LEN([.$M$3]);[.N274]-[.M274]-LEN([.$M$3])))">
            <text:p/>
          </table:table-cell>
          <table:table-cell table:formula="of:=IF(NOT(ISERROR([.O27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4]);&quot;&quot;;AND(NOT(ISERROR([.$P274]));ISERROR([.$Q274]);ISERROR([.$R274]);ISERROR([.$S274])))">
            <text:p/>
          </table:table-cell>
          <table:table-cell table:style-name="ce12" table:formula="of:=IF(ISBLANK([.$C274]);&quot;&quot;;AND((ISERROR([.$P274]));ISERROR([.$Q274]);NOT(ISERROR([.$R274]));ISERROR([.$S274])))">
            <text:p/>
          </table:table-cell>
          <table:table-cell table:style-name="ce12" table:formula="of:=IF(ISBLANK([.$C274]);&quot;&quot;;AND(NOT(ISERROR([.$S274]))))">
            <text:p/>
          </table:table-cell>
          <table:table-cell table:style-name="ce12" table:formula="of:=IF(ISBLANK([.$C274]);&quot;&quot;;AND(NOT(ISERROR([.$Q274]))))">
            <text:p/>
          </table:table-cell>
          <table:table-cell table:formula="of:=IF(ISBLANK([.C274]);&quot;&quot;;IF([.W274];&quot;java.lang.Long&quot;;IF([.X274];&quot;java.lang.String&quot;;IF([.Y274];&quot;java.lang.Double&quot;;IF([.Z274];&quot;java.math.BigDecimal&quot;;&quot;none&quot;)))))">
            <text:p/>
          </table:table-cell>
          <table:table-cell/>
          <table:table-cell table:style-name="ce16" table:formula="of:=IF(ISBLANK([.B274]);&quot;&quot;;IF(ISERR([.G274]);&quot;&lt;/obj-entity&gt;&quot;;CONCATENATE([.$I$2];[.G274];[.$J$2];[.G274];[.$K$2])))">
            <text:p/>
          </table:table-cell>
          <table:table-cell table:formula="of:=IF(ISBLANK([.C274]);&quot;&quot;;CONCATENATE([.$U$3];[.T274];[.$V$3];[.AA274];[.$AD$3];[.T274];[.U27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5]);&quot;&quot;;IF(ISERR([.G275]);&quot;&lt;/obj-entity&gt;&quot;;CONCATENATE([.$I$2];[.G275];[.$J$2];[.G275];[.$K$2])))">
            <text:p/>
          </table:table-cell>
          <table:table-cell table:number-columns-repeated="3"/>
          <table:table-cell table:formula="of:==IF(ISBLANK([.$C275]);&quot;&quot;;FIND([.M$3];[.$C275]))">
            <text:p/>
          </table:table-cell>
          <table:table-cell table:formula="of:==IF(ISBLANK([.$C275]);&quot;&quot;;FIND([.N$3];[.$C275]))">
            <text:p/>
          </table:table-cell>
          <table:table-cell table:formula="of:==IF(ISBLANK([.$C275]);&quot;&quot;;FIND([.O$3];[.$C275]))">
            <text:p/>
          </table:table-cell>
          <table:table-cell table:formula="of:==IF(ISBLANK([.$C275]);&quot;&quot;;FIND([.P$3];[.$C275]))">
            <text:p/>
          </table:table-cell>
          <table:table-cell table:formula="of:==IF(ISBLANK([.$C275]);&quot;&quot;;FIND([.Q$3];[.$C275]))">
            <text:p/>
          </table:table-cell>
          <table:table-cell table:formula="of:==IF(ISBLANK([.$C275]);&quot;&quot;;FIND([.R$3];[.$C275]))">
            <text:p/>
          </table:table-cell>
          <table:table-cell table:formula="of:==IF(ISBLANK([.$C275]);&quot;&quot;;FIND([.S$3];[.$C275]))">
            <text:p/>
          </table:table-cell>
          <table:table-cell table:formula="of:=IF(ISBLANK([.C275]);&quot;&quot;;MID([.C275];[.M275]+LEN([.$M$3]);[.N275]-[.M275]-LEN([.$M$3])))">
            <text:p/>
          </table:table-cell>
          <table:table-cell table:formula="of:=IF(NOT(ISERROR([.O27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5]);&quot;&quot;;AND(NOT(ISERROR([.$P275]));ISERROR([.$Q275]);ISERROR([.$R275]);ISERROR([.$S275])))">
            <text:p/>
          </table:table-cell>
          <table:table-cell table:style-name="ce12" table:formula="of:=IF(ISBLANK([.$C275]);&quot;&quot;;AND((ISERROR([.$P275]));ISERROR([.$Q275]);NOT(ISERROR([.$R275]));ISERROR([.$S275])))">
            <text:p/>
          </table:table-cell>
          <table:table-cell table:style-name="ce12" table:formula="of:=IF(ISBLANK([.$C275]);&quot;&quot;;AND(NOT(ISERROR([.$S275]))))">
            <text:p/>
          </table:table-cell>
          <table:table-cell table:style-name="ce12" table:formula="of:=IF(ISBLANK([.$C275]);&quot;&quot;;AND(NOT(ISERROR([.$Q275]))))">
            <text:p/>
          </table:table-cell>
          <table:table-cell table:formula="of:=IF(ISBLANK([.C275]);&quot;&quot;;IF([.W275];&quot;java.lang.Long&quot;;IF([.X275];&quot;java.lang.String&quot;;IF([.Y275];&quot;java.lang.Double&quot;;IF([.Z275];&quot;java.math.BigDecimal&quot;;&quot;none&quot;)))))">
            <text:p/>
          </table:table-cell>
          <table:table-cell/>
          <table:table-cell table:style-name="ce16" table:formula="of:=IF(ISBLANK([.B275]);&quot;&quot;;IF(ISERR([.G275]);&quot;&lt;/obj-entity&gt;&quot;;CONCATENATE([.$I$2];[.G275];[.$J$2];[.G275];[.$K$2])))">
            <text:p/>
          </table:table-cell>
          <table:table-cell table:formula="of:=IF(ISBLANK([.C275]);&quot;&quot;;CONCATENATE([.$U$3];[.T275];[.$V$3];[.AA275];[.$AD$3];[.T275];[.U27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6]);&quot;&quot;;IF(ISERR([.G276]);&quot;&lt;/obj-entity&gt;&quot;;CONCATENATE([.$I$2];[.G276];[.$J$2];[.G276];[.$K$2])))">
            <text:p/>
          </table:table-cell>
          <table:table-cell table:number-columns-repeated="3"/>
          <table:table-cell table:formula="of:==IF(ISBLANK([.$C276]);&quot;&quot;;FIND([.M$3];[.$C276]))">
            <text:p/>
          </table:table-cell>
          <table:table-cell table:formula="of:==IF(ISBLANK([.$C276]);&quot;&quot;;FIND([.N$3];[.$C276]))">
            <text:p/>
          </table:table-cell>
          <table:table-cell table:formula="of:==IF(ISBLANK([.$C276]);&quot;&quot;;FIND([.O$3];[.$C276]))">
            <text:p/>
          </table:table-cell>
          <table:table-cell table:formula="of:==IF(ISBLANK([.$C276]);&quot;&quot;;FIND([.P$3];[.$C276]))">
            <text:p/>
          </table:table-cell>
          <table:table-cell table:formula="of:==IF(ISBLANK([.$C276]);&quot;&quot;;FIND([.Q$3];[.$C276]))">
            <text:p/>
          </table:table-cell>
          <table:table-cell table:formula="of:==IF(ISBLANK([.$C276]);&quot;&quot;;FIND([.R$3];[.$C276]))">
            <text:p/>
          </table:table-cell>
          <table:table-cell table:formula="of:==IF(ISBLANK([.$C276]);&quot;&quot;;FIND([.S$3];[.$C276]))">
            <text:p/>
          </table:table-cell>
          <table:table-cell table:formula="of:=IF(ISBLANK([.C276]);&quot;&quot;;MID([.C276];[.M276]+LEN([.$M$3]);[.N276]-[.M276]-LEN([.$M$3])))">
            <text:p/>
          </table:table-cell>
          <table:table-cell table:formula="of:=IF(NOT(ISERROR([.O27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6]);&quot;&quot;;AND(NOT(ISERROR([.$P276]));ISERROR([.$Q276]);ISERROR([.$R276]);ISERROR([.$S276])))">
            <text:p/>
          </table:table-cell>
          <table:table-cell table:style-name="ce12" table:formula="of:=IF(ISBLANK([.$C276]);&quot;&quot;;AND((ISERROR([.$P276]));ISERROR([.$Q276]);NOT(ISERROR([.$R276]));ISERROR([.$S276])))">
            <text:p/>
          </table:table-cell>
          <table:table-cell table:style-name="ce12" table:formula="of:=IF(ISBLANK([.$C276]);&quot;&quot;;AND(NOT(ISERROR([.$S276]))))">
            <text:p/>
          </table:table-cell>
          <table:table-cell table:style-name="ce12" table:formula="of:=IF(ISBLANK([.$C276]);&quot;&quot;;AND(NOT(ISERROR([.$Q276]))))">
            <text:p/>
          </table:table-cell>
          <table:table-cell table:formula="of:=IF(ISBLANK([.C276]);&quot;&quot;;IF([.W276];&quot;java.lang.Long&quot;;IF([.X276];&quot;java.lang.String&quot;;IF([.Y276];&quot;java.lang.Double&quot;;IF([.Z276];&quot;java.math.BigDecimal&quot;;&quot;none&quot;)))))">
            <text:p/>
          </table:table-cell>
          <table:table-cell/>
          <table:table-cell table:style-name="ce16" table:formula="of:=IF(ISBLANK([.B276]);&quot;&quot;;IF(ISERR([.G276]);&quot;&lt;/obj-entity&gt;&quot;;CONCATENATE([.$I$2];[.G276];[.$J$2];[.G276];[.$K$2])))">
            <text:p/>
          </table:table-cell>
          <table:table-cell table:formula="of:=IF(ISBLANK([.C276]);&quot;&quot;;CONCATENATE([.$U$3];[.T276];[.$V$3];[.AA276];[.$AD$3];[.T276];[.U27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7]);&quot;&quot;;IF(ISERR([.G277]);&quot;&lt;/obj-entity&gt;&quot;;CONCATENATE([.$I$2];[.G277];[.$J$2];[.G277];[.$K$2])))">
            <text:p/>
          </table:table-cell>
          <table:table-cell table:number-columns-repeated="3"/>
          <table:table-cell table:formula="of:==IF(ISBLANK([.$C277]);&quot;&quot;;FIND([.M$3];[.$C277]))">
            <text:p/>
          </table:table-cell>
          <table:table-cell table:formula="of:==IF(ISBLANK([.$C277]);&quot;&quot;;FIND([.N$3];[.$C277]))">
            <text:p/>
          </table:table-cell>
          <table:table-cell table:formula="of:==IF(ISBLANK([.$C277]);&quot;&quot;;FIND([.O$3];[.$C277]))">
            <text:p/>
          </table:table-cell>
          <table:table-cell table:formula="of:==IF(ISBLANK([.$C277]);&quot;&quot;;FIND([.P$3];[.$C277]))">
            <text:p/>
          </table:table-cell>
          <table:table-cell table:formula="of:==IF(ISBLANK([.$C277]);&quot;&quot;;FIND([.Q$3];[.$C277]))">
            <text:p/>
          </table:table-cell>
          <table:table-cell table:formula="of:==IF(ISBLANK([.$C277]);&quot;&quot;;FIND([.R$3];[.$C277]))">
            <text:p/>
          </table:table-cell>
          <table:table-cell table:formula="of:==IF(ISBLANK([.$C277]);&quot;&quot;;FIND([.S$3];[.$C277]))">
            <text:p/>
          </table:table-cell>
          <table:table-cell table:formula="of:=IF(ISBLANK([.C277]);&quot;&quot;;MID([.C277];[.M277]+LEN([.$M$3]);[.N277]-[.M277]-LEN([.$M$3])))">
            <text:p/>
          </table:table-cell>
          <table:table-cell table:formula="of:=IF(NOT(ISERROR([.O27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7]);&quot;&quot;;AND(NOT(ISERROR([.$P277]));ISERROR([.$Q277]);ISERROR([.$R277]);ISERROR([.$S277])))">
            <text:p/>
          </table:table-cell>
          <table:table-cell table:style-name="ce12" table:formula="of:=IF(ISBLANK([.$C277]);&quot;&quot;;AND((ISERROR([.$P277]));ISERROR([.$Q277]);NOT(ISERROR([.$R277]));ISERROR([.$S277])))">
            <text:p/>
          </table:table-cell>
          <table:table-cell table:style-name="ce12" table:formula="of:=IF(ISBLANK([.$C277]);&quot;&quot;;AND(NOT(ISERROR([.$S277]))))">
            <text:p/>
          </table:table-cell>
          <table:table-cell table:style-name="ce12" table:formula="of:=IF(ISBLANK([.$C277]);&quot;&quot;;AND(NOT(ISERROR([.$Q277]))))">
            <text:p/>
          </table:table-cell>
          <table:table-cell table:formula="of:=IF(ISBLANK([.C277]);&quot;&quot;;IF([.W277];&quot;java.lang.Long&quot;;IF([.X277];&quot;java.lang.String&quot;;IF([.Y277];&quot;java.lang.Double&quot;;IF([.Z277];&quot;java.math.BigDecimal&quot;;&quot;none&quot;)))))">
            <text:p/>
          </table:table-cell>
          <table:table-cell/>
          <table:table-cell table:style-name="ce16" table:formula="of:=IF(ISBLANK([.B277]);&quot;&quot;;IF(ISERR([.G277]);&quot;&lt;/obj-entity&gt;&quot;;CONCATENATE([.$I$2];[.G277];[.$J$2];[.G277];[.$K$2])))">
            <text:p/>
          </table:table-cell>
          <table:table-cell table:formula="of:=IF(ISBLANK([.C277]);&quot;&quot;;CONCATENATE([.$U$3];[.T277];[.$V$3];[.AA277];[.$AD$3];[.T277];[.U27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8]);&quot;&quot;;IF(ISERR([.G278]);&quot;&lt;/obj-entity&gt;&quot;;CONCATENATE([.$I$2];[.G278];[.$J$2];[.G278];[.$K$2])))">
            <text:p/>
          </table:table-cell>
          <table:table-cell table:number-columns-repeated="3"/>
          <table:table-cell table:formula="of:==IF(ISBLANK([.$C278]);&quot;&quot;;FIND([.M$3];[.$C278]))">
            <text:p/>
          </table:table-cell>
          <table:table-cell table:formula="of:==IF(ISBLANK([.$C278]);&quot;&quot;;FIND([.N$3];[.$C278]))">
            <text:p/>
          </table:table-cell>
          <table:table-cell table:formula="of:==IF(ISBLANK([.$C278]);&quot;&quot;;FIND([.O$3];[.$C278]))">
            <text:p/>
          </table:table-cell>
          <table:table-cell table:formula="of:==IF(ISBLANK([.$C278]);&quot;&quot;;FIND([.P$3];[.$C278]))">
            <text:p/>
          </table:table-cell>
          <table:table-cell table:formula="of:==IF(ISBLANK([.$C278]);&quot;&quot;;FIND([.Q$3];[.$C278]))">
            <text:p/>
          </table:table-cell>
          <table:table-cell table:formula="of:==IF(ISBLANK([.$C278]);&quot;&quot;;FIND([.R$3];[.$C278]))">
            <text:p/>
          </table:table-cell>
          <table:table-cell table:formula="of:==IF(ISBLANK([.$C278]);&quot;&quot;;FIND([.S$3];[.$C278]))">
            <text:p/>
          </table:table-cell>
          <table:table-cell table:formula="of:=IF(ISBLANK([.C278]);&quot;&quot;;MID([.C278];[.M278]+LEN([.$M$3]);[.N278]-[.M278]-LEN([.$M$3])))">
            <text:p/>
          </table:table-cell>
          <table:table-cell table:formula="of:=IF(NOT(ISERROR([.O27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8]);&quot;&quot;;AND(NOT(ISERROR([.$P278]));ISERROR([.$Q278]);ISERROR([.$R278]);ISERROR([.$S278])))">
            <text:p/>
          </table:table-cell>
          <table:table-cell table:style-name="ce12" table:formula="of:=IF(ISBLANK([.$C278]);&quot;&quot;;AND((ISERROR([.$P278]));ISERROR([.$Q278]);NOT(ISERROR([.$R278]));ISERROR([.$S278])))">
            <text:p/>
          </table:table-cell>
          <table:table-cell table:style-name="ce12" table:formula="of:=IF(ISBLANK([.$C278]);&quot;&quot;;AND(NOT(ISERROR([.$S278]))))">
            <text:p/>
          </table:table-cell>
          <table:table-cell table:style-name="ce12" table:formula="of:=IF(ISBLANK([.$C278]);&quot;&quot;;AND(NOT(ISERROR([.$Q278]))))">
            <text:p/>
          </table:table-cell>
          <table:table-cell table:formula="of:=IF(ISBLANK([.C278]);&quot;&quot;;IF([.W278];&quot;java.lang.Long&quot;;IF([.X278];&quot;java.lang.String&quot;;IF([.Y278];&quot;java.lang.Double&quot;;IF([.Z278];&quot;java.math.BigDecimal&quot;;&quot;none&quot;)))))">
            <text:p/>
          </table:table-cell>
          <table:table-cell/>
          <table:table-cell table:style-name="ce16" table:formula="of:=IF(ISBLANK([.B278]);&quot;&quot;;IF(ISERR([.G278]);&quot;&lt;/obj-entity&gt;&quot;;CONCATENATE([.$I$2];[.G278];[.$J$2];[.G278];[.$K$2])))">
            <text:p/>
          </table:table-cell>
          <table:table-cell table:formula="of:=IF(ISBLANK([.C278]);&quot;&quot;;CONCATENATE([.$U$3];[.T278];[.$V$3];[.AA278];[.$AD$3];[.T278];[.U27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79]);&quot;&quot;;IF(ISERR([.G279]);&quot;&lt;/obj-entity&gt;&quot;;CONCATENATE([.$I$2];[.G279];[.$J$2];[.G279];[.$K$2])))">
            <text:p/>
          </table:table-cell>
          <table:table-cell table:number-columns-repeated="3"/>
          <table:table-cell table:formula="of:==IF(ISBLANK([.$C279]);&quot;&quot;;FIND([.M$3];[.$C279]))">
            <text:p/>
          </table:table-cell>
          <table:table-cell table:formula="of:==IF(ISBLANK([.$C279]);&quot;&quot;;FIND([.N$3];[.$C279]))">
            <text:p/>
          </table:table-cell>
          <table:table-cell table:formula="of:==IF(ISBLANK([.$C279]);&quot;&quot;;FIND([.O$3];[.$C279]))">
            <text:p/>
          </table:table-cell>
          <table:table-cell table:formula="of:==IF(ISBLANK([.$C279]);&quot;&quot;;FIND([.P$3];[.$C279]))">
            <text:p/>
          </table:table-cell>
          <table:table-cell table:formula="of:==IF(ISBLANK([.$C279]);&quot;&quot;;FIND([.Q$3];[.$C279]))">
            <text:p/>
          </table:table-cell>
          <table:table-cell table:formula="of:==IF(ISBLANK([.$C279]);&quot;&quot;;FIND([.R$3];[.$C279]))">
            <text:p/>
          </table:table-cell>
          <table:table-cell table:formula="of:==IF(ISBLANK([.$C279]);&quot;&quot;;FIND([.S$3];[.$C279]))">
            <text:p/>
          </table:table-cell>
          <table:table-cell table:formula="of:=IF(ISBLANK([.C279]);&quot;&quot;;MID([.C279];[.M279]+LEN([.$M$3]);[.N279]-[.M279]-LEN([.$M$3])))">
            <text:p/>
          </table:table-cell>
          <table:table-cell table:formula="of:=IF(NOT(ISERROR([.O27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79]);&quot;&quot;;AND(NOT(ISERROR([.$P279]));ISERROR([.$Q279]);ISERROR([.$R279]);ISERROR([.$S279])))">
            <text:p/>
          </table:table-cell>
          <table:table-cell table:style-name="ce12" table:formula="of:=IF(ISBLANK([.$C279]);&quot;&quot;;AND((ISERROR([.$P279]));ISERROR([.$Q279]);NOT(ISERROR([.$R279]));ISERROR([.$S279])))">
            <text:p/>
          </table:table-cell>
          <table:table-cell table:style-name="ce12" table:formula="of:=IF(ISBLANK([.$C279]);&quot;&quot;;AND(NOT(ISERROR([.$S279]))))">
            <text:p/>
          </table:table-cell>
          <table:table-cell table:style-name="ce12" table:formula="of:=IF(ISBLANK([.$C279]);&quot;&quot;;AND(NOT(ISERROR([.$Q279]))))">
            <text:p/>
          </table:table-cell>
          <table:table-cell table:formula="of:=IF(ISBLANK([.C279]);&quot;&quot;;IF([.W279];&quot;java.lang.Long&quot;;IF([.X279];&quot;java.lang.String&quot;;IF([.Y279];&quot;java.lang.Double&quot;;IF([.Z279];&quot;java.math.BigDecimal&quot;;&quot;none&quot;)))))">
            <text:p/>
          </table:table-cell>
          <table:table-cell/>
          <table:table-cell table:style-name="ce16" table:formula="of:=IF(ISBLANK([.B279]);&quot;&quot;;IF(ISERR([.G279]);&quot;&lt;/obj-entity&gt;&quot;;CONCATENATE([.$I$2];[.G279];[.$J$2];[.G279];[.$K$2])))">
            <text:p/>
          </table:table-cell>
          <table:table-cell table:formula="of:=IF(ISBLANK([.C279]);&quot;&quot;;CONCATENATE([.$U$3];[.T279];[.$V$3];[.AA279];[.$AD$3];[.T279];[.U27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0]);&quot;&quot;;IF(ISERR([.G280]);&quot;&lt;/obj-entity&gt;&quot;;CONCATENATE([.$I$2];[.G280];[.$J$2];[.G280];[.$K$2])))">
            <text:p/>
          </table:table-cell>
          <table:table-cell table:number-columns-repeated="3"/>
          <table:table-cell table:formula="of:==IF(ISBLANK([.$C280]);&quot;&quot;;FIND([.M$3];[.$C280]))">
            <text:p/>
          </table:table-cell>
          <table:table-cell table:formula="of:==IF(ISBLANK([.$C280]);&quot;&quot;;FIND([.N$3];[.$C280]))">
            <text:p/>
          </table:table-cell>
          <table:table-cell table:formula="of:==IF(ISBLANK([.$C280]);&quot;&quot;;FIND([.O$3];[.$C280]))">
            <text:p/>
          </table:table-cell>
          <table:table-cell table:formula="of:==IF(ISBLANK([.$C280]);&quot;&quot;;FIND([.P$3];[.$C280]))">
            <text:p/>
          </table:table-cell>
          <table:table-cell table:formula="of:==IF(ISBLANK([.$C280]);&quot;&quot;;FIND([.Q$3];[.$C280]))">
            <text:p/>
          </table:table-cell>
          <table:table-cell table:formula="of:==IF(ISBLANK([.$C280]);&quot;&quot;;FIND([.R$3];[.$C280]))">
            <text:p/>
          </table:table-cell>
          <table:table-cell table:formula="of:==IF(ISBLANK([.$C280]);&quot;&quot;;FIND([.S$3];[.$C280]))">
            <text:p/>
          </table:table-cell>
          <table:table-cell table:formula="of:=IF(ISBLANK([.C280]);&quot;&quot;;MID([.C280];[.M280]+LEN([.$M$3]);[.N280]-[.M280]-LEN([.$M$3])))">
            <text:p/>
          </table:table-cell>
          <table:table-cell table:formula="of:=IF(NOT(ISERROR([.O28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0]);&quot;&quot;;AND(NOT(ISERROR([.$P280]));ISERROR([.$Q280]);ISERROR([.$R280]);ISERROR([.$S280])))">
            <text:p/>
          </table:table-cell>
          <table:table-cell table:style-name="ce12" table:formula="of:=IF(ISBLANK([.$C280]);&quot;&quot;;AND((ISERROR([.$P280]));ISERROR([.$Q280]);NOT(ISERROR([.$R280]));ISERROR([.$S280])))">
            <text:p/>
          </table:table-cell>
          <table:table-cell table:style-name="ce12" table:formula="of:=IF(ISBLANK([.$C280]);&quot;&quot;;AND(NOT(ISERROR([.$S280]))))">
            <text:p/>
          </table:table-cell>
          <table:table-cell table:style-name="ce12" table:formula="of:=IF(ISBLANK([.$C280]);&quot;&quot;;AND(NOT(ISERROR([.$Q280]))))">
            <text:p/>
          </table:table-cell>
          <table:table-cell table:formula="of:=IF(ISBLANK([.C280]);&quot;&quot;;IF([.W280];&quot;java.lang.Long&quot;;IF([.X280];&quot;java.lang.String&quot;;IF([.Y280];&quot;java.lang.Double&quot;;IF([.Z280];&quot;java.math.BigDecimal&quot;;&quot;none&quot;)))))">
            <text:p/>
          </table:table-cell>
          <table:table-cell/>
          <table:table-cell table:style-name="ce16" table:formula="of:=IF(ISBLANK([.B280]);&quot;&quot;;IF(ISERR([.G280]);&quot;&lt;/obj-entity&gt;&quot;;CONCATENATE([.$I$2];[.G280];[.$J$2];[.G280];[.$K$2])))">
            <text:p/>
          </table:table-cell>
          <table:table-cell table:formula="of:=IF(ISBLANK([.C280]);&quot;&quot;;CONCATENATE([.$U$3];[.T280];[.$V$3];[.AA280];[.$AD$3];[.T280];[.U28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1]);&quot;&quot;;IF(ISERR([.G281]);&quot;&lt;/obj-entity&gt;&quot;;CONCATENATE([.$I$2];[.G281];[.$J$2];[.G281];[.$K$2])))">
            <text:p/>
          </table:table-cell>
          <table:table-cell table:number-columns-repeated="3"/>
          <table:table-cell table:formula="of:==IF(ISBLANK([.$C281]);&quot;&quot;;FIND([.M$3];[.$C281]))">
            <text:p/>
          </table:table-cell>
          <table:table-cell table:formula="of:==IF(ISBLANK([.$C281]);&quot;&quot;;FIND([.N$3];[.$C281]))">
            <text:p/>
          </table:table-cell>
          <table:table-cell table:formula="of:==IF(ISBLANK([.$C281]);&quot;&quot;;FIND([.O$3];[.$C281]))">
            <text:p/>
          </table:table-cell>
          <table:table-cell table:formula="of:==IF(ISBLANK([.$C281]);&quot;&quot;;FIND([.P$3];[.$C281]))">
            <text:p/>
          </table:table-cell>
          <table:table-cell table:formula="of:==IF(ISBLANK([.$C281]);&quot;&quot;;FIND([.Q$3];[.$C281]))">
            <text:p/>
          </table:table-cell>
          <table:table-cell table:formula="of:==IF(ISBLANK([.$C281]);&quot;&quot;;FIND([.R$3];[.$C281]))">
            <text:p/>
          </table:table-cell>
          <table:table-cell table:formula="of:==IF(ISBLANK([.$C281]);&quot;&quot;;FIND([.S$3];[.$C281]))">
            <text:p/>
          </table:table-cell>
          <table:table-cell table:formula="of:=IF(ISBLANK([.C281]);&quot;&quot;;MID([.C281];[.M281]+LEN([.$M$3]);[.N281]-[.M281]-LEN([.$M$3])))">
            <text:p/>
          </table:table-cell>
          <table:table-cell table:formula="of:=IF(NOT(ISERROR([.O28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1]);&quot;&quot;;AND(NOT(ISERROR([.$P281]));ISERROR([.$Q281]);ISERROR([.$R281]);ISERROR([.$S281])))">
            <text:p/>
          </table:table-cell>
          <table:table-cell table:style-name="ce12" table:formula="of:=IF(ISBLANK([.$C281]);&quot;&quot;;AND((ISERROR([.$P281]));ISERROR([.$Q281]);NOT(ISERROR([.$R281]));ISERROR([.$S281])))">
            <text:p/>
          </table:table-cell>
          <table:table-cell table:style-name="ce12" table:formula="of:=IF(ISBLANK([.$C281]);&quot;&quot;;AND(NOT(ISERROR([.$S281]))))">
            <text:p/>
          </table:table-cell>
          <table:table-cell table:style-name="ce12" table:formula="of:=IF(ISBLANK([.$C281]);&quot;&quot;;AND(NOT(ISERROR([.$Q281]))))">
            <text:p/>
          </table:table-cell>
          <table:table-cell table:formula="of:=IF(ISBLANK([.C281]);&quot;&quot;;IF([.W281];&quot;java.lang.Long&quot;;IF([.X281];&quot;java.lang.String&quot;;IF([.Y281];&quot;java.lang.Double&quot;;IF([.Z281];&quot;java.math.BigDecimal&quot;;&quot;none&quot;)))))">
            <text:p/>
          </table:table-cell>
          <table:table-cell/>
          <table:table-cell table:style-name="ce16" table:formula="of:=IF(ISBLANK([.B281]);&quot;&quot;;IF(ISERR([.G281]);&quot;&lt;/obj-entity&gt;&quot;;CONCATENATE([.$I$2];[.G281];[.$J$2];[.G281];[.$K$2])))">
            <text:p/>
          </table:table-cell>
          <table:table-cell table:formula="of:=IF(ISBLANK([.C281]);&quot;&quot;;CONCATENATE([.$U$3];[.T281];[.$V$3];[.AA281];[.$AD$3];[.T281];[.U28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2]);&quot;&quot;;IF(ISERR([.G282]);&quot;&lt;/obj-entity&gt;&quot;;CONCATENATE([.$I$2];[.G282];[.$J$2];[.G282];[.$K$2])))">
            <text:p/>
          </table:table-cell>
          <table:table-cell table:number-columns-repeated="3"/>
          <table:table-cell table:formula="of:==IF(ISBLANK([.$C282]);&quot;&quot;;FIND([.M$3];[.$C282]))">
            <text:p/>
          </table:table-cell>
          <table:table-cell table:formula="of:==IF(ISBLANK([.$C282]);&quot;&quot;;FIND([.N$3];[.$C282]))">
            <text:p/>
          </table:table-cell>
          <table:table-cell table:formula="of:==IF(ISBLANK([.$C282]);&quot;&quot;;FIND([.O$3];[.$C282]))">
            <text:p/>
          </table:table-cell>
          <table:table-cell table:formula="of:==IF(ISBLANK([.$C282]);&quot;&quot;;FIND([.P$3];[.$C282]))">
            <text:p/>
          </table:table-cell>
          <table:table-cell table:formula="of:==IF(ISBLANK([.$C282]);&quot;&quot;;FIND([.Q$3];[.$C282]))">
            <text:p/>
          </table:table-cell>
          <table:table-cell table:formula="of:==IF(ISBLANK([.$C282]);&quot;&quot;;FIND([.R$3];[.$C282]))">
            <text:p/>
          </table:table-cell>
          <table:table-cell table:formula="of:==IF(ISBLANK([.$C282]);&quot;&quot;;FIND([.S$3];[.$C282]))">
            <text:p/>
          </table:table-cell>
          <table:table-cell table:formula="of:=IF(ISBLANK([.C282]);&quot;&quot;;MID([.C282];[.M282]+LEN([.$M$3]);[.N282]-[.M282]-LEN([.$M$3])))">
            <text:p/>
          </table:table-cell>
          <table:table-cell table:formula="of:=IF(NOT(ISERROR([.O28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2]);&quot;&quot;;AND(NOT(ISERROR([.$P282]));ISERROR([.$Q282]);ISERROR([.$R282]);ISERROR([.$S282])))">
            <text:p/>
          </table:table-cell>
          <table:table-cell table:style-name="ce12" table:formula="of:=IF(ISBLANK([.$C282]);&quot;&quot;;AND((ISERROR([.$P282]));ISERROR([.$Q282]);NOT(ISERROR([.$R282]));ISERROR([.$S282])))">
            <text:p/>
          </table:table-cell>
          <table:table-cell table:style-name="ce12" table:formula="of:=IF(ISBLANK([.$C282]);&quot;&quot;;AND(NOT(ISERROR([.$S282]))))">
            <text:p/>
          </table:table-cell>
          <table:table-cell table:style-name="ce12" table:formula="of:=IF(ISBLANK([.$C282]);&quot;&quot;;AND(NOT(ISERROR([.$Q282]))))">
            <text:p/>
          </table:table-cell>
          <table:table-cell table:formula="of:=IF(ISBLANK([.C282]);&quot;&quot;;IF([.W282];&quot;java.lang.Long&quot;;IF([.X282];&quot;java.lang.String&quot;;IF([.Y282];&quot;java.lang.Double&quot;;IF([.Z282];&quot;java.math.BigDecimal&quot;;&quot;none&quot;)))))">
            <text:p/>
          </table:table-cell>
          <table:table-cell/>
          <table:table-cell table:style-name="ce16" table:formula="of:=IF(ISBLANK([.B282]);&quot;&quot;;IF(ISERR([.G282]);&quot;&lt;/obj-entity&gt;&quot;;CONCATENATE([.$I$2];[.G282];[.$J$2];[.G282];[.$K$2])))">
            <text:p/>
          </table:table-cell>
          <table:table-cell table:formula="of:=IF(ISBLANK([.C282]);&quot;&quot;;CONCATENATE([.$U$3];[.T282];[.$V$3];[.AA282];[.$AD$3];[.T282];[.U28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3]);&quot;&quot;;IF(ISERR([.G283]);&quot;&lt;/obj-entity&gt;&quot;;CONCATENATE([.$I$2];[.G283];[.$J$2];[.G283];[.$K$2])))">
            <text:p/>
          </table:table-cell>
          <table:table-cell table:number-columns-repeated="3"/>
          <table:table-cell table:formula="of:==IF(ISBLANK([.$C283]);&quot;&quot;;FIND([.M$3];[.$C283]))">
            <text:p/>
          </table:table-cell>
          <table:table-cell table:formula="of:==IF(ISBLANK([.$C283]);&quot;&quot;;FIND([.N$3];[.$C283]))">
            <text:p/>
          </table:table-cell>
          <table:table-cell table:formula="of:==IF(ISBLANK([.$C283]);&quot;&quot;;FIND([.O$3];[.$C283]))">
            <text:p/>
          </table:table-cell>
          <table:table-cell table:formula="of:==IF(ISBLANK([.$C283]);&quot;&quot;;FIND([.P$3];[.$C283]))">
            <text:p/>
          </table:table-cell>
          <table:table-cell table:formula="of:==IF(ISBLANK([.$C283]);&quot;&quot;;FIND([.Q$3];[.$C283]))">
            <text:p/>
          </table:table-cell>
          <table:table-cell table:formula="of:==IF(ISBLANK([.$C283]);&quot;&quot;;FIND([.R$3];[.$C283]))">
            <text:p/>
          </table:table-cell>
          <table:table-cell table:formula="of:==IF(ISBLANK([.$C283]);&quot;&quot;;FIND([.S$3];[.$C283]))">
            <text:p/>
          </table:table-cell>
          <table:table-cell table:formula="of:=IF(ISBLANK([.C283]);&quot;&quot;;MID([.C283];[.M283]+LEN([.$M$3]);[.N283]-[.M283]-LEN([.$M$3])))">
            <text:p/>
          </table:table-cell>
          <table:table-cell table:formula="of:=IF(NOT(ISERROR([.O28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3]);&quot;&quot;;AND(NOT(ISERROR([.$P283]));ISERROR([.$Q283]);ISERROR([.$R283]);ISERROR([.$S283])))">
            <text:p/>
          </table:table-cell>
          <table:table-cell table:style-name="ce12" table:formula="of:=IF(ISBLANK([.$C283]);&quot;&quot;;AND((ISERROR([.$P283]));ISERROR([.$Q283]);NOT(ISERROR([.$R283]));ISERROR([.$S283])))">
            <text:p/>
          </table:table-cell>
          <table:table-cell table:style-name="ce12" table:formula="of:=IF(ISBLANK([.$C283]);&quot;&quot;;AND(NOT(ISERROR([.$S283]))))">
            <text:p/>
          </table:table-cell>
          <table:table-cell table:style-name="ce12" table:formula="of:=IF(ISBLANK([.$C283]);&quot;&quot;;AND(NOT(ISERROR([.$Q283]))))">
            <text:p/>
          </table:table-cell>
          <table:table-cell table:formula="of:=IF(ISBLANK([.C283]);&quot;&quot;;IF([.W283];&quot;java.lang.Long&quot;;IF([.X283];&quot;java.lang.String&quot;;IF([.Y283];&quot;java.lang.Double&quot;;IF([.Z283];&quot;java.math.BigDecimal&quot;;&quot;none&quot;)))))">
            <text:p/>
          </table:table-cell>
          <table:table-cell/>
          <table:table-cell table:style-name="ce16" table:formula="of:=IF(ISBLANK([.B283]);&quot;&quot;;IF(ISERR([.G283]);&quot;&lt;/obj-entity&gt;&quot;;CONCATENATE([.$I$2];[.G283];[.$J$2];[.G283];[.$K$2])))">
            <text:p/>
          </table:table-cell>
          <table:table-cell table:formula="of:=IF(ISBLANK([.C283]);&quot;&quot;;CONCATENATE([.$U$3];[.T283];[.$V$3];[.AA283];[.$AD$3];[.T283];[.U28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4]);&quot;&quot;;IF(ISERR([.G284]);&quot;&lt;/obj-entity&gt;&quot;;CONCATENATE([.$I$2];[.G284];[.$J$2];[.G284];[.$K$2])))">
            <text:p/>
          </table:table-cell>
          <table:table-cell table:number-columns-repeated="3"/>
          <table:table-cell table:formula="of:==IF(ISBLANK([.$C284]);&quot;&quot;;FIND([.M$3];[.$C284]))">
            <text:p/>
          </table:table-cell>
          <table:table-cell table:formula="of:==IF(ISBLANK([.$C284]);&quot;&quot;;FIND([.N$3];[.$C284]))">
            <text:p/>
          </table:table-cell>
          <table:table-cell table:formula="of:==IF(ISBLANK([.$C284]);&quot;&quot;;FIND([.O$3];[.$C284]))">
            <text:p/>
          </table:table-cell>
          <table:table-cell table:formula="of:==IF(ISBLANK([.$C284]);&quot;&quot;;FIND([.P$3];[.$C284]))">
            <text:p/>
          </table:table-cell>
          <table:table-cell table:formula="of:==IF(ISBLANK([.$C284]);&quot;&quot;;FIND([.Q$3];[.$C284]))">
            <text:p/>
          </table:table-cell>
          <table:table-cell table:formula="of:==IF(ISBLANK([.$C284]);&quot;&quot;;FIND([.R$3];[.$C284]))">
            <text:p/>
          </table:table-cell>
          <table:table-cell table:formula="of:==IF(ISBLANK([.$C284]);&quot;&quot;;FIND([.S$3];[.$C284]))">
            <text:p/>
          </table:table-cell>
          <table:table-cell table:formula="of:=IF(ISBLANK([.C284]);&quot;&quot;;MID([.C284];[.M284]+LEN([.$M$3]);[.N284]-[.M284]-LEN([.$M$3])))">
            <text:p/>
          </table:table-cell>
          <table:table-cell table:formula="of:=IF(NOT(ISERROR([.O28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4]);&quot;&quot;;AND(NOT(ISERROR([.$P284]));ISERROR([.$Q284]);ISERROR([.$R284]);ISERROR([.$S284])))">
            <text:p/>
          </table:table-cell>
          <table:table-cell table:style-name="ce12" table:formula="of:=IF(ISBLANK([.$C284]);&quot;&quot;;AND((ISERROR([.$P284]));ISERROR([.$Q284]);NOT(ISERROR([.$R284]));ISERROR([.$S284])))">
            <text:p/>
          </table:table-cell>
          <table:table-cell table:style-name="ce12" table:formula="of:=IF(ISBLANK([.$C284]);&quot;&quot;;AND(NOT(ISERROR([.$S284]))))">
            <text:p/>
          </table:table-cell>
          <table:table-cell table:style-name="ce12" table:formula="of:=IF(ISBLANK([.$C284]);&quot;&quot;;AND(NOT(ISERROR([.$Q284]))))">
            <text:p/>
          </table:table-cell>
          <table:table-cell table:formula="of:=IF(ISBLANK([.C284]);&quot;&quot;;IF([.W284];&quot;java.lang.Long&quot;;IF([.X284];&quot;java.lang.String&quot;;IF([.Y284];&quot;java.lang.Double&quot;;IF([.Z284];&quot;java.math.BigDecimal&quot;;&quot;none&quot;)))))">
            <text:p/>
          </table:table-cell>
          <table:table-cell/>
          <table:table-cell table:style-name="ce16" table:formula="of:=IF(ISBLANK([.B284]);&quot;&quot;;IF(ISERR([.G284]);&quot;&lt;/obj-entity&gt;&quot;;CONCATENATE([.$I$2];[.G284];[.$J$2];[.G284];[.$K$2])))">
            <text:p/>
          </table:table-cell>
          <table:table-cell table:formula="of:=IF(ISBLANK([.C284]);&quot;&quot;;CONCATENATE([.$U$3];[.T284];[.$V$3];[.AA284];[.$AD$3];[.T284];[.U28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5]);&quot;&quot;;IF(ISERR([.G285]);&quot;&lt;/obj-entity&gt;&quot;;CONCATENATE([.$I$2];[.G285];[.$J$2];[.G285];[.$K$2])))">
            <text:p/>
          </table:table-cell>
          <table:table-cell table:number-columns-repeated="3"/>
          <table:table-cell table:formula="of:==IF(ISBLANK([.$C285]);&quot;&quot;;FIND([.M$3];[.$C285]))">
            <text:p/>
          </table:table-cell>
          <table:table-cell table:formula="of:==IF(ISBLANK([.$C285]);&quot;&quot;;FIND([.N$3];[.$C285]))">
            <text:p/>
          </table:table-cell>
          <table:table-cell table:formula="of:==IF(ISBLANK([.$C285]);&quot;&quot;;FIND([.O$3];[.$C285]))">
            <text:p/>
          </table:table-cell>
          <table:table-cell table:formula="of:==IF(ISBLANK([.$C285]);&quot;&quot;;FIND([.P$3];[.$C285]))">
            <text:p/>
          </table:table-cell>
          <table:table-cell table:formula="of:==IF(ISBLANK([.$C285]);&quot;&quot;;FIND([.Q$3];[.$C285]))">
            <text:p/>
          </table:table-cell>
          <table:table-cell table:formula="of:==IF(ISBLANK([.$C285]);&quot;&quot;;FIND([.R$3];[.$C285]))">
            <text:p/>
          </table:table-cell>
          <table:table-cell table:formula="of:==IF(ISBLANK([.$C285]);&quot;&quot;;FIND([.S$3];[.$C285]))">
            <text:p/>
          </table:table-cell>
          <table:table-cell table:formula="of:=IF(ISBLANK([.C285]);&quot;&quot;;MID([.C285];[.M285]+LEN([.$M$3]);[.N285]-[.M285]-LEN([.$M$3])))">
            <text:p/>
          </table:table-cell>
          <table:table-cell table:formula="of:=IF(NOT(ISERROR([.O28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5]);&quot;&quot;;AND(NOT(ISERROR([.$P285]));ISERROR([.$Q285]);ISERROR([.$R285]);ISERROR([.$S285])))">
            <text:p/>
          </table:table-cell>
          <table:table-cell table:style-name="ce12" table:formula="of:=IF(ISBLANK([.$C285]);&quot;&quot;;AND((ISERROR([.$P285]));ISERROR([.$Q285]);NOT(ISERROR([.$R285]));ISERROR([.$S285])))">
            <text:p/>
          </table:table-cell>
          <table:table-cell table:style-name="ce12" table:formula="of:=IF(ISBLANK([.$C285]);&quot;&quot;;AND(NOT(ISERROR([.$S285]))))">
            <text:p/>
          </table:table-cell>
          <table:table-cell table:style-name="ce12" table:formula="of:=IF(ISBLANK([.$C285]);&quot;&quot;;AND(NOT(ISERROR([.$Q285]))))">
            <text:p/>
          </table:table-cell>
          <table:table-cell table:formula="of:=IF(ISBLANK([.C285]);&quot;&quot;;IF([.W285];&quot;java.lang.Long&quot;;IF([.X285];&quot;java.lang.String&quot;;IF([.Y285];&quot;java.lang.Double&quot;;IF([.Z285];&quot;java.math.BigDecimal&quot;;&quot;none&quot;)))))">
            <text:p/>
          </table:table-cell>
          <table:table-cell/>
          <table:table-cell table:style-name="ce16" table:formula="of:=IF(ISBLANK([.B285]);&quot;&quot;;IF(ISERR([.G285]);&quot;&lt;/obj-entity&gt;&quot;;CONCATENATE([.$I$2];[.G285];[.$J$2];[.G285];[.$K$2])))">
            <text:p/>
          </table:table-cell>
          <table:table-cell table:formula="of:=IF(ISBLANK([.C285]);&quot;&quot;;CONCATENATE([.$U$3];[.T285];[.$V$3];[.AA285];[.$AD$3];[.T285];[.U28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6]);&quot;&quot;;IF(ISERR([.G286]);&quot;&lt;/obj-entity&gt;&quot;;CONCATENATE([.$I$2];[.G286];[.$J$2];[.G286];[.$K$2])))">
            <text:p/>
          </table:table-cell>
          <table:table-cell table:number-columns-repeated="3"/>
          <table:table-cell table:formula="of:==IF(ISBLANK([.$C286]);&quot;&quot;;FIND([.M$3];[.$C286]))">
            <text:p/>
          </table:table-cell>
          <table:table-cell table:formula="of:==IF(ISBLANK([.$C286]);&quot;&quot;;FIND([.N$3];[.$C286]))">
            <text:p/>
          </table:table-cell>
          <table:table-cell table:formula="of:==IF(ISBLANK([.$C286]);&quot;&quot;;FIND([.O$3];[.$C286]))">
            <text:p/>
          </table:table-cell>
          <table:table-cell table:formula="of:==IF(ISBLANK([.$C286]);&quot;&quot;;FIND([.P$3];[.$C286]))">
            <text:p/>
          </table:table-cell>
          <table:table-cell table:formula="of:==IF(ISBLANK([.$C286]);&quot;&quot;;FIND([.Q$3];[.$C286]))">
            <text:p/>
          </table:table-cell>
          <table:table-cell table:formula="of:==IF(ISBLANK([.$C286]);&quot;&quot;;FIND([.R$3];[.$C286]))">
            <text:p/>
          </table:table-cell>
          <table:table-cell table:formula="of:==IF(ISBLANK([.$C286]);&quot;&quot;;FIND([.S$3];[.$C286]))">
            <text:p/>
          </table:table-cell>
          <table:table-cell table:formula="of:=IF(ISBLANK([.C286]);&quot;&quot;;MID([.C286];[.M286]+LEN([.$M$3]);[.N286]-[.M286]-LEN([.$M$3])))">
            <text:p/>
          </table:table-cell>
          <table:table-cell table:formula="of:=IF(NOT(ISERROR([.O28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6]);&quot;&quot;;AND(NOT(ISERROR([.$P286]));ISERROR([.$Q286]);ISERROR([.$R286]);ISERROR([.$S286])))">
            <text:p/>
          </table:table-cell>
          <table:table-cell table:style-name="ce12" table:formula="of:=IF(ISBLANK([.$C286]);&quot;&quot;;AND((ISERROR([.$P286]));ISERROR([.$Q286]);NOT(ISERROR([.$R286]));ISERROR([.$S286])))">
            <text:p/>
          </table:table-cell>
          <table:table-cell table:style-name="ce12" table:formula="of:=IF(ISBLANK([.$C286]);&quot;&quot;;AND(NOT(ISERROR([.$S286]))))">
            <text:p/>
          </table:table-cell>
          <table:table-cell table:style-name="ce12" table:formula="of:=IF(ISBLANK([.$C286]);&quot;&quot;;AND(NOT(ISERROR([.$Q286]))))">
            <text:p/>
          </table:table-cell>
          <table:table-cell table:formula="of:=IF(ISBLANK([.C286]);&quot;&quot;;IF([.W286];&quot;java.lang.Long&quot;;IF([.X286];&quot;java.lang.String&quot;;IF([.Y286];&quot;java.lang.Double&quot;;IF([.Z286];&quot;java.math.BigDecimal&quot;;&quot;none&quot;)))))">
            <text:p/>
          </table:table-cell>
          <table:table-cell/>
          <table:table-cell table:style-name="ce16" table:formula="of:=IF(ISBLANK([.B286]);&quot;&quot;;IF(ISERR([.G286]);&quot;&lt;/obj-entity&gt;&quot;;CONCATENATE([.$I$2];[.G286];[.$J$2];[.G286];[.$K$2])))">
            <text:p/>
          </table:table-cell>
          <table:table-cell table:formula="of:=IF(ISBLANK([.C286]);&quot;&quot;;CONCATENATE([.$U$3];[.T286];[.$V$3];[.AA286];[.$AD$3];[.T286];[.U28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7]);&quot;&quot;;IF(ISERR([.G287]);&quot;&lt;/obj-entity&gt;&quot;;CONCATENATE([.$I$2];[.G287];[.$J$2];[.G287];[.$K$2])))">
            <text:p/>
          </table:table-cell>
          <table:table-cell table:number-columns-repeated="3"/>
          <table:table-cell table:formula="of:==IF(ISBLANK([.$C287]);&quot;&quot;;FIND([.M$3];[.$C287]))">
            <text:p/>
          </table:table-cell>
          <table:table-cell table:formula="of:==IF(ISBLANK([.$C287]);&quot;&quot;;FIND([.N$3];[.$C287]))">
            <text:p/>
          </table:table-cell>
          <table:table-cell table:formula="of:==IF(ISBLANK([.$C287]);&quot;&quot;;FIND([.O$3];[.$C287]))">
            <text:p/>
          </table:table-cell>
          <table:table-cell table:formula="of:==IF(ISBLANK([.$C287]);&quot;&quot;;FIND([.P$3];[.$C287]))">
            <text:p/>
          </table:table-cell>
          <table:table-cell table:formula="of:==IF(ISBLANK([.$C287]);&quot;&quot;;FIND([.Q$3];[.$C287]))">
            <text:p/>
          </table:table-cell>
          <table:table-cell table:formula="of:==IF(ISBLANK([.$C287]);&quot;&quot;;FIND([.R$3];[.$C287]))">
            <text:p/>
          </table:table-cell>
          <table:table-cell table:formula="of:==IF(ISBLANK([.$C287]);&quot;&quot;;FIND([.S$3];[.$C287]))">
            <text:p/>
          </table:table-cell>
          <table:table-cell table:formula="of:=IF(ISBLANK([.C287]);&quot;&quot;;MID([.C287];[.M287]+LEN([.$M$3]);[.N287]-[.M287]-LEN([.$M$3])))">
            <text:p/>
          </table:table-cell>
          <table:table-cell table:formula="of:=IF(NOT(ISERROR([.O28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7]);&quot;&quot;;AND(NOT(ISERROR([.$P287]));ISERROR([.$Q287]);ISERROR([.$R287]);ISERROR([.$S287])))">
            <text:p/>
          </table:table-cell>
          <table:table-cell table:style-name="ce12" table:formula="of:=IF(ISBLANK([.$C287]);&quot;&quot;;AND((ISERROR([.$P287]));ISERROR([.$Q287]);NOT(ISERROR([.$R287]));ISERROR([.$S287])))">
            <text:p/>
          </table:table-cell>
          <table:table-cell table:style-name="ce12" table:formula="of:=IF(ISBLANK([.$C287]);&quot;&quot;;AND(NOT(ISERROR([.$S287]))))">
            <text:p/>
          </table:table-cell>
          <table:table-cell table:style-name="ce12" table:formula="of:=IF(ISBLANK([.$C287]);&quot;&quot;;AND(NOT(ISERROR([.$Q287]))))">
            <text:p/>
          </table:table-cell>
          <table:table-cell table:formula="of:=IF(ISBLANK([.C287]);&quot;&quot;;IF([.W287];&quot;java.lang.Long&quot;;IF([.X287];&quot;java.lang.String&quot;;IF([.Y287];&quot;java.lang.Double&quot;;IF([.Z287];&quot;java.math.BigDecimal&quot;;&quot;none&quot;)))))">
            <text:p/>
          </table:table-cell>
          <table:table-cell/>
          <table:table-cell table:style-name="ce16" table:formula="of:=IF(ISBLANK([.B287]);&quot;&quot;;IF(ISERR([.G287]);&quot;&lt;/obj-entity&gt;&quot;;CONCATENATE([.$I$2];[.G287];[.$J$2];[.G287];[.$K$2])))">
            <text:p/>
          </table:table-cell>
          <table:table-cell table:formula="of:=IF(ISBLANK([.C287]);&quot;&quot;;CONCATENATE([.$U$3];[.T287];[.$V$3];[.AA287];[.$AD$3];[.T287];[.U28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8]);&quot;&quot;;IF(ISERR([.G288]);&quot;&lt;/obj-entity&gt;&quot;;CONCATENATE([.$I$2];[.G288];[.$J$2];[.G288];[.$K$2])))">
            <text:p/>
          </table:table-cell>
          <table:table-cell table:number-columns-repeated="3"/>
          <table:table-cell table:formula="of:==IF(ISBLANK([.$C288]);&quot;&quot;;FIND([.M$3];[.$C288]))">
            <text:p/>
          </table:table-cell>
          <table:table-cell table:formula="of:==IF(ISBLANK([.$C288]);&quot;&quot;;FIND([.N$3];[.$C288]))">
            <text:p/>
          </table:table-cell>
          <table:table-cell table:formula="of:==IF(ISBLANK([.$C288]);&quot;&quot;;FIND([.O$3];[.$C288]))">
            <text:p/>
          </table:table-cell>
          <table:table-cell table:formula="of:==IF(ISBLANK([.$C288]);&quot;&quot;;FIND([.P$3];[.$C288]))">
            <text:p/>
          </table:table-cell>
          <table:table-cell table:formula="of:==IF(ISBLANK([.$C288]);&quot;&quot;;FIND([.Q$3];[.$C288]))">
            <text:p/>
          </table:table-cell>
          <table:table-cell table:formula="of:==IF(ISBLANK([.$C288]);&quot;&quot;;FIND([.R$3];[.$C288]))">
            <text:p/>
          </table:table-cell>
          <table:table-cell table:formula="of:==IF(ISBLANK([.$C288]);&quot;&quot;;FIND([.S$3];[.$C288]))">
            <text:p/>
          </table:table-cell>
          <table:table-cell table:formula="of:=IF(ISBLANK([.C288]);&quot;&quot;;MID([.C288];[.M288]+LEN([.$M$3]);[.N288]-[.M288]-LEN([.$M$3])))">
            <text:p/>
          </table:table-cell>
          <table:table-cell table:formula="of:=IF(NOT(ISERROR([.O28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8]);&quot;&quot;;AND(NOT(ISERROR([.$P288]));ISERROR([.$Q288]);ISERROR([.$R288]);ISERROR([.$S288])))">
            <text:p/>
          </table:table-cell>
          <table:table-cell table:style-name="ce12" table:formula="of:=IF(ISBLANK([.$C288]);&quot;&quot;;AND((ISERROR([.$P288]));ISERROR([.$Q288]);NOT(ISERROR([.$R288]));ISERROR([.$S288])))">
            <text:p/>
          </table:table-cell>
          <table:table-cell table:style-name="ce12" table:formula="of:=IF(ISBLANK([.$C288]);&quot;&quot;;AND(NOT(ISERROR([.$S288]))))">
            <text:p/>
          </table:table-cell>
          <table:table-cell table:style-name="ce12" table:formula="of:=IF(ISBLANK([.$C288]);&quot;&quot;;AND(NOT(ISERROR([.$Q288]))))">
            <text:p/>
          </table:table-cell>
          <table:table-cell table:formula="of:=IF(ISBLANK([.C288]);&quot;&quot;;IF([.W288];&quot;java.lang.Long&quot;;IF([.X288];&quot;java.lang.String&quot;;IF([.Y288];&quot;java.lang.Double&quot;;IF([.Z288];&quot;java.math.BigDecimal&quot;;&quot;none&quot;)))))">
            <text:p/>
          </table:table-cell>
          <table:table-cell/>
          <table:table-cell table:style-name="ce16" table:formula="of:=IF(ISBLANK([.B288]);&quot;&quot;;IF(ISERR([.G288]);&quot;&lt;/obj-entity&gt;&quot;;CONCATENATE([.$I$2];[.G288];[.$J$2];[.G288];[.$K$2])))">
            <text:p/>
          </table:table-cell>
          <table:table-cell table:formula="of:=IF(ISBLANK([.C288]);&quot;&quot;;CONCATENATE([.$U$3];[.T288];[.$V$3];[.AA288];[.$AD$3];[.T288];[.U28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89]);&quot;&quot;;IF(ISERR([.G289]);&quot;&lt;/obj-entity&gt;&quot;;CONCATENATE([.$I$2];[.G289];[.$J$2];[.G289];[.$K$2])))">
            <text:p/>
          </table:table-cell>
          <table:table-cell table:number-columns-repeated="3"/>
          <table:table-cell table:formula="of:==IF(ISBLANK([.$C289]);&quot;&quot;;FIND([.M$3];[.$C289]))">
            <text:p/>
          </table:table-cell>
          <table:table-cell table:formula="of:==IF(ISBLANK([.$C289]);&quot;&quot;;FIND([.N$3];[.$C289]))">
            <text:p/>
          </table:table-cell>
          <table:table-cell table:formula="of:==IF(ISBLANK([.$C289]);&quot;&quot;;FIND([.O$3];[.$C289]))">
            <text:p/>
          </table:table-cell>
          <table:table-cell table:formula="of:==IF(ISBLANK([.$C289]);&quot;&quot;;FIND([.P$3];[.$C289]))">
            <text:p/>
          </table:table-cell>
          <table:table-cell table:formula="of:==IF(ISBLANK([.$C289]);&quot;&quot;;FIND([.Q$3];[.$C289]))">
            <text:p/>
          </table:table-cell>
          <table:table-cell table:formula="of:==IF(ISBLANK([.$C289]);&quot;&quot;;FIND([.R$3];[.$C289]))">
            <text:p/>
          </table:table-cell>
          <table:table-cell table:formula="of:==IF(ISBLANK([.$C289]);&quot;&quot;;FIND([.S$3];[.$C289]))">
            <text:p/>
          </table:table-cell>
          <table:table-cell table:formula="of:=IF(ISBLANK([.C289]);&quot;&quot;;MID([.C289];[.M289]+LEN([.$M$3]);[.N289]-[.M289]-LEN([.$M$3])))">
            <text:p/>
          </table:table-cell>
          <table:table-cell table:formula="of:=IF(NOT(ISERROR([.O28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89]);&quot;&quot;;AND(NOT(ISERROR([.$P289]));ISERROR([.$Q289]);ISERROR([.$R289]);ISERROR([.$S289])))">
            <text:p/>
          </table:table-cell>
          <table:table-cell table:style-name="ce12" table:formula="of:=IF(ISBLANK([.$C289]);&quot;&quot;;AND((ISERROR([.$P289]));ISERROR([.$Q289]);NOT(ISERROR([.$R289]));ISERROR([.$S289])))">
            <text:p/>
          </table:table-cell>
          <table:table-cell table:style-name="ce12" table:formula="of:=IF(ISBLANK([.$C289]);&quot;&quot;;AND(NOT(ISERROR([.$S289]))))">
            <text:p/>
          </table:table-cell>
          <table:table-cell table:style-name="ce12" table:formula="of:=IF(ISBLANK([.$C289]);&quot;&quot;;AND(NOT(ISERROR([.$Q289]))))">
            <text:p/>
          </table:table-cell>
          <table:table-cell table:formula="of:=IF(ISBLANK([.C289]);&quot;&quot;;IF([.W289];&quot;java.lang.Long&quot;;IF([.X289];&quot;java.lang.String&quot;;IF([.Y289];&quot;java.lang.Double&quot;;IF([.Z289];&quot;java.math.BigDecimal&quot;;&quot;none&quot;)))))">
            <text:p/>
          </table:table-cell>
          <table:table-cell/>
          <table:table-cell table:style-name="ce16" table:formula="of:=IF(ISBLANK([.B289]);&quot;&quot;;IF(ISERR([.G289]);&quot;&lt;/obj-entity&gt;&quot;;CONCATENATE([.$I$2];[.G289];[.$J$2];[.G289];[.$K$2])))">
            <text:p/>
          </table:table-cell>
          <table:table-cell table:formula="of:=IF(ISBLANK([.C289]);&quot;&quot;;CONCATENATE([.$U$3];[.T289];[.$V$3];[.AA289];[.$AD$3];[.T289];[.U28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0]);&quot;&quot;;IF(ISERR([.G290]);&quot;&lt;/obj-entity&gt;&quot;;CONCATENATE([.$I$2];[.G290];[.$J$2];[.G290];[.$K$2])))">
            <text:p/>
          </table:table-cell>
          <table:table-cell table:number-columns-repeated="3"/>
          <table:table-cell table:formula="of:==IF(ISBLANK([.$C290]);&quot;&quot;;FIND([.M$3];[.$C290]))">
            <text:p/>
          </table:table-cell>
          <table:table-cell table:formula="of:==IF(ISBLANK([.$C290]);&quot;&quot;;FIND([.N$3];[.$C290]))">
            <text:p/>
          </table:table-cell>
          <table:table-cell table:formula="of:==IF(ISBLANK([.$C290]);&quot;&quot;;FIND([.O$3];[.$C290]))">
            <text:p/>
          </table:table-cell>
          <table:table-cell table:formula="of:==IF(ISBLANK([.$C290]);&quot;&quot;;FIND([.P$3];[.$C290]))">
            <text:p/>
          </table:table-cell>
          <table:table-cell table:formula="of:==IF(ISBLANK([.$C290]);&quot;&quot;;FIND([.Q$3];[.$C290]))">
            <text:p/>
          </table:table-cell>
          <table:table-cell table:formula="of:==IF(ISBLANK([.$C290]);&quot;&quot;;FIND([.R$3];[.$C290]))">
            <text:p/>
          </table:table-cell>
          <table:table-cell table:formula="of:==IF(ISBLANK([.$C290]);&quot;&quot;;FIND([.S$3];[.$C290]))">
            <text:p/>
          </table:table-cell>
          <table:table-cell table:formula="of:=IF(ISBLANK([.C290]);&quot;&quot;;MID([.C290];[.M290]+LEN([.$M$3]);[.N290]-[.M290]-LEN([.$M$3])))">
            <text:p/>
          </table:table-cell>
          <table:table-cell table:formula="of:=IF(NOT(ISERROR([.O29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0]);&quot;&quot;;AND(NOT(ISERROR([.$P290]));ISERROR([.$Q290]);ISERROR([.$R290]);ISERROR([.$S290])))">
            <text:p/>
          </table:table-cell>
          <table:table-cell table:style-name="ce12" table:formula="of:=IF(ISBLANK([.$C290]);&quot;&quot;;AND((ISERROR([.$P290]));ISERROR([.$Q290]);NOT(ISERROR([.$R290]));ISERROR([.$S290])))">
            <text:p/>
          </table:table-cell>
          <table:table-cell table:style-name="ce12" table:formula="of:=IF(ISBLANK([.$C290]);&quot;&quot;;AND(NOT(ISERROR([.$S290]))))">
            <text:p/>
          </table:table-cell>
          <table:table-cell table:style-name="ce12" table:formula="of:=IF(ISBLANK([.$C290]);&quot;&quot;;AND(NOT(ISERROR([.$Q290]))))">
            <text:p/>
          </table:table-cell>
          <table:table-cell table:formula="of:=IF(ISBLANK([.C290]);&quot;&quot;;IF([.W290];&quot;java.lang.Long&quot;;IF([.X290];&quot;java.lang.String&quot;;IF([.Y290];&quot;java.lang.Double&quot;;IF([.Z290];&quot;java.math.BigDecimal&quot;;&quot;none&quot;)))))">
            <text:p/>
          </table:table-cell>
          <table:table-cell/>
          <table:table-cell table:style-name="ce16" table:formula="of:=IF(ISBLANK([.B290]);&quot;&quot;;IF(ISERR([.G290]);&quot;&lt;/obj-entity&gt;&quot;;CONCATENATE([.$I$2];[.G290];[.$J$2];[.G290];[.$K$2])))">
            <text:p/>
          </table:table-cell>
          <table:table-cell table:formula="of:=IF(ISBLANK([.C290]);&quot;&quot;;CONCATENATE([.$U$3];[.T290];[.$V$3];[.AA290];[.$AD$3];[.T290];[.U29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1]);&quot;&quot;;IF(ISERR([.G291]);&quot;&lt;/obj-entity&gt;&quot;;CONCATENATE([.$I$2];[.G291];[.$J$2];[.G291];[.$K$2])))">
            <text:p/>
          </table:table-cell>
          <table:table-cell table:number-columns-repeated="3"/>
          <table:table-cell table:formula="of:==IF(ISBLANK([.$C291]);&quot;&quot;;FIND([.M$3];[.$C291]))">
            <text:p/>
          </table:table-cell>
          <table:table-cell table:formula="of:==IF(ISBLANK([.$C291]);&quot;&quot;;FIND([.N$3];[.$C291]))">
            <text:p/>
          </table:table-cell>
          <table:table-cell table:formula="of:==IF(ISBLANK([.$C291]);&quot;&quot;;FIND([.O$3];[.$C291]))">
            <text:p/>
          </table:table-cell>
          <table:table-cell table:formula="of:==IF(ISBLANK([.$C291]);&quot;&quot;;FIND([.P$3];[.$C291]))">
            <text:p/>
          </table:table-cell>
          <table:table-cell table:formula="of:==IF(ISBLANK([.$C291]);&quot;&quot;;FIND([.Q$3];[.$C291]))">
            <text:p/>
          </table:table-cell>
          <table:table-cell table:formula="of:==IF(ISBLANK([.$C291]);&quot;&quot;;FIND([.R$3];[.$C291]))">
            <text:p/>
          </table:table-cell>
          <table:table-cell table:formula="of:==IF(ISBLANK([.$C291]);&quot;&quot;;FIND([.S$3];[.$C291]))">
            <text:p/>
          </table:table-cell>
          <table:table-cell table:formula="of:=IF(ISBLANK([.C291]);&quot;&quot;;MID([.C291];[.M291]+LEN([.$M$3]);[.N291]-[.M291]-LEN([.$M$3])))">
            <text:p/>
          </table:table-cell>
          <table:table-cell table:formula="of:=IF(NOT(ISERROR([.O29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1]);&quot;&quot;;AND(NOT(ISERROR([.$P291]));ISERROR([.$Q291]);ISERROR([.$R291]);ISERROR([.$S291])))">
            <text:p/>
          </table:table-cell>
          <table:table-cell table:style-name="ce12" table:formula="of:=IF(ISBLANK([.$C291]);&quot;&quot;;AND((ISERROR([.$P291]));ISERROR([.$Q291]);NOT(ISERROR([.$R291]));ISERROR([.$S291])))">
            <text:p/>
          </table:table-cell>
          <table:table-cell table:style-name="ce12" table:formula="of:=IF(ISBLANK([.$C291]);&quot;&quot;;AND(NOT(ISERROR([.$S291]))))">
            <text:p/>
          </table:table-cell>
          <table:table-cell table:style-name="ce12" table:formula="of:=IF(ISBLANK([.$C291]);&quot;&quot;;AND(NOT(ISERROR([.$Q291]))))">
            <text:p/>
          </table:table-cell>
          <table:table-cell table:formula="of:=IF(ISBLANK([.C291]);&quot;&quot;;IF([.W291];&quot;java.lang.Long&quot;;IF([.X291];&quot;java.lang.String&quot;;IF([.Y291];&quot;java.lang.Double&quot;;IF([.Z291];&quot;java.math.BigDecimal&quot;;&quot;none&quot;)))))">
            <text:p/>
          </table:table-cell>
          <table:table-cell/>
          <table:table-cell table:style-name="ce16" table:formula="of:=IF(ISBLANK([.B291]);&quot;&quot;;IF(ISERR([.G291]);&quot;&lt;/obj-entity&gt;&quot;;CONCATENATE([.$I$2];[.G291];[.$J$2];[.G291];[.$K$2])))">
            <text:p/>
          </table:table-cell>
          <table:table-cell table:formula="of:=IF(ISBLANK([.C291]);&quot;&quot;;CONCATENATE([.$U$3];[.T291];[.$V$3];[.AA291];[.$AD$3];[.T291];[.U29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2]);&quot;&quot;;IF(ISERR([.G292]);&quot;&lt;/obj-entity&gt;&quot;;CONCATENATE([.$I$2];[.G292];[.$J$2];[.G292];[.$K$2])))">
            <text:p/>
          </table:table-cell>
          <table:table-cell table:number-columns-repeated="3"/>
          <table:table-cell table:formula="of:==IF(ISBLANK([.$C292]);&quot;&quot;;FIND([.M$3];[.$C292]))">
            <text:p/>
          </table:table-cell>
          <table:table-cell table:formula="of:==IF(ISBLANK([.$C292]);&quot;&quot;;FIND([.N$3];[.$C292]))">
            <text:p/>
          </table:table-cell>
          <table:table-cell table:formula="of:==IF(ISBLANK([.$C292]);&quot;&quot;;FIND([.O$3];[.$C292]))">
            <text:p/>
          </table:table-cell>
          <table:table-cell table:formula="of:==IF(ISBLANK([.$C292]);&quot;&quot;;FIND([.P$3];[.$C292]))">
            <text:p/>
          </table:table-cell>
          <table:table-cell table:formula="of:==IF(ISBLANK([.$C292]);&quot;&quot;;FIND([.Q$3];[.$C292]))">
            <text:p/>
          </table:table-cell>
          <table:table-cell table:formula="of:==IF(ISBLANK([.$C292]);&quot;&quot;;FIND([.R$3];[.$C292]))">
            <text:p/>
          </table:table-cell>
          <table:table-cell table:formula="of:==IF(ISBLANK([.$C292]);&quot;&quot;;FIND([.S$3];[.$C292]))">
            <text:p/>
          </table:table-cell>
          <table:table-cell table:formula="of:=IF(ISBLANK([.C292]);&quot;&quot;;MID([.C292];[.M292]+LEN([.$M$3]);[.N292]-[.M292]-LEN([.$M$3])))">
            <text:p/>
          </table:table-cell>
          <table:table-cell table:formula="of:=IF(NOT(ISERROR([.O29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2]);&quot;&quot;;AND(NOT(ISERROR([.$P292]));ISERROR([.$Q292]);ISERROR([.$R292]);ISERROR([.$S292])))">
            <text:p/>
          </table:table-cell>
          <table:table-cell table:style-name="ce12" table:formula="of:=IF(ISBLANK([.$C292]);&quot;&quot;;AND((ISERROR([.$P292]));ISERROR([.$Q292]);NOT(ISERROR([.$R292]));ISERROR([.$S292])))">
            <text:p/>
          </table:table-cell>
          <table:table-cell table:style-name="ce12" table:formula="of:=IF(ISBLANK([.$C292]);&quot;&quot;;AND(NOT(ISERROR([.$S292]))))">
            <text:p/>
          </table:table-cell>
          <table:table-cell table:style-name="ce12" table:formula="of:=IF(ISBLANK([.$C292]);&quot;&quot;;AND(NOT(ISERROR([.$Q292]))))">
            <text:p/>
          </table:table-cell>
          <table:table-cell table:formula="of:=IF(ISBLANK([.C292]);&quot;&quot;;IF([.W292];&quot;java.lang.Long&quot;;IF([.X292];&quot;java.lang.String&quot;;IF([.Y292];&quot;java.lang.Double&quot;;IF([.Z292];&quot;java.math.BigDecimal&quot;;&quot;none&quot;)))))">
            <text:p/>
          </table:table-cell>
          <table:table-cell/>
          <table:table-cell table:style-name="ce16" table:formula="of:=IF(ISBLANK([.B292]);&quot;&quot;;IF(ISERR([.G292]);&quot;&lt;/obj-entity&gt;&quot;;CONCATENATE([.$I$2];[.G292];[.$J$2];[.G292];[.$K$2])))">
            <text:p/>
          </table:table-cell>
          <table:table-cell table:formula="of:=IF(ISBLANK([.C292]);&quot;&quot;;CONCATENATE([.$U$3];[.T292];[.$V$3];[.AA292];[.$AD$3];[.T292];[.U29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3]);&quot;&quot;;IF(ISERR([.G293]);&quot;&lt;/obj-entity&gt;&quot;;CONCATENATE([.$I$2];[.G293];[.$J$2];[.G293];[.$K$2])))">
            <text:p/>
          </table:table-cell>
          <table:table-cell table:number-columns-repeated="3"/>
          <table:table-cell table:formula="of:==IF(ISBLANK([.$C293]);&quot;&quot;;FIND([.M$3];[.$C293]))">
            <text:p/>
          </table:table-cell>
          <table:table-cell table:formula="of:==IF(ISBLANK([.$C293]);&quot;&quot;;FIND([.N$3];[.$C293]))">
            <text:p/>
          </table:table-cell>
          <table:table-cell table:formula="of:==IF(ISBLANK([.$C293]);&quot;&quot;;FIND([.O$3];[.$C293]))">
            <text:p/>
          </table:table-cell>
          <table:table-cell table:formula="of:==IF(ISBLANK([.$C293]);&quot;&quot;;FIND([.P$3];[.$C293]))">
            <text:p/>
          </table:table-cell>
          <table:table-cell table:formula="of:==IF(ISBLANK([.$C293]);&quot;&quot;;FIND([.Q$3];[.$C293]))">
            <text:p/>
          </table:table-cell>
          <table:table-cell table:formula="of:==IF(ISBLANK([.$C293]);&quot;&quot;;FIND([.R$3];[.$C293]))">
            <text:p/>
          </table:table-cell>
          <table:table-cell table:formula="of:==IF(ISBLANK([.$C293]);&quot;&quot;;FIND([.S$3];[.$C293]))">
            <text:p/>
          </table:table-cell>
          <table:table-cell table:formula="of:=IF(ISBLANK([.C293]);&quot;&quot;;MID([.C293];[.M293]+LEN([.$M$3]);[.N293]-[.M293]-LEN([.$M$3])))">
            <text:p/>
          </table:table-cell>
          <table:table-cell table:formula="of:=IF(NOT(ISERROR([.O29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3]);&quot;&quot;;AND(NOT(ISERROR([.$P293]));ISERROR([.$Q293]);ISERROR([.$R293]);ISERROR([.$S293])))">
            <text:p/>
          </table:table-cell>
          <table:table-cell table:style-name="ce12" table:formula="of:=IF(ISBLANK([.$C293]);&quot;&quot;;AND((ISERROR([.$P293]));ISERROR([.$Q293]);NOT(ISERROR([.$R293]));ISERROR([.$S293])))">
            <text:p/>
          </table:table-cell>
          <table:table-cell table:style-name="ce12" table:formula="of:=IF(ISBLANK([.$C293]);&quot;&quot;;AND(NOT(ISERROR([.$S293]))))">
            <text:p/>
          </table:table-cell>
          <table:table-cell table:style-name="ce12" table:formula="of:=IF(ISBLANK([.$C293]);&quot;&quot;;AND(NOT(ISERROR([.$Q293]))))">
            <text:p/>
          </table:table-cell>
          <table:table-cell table:formula="of:=IF(ISBLANK([.C293]);&quot;&quot;;IF([.W293];&quot;java.lang.Long&quot;;IF([.X293];&quot;java.lang.String&quot;;IF([.Y293];&quot;java.lang.Double&quot;;IF([.Z293];&quot;java.math.BigDecimal&quot;;&quot;none&quot;)))))">
            <text:p/>
          </table:table-cell>
          <table:table-cell/>
          <table:table-cell table:style-name="ce16" table:formula="of:=IF(ISBLANK([.B293]);&quot;&quot;;IF(ISERR([.G293]);&quot;&lt;/obj-entity&gt;&quot;;CONCATENATE([.$I$2];[.G293];[.$J$2];[.G293];[.$K$2])))">
            <text:p/>
          </table:table-cell>
          <table:table-cell table:formula="of:=IF(ISBLANK([.C293]);&quot;&quot;;CONCATENATE([.$U$3];[.T293];[.$V$3];[.AA293];[.$AD$3];[.T293];[.U29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4]);&quot;&quot;;IF(ISERR([.G294]);&quot;&lt;/obj-entity&gt;&quot;;CONCATENATE([.$I$2];[.G294];[.$J$2];[.G294];[.$K$2])))">
            <text:p/>
          </table:table-cell>
          <table:table-cell table:number-columns-repeated="3"/>
          <table:table-cell table:formula="of:==IF(ISBLANK([.$C294]);&quot;&quot;;FIND([.M$3];[.$C294]))">
            <text:p/>
          </table:table-cell>
          <table:table-cell table:formula="of:==IF(ISBLANK([.$C294]);&quot;&quot;;FIND([.N$3];[.$C294]))">
            <text:p/>
          </table:table-cell>
          <table:table-cell table:formula="of:==IF(ISBLANK([.$C294]);&quot;&quot;;FIND([.O$3];[.$C294]))">
            <text:p/>
          </table:table-cell>
          <table:table-cell table:formula="of:==IF(ISBLANK([.$C294]);&quot;&quot;;FIND([.P$3];[.$C294]))">
            <text:p/>
          </table:table-cell>
          <table:table-cell table:formula="of:==IF(ISBLANK([.$C294]);&quot;&quot;;FIND([.Q$3];[.$C294]))">
            <text:p/>
          </table:table-cell>
          <table:table-cell table:formula="of:==IF(ISBLANK([.$C294]);&quot;&quot;;FIND([.R$3];[.$C294]))">
            <text:p/>
          </table:table-cell>
          <table:table-cell table:formula="of:==IF(ISBLANK([.$C294]);&quot;&quot;;FIND([.S$3];[.$C294]))">
            <text:p/>
          </table:table-cell>
          <table:table-cell table:formula="of:=IF(ISBLANK([.C294]);&quot;&quot;;MID([.C294];[.M294]+LEN([.$M$3]);[.N294]-[.M294]-LEN([.$M$3])))">
            <text:p/>
          </table:table-cell>
          <table:table-cell table:formula="of:=IF(NOT(ISERROR([.O29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4]);&quot;&quot;;AND(NOT(ISERROR([.$P294]));ISERROR([.$Q294]);ISERROR([.$R294]);ISERROR([.$S294])))">
            <text:p/>
          </table:table-cell>
          <table:table-cell table:style-name="ce12" table:formula="of:=IF(ISBLANK([.$C294]);&quot;&quot;;AND((ISERROR([.$P294]));ISERROR([.$Q294]);NOT(ISERROR([.$R294]));ISERROR([.$S294])))">
            <text:p/>
          </table:table-cell>
          <table:table-cell table:style-name="ce12" table:formula="of:=IF(ISBLANK([.$C294]);&quot;&quot;;AND(NOT(ISERROR([.$S294]))))">
            <text:p/>
          </table:table-cell>
          <table:table-cell table:style-name="ce12" table:formula="of:=IF(ISBLANK([.$C294]);&quot;&quot;;AND(NOT(ISERROR([.$Q294]))))">
            <text:p/>
          </table:table-cell>
          <table:table-cell table:formula="of:=IF(ISBLANK([.C294]);&quot;&quot;;IF([.W294];&quot;java.lang.Long&quot;;IF([.X294];&quot;java.lang.String&quot;;IF([.Y294];&quot;java.lang.Double&quot;;IF([.Z294];&quot;java.math.BigDecimal&quot;;&quot;none&quot;)))))">
            <text:p/>
          </table:table-cell>
          <table:table-cell/>
          <table:table-cell table:style-name="ce16" table:formula="of:=IF(ISBLANK([.B294]);&quot;&quot;;IF(ISERR([.G294]);&quot;&lt;/obj-entity&gt;&quot;;CONCATENATE([.$I$2];[.G294];[.$J$2];[.G294];[.$K$2])))">
            <text:p/>
          </table:table-cell>
          <table:table-cell table:formula="of:=IF(ISBLANK([.C294]);&quot;&quot;;CONCATENATE([.$U$3];[.T294];[.$V$3];[.AA294];[.$AD$3];[.T294];[.U29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5]);&quot;&quot;;IF(ISERR([.G295]);&quot;&lt;/obj-entity&gt;&quot;;CONCATENATE([.$I$2];[.G295];[.$J$2];[.G295];[.$K$2])))">
            <text:p/>
          </table:table-cell>
          <table:table-cell table:number-columns-repeated="3"/>
          <table:table-cell table:formula="of:==IF(ISBLANK([.$C295]);&quot;&quot;;FIND([.M$3];[.$C295]))">
            <text:p/>
          </table:table-cell>
          <table:table-cell table:formula="of:==IF(ISBLANK([.$C295]);&quot;&quot;;FIND([.N$3];[.$C295]))">
            <text:p/>
          </table:table-cell>
          <table:table-cell table:formula="of:==IF(ISBLANK([.$C295]);&quot;&quot;;FIND([.O$3];[.$C295]))">
            <text:p/>
          </table:table-cell>
          <table:table-cell table:formula="of:==IF(ISBLANK([.$C295]);&quot;&quot;;FIND([.P$3];[.$C295]))">
            <text:p/>
          </table:table-cell>
          <table:table-cell table:formula="of:==IF(ISBLANK([.$C295]);&quot;&quot;;FIND([.Q$3];[.$C295]))">
            <text:p/>
          </table:table-cell>
          <table:table-cell table:formula="of:==IF(ISBLANK([.$C295]);&quot;&quot;;FIND([.R$3];[.$C295]))">
            <text:p/>
          </table:table-cell>
          <table:table-cell table:formula="of:==IF(ISBLANK([.$C295]);&quot;&quot;;FIND([.S$3];[.$C295]))">
            <text:p/>
          </table:table-cell>
          <table:table-cell table:formula="of:=IF(ISBLANK([.C295]);&quot;&quot;;MID([.C295];[.M295]+LEN([.$M$3]);[.N295]-[.M295]-LEN([.$M$3])))">
            <text:p/>
          </table:table-cell>
          <table:table-cell table:formula="of:=IF(NOT(ISERROR([.O29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5]);&quot;&quot;;AND(NOT(ISERROR([.$P295]));ISERROR([.$Q295]);ISERROR([.$R295]);ISERROR([.$S295])))">
            <text:p/>
          </table:table-cell>
          <table:table-cell table:style-name="ce12" table:formula="of:=IF(ISBLANK([.$C295]);&quot;&quot;;AND((ISERROR([.$P295]));ISERROR([.$Q295]);NOT(ISERROR([.$R295]));ISERROR([.$S295])))">
            <text:p/>
          </table:table-cell>
          <table:table-cell table:style-name="ce12" table:formula="of:=IF(ISBLANK([.$C295]);&quot;&quot;;AND(NOT(ISERROR([.$S295]))))">
            <text:p/>
          </table:table-cell>
          <table:table-cell table:style-name="ce12" table:formula="of:=IF(ISBLANK([.$C295]);&quot;&quot;;AND(NOT(ISERROR([.$Q295]))))">
            <text:p/>
          </table:table-cell>
          <table:table-cell table:formula="of:=IF(ISBLANK([.C295]);&quot;&quot;;IF([.W295];&quot;java.lang.Long&quot;;IF([.X295];&quot;java.lang.String&quot;;IF([.Y295];&quot;java.lang.Double&quot;;IF([.Z295];&quot;java.math.BigDecimal&quot;;&quot;none&quot;)))))">
            <text:p/>
          </table:table-cell>
          <table:table-cell/>
          <table:table-cell table:style-name="ce16" table:formula="of:=IF(ISBLANK([.B295]);&quot;&quot;;IF(ISERR([.G295]);&quot;&lt;/obj-entity&gt;&quot;;CONCATENATE([.$I$2];[.G295];[.$J$2];[.G295];[.$K$2])))">
            <text:p/>
          </table:table-cell>
          <table:table-cell table:formula="of:=IF(ISBLANK([.C295]);&quot;&quot;;CONCATENATE([.$U$3];[.T295];[.$V$3];[.AA295];[.$AD$3];[.T295];[.U29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6]);&quot;&quot;;IF(ISERR([.G296]);&quot;&lt;/obj-entity&gt;&quot;;CONCATENATE([.$I$2];[.G296];[.$J$2];[.G296];[.$K$2])))">
            <text:p/>
          </table:table-cell>
          <table:table-cell table:number-columns-repeated="3"/>
          <table:table-cell table:formula="of:==IF(ISBLANK([.$C296]);&quot;&quot;;FIND([.M$3];[.$C296]))">
            <text:p/>
          </table:table-cell>
          <table:table-cell table:formula="of:==IF(ISBLANK([.$C296]);&quot;&quot;;FIND([.N$3];[.$C296]))">
            <text:p/>
          </table:table-cell>
          <table:table-cell table:formula="of:==IF(ISBLANK([.$C296]);&quot;&quot;;FIND([.O$3];[.$C296]))">
            <text:p/>
          </table:table-cell>
          <table:table-cell table:formula="of:==IF(ISBLANK([.$C296]);&quot;&quot;;FIND([.P$3];[.$C296]))">
            <text:p/>
          </table:table-cell>
          <table:table-cell table:formula="of:==IF(ISBLANK([.$C296]);&quot;&quot;;FIND([.Q$3];[.$C296]))">
            <text:p/>
          </table:table-cell>
          <table:table-cell table:formula="of:==IF(ISBLANK([.$C296]);&quot;&quot;;FIND([.R$3];[.$C296]))">
            <text:p/>
          </table:table-cell>
          <table:table-cell table:formula="of:==IF(ISBLANK([.$C296]);&quot;&quot;;FIND([.S$3];[.$C296]))">
            <text:p/>
          </table:table-cell>
          <table:table-cell table:formula="of:=IF(ISBLANK([.C296]);&quot;&quot;;MID([.C296];[.M296]+LEN([.$M$3]);[.N296]-[.M296]-LEN([.$M$3])))">
            <text:p/>
          </table:table-cell>
          <table:table-cell table:formula="of:=IF(NOT(ISERROR([.O29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6]);&quot;&quot;;AND(NOT(ISERROR([.$P296]));ISERROR([.$Q296]);ISERROR([.$R296]);ISERROR([.$S296])))">
            <text:p/>
          </table:table-cell>
          <table:table-cell table:style-name="ce12" table:formula="of:=IF(ISBLANK([.$C296]);&quot;&quot;;AND((ISERROR([.$P296]));ISERROR([.$Q296]);NOT(ISERROR([.$R296]));ISERROR([.$S296])))">
            <text:p/>
          </table:table-cell>
          <table:table-cell table:style-name="ce12" table:formula="of:=IF(ISBLANK([.$C296]);&quot;&quot;;AND(NOT(ISERROR([.$S296]))))">
            <text:p/>
          </table:table-cell>
          <table:table-cell table:style-name="ce12" table:formula="of:=IF(ISBLANK([.$C296]);&quot;&quot;;AND(NOT(ISERROR([.$Q296]))))">
            <text:p/>
          </table:table-cell>
          <table:table-cell table:formula="of:=IF(ISBLANK([.C296]);&quot;&quot;;IF([.W296];&quot;java.lang.Long&quot;;IF([.X296];&quot;java.lang.String&quot;;IF([.Y296];&quot;java.lang.Double&quot;;IF([.Z296];&quot;java.math.BigDecimal&quot;;&quot;none&quot;)))))">
            <text:p/>
          </table:table-cell>
          <table:table-cell/>
          <table:table-cell table:style-name="ce16" table:formula="of:=IF(ISBLANK([.B296]);&quot;&quot;;IF(ISERR([.G296]);&quot;&lt;/obj-entity&gt;&quot;;CONCATENATE([.$I$2];[.G296];[.$J$2];[.G296];[.$K$2])))">
            <text:p/>
          </table:table-cell>
          <table:table-cell table:formula="of:=IF(ISBLANK([.C296]);&quot;&quot;;CONCATENATE([.$U$3];[.T296];[.$V$3];[.AA296];[.$AD$3];[.T296];[.U29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7]);&quot;&quot;;IF(ISERR([.G297]);&quot;&lt;/obj-entity&gt;&quot;;CONCATENATE([.$I$2];[.G297];[.$J$2];[.G297];[.$K$2])))">
            <text:p/>
          </table:table-cell>
          <table:table-cell table:number-columns-repeated="3"/>
          <table:table-cell table:formula="of:==IF(ISBLANK([.$C297]);&quot;&quot;;FIND([.M$3];[.$C297]))">
            <text:p/>
          </table:table-cell>
          <table:table-cell table:formula="of:==IF(ISBLANK([.$C297]);&quot;&quot;;FIND([.N$3];[.$C297]))">
            <text:p/>
          </table:table-cell>
          <table:table-cell table:formula="of:==IF(ISBLANK([.$C297]);&quot;&quot;;FIND([.O$3];[.$C297]))">
            <text:p/>
          </table:table-cell>
          <table:table-cell table:formula="of:==IF(ISBLANK([.$C297]);&quot;&quot;;FIND([.P$3];[.$C297]))">
            <text:p/>
          </table:table-cell>
          <table:table-cell table:formula="of:==IF(ISBLANK([.$C297]);&quot;&quot;;FIND([.Q$3];[.$C297]))">
            <text:p/>
          </table:table-cell>
          <table:table-cell table:formula="of:==IF(ISBLANK([.$C297]);&quot;&quot;;FIND([.R$3];[.$C297]))">
            <text:p/>
          </table:table-cell>
          <table:table-cell table:formula="of:==IF(ISBLANK([.$C297]);&quot;&quot;;FIND([.S$3];[.$C297]))">
            <text:p/>
          </table:table-cell>
          <table:table-cell table:formula="of:=IF(ISBLANK([.C297]);&quot;&quot;;MID([.C297];[.M297]+LEN([.$M$3]);[.N297]-[.M297]-LEN([.$M$3])))">
            <text:p/>
          </table:table-cell>
          <table:table-cell table:formula="of:=IF(NOT(ISERROR([.O29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7]);&quot;&quot;;AND(NOT(ISERROR([.$P297]));ISERROR([.$Q297]);ISERROR([.$R297]);ISERROR([.$S297])))">
            <text:p/>
          </table:table-cell>
          <table:table-cell table:style-name="ce12" table:formula="of:=IF(ISBLANK([.$C297]);&quot;&quot;;AND((ISERROR([.$P297]));ISERROR([.$Q297]);NOT(ISERROR([.$R297]));ISERROR([.$S297])))">
            <text:p/>
          </table:table-cell>
          <table:table-cell table:style-name="ce12" table:formula="of:=IF(ISBLANK([.$C297]);&quot;&quot;;AND(NOT(ISERROR([.$S297]))))">
            <text:p/>
          </table:table-cell>
          <table:table-cell table:style-name="ce12" table:formula="of:=IF(ISBLANK([.$C297]);&quot;&quot;;AND(NOT(ISERROR([.$Q297]))))">
            <text:p/>
          </table:table-cell>
          <table:table-cell table:formula="of:=IF(ISBLANK([.C297]);&quot;&quot;;IF([.W297];&quot;java.lang.Long&quot;;IF([.X297];&quot;java.lang.String&quot;;IF([.Y297];&quot;java.lang.Double&quot;;IF([.Z297];&quot;java.math.BigDecimal&quot;;&quot;none&quot;)))))">
            <text:p/>
          </table:table-cell>
          <table:table-cell/>
          <table:table-cell table:style-name="ce16" table:formula="of:=IF(ISBLANK([.B297]);&quot;&quot;;IF(ISERR([.G297]);&quot;&lt;/obj-entity&gt;&quot;;CONCATENATE([.$I$2];[.G297];[.$J$2];[.G297];[.$K$2])))">
            <text:p/>
          </table:table-cell>
          <table:table-cell table:formula="of:=IF(ISBLANK([.C297]);&quot;&quot;;CONCATENATE([.$U$3];[.T297];[.$V$3];[.AA297];[.$AD$3];[.T297];[.U29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8]);&quot;&quot;;IF(ISERR([.G298]);&quot;&lt;/obj-entity&gt;&quot;;CONCATENATE([.$I$2];[.G298];[.$J$2];[.G298];[.$K$2])))">
            <text:p/>
          </table:table-cell>
          <table:table-cell table:number-columns-repeated="3"/>
          <table:table-cell table:formula="of:==IF(ISBLANK([.$C298]);&quot;&quot;;FIND([.M$3];[.$C298]))">
            <text:p/>
          </table:table-cell>
          <table:table-cell table:formula="of:==IF(ISBLANK([.$C298]);&quot;&quot;;FIND([.N$3];[.$C298]))">
            <text:p/>
          </table:table-cell>
          <table:table-cell table:formula="of:==IF(ISBLANK([.$C298]);&quot;&quot;;FIND([.O$3];[.$C298]))">
            <text:p/>
          </table:table-cell>
          <table:table-cell table:formula="of:==IF(ISBLANK([.$C298]);&quot;&quot;;FIND([.P$3];[.$C298]))">
            <text:p/>
          </table:table-cell>
          <table:table-cell table:formula="of:==IF(ISBLANK([.$C298]);&quot;&quot;;FIND([.Q$3];[.$C298]))">
            <text:p/>
          </table:table-cell>
          <table:table-cell table:formula="of:==IF(ISBLANK([.$C298]);&quot;&quot;;FIND([.R$3];[.$C298]))">
            <text:p/>
          </table:table-cell>
          <table:table-cell table:formula="of:==IF(ISBLANK([.$C298]);&quot;&quot;;FIND([.S$3];[.$C298]))">
            <text:p/>
          </table:table-cell>
          <table:table-cell table:formula="of:=IF(ISBLANK([.C298]);&quot;&quot;;MID([.C298];[.M298]+LEN([.$M$3]);[.N298]-[.M298]-LEN([.$M$3])))">
            <text:p/>
          </table:table-cell>
          <table:table-cell table:formula="of:=IF(NOT(ISERROR([.O29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8]);&quot;&quot;;AND(NOT(ISERROR([.$P298]));ISERROR([.$Q298]);ISERROR([.$R298]);ISERROR([.$S298])))">
            <text:p/>
          </table:table-cell>
          <table:table-cell table:style-name="ce12" table:formula="of:=IF(ISBLANK([.$C298]);&quot;&quot;;AND((ISERROR([.$P298]));ISERROR([.$Q298]);NOT(ISERROR([.$R298]));ISERROR([.$S298])))">
            <text:p/>
          </table:table-cell>
          <table:table-cell table:style-name="ce12" table:formula="of:=IF(ISBLANK([.$C298]);&quot;&quot;;AND(NOT(ISERROR([.$S298]))))">
            <text:p/>
          </table:table-cell>
          <table:table-cell table:style-name="ce12" table:formula="of:=IF(ISBLANK([.$C298]);&quot;&quot;;AND(NOT(ISERROR([.$Q298]))))">
            <text:p/>
          </table:table-cell>
          <table:table-cell table:formula="of:=IF(ISBLANK([.C298]);&quot;&quot;;IF([.W298];&quot;java.lang.Long&quot;;IF([.X298];&quot;java.lang.String&quot;;IF([.Y298];&quot;java.lang.Double&quot;;IF([.Z298];&quot;java.math.BigDecimal&quot;;&quot;none&quot;)))))">
            <text:p/>
          </table:table-cell>
          <table:table-cell/>
          <table:table-cell table:style-name="ce16" table:formula="of:=IF(ISBLANK([.B298]);&quot;&quot;;IF(ISERR([.G298]);&quot;&lt;/obj-entity&gt;&quot;;CONCATENATE([.$I$2];[.G298];[.$J$2];[.G298];[.$K$2])))">
            <text:p/>
          </table:table-cell>
          <table:table-cell table:formula="of:=IF(ISBLANK([.C298]);&quot;&quot;;CONCATENATE([.$U$3];[.T298];[.$V$3];[.AA298];[.$AD$3];[.T298];[.U29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299]);&quot;&quot;;IF(ISERR([.G299]);&quot;&lt;/obj-entity&gt;&quot;;CONCATENATE([.$I$2];[.G299];[.$J$2];[.G299];[.$K$2])))">
            <text:p/>
          </table:table-cell>
          <table:table-cell table:number-columns-repeated="3"/>
          <table:table-cell table:formula="of:==IF(ISBLANK([.$C299]);&quot;&quot;;FIND([.M$3];[.$C299]))">
            <text:p/>
          </table:table-cell>
          <table:table-cell table:formula="of:==IF(ISBLANK([.$C299]);&quot;&quot;;FIND([.N$3];[.$C299]))">
            <text:p/>
          </table:table-cell>
          <table:table-cell table:formula="of:==IF(ISBLANK([.$C299]);&quot;&quot;;FIND([.O$3];[.$C299]))">
            <text:p/>
          </table:table-cell>
          <table:table-cell table:formula="of:==IF(ISBLANK([.$C299]);&quot;&quot;;FIND([.P$3];[.$C299]))">
            <text:p/>
          </table:table-cell>
          <table:table-cell table:formula="of:==IF(ISBLANK([.$C299]);&quot;&quot;;FIND([.Q$3];[.$C299]))">
            <text:p/>
          </table:table-cell>
          <table:table-cell table:formula="of:==IF(ISBLANK([.$C299]);&quot;&quot;;FIND([.R$3];[.$C299]))">
            <text:p/>
          </table:table-cell>
          <table:table-cell table:formula="of:==IF(ISBLANK([.$C299]);&quot;&quot;;FIND([.S$3];[.$C299]))">
            <text:p/>
          </table:table-cell>
          <table:table-cell table:formula="of:=IF(ISBLANK([.C299]);&quot;&quot;;MID([.C299];[.M299]+LEN([.$M$3]);[.N299]-[.M299]-LEN([.$M$3])))">
            <text:p/>
          </table:table-cell>
          <table:table-cell table:formula="of:=IF(NOT(ISERROR([.O29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299]);&quot;&quot;;AND(NOT(ISERROR([.$P299]));ISERROR([.$Q299]);ISERROR([.$R299]);ISERROR([.$S299])))">
            <text:p/>
          </table:table-cell>
          <table:table-cell table:style-name="ce12" table:formula="of:=IF(ISBLANK([.$C299]);&quot;&quot;;AND((ISERROR([.$P299]));ISERROR([.$Q299]);NOT(ISERROR([.$R299]));ISERROR([.$S299])))">
            <text:p/>
          </table:table-cell>
          <table:table-cell table:style-name="ce12" table:formula="of:=IF(ISBLANK([.$C299]);&quot;&quot;;AND(NOT(ISERROR([.$S299]))))">
            <text:p/>
          </table:table-cell>
          <table:table-cell table:style-name="ce12" table:formula="of:=IF(ISBLANK([.$C299]);&quot;&quot;;AND(NOT(ISERROR([.$Q299]))))">
            <text:p/>
          </table:table-cell>
          <table:table-cell table:formula="of:=IF(ISBLANK([.C299]);&quot;&quot;;IF([.W299];&quot;java.lang.Long&quot;;IF([.X299];&quot;java.lang.String&quot;;IF([.Y299];&quot;java.lang.Double&quot;;IF([.Z299];&quot;java.math.BigDecimal&quot;;&quot;none&quot;)))))">
            <text:p/>
          </table:table-cell>
          <table:table-cell/>
          <table:table-cell table:style-name="ce16" table:formula="of:=IF(ISBLANK([.B299]);&quot;&quot;;IF(ISERR([.G299]);&quot;&lt;/obj-entity&gt;&quot;;CONCATENATE([.$I$2];[.G299];[.$J$2];[.G299];[.$K$2])))">
            <text:p/>
          </table:table-cell>
          <table:table-cell table:formula="of:=IF(ISBLANK([.C299]);&quot;&quot;;CONCATENATE([.$U$3];[.T299];[.$V$3];[.AA299];[.$AD$3];[.T299];[.U29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0]);&quot;&quot;;IF(ISERR([.G300]);&quot;&lt;/obj-entity&gt;&quot;;CONCATENATE([.$I$2];[.G300];[.$J$2];[.G300];[.$K$2])))">
            <text:p/>
          </table:table-cell>
          <table:table-cell table:number-columns-repeated="3"/>
          <table:table-cell table:formula="of:==IF(ISBLANK([.$C300]);&quot;&quot;;FIND([.M$3];[.$C300]))">
            <text:p/>
          </table:table-cell>
          <table:table-cell table:formula="of:==IF(ISBLANK([.$C300]);&quot;&quot;;FIND([.N$3];[.$C300]))">
            <text:p/>
          </table:table-cell>
          <table:table-cell table:formula="of:==IF(ISBLANK([.$C300]);&quot;&quot;;FIND([.O$3];[.$C300]))">
            <text:p/>
          </table:table-cell>
          <table:table-cell table:formula="of:==IF(ISBLANK([.$C300]);&quot;&quot;;FIND([.P$3];[.$C300]))">
            <text:p/>
          </table:table-cell>
          <table:table-cell table:formula="of:==IF(ISBLANK([.$C300]);&quot;&quot;;FIND([.Q$3];[.$C300]))">
            <text:p/>
          </table:table-cell>
          <table:table-cell table:formula="of:==IF(ISBLANK([.$C300]);&quot;&quot;;FIND([.R$3];[.$C300]))">
            <text:p/>
          </table:table-cell>
          <table:table-cell table:formula="of:==IF(ISBLANK([.$C300]);&quot;&quot;;FIND([.S$3];[.$C300]))">
            <text:p/>
          </table:table-cell>
          <table:table-cell table:formula="of:=IF(ISBLANK([.C300]);&quot;&quot;;MID([.C300];[.M300]+LEN([.$M$3]);[.N300]-[.M300]-LEN([.$M$3])))">
            <text:p/>
          </table:table-cell>
          <table:table-cell table:formula="of:=IF(NOT(ISERROR([.O30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0]);&quot;&quot;;AND(NOT(ISERROR([.$P300]));ISERROR([.$Q300]);ISERROR([.$R300]);ISERROR([.$S300])))">
            <text:p/>
          </table:table-cell>
          <table:table-cell table:style-name="ce12" table:formula="of:=IF(ISBLANK([.$C300]);&quot;&quot;;AND((ISERROR([.$P300]));ISERROR([.$Q300]);NOT(ISERROR([.$R300]));ISERROR([.$S300])))">
            <text:p/>
          </table:table-cell>
          <table:table-cell table:style-name="ce12" table:formula="of:=IF(ISBLANK([.$C300]);&quot;&quot;;AND(NOT(ISERROR([.$S300]))))">
            <text:p/>
          </table:table-cell>
          <table:table-cell table:style-name="ce12" table:formula="of:=IF(ISBLANK([.$C300]);&quot;&quot;;AND(NOT(ISERROR([.$Q300]))))">
            <text:p/>
          </table:table-cell>
          <table:table-cell table:formula="of:=IF(ISBLANK([.C300]);&quot;&quot;;IF([.W300];&quot;java.lang.Long&quot;;IF([.X300];&quot;java.lang.String&quot;;IF([.Y300];&quot;java.lang.Double&quot;;IF([.Z300];&quot;java.math.BigDecimal&quot;;&quot;none&quot;)))))">
            <text:p/>
          </table:table-cell>
          <table:table-cell/>
          <table:table-cell table:style-name="ce16" table:formula="of:=IF(ISBLANK([.B300]);&quot;&quot;;IF(ISERR([.G300]);&quot;&lt;/obj-entity&gt;&quot;;CONCATENATE([.$I$2];[.G300];[.$J$2];[.G300];[.$K$2])))">
            <text:p/>
          </table:table-cell>
          <table:table-cell table:formula="of:=IF(ISBLANK([.C300]);&quot;&quot;;CONCATENATE([.$U$3];[.T300];[.$V$3];[.AA300];[.$AD$3];[.T300];[.U30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1]);&quot;&quot;;IF(ISERR([.G301]);&quot;&lt;/obj-entity&gt;&quot;;CONCATENATE([.$I$2];[.G301];[.$J$2];[.G301];[.$K$2])))">
            <text:p/>
          </table:table-cell>
          <table:table-cell table:number-columns-repeated="3"/>
          <table:table-cell table:formula="of:==IF(ISBLANK([.$C301]);&quot;&quot;;FIND([.M$3];[.$C301]))">
            <text:p/>
          </table:table-cell>
          <table:table-cell table:formula="of:==IF(ISBLANK([.$C301]);&quot;&quot;;FIND([.N$3];[.$C301]))">
            <text:p/>
          </table:table-cell>
          <table:table-cell table:formula="of:==IF(ISBLANK([.$C301]);&quot;&quot;;FIND([.O$3];[.$C301]))">
            <text:p/>
          </table:table-cell>
          <table:table-cell table:formula="of:==IF(ISBLANK([.$C301]);&quot;&quot;;FIND([.P$3];[.$C301]))">
            <text:p/>
          </table:table-cell>
          <table:table-cell table:formula="of:==IF(ISBLANK([.$C301]);&quot;&quot;;FIND([.Q$3];[.$C301]))">
            <text:p/>
          </table:table-cell>
          <table:table-cell table:formula="of:==IF(ISBLANK([.$C301]);&quot;&quot;;FIND([.R$3];[.$C301]))">
            <text:p/>
          </table:table-cell>
          <table:table-cell table:formula="of:==IF(ISBLANK([.$C301]);&quot;&quot;;FIND([.S$3];[.$C301]))">
            <text:p/>
          </table:table-cell>
          <table:table-cell table:formula="of:=IF(ISBLANK([.C301]);&quot;&quot;;MID([.C301];[.M301]+LEN([.$M$3]);[.N301]-[.M301]-LEN([.$M$3])))">
            <text:p/>
          </table:table-cell>
          <table:table-cell table:formula="of:=IF(NOT(ISERROR([.O30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1]);&quot;&quot;;AND(NOT(ISERROR([.$P301]));ISERROR([.$Q301]);ISERROR([.$R301]);ISERROR([.$S301])))">
            <text:p/>
          </table:table-cell>
          <table:table-cell table:style-name="ce12" table:formula="of:=IF(ISBLANK([.$C301]);&quot;&quot;;AND((ISERROR([.$P301]));ISERROR([.$Q301]);NOT(ISERROR([.$R301]));ISERROR([.$S301])))">
            <text:p/>
          </table:table-cell>
          <table:table-cell table:style-name="ce12" table:formula="of:=IF(ISBLANK([.$C301]);&quot;&quot;;AND(NOT(ISERROR([.$S301]))))">
            <text:p/>
          </table:table-cell>
          <table:table-cell table:style-name="ce12" table:formula="of:=IF(ISBLANK([.$C301]);&quot;&quot;;AND(NOT(ISERROR([.$Q301]))))">
            <text:p/>
          </table:table-cell>
          <table:table-cell table:formula="of:=IF(ISBLANK([.C301]);&quot;&quot;;IF([.W301];&quot;java.lang.Long&quot;;IF([.X301];&quot;java.lang.String&quot;;IF([.Y301];&quot;java.lang.Double&quot;;IF([.Z301];&quot;java.math.BigDecimal&quot;;&quot;none&quot;)))))">
            <text:p/>
          </table:table-cell>
          <table:table-cell/>
          <table:table-cell table:style-name="ce16" table:formula="of:=IF(ISBLANK([.B301]);&quot;&quot;;IF(ISERR([.G301]);&quot;&lt;/obj-entity&gt;&quot;;CONCATENATE([.$I$2];[.G301];[.$J$2];[.G301];[.$K$2])))">
            <text:p/>
          </table:table-cell>
          <table:table-cell table:formula="of:=IF(ISBLANK([.C301]);&quot;&quot;;CONCATENATE([.$U$3];[.T301];[.$V$3];[.AA301];[.$AD$3];[.T301];[.U30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2]);&quot;&quot;;IF(ISERR([.G302]);&quot;&lt;/obj-entity&gt;&quot;;CONCATENATE([.$I$2];[.G302];[.$J$2];[.G302];[.$K$2])))">
            <text:p/>
          </table:table-cell>
          <table:table-cell table:number-columns-repeated="3"/>
          <table:table-cell table:formula="of:==IF(ISBLANK([.$C302]);&quot;&quot;;FIND([.M$3];[.$C302]))">
            <text:p/>
          </table:table-cell>
          <table:table-cell table:formula="of:==IF(ISBLANK([.$C302]);&quot;&quot;;FIND([.N$3];[.$C302]))">
            <text:p/>
          </table:table-cell>
          <table:table-cell table:formula="of:==IF(ISBLANK([.$C302]);&quot;&quot;;FIND([.O$3];[.$C302]))">
            <text:p/>
          </table:table-cell>
          <table:table-cell table:formula="of:==IF(ISBLANK([.$C302]);&quot;&quot;;FIND([.P$3];[.$C302]))">
            <text:p/>
          </table:table-cell>
          <table:table-cell table:formula="of:==IF(ISBLANK([.$C302]);&quot;&quot;;FIND([.Q$3];[.$C302]))">
            <text:p/>
          </table:table-cell>
          <table:table-cell table:formula="of:==IF(ISBLANK([.$C302]);&quot;&quot;;FIND([.R$3];[.$C302]))">
            <text:p/>
          </table:table-cell>
          <table:table-cell table:formula="of:==IF(ISBLANK([.$C302]);&quot;&quot;;FIND([.S$3];[.$C302]))">
            <text:p/>
          </table:table-cell>
          <table:table-cell table:formula="of:=IF(ISBLANK([.C302]);&quot;&quot;;MID([.C302];[.M302]+LEN([.$M$3]);[.N302]-[.M302]-LEN([.$M$3])))">
            <text:p/>
          </table:table-cell>
          <table:table-cell table:formula="of:=IF(NOT(ISERROR([.O30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2]);&quot;&quot;;AND(NOT(ISERROR([.$P302]));ISERROR([.$Q302]);ISERROR([.$R302]);ISERROR([.$S302])))">
            <text:p/>
          </table:table-cell>
          <table:table-cell table:style-name="ce12" table:formula="of:=IF(ISBLANK([.$C302]);&quot;&quot;;AND((ISERROR([.$P302]));ISERROR([.$Q302]);NOT(ISERROR([.$R302]));ISERROR([.$S302])))">
            <text:p/>
          </table:table-cell>
          <table:table-cell table:style-name="ce12" table:formula="of:=IF(ISBLANK([.$C302]);&quot;&quot;;AND(NOT(ISERROR([.$S302]))))">
            <text:p/>
          </table:table-cell>
          <table:table-cell table:style-name="ce12" table:formula="of:=IF(ISBLANK([.$C302]);&quot;&quot;;AND(NOT(ISERROR([.$Q302]))))">
            <text:p/>
          </table:table-cell>
          <table:table-cell table:formula="of:=IF(ISBLANK([.C302]);&quot;&quot;;IF([.W302];&quot;java.lang.Long&quot;;IF([.X302];&quot;java.lang.String&quot;;IF([.Y302];&quot;java.lang.Double&quot;;IF([.Z302];&quot;java.math.BigDecimal&quot;;&quot;none&quot;)))))">
            <text:p/>
          </table:table-cell>
          <table:table-cell/>
          <table:table-cell table:style-name="ce16" table:formula="of:=IF(ISBLANK([.B302]);&quot;&quot;;IF(ISERR([.G302]);&quot;&lt;/obj-entity&gt;&quot;;CONCATENATE([.$I$2];[.G302];[.$J$2];[.G302];[.$K$2])))">
            <text:p/>
          </table:table-cell>
          <table:table-cell table:formula="of:=IF(ISBLANK([.C302]);&quot;&quot;;CONCATENATE([.$U$3];[.T302];[.$V$3];[.AA302];[.$AD$3];[.T302];[.U30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3]);&quot;&quot;;IF(ISERR([.G303]);&quot;&lt;/obj-entity&gt;&quot;;CONCATENATE([.$I$2];[.G303];[.$J$2];[.G303];[.$K$2])))">
            <text:p/>
          </table:table-cell>
          <table:table-cell table:number-columns-repeated="3"/>
          <table:table-cell table:formula="of:==IF(ISBLANK([.$C303]);&quot;&quot;;FIND([.M$3];[.$C303]))">
            <text:p/>
          </table:table-cell>
          <table:table-cell table:formula="of:==IF(ISBLANK([.$C303]);&quot;&quot;;FIND([.N$3];[.$C303]))">
            <text:p/>
          </table:table-cell>
          <table:table-cell table:formula="of:==IF(ISBLANK([.$C303]);&quot;&quot;;FIND([.O$3];[.$C303]))">
            <text:p/>
          </table:table-cell>
          <table:table-cell table:formula="of:==IF(ISBLANK([.$C303]);&quot;&quot;;FIND([.P$3];[.$C303]))">
            <text:p/>
          </table:table-cell>
          <table:table-cell table:formula="of:==IF(ISBLANK([.$C303]);&quot;&quot;;FIND([.Q$3];[.$C303]))">
            <text:p/>
          </table:table-cell>
          <table:table-cell table:formula="of:==IF(ISBLANK([.$C303]);&quot;&quot;;FIND([.R$3];[.$C303]))">
            <text:p/>
          </table:table-cell>
          <table:table-cell table:formula="of:==IF(ISBLANK([.$C303]);&quot;&quot;;FIND([.S$3];[.$C303]))">
            <text:p/>
          </table:table-cell>
          <table:table-cell table:formula="of:=IF(ISBLANK([.C303]);&quot;&quot;;MID([.C303];[.M303]+LEN([.$M$3]);[.N303]-[.M303]-LEN([.$M$3])))">
            <text:p/>
          </table:table-cell>
          <table:table-cell table:formula="of:=IF(NOT(ISERROR([.O30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3]);&quot;&quot;;AND(NOT(ISERROR([.$P303]));ISERROR([.$Q303]);ISERROR([.$R303]);ISERROR([.$S303])))">
            <text:p/>
          </table:table-cell>
          <table:table-cell table:style-name="ce12" table:formula="of:=IF(ISBLANK([.$C303]);&quot;&quot;;AND((ISERROR([.$P303]));ISERROR([.$Q303]);NOT(ISERROR([.$R303]));ISERROR([.$S303])))">
            <text:p/>
          </table:table-cell>
          <table:table-cell table:style-name="ce12" table:formula="of:=IF(ISBLANK([.$C303]);&quot;&quot;;AND(NOT(ISERROR([.$S303]))))">
            <text:p/>
          </table:table-cell>
          <table:table-cell table:style-name="ce12" table:formula="of:=IF(ISBLANK([.$C303]);&quot;&quot;;AND(NOT(ISERROR([.$Q303]))))">
            <text:p/>
          </table:table-cell>
          <table:table-cell table:formula="of:=IF(ISBLANK([.C303]);&quot;&quot;;IF([.W303];&quot;java.lang.Long&quot;;IF([.X303];&quot;java.lang.String&quot;;IF([.Y303];&quot;java.lang.Double&quot;;IF([.Z303];&quot;java.math.BigDecimal&quot;;&quot;none&quot;)))))">
            <text:p/>
          </table:table-cell>
          <table:table-cell/>
          <table:table-cell table:style-name="ce16" table:formula="of:=IF(ISBLANK([.B303]);&quot;&quot;;IF(ISERR([.G303]);&quot;&lt;/obj-entity&gt;&quot;;CONCATENATE([.$I$2];[.G303];[.$J$2];[.G303];[.$K$2])))">
            <text:p/>
          </table:table-cell>
          <table:table-cell table:formula="of:=IF(ISBLANK([.C303]);&quot;&quot;;CONCATENATE([.$U$3];[.T303];[.$V$3];[.AA303];[.$AD$3];[.T303];[.U30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4]);&quot;&quot;;IF(ISERR([.G304]);&quot;&lt;/obj-entity&gt;&quot;;CONCATENATE([.$I$2];[.G304];[.$J$2];[.G304];[.$K$2])))">
            <text:p/>
          </table:table-cell>
          <table:table-cell table:number-columns-repeated="3"/>
          <table:table-cell table:formula="of:==IF(ISBLANK([.$C304]);&quot;&quot;;FIND([.M$3];[.$C304]))">
            <text:p/>
          </table:table-cell>
          <table:table-cell table:formula="of:==IF(ISBLANK([.$C304]);&quot;&quot;;FIND([.N$3];[.$C304]))">
            <text:p/>
          </table:table-cell>
          <table:table-cell table:formula="of:==IF(ISBLANK([.$C304]);&quot;&quot;;FIND([.O$3];[.$C304]))">
            <text:p/>
          </table:table-cell>
          <table:table-cell table:formula="of:==IF(ISBLANK([.$C304]);&quot;&quot;;FIND([.P$3];[.$C304]))">
            <text:p/>
          </table:table-cell>
          <table:table-cell table:formula="of:==IF(ISBLANK([.$C304]);&quot;&quot;;FIND([.Q$3];[.$C304]))">
            <text:p/>
          </table:table-cell>
          <table:table-cell table:formula="of:==IF(ISBLANK([.$C304]);&quot;&quot;;FIND([.R$3];[.$C304]))">
            <text:p/>
          </table:table-cell>
          <table:table-cell table:formula="of:==IF(ISBLANK([.$C304]);&quot;&quot;;FIND([.S$3];[.$C304]))">
            <text:p/>
          </table:table-cell>
          <table:table-cell table:formula="of:=IF(ISBLANK([.C304]);&quot;&quot;;MID([.C304];[.M304]+LEN([.$M$3]);[.N304]-[.M304]-LEN([.$M$3])))">
            <text:p/>
          </table:table-cell>
          <table:table-cell table:formula="of:=IF(NOT(ISERROR([.O30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4]);&quot;&quot;;AND(NOT(ISERROR([.$P304]));ISERROR([.$Q304]);ISERROR([.$R304]);ISERROR([.$S304])))">
            <text:p/>
          </table:table-cell>
          <table:table-cell table:style-name="ce12" table:formula="of:=IF(ISBLANK([.$C304]);&quot;&quot;;AND((ISERROR([.$P304]));ISERROR([.$Q304]);NOT(ISERROR([.$R304]));ISERROR([.$S304])))">
            <text:p/>
          </table:table-cell>
          <table:table-cell table:style-name="ce12" table:formula="of:=IF(ISBLANK([.$C304]);&quot;&quot;;AND(NOT(ISERROR([.$S304]))))">
            <text:p/>
          </table:table-cell>
          <table:table-cell table:style-name="ce12" table:formula="of:=IF(ISBLANK([.$C304]);&quot;&quot;;AND(NOT(ISERROR([.$Q304]))))">
            <text:p/>
          </table:table-cell>
          <table:table-cell table:formula="of:=IF(ISBLANK([.C304]);&quot;&quot;;IF([.W304];&quot;java.lang.Long&quot;;IF([.X304];&quot;java.lang.String&quot;;IF([.Y304];&quot;java.lang.Double&quot;;IF([.Z304];&quot;java.math.BigDecimal&quot;;&quot;none&quot;)))))">
            <text:p/>
          </table:table-cell>
          <table:table-cell/>
          <table:table-cell table:style-name="ce16" table:formula="of:=IF(ISBLANK([.B304]);&quot;&quot;;IF(ISERR([.G304]);&quot;&lt;/obj-entity&gt;&quot;;CONCATENATE([.$I$2];[.G304];[.$J$2];[.G304];[.$K$2])))">
            <text:p/>
          </table:table-cell>
          <table:table-cell table:formula="of:=IF(ISBLANK([.C304]);&quot;&quot;;CONCATENATE([.$U$3];[.T304];[.$V$3];[.AA304];[.$AD$3];[.T304];[.U30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5]);&quot;&quot;;IF(ISERR([.G305]);&quot;&lt;/obj-entity&gt;&quot;;CONCATENATE([.$I$2];[.G305];[.$J$2];[.G305];[.$K$2])))">
            <text:p/>
          </table:table-cell>
          <table:table-cell table:number-columns-repeated="3"/>
          <table:table-cell table:formula="of:==IF(ISBLANK([.$C305]);&quot;&quot;;FIND([.M$3];[.$C305]))">
            <text:p/>
          </table:table-cell>
          <table:table-cell table:formula="of:==IF(ISBLANK([.$C305]);&quot;&quot;;FIND([.N$3];[.$C305]))">
            <text:p/>
          </table:table-cell>
          <table:table-cell table:formula="of:==IF(ISBLANK([.$C305]);&quot;&quot;;FIND([.O$3];[.$C305]))">
            <text:p/>
          </table:table-cell>
          <table:table-cell table:formula="of:==IF(ISBLANK([.$C305]);&quot;&quot;;FIND([.P$3];[.$C305]))">
            <text:p/>
          </table:table-cell>
          <table:table-cell table:formula="of:==IF(ISBLANK([.$C305]);&quot;&quot;;FIND([.Q$3];[.$C305]))">
            <text:p/>
          </table:table-cell>
          <table:table-cell table:formula="of:==IF(ISBLANK([.$C305]);&quot;&quot;;FIND([.R$3];[.$C305]))">
            <text:p/>
          </table:table-cell>
          <table:table-cell table:formula="of:==IF(ISBLANK([.$C305]);&quot;&quot;;FIND([.S$3];[.$C305]))">
            <text:p/>
          </table:table-cell>
          <table:table-cell table:formula="of:=IF(ISBLANK([.C305]);&quot;&quot;;MID([.C305];[.M305]+LEN([.$M$3]);[.N305]-[.M305]-LEN([.$M$3])))">
            <text:p/>
          </table:table-cell>
          <table:table-cell table:formula="of:=IF(NOT(ISERROR([.O30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5]);&quot;&quot;;AND(NOT(ISERROR([.$P305]));ISERROR([.$Q305]);ISERROR([.$R305]);ISERROR([.$S305])))">
            <text:p/>
          </table:table-cell>
          <table:table-cell table:style-name="ce12" table:formula="of:=IF(ISBLANK([.$C305]);&quot;&quot;;AND((ISERROR([.$P305]));ISERROR([.$Q305]);NOT(ISERROR([.$R305]));ISERROR([.$S305])))">
            <text:p/>
          </table:table-cell>
          <table:table-cell table:style-name="ce12" table:formula="of:=IF(ISBLANK([.$C305]);&quot;&quot;;AND(NOT(ISERROR([.$S305]))))">
            <text:p/>
          </table:table-cell>
          <table:table-cell table:style-name="ce12" table:formula="of:=IF(ISBLANK([.$C305]);&quot;&quot;;AND(NOT(ISERROR([.$Q305]))))">
            <text:p/>
          </table:table-cell>
          <table:table-cell table:formula="of:=IF(ISBLANK([.C305]);&quot;&quot;;IF([.W305];&quot;java.lang.Long&quot;;IF([.X305];&quot;java.lang.String&quot;;IF([.Y305];&quot;java.lang.Double&quot;;IF([.Z305];&quot;java.math.BigDecimal&quot;;&quot;none&quot;)))))">
            <text:p/>
          </table:table-cell>
          <table:table-cell/>
          <table:table-cell table:style-name="ce16" table:formula="of:=IF(ISBLANK([.B305]);&quot;&quot;;IF(ISERR([.G305]);&quot;&lt;/obj-entity&gt;&quot;;CONCATENATE([.$I$2];[.G305];[.$J$2];[.G305];[.$K$2])))">
            <text:p/>
          </table:table-cell>
          <table:table-cell table:formula="of:=IF(ISBLANK([.C305]);&quot;&quot;;CONCATENATE([.$U$3];[.T305];[.$V$3];[.AA305];[.$AD$3];[.T305];[.U30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6]);&quot;&quot;;IF(ISERR([.G306]);&quot;&lt;/obj-entity&gt;&quot;;CONCATENATE([.$I$2];[.G306];[.$J$2];[.G306];[.$K$2])))">
            <text:p/>
          </table:table-cell>
          <table:table-cell table:number-columns-repeated="3"/>
          <table:table-cell table:formula="of:==IF(ISBLANK([.$C306]);&quot;&quot;;FIND([.M$3];[.$C306]))">
            <text:p/>
          </table:table-cell>
          <table:table-cell table:formula="of:==IF(ISBLANK([.$C306]);&quot;&quot;;FIND([.N$3];[.$C306]))">
            <text:p/>
          </table:table-cell>
          <table:table-cell table:formula="of:==IF(ISBLANK([.$C306]);&quot;&quot;;FIND([.O$3];[.$C306]))">
            <text:p/>
          </table:table-cell>
          <table:table-cell table:formula="of:==IF(ISBLANK([.$C306]);&quot;&quot;;FIND([.P$3];[.$C306]))">
            <text:p/>
          </table:table-cell>
          <table:table-cell table:formula="of:==IF(ISBLANK([.$C306]);&quot;&quot;;FIND([.Q$3];[.$C306]))">
            <text:p/>
          </table:table-cell>
          <table:table-cell table:formula="of:==IF(ISBLANK([.$C306]);&quot;&quot;;FIND([.R$3];[.$C306]))">
            <text:p/>
          </table:table-cell>
          <table:table-cell table:formula="of:==IF(ISBLANK([.$C306]);&quot;&quot;;FIND([.S$3];[.$C306]))">
            <text:p/>
          </table:table-cell>
          <table:table-cell table:formula="of:=IF(ISBLANK([.C306]);&quot;&quot;;MID([.C306];[.M306]+LEN([.$M$3]);[.N306]-[.M306]-LEN([.$M$3])))">
            <text:p/>
          </table:table-cell>
          <table:table-cell table:formula="of:=IF(NOT(ISERROR([.O30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6]);&quot;&quot;;AND(NOT(ISERROR([.$P306]));ISERROR([.$Q306]);ISERROR([.$R306]);ISERROR([.$S306])))">
            <text:p/>
          </table:table-cell>
          <table:table-cell table:style-name="ce12" table:formula="of:=IF(ISBLANK([.$C306]);&quot;&quot;;AND((ISERROR([.$P306]));ISERROR([.$Q306]);NOT(ISERROR([.$R306]));ISERROR([.$S306])))">
            <text:p/>
          </table:table-cell>
          <table:table-cell table:style-name="ce12" table:formula="of:=IF(ISBLANK([.$C306]);&quot;&quot;;AND(NOT(ISERROR([.$S306]))))">
            <text:p/>
          </table:table-cell>
          <table:table-cell table:style-name="ce12" table:formula="of:=IF(ISBLANK([.$C306]);&quot;&quot;;AND(NOT(ISERROR([.$Q306]))))">
            <text:p/>
          </table:table-cell>
          <table:table-cell table:formula="of:=IF(ISBLANK([.C306]);&quot;&quot;;IF([.W306];&quot;java.lang.Long&quot;;IF([.X306];&quot;java.lang.String&quot;;IF([.Y306];&quot;java.lang.Double&quot;;IF([.Z306];&quot;java.math.BigDecimal&quot;;&quot;none&quot;)))))">
            <text:p/>
          </table:table-cell>
          <table:table-cell/>
          <table:table-cell table:style-name="ce16" table:formula="of:=IF(ISBLANK([.B306]);&quot;&quot;;IF(ISERR([.G306]);&quot;&lt;/obj-entity&gt;&quot;;CONCATENATE([.$I$2];[.G306];[.$J$2];[.G306];[.$K$2])))">
            <text:p/>
          </table:table-cell>
          <table:table-cell table:formula="of:=IF(ISBLANK([.C306]);&quot;&quot;;CONCATENATE([.$U$3];[.T306];[.$V$3];[.AA306];[.$AD$3];[.T306];[.U306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7]);&quot;&quot;;IF(ISERR([.G307]);&quot;&lt;/obj-entity&gt;&quot;;CONCATENATE([.$I$2];[.G307];[.$J$2];[.G307];[.$K$2])))">
            <text:p/>
          </table:table-cell>
          <table:table-cell table:number-columns-repeated="3"/>
          <table:table-cell table:formula="of:==IF(ISBLANK([.$C307]);&quot;&quot;;FIND([.M$3];[.$C307]))">
            <text:p/>
          </table:table-cell>
          <table:table-cell table:formula="of:==IF(ISBLANK([.$C307]);&quot;&quot;;FIND([.N$3];[.$C307]))">
            <text:p/>
          </table:table-cell>
          <table:table-cell table:formula="of:==IF(ISBLANK([.$C307]);&quot;&quot;;FIND([.O$3];[.$C307]))">
            <text:p/>
          </table:table-cell>
          <table:table-cell table:formula="of:==IF(ISBLANK([.$C307]);&quot;&quot;;FIND([.P$3];[.$C307]))">
            <text:p/>
          </table:table-cell>
          <table:table-cell table:formula="of:==IF(ISBLANK([.$C307]);&quot;&quot;;FIND([.Q$3];[.$C307]))">
            <text:p/>
          </table:table-cell>
          <table:table-cell table:formula="of:==IF(ISBLANK([.$C307]);&quot;&quot;;FIND([.R$3];[.$C307]))">
            <text:p/>
          </table:table-cell>
          <table:table-cell table:formula="of:==IF(ISBLANK([.$C307]);&quot;&quot;;FIND([.S$3];[.$C307]))">
            <text:p/>
          </table:table-cell>
          <table:table-cell table:formula="of:=IF(ISBLANK([.C307]);&quot;&quot;;MID([.C307];[.M307]+LEN([.$M$3]);[.N307]-[.M307]-LEN([.$M$3])))">
            <text:p/>
          </table:table-cell>
          <table:table-cell table:formula="of:=IF(NOT(ISERROR([.O307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7]);&quot;&quot;;AND(NOT(ISERROR([.$P307]));ISERROR([.$Q307]);ISERROR([.$R307]);ISERROR([.$S307])))">
            <text:p/>
          </table:table-cell>
          <table:table-cell table:style-name="ce12" table:formula="of:=IF(ISBLANK([.$C307]);&quot;&quot;;AND((ISERROR([.$P307]));ISERROR([.$Q307]);NOT(ISERROR([.$R307]));ISERROR([.$S307])))">
            <text:p/>
          </table:table-cell>
          <table:table-cell table:style-name="ce12" table:formula="of:=IF(ISBLANK([.$C307]);&quot;&quot;;AND(NOT(ISERROR([.$S307]))))">
            <text:p/>
          </table:table-cell>
          <table:table-cell table:style-name="ce12" table:formula="of:=IF(ISBLANK([.$C307]);&quot;&quot;;AND(NOT(ISERROR([.$Q307]))))">
            <text:p/>
          </table:table-cell>
          <table:table-cell table:formula="of:=IF(ISBLANK([.C307]);&quot;&quot;;IF([.W307];&quot;java.lang.Long&quot;;IF([.X307];&quot;java.lang.String&quot;;IF([.Y307];&quot;java.lang.Double&quot;;IF([.Z307];&quot;java.math.BigDecimal&quot;;&quot;none&quot;)))))">
            <text:p/>
          </table:table-cell>
          <table:table-cell/>
          <table:table-cell table:style-name="ce16" table:formula="of:=IF(ISBLANK([.B307]);&quot;&quot;;IF(ISERR([.G307]);&quot;&lt;/obj-entity&gt;&quot;;CONCATENATE([.$I$2];[.G307];[.$J$2];[.G307];[.$K$2])))">
            <text:p/>
          </table:table-cell>
          <table:table-cell table:formula="of:=IF(ISBLANK([.C307]);&quot;&quot;;CONCATENATE([.$U$3];[.T307];[.$V$3];[.AA307];[.$AD$3];[.T307];[.U307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8]);&quot;&quot;;IF(ISERR([.G308]);&quot;&lt;/obj-entity&gt;&quot;;CONCATENATE([.$I$2];[.G308];[.$J$2];[.G308];[.$K$2])))">
            <text:p/>
          </table:table-cell>
          <table:table-cell table:number-columns-repeated="3"/>
          <table:table-cell table:formula="of:==IF(ISBLANK([.$C308]);&quot;&quot;;FIND([.M$3];[.$C308]))">
            <text:p/>
          </table:table-cell>
          <table:table-cell table:formula="of:==IF(ISBLANK([.$C308]);&quot;&quot;;FIND([.N$3];[.$C308]))">
            <text:p/>
          </table:table-cell>
          <table:table-cell table:formula="of:==IF(ISBLANK([.$C308]);&quot;&quot;;FIND([.O$3];[.$C308]))">
            <text:p/>
          </table:table-cell>
          <table:table-cell table:formula="of:==IF(ISBLANK([.$C308]);&quot;&quot;;FIND([.P$3];[.$C308]))">
            <text:p/>
          </table:table-cell>
          <table:table-cell table:formula="of:==IF(ISBLANK([.$C308]);&quot;&quot;;FIND([.Q$3];[.$C308]))">
            <text:p/>
          </table:table-cell>
          <table:table-cell table:formula="of:==IF(ISBLANK([.$C308]);&quot;&quot;;FIND([.R$3];[.$C308]))">
            <text:p/>
          </table:table-cell>
          <table:table-cell table:formula="of:==IF(ISBLANK([.$C308]);&quot;&quot;;FIND([.S$3];[.$C308]))">
            <text:p/>
          </table:table-cell>
          <table:table-cell table:formula="of:=IF(ISBLANK([.C308]);&quot;&quot;;MID([.C308];[.M308]+LEN([.$M$3]);[.N308]-[.M308]-LEN([.$M$3])))">
            <text:p/>
          </table:table-cell>
          <table:table-cell table:formula="of:=IF(NOT(ISERROR([.O308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8]);&quot;&quot;;AND(NOT(ISERROR([.$P308]));ISERROR([.$Q308]);ISERROR([.$R308]);ISERROR([.$S308])))">
            <text:p/>
          </table:table-cell>
          <table:table-cell table:style-name="ce12" table:formula="of:=IF(ISBLANK([.$C308]);&quot;&quot;;AND((ISERROR([.$P308]));ISERROR([.$Q308]);NOT(ISERROR([.$R308]));ISERROR([.$S308])))">
            <text:p/>
          </table:table-cell>
          <table:table-cell table:style-name="ce12" table:formula="of:=IF(ISBLANK([.$C308]);&quot;&quot;;AND(NOT(ISERROR([.$S308]))))">
            <text:p/>
          </table:table-cell>
          <table:table-cell table:style-name="ce12" table:formula="of:=IF(ISBLANK([.$C308]);&quot;&quot;;AND(NOT(ISERROR([.$Q308]))))">
            <text:p/>
          </table:table-cell>
          <table:table-cell table:formula="of:=IF(ISBLANK([.C308]);&quot;&quot;;IF([.W308];&quot;java.lang.Long&quot;;IF([.X308];&quot;java.lang.String&quot;;IF([.Y308];&quot;java.lang.Double&quot;;IF([.Z308];&quot;java.math.BigDecimal&quot;;&quot;none&quot;)))))">
            <text:p/>
          </table:table-cell>
          <table:table-cell/>
          <table:table-cell table:style-name="ce16" table:formula="of:=IF(ISBLANK([.B308]);&quot;&quot;;IF(ISERR([.G308]);&quot;&lt;/obj-entity&gt;&quot;;CONCATENATE([.$I$2];[.G308];[.$J$2];[.G308];[.$K$2])))">
            <text:p/>
          </table:table-cell>
          <table:table-cell table:formula="of:=IF(ISBLANK([.C308]);&quot;&quot;;CONCATENATE([.$U$3];[.T308];[.$V$3];[.AA308];[.$AD$3];[.T308];[.U308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09]);&quot;&quot;;IF(ISERR([.G309]);&quot;&lt;/obj-entity&gt;&quot;;CONCATENATE([.$I$2];[.G309];[.$J$2];[.G309];[.$K$2])))">
            <text:p/>
          </table:table-cell>
          <table:table-cell table:number-columns-repeated="3"/>
          <table:table-cell table:formula="of:==IF(ISBLANK([.$C309]);&quot;&quot;;FIND([.M$3];[.$C309]))">
            <text:p/>
          </table:table-cell>
          <table:table-cell table:formula="of:==IF(ISBLANK([.$C309]);&quot;&quot;;FIND([.N$3];[.$C309]))">
            <text:p/>
          </table:table-cell>
          <table:table-cell table:formula="of:==IF(ISBLANK([.$C309]);&quot;&quot;;FIND([.O$3];[.$C309]))">
            <text:p/>
          </table:table-cell>
          <table:table-cell table:formula="of:==IF(ISBLANK([.$C309]);&quot;&quot;;FIND([.P$3];[.$C309]))">
            <text:p/>
          </table:table-cell>
          <table:table-cell table:formula="of:==IF(ISBLANK([.$C309]);&quot;&quot;;FIND([.Q$3];[.$C309]))">
            <text:p/>
          </table:table-cell>
          <table:table-cell table:formula="of:==IF(ISBLANK([.$C309]);&quot;&quot;;FIND([.R$3];[.$C309]))">
            <text:p/>
          </table:table-cell>
          <table:table-cell table:formula="of:==IF(ISBLANK([.$C309]);&quot;&quot;;FIND([.S$3];[.$C309]))">
            <text:p/>
          </table:table-cell>
          <table:table-cell table:formula="of:=IF(ISBLANK([.C309]);&quot;&quot;;MID([.C309];[.M309]+LEN([.$M$3]);[.N309]-[.M309]-LEN([.$M$3])))">
            <text:p/>
          </table:table-cell>
          <table:table-cell table:formula="of:=IF(NOT(ISERROR([.O309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09]);&quot;&quot;;AND(NOT(ISERROR([.$P309]));ISERROR([.$Q309]);ISERROR([.$R309]);ISERROR([.$S309])))">
            <text:p/>
          </table:table-cell>
          <table:table-cell table:style-name="ce12" table:formula="of:=IF(ISBLANK([.$C309]);&quot;&quot;;AND((ISERROR([.$P309]));ISERROR([.$Q309]);NOT(ISERROR([.$R309]));ISERROR([.$S309])))">
            <text:p/>
          </table:table-cell>
          <table:table-cell table:style-name="ce12" table:formula="of:=IF(ISBLANK([.$C309]);&quot;&quot;;AND(NOT(ISERROR([.$S309]))))">
            <text:p/>
          </table:table-cell>
          <table:table-cell table:style-name="ce12" table:formula="of:=IF(ISBLANK([.$C309]);&quot;&quot;;AND(NOT(ISERROR([.$Q309]))))">
            <text:p/>
          </table:table-cell>
          <table:table-cell table:formula="of:=IF(ISBLANK([.C309]);&quot;&quot;;IF([.W309];&quot;java.lang.Long&quot;;IF([.X309];&quot;java.lang.String&quot;;IF([.Y309];&quot;java.lang.Double&quot;;IF([.Z309];&quot;java.math.BigDecimal&quot;;&quot;none&quot;)))))">
            <text:p/>
          </table:table-cell>
          <table:table-cell/>
          <table:table-cell table:style-name="ce16" table:formula="of:=IF(ISBLANK([.B309]);&quot;&quot;;IF(ISERR([.G309]);&quot;&lt;/obj-entity&gt;&quot;;CONCATENATE([.$I$2];[.G309];[.$J$2];[.G309];[.$K$2])))">
            <text:p/>
          </table:table-cell>
          <table:table-cell table:formula="of:=IF(ISBLANK([.C309]);&quot;&quot;;CONCATENATE([.$U$3];[.T309];[.$V$3];[.AA309];[.$AD$3];[.T309];[.U309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0]);&quot;&quot;;IF(ISERR([.G310]);&quot;&lt;/obj-entity&gt;&quot;;CONCATENATE([.$I$2];[.G310];[.$J$2];[.G310];[.$K$2])))">
            <text:p/>
          </table:table-cell>
          <table:table-cell table:number-columns-repeated="3"/>
          <table:table-cell table:formula="of:==IF(ISBLANK([.$C310]);&quot;&quot;;FIND([.M$3];[.$C310]))">
            <text:p/>
          </table:table-cell>
          <table:table-cell table:formula="of:==IF(ISBLANK([.$C310]);&quot;&quot;;FIND([.N$3];[.$C310]))">
            <text:p/>
          </table:table-cell>
          <table:table-cell table:formula="of:==IF(ISBLANK([.$C310]);&quot;&quot;;FIND([.O$3];[.$C310]))">
            <text:p/>
          </table:table-cell>
          <table:table-cell table:formula="of:==IF(ISBLANK([.$C310]);&quot;&quot;;FIND([.P$3];[.$C310]))">
            <text:p/>
          </table:table-cell>
          <table:table-cell table:formula="of:==IF(ISBLANK([.$C310]);&quot;&quot;;FIND([.Q$3];[.$C310]))">
            <text:p/>
          </table:table-cell>
          <table:table-cell table:formula="of:==IF(ISBLANK([.$C310]);&quot;&quot;;FIND([.R$3];[.$C310]))">
            <text:p/>
          </table:table-cell>
          <table:table-cell table:formula="of:==IF(ISBLANK([.$C310]);&quot;&quot;;FIND([.S$3];[.$C310]))">
            <text:p/>
          </table:table-cell>
          <table:table-cell table:formula="of:=IF(ISBLANK([.C310]);&quot;&quot;;MID([.C310];[.M310]+LEN([.$M$3]);[.N310]-[.M310]-LEN([.$M$3])))">
            <text:p/>
          </table:table-cell>
          <table:table-cell table:formula="of:=IF(NOT(ISERROR([.O310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0]);&quot;&quot;;AND(NOT(ISERROR([.$P310]));ISERROR([.$Q310]);ISERROR([.$R310]);ISERROR([.$S310])))">
            <text:p/>
          </table:table-cell>
          <table:table-cell table:style-name="ce12" table:formula="of:=IF(ISBLANK([.$C310]);&quot;&quot;;AND((ISERROR([.$P310]));ISERROR([.$Q310]);NOT(ISERROR([.$R310]));ISERROR([.$S310])))">
            <text:p/>
          </table:table-cell>
          <table:table-cell table:style-name="ce12" table:formula="of:=IF(ISBLANK([.$C310]);&quot;&quot;;AND(NOT(ISERROR([.$S310]))))">
            <text:p/>
          </table:table-cell>
          <table:table-cell table:style-name="ce12" table:formula="of:=IF(ISBLANK([.$C310]);&quot;&quot;;AND(NOT(ISERROR([.$Q310]))))">
            <text:p/>
          </table:table-cell>
          <table:table-cell table:formula="of:=IF(ISBLANK([.C310]);&quot;&quot;;IF([.W310];&quot;java.lang.Long&quot;;IF([.X310];&quot;java.lang.String&quot;;IF([.Y310];&quot;java.lang.Double&quot;;IF([.Z310];&quot;java.math.BigDecimal&quot;;&quot;none&quot;)))))">
            <text:p/>
          </table:table-cell>
          <table:table-cell/>
          <table:table-cell table:style-name="ce16" table:formula="of:=IF(ISBLANK([.B310]);&quot;&quot;;IF(ISERR([.G310]);&quot;&lt;/obj-entity&gt;&quot;;CONCATENATE([.$I$2];[.G310];[.$J$2];[.G310];[.$K$2])))">
            <text:p/>
          </table:table-cell>
          <table:table-cell table:formula="of:=IF(ISBLANK([.C310]);&quot;&quot;;CONCATENATE([.$U$3];[.T310];[.$V$3];[.AA310];[.$AD$3];[.T310];[.U310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1]);&quot;&quot;;IF(ISERR([.G311]);&quot;&lt;/obj-entity&gt;&quot;;CONCATENATE([.$I$2];[.G311];[.$J$2];[.G311];[.$K$2])))">
            <text:p/>
          </table:table-cell>
          <table:table-cell table:number-columns-repeated="3"/>
          <table:table-cell table:formula="of:==IF(ISBLANK([.$C311]);&quot;&quot;;FIND([.M$3];[.$C311]))">
            <text:p/>
          </table:table-cell>
          <table:table-cell table:formula="of:==IF(ISBLANK([.$C311]);&quot;&quot;;FIND([.N$3];[.$C311]))">
            <text:p/>
          </table:table-cell>
          <table:table-cell table:formula="of:==IF(ISBLANK([.$C311]);&quot;&quot;;FIND([.O$3];[.$C311]))">
            <text:p/>
          </table:table-cell>
          <table:table-cell table:formula="of:==IF(ISBLANK([.$C311]);&quot;&quot;;FIND([.P$3];[.$C311]))">
            <text:p/>
          </table:table-cell>
          <table:table-cell table:formula="of:==IF(ISBLANK([.$C311]);&quot;&quot;;FIND([.Q$3];[.$C311]))">
            <text:p/>
          </table:table-cell>
          <table:table-cell table:formula="of:==IF(ISBLANK([.$C311]);&quot;&quot;;FIND([.R$3];[.$C311]))">
            <text:p/>
          </table:table-cell>
          <table:table-cell table:formula="of:==IF(ISBLANK([.$C311]);&quot;&quot;;FIND([.S$3];[.$C311]))">
            <text:p/>
          </table:table-cell>
          <table:table-cell table:formula="of:=IF(ISBLANK([.C311]);&quot;&quot;;MID([.C311];[.M311]+LEN([.$M$3]);[.N311]-[.M311]-LEN([.$M$3])))">
            <text:p/>
          </table:table-cell>
          <table:table-cell table:formula="of:=IF(NOT(ISERROR([.O311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1]);&quot;&quot;;AND(NOT(ISERROR([.$P311]));ISERROR([.$Q311]);ISERROR([.$R311]);ISERROR([.$S311])))">
            <text:p/>
          </table:table-cell>
          <table:table-cell table:style-name="ce12" table:formula="of:=IF(ISBLANK([.$C311]);&quot;&quot;;AND((ISERROR([.$P311]));ISERROR([.$Q311]);NOT(ISERROR([.$R311]));ISERROR([.$S311])))">
            <text:p/>
          </table:table-cell>
          <table:table-cell table:style-name="ce12" table:formula="of:=IF(ISBLANK([.$C311]);&quot;&quot;;AND(NOT(ISERROR([.$S311]))))">
            <text:p/>
          </table:table-cell>
          <table:table-cell table:style-name="ce12" table:formula="of:=IF(ISBLANK([.$C311]);&quot;&quot;;AND(NOT(ISERROR([.$Q311]))))">
            <text:p/>
          </table:table-cell>
          <table:table-cell table:formula="of:=IF(ISBLANK([.C311]);&quot;&quot;;IF([.W311];&quot;java.lang.Long&quot;;IF([.X311];&quot;java.lang.String&quot;;IF([.Y311];&quot;java.lang.Double&quot;;IF([.Z311];&quot;java.math.BigDecimal&quot;;&quot;none&quot;)))))">
            <text:p/>
          </table:table-cell>
          <table:table-cell/>
          <table:table-cell table:style-name="ce16" table:formula="of:=IF(ISBLANK([.B311]);&quot;&quot;;IF(ISERR([.G311]);&quot;&lt;/obj-entity&gt;&quot;;CONCATENATE([.$I$2];[.G311];[.$J$2];[.G311];[.$K$2])))">
            <text:p/>
          </table:table-cell>
          <table:table-cell table:formula="of:=IF(ISBLANK([.C311]);&quot;&quot;;CONCATENATE([.$U$3];[.T311];[.$V$3];[.AA311];[.$AD$3];[.T311];[.U311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2]);&quot;&quot;;IF(ISERR([.G312]);&quot;&lt;/obj-entity&gt;&quot;;CONCATENATE([.$I$2];[.G312];[.$J$2];[.G312];[.$K$2])))">
            <text:p/>
          </table:table-cell>
          <table:table-cell table:number-columns-repeated="3"/>
          <table:table-cell table:formula="of:==IF(ISBLANK([.$C312]);&quot;&quot;;FIND([.M$3];[.$C312]))">
            <text:p/>
          </table:table-cell>
          <table:table-cell table:formula="of:==IF(ISBLANK([.$C312]);&quot;&quot;;FIND([.N$3];[.$C312]))">
            <text:p/>
          </table:table-cell>
          <table:table-cell table:formula="of:==IF(ISBLANK([.$C312]);&quot;&quot;;FIND([.O$3];[.$C312]))">
            <text:p/>
          </table:table-cell>
          <table:table-cell table:formula="of:==IF(ISBLANK([.$C312]);&quot;&quot;;FIND([.P$3];[.$C312]))">
            <text:p/>
          </table:table-cell>
          <table:table-cell table:formula="of:==IF(ISBLANK([.$C312]);&quot;&quot;;FIND([.Q$3];[.$C312]))">
            <text:p/>
          </table:table-cell>
          <table:table-cell table:formula="of:==IF(ISBLANK([.$C312]);&quot;&quot;;FIND([.R$3];[.$C312]))">
            <text:p/>
          </table:table-cell>
          <table:table-cell table:formula="of:==IF(ISBLANK([.$C312]);&quot;&quot;;FIND([.S$3];[.$C312]))">
            <text:p/>
          </table:table-cell>
          <table:table-cell table:formula="of:=IF(ISBLANK([.C312]);&quot;&quot;;MID([.C312];[.M312]+LEN([.$M$3]);[.N312]-[.M312]-LEN([.$M$3])))">
            <text:p/>
          </table:table-cell>
          <table:table-cell table:formula="of:=IF(NOT(ISERROR([.O312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2]);&quot;&quot;;AND(NOT(ISERROR([.$P312]));ISERROR([.$Q312]);ISERROR([.$R312]);ISERROR([.$S312])))">
            <text:p/>
          </table:table-cell>
          <table:table-cell table:style-name="ce12" table:formula="of:=IF(ISBLANK([.$C312]);&quot;&quot;;AND((ISERROR([.$P312]));ISERROR([.$Q312]);NOT(ISERROR([.$R312]));ISERROR([.$S312])))">
            <text:p/>
          </table:table-cell>
          <table:table-cell table:style-name="ce12" table:formula="of:=IF(ISBLANK([.$C312]);&quot;&quot;;AND(NOT(ISERROR([.$S312]))))">
            <text:p/>
          </table:table-cell>
          <table:table-cell table:style-name="ce12" table:formula="of:=IF(ISBLANK([.$C312]);&quot;&quot;;AND(NOT(ISERROR([.$Q312]))))">
            <text:p/>
          </table:table-cell>
          <table:table-cell table:formula="of:=IF(ISBLANK([.C312]);&quot;&quot;;IF([.W312];&quot;java.lang.Long&quot;;IF([.X312];&quot;java.lang.String&quot;;IF([.Y312];&quot;java.lang.Double&quot;;IF([.Z312];&quot;java.math.BigDecimal&quot;;&quot;none&quot;)))))">
            <text:p/>
          </table:table-cell>
          <table:table-cell/>
          <table:table-cell table:style-name="ce16" table:formula="of:=IF(ISBLANK([.B312]);&quot;&quot;;IF(ISERR([.G312]);&quot;&lt;/obj-entity&gt;&quot;;CONCATENATE([.$I$2];[.G312];[.$J$2];[.G312];[.$K$2])))">
            <text:p/>
          </table:table-cell>
          <table:table-cell table:formula="of:=IF(ISBLANK([.C312]);&quot;&quot;;CONCATENATE([.$U$3];[.T312];[.$V$3];[.AA312];[.$AD$3];[.T312];[.U312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3]);&quot;&quot;;IF(ISERR([.G313]);&quot;&lt;/obj-entity&gt;&quot;;CONCATENATE([.$I$2];[.G313];[.$J$2];[.G313];[.$K$2])))">
            <text:p/>
          </table:table-cell>
          <table:table-cell table:number-columns-repeated="3"/>
          <table:table-cell table:formula="of:==IF(ISBLANK([.$C313]);&quot;&quot;;FIND([.M$3];[.$C313]))">
            <text:p/>
          </table:table-cell>
          <table:table-cell table:formula="of:==IF(ISBLANK([.$C313]);&quot;&quot;;FIND([.N$3];[.$C313]))">
            <text:p/>
          </table:table-cell>
          <table:table-cell table:formula="of:==IF(ISBLANK([.$C313]);&quot;&quot;;FIND([.O$3];[.$C313]))">
            <text:p/>
          </table:table-cell>
          <table:table-cell table:formula="of:==IF(ISBLANK([.$C313]);&quot;&quot;;FIND([.P$3];[.$C313]))">
            <text:p/>
          </table:table-cell>
          <table:table-cell table:formula="of:==IF(ISBLANK([.$C313]);&quot;&quot;;FIND([.Q$3];[.$C313]))">
            <text:p/>
          </table:table-cell>
          <table:table-cell table:formula="of:==IF(ISBLANK([.$C313]);&quot;&quot;;FIND([.R$3];[.$C313]))">
            <text:p/>
          </table:table-cell>
          <table:table-cell table:formula="of:==IF(ISBLANK([.$C313]);&quot;&quot;;FIND([.S$3];[.$C313]))">
            <text:p/>
          </table:table-cell>
          <table:table-cell table:formula="of:=IF(ISBLANK([.C313]);&quot;&quot;;MID([.C313];[.M313]+LEN([.$M$3]);[.N313]-[.M313]-LEN([.$M$3])))">
            <text:p/>
          </table:table-cell>
          <table:table-cell table:formula="of:=IF(NOT(ISERROR([.O313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3]);&quot;&quot;;AND(NOT(ISERROR([.$P313]));ISERROR([.$Q313]);ISERROR([.$R313]);ISERROR([.$S313])))">
            <text:p/>
          </table:table-cell>
          <table:table-cell table:style-name="ce12" table:formula="of:=IF(ISBLANK([.$C313]);&quot;&quot;;AND((ISERROR([.$P313]));ISERROR([.$Q313]);NOT(ISERROR([.$R313]));ISERROR([.$S313])))">
            <text:p/>
          </table:table-cell>
          <table:table-cell table:style-name="ce12" table:formula="of:=IF(ISBLANK([.$C313]);&quot;&quot;;AND(NOT(ISERROR([.$S313]))))">
            <text:p/>
          </table:table-cell>
          <table:table-cell table:style-name="ce12" table:formula="of:=IF(ISBLANK([.$C313]);&quot;&quot;;AND(NOT(ISERROR([.$Q313]))))">
            <text:p/>
          </table:table-cell>
          <table:table-cell table:formula="of:=IF(ISBLANK([.C313]);&quot;&quot;;IF([.W313];&quot;java.lang.Long&quot;;IF([.X313];&quot;java.lang.String&quot;;IF([.Y313];&quot;java.lang.Double&quot;;IF([.Z313];&quot;java.math.BigDecimal&quot;;&quot;none&quot;)))))">
            <text:p/>
          </table:table-cell>
          <table:table-cell/>
          <table:table-cell table:style-name="ce16" table:formula="of:=IF(ISBLANK([.B313]);&quot;&quot;;IF(ISERR([.G313]);&quot;&lt;/obj-entity&gt;&quot;;CONCATENATE([.$I$2];[.G313];[.$J$2];[.G313];[.$K$2])))">
            <text:p/>
          </table:table-cell>
          <table:table-cell table:formula="of:=IF(ISBLANK([.C313]);&quot;&quot;;CONCATENATE([.$U$3];[.T313];[.$V$3];[.AA313];[.$AD$3];[.T313];[.U313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4]);&quot;&quot;;IF(ISERR([.G314]);&quot;&lt;/obj-entity&gt;&quot;;CONCATENATE([.$I$2];[.G314];[.$J$2];[.G314];[.$K$2])))">
            <text:p/>
          </table:table-cell>
          <table:table-cell table:number-columns-repeated="3"/>
          <table:table-cell table:formula="of:==IF(ISBLANK([.$C314]);&quot;&quot;;FIND([.M$3];[.$C314]))">
            <text:p/>
          </table:table-cell>
          <table:table-cell table:formula="of:==IF(ISBLANK([.$C314]);&quot;&quot;;FIND([.N$3];[.$C314]))">
            <text:p/>
          </table:table-cell>
          <table:table-cell table:formula="of:==IF(ISBLANK([.$C314]);&quot;&quot;;FIND([.O$3];[.$C314]))">
            <text:p/>
          </table:table-cell>
          <table:table-cell table:formula="of:==IF(ISBLANK([.$C314]);&quot;&quot;;FIND([.P$3];[.$C314]))">
            <text:p/>
          </table:table-cell>
          <table:table-cell table:formula="of:==IF(ISBLANK([.$C314]);&quot;&quot;;FIND([.Q$3];[.$C314]))">
            <text:p/>
          </table:table-cell>
          <table:table-cell table:formula="of:==IF(ISBLANK([.$C314]);&quot;&quot;;FIND([.R$3];[.$C314]))">
            <text:p/>
          </table:table-cell>
          <table:table-cell table:formula="of:==IF(ISBLANK([.$C314]);&quot;&quot;;FIND([.S$3];[.$C314]))">
            <text:p/>
          </table:table-cell>
          <table:table-cell table:formula="of:=IF(ISBLANK([.C314]);&quot;&quot;;MID([.C314];[.M314]+LEN([.$M$3]);[.N314]-[.M314]-LEN([.$M$3])))">
            <text:p/>
          </table:table-cell>
          <table:table-cell table:formula="of:=IF(NOT(ISERROR([.O314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4]);&quot;&quot;;AND(NOT(ISERROR([.$P314]));ISERROR([.$Q314]);ISERROR([.$R314]);ISERROR([.$S314])))">
            <text:p/>
          </table:table-cell>
          <table:table-cell table:style-name="ce12" table:formula="of:=IF(ISBLANK([.$C314]);&quot;&quot;;AND((ISERROR([.$P314]));ISERROR([.$Q314]);NOT(ISERROR([.$R314]));ISERROR([.$S314])))">
            <text:p/>
          </table:table-cell>
          <table:table-cell table:style-name="ce12" table:formula="of:=IF(ISBLANK([.$C314]);&quot;&quot;;AND(NOT(ISERROR([.$S314]))))">
            <text:p/>
          </table:table-cell>
          <table:table-cell table:style-name="ce12" table:formula="of:=IF(ISBLANK([.$C314]);&quot;&quot;;AND(NOT(ISERROR([.$Q314]))))">
            <text:p/>
          </table:table-cell>
          <table:table-cell table:formula="of:=IF(ISBLANK([.C314]);&quot;&quot;;IF([.W314];&quot;java.lang.Long&quot;;IF([.X314];&quot;java.lang.String&quot;;IF([.Y314];&quot;java.lang.Double&quot;;IF([.Z314];&quot;java.math.BigDecimal&quot;;&quot;none&quot;)))))">
            <text:p/>
          </table:table-cell>
          <table:table-cell/>
          <table:table-cell table:style-name="ce16" table:formula="of:=IF(ISBLANK([.B314]);&quot;&quot;;IF(ISERR([.G314]);&quot;&lt;/obj-entity&gt;&quot;;CONCATENATE([.$I$2];[.G314];[.$J$2];[.G314];[.$K$2])))">
            <text:p/>
          </table:table-cell>
          <table:table-cell table:formula="of:=IF(ISBLANK([.C314]);&quot;&quot;;CONCATENATE([.$U$3];[.T314];[.$V$3];[.AA314];[.$AD$3];[.T314];[.U314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5]);&quot;&quot;;IF(ISERR([.G315]);&quot;&lt;/obj-entity&gt;&quot;;CONCATENATE([.$I$2];[.G315];[.$J$2];[.G315];[.$K$2])))">
            <text:p/>
          </table:table-cell>
          <table:table-cell table:number-columns-repeated="3"/>
          <table:table-cell table:formula="of:==IF(ISBLANK([.$C315]);&quot;&quot;;FIND([.M$3];[.$C315]))">
            <text:p/>
          </table:table-cell>
          <table:table-cell table:formula="of:==IF(ISBLANK([.$C315]);&quot;&quot;;FIND([.N$3];[.$C315]))">
            <text:p/>
          </table:table-cell>
          <table:table-cell table:formula="of:==IF(ISBLANK([.$C315]);&quot;&quot;;FIND([.O$3];[.$C315]))">
            <text:p/>
          </table:table-cell>
          <table:table-cell table:formula="of:==IF(ISBLANK([.$C315]);&quot;&quot;;FIND([.P$3];[.$C315]))">
            <text:p/>
          </table:table-cell>
          <table:table-cell table:formula="of:==IF(ISBLANK([.$C315]);&quot;&quot;;FIND([.Q$3];[.$C315]))">
            <text:p/>
          </table:table-cell>
          <table:table-cell table:formula="of:==IF(ISBLANK([.$C315]);&quot;&quot;;FIND([.R$3];[.$C315]))">
            <text:p/>
          </table:table-cell>
          <table:table-cell table:formula="of:==IF(ISBLANK([.$C315]);&quot;&quot;;FIND([.S$3];[.$C315]))">
            <text:p/>
          </table:table-cell>
          <table:table-cell table:formula="of:=IF(ISBLANK([.C315]);&quot;&quot;;MID([.C315];[.M315]+LEN([.$M$3]);[.N315]-[.M315]-LEN([.$M$3])))">
            <text:p/>
          </table:table-cell>
          <table:table-cell table:formula="of:=IF(NOT(ISERROR([.O315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5]);&quot;&quot;;AND(NOT(ISERROR([.$P315]));ISERROR([.$Q315]);ISERROR([.$R315]);ISERROR([.$S315])))">
            <text:p/>
          </table:table-cell>
          <table:table-cell table:style-name="ce12" table:formula="of:=IF(ISBLANK([.$C315]);&quot;&quot;;AND((ISERROR([.$P315]));ISERROR([.$Q315]);NOT(ISERROR([.$R315]));ISERROR([.$S315])))">
            <text:p/>
          </table:table-cell>
          <table:table-cell table:style-name="ce12" table:formula="of:=IF(ISBLANK([.$C315]);&quot;&quot;;AND(NOT(ISERROR([.$S315]))))">
            <text:p/>
          </table:table-cell>
          <table:table-cell table:style-name="ce12" table:formula="of:=IF(ISBLANK([.$C315]);&quot;&quot;;AND(NOT(ISERROR([.$Q315]))))">
            <text:p/>
          </table:table-cell>
          <table:table-cell table:formula="of:=IF(ISBLANK([.C315]);&quot;&quot;;IF([.W315];&quot;java.lang.Long&quot;;IF([.X315];&quot;java.lang.String&quot;;IF([.Y315];&quot;java.lang.Double&quot;;IF([.Z315];&quot;java.math.BigDecimal&quot;;&quot;none&quot;)))))">
            <text:p/>
          </table:table-cell>
          <table:table-cell/>
          <table:table-cell table:style-name="ce16" table:formula="of:=IF(ISBLANK([.B315]);&quot;&quot;;IF(ISERR([.G315]);&quot;&lt;/obj-entity&gt;&quot;;CONCATENATE([.$I$2];[.G315];[.$J$2];[.G315];[.$K$2])))">
            <text:p/>
          </table:table-cell>
          <table:table-cell table:formula="of:=IF(ISBLANK([.C315]);&quot;&quot;;CONCATENATE([.$U$3];[.T315];[.$V$3];[.AA315];[.$AD$3];[.T315];[.U315];[.$AF$3]))">
            <text:p/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9" table:formula="of:=IF(ISBLANK([.B316]);&quot;&quot;;IF(ISERR([.G316]);&quot;&lt;/obj-entity&gt;&quot;;CONCATENATE([.$I$2];[.G316];[.$J$2];[.G316];[.$K$2])))">
            <text:p/>
          </table:table-cell>
          <table:table-cell table:number-columns-repeated="3"/>
          <table:table-cell table:formula="of:==IF(ISBLANK([.$C316]);&quot;&quot;;FIND([.M$3];[.$C316]))">
            <text:p/>
          </table:table-cell>
          <table:table-cell table:formula="of:==IF(ISBLANK([.$C316]);&quot;&quot;;FIND([.N$3];[.$C316]))">
            <text:p/>
          </table:table-cell>
          <table:table-cell table:formula="of:==IF(ISBLANK([.$C316]);&quot;&quot;;FIND([.O$3];[.$C316]))">
            <text:p/>
          </table:table-cell>
          <table:table-cell table:formula="of:==IF(ISBLANK([.$C316]);&quot;&quot;;FIND([.P$3];[.$C316]))">
            <text:p/>
          </table:table-cell>
          <table:table-cell table:formula="of:==IF(ISBLANK([.$C316]);&quot;&quot;;FIND([.Q$3];[.$C316]))">
            <text:p/>
          </table:table-cell>
          <table:table-cell table:formula="of:==IF(ISBLANK([.$C316]);&quot;&quot;;FIND([.R$3];[.$C316]))">
            <text:p/>
          </table:table-cell>
          <table:table-cell table:formula="of:==IF(ISBLANK([.$C316]);&quot;&quot;;FIND([.S$3];[.$C316]))">
            <text:p/>
          </table:table-cell>
          <table:table-cell table:formula="of:=IF(ISBLANK([.C316]);&quot;&quot;;MID([.C316];[.M316]+LEN([.$M$3]);[.N316]-[.M316]-LEN([.$M$3])))">
            <text:p/>
          </table:table-cell>
          <table:table-cell table:formula="of:=IF(NOT(ISERROR([.O316]));[.$AE$3];[.$AG$3])" office:value-type="string" office:string-value="&quot; requiredInsert=&quot;true&quot; requiredUpdate=&quot;true&quot; requiredDelete=&quot;true&quot; " calcext:value-type="string">
            <text:p>" requiredInsert="true" requiredUpdate="true" requiredDelete="true" </text:p>
          </table:table-cell>
          <table:table-cell/>
          <table:table-cell table:style-name="ce12" table:formula="of:=IF(ISBLANK([.$C316]);&quot;&quot;;AND(NOT(ISERROR([.$P316]));ISERROR([.$Q316]);ISERROR([.$R316]);ISERROR([.$S316])))">
            <text:p/>
          </table:table-cell>
          <table:table-cell table:style-name="ce12" table:formula="of:=IF(ISBLANK([.$C316]);&quot;&quot;;AND((ISERROR([.$P316]));ISERROR([.$Q316]);NOT(ISERROR([.$R316]));ISERROR([.$S316])))">
            <text:p/>
          </table:table-cell>
          <table:table-cell table:style-name="ce12" table:formula="of:=IF(ISBLANK([.$C316]);&quot;&quot;;AND(NOT(ISERROR([.$S316]))))">
            <text:p/>
          </table:table-cell>
          <table:table-cell table:style-name="ce12" table:formula="of:=IF(ISBLANK([.$C316]);&quot;&quot;;AND(NOT(ISERROR([.$Q316]))))">
            <text:p/>
          </table:table-cell>
          <table:table-cell table:formula="of:=IF(ISBLANK([.C316]);&quot;&quot;;IF([.W316];&quot;java.lang.Long&quot;;IF([.X316];&quot;java.lang.String&quot;;IF([.Y316];&quot;java.lang.Double&quot;;IF([.Z316];&quot;java.math.BigDecimal&quot;;&quot;none&quot;)))))">
            <text:p/>
          </table:table-cell>
          <table:table-cell/>
          <table:table-cell table:style-name="ce16" table:formula="of:=IF(ISBLANK([.B316]);&quot;&quot;;IF(ISERR([.G316]);&quot;&lt;/obj-entity&gt;&quot;;CONCATENATE([.$I$2];[.G316];[.$J$2];[.G316];[.$K$2])))">
            <text:p/>
          </table:table-cell>
          <table:table-cell table:formula="of:=IF(ISBLANK([.C316]);&quot;&quot;;CONCATENATE([.$U$3];[.T316];[.$V$3];[.AA316];[.$AD$3];[.T316];[.U316];[.$AF$3]))">
            <text:p/>
          </table:table-cell>
          <table:table-cell table:number-columns-repeated="18"/>
        </table:table-row>
        <table:table-row table:style-name="ro1" table:number-rows-repeated="1048259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 style:data-style-name="N2" text:time-value="11:14:52.77744316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6:23:35.319446078</meta:creation-date>
    <meta:editing-duration>PT53M48S</meta:editing-duration>
    <meta:editing-cycles>9</meta:editing-cycles>
    <meta:generator>LibreOffice/5.1.6.2$Linux_X86_64 LibreOffice_project/10m0$Build-2</meta:generator>
    <dc:date>2017-06-20T13:10:58.946113873</dc:date>
    <meta:document-statistic meta:table-count="2" meta:cell-count="6734" meta:object-count="0"/>
  </office:meta>
</office:document-meta>
</file>